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15.999cm" svg:height="8.999cm" svg:x="10.831cm" svg:y="7.405cm">
            <draw:object draw:notify-on-update-of-ranges="Sheet1.E2:Sheet1.E13 Sheet1.G2:Sheet1.G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losc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ok</text:p>
          </table:table-cell>
          <table:table-cell office:value-type="string" calcext:value-type="string">
            <text:p>miesia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iesiące</text:p>
          </table:table-cell>
          <table:table-cell office:value-type="string" calcext:value-type="string">
            <text:p>sumy w miesiacach</text:p>
          </table:table-cell>
          <table:table-cell/>
          <table:table-cell office:value-type="string" calcext:value-type="string">
            <text:p>lata</text:p>
          </table:table-cell>
          <table:table-cell office:value-type="string" calcext:value-type="string">
            <text:p>sumy w latach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date" office:date-value="2008-01-01" calcext:value-type="date">
            <text:p>1.01.2008</text:p>
          </table:table-cell>
          <table:table-cell table:formula="of:=YEAR([.B2])" office:value-type="float" office:value="2008" calcext:value-type="float">
            <text:p>2008</text:p>
          </table:table-cell>
          <table:table-cell table:formula="of:=MONTH([.B2])" office:value-type="float" office:value="1" calcext:value-type="float">
            <text:p>1</text:p>
          </table:table-cell>
          <table:table-cell office:value-type="string" calcext:value-type="string">
            <text:p>styczeń</text:p>
          </table:table-cell>
          <table:table-cell office:value-type="float" office:value="1" calcext:value-type="float">
            <text:p>1</text:p>
          </table:table-cell>
          <table:table-cell table:formula="of:=SUMIF([.$D$2:.$D$367];[.F2];[.$A$2:.$A$367])" office:value-type="float" office:value="95433" calcext:value-type="float">
            <text:p>95433</text:p>
          </table:table-cell>
          <table:table-cell/>
          <table:table-cell office:value-type="float" office:value="2008" calcext:value-type="float">
            <text:p>2008</text:p>
          </table:table-cell>
          <table:table-cell table:formula="of:=SUMIF([.$C$2:.$C$3701];[.I2];[.$A$2:.$A$3701])" office:value-type="float" office:value="2501291" calcext:value-type="float">
            <text:p>2501291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date" office:date-value="2008-01-02" calcext:value-type="date">
            <text:p>2.01.2008</text:p>
          </table:table-cell>
          <table:table-cell table:formula="of:=YEAR([.B3])" office:value-type="float" office:value="2008" calcext:value-type="float">
            <text:p>2008</text:p>
          </table:table-cell>
          <table:table-cell table:formula="of:=MONTH([.B3])" office:value-type="float" office:value="1" calcext:value-type="float">
            <text:p>1</text:p>
          </table:table-cell>
          <table:table-cell office:value-type="string" calcext:value-type="string">
            <text:p>luty</text:p>
          </table:table-cell>
          <table:table-cell office:value-type="float" office:value="2" calcext:value-type="float">
            <text:p>2</text:p>
          </table:table-cell>
          <table:table-cell table:formula="of:=SUMIF([.$D$2:.$D$367];[.F3];[.$A$2:.$A$367])" office:value-type="float" office:value="94730" calcext:value-type="float">
            <text:p>94730</text:p>
          </table:table-cell>
          <table:table-cell/>
          <table:table-cell office:value-type="float" office:value="2009" calcext:value-type="float">
            <text:p>2009</text:p>
          </table:table-cell>
          <table:table-cell table:formula="of:=SUMIF([.$C$2:.$C$3701];[.I3];[.$A$2:.$A$3701])" office:value-type="float" office:value="2630101" calcext:value-type="float">
            <text:p>2630101</text:p>
          </table:table-cell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date" office:date-value="2008-01-03" calcext:value-type="date">
            <text:p>3.01.2008</text:p>
          </table:table-cell>
          <table:table-cell table:formula="of:=YEAR([.B4])" office:value-type="float" office:value="2008" calcext:value-type="float">
            <text:p>2008</text:p>
          </table:table-cell>
          <table:table-cell table:formula="of:=MONTH([.B4])" office:value-type="float" office:value="1" calcext:value-type="float">
            <text:p>1</text:p>
          </table:table-cell>
          <table:table-cell office:value-type="string" calcext:value-type="string">
            <text:p>marzec</text:p>
          </table:table-cell>
          <table:table-cell office:value-type="float" office:value="3" calcext:value-type="float">
            <text:p>3</text:p>
          </table:table-cell>
          <table:table-cell table:formula="of:=SUMIF([.$D$2:.$D$367];[.F4];[.$A$2:.$A$367])" office:value-type="float" office:value="109439" calcext:value-type="float">
            <text:p>109439</text:p>
          </table:table-cell>
          <table:table-cell/>
          <table:table-cell office:value-type="float" office:value="2010" calcext:value-type="float">
            <text:p>2010</text:p>
          </table:table-cell>
          <table:table-cell table:formula="of:=SUMIF([.$C$2:.$C$3701];[.I4];[.$A$2:.$A$3701])" office:value-type="float" office:value="2649141" calcext:value-type="float">
            <text:p>2649141</text:p>
          </table:table-cell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date" office:date-value="2008-01-04" calcext:value-type="date">
            <text:p>4.01.2008</text:p>
          </table:table-cell>
          <table:table-cell table:formula="of:=YEAR([.B5])" office:value-type="float" office:value="2008" calcext:value-type="float">
            <text:p>2008</text:p>
          </table:table-cell>
          <table:table-cell table:formula="of:=MONTH([.B5])" office:value-type="float" office:value="1" calcext:value-type="float">
            <text:p>1</text:p>
          </table:table-cell>
          <table:table-cell office:value-type="string" calcext:value-type="string">
            <text:p>kwiecień</text:p>
          </table:table-cell>
          <table:table-cell office:value-type="float" office:value="4" calcext:value-type="float">
            <text:p>4</text:p>
          </table:table-cell>
          <table:table-cell table:formula="of:=SUMIF([.$D$2:.$D$367];[.F5];[.$A$2:.$A$367])" office:value-type="float" office:value="632931" calcext:value-type="float">
            <text:p>632931</text:p>
          </table:table-cell>
          <table:table-cell/>
          <table:table-cell office:value-type="float" office:value="2011" calcext:value-type="float">
            <text:p>2011</text:p>
          </table:table-cell>
          <table:table-cell table:formula="of:=SUMIF([.$C$2:.$C$3701];[.I5];[.$A$2:.$A$3701])" office:value-type="float" office:value="3283387" calcext:value-type="float">
            <text:p>3283387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date" office:date-value="2008-01-05" calcext:value-type="date">
            <text:p>5.01.2008</text:p>
          </table:table-cell>
          <table:table-cell table:formula="of:=YEAR([.B6])" office:value-type="float" office:value="2008" calcext:value-type="float">
            <text:p>2008</text:p>
          </table:table-cell>
          <table:table-cell table:formula="of:=MONTH([.B6])" office:value-type="float" office:value="1" calcext:value-type="float">
            <text:p>1</text:p>
          </table:table-cell>
          <table:table-cell office:value-type="string" calcext:value-type="string">
            <text:p>maj</text:p>
          </table:table-cell>
          <table:table-cell office:value-type="float" office:value="5" calcext:value-type="float">
            <text:p>5</text:p>
          </table:table-cell>
          <table:table-cell table:formula="of:=SUMIF([.$D$2:.$D$367];[.F6];[.$A$2:.$A$367])" office:value-type="float" office:value="329203" calcext:value-type="float">
            <text:p>329203</text:p>
          </table:table-cell>
          <table:table-cell/>
          <table:table-cell office:value-type="float" office:value="2012" calcext:value-type="float">
            <text:p>2012</text:p>
          </table:table-cell>
          <table:table-cell table:formula="of:=SUMIF([.$C$2:.$C$3701];[.I6];[.$A$2:.$A$3701])" office:value-type="float" office:value="2924864" calcext:value-type="float">
            <text:p>2924864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date" office:date-value="2008-01-06" calcext:value-type="date">
            <text:p>6.01.2008</text:p>
          </table:table-cell>
          <table:table-cell table:formula="of:=YEAR([.B7])" office:value-type="float" office:value="2008" calcext:value-type="float">
            <text:p>2008</text:p>
          </table:table-cell>
          <table:table-cell table:formula="of:=MONTH([.B7])" office:value-type="float" office:value="1" calcext:value-type="float">
            <text:p>1</text:p>
          </table:table-cell>
          <table:table-cell office:value-type="string" calcext:value-type="string">
            <text:p>czerwiec</text:p>
          </table:table-cell>
          <table:table-cell office:value-type="float" office:value="6" calcext:value-type="float">
            <text:p>6</text:p>
          </table:table-cell>
          <table:table-cell table:formula="of:=SUMIF([.$D$2:.$D$367];[.F7];[.$A$2:.$A$367])" office:value-type="float" office:value="85628" calcext:value-type="float">
            <text:p>85628</text:p>
          </table:table-cell>
          <table:table-cell/>
          <table:table-cell office:value-type="float" office:value="2013" calcext:value-type="float">
            <text:p>2013</text:p>
          </table:table-cell>
          <table:table-cell table:formula="of:=SUMIF([.$C$2:.$C$3701];[.I7];[.$A$2:.$A$3701])" office:value-type="float" office:value="3411689" calcext:value-type="float">
            <text:p>3411689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date" office:date-value="2008-01-07" calcext:value-type="date">
            <text:p>7.01.2008</text:p>
          </table:table-cell>
          <table:table-cell table:formula="of:=YEAR([.B8])" office:value-type="float" office:value="2008" calcext:value-type="float">
            <text:p>2008</text:p>
          </table:table-cell>
          <table:table-cell table:formula="of:=MONTH([.B8])" office:value-type="float" office:value="1" calcext:value-type="float">
            <text:p>1</text:p>
          </table:table-cell>
          <table:table-cell office:value-type="string" calcext:value-type="string">
            <text:p>lipiec</text:p>
          </table:table-cell>
          <table:table-cell office:value-type="float" office:value="7" calcext:value-type="float">
            <text:p>7</text:p>
          </table:table-cell>
          <table:table-cell table:formula="of:=SUMIF([.$D$2:.$D$367];[.F8];[.$A$2:.$A$367])" office:value-type="float" office:value="166597" calcext:value-type="float">
            <text:p>166597</text:p>
          </table:table-cell>
          <table:table-cell/>
          <table:table-cell office:value-type="float" office:value="2014" calcext:value-type="float">
            <text:p>2014</text:p>
          </table:table-cell>
          <table:table-cell table:formula="of:=SUMIF([.$C$2:.$C$3701];[.I8];[.$A$2:.$A$3701])" office:value-type="float" office:value="1982301" calcext:value-type="float">
            <text:p>1982301</text:p>
          </table:table-cell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date" office:date-value="2008-01-08" calcext:value-type="date">
            <text:p>8.01.2008</text:p>
          </table:table-cell>
          <table:table-cell table:formula="of:=YEAR([.B9])" office:value-type="float" office:value="2008" calcext:value-type="float">
            <text:p>2008</text:p>
          </table:table-cell>
          <table:table-cell table:formula="of:=MONTH([.B9])" office:value-type="float" office:value="1" calcext:value-type="float">
            <text:p>1</text:p>
          </table:table-cell>
          <table:table-cell office:value-type="string" calcext:value-type="string">
            <text:p>sierpień</text:p>
          </table:table-cell>
          <table:table-cell office:value-type="float" office:value="8" calcext:value-type="float">
            <text:p>8</text:p>
          </table:table-cell>
          <table:table-cell table:formula="of:=SUMIF([.$D$2:.$D$367];[.F9];[.$A$2:.$A$367])" office:value-type="float" office:value="139747" calcext:value-type="float">
            <text:p>139747</text:p>
          </table:table-cell>
          <table:table-cell/>
          <table:table-cell office:value-type="float" office:value="2015" calcext:value-type="float">
            <text:p>2015</text:p>
          </table:table-cell>
          <table:table-cell table:formula="of:=SUMIF([.$C$2:.$C$3701];[.I9];[.$A$2:.$A$3701])" office:value-type="float" office:value="5364691" calcext:value-type="float">
            <text:p>5364691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date" office:date-value="2008-01-09" calcext:value-type="date">
            <text:p>9.01.2008</text:p>
          </table:table-cell>
          <table:table-cell table:formula="of:=YEAR([.B10])" office:value-type="float" office:value="2008" calcext:value-type="float">
            <text:p>2008</text:p>
          </table:table-cell>
          <table:table-cell table:formula="of:=MONTH([.B10])" office:value-type="float" office:value="1" calcext:value-type="float">
            <text:p>1</text:p>
          </table:table-cell>
          <table:table-cell office:value-type="string" calcext:value-type="string">
            <text:p>wrzesień</text:p>
          </table:table-cell>
          <table:table-cell office:value-type="float" office:value="9" calcext:value-type="float">
            <text:p>9</text:p>
          </table:table-cell>
          <table:table-cell table:formula="of:=SUMIF([.$D$2:.$D$367];[.F10];[.$A$2:.$A$367])" office:value-type="float" office:value="282342" calcext:value-type="float">
            <text:p>282342</text:p>
          </table:table-cell>
          <table:table-cell/>
          <table:table-cell office:value-type="float" office:value="2016" calcext:value-type="float">
            <text:p>2016</text:p>
          </table:table-cell>
          <table:table-cell table:formula="of:=SUMIF([.$C$2:.$C$3701];[.I10];[.$A$2:.$A$3701])" office:value-type="float" office:value="4798161" calcext:value-type="float">
            <text:p>4798161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date" office:date-value="2008-01-10" calcext:value-type="date">
            <text:p>10.01.2008</text:p>
          </table:table-cell>
          <table:table-cell table:formula="of:=YEAR([.B11])" office:value-type="float" office:value="2008" calcext:value-type="float">
            <text:p>2008</text:p>
          </table:table-cell>
          <table:table-cell table:formula="of:=MONTH([.B11])" office:value-type="float" office:value="1" calcext:value-type="float">
            <text:p>1</text:p>
          </table:table-cell>
          <table:table-cell office:value-type="string" calcext:value-type="string">
            <text:p>październik</text:p>
          </table:table-cell>
          <table:table-cell office:value-type="float" office:value="10" calcext:value-type="float">
            <text:p>10</text:p>
          </table:table-cell>
          <table:table-cell table:formula="of:=SUMIF([.$D$2:.$D$367];[.F11];[.$A$2:.$A$367])" office:value-type="float" office:value="170729" calcext:value-type="float">
            <text:p>170729</text:p>
          </table:table-cell>
          <table:table-cell/>
          <table:table-cell office:value-type="float" office:value="2017" calcext:value-type="float">
            <text:p>2017</text:p>
          </table:table-cell>
          <table:table-cell table:formula="of:=SUMIF([.$C$2:.$C$3701];[.I11];[.$A$2:.$A$3701])" office:value-type="float" office:value="1935168" calcext:value-type="float">
            <text:p>1935168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date" office:date-value="2008-01-11" calcext:value-type="date">
            <text:p>11.01.2008</text:p>
          </table:table-cell>
          <table:table-cell table:formula="of:=YEAR([.B12])" office:value-type="float" office:value="2008" calcext:value-type="float">
            <text:p>2008</text:p>
          </table:table-cell>
          <table:table-cell table:formula="of:=MONTH([.B12])" office:value-type="float" office:value="1" calcext:value-type="float">
            <text:p>1</text:p>
          </table:table-cell>
          <table:table-cell office:value-type="string" calcext:value-type="string">
            <text:p>listopad</text:p>
          </table:table-cell>
          <table:table-cell office:value-type="float" office:value="11" calcext:value-type="float">
            <text:p>11</text:p>
          </table:table-cell>
          <table:table-cell table:formula="of:=SUMIF([.$D$2:.$D$367];[.F12];[.$A$2:.$A$367])" office:value-type="float" office:value="222440" calcext:value-type="float">
            <text:p>222440</text:p>
          </table:table-cell>
          <table:table-cell table:number-columns-repeated="3"/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date" office:date-value="2008-01-12" calcext:value-type="date">
            <text:p>12.01.2008</text:p>
          </table:table-cell>
          <table:table-cell table:formula="of:=YEAR([.B13])" office:value-type="float" office:value="2008" calcext:value-type="float">
            <text:p>2008</text:p>
          </table:table-cell>
          <table:table-cell table:formula="of:=MONTH([.B13])" office:value-type="float" office:value="1" calcext:value-type="float">
            <text:p>1</text:p>
          </table:table-cell>
          <table:table-cell office:value-type="string" calcext:value-type="string">
            <text:p>grudzień</text:p>
          </table:table-cell>
          <table:table-cell office:value-type="float" office:value="12" calcext:value-type="float">
            <text:p>12</text:p>
          </table:table-cell>
          <table:table-cell table:formula="of:=SUMIF([.$D$2:.$D$367];[.F13];[.$A$2:.$A$367])" office:value-type="float" office:value="172072" calcext:value-type="float">
            <text:p>172072</text:p>
          </table:table-cell>
          <table:table-cell/>
          <table:table-cell office:value-type="string" calcext:value-type="string">
            <text:p>max:</text:p>
          </table:table-cell>
          <table:table-cell table:formula="of:=MAX([.J2:.J11])" office:value-type="float" office:value="5364691" calcext:value-type="float">
            <text:p>5364691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date" office:date-value="2008-01-13" calcext:value-type="date">
            <text:p>13.01.2008</text:p>
          </table:table-cell>
          <table:table-cell table:formula="of:=YEAR([.B14])" office:value-type="float" office:value="2008" calcext:value-type="float">
            <text:p>2008</text:p>
          </table:table-cell>
          <table:table-cell table:formula="of:=MONTH([.B14]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ok: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date" office:date-value="2008-01-14" calcext:value-type="date">
            <text:p>14.01.2008</text:p>
          </table:table-cell>
          <table:table-cell table:formula="of:=YEAR([.B15])" office:value-type="float" office:value="2008" calcext:value-type="float">
            <text:p>2008</text:p>
          </table:table-cell>
          <table:table-cell table:formula="of:=MONTH([.B15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date" office:date-value="2008-01-15" calcext:value-type="date">
            <text:p>15.01.2008</text:p>
          </table:table-cell>
          <table:table-cell table:formula="of:=YEAR([.B16])" office:value-type="float" office:value="2008" calcext:value-type="float">
            <text:p>2008</text:p>
          </table:table-cell>
          <table:table-cell table:formula="of:=MONTH([.B16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date" office:date-value="2008-01-16" calcext:value-type="date">
            <text:p>16.01.2008</text:p>
          </table:table-cell>
          <table:table-cell table:formula="of:=YEAR([.B17])" office:value-type="float" office:value="2008" calcext:value-type="float">
            <text:p>2008</text:p>
          </table:table-cell>
          <table:table-cell table:formula="of:=MONTH([.B17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date" office:date-value="2008-01-17" calcext:value-type="date">
            <text:p>17.01.2008</text:p>
          </table:table-cell>
          <table:table-cell table:formula="of:=YEAR([.B18])" office:value-type="float" office:value="2008" calcext:value-type="float">
            <text:p>2008</text:p>
          </table:table-cell>
          <table:table-cell table:formula="of:=MONTH([.B18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date" office:date-value="2008-01-18" calcext:value-type="date">
            <text:p>18.01.2008</text:p>
          </table:table-cell>
          <table:table-cell table:formula="of:=YEAR([.B19])" office:value-type="float" office:value="2008" calcext:value-type="float">
            <text:p>2008</text:p>
          </table:table-cell>
          <table:table-cell table:formula="of:=MONTH([.B19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date" office:date-value="2008-01-19" calcext:value-type="date">
            <text:p>19.01.2008</text:p>
          </table:table-cell>
          <table:table-cell table:formula="of:=YEAR([.B20])" office:value-type="float" office:value="2008" calcext:value-type="float">
            <text:p>2008</text:p>
          </table:table-cell>
          <table:table-cell table:formula="of:=MONTH([.B20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date" office:date-value="2008-01-20" calcext:value-type="date">
            <text:p>20.01.2008</text:p>
          </table:table-cell>
          <table:table-cell table:formula="of:=YEAR([.B21])" office:value-type="float" office:value="2008" calcext:value-type="float">
            <text:p>2008</text:p>
          </table:table-cell>
          <table:table-cell table:formula="of:=MONTH([.B21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date" office:date-value="2008-01-21" calcext:value-type="date">
            <text:p>21.01.2008</text:p>
          </table:table-cell>
          <table:table-cell table:formula="of:=YEAR([.B22])" office:value-type="float" office:value="2008" calcext:value-type="float">
            <text:p>2008</text:p>
          </table:table-cell>
          <table:table-cell table:formula="of:=MONTH([.B22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date" office:date-value="2008-01-22" calcext:value-type="date">
            <text:p>22.01.2008</text:p>
          </table:table-cell>
          <table:table-cell table:formula="of:=YEAR([.B23])" office:value-type="float" office:value="2008" calcext:value-type="float">
            <text:p>2008</text:p>
          </table:table-cell>
          <table:table-cell table:formula="of:=MONTH([.B23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date" office:date-value="2008-01-23" calcext:value-type="date">
            <text:p>23.01.2008</text:p>
          </table:table-cell>
          <table:table-cell table:formula="of:=YEAR([.B24])" office:value-type="float" office:value="2008" calcext:value-type="float">
            <text:p>2008</text:p>
          </table:table-cell>
          <table:table-cell table:formula="of:=MONTH([.B24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date" office:date-value="2008-01-24" calcext:value-type="date">
            <text:p>24.01.2008</text:p>
          </table:table-cell>
          <table:table-cell table:formula="of:=YEAR([.B25])" office:value-type="float" office:value="2008" calcext:value-type="float">
            <text:p>2008</text:p>
          </table:table-cell>
          <table:table-cell table:formula="of:=MONTH([.B25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date" office:date-value="2008-01-25" calcext:value-type="date">
            <text:p>25.01.2008</text:p>
          </table:table-cell>
          <table:table-cell table:formula="of:=YEAR([.B26])" office:value-type="float" office:value="2008" calcext:value-type="float">
            <text:p>2008</text:p>
          </table:table-cell>
          <table:table-cell table:formula="of:=MONTH([.B26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date" office:date-value="2008-01-26" calcext:value-type="date">
            <text:p>26.01.2008</text:p>
          </table:table-cell>
          <table:table-cell table:formula="of:=YEAR([.B27])" office:value-type="float" office:value="2008" calcext:value-type="float">
            <text:p>2008</text:p>
          </table:table-cell>
          <table:table-cell table:formula="of:=MONTH([.B27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date" office:date-value="2008-01-27" calcext:value-type="date">
            <text:p>27.01.2008</text:p>
          </table:table-cell>
          <table:table-cell table:formula="of:=YEAR([.B28])" office:value-type="float" office:value="2008" calcext:value-type="float">
            <text:p>2008</text:p>
          </table:table-cell>
          <table:table-cell table:formula="of:=MONTH([.B28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date" office:date-value="2008-01-28" calcext:value-type="date">
            <text:p>28.01.2008</text:p>
          </table:table-cell>
          <table:table-cell table:formula="of:=YEAR([.B29])" office:value-type="float" office:value="2008" calcext:value-type="float">
            <text:p>2008</text:p>
          </table:table-cell>
          <table:table-cell table:formula="of:=MONTH([.B29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date" office:date-value="2008-01-29" calcext:value-type="date">
            <text:p>29.01.2008</text:p>
          </table:table-cell>
          <table:table-cell table:formula="of:=YEAR([.B30])" office:value-type="float" office:value="2008" calcext:value-type="float">
            <text:p>2008</text:p>
          </table:table-cell>
          <table:table-cell table:formula="of:=MONTH([.B30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date" office:date-value="2008-01-30" calcext:value-type="date">
            <text:p>30.01.2008</text:p>
          </table:table-cell>
          <table:table-cell table:formula="of:=YEAR([.B31])" office:value-type="float" office:value="2008" calcext:value-type="float">
            <text:p>2008</text:p>
          </table:table-cell>
          <table:table-cell table:formula="of:=MONTH([.B31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date" office:date-value="2008-01-31" calcext:value-type="date">
            <text:p>31.01.2008</text:p>
          </table:table-cell>
          <table:table-cell table:formula="of:=YEAR([.B32])" office:value-type="float" office:value="2008" calcext:value-type="float">
            <text:p>2008</text:p>
          </table:table-cell>
          <table:table-cell table:formula="of:=MONTH([.B32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date" office:date-value="2008-02-01" calcext:value-type="date">
            <text:p>1.02.2008</text:p>
          </table:table-cell>
          <table:table-cell table:formula="of:=YEAR([.B33])" office:value-type="float" office:value="2008" calcext:value-type="float">
            <text:p>2008</text:p>
          </table:table-cell>
          <table:table-cell table:formula="of:=MONTH([.B33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date" office:date-value="2008-02-02" calcext:value-type="date">
            <text:p>2.02.2008</text:p>
          </table:table-cell>
          <table:table-cell table:formula="of:=YEAR([.B34])" office:value-type="float" office:value="2008" calcext:value-type="float">
            <text:p>2008</text:p>
          </table:table-cell>
          <table:table-cell table:formula="of:=MONTH([.B34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date" office:date-value="2008-02-03" calcext:value-type="date">
            <text:p>3.02.2008</text:p>
          </table:table-cell>
          <table:table-cell table:formula="of:=YEAR([.B35])" office:value-type="float" office:value="2008" calcext:value-type="float">
            <text:p>2008</text:p>
          </table:table-cell>
          <table:table-cell table:formula="of:=MONTH([.B35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date" office:date-value="2008-02-04" calcext:value-type="date">
            <text:p>4.02.2008</text:p>
          </table:table-cell>
          <table:table-cell table:formula="of:=YEAR([.B36])" office:value-type="float" office:value="2008" calcext:value-type="float">
            <text:p>2008</text:p>
          </table:table-cell>
          <table:table-cell table:formula="of:=MONTH([.B36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date" office:date-value="2008-02-05" calcext:value-type="date">
            <text:p>5.02.2008</text:p>
          </table:table-cell>
          <table:table-cell table:formula="of:=YEAR([.B37])" office:value-type="float" office:value="2008" calcext:value-type="float">
            <text:p>2008</text:p>
          </table:table-cell>
          <table:table-cell table:formula="of:=MONTH([.B37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date" office:date-value="2008-02-06" calcext:value-type="date">
            <text:p>6.02.2008</text:p>
          </table:table-cell>
          <table:table-cell table:formula="of:=YEAR([.B38])" office:value-type="float" office:value="2008" calcext:value-type="float">
            <text:p>2008</text:p>
          </table:table-cell>
          <table:table-cell table:formula="of:=MONTH([.B38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date" office:date-value="2008-02-07" calcext:value-type="date">
            <text:p>7.02.2008</text:p>
          </table:table-cell>
          <table:table-cell table:formula="of:=YEAR([.B39])" office:value-type="float" office:value="2008" calcext:value-type="float">
            <text:p>2008</text:p>
          </table:table-cell>
          <table:table-cell table:formula="of:=MONTH([.B39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date" office:date-value="2008-02-08" calcext:value-type="date">
            <text:p>8.02.2008</text:p>
          </table:table-cell>
          <table:table-cell table:formula="of:=YEAR([.B40])" office:value-type="float" office:value="2008" calcext:value-type="float">
            <text:p>2008</text:p>
          </table:table-cell>
          <table:table-cell table:formula="of:=MONTH([.B40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date" office:date-value="2008-02-09" calcext:value-type="date">
            <text:p>9.02.2008</text:p>
          </table:table-cell>
          <table:table-cell table:formula="of:=YEAR([.B41])" office:value-type="float" office:value="2008" calcext:value-type="float">
            <text:p>2008</text:p>
          </table:table-cell>
          <table:table-cell table:formula="of:=MONTH([.B41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date" office:date-value="2008-02-10" calcext:value-type="date">
            <text:p>10.02.2008</text:p>
          </table:table-cell>
          <table:table-cell table:formula="of:=YEAR([.B42])" office:value-type="float" office:value="2008" calcext:value-type="float">
            <text:p>2008</text:p>
          </table:table-cell>
          <table:table-cell table:formula="of:=MONTH([.B42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date" office:date-value="2008-02-11" calcext:value-type="date">
            <text:p>11.02.2008</text:p>
          </table:table-cell>
          <table:table-cell table:formula="of:=YEAR([.B43])" office:value-type="float" office:value="2008" calcext:value-type="float">
            <text:p>2008</text:p>
          </table:table-cell>
          <table:table-cell table:formula="of:=MONTH([.B43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date" office:date-value="2008-02-12" calcext:value-type="date">
            <text:p>12.02.2008</text:p>
          </table:table-cell>
          <table:table-cell table:formula="of:=YEAR([.B44])" office:value-type="float" office:value="2008" calcext:value-type="float">
            <text:p>2008</text:p>
          </table:table-cell>
          <table:table-cell table:formula="of:=MONTH([.B44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date" office:date-value="2008-02-13" calcext:value-type="date">
            <text:p>13.02.2008</text:p>
          </table:table-cell>
          <table:table-cell table:formula="of:=YEAR([.B45])" office:value-type="float" office:value="2008" calcext:value-type="float">
            <text:p>2008</text:p>
          </table:table-cell>
          <table:table-cell table:formula="of:=MONTH([.B45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date" office:date-value="2008-02-14" calcext:value-type="date">
            <text:p>14.02.2008</text:p>
          </table:table-cell>
          <table:table-cell table:formula="of:=YEAR([.B46])" office:value-type="float" office:value="2008" calcext:value-type="float">
            <text:p>2008</text:p>
          </table:table-cell>
          <table:table-cell table:formula="of:=MONTH([.B46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date" office:date-value="2008-02-15" calcext:value-type="date">
            <text:p>15.02.2008</text:p>
          </table:table-cell>
          <table:table-cell table:formula="of:=YEAR([.B47])" office:value-type="float" office:value="2008" calcext:value-type="float">
            <text:p>2008</text:p>
          </table:table-cell>
          <table:table-cell table:formula="of:=MONTH([.B47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date" office:date-value="2008-02-16" calcext:value-type="date">
            <text:p>16.02.2008</text:p>
          </table:table-cell>
          <table:table-cell table:formula="of:=YEAR([.B48])" office:value-type="float" office:value="2008" calcext:value-type="float">
            <text:p>2008</text:p>
          </table:table-cell>
          <table:table-cell table:formula="of:=MONTH([.B48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date" office:date-value="2008-02-17" calcext:value-type="date">
            <text:p>17.02.2008</text:p>
          </table:table-cell>
          <table:table-cell table:formula="of:=YEAR([.B49])" office:value-type="float" office:value="2008" calcext:value-type="float">
            <text:p>2008</text:p>
          </table:table-cell>
          <table:table-cell table:formula="of:=MONTH([.B49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date" office:date-value="2008-02-18" calcext:value-type="date">
            <text:p>18.02.2008</text:p>
          </table:table-cell>
          <table:table-cell table:formula="of:=YEAR([.B50])" office:value-type="float" office:value="2008" calcext:value-type="float">
            <text:p>2008</text:p>
          </table:table-cell>
          <table:table-cell table:formula="of:=MONTH([.B50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date" office:date-value="2008-02-19" calcext:value-type="date">
            <text:p>19.02.2008</text:p>
          </table:table-cell>
          <table:table-cell table:formula="of:=YEAR([.B51])" office:value-type="float" office:value="2008" calcext:value-type="float">
            <text:p>2008</text:p>
          </table:table-cell>
          <table:table-cell table:formula="of:=MONTH([.B51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date" office:date-value="2008-02-20" calcext:value-type="date">
            <text:p>20.02.2008</text:p>
          </table:table-cell>
          <table:table-cell table:formula="of:=YEAR([.B52])" office:value-type="float" office:value="2008" calcext:value-type="float">
            <text:p>2008</text:p>
          </table:table-cell>
          <table:table-cell table:formula="of:=MONTH([.B52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date" office:date-value="2008-02-21" calcext:value-type="date">
            <text:p>21.02.2008</text:p>
          </table:table-cell>
          <table:table-cell table:formula="of:=YEAR([.B53])" office:value-type="float" office:value="2008" calcext:value-type="float">
            <text:p>2008</text:p>
          </table:table-cell>
          <table:table-cell table:formula="of:=MONTH([.B53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date" office:date-value="2008-02-22" calcext:value-type="date">
            <text:p>22.02.2008</text:p>
          </table:table-cell>
          <table:table-cell table:formula="of:=YEAR([.B54])" office:value-type="float" office:value="2008" calcext:value-type="float">
            <text:p>2008</text:p>
          </table:table-cell>
          <table:table-cell table:formula="of:=MONTH([.B54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date" office:date-value="2008-02-23" calcext:value-type="date">
            <text:p>23.02.2008</text:p>
          </table:table-cell>
          <table:table-cell table:formula="of:=YEAR([.B55])" office:value-type="float" office:value="2008" calcext:value-type="float">
            <text:p>2008</text:p>
          </table:table-cell>
          <table:table-cell table:formula="of:=MONTH([.B55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date" office:date-value="2008-02-24" calcext:value-type="date">
            <text:p>24.02.2008</text:p>
          </table:table-cell>
          <table:table-cell table:formula="of:=YEAR([.B56])" office:value-type="float" office:value="2008" calcext:value-type="float">
            <text:p>2008</text:p>
          </table:table-cell>
          <table:table-cell table:formula="of:=MONTH([.B56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date" office:date-value="2008-02-25" calcext:value-type="date">
            <text:p>25.02.2008</text:p>
          </table:table-cell>
          <table:table-cell table:formula="of:=YEAR([.B57])" office:value-type="float" office:value="2008" calcext:value-type="float">
            <text:p>2008</text:p>
          </table:table-cell>
          <table:table-cell table:formula="of:=MONTH([.B57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date" office:date-value="2008-02-26" calcext:value-type="date">
            <text:p>26.02.2008</text:p>
          </table:table-cell>
          <table:table-cell table:formula="of:=YEAR([.B58])" office:value-type="float" office:value="2008" calcext:value-type="float">
            <text:p>2008</text:p>
          </table:table-cell>
          <table:table-cell table:formula="of:=MONTH([.B58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date" office:date-value="2008-02-27" calcext:value-type="date">
            <text:p>27.02.2008</text:p>
          </table:table-cell>
          <table:table-cell table:formula="of:=YEAR([.B59])" office:value-type="float" office:value="2008" calcext:value-type="float">
            <text:p>2008</text:p>
          </table:table-cell>
          <table:table-cell table:formula="of:=MONTH([.B59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date" office:date-value="2008-02-28" calcext:value-type="date">
            <text:p>28.02.2008</text:p>
          </table:table-cell>
          <table:table-cell table:formula="of:=YEAR([.B60])" office:value-type="float" office:value="2008" calcext:value-type="float">
            <text:p>2008</text:p>
          </table:table-cell>
          <table:table-cell table:formula="of:=MONTH([.B60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date" office:date-value="2008-02-29" calcext:value-type="date">
            <text:p>29.02.2008</text:p>
          </table:table-cell>
          <table:table-cell table:formula="of:=YEAR([.B61])" office:value-type="float" office:value="2008" calcext:value-type="float">
            <text:p>2008</text:p>
          </table:table-cell>
          <table:table-cell table:formula="of:=MONTH([.B61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date" office:date-value="2008-03-01" calcext:value-type="date">
            <text:p>1.03.2008</text:p>
          </table:table-cell>
          <table:table-cell table:formula="of:=YEAR([.B62])" office:value-type="float" office:value="2008" calcext:value-type="float">
            <text:p>2008</text:p>
          </table:table-cell>
          <table:table-cell table:formula="of:=MONTH([.B62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date" office:date-value="2008-03-02" calcext:value-type="date">
            <text:p>2.03.2008</text:p>
          </table:table-cell>
          <table:table-cell table:formula="of:=YEAR([.B63])" office:value-type="float" office:value="2008" calcext:value-type="float">
            <text:p>2008</text:p>
          </table:table-cell>
          <table:table-cell table:formula="of:=MONTH([.B63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date" office:date-value="2008-03-03" calcext:value-type="date">
            <text:p>3.03.2008</text:p>
          </table:table-cell>
          <table:table-cell table:formula="of:=YEAR([.B64])" office:value-type="float" office:value="2008" calcext:value-type="float">
            <text:p>2008</text:p>
          </table:table-cell>
          <table:table-cell table:formula="of:=MONTH([.B64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date" office:date-value="2008-03-04" calcext:value-type="date">
            <text:p>4.03.2008</text:p>
          </table:table-cell>
          <table:table-cell table:formula="of:=YEAR([.B65])" office:value-type="float" office:value="2008" calcext:value-type="float">
            <text:p>2008</text:p>
          </table:table-cell>
          <table:table-cell table:formula="of:=MONTH([.B65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date" office:date-value="2008-03-05" calcext:value-type="date">
            <text:p>5.03.2008</text:p>
          </table:table-cell>
          <table:table-cell table:formula="of:=YEAR([.B66])" office:value-type="float" office:value="2008" calcext:value-type="float">
            <text:p>2008</text:p>
          </table:table-cell>
          <table:table-cell table:formula="of:=MONTH([.B66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date" office:date-value="2008-03-06" calcext:value-type="date">
            <text:p>6.03.2008</text:p>
          </table:table-cell>
          <table:table-cell table:formula="of:=YEAR([.B67])" office:value-type="float" office:value="2008" calcext:value-type="float">
            <text:p>2008</text:p>
          </table:table-cell>
          <table:table-cell table:formula="of:=MONTH([.B67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date" office:date-value="2008-03-07" calcext:value-type="date">
            <text:p>7.03.2008</text:p>
          </table:table-cell>
          <table:table-cell table:formula="of:=YEAR([.B68])" office:value-type="float" office:value="2008" calcext:value-type="float">
            <text:p>2008</text:p>
          </table:table-cell>
          <table:table-cell table:formula="of:=MONTH([.B68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date" office:date-value="2008-03-08" calcext:value-type="date">
            <text:p>8.03.2008</text:p>
          </table:table-cell>
          <table:table-cell table:formula="of:=YEAR([.B69])" office:value-type="float" office:value="2008" calcext:value-type="float">
            <text:p>2008</text:p>
          </table:table-cell>
          <table:table-cell table:formula="of:=MONTH([.B69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date" office:date-value="2008-03-09" calcext:value-type="date">
            <text:p>9.03.2008</text:p>
          </table:table-cell>
          <table:table-cell table:formula="of:=YEAR([.B70])" office:value-type="float" office:value="2008" calcext:value-type="float">
            <text:p>2008</text:p>
          </table:table-cell>
          <table:table-cell table:formula="of:=MONTH([.B70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date" office:date-value="2008-03-10" calcext:value-type="date">
            <text:p>10.03.2008</text:p>
          </table:table-cell>
          <table:table-cell table:formula="of:=YEAR([.B71])" office:value-type="float" office:value="2008" calcext:value-type="float">
            <text:p>2008</text:p>
          </table:table-cell>
          <table:table-cell table:formula="of:=MONTH([.B71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date" office:date-value="2008-03-11" calcext:value-type="date">
            <text:p>11.03.2008</text:p>
          </table:table-cell>
          <table:table-cell table:formula="of:=YEAR([.B72])" office:value-type="float" office:value="2008" calcext:value-type="float">
            <text:p>2008</text:p>
          </table:table-cell>
          <table:table-cell table:formula="of:=MONTH([.B72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date" office:date-value="2008-03-12" calcext:value-type="date">
            <text:p>12.03.2008</text:p>
          </table:table-cell>
          <table:table-cell table:formula="of:=YEAR([.B73])" office:value-type="float" office:value="2008" calcext:value-type="float">
            <text:p>2008</text:p>
          </table:table-cell>
          <table:table-cell table:formula="of:=MONTH([.B73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date" office:date-value="2008-03-13" calcext:value-type="date">
            <text:p>13.03.2008</text:p>
          </table:table-cell>
          <table:table-cell table:formula="of:=YEAR([.B74])" office:value-type="float" office:value="2008" calcext:value-type="float">
            <text:p>2008</text:p>
          </table:table-cell>
          <table:table-cell table:formula="of:=MONTH([.B74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date" office:date-value="2008-03-14" calcext:value-type="date">
            <text:p>14.03.2008</text:p>
          </table:table-cell>
          <table:table-cell table:formula="of:=YEAR([.B75])" office:value-type="float" office:value="2008" calcext:value-type="float">
            <text:p>2008</text:p>
          </table:table-cell>
          <table:table-cell table:formula="of:=MONTH([.B75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date" office:date-value="2008-03-15" calcext:value-type="date">
            <text:p>15.03.2008</text:p>
          </table:table-cell>
          <table:table-cell table:formula="of:=YEAR([.B76])" office:value-type="float" office:value="2008" calcext:value-type="float">
            <text:p>2008</text:p>
          </table:table-cell>
          <table:table-cell table:formula="of:=MONTH([.B76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date" office:date-value="2008-03-16" calcext:value-type="date">
            <text:p>16.03.2008</text:p>
          </table:table-cell>
          <table:table-cell table:formula="of:=YEAR([.B77])" office:value-type="float" office:value="2008" calcext:value-type="float">
            <text:p>2008</text:p>
          </table:table-cell>
          <table:table-cell table:formula="of:=MONTH([.B77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date" office:date-value="2008-03-17" calcext:value-type="date">
            <text:p>17.03.2008</text:p>
          </table:table-cell>
          <table:table-cell table:formula="of:=YEAR([.B78])" office:value-type="float" office:value="2008" calcext:value-type="float">
            <text:p>2008</text:p>
          </table:table-cell>
          <table:table-cell table:formula="of:=MONTH([.B78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date" office:date-value="2008-03-18" calcext:value-type="date">
            <text:p>18.03.2008</text:p>
          </table:table-cell>
          <table:table-cell table:formula="of:=YEAR([.B79])" office:value-type="float" office:value="2008" calcext:value-type="float">
            <text:p>2008</text:p>
          </table:table-cell>
          <table:table-cell table:formula="of:=MONTH([.B79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date" office:date-value="2008-03-19" calcext:value-type="date">
            <text:p>19.03.2008</text:p>
          </table:table-cell>
          <table:table-cell table:formula="of:=YEAR([.B80])" office:value-type="float" office:value="2008" calcext:value-type="float">
            <text:p>2008</text:p>
          </table:table-cell>
          <table:table-cell table:formula="of:=MONTH([.B80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date" office:date-value="2008-03-20" calcext:value-type="date">
            <text:p>20.03.2008</text:p>
          </table:table-cell>
          <table:table-cell table:formula="of:=YEAR([.B81])" office:value-type="float" office:value="2008" calcext:value-type="float">
            <text:p>2008</text:p>
          </table:table-cell>
          <table:table-cell table:formula="of:=MONTH([.B81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date" office:date-value="2008-03-21" calcext:value-type="date">
            <text:p>21.03.2008</text:p>
          </table:table-cell>
          <table:table-cell table:formula="of:=YEAR([.B82])" office:value-type="float" office:value="2008" calcext:value-type="float">
            <text:p>2008</text:p>
          </table:table-cell>
          <table:table-cell table:formula="of:=MONTH([.B82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5544" calcext:value-type="float">
            <text:p>5544</text:p>
          </table:table-cell>
          <table:table-cell office:value-type="date" office:date-value="2008-03-22" calcext:value-type="date">
            <text:p>22.03.2008</text:p>
          </table:table-cell>
          <table:table-cell table:formula="of:=YEAR([.B83])" office:value-type="float" office:value="2008" calcext:value-type="float">
            <text:p>2008</text:p>
          </table:table-cell>
          <table:table-cell table:formula="of:=MONTH([.B83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date" office:date-value="2008-03-23" calcext:value-type="date">
            <text:p>23.03.2008</text:p>
          </table:table-cell>
          <table:table-cell table:formula="of:=YEAR([.B84])" office:value-type="float" office:value="2008" calcext:value-type="float">
            <text:p>2008</text:p>
          </table:table-cell>
          <table:table-cell table:formula="of:=MONTH([.B84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date" office:date-value="2008-03-24" calcext:value-type="date">
            <text:p>24.03.2008</text:p>
          </table:table-cell>
          <table:table-cell table:formula="of:=YEAR([.B85])" office:value-type="float" office:value="2008" calcext:value-type="float">
            <text:p>2008</text:p>
          </table:table-cell>
          <table:table-cell table:formula="of:=MONTH([.B85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date" office:date-value="2008-03-25" calcext:value-type="date">
            <text:p>25.03.2008</text:p>
          </table:table-cell>
          <table:table-cell table:formula="of:=YEAR([.B86])" office:value-type="float" office:value="2008" calcext:value-type="float">
            <text:p>2008</text:p>
          </table:table-cell>
          <table:table-cell table:formula="of:=MONTH([.B86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date" office:date-value="2008-03-26" calcext:value-type="date">
            <text:p>26.03.2008</text:p>
          </table:table-cell>
          <table:table-cell table:formula="of:=YEAR([.B87])" office:value-type="float" office:value="2008" calcext:value-type="float">
            <text:p>2008</text:p>
          </table:table-cell>
          <table:table-cell table:formula="of:=MONTH([.B87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date" office:date-value="2008-03-27" calcext:value-type="date">
            <text:p>27.03.2008</text:p>
          </table:table-cell>
          <table:table-cell table:formula="of:=YEAR([.B88])" office:value-type="float" office:value="2008" calcext:value-type="float">
            <text:p>2008</text:p>
          </table:table-cell>
          <table:table-cell table:formula="of:=MONTH([.B88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date" office:date-value="2008-03-28" calcext:value-type="date">
            <text:p>28.03.2008</text:p>
          </table:table-cell>
          <table:table-cell table:formula="of:=YEAR([.B89])" office:value-type="float" office:value="2008" calcext:value-type="float">
            <text:p>2008</text:p>
          </table:table-cell>
          <table:table-cell table:formula="of:=MONTH([.B89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5308" calcext:value-type="float">
            <text:p>5308</text:p>
          </table:table-cell>
          <table:table-cell office:value-type="date" office:date-value="2008-03-29" calcext:value-type="date">
            <text:p>29.03.2008</text:p>
          </table:table-cell>
          <table:table-cell table:formula="of:=YEAR([.B90])" office:value-type="float" office:value="2008" calcext:value-type="float">
            <text:p>2008</text:p>
          </table:table-cell>
          <table:table-cell table:formula="of:=MONTH([.B90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date" office:date-value="2008-03-30" calcext:value-type="date">
            <text:p>30.03.2008</text:p>
          </table:table-cell>
          <table:table-cell table:formula="of:=YEAR([.B91])" office:value-type="float" office:value="2008" calcext:value-type="float">
            <text:p>2008</text:p>
          </table:table-cell>
          <table:table-cell table:formula="of:=MONTH([.B91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5993" calcext:value-type="float">
            <text:p>5993</text:p>
          </table:table-cell>
          <table:table-cell office:value-type="date" office:date-value="2008-03-31" calcext:value-type="date">
            <text:p>31.03.2008</text:p>
          </table:table-cell>
          <table:table-cell table:formula="of:=YEAR([.B92])" office:value-type="float" office:value="2008" calcext:value-type="float">
            <text:p>2008</text:p>
          </table:table-cell>
          <table:table-cell table:formula="of:=MONTH([.B92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date" office:date-value="2008-04-01" calcext:value-type="date">
            <text:p>1.04.2008</text:p>
          </table:table-cell>
          <table:table-cell table:formula="of:=YEAR([.B93])" office:value-type="float" office:value="2008" calcext:value-type="float">
            <text:p>2008</text:p>
          </table:table-cell>
          <table:table-cell table:formula="of:=MONTH([.B93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7789" calcext:value-type="float">
            <text:p>7789</text:p>
          </table:table-cell>
          <table:table-cell office:value-type="date" office:date-value="2008-04-02" calcext:value-type="date">
            <text:p>2.04.2008</text:p>
          </table:table-cell>
          <table:table-cell table:formula="of:=YEAR([.B94])" office:value-type="float" office:value="2008" calcext:value-type="float">
            <text:p>2008</text:p>
          </table:table-cell>
          <table:table-cell table:formula="of:=MONTH([.B94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7631" calcext:value-type="float">
            <text:p>7631</text:p>
          </table:table-cell>
          <table:table-cell office:value-type="date" office:date-value="2008-04-03" calcext:value-type="date">
            <text:p>3.04.2008</text:p>
          </table:table-cell>
          <table:table-cell table:formula="of:=YEAR([.B95])" office:value-type="float" office:value="2008" calcext:value-type="float">
            <text:p>2008</text:p>
          </table:table-cell>
          <table:table-cell table:formula="of:=MONTH([.B95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9081" calcext:value-type="float">
            <text:p>9081</text:p>
          </table:table-cell>
          <table:table-cell office:value-type="date" office:date-value="2008-04-04" calcext:value-type="date">
            <text:p>4.04.2008</text:p>
          </table:table-cell>
          <table:table-cell table:formula="of:=YEAR([.B96])" office:value-type="float" office:value="2008" calcext:value-type="float">
            <text:p>2008</text:p>
          </table:table-cell>
          <table:table-cell table:formula="of:=MONTH([.B96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938" calcext:value-type="float">
            <text:p>8938</text:p>
          </table:table-cell>
          <table:table-cell office:value-type="date" office:date-value="2008-04-05" calcext:value-type="date">
            <text:p>5.04.2008</text:p>
          </table:table-cell>
          <table:table-cell table:formula="of:=YEAR([.B97])" office:value-type="float" office:value="2008" calcext:value-type="float">
            <text:p>2008</text:p>
          </table:table-cell>
          <table:table-cell table:formula="of:=MONTH([.B97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0550" calcext:value-type="float">
            <text:p>10550</text:p>
          </table:table-cell>
          <table:table-cell office:value-type="date" office:date-value="2008-04-06" calcext:value-type="date">
            <text:p>6.04.2008</text:p>
          </table:table-cell>
          <table:table-cell table:formula="of:=YEAR([.B98])" office:value-type="float" office:value="2008" calcext:value-type="float">
            <text:p>2008</text:p>
          </table:table-cell>
          <table:table-cell table:formula="of:=MONTH([.B98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2184" calcext:value-type="float">
            <text:p>12184</text:p>
          </table:table-cell>
          <table:table-cell office:value-type="date" office:date-value="2008-04-07" calcext:value-type="date">
            <text:p>7.04.2008</text:p>
          </table:table-cell>
          <table:table-cell table:formula="of:=YEAR([.B99])" office:value-type="float" office:value="2008" calcext:value-type="float">
            <text:p>2008</text:p>
          </table:table-cell>
          <table:table-cell table:formula="of:=MONTH([.B99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3390" calcext:value-type="float">
            <text:p>13390</text:p>
          </table:table-cell>
          <table:table-cell office:value-type="date" office:date-value="2008-04-08" calcext:value-type="date">
            <text:p>8.04.2008</text:p>
          </table:table-cell>
          <table:table-cell table:formula="of:=YEAR([.B100])" office:value-type="float" office:value="2008" calcext:value-type="float">
            <text:p>2008</text:p>
          </table:table-cell>
          <table:table-cell table:formula="of:=MONTH([.B100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4196" calcext:value-type="float">
            <text:p>14196</text:p>
          </table:table-cell>
          <table:table-cell office:value-type="date" office:date-value="2008-04-09" calcext:value-type="date">
            <text:p>9.04.2008</text:p>
          </table:table-cell>
          <table:table-cell table:formula="of:=YEAR([.B101])" office:value-type="float" office:value="2008" calcext:value-type="float">
            <text:p>2008</text:p>
          </table:table-cell>
          <table:table-cell table:formula="of:=MONTH([.B101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4830" calcext:value-type="float">
            <text:p>14830</text:p>
          </table:table-cell>
          <table:table-cell office:value-type="date" office:date-value="2008-04-10" calcext:value-type="date">
            <text:p>10.04.2008</text:p>
          </table:table-cell>
          <table:table-cell table:formula="of:=YEAR([.B102])" office:value-type="float" office:value="2008" calcext:value-type="float">
            <text:p>2008</text:p>
          </table:table-cell>
          <table:table-cell table:formula="of:=MONTH([.B102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6437" calcext:value-type="float">
            <text:p>16437</text:p>
          </table:table-cell>
          <table:table-cell office:value-type="date" office:date-value="2008-04-11" calcext:value-type="date">
            <text:p>11.04.2008</text:p>
          </table:table-cell>
          <table:table-cell table:formula="of:=YEAR([.B103])" office:value-type="float" office:value="2008" calcext:value-type="float">
            <text:p>2008</text:p>
          </table:table-cell>
          <table:table-cell table:formula="of:=MONTH([.B103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7871" calcext:value-type="float">
            <text:p>17871</text:p>
          </table:table-cell>
          <table:table-cell office:value-type="date" office:date-value="2008-04-12" calcext:value-type="date">
            <text:p>12.04.2008</text:p>
          </table:table-cell>
          <table:table-cell table:formula="of:=YEAR([.B104])" office:value-type="float" office:value="2008" calcext:value-type="float">
            <text:p>2008</text:p>
          </table:table-cell>
          <table:table-cell table:formula="of:=MONTH([.B104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0057" calcext:value-type="float">
            <text:p>20057</text:p>
          </table:table-cell>
          <table:table-cell office:value-type="date" office:date-value="2008-04-13" calcext:value-type="date">
            <text:p>13.04.2008</text:p>
          </table:table-cell>
          <table:table-cell table:formula="of:=YEAR([.B105])" office:value-type="float" office:value="2008" calcext:value-type="float">
            <text:p>2008</text:p>
          </table:table-cell>
          <table:table-cell table:formula="of:=MONTH([.B105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1238" calcext:value-type="float">
            <text:p>21238</text:p>
          </table:table-cell>
          <table:table-cell office:value-type="date" office:date-value="2008-04-14" calcext:value-type="date">
            <text:p>14.04.2008</text:p>
          </table:table-cell>
          <table:table-cell table:formula="of:=YEAR([.B106])" office:value-type="float" office:value="2008" calcext:value-type="float">
            <text:p>2008</text:p>
          </table:table-cell>
          <table:table-cell table:formula="of:=MONTH([.B106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3911" calcext:value-type="float">
            <text:p>23911</text:p>
          </table:table-cell>
          <table:table-cell office:value-type="date" office:date-value="2008-04-15" calcext:value-type="date">
            <text:p>15.04.2008</text:p>
          </table:table-cell>
          <table:table-cell table:formula="of:=YEAR([.B107])" office:value-type="float" office:value="2008" calcext:value-type="float">
            <text:p>2008</text:p>
          </table:table-cell>
          <table:table-cell table:formula="of:=MONTH([.B107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5239" calcext:value-type="float">
            <text:p>25239</text:p>
          </table:table-cell>
          <table:table-cell office:value-type="date" office:date-value="2008-04-16" calcext:value-type="date">
            <text:p>16.04.2008</text:p>
          </table:table-cell>
          <table:table-cell table:formula="of:=YEAR([.B108])" office:value-type="float" office:value="2008" calcext:value-type="float">
            <text:p>2008</text:p>
          </table:table-cell>
          <table:table-cell table:formula="of:=MONTH([.B108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6830" calcext:value-type="float">
            <text:p>26830</text:p>
          </table:table-cell>
          <table:table-cell office:value-type="date" office:date-value="2008-04-17" calcext:value-type="date">
            <text:p>17.04.2008</text:p>
          </table:table-cell>
          <table:table-cell table:formula="of:=YEAR([.B109])" office:value-type="float" office:value="2008" calcext:value-type="float">
            <text:p>2008</text:p>
          </table:table-cell>
          <table:table-cell table:formula="of:=MONTH([.B109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7277" calcext:value-type="float">
            <text:p>27277</text:p>
          </table:table-cell>
          <table:table-cell office:value-type="date" office:date-value="2008-04-18" calcext:value-type="date">
            <text:p>18.04.2008</text:p>
          </table:table-cell>
          <table:table-cell table:formula="of:=YEAR([.B110])" office:value-type="float" office:value="2008" calcext:value-type="float">
            <text:p>2008</text:p>
          </table:table-cell>
          <table:table-cell table:formula="of:=MONTH([.B110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6786" calcext:value-type="float">
            <text:p>26786</text:p>
          </table:table-cell>
          <table:table-cell office:value-type="date" office:date-value="2008-04-19" calcext:value-type="date">
            <text:p>19.04.2008</text:p>
          </table:table-cell>
          <table:table-cell table:formula="of:=YEAR([.B111])" office:value-type="float" office:value="2008" calcext:value-type="float">
            <text:p>2008</text:p>
          </table:table-cell>
          <table:table-cell table:formula="of:=MONTH([.B111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9132" calcext:value-type="float">
            <text:p>29132</text:p>
          </table:table-cell>
          <table:table-cell office:value-type="date" office:date-value="2008-04-20" calcext:value-type="date">
            <text:p>20.04.2008</text:p>
          </table:table-cell>
          <table:table-cell table:formula="of:=YEAR([.B112])" office:value-type="float" office:value="2008" calcext:value-type="float">
            <text:p>2008</text:p>
          </table:table-cell>
          <table:table-cell table:formula="of:=MONTH([.B112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8710" calcext:value-type="float">
            <text:p>28710</text:p>
          </table:table-cell>
          <table:table-cell office:value-type="date" office:date-value="2008-04-21" calcext:value-type="date">
            <text:p>21.04.2008</text:p>
          </table:table-cell>
          <table:table-cell table:formula="of:=YEAR([.B113])" office:value-type="float" office:value="2008" calcext:value-type="float">
            <text:p>2008</text:p>
          </table:table-cell>
          <table:table-cell table:formula="of:=MONTH([.B113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0263" calcext:value-type="float">
            <text:p>30263</text:p>
          </table:table-cell>
          <table:table-cell office:value-type="date" office:date-value="2008-04-22" calcext:value-type="date">
            <text:p>22.04.2008</text:p>
          </table:table-cell>
          <table:table-cell table:formula="of:=YEAR([.B114])" office:value-type="float" office:value="2008" calcext:value-type="float">
            <text:p>2008</text:p>
          </table:table-cell>
          <table:table-cell table:formula="of:=MONTH([.B114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0420" calcext:value-type="float">
            <text:p>30420</text:p>
          </table:table-cell>
          <table:table-cell office:value-type="date" office:date-value="2008-04-23" calcext:value-type="date">
            <text:p>23.04.2008</text:p>
          </table:table-cell>
          <table:table-cell table:formula="of:=YEAR([.B115])" office:value-type="float" office:value="2008" calcext:value-type="float">
            <text:p>2008</text:p>
          </table:table-cell>
          <table:table-cell table:formula="of:=MONTH([.B115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0396" calcext:value-type="float">
            <text:p>30396</text:p>
          </table:table-cell>
          <table:table-cell office:value-type="date" office:date-value="2008-04-24" calcext:value-type="date">
            <text:p>24.04.2008</text:p>
          </table:table-cell>
          <table:table-cell table:formula="of:=YEAR([.B116])" office:value-type="float" office:value="2008" calcext:value-type="float">
            <text:p>2008</text:p>
          </table:table-cell>
          <table:table-cell table:formula="of:=MONTH([.B116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9098" calcext:value-type="float">
            <text:p>29098</text:p>
          </table:table-cell>
          <table:table-cell office:value-type="date" office:date-value="2008-04-25" calcext:value-type="date">
            <text:p>25.04.2008</text:p>
          </table:table-cell>
          <table:table-cell table:formula="of:=YEAR([.B117])" office:value-type="float" office:value="2008" calcext:value-type="float">
            <text:p>2008</text:p>
          </table:table-cell>
          <table:table-cell table:formula="of:=MONTH([.B117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1026" calcext:value-type="float">
            <text:p>31026</text:p>
          </table:table-cell>
          <table:table-cell office:value-type="date" office:date-value="2008-04-26" calcext:value-type="date">
            <text:p>26.04.2008</text:p>
          </table:table-cell>
          <table:table-cell table:formula="of:=YEAR([.B118])" office:value-type="float" office:value="2008" calcext:value-type="float">
            <text:p>2008</text:p>
          </table:table-cell>
          <table:table-cell table:formula="of:=MONTH([.B118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9937" calcext:value-type="float">
            <text:p>29937</text:p>
          </table:table-cell>
          <table:table-cell office:value-type="date" office:date-value="2008-04-27" calcext:value-type="date">
            <text:p>27.04.2008</text:p>
          </table:table-cell>
          <table:table-cell table:formula="of:=YEAR([.B119])" office:value-type="float" office:value="2008" calcext:value-type="float">
            <text:p>2008</text:p>
          </table:table-cell>
          <table:table-cell table:formula="of:=MONTH([.B119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8518" calcext:value-type="float">
            <text:p>28518</text:p>
          </table:table-cell>
          <table:table-cell office:value-type="date" office:date-value="2008-04-28" calcext:value-type="date">
            <text:p>28.04.2008</text:p>
          </table:table-cell>
          <table:table-cell table:formula="of:=YEAR([.B120])" office:value-type="float" office:value="2008" calcext:value-type="float">
            <text:p>2008</text:p>
          </table:table-cell>
          <table:table-cell table:formula="of:=MONTH([.B120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8152" calcext:value-type="float">
            <text:p>28152</text:p>
          </table:table-cell>
          <table:table-cell office:value-type="date" office:date-value="2008-04-29" calcext:value-type="date">
            <text:p>29.04.2008</text:p>
          </table:table-cell>
          <table:table-cell table:formula="of:=YEAR([.B121])" office:value-type="float" office:value="2008" calcext:value-type="float">
            <text:p>2008</text:p>
          </table:table-cell>
          <table:table-cell table:formula="of:=MONTH([.B121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6744" calcext:value-type="float">
            <text:p>26744</text:p>
          </table:table-cell>
          <table:table-cell office:value-type="date" office:date-value="2008-04-30" calcext:value-type="date">
            <text:p>30.04.2008</text:p>
          </table:table-cell>
          <table:table-cell table:formula="of:=YEAR([.B122])" office:value-type="float" office:value="2008" calcext:value-type="float">
            <text:p>2008</text:p>
          </table:table-cell>
          <table:table-cell table:formula="of:=MONTH([.B122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7527" calcext:value-type="float">
            <text:p>27527</text:p>
          </table:table-cell>
          <table:table-cell office:value-type="date" office:date-value="2008-05-01" calcext:value-type="date">
            <text:p>1.05.2008</text:p>
          </table:table-cell>
          <table:table-cell table:formula="of:=YEAR([.B123])" office:value-type="float" office:value="2008" calcext:value-type="float">
            <text:p>2008</text:p>
          </table:table-cell>
          <table:table-cell table:formula="of:=MONTH([.B123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5742" calcext:value-type="float">
            <text:p>25742</text:p>
          </table:table-cell>
          <table:table-cell office:value-type="date" office:date-value="2008-05-02" calcext:value-type="date">
            <text:p>2.05.2008</text:p>
          </table:table-cell>
          <table:table-cell table:formula="of:=YEAR([.B124])" office:value-type="float" office:value="2008" calcext:value-type="float">
            <text:p>2008</text:p>
          </table:table-cell>
          <table:table-cell table:formula="of:=MONTH([.B124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3851" calcext:value-type="float">
            <text:p>23851</text:p>
          </table:table-cell>
          <table:table-cell office:value-type="date" office:date-value="2008-05-03" calcext:value-type="date">
            <text:p>3.05.2008</text:p>
          </table:table-cell>
          <table:table-cell table:formula="of:=YEAR([.B125])" office:value-type="float" office:value="2008" calcext:value-type="float">
            <text:p>2008</text:p>
          </table:table-cell>
          <table:table-cell table:formula="of:=MONTH([.B125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1232" calcext:value-type="float">
            <text:p>21232</text:p>
          </table:table-cell>
          <table:table-cell office:value-type="date" office:date-value="2008-05-04" calcext:value-type="date">
            <text:p>4.05.2008</text:p>
          </table:table-cell>
          <table:table-cell table:formula="of:=YEAR([.B126])" office:value-type="float" office:value="2008" calcext:value-type="float">
            <text:p>2008</text:p>
          </table:table-cell>
          <table:table-cell table:formula="of:=MONTH([.B126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1260" calcext:value-type="float">
            <text:p>21260</text:p>
          </table:table-cell>
          <table:table-cell office:value-type="date" office:date-value="2008-05-05" calcext:value-type="date">
            <text:p>5.05.2008</text:p>
          </table:table-cell>
          <table:table-cell table:formula="of:=YEAR([.B127])" office:value-type="float" office:value="2008" calcext:value-type="float">
            <text:p>2008</text:p>
          </table:table-cell>
          <table:table-cell table:formula="of:=MONTH([.B127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9203" calcext:value-type="float">
            <text:p>19203</text:p>
          </table:table-cell>
          <table:table-cell office:value-type="date" office:date-value="2008-05-06" calcext:value-type="date">
            <text:p>6.05.2008</text:p>
          </table:table-cell>
          <table:table-cell table:formula="of:=YEAR([.B128])" office:value-type="float" office:value="2008" calcext:value-type="float">
            <text:p>2008</text:p>
          </table:table-cell>
          <table:table-cell table:formula="of:=MONTH([.B128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262" calcext:value-type="float">
            <text:p>17262</text:p>
          </table:table-cell>
          <table:table-cell office:value-type="date" office:date-value="2008-05-07" calcext:value-type="date">
            <text:p>7.05.2008</text:p>
          </table:table-cell>
          <table:table-cell table:formula="of:=YEAR([.B129])" office:value-type="float" office:value="2008" calcext:value-type="float">
            <text:p>2008</text:p>
          </table:table-cell>
          <table:table-cell table:formula="of:=MONTH([.B129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6255" calcext:value-type="float">
            <text:p>16255</text:p>
          </table:table-cell>
          <table:table-cell office:value-type="date" office:date-value="2008-05-08" calcext:value-type="date">
            <text:p>8.05.2008</text:p>
          </table:table-cell>
          <table:table-cell table:formula="of:=YEAR([.B130])" office:value-type="float" office:value="2008" calcext:value-type="float">
            <text:p>2008</text:p>
          </table:table-cell>
          <table:table-cell table:formula="of:=MONTH([.B130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6295" calcext:value-type="float">
            <text:p>16295</text:p>
          </table:table-cell>
          <table:table-cell office:value-type="date" office:date-value="2008-05-09" calcext:value-type="date">
            <text:p>9.05.2008</text:p>
          </table:table-cell>
          <table:table-cell table:formula="of:=YEAR([.B131])" office:value-type="float" office:value="2008" calcext:value-type="float">
            <text:p>2008</text:p>
          </table:table-cell>
          <table:table-cell table:formula="of:=MONTH([.B131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3666" calcext:value-type="float">
            <text:p>13666</text:p>
          </table:table-cell>
          <table:table-cell office:value-type="date" office:date-value="2008-05-10" calcext:value-type="date">
            <text:p>10.05.2008</text:p>
          </table:table-cell>
          <table:table-cell table:formula="of:=YEAR([.B132])" office:value-type="float" office:value="2008" calcext:value-type="float">
            <text:p>2008</text:p>
          </table:table-cell>
          <table:table-cell table:formula="of:=MONTH([.B132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3298" calcext:value-type="float">
            <text:p>13298</text:p>
          </table:table-cell>
          <table:table-cell office:value-type="date" office:date-value="2008-05-11" calcext:value-type="date">
            <text:p>11.05.2008</text:p>
          </table:table-cell>
          <table:table-cell table:formula="of:=YEAR([.B133])" office:value-type="float" office:value="2008" calcext:value-type="float">
            <text:p>2008</text:p>
          </table:table-cell>
          <table:table-cell table:formula="of:=MONTH([.B133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1610" calcext:value-type="float">
            <text:p>11610</text:p>
          </table:table-cell>
          <table:table-cell office:value-type="date" office:date-value="2008-05-12" calcext:value-type="date">
            <text:p>12.05.2008</text:p>
          </table:table-cell>
          <table:table-cell table:formula="of:=YEAR([.B134])" office:value-type="float" office:value="2008" calcext:value-type="float">
            <text:p>2008</text:p>
          </table:table-cell>
          <table:table-cell table:formula="of:=MONTH([.B134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0287" calcext:value-type="float">
            <text:p>10287</text:p>
          </table:table-cell>
          <table:table-cell office:value-type="date" office:date-value="2008-05-13" calcext:value-type="date">
            <text:p>13.05.2008</text:p>
          </table:table-cell>
          <table:table-cell table:formula="of:=YEAR([.B135])" office:value-type="float" office:value="2008" calcext:value-type="float">
            <text:p>2008</text:p>
          </table:table-cell>
          <table:table-cell table:formula="of:=MONTH([.B135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9873" calcext:value-type="float">
            <text:p>9873</text:p>
          </table:table-cell>
          <table:table-cell office:value-type="date" office:date-value="2008-05-14" calcext:value-type="date">
            <text:p>14.05.2008</text:p>
          </table:table-cell>
          <table:table-cell table:formula="of:=YEAR([.B136])" office:value-type="float" office:value="2008" calcext:value-type="float">
            <text:p>2008</text:p>
          </table:table-cell>
          <table:table-cell table:formula="of:=MONTH([.B136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date" office:date-value="2008-05-15" calcext:value-type="date">
            <text:p>15.05.2008</text:p>
          </table:table-cell>
          <table:table-cell table:formula="of:=YEAR([.B137])" office:value-type="float" office:value="2008" calcext:value-type="float">
            <text:p>2008</text:p>
          </table:table-cell>
          <table:table-cell table:formula="of:=MONTH([.B137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8243" calcext:value-type="float">
            <text:p>8243</text:p>
          </table:table-cell>
          <table:table-cell office:value-type="date" office:date-value="2008-05-16" calcext:value-type="date">
            <text:p>16.05.2008</text:p>
          </table:table-cell>
          <table:table-cell table:formula="of:=YEAR([.B138])" office:value-type="float" office:value="2008" calcext:value-type="float">
            <text:p>2008</text:p>
          </table:table-cell>
          <table:table-cell table:formula="of:=MONTH([.B138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7156" calcext:value-type="float">
            <text:p>7156</text:p>
          </table:table-cell>
          <table:table-cell office:value-type="date" office:date-value="2008-05-17" calcext:value-type="date">
            <text:p>17.05.2008</text:p>
          </table:table-cell>
          <table:table-cell table:formula="of:=YEAR([.B139])" office:value-type="float" office:value="2008" calcext:value-type="float">
            <text:p>2008</text:p>
          </table:table-cell>
          <table:table-cell table:formula="of:=MONTH([.B139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date" office:date-value="2008-05-18" calcext:value-type="date">
            <text:p>18.05.2008</text:p>
          </table:table-cell>
          <table:table-cell table:formula="of:=YEAR([.B140])" office:value-type="float" office:value="2008" calcext:value-type="float">
            <text:p>2008</text:p>
          </table:table-cell>
          <table:table-cell table:formula="of:=MONTH([.B140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376" calcext:value-type="float">
            <text:p>6376</text:p>
          </table:table-cell>
          <table:table-cell office:value-type="date" office:date-value="2008-05-19" calcext:value-type="date">
            <text:p>19.05.2008</text:p>
          </table:table-cell>
          <table:table-cell table:formula="of:=YEAR([.B141])" office:value-type="float" office:value="2008" calcext:value-type="float">
            <text:p>2008</text:p>
          </table:table-cell>
          <table:table-cell table:formula="of:=MONTH([.B141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date" office:date-value="2008-05-20" calcext:value-type="date">
            <text:p>20.05.2008</text:p>
          </table:table-cell>
          <table:table-cell table:formula="of:=YEAR([.B142])" office:value-type="float" office:value="2008" calcext:value-type="float">
            <text:p>2008</text:p>
          </table:table-cell>
          <table:table-cell table:formula="of:=MONTH([.B142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076" calcext:value-type="float">
            <text:p>5076</text:p>
          </table:table-cell>
          <table:table-cell office:value-type="date" office:date-value="2008-05-21" calcext:value-type="date">
            <text:p>21.05.2008</text:p>
          </table:table-cell>
          <table:table-cell table:formula="of:=YEAR([.B143])" office:value-type="float" office:value="2008" calcext:value-type="float">
            <text:p>2008</text:p>
          </table:table-cell>
          <table:table-cell table:formula="of:=MONTH([.B143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date" office:date-value="2008-05-22" calcext:value-type="date">
            <text:p>22.05.2008</text:p>
          </table:table-cell>
          <table:table-cell table:formula="of:=YEAR([.B144])" office:value-type="float" office:value="2008" calcext:value-type="float">
            <text:p>2008</text:p>
          </table:table-cell>
          <table:table-cell table:formula="of:=MONTH([.B144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date" office:date-value="2008-05-23" calcext:value-type="date">
            <text:p>23.05.2008</text:p>
          </table:table-cell>
          <table:table-cell table:formula="of:=YEAR([.B145])" office:value-type="float" office:value="2008" calcext:value-type="float">
            <text:p>2008</text:p>
          </table:table-cell>
          <table:table-cell table:formula="of:=MONTH([.B145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date" office:date-value="2008-05-24" calcext:value-type="date">
            <text:p>24.05.2008</text:p>
          </table:table-cell>
          <table:table-cell table:formula="of:=YEAR([.B146])" office:value-type="float" office:value="2008" calcext:value-type="float">
            <text:p>2008</text:p>
          </table:table-cell>
          <table:table-cell table:formula="of:=MONTH([.B146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date" office:date-value="2008-05-25" calcext:value-type="date">
            <text:p>25.05.2008</text:p>
          </table:table-cell>
          <table:table-cell table:formula="of:=YEAR([.B147])" office:value-type="float" office:value="2008" calcext:value-type="float">
            <text:p>2008</text:p>
          </table:table-cell>
          <table:table-cell table:formula="of:=MONTH([.B147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date" office:date-value="2008-05-26" calcext:value-type="date">
            <text:p>26.05.2008</text:p>
          </table:table-cell>
          <table:table-cell table:formula="of:=YEAR([.B148])" office:value-type="float" office:value="2008" calcext:value-type="float">
            <text:p>2008</text:p>
          </table:table-cell>
          <table:table-cell table:formula="of:=MONTH([.B148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date" office:date-value="2008-05-27" calcext:value-type="date">
            <text:p>27.05.2008</text:p>
          </table:table-cell>
          <table:table-cell table:formula="of:=YEAR([.B149])" office:value-type="float" office:value="2008" calcext:value-type="float">
            <text:p>2008</text:p>
          </table:table-cell>
          <table:table-cell table:formula="of:=MONTH([.B149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date" office:date-value="2008-05-28" calcext:value-type="date">
            <text:p>28.05.2008</text:p>
          </table:table-cell>
          <table:table-cell table:formula="of:=YEAR([.B150])" office:value-type="float" office:value="2008" calcext:value-type="float">
            <text:p>2008</text:p>
          </table:table-cell>
          <table:table-cell table:formula="of:=MONTH([.B150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date" office:date-value="2008-05-29" calcext:value-type="date">
            <text:p>29.05.2008</text:p>
          </table:table-cell>
          <table:table-cell table:formula="of:=YEAR([.B151])" office:value-type="float" office:value="2008" calcext:value-type="float">
            <text:p>2008</text:p>
          </table:table-cell>
          <table:table-cell table:formula="of:=MONTH([.B151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date" office:date-value="2008-05-30" calcext:value-type="date">
            <text:p>30.05.2008</text:p>
          </table:table-cell>
          <table:table-cell table:formula="of:=YEAR([.B152])" office:value-type="float" office:value="2008" calcext:value-type="float">
            <text:p>2008</text:p>
          </table:table-cell>
          <table:table-cell table:formula="of:=MONTH([.B152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date" office:date-value="2008-05-31" calcext:value-type="date">
            <text:p>31.05.2008</text:p>
          </table:table-cell>
          <table:table-cell table:formula="of:=YEAR([.B153])" office:value-type="float" office:value="2008" calcext:value-type="float">
            <text:p>2008</text:p>
          </table:table-cell>
          <table:table-cell table:formula="of:=MONTH([.B153]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date" office:date-value="2008-06-01" calcext:value-type="date">
            <text:p>1.06.2008</text:p>
          </table:table-cell>
          <table:table-cell table:formula="of:=YEAR([.B154])" office:value-type="float" office:value="2008" calcext:value-type="float">
            <text:p>2008</text:p>
          </table:table-cell>
          <table:table-cell table:formula="of:=MONTH([.B154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date" office:date-value="2008-06-02" calcext:value-type="date">
            <text:p>2.06.2008</text:p>
          </table:table-cell>
          <table:table-cell table:formula="of:=YEAR([.B155])" office:value-type="float" office:value="2008" calcext:value-type="float">
            <text:p>2008</text:p>
          </table:table-cell>
          <table:table-cell table:formula="of:=MONTH([.B155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date" office:date-value="2008-06-03" calcext:value-type="date">
            <text:p>3.06.2008</text:p>
          </table:table-cell>
          <table:table-cell table:formula="of:=YEAR([.B156])" office:value-type="float" office:value="2008" calcext:value-type="float">
            <text:p>2008</text:p>
          </table:table-cell>
          <table:table-cell table:formula="of:=MONTH([.B156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date" office:date-value="2008-06-04" calcext:value-type="date">
            <text:p>4.06.2008</text:p>
          </table:table-cell>
          <table:table-cell table:formula="of:=YEAR([.B157])" office:value-type="float" office:value="2008" calcext:value-type="float">
            <text:p>2008</text:p>
          </table:table-cell>
          <table:table-cell table:formula="of:=MONTH([.B157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date" office:date-value="2008-06-05" calcext:value-type="date">
            <text:p>5.06.2008</text:p>
          </table:table-cell>
          <table:table-cell table:formula="of:=YEAR([.B158])" office:value-type="float" office:value="2008" calcext:value-type="float">
            <text:p>2008</text:p>
          </table:table-cell>
          <table:table-cell table:formula="of:=MONTH([.B158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date" office:date-value="2008-06-06" calcext:value-type="date">
            <text:p>6.06.2008</text:p>
          </table:table-cell>
          <table:table-cell table:formula="of:=YEAR([.B159])" office:value-type="float" office:value="2008" calcext:value-type="float">
            <text:p>2008</text:p>
          </table:table-cell>
          <table:table-cell table:formula="of:=MONTH([.B159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date" office:date-value="2008-06-07" calcext:value-type="date">
            <text:p>7.06.2008</text:p>
          </table:table-cell>
          <table:table-cell table:formula="of:=YEAR([.B160])" office:value-type="float" office:value="2008" calcext:value-type="float">
            <text:p>2008</text:p>
          </table:table-cell>
          <table:table-cell table:formula="of:=MONTH([.B160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date" office:date-value="2008-06-08" calcext:value-type="date">
            <text:p>8.06.2008</text:p>
          </table:table-cell>
          <table:table-cell table:formula="of:=YEAR([.B161])" office:value-type="float" office:value="2008" calcext:value-type="float">
            <text:p>2008</text:p>
          </table:table-cell>
          <table:table-cell table:formula="of:=MONTH([.B161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date" office:date-value="2008-06-09" calcext:value-type="date">
            <text:p>9.06.2008</text:p>
          </table:table-cell>
          <table:table-cell table:formula="of:=YEAR([.B162])" office:value-type="float" office:value="2008" calcext:value-type="float">
            <text:p>2008</text:p>
          </table:table-cell>
          <table:table-cell table:formula="of:=MONTH([.B162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date" office:date-value="2008-06-10" calcext:value-type="date">
            <text:p>10.06.2008</text:p>
          </table:table-cell>
          <table:table-cell table:formula="of:=YEAR([.B163])" office:value-type="float" office:value="2008" calcext:value-type="float">
            <text:p>2008</text:p>
          </table:table-cell>
          <table:table-cell table:formula="of:=MONTH([.B163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date" office:date-value="2008-06-11" calcext:value-type="date">
            <text:p>11.06.2008</text:p>
          </table:table-cell>
          <table:table-cell table:formula="of:=YEAR([.B164])" office:value-type="float" office:value="2008" calcext:value-type="float">
            <text:p>2008</text:p>
          </table:table-cell>
          <table:table-cell table:formula="of:=MONTH([.B164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date" office:date-value="2008-06-12" calcext:value-type="date">
            <text:p>12.06.2008</text:p>
          </table:table-cell>
          <table:table-cell table:formula="of:=YEAR([.B165])" office:value-type="float" office:value="2008" calcext:value-type="float">
            <text:p>2008</text:p>
          </table:table-cell>
          <table:table-cell table:formula="of:=MONTH([.B165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date" office:date-value="2008-06-13" calcext:value-type="date">
            <text:p>13.06.2008</text:p>
          </table:table-cell>
          <table:table-cell table:formula="of:=YEAR([.B166])" office:value-type="float" office:value="2008" calcext:value-type="float">
            <text:p>2008</text:p>
          </table:table-cell>
          <table:table-cell table:formula="of:=MONTH([.B166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date" office:date-value="2008-06-14" calcext:value-type="date">
            <text:p>14.06.2008</text:p>
          </table:table-cell>
          <table:table-cell table:formula="of:=YEAR([.B167])" office:value-type="float" office:value="2008" calcext:value-type="float">
            <text:p>2008</text:p>
          </table:table-cell>
          <table:table-cell table:formula="of:=MONTH([.B167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date" office:date-value="2008-06-15" calcext:value-type="date">
            <text:p>15.06.2008</text:p>
          </table:table-cell>
          <table:table-cell table:formula="of:=YEAR([.B168])" office:value-type="float" office:value="2008" calcext:value-type="float">
            <text:p>2008</text:p>
          </table:table-cell>
          <table:table-cell table:formula="of:=MONTH([.B168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date" office:date-value="2008-06-16" calcext:value-type="date">
            <text:p>16.06.2008</text:p>
          </table:table-cell>
          <table:table-cell table:formula="of:=YEAR([.B169])" office:value-type="float" office:value="2008" calcext:value-type="float">
            <text:p>2008</text:p>
          </table:table-cell>
          <table:table-cell table:formula="of:=MONTH([.B169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date" office:date-value="2008-06-17" calcext:value-type="date">
            <text:p>17.06.2008</text:p>
          </table:table-cell>
          <table:table-cell table:formula="of:=YEAR([.B170])" office:value-type="float" office:value="2008" calcext:value-type="float">
            <text:p>2008</text:p>
          </table:table-cell>
          <table:table-cell table:formula="of:=MONTH([.B170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date" office:date-value="2008-06-18" calcext:value-type="date">
            <text:p>18.06.2008</text:p>
          </table:table-cell>
          <table:table-cell table:formula="of:=YEAR([.B171])" office:value-type="float" office:value="2008" calcext:value-type="float">
            <text:p>2008</text:p>
          </table:table-cell>
          <table:table-cell table:formula="of:=MONTH([.B171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date" office:date-value="2008-06-19" calcext:value-type="date">
            <text:p>19.06.2008</text:p>
          </table:table-cell>
          <table:table-cell table:formula="of:=YEAR([.B172])" office:value-type="float" office:value="2008" calcext:value-type="float">
            <text:p>2008</text:p>
          </table:table-cell>
          <table:table-cell table:formula="of:=MONTH([.B172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date" office:date-value="2008-06-20" calcext:value-type="date">
            <text:p>20.06.2008</text:p>
          </table:table-cell>
          <table:table-cell table:formula="of:=YEAR([.B173])" office:value-type="float" office:value="2008" calcext:value-type="float">
            <text:p>2008</text:p>
          </table:table-cell>
          <table:table-cell table:formula="of:=MONTH([.B173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date" office:date-value="2008-06-21" calcext:value-type="date">
            <text:p>21.06.2008</text:p>
          </table:table-cell>
          <table:table-cell table:formula="of:=YEAR([.B174])" office:value-type="float" office:value="2008" calcext:value-type="float">
            <text:p>2008</text:p>
          </table:table-cell>
          <table:table-cell table:formula="of:=MONTH([.B174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date" office:date-value="2008-06-22" calcext:value-type="date">
            <text:p>22.06.2008</text:p>
          </table:table-cell>
          <table:table-cell table:formula="of:=YEAR([.B175])" office:value-type="float" office:value="2008" calcext:value-type="float">
            <text:p>2008</text:p>
          </table:table-cell>
          <table:table-cell table:formula="of:=MONTH([.B175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date" office:date-value="2008-06-23" calcext:value-type="date">
            <text:p>23.06.2008</text:p>
          </table:table-cell>
          <table:table-cell table:formula="of:=YEAR([.B176])" office:value-type="float" office:value="2008" calcext:value-type="float">
            <text:p>2008</text:p>
          </table:table-cell>
          <table:table-cell table:formula="of:=MONTH([.B176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date" office:date-value="2008-06-24" calcext:value-type="date">
            <text:p>24.06.2008</text:p>
          </table:table-cell>
          <table:table-cell table:formula="of:=YEAR([.B177])" office:value-type="float" office:value="2008" calcext:value-type="float">
            <text:p>2008</text:p>
          </table:table-cell>
          <table:table-cell table:formula="of:=MONTH([.B177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date" office:date-value="2008-06-25" calcext:value-type="date">
            <text:p>25.06.2008</text:p>
          </table:table-cell>
          <table:table-cell table:formula="of:=YEAR([.B178])" office:value-type="float" office:value="2008" calcext:value-type="float">
            <text:p>2008</text:p>
          </table:table-cell>
          <table:table-cell table:formula="of:=MONTH([.B178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date" office:date-value="2008-06-26" calcext:value-type="date">
            <text:p>26.06.2008</text:p>
          </table:table-cell>
          <table:table-cell table:formula="of:=YEAR([.B179])" office:value-type="float" office:value="2008" calcext:value-type="float">
            <text:p>2008</text:p>
          </table:table-cell>
          <table:table-cell table:formula="of:=MONTH([.B179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date" office:date-value="2008-06-27" calcext:value-type="date">
            <text:p>27.06.2008</text:p>
          </table:table-cell>
          <table:table-cell table:formula="of:=YEAR([.B180])" office:value-type="float" office:value="2008" calcext:value-type="float">
            <text:p>2008</text:p>
          </table:table-cell>
          <table:table-cell table:formula="of:=MONTH([.B180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date" office:date-value="2008-06-28" calcext:value-type="date">
            <text:p>28.06.2008</text:p>
          </table:table-cell>
          <table:table-cell table:formula="of:=YEAR([.B181])" office:value-type="float" office:value="2008" calcext:value-type="float">
            <text:p>2008</text:p>
          </table:table-cell>
          <table:table-cell table:formula="of:=MONTH([.B181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date" office:date-value="2008-06-29" calcext:value-type="date">
            <text:p>29.06.2008</text:p>
          </table:table-cell>
          <table:table-cell table:formula="of:=YEAR([.B182])" office:value-type="float" office:value="2008" calcext:value-type="float">
            <text:p>2008</text:p>
          </table:table-cell>
          <table:table-cell table:formula="of:=MONTH([.B182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date" office:date-value="2008-06-30" calcext:value-type="date">
            <text:p>30.06.2008</text:p>
          </table:table-cell>
          <table:table-cell table:formula="of:=YEAR([.B183])" office:value-type="float" office:value="2008" calcext:value-type="float">
            <text:p>2008</text:p>
          </table:table-cell>
          <table:table-cell table:formula="of:=MONTH([.B183]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date" office:date-value="2008-07-01" calcext:value-type="date">
            <text:p>1.07.2008</text:p>
          </table:table-cell>
          <table:table-cell table:formula="of:=YEAR([.B184])" office:value-type="float" office:value="2008" calcext:value-type="float">
            <text:p>2008</text:p>
          </table:table-cell>
          <table:table-cell table:formula="of:=MONTH([.B184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date" office:date-value="2008-07-02" calcext:value-type="date">
            <text:p>2.07.2008</text:p>
          </table:table-cell>
          <table:table-cell table:formula="of:=YEAR([.B185])" office:value-type="float" office:value="2008" calcext:value-type="float">
            <text:p>2008</text:p>
          </table:table-cell>
          <table:table-cell table:formula="of:=MONTH([.B185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date" office:date-value="2008-07-03" calcext:value-type="date">
            <text:p>3.07.2008</text:p>
          </table:table-cell>
          <table:table-cell table:formula="of:=YEAR([.B186])" office:value-type="float" office:value="2008" calcext:value-type="float">
            <text:p>2008</text:p>
          </table:table-cell>
          <table:table-cell table:formula="of:=MONTH([.B186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date" office:date-value="2008-07-04" calcext:value-type="date">
            <text:p>4.07.2008</text:p>
          </table:table-cell>
          <table:table-cell table:formula="of:=YEAR([.B187])" office:value-type="float" office:value="2008" calcext:value-type="float">
            <text:p>2008</text:p>
          </table:table-cell>
          <table:table-cell table:formula="of:=MONTH([.B187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date" office:date-value="2008-07-05" calcext:value-type="date">
            <text:p>5.07.2008</text:p>
          </table:table-cell>
          <table:table-cell table:formula="of:=YEAR([.B188])" office:value-type="float" office:value="2008" calcext:value-type="float">
            <text:p>2008</text:p>
          </table:table-cell>
          <table:table-cell table:formula="of:=MONTH([.B188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date" office:date-value="2008-07-06" calcext:value-type="date">
            <text:p>6.07.2008</text:p>
          </table:table-cell>
          <table:table-cell table:formula="of:=YEAR([.B189])" office:value-type="float" office:value="2008" calcext:value-type="float">
            <text:p>2008</text:p>
          </table:table-cell>
          <table:table-cell table:formula="of:=MONTH([.B189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date" office:date-value="2008-07-07" calcext:value-type="date">
            <text:p>7.07.2008</text:p>
          </table:table-cell>
          <table:table-cell table:formula="of:=YEAR([.B190])" office:value-type="float" office:value="2008" calcext:value-type="float">
            <text:p>2008</text:p>
          </table:table-cell>
          <table:table-cell table:formula="of:=MONTH([.B190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date" office:date-value="2008-07-08" calcext:value-type="date">
            <text:p>8.07.2008</text:p>
          </table:table-cell>
          <table:table-cell table:formula="of:=YEAR([.B191])" office:value-type="float" office:value="2008" calcext:value-type="float">
            <text:p>2008</text:p>
          </table:table-cell>
          <table:table-cell table:formula="of:=MONTH([.B191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date" office:date-value="2008-07-09" calcext:value-type="date">
            <text:p>9.07.2008</text:p>
          </table:table-cell>
          <table:table-cell table:formula="of:=YEAR([.B192])" office:value-type="float" office:value="2008" calcext:value-type="float">
            <text:p>2008</text:p>
          </table:table-cell>
          <table:table-cell table:formula="of:=MONTH([.B192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date" office:date-value="2008-07-10" calcext:value-type="date">
            <text:p>10.07.2008</text:p>
          </table:table-cell>
          <table:table-cell table:formula="of:=YEAR([.B193])" office:value-type="float" office:value="2008" calcext:value-type="float">
            <text:p>2008</text:p>
          </table:table-cell>
          <table:table-cell table:formula="of:=MONTH([.B193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date" office:date-value="2008-07-11" calcext:value-type="date">
            <text:p>11.07.2008</text:p>
          </table:table-cell>
          <table:table-cell table:formula="of:=YEAR([.B194])" office:value-type="float" office:value="2008" calcext:value-type="float">
            <text:p>2008</text:p>
          </table:table-cell>
          <table:table-cell table:formula="of:=MONTH([.B194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date" office:date-value="2008-07-12" calcext:value-type="date">
            <text:p>12.07.2008</text:p>
          </table:table-cell>
          <table:table-cell table:formula="of:=YEAR([.B195])" office:value-type="float" office:value="2008" calcext:value-type="float">
            <text:p>2008</text:p>
          </table:table-cell>
          <table:table-cell table:formula="of:=MONTH([.B195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date" office:date-value="2008-07-13" calcext:value-type="date">
            <text:p>13.07.2008</text:p>
          </table:table-cell>
          <table:table-cell table:formula="of:=YEAR([.B196])" office:value-type="float" office:value="2008" calcext:value-type="float">
            <text:p>2008</text:p>
          </table:table-cell>
          <table:table-cell table:formula="of:=MONTH([.B196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date" office:date-value="2008-07-14" calcext:value-type="date">
            <text:p>14.07.2008</text:p>
          </table:table-cell>
          <table:table-cell table:formula="of:=YEAR([.B197])" office:value-type="float" office:value="2008" calcext:value-type="float">
            <text:p>2008</text:p>
          </table:table-cell>
          <table:table-cell table:formula="of:=MONTH([.B197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date" office:date-value="2008-07-15" calcext:value-type="date">
            <text:p>15.07.2008</text:p>
          </table:table-cell>
          <table:table-cell table:formula="of:=YEAR([.B198])" office:value-type="float" office:value="2008" calcext:value-type="float">
            <text:p>2008</text:p>
          </table:table-cell>
          <table:table-cell table:formula="of:=MONTH([.B198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date" office:date-value="2008-07-16" calcext:value-type="date">
            <text:p>16.07.2008</text:p>
          </table:table-cell>
          <table:table-cell table:formula="of:=YEAR([.B199])" office:value-type="float" office:value="2008" calcext:value-type="float">
            <text:p>2008</text:p>
          </table:table-cell>
          <table:table-cell table:formula="of:=MONTH([.B199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date" office:date-value="2008-07-17" calcext:value-type="date">
            <text:p>17.07.2008</text:p>
          </table:table-cell>
          <table:table-cell table:formula="of:=YEAR([.B200])" office:value-type="float" office:value="2008" calcext:value-type="float">
            <text:p>2008</text:p>
          </table:table-cell>
          <table:table-cell table:formula="of:=MONTH([.B200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date" office:date-value="2008-07-18" calcext:value-type="date">
            <text:p>18.07.2008</text:p>
          </table:table-cell>
          <table:table-cell table:formula="of:=YEAR([.B201])" office:value-type="float" office:value="2008" calcext:value-type="float">
            <text:p>2008</text:p>
          </table:table-cell>
          <table:table-cell table:formula="of:=MONTH([.B201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date" office:date-value="2008-07-19" calcext:value-type="date">
            <text:p>19.07.2008</text:p>
          </table:table-cell>
          <table:table-cell table:formula="of:=YEAR([.B202])" office:value-type="float" office:value="2008" calcext:value-type="float">
            <text:p>2008</text:p>
          </table:table-cell>
          <table:table-cell table:formula="of:=MONTH([.B202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date" office:date-value="2008-07-20" calcext:value-type="date">
            <text:p>20.07.2008</text:p>
          </table:table-cell>
          <table:table-cell table:formula="of:=YEAR([.B203])" office:value-type="float" office:value="2008" calcext:value-type="float">
            <text:p>2008</text:p>
          </table:table-cell>
          <table:table-cell table:formula="of:=MONTH([.B203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date" office:date-value="2008-07-21" calcext:value-type="date">
            <text:p>21.07.2008</text:p>
          </table:table-cell>
          <table:table-cell table:formula="of:=YEAR([.B204])" office:value-type="float" office:value="2008" calcext:value-type="float">
            <text:p>2008</text:p>
          </table:table-cell>
          <table:table-cell table:formula="of:=MONTH([.B204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date" office:date-value="2008-07-22" calcext:value-type="date">
            <text:p>22.07.2008</text:p>
          </table:table-cell>
          <table:table-cell table:formula="of:=YEAR([.B205])" office:value-type="float" office:value="2008" calcext:value-type="float">
            <text:p>2008</text:p>
          </table:table-cell>
          <table:table-cell table:formula="of:=MONTH([.B205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date" office:date-value="2008-07-23" calcext:value-type="date">
            <text:p>23.07.2008</text:p>
          </table:table-cell>
          <table:table-cell table:formula="of:=YEAR([.B206])" office:value-type="float" office:value="2008" calcext:value-type="float">
            <text:p>2008</text:p>
          </table:table-cell>
          <table:table-cell table:formula="of:=MONTH([.B206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date" office:date-value="2008-07-24" calcext:value-type="date">
            <text:p>24.07.2008</text:p>
          </table:table-cell>
          <table:table-cell table:formula="of:=YEAR([.B207])" office:value-type="float" office:value="2008" calcext:value-type="float">
            <text:p>2008</text:p>
          </table:table-cell>
          <table:table-cell table:formula="of:=MONTH([.B207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date" office:date-value="2008-07-25" calcext:value-type="date">
            <text:p>25.07.2008</text:p>
          </table:table-cell>
          <table:table-cell table:formula="of:=YEAR([.B208])" office:value-type="float" office:value="2008" calcext:value-type="float">
            <text:p>2008</text:p>
          </table:table-cell>
          <table:table-cell table:formula="of:=MONTH([.B208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7038" calcext:value-type="float">
            <text:p>7038</text:p>
          </table:table-cell>
          <table:table-cell office:value-type="date" office:date-value="2008-07-26" calcext:value-type="date">
            <text:p>26.07.2008</text:p>
          </table:table-cell>
          <table:table-cell table:formula="of:=YEAR([.B209])" office:value-type="float" office:value="2008" calcext:value-type="float">
            <text:p>2008</text:p>
          </table:table-cell>
          <table:table-cell table:formula="of:=MONTH([.B209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9717" calcext:value-type="float">
            <text:p>9717</text:p>
          </table:table-cell>
          <table:table-cell office:value-type="date" office:date-value="2008-07-27" calcext:value-type="date">
            <text:p>27.07.2008</text:p>
          </table:table-cell>
          <table:table-cell table:formula="of:=YEAR([.B210])" office:value-type="float" office:value="2008" calcext:value-type="float">
            <text:p>2008</text:p>
          </table:table-cell>
          <table:table-cell table:formula="of:=MONTH([.B210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14676" calcext:value-type="float">
            <text:p>14676</text:p>
          </table:table-cell>
          <table:table-cell office:value-type="date" office:date-value="2008-07-28" calcext:value-type="date">
            <text:p>28.07.2008</text:p>
          </table:table-cell>
          <table:table-cell table:formula="of:=YEAR([.B211])" office:value-type="float" office:value="2008" calcext:value-type="float">
            <text:p>2008</text:p>
          </table:table-cell>
          <table:table-cell table:formula="of:=MONTH([.B211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18791" calcext:value-type="float">
            <text:p>18791</text:p>
          </table:table-cell>
          <table:table-cell office:value-type="date" office:date-value="2008-07-29" calcext:value-type="date">
            <text:p>29.07.2008</text:p>
          </table:table-cell>
          <table:table-cell table:formula="of:=YEAR([.B212])" office:value-type="float" office:value="2008" calcext:value-type="float">
            <text:p>2008</text:p>
          </table:table-cell>
          <table:table-cell table:formula="of:=MONTH([.B212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19796" calcext:value-type="float">
            <text:p>19796</text:p>
          </table:table-cell>
          <table:table-cell office:value-type="date" office:date-value="2008-07-30" calcext:value-type="date">
            <text:p>30.07.2008</text:p>
          </table:table-cell>
          <table:table-cell table:formula="of:=YEAR([.B213])" office:value-type="float" office:value="2008" calcext:value-type="float">
            <text:p>2008</text:p>
          </table:table-cell>
          <table:table-cell table:formula="of:=MONTH([.B213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341" calcext:value-type="float">
            <text:p>20341</text:p>
          </table:table-cell>
          <table:table-cell office:value-type="date" office:date-value="2008-07-31" calcext:value-type="date">
            <text:p>31.07.2008</text:p>
          </table:table-cell>
          <table:table-cell table:formula="of:=YEAR([.B214])" office:value-type="float" office:value="2008" calcext:value-type="float">
            <text:p>2008</text:p>
          </table:table-cell>
          <table:table-cell table:formula="of:=MONTH([.B214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17345" calcext:value-type="float">
            <text:p>17345</text:p>
          </table:table-cell>
          <table:table-cell office:value-type="date" office:date-value="2008-08-01" calcext:value-type="date">
            <text:p>1.08.2008</text:p>
          </table:table-cell>
          <table:table-cell table:formula="of:=YEAR([.B215])" office:value-type="float" office:value="2008" calcext:value-type="float">
            <text:p>2008</text:p>
          </table:table-cell>
          <table:table-cell table:formula="of:=MONTH([.B215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15034" calcext:value-type="float">
            <text:p>15034</text:p>
          </table:table-cell>
          <table:table-cell office:value-type="date" office:date-value="2008-08-02" calcext:value-type="date">
            <text:p>2.08.2008</text:p>
          </table:table-cell>
          <table:table-cell table:formula="of:=YEAR([.B216])" office:value-type="float" office:value="2008" calcext:value-type="float">
            <text:p>2008</text:p>
          </table:table-cell>
          <table:table-cell table:formula="of:=MONTH([.B216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10401" calcext:value-type="float">
            <text:p>10401</text:p>
          </table:table-cell>
          <table:table-cell office:value-type="date" office:date-value="2008-08-03" calcext:value-type="date">
            <text:p>3.08.2008</text:p>
          </table:table-cell>
          <table:table-cell table:formula="of:=YEAR([.B217])" office:value-type="float" office:value="2008" calcext:value-type="float">
            <text:p>2008</text:p>
          </table:table-cell>
          <table:table-cell table:formula="of:=MONTH([.B217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6407" calcext:value-type="float">
            <text:p>6407</text:p>
          </table:table-cell>
          <table:table-cell office:value-type="date" office:date-value="2008-08-04" calcext:value-type="date">
            <text:p>4.08.2008</text:p>
          </table:table-cell>
          <table:table-cell table:formula="of:=YEAR([.B218])" office:value-type="float" office:value="2008" calcext:value-type="float">
            <text:p>2008</text:p>
          </table:table-cell>
          <table:table-cell table:formula="of:=MONTH([.B218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date" office:date-value="2008-08-05" calcext:value-type="date">
            <text:p>5.08.2008</text:p>
          </table:table-cell>
          <table:table-cell table:formula="of:=YEAR([.B219])" office:value-type="float" office:value="2008" calcext:value-type="float">
            <text:p>2008</text:p>
          </table:table-cell>
          <table:table-cell table:formula="of:=MONTH([.B219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date" office:date-value="2008-08-06" calcext:value-type="date">
            <text:p>6.08.2008</text:p>
          </table:table-cell>
          <table:table-cell table:formula="of:=YEAR([.B220])" office:value-type="float" office:value="2008" calcext:value-type="float">
            <text:p>2008</text:p>
          </table:table-cell>
          <table:table-cell table:formula="of:=MONTH([.B220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date" office:date-value="2008-08-07" calcext:value-type="date">
            <text:p>7.08.2008</text:p>
          </table:table-cell>
          <table:table-cell table:formula="of:=YEAR([.B221])" office:value-type="float" office:value="2008" calcext:value-type="float">
            <text:p>2008</text:p>
          </table:table-cell>
          <table:table-cell table:formula="of:=MONTH([.B221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date" office:date-value="2008-08-08" calcext:value-type="date">
            <text:p>8.08.2008</text:p>
          </table:table-cell>
          <table:table-cell table:formula="of:=YEAR([.B222])" office:value-type="float" office:value="2008" calcext:value-type="float">
            <text:p>2008</text:p>
          </table:table-cell>
          <table:table-cell table:formula="of:=MONTH([.B222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date" office:date-value="2008-08-09" calcext:value-type="date">
            <text:p>9.08.2008</text:p>
          </table:table-cell>
          <table:table-cell table:formula="of:=YEAR([.B223])" office:value-type="float" office:value="2008" calcext:value-type="float">
            <text:p>2008</text:p>
          </table:table-cell>
          <table:table-cell table:formula="of:=MONTH([.B223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date" office:date-value="2008-08-10" calcext:value-type="date">
            <text:p>10.08.2008</text:p>
          </table:table-cell>
          <table:table-cell table:formula="of:=YEAR([.B224])" office:value-type="float" office:value="2008" calcext:value-type="float">
            <text:p>2008</text:p>
          </table:table-cell>
          <table:table-cell table:formula="of:=MONTH([.B224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date" office:date-value="2008-08-11" calcext:value-type="date">
            <text:p>11.08.2008</text:p>
          </table:table-cell>
          <table:table-cell table:formula="of:=YEAR([.B225])" office:value-type="float" office:value="2008" calcext:value-type="float">
            <text:p>2008</text:p>
          </table:table-cell>
          <table:table-cell table:formula="of:=MONTH([.B225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date" office:date-value="2008-08-12" calcext:value-type="date">
            <text:p>12.08.2008</text:p>
          </table:table-cell>
          <table:table-cell table:formula="of:=YEAR([.B226])" office:value-type="float" office:value="2008" calcext:value-type="float">
            <text:p>2008</text:p>
          </table:table-cell>
          <table:table-cell table:formula="of:=MONTH([.B226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date" office:date-value="2008-08-13" calcext:value-type="date">
            <text:p>13.08.2008</text:p>
          </table:table-cell>
          <table:table-cell table:formula="of:=YEAR([.B227])" office:value-type="float" office:value="2008" calcext:value-type="float">
            <text:p>2008</text:p>
          </table:table-cell>
          <table:table-cell table:formula="of:=MONTH([.B227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date" office:date-value="2008-08-14" calcext:value-type="date">
            <text:p>14.08.2008</text:p>
          </table:table-cell>
          <table:table-cell table:formula="of:=YEAR([.B228])" office:value-type="float" office:value="2008" calcext:value-type="float">
            <text:p>2008</text:p>
          </table:table-cell>
          <table:table-cell table:formula="of:=MONTH([.B228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date" office:date-value="2008-08-15" calcext:value-type="date">
            <text:p>15.08.2008</text:p>
          </table:table-cell>
          <table:table-cell table:formula="of:=YEAR([.B229])" office:value-type="float" office:value="2008" calcext:value-type="float">
            <text:p>2008</text:p>
          </table:table-cell>
          <table:table-cell table:formula="of:=MONTH([.B229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date" office:date-value="2008-08-16" calcext:value-type="date">
            <text:p>16.08.2008</text:p>
          </table:table-cell>
          <table:table-cell table:formula="of:=YEAR([.B230])" office:value-type="float" office:value="2008" calcext:value-type="float">
            <text:p>2008</text:p>
          </table:table-cell>
          <table:table-cell table:formula="of:=MONTH([.B230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date" office:date-value="2008-08-17" calcext:value-type="date">
            <text:p>17.08.2008</text:p>
          </table:table-cell>
          <table:table-cell table:formula="of:=YEAR([.B231])" office:value-type="float" office:value="2008" calcext:value-type="float">
            <text:p>2008</text:p>
          </table:table-cell>
          <table:table-cell table:formula="of:=MONTH([.B231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date" office:date-value="2008-08-18" calcext:value-type="date">
            <text:p>18.08.2008</text:p>
          </table:table-cell>
          <table:table-cell table:formula="of:=YEAR([.B232])" office:value-type="float" office:value="2008" calcext:value-type="float">
            <text:p>2008</text:p>
          </table:table-cell>
          <table:table-cell table:formula="of:=MONTH([.B232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date" office:date-value="2008-08-19" calcext:value-type="date">
            <text:p>19.08.2008</text:p>
          </table:table-cell>
          <table:table-cell table:formula="of:=YEAR([.B233])" office:value-type="float" office:value="2008" calcext:value-type="float">
            <text:p>2008</text:p>
          </table:table-cell>
          <table:table-cell table:formula="of:=MONTH([.B233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date" office:date-value="2008-08-20" calcext:value-type="date">
            <text:p>20.08.2008</text:p>
          </table:table-cell>
          <table:table-cell table:formula="of:=YEAR([.B234])" office:value-type="float" office:value="2008" calcext:value-type="float">
            <text:p>2008</text:p>
          </table:table-cell>
          <table:table-cell table:formula="of:=MONTH([.B234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date" office:date-value="2008-08-21" calcext:value-type="date">
            <text:p>21.08.2008</text:p>
          </table:table-cell>
          <table:table-cell table:formula="of:=YEAR([.B235])" office:value-type="float" office:value="2008" calcext:value-type="float">
            <text:p>2008</text:p>
          </table:table-cell>
          <table:table-cell table:formula="of:=MONTH([.B235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date" office:date-value="2008-08-22" calcext:value-type="date">
            <text:p>22.08.2008</text:p>
          </table:table-cell>
          <table:table-cell table:formula="of:=YEAR([.B236])" office:value-type="float" office:value="2008" calcext:value-type="float">
            <text:p>2008</text:p>
          </table:table-cell>
          <table:table-cell table:formula="of:=MONTH([.B236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date" office:date-value="2008-08-23" calcext:value-type="date">
            <text:p>23.08.2008</text:p>
          </table:table-cell>
          <table:table-cell table:formula="of:=YEAR([.B237])" office:value-type="float" office:value="2008" calcext:value-type="float">
            <text:p>2008</text:p>
          </table:table-cell>
          <table:table-cell table:formula="of:=MONTH([.B237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date" office:date-value="2008-08-24" calcext:value-type="date">
            <text:p>24.08.2008</text:p>
          </table:table-cell>
          <table:table-cell table:formula="of:=YEAR([.B238])" office:value-type="float" office:value="2008" calcext:value-type="float">
            <text:p>2008</text:p>
          </table:table-cell>
          <table:table-cell table:formula="of:=MONTH([.B238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date" office:date-value="2008-08-25" calcext:value-type="date">
            <text:p>25.08.2008</text:p>
          </table:table-cell>
          <table:table-cell table:formula="of:=YEAR([.B239])" office:value-type="float" office:value="2008" calcext:value-type="float">
            <text:p>2008</text:p>
          </table:table-cell>
          <table:table-cell table:formula="of:=MONTH([.B239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date" office:date-value="2008-08-26" calcext:value-type="date">
            <text:p>26.08.2008</text:p>
          </table:table-cell>
          <table:table-cell table:formula="of:=YEAR([.B240])" office:value-type="float" office:value="2008" calcext:value-type="float">
            <text:p>2008</text:p>
          </table:table-cell>
          <table:table-cell table:formula="of:=MONTH([.B240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date" office:date-value="2008-08-27" calcext:value-type="date">
            <text:p>27.08.2008</text:p>
          </table:table-cell>
          <table:table-cell table:formula="of:=YEAR([.B241])" office:value-type="float" office:value="2008" calcext:value-type="float">
            <text:p>2008</text:p>
          </table:table-cell>
          <table:table-cell table:formula="of:=MONTH([.B241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date" office:date-value="2008-08-28" calcext:value-type="date">
            <text:p>28.08.2008</text:p>
          </table:table-cell>
          <table:table-cell table:formula="of:=YEAR([.B242])" office:value-type="float" office:value="2008" calcext:value-type="float">
            <text:p>2008</text:p>
          </table:table-cell>
          <table:table-cell table:formula="of:=MONTH([.B242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date" office:date-value="2008-08-29" calcext:value-type="date">
            <text:p>29.08.2008</text:p>
          </table:table-cell>
          <table:table-cell table:formula="of:=YEAR([.B243])" office:value-type="float" office:value="2008" calcext:value-type="float">
            <text:p>2008</text:p>
          </table:table-cell>
          <table:table-cell table:formula="of:=MONTH([.B243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date" office:date-value="2008-08-30" calcext:value-type="date">
            <text:p>30.08.2008</text:p>
          </table:table-cell>
          <table:table-cell table:formula="of:=YEAR([.B244])" office:value-type="float" office:value="2008" calcext:value-type="float">
            <text:p>2008</text:p>
          </table:table-cell>
          <table:table-cell table:formula="of:=MONTH([.B244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date" office:date-value="2008-08-31" calcext:value-type="date">
            <text:p>31.08.2008</text:p>
          </table:table-cell>
          <table:table-cell table:formula="of:=YEAR([.B245])" office:value-type="float" office:value="2008" calcext:value-type="float">
            <text:p>2008</text:p>
          </table:table-cell>
          <table:table-cell table:formula="of:=MONTH([.B245])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date" office:date-value="2008-09-01" calcext:value-type="date">
            <text:p>1.09.2008</text:p>
          </table:table-cell>
          <table:table-cell table:formula="of:=YEAR([.B246])" office:value-type="float" office:value="2008" calcext:value-type="float">
            <text:p>2008</text:p>
          </table:table-cell>
          <table:table-cell table:formula="of:=MONTH([.B246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date" office:date-value="2008-09-02" calcext:value-type="date">
            <text:p>2.09.2008</text:p>
          </table:table-cell>
          <table:table-cell table:formula="of:=YEAR([.B247])" office:value-type="float" office:value="2008" calcext:value-type="float">
            <text:p>2008</text:p>
          </table:table-cell>
          <table:table-cell table:formula="of:=MONTH([.B247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date" office:date-value="2008-09-03" calcext:value-type="date">
            <text:p>3.09.2008</text:p>
          </table:table-cell>
          <table:table-cell table:formula="of:=YEAR([.B248])" office:value-type="float" office:value="2008" calcext:value-type="float">
            <text:p>2008</text:p>
          </table:table-cell>
          <table:table-cell table:formula="of:=MONTH([.B248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date" office:date-value="2008-09-04" calcext:value-type="date">
            <text:p>4.09.2008</text:p>
          </table:table-cell>
          <table:table-cell table:formula="of:=YEAR([.B249])" office:value-type="float" office:value="2008" calcext:value-type="float">
            <text:p>2008</text:p>
          </table:table-cell>
          <table:table-cell table:formula="of:=MONTH([.B249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date" office:date-value="2008-09-05" calcext:value-type="date">
            <text:p>5.09.2008</text:p>
          </table:table-cell>
          <table:table-cell table:formula="of:=YEAR([.B250])" office:value-type="float" office:value="2008" calcext:value-type="float">
            <text:p>2008</text:p>
          </table:table-cell>
          <table:table-cell table:formula="of:=MONTH([.B250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date" office:date-value="2008-09-06" calcext:value-type="date">
            <text:p>6.09.2008</text:p>
          </table:table-cell>
          <table:table-cell table:formula="of:=YEAR([.B251])" office:value-type="float" office:value="2008" calcext:value-type="float">
            <text:p>2008</text:p>
          </table:table-cell>
          <table:table-cell table:formula="of:=MONTH([.B251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date" office:date-value="2008-09-07" calcext:value-type="date">
            <text:p>7.09.2008</text:p>
          </table:table-cell>
          <table:table-cell table:formula="of:=YEAR([.B252])" office:value-type="float" office:value="2008" calcext:value-type="float">
            <text:p>2008</text:p>
          </table:table-cell>
          <table:table-cell table:formula="of:=MONTH([.B252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date" office:date-value="2008-09-08" calcext:value-type="date">
            <text:p>8.09.2008</text:p>
          </table:table-cell>
          <table:table-cell table:formula="of:=YEAR([.B253])" office:value-type="float" office:value="2008" calcext:value-type="float">
            <text:p>2008</text:p>
          </table:table-cell>
          <table:table-cell table:formula="of:=MONTH([.B253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date" office:date-value="2008-09-09" calcext:value-type="date">
            <text:p>9.09.2008</text:p>
          </table:table-cell>
          <table:table-cell table:formula="of:=YEAR([.B254])" office:value-type="float" office:value="2008" calcext:value-type="float">
            <text:p>2008</text:p>
          </table:table-cell>
          <table:table-cell table:formula="of:=MONTH([.B254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date" office:date-value="2008-09-10" calcext:value-type="date">
            <text:p>10.09.2008</text:p>
          </table:table-cell>
          <table:table-cell table:formula="of:=YEAR([.B255])" office:value-type="float" office:value="2008" calcext:value-type="float">
            <text:p>2008</text:p>
          </table:table-cell>
          <table:table-cell table:formula="of:=MONTH([.B255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date" office:date-value="2008-09-11" calcext:value-type="date">
            <text:p>11.09.2008</text:p>
          </table:table-cell>
          <table:table-cell table:formula="of:=YEAR([.B256])" office:value-type="float" office:value="2008" calcext:value-type="float">
            <text:p>2008</text:p>
          </table:table-cell>
          <table:table-cell table:formula="of:=MONTH([.B256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date" office:date-value="2008-09-12" calcext:value-type="date">
            <text:p>12.09.2008</text:p>
          </table:table-cell>
          <table:table-cell table:formula="of:=YEAR([.B257])" office:value-type="float" office:value="2008" calcext:value-type="float">
            <text:p>2008</text:p>
          </table:table-cell>
          <table:table-cell table:formula="of:=MONTH([.B257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date" office:date-value="2008-09-13" calcext:value-type="date">
            <text:p>13.09.2008</text:p>
          </table:table-cell>
          <table:table-cell table:formula="of:=YEAR([.B258])" office:value-type="float" office:value="2008" calcext:value-type="float">
            <text:p>2008</text:p>
          </table:table-cell>
          <table:table-cell table:formula="of:=MONTH([.B258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date" office:date-value="2008-09-14" calcext:value-type="date">
            <text:p>14.09.2008</text:p>
          </table:table-cell>
          <table:table-cell table:formula="of:=YEAR([.B259])" office:value-type="float" office:value="2008" calcext:value-type="float">
            <text:p>2008</text:p>
          </table:table-cell>
          <table:table-cell table:formula="of:=MONTH([.B259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5997" calcext:value-type="float">
            <text:p>5997</text:p>
          </table:table-cell>
          <table:table-cell office:value-type="date" office:date-value="2008-09-15" calcext:value-type="date">
            <text:p>15.09.2008</text:p>
          </table:table-cell>
          <table:table-cell table:formula="of:=YEAR([.B260])" office:value-type="float" office:value="2008" calcext:value-type="float">
            <text:p>2008</text:p>
          </table:table-cell>
          <table:table-cell table:formula="of:=MONTH([.B260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5397" calcext:value-type="float">
            <text:p>5397</text:p>
          </table:table-cell>
          <table:table-cell office:value-type="date" office:date-value="2008-09-16" calcext:value-type="date">
            <text:p>16.09.2008</text:p>
          </table:table-cell>
          <table:table-cell table:formula="of:=YEAR([.B261])" office:value-type="float" office:value="2008" calcext:value-type="float">
            <text:p>2008</text:p>
          </table:table-cell>
          <table:table-cell table:formula="of:=MONTH([.B261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9242" calcext:value-type="float">
            <text:p>9242</text:p>
          </table:table-cell>
          <table:table-cell office:value-type="date" office:date-value="2008-09-17" calcext:value-type="date">
            <text:p>17.09.2008</text:p>
          </table:table-cell>
          <table:table-cell table:formula="of:=YEAR([.B262])" office:value-type="float" office:value="2008" calcext:value-type="float">
            <text:p>2008</text:p>
          </table:table-cell>
          <table:table-cell table:formula="of:=MONTH([.B262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4544" calcext:value-type="float">
            <text:p>14544</text:p>
          </table:table-cell>
          <table:table-cell office:value-type="date" office:date-value="2008-09-18" calcext:value-type="date">
            <text:p>18.09.2008</text:p>
          </table:table-cell>
          <table:table-cell table:formula="of:=YEAR([.B263])" office:value-type="float" office:value="2008" calcext:value-type="float">
            <text:p>2008</text:p>
          </table:table-cell>
          <table:table-cell table:formula="of:=MONTH([.B263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20777" calcext:value-type="float">
            <text:p>20777</text:p>
          </table:table-cell>
          <table:table-cell office:value-type="date" office:date-value="2008-09-19" calcext:value-type="date">
            <text:p>19.09.2008</text:p>
          </table:table-cell>
          <table:table-cell table:formula="of:=YEAR([.B264])" office:value-type="float" office:value="2008" calcext:value-type="float">
            <text:p>2008</text:p>
          </table:table-cell>
          <table:table-cell table:formula="of:=MONTH([.B264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26979" calcext:value-type="float">
            <text:p>26979</text:p>
          </table:table-cell>
          <table:table-cell office:value-type="date" office:date-value="2008-09-20" calcext:value-type="date">
            <text:p>20.09.2008</text:p>
          </table:table-cell>
          <table:table-cell table:formula="of:=YEAR([.B265])" office:value-type="float" office:value="2008" calcext:value-type="float">
            <text:p>2008</text:p>
          </table:table-cell>
          <table:table-cell table:formula="of:=MONTH([.B265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30900" calcext:value-type="float">
            <text:p>30900</text:p>
          </table:table-cell>
          <table:table-cell office:value-type="date" office:date-value="2008-09-21" calcext:value-type="date">
            <text:p>21.09.2008</text:p>
          </table:table-cell>
          <table:table-cell table:formula="of:=YEAR([.B266])" office:value-type="float" office:value="2008" calcext:value-type="float">
            <text:p>2008</text:p>
          </table:table-cell>
          <table:table-cell table:formula="of:=MONTH([.B266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30619" calcext:value-type="float">
            <text:p>30619</text:p>
          </table:table-cell>
          <table:table-cell office:value-type="date" office:date-value="2008-09-22" calcext:value-type="date">
            <text:p>22.09.2008</text:p>
          </table:table-cell>
          <table:table-cell table:formula="of:=YEAR([.B267])" office:value-type="float" office:value="2008" calcext:value-type="float">
            <text:p>2008</text:p>
          </table:table-cell>
          <table:table-cell table:formula="of:=MONTH([.B267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26700" calcext:value-type="float">
            <text:p>26700</text:p>
          </table:table-cell>
          <table:table-cell office:value-type="date" office:date-value="2008-09-23" calcext:value-type="date">
            <text:p>23.09.2008</text:p>
          </table:table-cell>
          <table:table-cell table:formula="of:=YEAR([.B268])" office:value-type="float" office:value="2008" calcext:value-type="float">
            <text:p>2008</text:p>
          </table:table-cell>
          <table:table-cell table:formula="of:=MONTH([.B268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20415" calcext:value-type="float">
            <text:p>20415</text:p>
          </table:table-cell>
          <table:table-cell office:value-type="date" office:date-value="2008-09-24" calcext:value-type="date">
            <text:p>24.09.2008</text:p>
          </table:table-cell>
          <table:table-cell table:formula="of:=YEAR([.B269])" office:value-type="float" office:value="2008" calcext:value-type="float">
            <text:p>2008</text:p>
          </table:table-cell>
          <table:table-cell table:formula="of:=MONTH([.B269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4816" calcext:value-type="float">
            <text:p>14816</text:p>
          </table:table-cell>
          <table:table-cell office:value-type="date" office:date-value="2008-09-25" calcext:value-type="date">
            <text:p>25.09.2008</text:p>
          </table:table-cell>
          <table:table-cell table:formula="of:=YEAR([.B270])" office:value-type="float" office:value="2008" calcext:value-type="float">
            <text:p>2008</text:p>
          </table:table-cell>
          <table:table-cell table:formula="of:=MONTH([.B270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8631" calcext:value-type="float">
            <text:p>8631</text:p>
          </table:table-cell>
          <table:table-cell office:value-type="date" office:date-value="2008-09-26" calcext:value-type="date">
            <text:p>26.09.2008</text:p>
          </table:table-cell>
          <table:table-cell table:formula="of:=YEAR([.B271])" office:value-type="float" office:value="2008" calcext:value-type="float">
            <text:p>2008</text:p>
          </table:table-cell>
          <table:table-cell table:formula="of:=MONTH([.B271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6098" calcext:value-type="float">
            <text:p>6098</text:p>
          </table:table-cell>
          <table:table-cell office:value-type="date" office:date-value="2008-09-27" calcext:value-type="date">
            <text:p>27.09.2008</text:p>
          </table:table-cell>
          <table:table-cell table:formula="of:=YEAR([.B272])" office:value-type="float" office:value="2008" calcext:value-type="float">
            <text:p>2008</text:p>
          </table:table-cell>
          <table:table-cell table:formula="of:=MONTH([.B272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5117" calcext:value-type="float">
            <text:p>5117</text:p>
          </table:table-cell>
          <table:table-cell office:value-type="date" office:date-value="2008-09-28" calcext:value-type="date">
            <text:p>28.09.2008</text:p>
          </table:table-cell>
          <table:table-cell table:formula="of:=YEAR([.B273])" office:value-type="float" office:value="2008" calcext:value-type="float">
            <text:p>2008</text:p>
          </table:table-cell>
          <table:table-cell table:formula="of:=MONTH([.B273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5295" calcext:value-type="float">
            <text:p>5295</text:p>
          </table:table-cell>
          <table:table-cell office:value-type="date" office:date-value="2008-09-29" calcext:value-type="date">
            <text:p>29.09.2008</text:p>
          </table:table-cell>
          <table:table-cell table:formula="of:=YEAR([.B274])" office:value-type="float" office:value="2008" calcext:value-type="float">
            <text:p>2008</text:p>
          </table:table-cell>
          <table:table-cell table:formula="of:=MONTH([.B274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date" office:date-value="2008-09-30" calcext:value-type="date">
            <text:p>30.09.2008</text:p>
          </table:table-cell>
          <table:table-cell table:formula="of:=YEAR([.B275])" office:value-type="float" office:value="2008" calcext:value-type="float">
            <text:p>2008</text:p>
          </table:table-cell>
          <table:table-cell table:formula="of:=MONTH([.B275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date" office:date-value="2008-10-01" calcext:value-type="date">
            <text:p>1.10.2008</text:p>
          </table:table-cell>
          <table:table-cell table:formula="of:=YEAR([.B276])" office:value-type="float" office:value="2008" calcext:value-type="float">
            <text:p>2008</text:p>
          </table:table-cell>
          <table:table-cell table:formula="of:=MONTH([.B276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date" office:date-value="2008-10-02" calcext:value-type="date">
            <text:p>2.10.2008</text:p>
          </table:table-cell>
          <table:table-cell table:formula="of:=YEAR([.B277])" office:value-type="float" office:value="2008" calcext:value-type="float">
            <text:p>2008</text:p>
          </table:table-cell>
          <table:table-cell table:formula="of:=MONTH([.B277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4471" calcext:value-type="float">
            <text:p>4471</text:p>
          </table:table-cell>
          <table:table-cell office:value-type="date" office:date-value="2008-10-03" calcext:value-type="date">
            <text:p>3.10.2008</text:p>
          </table:table-cell>
          <table:table-cell table:formula="of:=YEAR([.B278])" office:value-type="float" office:value="2008" calcext:value-type="float">
            <text:p>2008</text:p>
          </table:table-cell>
          <table:table-cell table:formula="of:=MONTH([.B278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date" office:date-value="2008-10-04" calcext:value-type="date">
            <text:p>4.10.2008</text:p>
          </table:table-cell>
          <table:table-cell table:formula="of:=YEAR([.B279])" office:value-type="float" office:value="2008" calcext:value-type="float">
            <text:p>2008</text:p>
          </table:table-cell>
          <table:table-cell table:formula="of:=MONTH([.B279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date" office:date-value="2008-10-05" calcext:value-type="date">
            <text:p>5.10.2008</text:p>
          </table:table-cell>
          <table:table-cell table:formula="of:=YEAR([.B280])" office:value-type="float" office:value="2008" calcext:value-type="float">
            <text:p>2008</text:p>
          </table:table-cell>
          <table:table-cell table:formula="of:=MONTH([.B280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4826" calcext:value-type="float">
            <text:p>4826</text:p>
          </table:table-cell>
          <table:table-cell office:value-type="date" office:date-value="2008-10-06" calcext:value-type="date">
            <text:p>6.10.2008</text:p>
          </table:table-cell>
          <table:table-cell table:formula="of:=YEAR([.B281])" office:value-type="float" office:value="2008" calcext:value-type="float">
            <text:p>2008</text:p>
          </table:table-cell>
          <table:table-cell table:formula="of:=MONTH([.B281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4674" calcext:value-type="float">
            <text:p>4674</text:p>
          </table:table-cell>
          <table:table-cell office:value-type="date" office:date-value="2008-10-07" calcext:value-type="date">
            <text:p>7.10.2008</text:p>
          </table:table-cell>
          <table:table-cell table:formula="of:=YEAR([.B282])" office:value-type="float" office:value="2008" calcext:value-type="float">
            <text:p>2008</text:p>
          </table:table-cell>
          <table:table-cell table:formula="of:=MONTH([.B282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5288" calcext:value-type="float">
            <text:p>5288</text:p>
          </table:table-cell>
          <table:table-cell office:value-type="date" office:date-value="2008-10-08" calcext:value-type="date">
            <text:p>8.10.2008</text:p>
          </table:table-cell>
          <table:table-cell table:formula="of:=YEAR([.B283])" office:value-type="float" office:value="2008" calcext:value-type="float">
            <text:p>2008</text:p>
          </table:table-cell>
          <table:table-cell table:formula="of:=MONTH([.B283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date" office:date-value="2008-10-09" calcext:value-type="date">
            <text:p>9.10.2008</text:p>
          </table:table-cell>
          <table:table-cell table:formula="of:=YEAR([.B284])" office:value-type="float" office:value="2008" calcext:value-type="float">
            <text:p>2008</text:p>
          </table:table-cell>
          <table:table-cell table:formula="of:=MONTH([.B284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date" office:date-value="2008-10-10" calcext:value-type="date">
            <text:p>10.10.2008</text:p>
          </table:table-cell>
          <table:table-cell table:formula="of:=YEAR([.B285])" office:value-type="float" office:value="2008" calcext:value-type="float">
            <text:p>2008</text:p>
          </table:table-cell>
          <table:table-cell table:formula="of:=MONTH([.B285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date" office:date-value="2008-10-11" calcext:value-type="date">
            <text:p>11.10.2008</text:p>
          </table:table-cell>
          <table:table-cell table:formula="of:=YEAR([.B286])" office:value-type="float" office:value="2008" calcext:value-type="float">
            <text:p>2008</text:p>
          </table:table-cell>
          <table:table-cell table:formula="of:=MONTH([.B286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5348" calcext:value-type="float">
            <text:p>5348</text:p>
          </table:table-cell>
          <table:table-cell office:value-type="date" office:date-value="2008-10-12" calcext:value-type="date">
            <text:p>12.10.2008</text:p>
          </table:table-cell>
          <table:table-cell table:formula="of:=YEAR([.B287])" office:value-type="float" office:value="2008" calcext:value-type="float">
            <text:p>2008</text:p>
          </table:table-cell>
          <table:table-cell table:formula="of:=MONTH([.B287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date" office:date-value="2008-10-13" calcext:value-type="date">
            <text:p>13.10.2008</text:p>
          </table:table-cell>
          <table:table-cell table:formula="of:=YEAR([.B288])" office:value-type="float" office:value="2008" calcext:value-type="float">
            <text:p>2008</text:p>
          </table:table-cell>
          <table:table-cell table:formula="of:=MONTH([.B288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5168" calcext:value-type="float">
            <text:p>5168</text:p>
          </table:table-cell>
          <table:table-cell office:value-type="date" office:date-value="2008-10-14" calcext:value-type="date">
            <text:p>14.10.2008</text:p>
          </table:table-cell>
          <table:table-cell table:formula="of:=YEAR([.B289])" office:value-type="float" office:value="2008" calcext:value-type="float">
            <text:p>2008</text:p>
          </table:table-cell>
          <table:table-cell table:formula="of:=MONTH([.B289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date" office:date-value="2008-10-15" calcext:value-type="date">
            <text:p>15.10.2008</text:p>
          </table:table-cell>
          <table:table-cell table:formula="of:=YEAR([.B290])" office:value-type="float" office:value="2008" calcext:value-type="float">
            <text:p>2008</text:p>
          </table:table-cell>
          <table:table-cell table:formula="of:=MONTH([.B290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6726" calcext:value-type="float">
            <text:p>6726</text:p>
          </table:table-cell>
          <table:table-cell office:value-type="date" office:date-value="2008-10-16" calcext:value-type="date">
            <text:p>16.10.2008</text:p>
          </table:table-cell>
          <table:table-cell table:formula="of:=YEAR([.B291])" office:value-type="float" office:value="2008" calcext:value-type="float">
            <text:p>2008</text:p>
          </table:table-cell>
          <table:table-cell table:formula="of:=MONTH([.B291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5742" calcext:value-type="float">
            <text:p>5742</text:p>
          </table:table-cell>
          <table:table-cell office:value-type="date" office:date-value="2008-10-17" calcext:value-type="date">
            <text:p>17.10.2008</text:p>
          </table:table-cell>
          <table:table-cell table:formula="of:=YEAR([.B292])" office:value-type="float" office:value="2008" calcext:value-type="float">
            <text:p>2008</text:p>
          </table:table-cell>
          <table:table-cell table:formula="of:=MONTH([.B292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date" office:date-value="2008-10-18" calcext:value-type="date">
            <text:p>18.10.2008</text:p>
          </table:table-cell>
          <table:table-cell table:formula="of:=YEAR([.B293])" office:value-type="float" office:value="2008" calcext:value-type="float">
            <text:p>2008</text:p>
          </table:table-cell>
          <table:table-cell table:formula="of:=MONTH([.B293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date" office:date-value="2008-10-19" calcext:value-type="date">
            <text:p>19.10.2008</text:p>
          </table:table-cell>
          <table:table-cell table:formula="of:=YEAR([.B294])" office:value-type="float" office:value="2008" calcext:value-type="float">
            <text:p>2008</text:p>
          </table:table-cell>
          <table:table-cell table:formula="of:=MONTH([.B294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date" office:date-value="2008-10-20" calcext:value-type="date">
            <text:p>20.10.2008</text:p>
          </table:table-cell>
          <table:table-cell table:formula="of:=YEAR([.B295])" office:value-type="float" office:value="2008" calcext:value-type="float">
            <text:p>2008</text:p>
          </table:table-cell>
          <table:table-cell table:formula="of:=MONTH([.B295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6733" calcext:value-type="float">
            <text:p>6733</text:p>
          </table:table-cell>
          <table:table-cell office:value-type="date" office:date-value="2008-10-21" calcext:value-type="date">
            <text:p>21.10.2008</text:p>
          </table:table-cell>
          <table:table-cell table:formula="of:=YEAR([.B296])" office:value-type="float" office:value="2008" calcext:value-type="float">
            <text:p>2008</text:p>
          </table:table-cell>
          <table:table-cell table:formula="of:=MONTH([.B296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6834" calcext:value-type="float">
            <text:p>6834</text:p>
          </table:table-cell>
          <table:table-cell office:value-type="date" office:date-value="2008-10-22" calcext:value-type="date">
            <text:p>22.10.2008</text:p>
          </table:table-cell>
          <table:table-cell table:formula="of:=YEAR([.B297])" office:value-type="float" office:value="2008" calcext:value-type="float">
            <text:p>2008</text:p>
          </table:table-cell>
          <table:table-cell table:formula="of:=MONTH([.B297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6874" calcext:value-type="float">
            <text:p>6874</text:p>
          </table:table-cell>
          <table:table-cell office:value-type="date" office:date-value="2008-10-23" calcext:value-type="date">
            <text:p>23.10.2008</text:p>
          </table:table-cell>
          <table:table-cell table:formula="of:=YEAR([.B298])" office:value-type="float" office:value="2008" calcext:value-type="float">
            <text:p>2008</text:p>
          </table:table-cell>
          <table:table-cell table:formula="of:=MONTH([.B298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date" office:date-value="2008-10-24" calcext:value-type="date">
            <text:p>24.10.2008</text:p>
          </table:table-cell>
          <table:table-cell table:formula="of:=YEAR([.B299])" office:value-type="float" office:value="2008" calcext:value-type="float">
            <text:p>2008</text:p>
          </table:table-cell>
          <table:table-cell table:formula="of:=MONTH([.B299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6077" calcext:value-type="float">
            <text:p>6077</text:p>
          </table:table-cell>
          <table:table-cell office:value-type="date" office:date-value="2008-10-25" calcext:value-type="date">
            <text:p>25.10.2008</text:p>
          </table:table-cell>
          <table:table-cell table:formula="of:=YEAR([.B300])" office:value-type="float" office:value="2008" calcext:value-type="float">
            <text:p>2008</text:p>
          </table:table-cell>
          <table:table-cell table:formula="of:=MONTH([.B300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7003" calcext:value-type="float">
            <text:p>7003</text:p>
          </table:table-cell>
          <table:table-cell office:value-type="date" office:date-value="2008-10-26" calcext:value-type="date">
            <text:p>26.10.2008</text:p>
          </table:table-cell>
          <table:table-cell table:formula="of:=YEAR([.B301])" office:value-type="float" office:value="2008" calcext:value-type="float">
            <text:p>2008</text:p>
          </table:table-cell>
          <table:table-cell table:formula="of:=MONTH([.B301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7172" calcext:value-type="float">
            <text:p>7172</text:p>
          </table:table-cell>
          <table:table-cell office:value-type="date" office:date-value="2008-10-27" calcext:value-type="date">
            <text:p>27.10.2008</text:p>
          </table:table-cell>
          <table:table-cell table:formula="of:=YEAR([.B302])" office:value-type="float" office:value="2008" calcext:value-type="float">
            <text:p>2008</text:p>
          </table:table-cell>
          <table:table-cell table:formula="of:=MONTH([.B302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6769" calcext:value-type="float">
            <text:p>6769</text:p>
          </table:table-cell>
          <table:table-cell office:value-type="date" office:date-value="2008-10-28" calcext:value-type="date">
            <text:p>28.10.2008</text:p>
          </table:table-cell>
          <table:table-cell table:formula="of:=YEAR([.B303])" office:value-type="float" office:value="2008" calcext:value-type="float">
            <text:p>2008</text:p>
          </table:table-cell>
          <table:table-cell table:formula="of:=MONTH([.B303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date" office:date-value="2008-10-29" calcext:value-type="date">
            <text:p>29.10.2008</text:p>
          </table:table-cell>
          <table:table-cell table:formula="of:=YEAR([.B304])" office:value-type="float" office:value="2008" calcext:value-type="float">
            <text:p>2008</text:p>
          </table:table-cell>
          <table:table-cell table:formula="of:=MONTH([.B304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date" office:date-value="2008-10-30" calcext:value-type="date">
            <text:p>30.10.2008</text:p>
          </table:table-cell>
          <table:table-cell table:formula="of:=YEAR([.B305])" office:value-type="float" office:value="2008" calcext:value-type="float">
            <text:p>2008</text:p>
          </table:table-cell>
          <table:table-cell table:formula="of:=MONTH([.B305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7049" calcext:value-type="float">
            <text:p>7049</text:p>
          </table:table-cell>
          <table:table-cell office:value-type="date" office:date-value="2008-10-31" calcext:value-type="date">
            <text:p>31.10.2008</text:p>
          </table:table-cell>
          <table:table-cell table:formula="of:=YEAR([.B306])" office:value-type="float" office:value="2008" calcext:value-type="float">
            <text:p>2008</text:p>
          </table:table-cell>
          <table:table-cell table:formula="of:=MONTH([.B306]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6649" calcext:value-type="float">
            <text:p>6649</text:p>
          </table:table-cell>
          <table:table-cell office:value-type="date" office:date-value="2008-11-01" calcext:value-type="date">
            <text:p>1.11.2008</text:p>
          </table:table-cell>
          <table:table-cell table:formula="of:=YEAR([.B307])" office:value-type="float" office:value="2008" calcext:value-type="float">
            <text:p>2008</text:p>
          </table:table-cell>
          <table:table-cell table:formula="of:=MONTH([.B307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6635" calcext:value-type="float">
            <text:p>6635</text:p>
          </table:table-cell>
          <table:table-cell office:value-type="date" office:date-value="2008-11-02" calcext:value-type="date">
            <text:p>2.11.2008</text:p>
          </table:table-cell>
          <table:table-cell table:formula="of:=YEAR([.B308])" office:value-type="float" office:value="2008" calcext:value-type="float">
            <text:p>2008</text:p>
          </table:table-cell>
          <table:table-cell table:formula="of:=MONTH([.B308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date" office:date-value="2008-11-03" calcext:value-type="date">
            <text:p>3.11.2008</text:p>
          </table:table-cell>
          <table:table-cell table:formula="of:=YEAR([.B309])" office:value-type="float" office:value="2008" calcext:value-type="float">
            <text:p>2008</text:p>
          </table:table-cell>
          <table:table-cell table:formula="of:=MONTH([.B309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date" office:date-value="2008-11-04" calcext:value-type="date">
            <text:p>4.11.2008</text:p>
          </table:table-cell>
          <table:table-cell table:formula="of:=YEAR([.B310])" office:value-type="float" office:value="2008" calcext:value-type="float">
            <text:p>2008</text:p>
          </table:table-cell>
          <table:table-cell table:formula="of:=MONTH([.B310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6644" calcext:value-type="float">
            <text:p>6644</text:p>
          </table:table-cell>
          <table:table-cell office:value-type="date" office:date-value="2008-11-05" calcext:value-type="date">
            <text:p>5.11.2008</text:p>
          </table:table-cell>
          <table:table-cell table:formula="of:=YEAR([.B311])" office:value-type="float" office:value="2008" calcext:value-type="float">
            <text:p>2008</text:p>
          </table:table-cell>
          <table:table-cell table:formula="of:=MONTH([.B311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7736" calcext:value-type="float">
            <text:p>7736</text:p>
          </table:table-cell>
          <table:table-cell office:value-type="date" office:date-value="2008-11-06" calcext:value-type="date">
            <text:p>6.11.2008</text:p>
          </table:table-cell>
          <table:table-cell table:formula="of:=YEAR([.B312])" office:value-type="float" office:value="2008" calcext:value-type="float">
            <text:p>2008</text:p>
          </table:table-cell>
          <table:table-cell table:formula="of:=MONTH([.B312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7878" calcext:value-type="float">
            <text:p>7878</text:p>
          </table:table-cell>
          <table:table-cell office:value-type="date" office:date-value="2008-11-07" calcext:value-type="date">
            <text:p>7.11.2008</text:p>
          </table:table-cell>
          <table:table-cell table:formula="of:=YEAR([.B313])" office:value-type="float" office:value="2008" calcext:value-type="float">
            <text:p>2008</text:p>
          </table:table-cell>
          <table:table-cell table:formula="of:=MONTH([.B313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6982" calcext:value-type="float">
            <text:p>6982</text:p>
          </table:table-cell>
          <table:table-cell office:value-type="date" office:date-value="2008-11-08" calcext:value-type="date">
            <text:p>8.11.2008</text:p>
          </table:table-cell>
          <table:table-cell table:formula="of:=YEAR([.B314])" office:value-type="float" office:value="2008" calcext:value-type="float">
            <text:p>2008</text:p>
          </table:table-cell>
          <table:table-cell table:formula="of:=MONTH([.B314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8024" calcext:value-type="float">
            <text:p>8024</text:p>
          </table:table-cell>
          <table:table-cell office:value-type="date" office:date-value="2008-11-09" calcext:value-type="date">
            <text:p>9.11.2008</text:p>
          </table:table-cell>
          <table:table-cell table:formula="of:=YEAR([.B315])" office:value-type="float" office:value="2008" calcext:value-type="float">
            <text:p>2008</text:p>
          </table:table-cell>
          <table:table-cell table:formula="of:=MONTH([.B315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7672" calcext:value-type="float">
            <text:p>7672</text:p>
          </table:table-cell>
          <table:table-cell office:value-type="date" office:date-value="2008-11-10" calcext:value-type="date">
            <text:p>10.11.2008</text:p>
          </table:table-cell>
          <table:table-cell table:formula="of:=YEAR([.B316])" office:value-type="float" office:value="2008" calcext:value-type="float">
            <text:p>2008</text:p>
          </table:table-cell>
          <table:table-cell table:formula="of:=MONTH([.B316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7295" calcext:value-type="float">
            <text:p>7295</text:p>
          </table:table-cell>
          <table:table-cell office:value-type="date" office:date-value="2008-11-11" calcext:value-type="date">
            <text:p>11.11.2008</text:p>
          </table:table-cell>
          <table:table-cell table:formula="of:=YEAR([.B317])" office:value-type="float" office:value="2008" calcext:value-type="float">
            <text:p>2008</text:p>
          </table:table-cell>
          <table:table-cell table:formula="of:=MONTH([.B317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8983" calcext:value-type="float">
            <text:p>8983</text:p>
          </table:table-cell>
          <table:table-cell office:value-type="date" office:date-value="2008-11-12" calcext:value-type="date">
            <text:p>12.11.2008</text:p>
          </table:table-cell>
          <table:table-cell table:formula="of:=YEAR([.B318])" office:value-type="float" office:value="2008" calcext:value-type="float">
            <text:p>2008</text:p>
          </table:table-cell>
          <table:table-cell table:formula="of:=MONTH([.B318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8871" calcext:value-type="float">
            <text:p>8871</text:p>
          </table:table-cell>
          <table:table-cell office:value-type="date" office:date-value="2008-11-13" calcext:value-type="date">
            <text:p>13.11.2008</text:p>
          </table:table-cell>
          <table:table-cell table:formula="of:=YEAR([.B319])" office:value-type="float" office:value="2008" calcext:value-type="float">
            <text:p>2008</text:p>
          </table:table-cell>
          <table:table-cell table:formula="of:=MONTH([.B319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8472" calcext:value-type="float">
            <text:p>8472</text:p>
          </table:table-cell>
          <table:table-cell office:value-type="date" office:date-value="2008-11-14" calcext:value-type="date">
            <text:p>14.11.2008</text:p>
          </table:table-cell>
          <table:table-cell table:formula="of:=YEAR([.B320])" office:value-type="float" office:value="2008" calcext:value-type="float">
            <text:p>2008</text:p>
          </table:table-cell>
          <table:table-cell table:formula="of:=MONTH([.B320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9380" calcext:value-type="float">
            <text:p>9380</text:p>
          </table:table-cell>
          <table:table-cell office:value-type="date" office:date-value="2008-11-15" calcext:value-type="date">
            <text:p>15.11.2008</text:p>
          </table:table-cell>
          <table:table-cell table:formula="of:=YEAR([.B321])" office:value-type="float" office:value="2008" calcext:value-type="float">
            <text:p>2008</text:p>
          </table:table-cell>
          <table:table-cell table:formula="of:=MONTH([.B321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7281" calcext:value-type="float">
            <text:p>7281</text:p>
          </table:table-cell>
          <table:table-cell office:value-type="date" office:date-value="2008-11-16" calcext:value-type="date">
            <text:p>16.11.2008</text:p>
          </table:table-cell>
          <table:table-cell table:formula="of:=YEAR([.B322])" office:value-type="float" office:value="2008" calcext:value-type="float">
            <text:p>2008</text:p>
          </table:table-cell>
          <table:table-cell table:formula="of:=MONTH([.B322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7932" calcext:value-type="float">
            <text:p>7932</text:p>
          </table:table-cell>
          <table:table-cell office:value-type="date" office:date-value="2008-11-17" calcext:value-type="date">
            <text:p>17.11.2008</text:p>
          </table:table-cell>
          <table:table-cell table:formula="of:=YEAR([.B323])" office:value-type="float" office:value="2008" calcext:value-type="float">
            <text:p>2008</text:p>
          </table:table-cell>
          <table:table-cell table:formula="of:=MONTH([.B323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date" office:date-value="2008-11-18" calcext:value-type="date">
            <text:p>18.11.2008</text:p>
          </table:table-cell>
          <table:table-cell table:formula="of:=YEAR([.B324])" office:value-type="float" office:value="2008" calcext:value-type="float">
            <text:p>2008</text:p>
          </table:table-cell>
          <table:table-cell table:formula="of:=MONTH([.B324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7572" calcext:value-type="float">
            <text:p>7572</text:p>
          </table:table-cell>
          <table:table-cell office:value-type="date" office:date-value="2008-11-19" calcext:value-type="date">
            <text:p>19.11.2008</text:p>
          </table:table-cell>
          <table:table-cell table:formula="of:=YEAR([.B325])" office:value-type="float" office:value="2008" calcext:value-type="float">
            <text:p>2008</text:p>
          </table:table-cell>
          <table:table-cell table:formula="of:=MONTH([.B325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8349" calcext:value-type="float">
            <text:p>8349</text:p>
          </table:table-cell>
          <table:table-cell office:value-type="date" office:date-value="2008-11-20" calcext:value-type="date">
            <text:p>20.11.2008</text:p>
          </table:table-cell>
          <table:table-cell table:formula="of:=YEAR([.B326])" office:value-type="float" office:value="2008" calcext:value-type="float">
            <text:p>2008</text:p>
          </table:table-cell>
          <table:table-cell table:formula="of:=MONTH([.B326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6946" calcext:value-type="float">
            <text:p>6946</text:p>
          </table:table-cell>
          <table:table-cell office:value-type="date" office:date-value="2008-11-21" calcext:value-type="date">
            <text:p>21.11.2008</text:p>
          </table:table-cell>
          <table:table-cell table:formula="of:=YEAR([.B327])" office:value-type="float" office:value="2008" calcext:value-type="float">
            <text:p>2008</text:p>
          </table:table-cell>
          <table:table-cell table:formula="of:=MONTH([.B327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date" office:date-value="2008-11-22" calcext:value-type="date">
            <text:p>22.11.2008</text:p>
          </table:table-cell>
          <table:table-cell table:formula="of:=YEAR([.B328])" office:value-type="float" office:value="2008" calcext:value-type="float">
            <text:p>2008</text:p>
          </table:table-cell>
          <table:table-cell table:formula="of:=MONTH([.B328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date" office:date-value="2008-11-23" calcext:value-type="date">
            <text:p>23.11.2008</text:p>
          </table:table-cell>
          <table:table-cell table:formula="of:=YEAR([.B329])" office:value-type="float" office:value="2008" calcext:value-type="float">
            <text:p>2008</text:p>
          </table:table-cell>
          <table:table-cell table:formula="of:=MONTH([.B329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date" office:date-value="2008-11-24" calcext:value-type="date">
            <text:p>24.11.2008</text:p>
          </table:table-cell>
          <table:table-cell table:formula="of:=YEAR([.B330])" office:value-type="float" office:value="2008" calcext:value-type="float">
            <text:p>2008</text:p>
          </table:table-cell>
          <table:table-cell table:formula="of:=MONTH([.B330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6972" calcext:value-type="float">
            <text:p>6972</text:p>
          </table:table-cell>
          <table:table-cell office:value-type="date" office:date-value="2008-11-25" calcext:value-type="date">
            <text:p>25.11.2008</text:p>
          </table:table-cell>
          <table:table-cell table:formula="of:=YEAR([.B331])" office:value-type="float" office:value="2008" calcext:value-type="float">
            <text:p>2008</text:p>
          </table:table-cell>
          <table:table-cell table:formula="of:=MONTH([.B331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date" office:date-value="2008-11-26" calcext:value-type="date">
            <text:p>26.11.2008</text:p>
          </table:table-cell>
          <table:table-cell table:formula="of:=YEAR([.B332])" office:value-type="float" office:value="2008" calcext:value-type="float">
            <text:p>2008</text:p>
          </table:table-cell>
          <table:table-cell table:formula="of:=MONTH([.B332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7885" calcext:value-type="float">
            <text:p>7885</text:p>
          </table:table-cell>
          <table:table-cell office:value-type="date" office:date-value="2008-11-27" calcext:value-type="date">
            <text:p>27.11.2008</text:p>
          </table:table-cell>
          <table:table-cell table:formula="of:=YEAR([.B333])" office:value-type="float" office:value="2008" calcext:value-type="float">
            <text:p>2008</text:p>
          </table:table-cell>
          <table:table-cell table:formula="of:=MONTH([.B333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8358" calcext:value-type="float">
            <text:p>8358</text:p>
          </table:table-cell>
          <table:table-cell office:value-type="date" office:date-value="2008-11-28" calcext:value-type="date">
            <text:p>28.11.2008</text:p>
          </table:table-cell>
          <table:table-cell table:formula="of:=YEAR([.B334])" office:value-type="float" office:value="2008" calcext:value-type="float">
            <text:p>2008</text:p>
          </table:table-cell>
          <table:table-cell table:formula="of:=MONTH([.B334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6929" calcext:value-type="float">
            <text:p>6929</text:p>
          </table:table-cell>
          <table:table-cell office:value-type="date" office:date-value="2008-11-29" calcext:value-type="date">
            <text:p>29.11.2008</text:p>
          </table:table-cell>
          <table:table-cell table:formula="of:=YEAR([.B335])" office:value-type="float" office:value="2008" calcext:value-type="float">
            <text:p>2008</text:p>
          </table:table-cell>
          <table:table-cell table:formula="of:=MONTH([.B335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7413" calcext:value-type="float">
            <text:p>7413</text:p>
          </table:table-cell>
          <table:table-cell office:value-type="date" office:date-value="2008-11-30" calcext:value-type="date">
            <text:p>30.11.2008</text:p>
          </table:table-cell>
          <table:table-cell table:formula="of:=YEAR([.B336])" office:value-type="float" office:value="2008" calcext:value-type="float">
            <text:p>2008</text:p>
          </table:table-cell>
          <table:table-cell table:formula="of:=MONTH([.B336]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date" office:date-value="2008-12-01" calcext:value-type="date">
            <text:p>1.12.2008</text:p>
          </table:table-cell>
          <table:table-cell table:formula="of:=YEAR([.B337])" office:value-type="float" office:value="2008" calcext:value-type="float">
            <text:p>2008</text:p>
          </table:table-cell>
          <table:table-cell table:formula="of:=MONTH([.B337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date" office:date-value="2008-12-02" calcext:value-type="date">
            <text:p>2.12.2008</text:p>
          </table:table-cell>
          <table:table-cell table:formula="of:=YEAR([.B338])" office:value-type="float" office:value="2008" calcext:value-type="float">
            <text:p>2008</text:p>
          </table:table-cell>
          <table:table-cell table:formula="of:=MONTH([.B338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date" office:date-value="2008-12-03" calcext:value-type="date">
            <text:p>3.12.2008</text:p>
          </table:table-cell>
          <table:table-cell table:formula="of:=YEAR([.B339])" office:value-type="float" office:value="2008" calcext:value-type="float">
            <text:p>2008</text:p>
          </table:table-cell>
          <table:table-cell table:formula="of:=MONTH([.B339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date" office:date-value="2008-12-04" calcext:value-type="date">
            <text:p>4.12.2008</text:p>
          </table:table-cell>
          <table:table-cell table:formula="of:=YEAR([.B340])" office:value-type="float" office:value="2008" calcext:value-type="float">
            <text:p>2008</text:p>
          </table:table-cell>
          <table:table-cell table:formula="of:=MONTH([.B340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date" office:date-value="2008-12-05" calcext:value-type="date">
            <text:p>5.12.2008</text:p>
          </table:table-cell>
          <table:table-cell table:formula="of:=YEAR([.B341])" office:value-type="float" office:value="2008" calcext:value-type="float">
            <text:p>2008</text:p>
          </table:table-cell>
          <table:table-cell table:formula="of:=MONTH([.B341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7067" calcext:value-type="float">
            <text:p>7067</text:p>
          </table:table-cell>
          <table:table-cell office:value-type="date" office:date-value="2008-12-06" calcext:value-type="date">
            <text:p>6.12.2008</text:p>
          </table:table-cell>
          <table:table-cell table:formula="of:=YEAR([.B342])" office:value-type="float" office:value="2008" calcext:value-type="float">
            <text:p>2008</text:p>
          </table:table-cell>
          <table:table-cell table:formula="of:=MONTH([.B342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6099" calcext:value-type="float">
            <text:p>6099</text:p>
          </table:table-cell>
          <table:table-cell office:value-type="date" office:date-value="2008-12-07" calcext:value-type="date">
            <text:p>7.12.2008</text:p>
          </table:table-cell>
          <table:table-cell table:formula="of:=YEAR([.B343])" office:value-type="float" office:value="2008" calcext:value-type="float">
            <text:p>2008</text:p>
          </table:table-cell>
          <table:table-cell table:formula="of:=MONTH([.B343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5855" calcext:value-type="float">
            <text:p>5855</text:p>
          </table:table-cell>
          <table:table-cell office:value-type="date" office:date-value="2008-12-08" calcext:value-type="date">
            <text:p>8.12.2008</text:p>
          </table:table-cell>
          <table:table-cell table:formula="of:=YEAR([.B344])" office:value-type="float" office:value="2008" calcext:value-type="float">
            <text:p>2008</text:p>
          </table:table-cell>
          <table:table-cell table:formula="of:=MONTH([.B344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date" office:date-value="2008-12-09" calcext:value-type="date">
            <text:p>9.12.2008</text:p>
          </table:table-cell>
          <table:table-cell table:formula="of:=YEAR([.B345])" office:value-type="float" office:value="2008" calcext:value-type="float">
            <text:p>2008</text:p>
          </table:table-cell>
          <table:table-cell table:formula="of:=MONTH([.B345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date" office:date-value="2008-12-10" calcext:value-type="date">
            <text:p>10.12.2008</text:p>
          </table:table-cell>
          <table:table-cell table:formula="of:=YEAR([.B346])" office:value-type="float" office:value="2008" calcext:value-type="float">
            <text:p>2008</text:p>
          </table:table-cell>
          <table:table-cell table:formula="of:=MONTH([.B346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7407" calcext:value-type="float">
            <text:p>7407</text:p>
          </table:table-cell>
          <table:table-cell office:value-type="date" office:date-value="2008-12-11" calcext:value-type="date">
            <text:p>11.12.2008</text:p>
          </table:table-cell>
          <table:table-cell table:formula="of:=YEAR([.B347])" office:value-type="float" office:value="2008" calcext:value-type="float">
            <text:p>2008</text:p>
          </table:table-cell>
          <table:table-cell table:formula="of:=MONTH([.B347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5502" calcext:value-type="float">
            <text:p>5502</text:p>
          </table:table-cell>
          <table:table-cell office:value-type="date" office:date-value="2008-12-12" calcext:value-type="date">
            <text:p>12.12.2008</text:p>
          </table:table-cell>
          <table:table-cell table:formula="of:=YEAR([.B348])" office:value-type="float" office:value="2008" calcext:value-type="float">
            <text:p>2008</text:p>
          </table:table-cell>
          <table:table-cell table:formula="of:=MONTH([.B348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date" office:date-value="2008-12-13" calcext:value-type="date">
            <text:p>13.12.2008</text:p>
          </table:table-cell>
          <table:table-cell table:formula="of:=YEAR([.B349])" office:value-type="float" office:value="2008" calcext:value-type="float">
            <text:p>2008</text:p>
          </table:table-cell>
          <table:table-cell table:formula="of:=MONTH([.B349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date" office:date-value="2008-12-14" calcext:value-type="date">
            <text:p>14.12.2008</text:p>
          </table:table-cell>
          <table:table-cell table:formula="of:=YEAR([.B350])" office:value-type="float" office:value="2008" calcext:value-type="float">
            <text:p>2008</text:p>
          </table:table-cell>
          <table:table-cell table:formula="of:=MONTH([.B350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date" office:date-value="2008-12-15" calcext:value-type="date">
            <text:p>15.12.2008</text:p>
          </table:table-cell>
          <table:table-cell table:formula="of:=YEAR([.B351])" office:value-type="float" office:value="2008" calcext:value-type="float">
            <text:p>2008</text:p>
          </table:table-cell>
          <table:table-cell table:formula="of:=MONTH([.B351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date" office:date-value="2008-12-16" calcext:value-type="date">
            <text:p>16.12.2008</text:p>
          </table:table-cell>
          <table:table-cell table:formula="of:=YEAR([.B352])" office:value-type="float" office:value="2008" calcext:value-type="float">
            <text:p>2008</text:p>
          </table:table-cell>
          <table:table-cell table:formula="of:=MONTH([.B352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4669" calcext:value-type="float">
            <text:p>4669</text:p>
          </table:table-cell>
          <table:table-cell office:value-type="date" office:date-value="2008-12-17" calcext:value-type="date">
            <text:p>17.12.2008</text:p>
          </table:table-cell>
          <table:table-cell table:formula="of:=YEAR([.B353])" office:value-type="float" office:value="2008" calcext:value-type="float">
            <text:p>2008</text:p>
          </table:table-cell>
          <table:table-cell table:formula="of:=MONTH([.B353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date" office:date-value="2008-12-18" calcext:value-type="date">
            <text:p>18.12.2008</text:p>
          </table:table-cell>
          <table:table-cell table:formula="of:=YEAR([.B354])" office:value-type="float" office:value="2008" calcext:value-type="float">
            <text:p>2008</text:p>
          </table:table-cell>
          <table:table-cell table:formula="of:=MONTH([.B354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5094" calcext:value-type="float">
            <text:p>5094</text:p>
          </table:table-cell>
          <table:table-cell office:value-type="date" office:date-value="2008-12-19" calcext:value-type="date">
            <text:p>19.12.2008</text:p>
          </table:table-cell>
          <table:table-cell table:formula="of:=YEAR([.B355])" office:value-type="float" office:value="2008" calcext:value-type="float">
            <text:p>2008</text:p>
          </table:table-cell>
          <table:table-cell table:formula="of:=MONTH([.B355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date" office:date-value="2008-12-20" calcext:value-type="date">
            <text:p>20.12.2008</text:p>
          </table:table-cell>
          <table:table-cell table:formula="of:=YEAR([.B356])" office:value-type="float" office:value="2008" calcext:value-type="float">
            <text:p>2008</text:p>
          </table:table-cell>
          <table:table-cell table:formula="of:=MONTH([.B356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date" office:date-value="2008-12-21" calcext:value-type="date">
            <text:p>21.12.2008</text:p>
          </table:table-cell>
          <table:table-cell table:formula="of:=YEAR([.B357])" office:value-type="float" office:value="2008" calcext:value-type="float">
            <text:p>2008</text:p>
          </table:table-cell>
          <table:table-cell table:formula="of:=MONTH([.B357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date" office:date-value="2008-12-22" calcext:value-type="date">
            <text:p>22.12.2008</text:p>
          </table:table-cell>
          <table:table-cell table:formula="of:=YEAR([.B358])" office:value-type="float" office:value="2008" calcext:value-type="float">
            <text:p>2008</text:p>
          </table:table-cell>
          <table:table-cell table:formula="of:=MONTH([.B358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date" office:date-value="2008-12-23" calcext:value-type="date">
            <text:p>23.12.2008</text:p>
          </table:table-cell>
          <table:table-cell table:formula="of:=YEAR([.B359])" office:value-type="float" office:value="2008" calcext:value-type="float">
            <text:p>2008</text:p>
          </table:table-cell>
          <table:table-cell table:formula="of:=MONTH([.B359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date" office:date-value="2008-12-24" calcext:value-type="date">
            <text:p>24.12.2008</text:p>
          </table:table-cell>
          <table:table-cell table:formula="of:=YEAR([.B360])" office:value-type="float" office:value="2008" calcext:value-type="float">
            <text:p>2008</text:p>
          </table:table-cell>
          <table:table-cell table:formula="of:=MONTH([.B360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date" office:date-value="2008-12-25" calcext:value-type="date">
            <text:p>25.12.2008</text:p>
          </table:table-cell>
          <table:table-cell table:formula="of:=YEAR([.B361])" office:value-type="float" office:value="2008" calcext:value-type="float">
            <text:p>2008</text:p>
          </table:table-cell>
          <table:table-cell table:formula="of:=MONTH([.B361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5689" calcext:value-type="float">
            <text:p>5689</text:p>
          </table:table-cell>
          <table:table-cell office:value-type="date" office:date-value="2008-12-26" calcext:value-type="date">
            <text:p>26.12.2008</text:p>
          </table:table-cell>
          <table:table-cell table:formula="of:=YEAR([.B362])" office:value-type="float" office:value="2008" calcext:value-type="float">
            <text:p>2008</text:p>
          </table:table-cell>
          <table:table-cell table:formula="of:=MONTH([.B362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date" office:date-value="2008-12-27" calcext:value-type="date">
            <text:p>27.12.2008</text:p>
          </table:table-cell>
          <table:table-cell table:formula="of:=YEAR([.B363])" office:value-type="float" office:value="2008" calcext:value-type="float">
            <text:p>2008</text:p>
          </table:table-cell>
          <table:table-cell table:formula="of:=MONTH([.B363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date" office:date-value="2008-12-28" calcext:value-type="date">
            <text:p>28.12.2008</text:p>
          </table:table-cell>
          <table:table-cell table:formula="of:=YEAR([.B364])" office:value-type="float" office:value="2008" calcext:value-type="float">
            <text:p>2008</text:p>
          </table:table-cell>
          <table:table-cell table:formula="of:=MONTH([.B364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date" office:date-value="2008-12-29" calcext:value-type="date">
            <text:p>29.12.2008</text:p>
          </table:table-cell>
          <table:table-cell table:formula="of:=YEAR([.B365])" office:value-type="float" office:value="2008" calcext:value-type="float">
            <text:p>2008</text:p>
          </table:table-cell>
          <table:table-cell table:formula="of:=MONTH([.B365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date" office:date-value="2008-12-30" calcext:value-type="date">
            <text:p>30.12.2008</text:p>
          </table:table-cell>
          <table:table-cell table:formula="of:=YEAR([.B366])" office:value-type="float" office:value="2008" calcext:value-type="float">
            <text:p>2008</text:p>
          </table:table-cell>
          <table:table-cell table:formula="of:=MONTH([.B366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date" office:date-value="2008-12-31" calcext:value-type="date">
            <text:p>31.12.2008</text:p>
          </table:table-cell>
          <table:table-cell table:formula="of:=YEAR([.B367])" office:value-type="float" office:value="2008" calcext:value-type="float">
            <text:p>2008</text:p>
          </table:table-cell>
          <table:table-cell table:formula="of:=MONTH([.B367]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date" office:date-value="2009-01-01" calcext:value-type="date">
            <text:p>1.01.2009</text:p>
          </table:table-cell>
          <table:table-cell table:formula="of:=YEAR([.B36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date" office:date-value="2009-01-02" calcext:value-type="date">
            <text:p>2.01.2009</text:p>
          </table:table-cell>
          <table:table-cell table:formula="of:=YEAR([.B36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date" office:date-value="2009-01-03" calcext:value-type="date">
            <text:p>3.01.2009</text:p>
          </table:table-cell>
          <table:table-cell table:formula="of:=YEAR([.B37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date" office:date-value="2009-01-04" calcext:value-type="date">
            <text:p>4.01.2009</text:p>
          </table:table-cell>
          <table:table-cell table:formula="of:=YEAR([.B37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date" office:date-value="2009-01-05" calcext:value-type="date">
            <text:p>5.01.2009</text:p>
          </table:table-cell>
          <table:table-cell table:formula="of:=YEAR([.B37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date" office:date-value="2009-01-06" calcext:value-type="date">
            <text:p>6.01.2009</text:p>
          </table:table-cell>
          <table:table-cell table:formula="of:=YEAR([.B37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date" office:date-value="2009-01-07" calcext:value-type="date">
            <text:p>7.01.2009</text:p>
          </table:table-cell>
          <table:table-cell table:formula="of:=YEAR([.B37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779" calcext:value-type="float">
            <text:p>4779</text:p>
          </table:table-cell>
          <table:table-cell office:value-type="date" office:date-value="2009-01-08" calcext:value-type="date">
            <text:p>8.01.2009</text:p>
          </table:table-cell>
          <table:table-cell table:formula="of:=YEAR([.B37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date" office:date-value="2009-01-09" calcext:value-type="date">
            <text:p>9.01.2009</text:p>
          </table:table-cell>
          <table:table-cell table:formula="of:=YEAR([.B37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date" office:date-value="2009-01-10" calcext:value-type="date">
            <text:p>10.01.2009</text:p>
          </table:table-cell>
          <table:table-cell table:formula="of:=YEAR([.B37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date" office:date-value="2009-01-11" calcext:value-type="date">
            <text:p>11.01.2009</text:p>
          </table:table-cell>
          <table:table-cell table:formula="of:=YEAR([.B37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date" office:date-value="2009-01-12" calcext:value-type="date">
            <text:p>12.01.2009</text:p>
          </table:table-cell>
          <table:table-cell table:formula="of:=YEAR([.B37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date" office:date-value="2009-01-13" calcext:value-type="date">
            <text:p>13.01.2009</text:p>
          </table:table-cell>
          <table:table-cell table:formula="of:=YEAR([.B38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date" office:date-value="2009-01-14" calcext:value-type="date">
            <text:p>14.01.2009</text:p>
          </table:table-cell>
          <table:table-cell table:formula="of:=YEAR([.B38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date" office:date-value="2009-01-15" calcext:value-type="date">
            <text:p>15.01.2009</text:p>
          </table:table-cell>
          <table:table-cell table:formula="of:=YEAR([.B38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date" office:date-value="2009-01-16" calcext:value-type="date">
            <text:p>16.01.2009</text:p>
          </table:table-cell>
          <table:table-cell table:formula="of:=YEAR([.B38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date" office:date-value="2009-01-17" calcext:value-type="date">
            <text:p>17.01.2009</text:p>
          </table:table-cell>
          <table:table-cell table:formula="of:=YEAR([.B38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date" office:date-value="2009-01-18" calcext:value-type="date">
            <text:p>18.01.2009</text:p>
          </table:table-cell>
          <table:table-cell table:formula="of:=YEAR([.B38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date" office:date-value="2009-01-19" calcext:value-type="date">
            <text:p>19.01.2009</text:p>
          </table:table-cell>
          <table:table-cell table:formula="of:=YEAR([.B38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date" office:date-value="2009-01-20" calcext:value-type="date">
            <text:p>20.01.2009</text:p>
          </table:table-cell>
          <table:table-cell table:formula="of:=YEAR([.B38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date" office:date-value="2009-01-21" calcext:value-type="date">
            <text:p>21.01.2009</text:p>
          </table:table-cell>
          <table:table-cell table:formula="of:=YEAR([.B38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date" office:date-value="2009-01-22" calcext:value-type="date">
            <text:p>22.01.2009</text:p>
          </table:table-cell>
          <table:table-cell table:formula="of:=YEAR([.B38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date" office:date-value="2009-01-23" calcext:value-type="date">
            <text:p>23.01.2009</text:p>
          </table:table-cell>
          <table:table-cell table:formula="of:=YEAR([.B39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date" office:date-value="2009-01-24" calcext:value-type="date">
            <text:p>24.01.2009</text:p>
          </table:table-cell>
          <table:table-cell table:formula="of:=YEAR([.B39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date" office:date-value="2009-01-25" calcext:value-type="date">
            <text:p>25.01.2009</text:p>
          </table:table-cell>
          <table:table-cell table:formula="of:=YEAR([.B39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date" office:date-value="2009-01-26" calcext:value-type="date">
            <text:p>26.01.2009</text:p>
          </table:table-cell>
          <table:table-cell table:formula="of:=YEAR([.B39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date" office:date-value="2009-01-27" calcext:value-type="date">
            <text:p>27.01.2009</text:p>
          </table:table-cell>
          <table:table-cell table:formula="of:=YEAR([.B39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date" office:date-value="2009-01-28" calcext:value-type="date">
            <text:p>28.01.2009</text:p>
          </table:table-cell>
          <table:table-cell table:formula="of:=YEAR([.B39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date" office:date-value="2009-01-29" calcext:value-type="date">
            <text:p>29.01.2009</text:p>
          </table:table-cell>
          <table:table-cell table:formula="of:=YEAR([.B39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date" office:date-value="2009-01-30" calcext:value-type="date">
            <text:p>30.01.2009</text:p>
          </table:table-cell>
          <table:table-cell table:formula="of:=YEAR([.B39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date" office:date-value="2009-01-31" calcext:value-type="date">
            <text:p>31.01.2009</text:p>
          </table:table-cell>
          <table:table-cell table:formula="of:=YEAR([.B39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date" office:date-value="2009-02-01" calcext:value-type="date">
            <text:p>1.02.2009</text:p>
          </table:table-cell>
          <table:table-cell table:formula="of:=YEAR([.B39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date" office:date-value="2009-02-02" calcext:value-type="date">
            <text:p>2.02.2009</text:p>
          </table:table-cell>
          <table:table-cell table:formula="of:=YEAR([.B40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date" office:date-value="2009-02-03" calcext:value-type="date">
            <text:p>3.02.2009</text:p>
          </table:table-cell>
          <table:table-cell table:formula="of:=YEAR([.B40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date" office:date-value="2009-02-04" calcext:value-type="date">
            <text:p>4.02.2009</text:p>
          </table:table-cell>
          <table:table-cell table:formula="of:=YEAR([.B40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date" office:date-value="2009-02-05" calcext:value-type="date">
            <text:p>5.02.2009</text:p>
          </table:table-cell>
          <table:table-cell table:formula="of:=YEAR([.B40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date" office:date-value="2009-02-06" calcext:value-type="date">
            <text:p>6.02.2009</text:p>
          </table:table-cell>
          <table:table-cell table:formula="of:=YEAR([.B40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date" office:date-value="2009-02-07" calcext:value-type="date">
            <text:p>7.02.2009</text:p>
          </table:table-cell>
          <table:table-cell table:formula="of:=YEAR([.B40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date" office:date-value="2009-02-08" calcext:value-type="date">
            <text:p>8.02.2009</text:p>
          </table:table-cell>
          <table:table-cell table:formula="of:=YEAR([.B40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date" office:date-value="2009-02-09" calcext:value-type="date">
            <text:p>9.02.2009</text:p>
          </table:table-cell>
          <table:table-cell table:formula="of:=YEAR([.B40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date" office:date-value="2009-02-10" calcext:value-type="date">
            <text:p>10.02.2009</text:p>
          </table:table-cell>
          <table:table-cell table:formula="of:=YEAR([.B40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date" office:date-value="2009-02-11" calcext:value-type="date">
            <text:p>11.02.2009</text:p>
          </table:table-cell>
          <table:table-cell table:formula="of:=YEAR([.B40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date" office:date-value="2009-02-12" calcext:value-type="date">
            <text:p>12.02.2009</text:p>
          </table:table-cell>
          <table:table-cell table:formula="of:=YEAR([.B41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date" office:date-value="2009-02-13" calcext:value-type="date">
            <text:p>13.02.2009</text:p>
          </table:table-cell>
          <table:table-cell table:formula="of:=YEAR([.B41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date" office:date-value="2009-02-14" calcext:value-type="date">
            <text:p>14.02.2009</text:p>
          </table:table-cell>
          <table:table-cell table:formula="of:=YEAR([.B41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date" office:date-value="2009-02-15" calcext:value-type="date">
            <text:p>15.02.2009</text:p>
          </table:table-cell>
          <table:table-cell table:formula="of:=YEAR([.B41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date" office:date-value="2009-02-16" calcext:value-type="date">
            <text:p>16.02.2009</text:p>
          </table:table-cell>
          <table:table-cell table:formula="of:=YEAR([.B41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date" office:date-value="2009-02-17" calcext:value-type="date">
            <text:p>17.02.2009</text:p>
          </table:table-cell>
          <table:table-cell table:formula="of:=YEAR([.B41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date" office:date-value="2009-02-18" calcext:value-type="date">
            <text:p>18.02.2009</text:p>
          </table:table-cell>
          <table:table-cell table:formula="of:=YEAR([.B41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date" office:date-value="2009-02-19" calcext:value-type="date">
            <text:p>19.02.2009</text:p>
          </table:table-cell>
          <table:table-cell table:formula="of:=YEAR([.B41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date" office:date-value="2009-02-20" calcext:value-type="date">
            <text:p>20.02.2009</text:p>
          </table:table-cell>
          <table:table-cell table:formula="of:=YEAR([.B41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date" office:date-value="2009-02-21" calcext:value-type="date">
            <text:p>21.02.2009</text:p>
          </table:table-cell>
          <table:table-cell table:formula="of:=YEAR([.B41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date" office:date-value="2009-02-22" calcext:value-type="date">
            <text:p>22.02.2009</text:p>
          </table:table-cell>
          <table:table-cell table:formula="of:=YEAR([.B42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date" office:date-value="2009-02-23" calcext:value-type="date">
            <text:p>23.02.2009</text:p>
          </table:table-cell>
          <table:table-cell table:formula="of:=YEAR([.B42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date" office:date-value="2009-02-24" calcext:value-type="date">
            <text:p>24.02.2009</text:p>
          </table:table-cell>
          <table:table-cell table:formula="of:=YEAR([.B42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date" office:date-value="2009-02-25" calcext:value-type="date">
            <text:p>25.02.2009</text:p>
          </table:table-cell>
          <table:table-cell table:formula="of:=YEAR([.B42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date" office:date-value="2009-02-26" calcext:value-type="date">
            <text:p>26.02.2009</text:p>
          </table:table-cell>
          <table:table-cell table:formula="of:=YEAR([.B42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date" office:date-value="2009-02-27" calcext:value-type="date">
            <text:p>27.02.2009</text:p>
          </table:table-cell>
          <table:table-cell table:formula="of:=YEAR([.B42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date" office:date-value="2009-02-28" calcext:value-type="date">
            <text:p>28.02.2009</text:p>
          </table:table-cell>
          <table:table-cell table:formula="of:=YEAR([.B42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date" office:date-value="2009-03-01" calcext:value-type="date">
            <text:p>1.03.2009</text:p>
          </table:table-cell>
          <table:table-cell table:formula="of:=YEAR([.B42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date" office:date-value="2009-03-02" calcext:value-type="date">
            <text:p>2.03.2009</text:p>
          </table:table-cell>
          <table:table-cell table:formula="of:=YEAR([.B42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date" office:date-value="2009-03-03" calcext:value-type="date">
            <text:p>3.03.2009</text:p>
          </table:table-cell>
          <table:table-cell table:formula="of:=YEAR([.B42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date" office:date-value="2009-03-04" calcext:value-type="date">
            <text:p>4.03.2009</text:p>
          </table:table-cell>
          <table:table-cell table:formula="of:=YEAR([.B43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date" office:date-value="2009-03-05" calcext:value-type="date">
            <text:p>5.03.2009</text:p>
          </table:table-cell>
          <table:table-cell table:formula="of:=YEAR([.B43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date" office:date-value="2009-03-06" calcext:value-type="date">
            <text:p>6.03.2009</text:p>
          </table:table-cell>
          <table:table-cell table:formula="of:=YEAR([.B43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date" office:date-value="2009-03-07" calcext:value-type="date">
            <text:p>7.03.2009</text:p>
          </table:table-cell>
          <table:table-cell table:formula="of:=YEAR([.B43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date" office:date-value="2009-03-08" calcext:value-type="date">
            <text:p>8.03.2009</text:p>
          </table:table-cell>
          <table:table-cell table:formula="of:=YEAR([.B43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date" office:date-value="2009-03-09" calcext:value-type="date">
            <text:p>9.03.2009</text:p>
          </table:table-cell>
          <table:table-cell table:formula="of:=YEAR([.B43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date" office:date-value="2009-03-10" calcext:value-type="date">
            <text:p>10.03.2009</text:p>
          </table:table-cell>
          <table:table-cell table:formula="of:=YEAR([.B43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date" office:date-value="2009-03-11" calcext:value-type="date">
            <text:p>11.03.2009</text:p>
          </table:table-cell>
          <table:table-cell table:formula="of:=YEAR([.B43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date" office:date-value="2009-03-12" calcext:value-type="date">
            <text:p>12.03.2009</text:p>
          </table:table-cell>
          <table:table-cell table:formula="of:=YEAR([.B43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date" office:date-value="2009-03-13" calcext:value-type="date">
            <text:p>13.03.2009</text:p>
          </table:table-cell>
          <table:table-cell table:formula="of:=YEAR([.B43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date" office:date-value="2009-03-14" calcext:value-type="date">
            <text:p>14.03.2009</text:p>
          </table:table-cell>
          <table:table-cell table:formula="of:=YEAR([.B44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5711" calcext:value-type="float">
            <text:p>5711</text:p>
          </table:table-cell>
          <table:table-cell office:value-type="date" office:date-value="2009-03-15" calcext:value-type="date">
            <text:p>15.03.2009</text:p>
          </table:table-cell>
          <table:table-cell table:formula="of:=YEAR([.B44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6109" calcext:value-type="float">
            <text:p>6109</text:p>
          </table:table-cell>
          <table:table-cell office:value-type="date" office:date-value="2009-03-16" calcext:value-type="date">
            <text:p>16.03.2009</text:p>
          </table:table-cell>
          <table:table-cell table:formula="of:=YEAR([.B44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7895" calcext:value-type="float">
            <text:p>7895</text:p>
          </table:table-cell>
          <table:table-cell office:value-type="date" office:date-value="2009-03-17" calcext:value-type="date">
            <text:p>17.03.2009</text:p>
          </table:table-cell>
          <table:table-cell table:formula="of:=YEAR([.B44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date" office:date-value="2009-03-18" calcext:value-type="date">
            <text:p>18.03.2009</text:p>
          </table:table-cell>
          <table:table-cell table:formula="of:=YEAR([.B44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8015" calcext:value-type="float">
            <text:p>8015</text:p>
          </table:table-cell>
          <table:table-cell office:value-type="date" office:date-value="2009-03-19" calcext:value-type="date">
            <text:p>19.03.2009</text:p>
          </table:table-cell>
          <table:table-cell table:formula="of:=YEAR([.B44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10277" calcext:value-type="float">
            <text:p>10277</text:p>
          </table:table-cell>
          <table:table-cell office:value-type="date" office:date-value="2009-03-20" calcext:value-type="date">
            <text:p>20.03.2009</text:p>
          </table:table-cell>
          <table:table-cell table:formula="of:=YEAR([.B44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10178" calcext:value-type="float">
            <text:p>10178</text:p>
          </table:table-cell>
          <table:table-cell office:value-type="date" office:date-value="2009-03-21" calcext:value-type="date">
            <text:p>21.03.2009</text:p>
          </table:table-cell>
          <table:table-cell table:formula="of:=YEAR([.B44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11852" calcext:value-type="float">
            <text:p>11852</text:p>
          </table:table-cell>
          <table:table-cell office:value-type="date" office:date-value="2009-03-22" calcext:value-type="date">
            <text:p>22.03.2009</text:p>
          </table:table-cell>
          <table:table-cell table:formula="of:=YEAR([.B44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12591" calcext:value-type="float">
            <text:p>12591</text:p>
          </table:table-cell>
          <table:table-cell office:value-type="date" office:date-value="2009-03-23" calcext:value-type="date">
            <text:p>23.03.2009</text:p>
          </table:table-cell>
          <table:table-cell table:formula="of:=YEAR([.B44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15973" calcext:value-type="float">
            <text:p>15973</text:p>
          </table:table-cell>
          <table:table-cell office:value-type="date" office:date-value="2009-03-24" calcext:value-type="date">
            <text:p>24.03.2009</text:p>
          </table:table-cell>
          <table:table-cell table:formula="of:=YEAR([.B45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15945" calcext:value-type="float">
            <text:p>15945</text:p>
          </table:table-cell>
          <table:table-cell office:value-type="date" office:date-value="2009-03-25" calcext:value-type="date">
            <text:p>25.03.2009</text:p>
          </table:table-cell>
          <table:table-cell table:formula="of:=YEAR([.B45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17252" calcext:value-type="float">
            <text:p>17252</text:p>
          </table:table-cell>
          <table:table-cell office:value-type="date" office:date-value="2009-03-26" calcext:value-type="date">
            <text:p>26.03.2009</text:p>
          </table:table-cell>
          <table:table-cell table:formula="of:=YEAR([.B45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19280" calcext:value-type="float">
            <text:p>19280</text:p>
          </table:table-cell>
          <table:table-cell office:value-type="date" office:date-value="2009-03-27" calcext:value-type="date">
            <text:p>27.03.2009</text:p>
          </table:table-cell>
          <table:table-cell table:formula="of:=YEAR([.B45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1192" calcext:value-type="float">
            <text:p>21192</text:p>
          </table:table-cell>
          <table:table-cell office:value-type="date" office:date-value="2009-03-28" calcext:value-type="date">
            <text:p>28.03.2009</text:p>
          </table:table-cell>
          <table:table-cell table:formula="of:=YEAR([.B45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1862" calcext:value-type="float">
            <text:p>21862</text:p>
          </table:table-cell>
          <table:table-cell office:value-type="date" office:date-value="2009-03-29" calcext:value-type="date">
            <text:p>29.03.2009</text:p>
          </table:table-cell>
          <table:table-cell table:formula="of:=YEAR([.B45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2732" calcext:value-type="float">
            <text:p>22732</text:p>
          </table:table-cell>
          <table:table-cell office:value-type="date" office:date-value="2009-03-30" calcext:value-type="date">
            <text:p>30.03.2009</text:p>
          </table:table-cell>
          <table:table-cell table:formula="of:=YEAR([.B45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5541" calcext:value-type="float">
            <text:p>25541</text:p>
          </table:table-cell>
          <table:table-cell office:value-type="date" office:date-value="2009-03-31" calcext:value-type="date">
            <text:p>31.03.2009</text:p>
          </table:table-cell>
          <table:table-cell table:formula="of:=YEAR([.B45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7288" calcext:value-type="float">
            <text:p>27288</text:p>
          </table:table-cell>
          <table:table-cell office:value-type="date" office:date-value="2009-04-01" calcext:value-type="date">
            <text:p>1.04.2009</text:p>
          </table:table-cell>
          <table:table-cell table:formula="of:=YEAR([.B45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9244" calcext:value-type="float">
            <text:p>29244</text:p>
          </table:table-cell>
          <table:table-cell office:value-type="date" office:date-value="2009-04-02" calcext:value-type="date">
            <text:p>2.04.2009</text:p>
          </table:table-cell>
          <table:table-cell table:formula="of:=YEAR([.B45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0545" calcext:value-type="float">
            <text:p>30545</text:p>
          </table:table-cell>
          <table:table-cell office:value-type="date" office:date-value="2009-04-03" calcext:value-type="date">
            <text:p>3.04.2009</text:p>
          </table:table-cell>
          <table:table-cell table:formula="of:=YEAR([.B46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1889" calcext:value-type="float">
            <text:p>31889</text:p>
          </table:table-cell>
          <table:table-cell office:value-type="date" office:date-value="2009-04-04" calcext:value-type="date">
            <text:p>4.04.2009</text:p>
          </table:table-cell>
          <table:table-cell table:formula="of:=YEAR([.B46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2857" calcext:value-type="float">
            <text:p>32857</text:p>
          </table:table-cell>
          <table:table-cell office:value-type="date" office:date-value="2009-04-05" calcext:value-type="date">
            <text:p>5.04.2009</text:p>
          </table:table-cell>
          <table:table-cell table:formula="of:=YEAR([.B46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4068" calcext:value-type="float">
            <text:p>34068</text:p>
          </table:table-cell>
          <table:table-cell office:value-type="date" office:date-value="2009-04-06" calcext:value-type="date">
            <text:p>6.04.2009</text:p>
          </table:table-cell>
          <table:table-cell table:formula="of:=YEAR([.B46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4173" calcext:value-type="float">
            <text:p>34173</text:p>
          </table:table-cell>
          <table:table-cell office:value-type="date" office:date-value="2009-04-07" calcext:value-type="date">
            <text:p>7.04.2009</text:p>
          </table:table-cell>
          <table:table-cell table:formula="of:=YEAR([.B46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5532" calcext:value-type="float">
            <text:p>35532</text:p>
          </table:table-cell>
          <table:table-cell office:value-type="date" office:date-value="2009-04-08" calcext:value-type="date">
            <text:p>8.04.2009</text:p>
          </table:table-cell>
          <table:table-cell table:formula="of:=YEAR([.B46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5501" calcext:value-type="float">
            <text:p>35501</text:p>
          </table:table-cell>
          <table:table-cell office:value-type="date" office:date-value="2009-04-09" calcext:value-type="date">
            <text:p>9.04.2009</text:p>
          </table:table-cell>
          <table:table-cell table:formula="of:=YEAR([.B46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4673" calcext:value-type="float">
            <text:p>34673</text:p>
          </table:table-cell>
          <table:table-cell office:value-type="date" office:date-value="2009-04-10" calcext:value-type="date">
            <text:p>10.04.2009</text:p>
          </table:table-cell>
          <table:table-cell table:formula="of:=YEAR([.B46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4613" calcext:value-type="float">
            <text:p>34613</text:p>
          </table:table-cell>
          <table:table-cell office:value-type="date" office:date-value="2009-04-11" calcext:value-type="date">
            <text:p>11.04.2009</text:p>
          </table:table-cell>
          <table:table-cell table:formula="of:=YEAR([.B46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5093" calcext:value-type="float">
            <text:p>35093</text:p>
          </table:table-cell>
          <table:table-cell office:value-type="date" office:date-value="2009-04-12" calcext:value-type="date">
            <text:p>12.04.2009</text:p>
          </table:table-cell>
          <table:table-cell table:formula="of:=YEAR([.B46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4211" calcext:value-type="float">
            <text:p>34211</text:p>
          </table:table-cell>
          <table:table-cell office:value-type="date" office:date-value="2009-04-13" calcext:value-type="date">
            <text:p>13.04.2009</text:p>
          </table:table-cell>
          <table:table-cell table:formula="of:=YEAR([.B47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4299" calcext:value-type="float">
            <text:p>34299</text:p>
          </table:table-cell>
          <table:table-cell office:value-type="date" office:date-value="2009-04-14" calcext:value-type="date">
            <text:p>14.04.2009</text:p>
          </table:table-cell>
          <table:table-cell table:formula="of:=YEAR([.B47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1797" calcext:value-type="float">
            <text:p>31797</text:p>
          </table:table-cell>
          <table:table-cell office:value-type="date" office:date-value="2009-04-15" calcext:value-type="date">
            <text:p>15.04.2009</text:p>
          </table:table-cell>
          <table:table-cell table:formula="of:=YEAR([.B47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1352" calcext:value-type="float">
            <text:p>31352</text:p>
          </table:table-cell>
          <table:table-cell office:value-type="date" office:date-value="2009-04-16" calcext:value-type="date">
            <text:p>16.04.2009</text:p>
          </table:table-cell>
          <table:table-cell table:formula="of:=YEAR([.B47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0008" calcext:value-type="float">
            <text:p>30008</text:p>
          </table:table-cell>
          <table:table-cell office:value-type="date" office:date-value="2009-04-17" calcext:value-type="date">
            <text:p>17.04.2009</text:p>
          </table:table-cell>
          <table:table-cell table:formula="of:=YEAR([.B47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8493" calcext:value-type="float">
            <text:p>28493</text:p>
          </table:table-cell>
          <table:table-cell office:value-type="date" office:date-value="2009-04-18" calcext:value-type="date">
            <text:p>18.04.2009</text:p>
          </table:table-cell>
          <table:table-cell table:formula="of:=YEAR([.B47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6201" calcext:value-type="float">
            <text:p>26201</text:p>
          </table:table-cell>
          <table:table-cell office:value-type="date" office:date-value="2009-04-19" calcext:value-type="date">
            <text:p>19.04.2009</text:p>
          </table:table-cell>
          <table:table-cell table:formula="of:=YEAR([.B47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3851" calcext:value-type="float">
            <text:p>23851</text:p>
          </table:table-cell>
          <table:table-cell office:value-type="date" office:date-value="2009-04-20" calcext:value-type="date">
            <text:p>20.04.2009</text:p>
          </table:table-cell>
          <table:table-cell table:formula="of:=YEAR([.B47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3814" calcext:value-type="float">
            <text:p>23814</text:p>
          </table:table-cell>
          <table:table-cell office:value-type="date" office:date-value="2009-04-21" calcext:value-type="date">
            <text:p>21.04.2009</text:p>
          </table:table-cell>
          <table:table-cell table:formula="of:=YEAR([.B47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0493" calcext:value-type="float">
            <text:p>20493</text:p>
          </table:table-cell>
          <table:table-cell office:value-type="date" office:date-value="2009-04-22" calcext:value-type="date">
            <text:p>22.04.2009</text:p>
          </table:table-cell>
          <table:table-cell table:formula="of:=YEAR([.B47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0137" calcext:value-type="float">
            <text:p>20137</text:p>
          </table:table-cell>
          <table:table-cell office:value-type="date" office:date-value="2009-04-23" calcext:value-type="date">
            <text:p>23.04.2009</text:p>
          </table:table-cell>
          <table:table-cell table:formula="of:=YEAR([.B48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17812" calcext:value-type="float">
            <text:p>17812</text:p>
          </table:table-cell>
          <table:table-cell office:value-type="date" office:date-value="2009-04-24" calcext:value-type="date">
            <text:p>24.04.2009</text:p>
          </table:table-cell>
          <table:table-cell table:formula="of:=YEAR([.B48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15804" calcext:value-type="float">
            <text:p>15804</text:p>
          </table:table-cell>
          <table:table-cell office:value-type="date" office:date-value="2009-04-25" calcext:value-type="date">
            <text:p>25.04.2009</text:p>
          </table:table-cell>
          <table:table-cell table:formula="of:=YEAR([.B48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13762" calcext:value-type="float">
            <text:p>13762</text:p>
          </table:table-cell>
          <table:table-cell office:value-type="date" office:date-value="2009-04-26" calcext:value-type="date">
            <text:p>26.04.2009</text:p>
          </table:table-cell>
          <table:table-cell table:formula="of:=YEAR([.B48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13318" calcext:value-type="float">
            <text:p>13318</text:p>
          </table:table-cell>
          <table:table-cell office:value-type="date" office:date-value="2009-04-27" calcext:value-type="date">
            <text:p>27.04.2009</text:p>
          </table:table-cell>
          <table:table-cell table:formula="of:=YEAR([.B48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12602" calcext:value-type="float">
            <text:p>12602</text:p>
          </table:table-cell>
          <table:table-cell office:value-type="date" office:date-value="2009-04-28" calcext:value-type="date">
            <text:p>28.04.2009</text:p>
          </table:table-cell>
          <table:table-cell table:formula="of:=YEAR([.B48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10530" calcext:value-type="float">
            <text:p>10530</text:p>
          </table:table-cell>
          <table:table-cell office:value-type="date" office:date-value="2009-04-29" calcext:value-type="date">
            <text:p>29.04.2009</text:p>
          </table:table-cell>
          <table:table-cell table:formula="of:=YEAR([.B48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9038" calcext:value-type="float">
            <text:p>9038</text:p>
          </table:table-cell>
          <table:table-cell office:value-type="date" office:date-value="2009-04-30" calcext:value-type="date">
            <text:p>30.04.2009</text:p>
          </table:table-cell>
          <table:table-cell table:formula="of:=YEAR([.B48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9493" calcext:value-type="float">
            <text:p>9493</text:p>
          </table:table-cell>
          <table:table-cell office:value-type="date" office:date-value="2009-05-01" calcext:value-type="date">
            <text:p>1.05.2009</text:p>
          </table:table-cell>
          <table:table-cell table:formula="of:=YEAR([.B48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8516" calcext:value-type="float">
            <text:p>8516</text:p>
          </table:table-cell>
          <table:table-cell office:value-type="date" office:date-value="2009-05-02" calcext:value-type="date">
            <text:p>2.05.2009</text:p>
          </table:table-cell>
          <table:table-cell table:formula="of:=YEAR([.B48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date" office:date-value="2009-05-03" calcext:value-type="date">
            <text:p>3.05.2009</text:p>
          </table:table-cell>
          <table:table-cell table:formula="of:=YEAR([.B49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date" office:date-value="2009-05-04" calcext:value-type="date">
            <text:p>4.05.2009</text:p>
          </table:table-cell>
          <table:table-cell table:formula="of:=YEAR([.B49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5776" calcext:value-type="float">
            <text:p>5776</text:p>
          </table:table-cell>
          <table:table-cell office:value-type="date" office:date-value="2009-05-05" calcext:value-type="date">
            <text:p>5.05.2009</text:p>
          </table:table-cell>
          <table:table-cell table:formula="of:=YEAR([.B49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6292" calcext:value-type="float">
            <text:p>6292</text:p>
          </table:table-cell>
          <table:table-cell office:value-type="date" office:date-value="2009-05-06" calcext:value-type="date">
            <text:p>6.05.2009</text:p>
          </table:table-cell>
          <table:table-cell table:formula="of:=YEAR([.B49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date" office:date-value="2009-05-07" calcext:value-type="date">
            <text:p>7.05.2009</text:p>
          </table:table-cell>
          <table:table-cell table:formula="of:=YEAR([.B49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date" office:date-value="2009-05-08" calcext:value-type="date">
            <text:p>8.05.2009</text:p>
          </table:table-cell>
          <table:table-cell table:formula="of:=YEAR([.B49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date" office:date-value="2009-05-09" calcext:value-type="date">
            <text:p>9.05.2009</text:p>
          </table:table-cell>
          <table:table-cell table:formula="of:=YEAR([.B49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date" office:date-value="2009-05-10" calcext:value-type="date">
            <text:p>10.05.2009</text:p>
          </table:table-cell>
          <table:table-cell table:formula="of:=YEAR([.B49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date" office:date-value="2009-05-11" calcext:value-type="date">
            <text:p>11.05.2009</text:p>
          </table:table-cell>
          <table:table-cell table:formula="of:=YEAR([.B49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date" office:date-value="2009-05-12" calcext:value-type="date">
            <text:p>12.05.2009</text:p>
          </table:table-cell>
          <table:table-cell table:formula="of:=YEAR([.B49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date" office:date-value="2009-05-13" calcext:value-type="date">
            <text:p>13.05.2009</text:p>
          </table:table-cell>
          <table:table-cell table:formula="of:=YEAR([.B50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date" office:date-value="2009-05-14" calcext:value-type="date">
            <text:p>14.05.2009</text:p>
          </table:table-cell>
          <table:table-cell table:formula="of:=YEAR([.B50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date" office:date-value="2009-05-15" calcext:value-type="date">
            <text:p>15.05.2009</text:p>
          </table:table-cell>
          <table:table-cell table:formula="of:=YEAR([.B50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date" office:date-value="2009-05-16" calcext:value-type="date">
            <text:p>16.05.2009</text:p>
          </table:table-cell>
          <table:table-cell table:formula="of:=YEAR([.B50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date" office:date-value="2009-05-17" calcext:value-type="date">
            <text:p>17.05.2009</text:p>
          </table:table-cell>
          <table:table-cell table:formula="of:=YEAR([.B50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date" office:date-value="2009-05-18" calcext:value-type="date">
            <text:p>18.05.2009</text:p>
          </table:table-cell>
          <table:table-cell table:formula="of:=YEAR([.B50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date" office:date-value="2009-05-19" calcext:value-type="date">
            <text:p>19.05.2009</text:p>
          </table:table-cell>
          <table:table-cell table:formula="of:=YEAR([.B50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date" office:date-value="2009-05-20" calcext:value-type="date">
            <text:p>20.05.2009</text:p>
          </table:table-cell>
          <table:table-cell table:formula="of:=YEAR([.B50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date" office:date-value="2009-05-21" calcext:value-type="date">
            <text:p>21.05.2009</text:p>
          </table:table-cell>
          <table:table-cell table:formula="of:=YEAR([.B50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date" office:date-value="2009-05-22" calcext:value-type="date">
            <text:p>22.05.2009</text:p>
          </table:table-cell>
          <table:table-cell table:formula="of:=YEAR([.B50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date" office:date-value="2009-05-23" calcext:value-type="date">
            <text:p>23.05.2009</text:p>
          </table:table-cell>
          <table:table-cell table:formula="of:=YEAR([.B51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date" office:date-value="2009-05-24" calcext:value-type="date">
            <text:p>24.05.2009</text:p>
          </table:table-cell>
          <table:table-cell table:formula="of:=YEAR([.B51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date" office:date-value="2009-05-25" calcext:value-type="date">
            <text:p>25.05.2009</text:p>
          </table:table-cell>
          <table:table-cell table:formula="of:=YEAR([.B51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date" office:date-value="2009-05-26" calcext:value-type="date">
            <text:p>26.05.2009</text:p>
          </table:table-cell>
          <table:table-cell table:formula="of:=YEAR([.B51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date" office:date-value="2009-05-27" calcext:value-type="date">
            <text:p>27.05.2009</text:p>
          </table:table-cell>
          <table:table-cell table:formula="of:=YEAR([.B51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date" office:date-value="2009-05-28" calcext:value-type="date">
            <text:p>28.05.2009</text:p>
          </table:table-cell>
          <table:table-cell table:formula="of:=YEAR([.B51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date" office:date-value="2009-05-29" calcext:value-type="date">
            <text:p>29.05.2009</text:p>
          </table:table-cell>
          <table:table-cell table:formula="of:=YEAR([.B51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date" office:date-value="2009-05-30" calcext:value-type="date">
            <text:p>30.05.2009</text:p>
          </table:table-cell>
          <table:table-cell table:formula="of:=YEAR([.B51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date" office:date-value="2009-05-31" calcext:value-type="date">
            <text:p>31.05.2009</text:p>
          </table:table-cell>
          <table:table-cell table:formula="of:=YEAR([.B51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date" office:date-value="2009-06-01" calcext:value-type="date">
            <text:p>1.06.2009</text:p>
          </table:table-cell>
          <table:table-cell table:formula="of:=YEAR([.B51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date" office:date-value="2009-06-02" calcext:value-type="date">
            <text:p>2.06.2009</text:p>
          </table:table-cell>
          <table:table-cell table:formula="of:=YEAR([.B52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date" office:date-value="2009-06-03" calcext:value-type="date">
            <text:p>3.06.2009</text:p>
          </table:table-cell>
          <table:table-cell table:formula="of:=YEAR([.B52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date" office:date-value="2009-06-04" calcext:value-type="date">
            <text:p>4.06.2009</text:p>
          </table:table-cell>
          <table:table-cell table:formula="of:=YEAR([.B52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date" office:date-value="2009-06-05" calcext:value-type="date">
            <text:p>5.06.2009</text:p>
          </table:table-cell>
          <table:table-cell table:formula="of:=YEAR([.B52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date" office:date-value="2009-06-06" calcext:value-type="date">
            <text:p>6.06.2009</text:p>
          </table:table-cell>
          <table:table-cell table:formula="of:=YEAR([.B52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date" office:date-value="2009-06-07" calcext:value-type="date">
            <text:p>7.06.2009</text:p>
          </table:table-cell>
          <table:table-cell table:formula="of:=YEAR([.B52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582" calcext:value-type="float">
            <text:p>4582</text:p>
          </table:table-cell>
          <table:table-cell office:value-type="date" office:date-value="2009-06-08" calcext:value-type="date">
            <text:p>8.06.2009</text:p>
          </table:table-cell>
          <table:table-cell table:formula="of:=YEAR([.B52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7644" calcext:value-type="float">
            <text:p>7644</text:p>
          </table:table-cell>
          <table:table-cell office:value-type="date" office:date-value="2009-06-09" calcext:value-type="date">
            <text:p>9.06.2009</text:p>
          </table:table-cell>
          <table:table-cell table:formula="of:=YEAR([.B52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10982" calcext:value-type="float">
            <text:p>10982</text:p>
          </table:table-cell>
          <table:table-cell office:value-type="date" office:date-value="2009-06-10" calcext:value-type="date">
            <text:p>10.06.2009</text:p>
          </table:table-cell>
          <table:table-cell table:formula="of:=YEAR([.B52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14162" calcext:value-type="float">
            <text:p>14162</text:p>
          </table:table-cell>
          <table:table-cell office:value-type="date" office:date-value="2009-06-11" calcext:value-type="date">
            <text:p>11.06.2009</text:p>
          </table:table-cell>
          <table:table-cell table:formula="of:=YEAR([.B52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18471" calcext:value-type="float">
            <text:p>18471</text:p>
          </table:table-cell>
          <table:table-cell office:value-type="date" office:date-value="2009-06-12" calcext:value-type="date">
            <text:p>12.06.2009</text:p>
          </table:table-cell>
          <table:table-cell table:formula="of:=YEAR([.B53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1678" calcext:value-type="float">
            <text:p>21678</text:p>
          </table:table-cell>
          <table:table-cell office:value-type="date" office:date-value="2009-06-13" calcext:value-type="date">
            <text:p>13.06.2009</text:p>
          </table:table-cell>
          <table:table-cell table:formula="of:=YEAR([.B53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1732" calcext:value-type="float">
            <text:p>21732</text:p>
          </table:table-cell>
          <table:table-cell office:value-type="date" office:date-value="2009-06-14" calcext:value-type="date">
            <text:p>14.06.2009</text:p>
          </table:table-cell>
          <table:table-cell table:formula="of:=YEAR([.B53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18900" calcext:value-type="float">
            <text:p>18900</text:p>
          </table:table-cell>
          <table:table-cell office:value-type="date" office:date-value="2009-06-15" calcext:value-type="date">
            <text:p>15.06.2009</text:p>
          </table:table-cell>
          <table:table-cell table:formula="of:=YEAR([.B53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15404" calcext:value-type="float">
            <text:p>15404</text:p>
          </table:table-cell>
          <table:table-cell office:value-type="date" office:date-value="2009-06-16" calcext:value-type="date">
            <text:p>16.06.2009</text:p>
          </table:table-cell>
          <table:table-cell table:formula="of:=YEAR([.B53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10761" calcext:value-type="float">
            <text:p>10761</text:p>
          </table:table-cell>
          <table:table-cell office:value-type="date" office:date-value="2009-06-17" calcext:value-type="date">
            <text:p>17.06.2009</text:p>
          </table:table-cell>
          <table:table-cell table:formula="of:=YEAR([.B53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6931" calcext:value-type="float">
            <text:p>6931</text:p>
          </table:table-cell>
          <table:table-cell office:value-type="date" office:date-value="2009-06-18" calcext:value-type="date">
            <text:p>18.06.2009</text:p>
          </table:table-cell>
          <table:table-cell table:formula="of:=YEAR([.B53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5084" calcext:value-type="float">
            <text:p>5084</text:p>
          </table:table-cell>
          <table:table-cell office:value-type="date" office:date-value="2009-06-19" calcext:value-type="date">
            <text:p>19.06.2009</text:p>
          </table:table-cell>
          <table:table-cell table:formula="of:=YEAR([.B53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date" office:date-value="2009-06-20" calcext:value-type="date">
            <text:p>20.06.2009</text:p>
          </table:table-cell>
          <table:table-cell table:formula="of:=YEAR([.B53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date" office:date-value="2009-06-21" calcext:value-type="date">
            <text:p>21.06.2009</text:p>
          </table:table-cell>
          <table:table-cell table:formula="of:=YEAR([.B53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date" office:date-value="2009-06-22" calcext:value-type="date">
            <text:p>22.06.2009</text:p>
          </table:table-cell>
          <table:table-cell table:formula="of:=YEAR([.B54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date" office:date-value="2009-06-23" calcext:value-type="date">
            <text:p>23.06.2009</text:p>
          </table:table-cell>
          <table:table-cell table:formula="of:=YEAR([.B54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date" office:date-value="2009-06-24" calcext:value-type="date">
            <text:p>24.06.2009</text:p>
          </table:table-cell>
          <table:table-cell table:formula="of:=YEAR([.B54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date" office:date-value="2009-06-25" calcext:value-type="date">
            <text:p>25.06.2009</text:p>
          </table:table-cell>
          <table:table-cell table:formula="of:=YEAR([.B54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date" office:date-value="2009-06-26" calcext:value-type="date">
            <text:p>26.06.2009</text:p>
          </table:table-cell>
          <table:table-cell table:formula="of:=YEAR([.B54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date" office:date-value="2009-06-27" calcext:value-type="date">
            <text:p>27.06.2009</text:p>
          </table:table-cell>
          <table:table-cell table:formula="of:=YEAR([.B54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date" office:date-value="2009-06-28" calcext:value-type="date">
            <text:p>28.06.2009</text:p>
          </table:table-cell>
          <table:table-cell table:formula="of:=YEAR([.B54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date" office:date-value="2009-06-29" calcext:value-type="date">
            <text:p>29.06.2009</text:p>
          </table:table-cell>
          <table:table-cell table:formula="of:=YEAR([.B54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date" office:date-value="2009-06-30" calcext:value-type="date">
            <text:p>30.06.2009</text:p>
          </table:table-cell>
          <table:table-cell table:formula="of:=YEAR([.B54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date" office:date-value="2009-07-01" calcext:value-type="date">
            <text:p>1.07.2009</text:p>
          </table:table-cell>
          <table:table-cell table:formula="of:=YEAR([.B54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date" office:date-value="2009-07-02" calcext:value-type="date">
            <text:p>2.07.2009</text:p>
          </table:table-cell>
          <table:table-cell table:formula="of:=YEAR([.B55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date" office:date-value="2009-07-03" calcext:value-type="date">
            <text:p>3.07.2009</text:p>
          </table:table-cell>
          <table:table-cell table:formula="of:=YEAR([.B55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date" office:date-value="2009-07-04" calcext:value-type="date">
            <text:p>4.07.2009</text:p>
          </table:table-cell>
          <table:table-cell table:formula="of:=YEAR([.B55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date" office:date-value="2009-07-05" calcext:value-type="date">
            <text:p>5.07.2009</text:p>
          </table:table-cell>
          <table:table-cell table:formula="of:=YEAR([.B55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date" office:date-value="2009-07-06" calcext:value-type="date">
            <text:p>6.07.2009</text:p>
          </table:table-cell>
          <table:table-cell table:formula="of:=YEAR([.B55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date" office:date-value="2009-07-07" calcext:value-type="date">
            <text:p>7.07.2009</text:p>
          </table:table-cell>
          <table:table-cell table:formula="of:=YEAR([.B55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date" office:date-value="2009-07-08" calcext:value-type="date">
            <text:p>8.07.2009</text:p>
          </table:table-cell>
          <table:table-cell table:formula="of:=YEAR([.B55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date" office:date-value="2009-07-09" calcext:value-type="date">
            <text:p>9.07.2009</text:p>
          </table:table-cell>
          <table:table-cell table:formula="of:=YEAR([.B55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date" office:date-value="2009-07-10" calcext:value-type="date">
            <text:p>10.07.2009</text:p>
          </table:table-cell>
          <table:table-cell table:formula="of:=YEAR([.B55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date" office:date-value="2009-07-11" calcext:value-type="date">
            <text:p>11.07.2009</text:p>
          </table:table-cell>
          <table:table-cell table:formula="of:=YEAR([.B55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date" office:date-value="2009-07-12" calcext:value-type="date">
            <text:p>12.07.2009</text:p>
          </table:table-cell>
          <table:table-cell table:formula="of:=YEAR([.B56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date" office:date-value="2009-07-13" calcext:value-type="date">
            <text:p>13.07.2009</text:p>
          </table:table-cell>
          <table:table-cell table:formula="of:=YEAR([.B56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date" office:date-value="2009-07-14" calcext:value-type="date">
            <text:p>14.07.2009</text:p>
          </table:table-cell>
          <table:table-cell table:formula="of:=YEAR([.B56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date" office:date-value="2009-07-15" calcext:value-type="date">
            <text:p>15.07.2009</text:p>
          </table:table-cell>
          <table:table-cell table:formula="of:=YEAR([.B56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date" office:date-value="2009-07-16" calcext:value-type="date">
            <text:p>16.07.2009</text:p>
          </table:table-cell>
          <table:table-cell table:formula="of:=YEAR([.B56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date" office:date-value="2009-07-17" calcext:value-type="date">
            <text:p>17.07.2009</text:p>
          </table:table-cell>
          <table:table-cell table:formula="of:=YEAR([.B56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date" office:date-value="2009-07-18" calcext:value-type="date">
            <text:p>18.07.2009</text:p>
          </table:table-cell>
          <table:table-cell table:formula="of:=YEAR([.B56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date" office:date-value="2009-07-19" calcext:value-type="date">
            <text:p>19.07.2009</text:p>
          </table:table-cell>
          <table:table-cell table:formula="of:=YEAR([.B56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date" office:date-value="2009-07-20" calcext:value-type="date">
            <text:p>20.07.2009</text:p>
          </table:table-cell>
          <table:table-cell table:formula="of:=YEAR([.B56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date" office:date-value="2009-07-21" calcext:value-type="date">
            <text:p>21.07.2009</text:p>
          </table:table-cell>
          <table:table-cell table:formula="of:=YEAR([.B56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date" office:date-value="2009-07-22" calcext:value-type="date">
            <text:p>22.07.2009</text:p>
          </table:table-cell>
          <table:table-cell table:formula="of:=YEAR([.B57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date" office:date-value="2009-07-23" calcext:value-type="date">
            <text:p>23.07.2009</text:p>
          </table:table-cell>
          <table:table-cell table:formula="of:=YEAR([.B57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date" office:date-value="2009-07-24" calcext:value-type="date">
            <text:p>24.07.2009</text:p>
          </table:table-cell>
          <table:table-cell table:formula="of:=YEAR([.B57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date" office:date-value="2009-07-25" calcext:value-type="date">
            <text:p>25.07.2009</text:p>
          </table:table-cell>
          <table:table-cell table:formula="of:=YEAR([.B57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date" office:date-value="2009-07-26" calcext:value-type="date">
            <text:p>26.07.2009</text:p>
          </table:table-cell>
          <table:table-cell table:formula="of:=YEAR([.B57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date" office:date-value="2009-07-27" calcext:value-type="date">
            <text:p>27.07.2009</text:p>
          </table:table-cell>
          <table:table-cell table:formula="of:=YEAR([.B57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date" office:date-value="2009-07-28" calcext:value-type="date">
            <text:p>28.07.2009</text:p>
          </table:table-cell>
          <table:table-cell table:formula="of:=YEAR([.B57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date" office:date-value="2009-07-29" calcext:value-type="date">
            <text:p>29.07.2009</text:p>
          </table:table-cell>
          <table:table-cell table:formula="of:=YEAR([.B57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date" office:date-value="2009-07-30" calcext:value-type="date">
            <text:p>30.07.2009</text:p>
          </table:table-cell>
          <table:table-cell table:formula="of:=YEAR([.B57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date" office:date-value="2009-07-31" calcext:value-type="date">
            <text:p>31.07.2009</text:p>
          </table:table-cell>
          <table:table-cell table:formula="of:=YEAR([.B57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date" office:date-value="2009-08-01" calcext:value-type="date">
            <text:p>1.08.2009</text:p>
          </table:table-cell>
          <table:table-cell table:formula="of:=YEAR([.B58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date" office:date-value="2009-08-02" calcext:value-type="date">
            <text:p>2.08.2009</text:p>
          </table:table-cell>
          <table:table-cell table:formula="of:=YEAR([.B58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date" office:date-value="2009-08-03" calcext:value-type="date">
            <text:p>3.08.2009</text:p>
          </table:table-cell>
          <table:table-cell table:formula="of:=YEAR([.B58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date" office:date-value="2009-08-04" calcext:value-type="date">
            <text:p>4.08.2009</text:p>
          </table:table-cell>
          <table:table-cell table:formula="of:=YEAR([.B58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date" office:date-value="2009-08-05" calcext:value-type="date">
            <text:p>5.08.2009</text:p>
          </table:table-cell>
          <table:table-cell table:formula="of:=YEAR([.B58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date" office:date-value="2009-08-06" calcext:value-type="date">
            <text:p>6.08.2009</text:p>
          </table:table-cell>
          <table:table-cell table:formula="of:=YEAR([.B58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date" office:date-value="2009-08-07" calcext:value-type="date">
            <text:p>7.08.2009</text:p>
          </table:table-cell>
          <table:table-cell table:formula="of:=YEAR([.B58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date" office:date-value="2009-08-08" calcext:value-type="date">
            <text:p>8.08.2009</text:p>
          </table:table-cell>
          <table:table-cell table:formula="of:=YEAR([.B58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date" office:date-value="2009-08-09" calcext:value-type="date">
            <text:p>9.08.2009</text:p>
          </table:table-cell>
          <table:table-cell table:formula="of:=YEAR([.B58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date" office:date-value="2009-08-10" calcext:value-type="date">
            <text:p>10.08.2009</text:p>
          </table:table-cell>
          <table:table-cell table:formula="of:=YEAR([.B58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date" office:date-value="2009-08-11" calcext:value-type="date">
            <text:p>11.08.2009</text:p>
          </table:table-cell>
          <table:table-cell table:formula="of:=YEAR([.B59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date" office:date-value="2009-08-12" calcext:value-type="date">
            <text:p>12.08.2009</text:p>
          </table:table-cell>
          <table:table-cell table:formula="of:=YEAR([.B59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date" office:date-value="2009-08-13" calcext:value-type="date">
            <text:p>13.08.2009</text:p>
          </table:table-cell>
          <table:table-cell table:formula="of:=YEAR([.B59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date" office:date-value="2009-08-14" calcext:value-type="date">
            <text:p>14.08.2009</text:p>
          </table:table-cell>
          <table:table-cell table:formula="of:=YEAR([.B59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date" office:date-value="2009-08-15" calcext:value-type="date">
            <text:p>15.08.2009</text:p>
          </table:table-cell>
          <table:table-cell table:formula="of:=YEAR([.B59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date" office:date-value="2009-08-16" calcext:value-type="date">
            <text:p>16.08.2009</text:p>
          </table:table-cell>
          <table:table-cell table:formula="of:=YEAR([.B59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date" office:date-value="2009-08-17" calcext:value-type="date">
            <text:p>17.08.2009</text:p>
          </table:table-cell>
          <table:table-cell table:formula="of:=YEAR([.B59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date" office:date-value="2009-08-18" calcext:value-type="date">
            <text:p>18.08.2009</text:p>
          </table:table-cell>
          <table:table-cell table:formula="of:=YEAR([.B59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date" office:date-value="2009-08-19" calcext:value-type="date">
            <text:p>19.08.2009</text:p>
          </table:table-cell>
          <table:table-cell table:formula="of:=YEAR([.B59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date" office:date-value="2009-08-20" calcext:value-type="date">
            <text:p>20.08.2009</text:p>
          </table:table-cell>
          <table:table-cell table:formula="of:=YEAR([.B59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date" office:date-value="2009-08-21" calcext:value-type="date">
            <text:p>21.08.2009</text:p>
          </table:table-cell>
          <table:table-cell table:formula="of:=YEAR([.B60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date" office:date-value="2009-08-22" calcext:value-type="date">
            <text:p>22.08.2009</text:p>
          </table:table-cell>
          <table:table-cell table:formula="of:=YEAR([.B60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date" office:date-value="2009-08-23" calcext:value-type="date">
            <text:p>23.08.2009</text:p>
          </table:table-cell>
          <table:table-cell table:formula="of:=YEAR([.B60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date" office:date-value="2009-08-24" calcext:value-type="date">
            <text:p>24.08.2009</text:p>
          </table:table-cell>
          <table:table-cell table:formula="of:=YEAR([.B60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date" office:date-value="2009-08-25" calcext:value-type="date">
            <text:p>25.08.2009</text:p>
          </table:table-cell>
          <table:table-cell table:formula="of:=YEAR([.B60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date" office:date-value="2009-08-26" calcext:value-type="date">
            <text:p>26.08.2009</text:p>
          </table:table-cell>
          <table:table-cell table:formula="of:=YEAR([.B60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date" office:date-value="2009-08-27" calcext:value-type="date">
            <text:p>27.08.2009</text:p>
          </table:table-cell>
          <table:table-cell table:formula="of:=YEAR([.B60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date" office:date-value="2009-08-28" calcext:value-type="date">
            <text:p>28.08.2009</text:p>
          </table:table-cell>
          <table:table-cell table:formula="of:=YEAR([.B60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date" office:date-value="2009-08-29" calcext:value-type="date">
            <text:p>29.08.2009</text:p>
          </table:table-cell>
          <table:table-cell table:formula="of:=YEAR([.B60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date" office:date-value="2009-08-30" calcext:value-type="date">
            <text:p>30.08.2009</text:p>
          </table:table-cell>
          <table:table-cell table:formula="of:=YEAR([.B60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5457" calcext:value-type="float">
            <text:p>5457</text:p>
          </table:table-cell>
          <table:table-cell office:value-type="date" office:date-value="2009-08-31" calcext:value-type="date">
            <text:p>31.08.2009</text:p>
          </table:table-cell>
          <table:table-cell table:formula="of:=YEAR([.B61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date" office:date-value="2009-09-01" calcext:value-type="date">
            <text:p>1.09.2009</text:p>
          </table:table-cell>
          <table:table-cell table:formula="of:=YEAR([.B61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8348" calcext:value-type="float">
            <text:p>8348</text:p>
          </table:table-cell>
          <table:table-cell office:value-type="date" office:date-value="2009-09-02" calcext:value-type="date">
            <text:p>2.09.2009</text:p>
          </table:table-cell>
          <table:table-cell table:formula="of:=YEAR([.B61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11150" calcext:value-type="float">
            <text:p>11150</text:p>
          </table:table-cell>
          <table:table-cell office:value-type="date" office:date-value="2009-09-03" calcext:value-type="date">
            <text:p>3.09.2009</text:p>
          </table:table-cell>
          <table:table-cell table:formula="of:=YEAR([.B61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11735" calcext:value-type="float">
            <text:p>11735</text:p>
          </table:table-cell>
          <table:table-cell office:value-type="date" office:date-value="2009-09-04" calcext:value-type="date">
            <text:p>4.09.2009</text:p>
          </table:table-cell>
          <table:table-cell table:formula="of:=YEAR([.B61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12765" calcext:value-type="float">
            <text:p>12765</text:p>
          </table:table-cell>
          <table:table-cell office:value-type="date" office:date-value="2009-09-05" calcext:value-type="date">
            <text:p>5.09.2009</text:p>
          </table:table-cell>
          <table:table-cell table:formula="of:=YEAR([.B61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date" office:date-value="2009-09-06" calcext:value-type="date">
            <text:p>6.09.2009</text:p>
          </table:table-cell>
          <table:table-cell table:formula="of:=YEAR([.B61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9139" calcext:value-type="float">
            <text:p>9139</text:p>
          </table:table-cell>
          <table:table-cell office:value-type="date" office:date-value="2009-09-07" calcext:value-type="date">
            <text:p>7.09.2009</text:p>
          </table:table-cell>
          <table:table-cell table:formula="of:=YEAR([.B61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6976" calcext:value-type="float">
            <text:p>6976</text:p>
          </table:table-cell>
          <table:table-cell office:value-type="date" office:date-value="2009-09-08" calcext:value-type="date">
            <text:p>8.09.2009</text:p>
          </table:table-cell>
          <table:table-cell table:formula="of:=YEAR([.B61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date" office:date-value="2009-09-09" calcext:value-type="date">
            <text:p>9.09.2009</text:p>
          </table:table-cell>
          <table:table-cell table:formula="of:=YEAR([.B61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5809" calcext:value-type="float">
            <text:p>5809</text:p>
          </table:table-cell>
          <table:table-cell office:value-type="date" office:date-value="2009-09-10" calcext:value-type="date">
            <text:p>10.09.2009</text:p>
          </table:table-cell>
          <table:table-cell table:formula="of:=YEAR([.B62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date" office:date-value="2009-09-11" calcext:value-type="date">
            <text:p>11.09.2009</text:p>
          </table:table-cell>
          <table:table-cell table:formula="of:=YEAR([.B62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date" office:date-value="2009-09-12" calcext:value-type="date">
            <text:p>12.09.2009</text:p>
          </table:table-cell>
          <table:table-cell table:formula="of:=YEAR([.B62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date" office:date-value="2009-09-13" calcext:value-type="date">
            <text:p>13.09.2009</text:p>
          </table:table-cell>
          <table:table-cell table:formula="of:=YEAR([.B62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date" office:date-value="2009-09-14" calcext:value-type="date">
            <text:p>14.09.2009</text:p>
          </table:table-cell>
          <table:table-cell table:formula="of:=YEAR([.B62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date" office:date-value="2009-09-15" calcext:value-type="date">
            <text:p>15.09.2009</text:p>
          </table:table-cell>
          <table:table-cell table:formula="of:=YEAR([.B62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date" office:date-value="2009-09-16" calcext:value-type="date">
            <text:p>16.09.2009</text:p>
          </table:table-cell>
          <table:table-cell table:formula="of:=YEAR([.B62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date" office:date-value="2009-09-17" calcext:value-type="date">
            <text:p>17.09.2009</text:p>
          </table:table-cell>
          <table:table-cell table:formula="of:=YEAR([.B62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date" office:date-value="2009-09-18" calcext:value-type="date">
            <text:p>18.09.2009</text:p>
          </table:table-cell>
          <table:table-cell table:formula="of:=YEAR([.B62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date" office:date-value="2009-09-19" calcext:value-type="date">
            <text:p>19.09.2009</text:p>
          </table:table-cell>
          <table:table-cell table:formula="of:=YEAR([.B62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date" office:date-value="2009-09-20" calcext:value-type="date">
            <text:p>20.09.2009</text:p>
          </table:table-cell>
          <table:table-cell table:formula="of:=YEAR([.B63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date" office:date-value="2009-09-21" calcext:value-type="date">
            <text:p>21.09.2009</text:p>
          </table:table-cell>
          <table:table-cell table:formula="of:=YEAR([.B63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date" office:date-value="2009-09-22" calcext:value-type="date">
            <text:p>22.09.2009</text:p>
          </table:table-cell>
          <table:table-cell table:formula="of:=YEAR([.B63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date" office:date-value="2009-09-23" calcext:value-type="date">
            <text:p>23.09.2009</text:p>
          </table:table-cell>
          <table:table-cell table:formula="of:=YEAR([.B63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date" office:date-value="2009-09-24" calcext:value-type="date">
            <text:p>24.09.2009</text:p>
          </table:table-cell>
          <table:table-cell table:formula="of:=YEAR([.B63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date" office:date-value="2009-09-25" calcext:value-type="date">
            <text:p>25.09.2009</text:p>
          </table:table-cell>
          <table:table-cell table:formula="of:=YEAR([.B63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date" office:date-value="2009-09-26" calcext:value-type="date">
            <text:p>26.09.2009</text:p>
          </table:table-cell>
          <table:table-cell table:formula="of:=YEAR([.B63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date" office:date-value="2009-09-27" calcext:value-type="date">
            <text:p>27.09.2009</text:p>
          </table:table-cell>
          <table:table-cell table:formula="of:=YEAR([.B63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date" office:date-value="2009-09-28" calcext:value-type="date">
            <text:p>28.09.2009</text:p>
          </table:table-cell>
          <table:table-cell table:formula="of:=YEAR([.B63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date" office:date-value="2009-09-29" calcext:value-type="date">
            <text:p>29.09.2009</text:p>
          </table:table-cell>
          <table:table-cell table:formula="of:=YEAR([.B63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date" office:date-value="2009-09-30" calcext:value-type="date">
            <text:p>30.09.2009</text:p>
          </table:table-cell>
          <table:table-cell table:formula="of:=YEAR([.B64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date" office:date-value="2009-10-01" calcext:value-type="date">
            <text:p>1.10.2009</text:p>
          </table:table-cell>
          <table:table-cell table:formula="of:=YEAR([.B64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date" office:date-value="2009-10-02" calcext:value-type="date">
            <text:p>2.10.2009</text:p>
          </table:table-cell>
          <table:table-cell table:formula="of:=YEAR([.B64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date" office:date-value="2009-10-03" calcext:value-type="date">
            <text:p>3.10.2009</text:p>
          </table:table-cell>
          <table:table-cell table:formula="of:=YEAR([.B64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date" office:date-value="2009-10-04" calcext:value-type="date">
            <text:p>4.10.2009</text:p>
          </table:table-cell>
          <table:table-cell table:formula="of:=YEAR([.B64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date" office:date-value="2009-10-05" calcext:value-type="date">
            <text:p>5.10.2009</text:p>
          </table:table-cell>
          <table:table-cell table:formula="of:=YEAR([.B64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date" office:date-value="2009-10-06" calcext:value-type="date">
            <text:p>6.10.2009</text:p>
          </table:table-cell>
          <table:table-cell table:formula="of:=YEAR([.B64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5519" calcext:value-type="float">
            <text:p>5519</text:p>
          </table:table-cell>
          <table:table-cell office:value-type="date" office:date-value="2009-10-07" calcext:value-type="date">
            <text:p>7.10.2009</text:p>
          </table:table-cell>
          <table:table-cell table:formula="of:=YEAR([.B64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5136" calcext:value-type="float">
            <text:p>5136</text:p>
          </table:table-cell>
          <table:table-cell office:value-type="date" office:date-value="2009-10-08" calcext:value-type="date">
            <text:p>8.10.2009</text:p>
          </table:table-cell>
          <table:table-cell table:formula="of:=YEAR([.B64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5256" calcext:value-type="float">
            <text:p>5256</text:p>
          </table:table-cell>
          <table:table-cell office:value-type="date" office:date-value="2009-10-09" calcext:value-type="date">
            <text:p>9.10.2009</text:p>
          </table:table-cell>
          <table:table-cell table:formula="of:=YEAR([.B64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date" office:date-value="2009-10-10" calcext:value-type="date">
            <text:p>10.10.2009</text:p>
          </table:table-cell>
          <table:table-cell table:formula="of:=YEAR([.B65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793" calcext:value-type="float">
            <text:p>4793</text:p>
          </table:table-cell>
          <table:table-cell office:value-type="date" office:date-value="2009-10-11" calcext:value-type="date">
            <text:p>11.10.2009</text:p>
          </table:table-cell>
          <table:table-cell table:formula="of:=YEAR([.B65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date" office:date-value="2009-10-12" calcext:value-type="date">
            <text:p>12.10.2009</text:p>
          </table:table-cell>
          <table:table-cell table:formula="of:=YEAR([.B65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5308" calcext:value-type="float">
            <text:p>5308</text:p>
          </table:table-cell>
          <table:table-cell office:value-type="date" office:date-value="2009-10-13" calcext:value-type="date">
            <text:p>13.10.2009</text:p>
          </table:table-cell>
          <table:table-cell table:formula="of:=YEAR([.B65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5892" calcext:value-type="float">
            <text:p>5892</text:p>
          </table:table-cell>
          <table:table-cell office:value-type="date" office:date-value="2009-10-14" calcext:value-type="date">
            <text:p>14.10.2009</text:p>
          </table:table-cell>
          <table:table-cell table:formula="of:=YEAR([.B65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date" office:date-value="2009-10-15" calcext:value-type="date">
            <text:p>15.10.2009</text:p>
          </table:table-cell>
          <table:table-cell table:formula="of:=YEAR([.B65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date" office:date-value="2009-10-16" calcext:value-type="date">
            <text:p>16.10.2009</text:p>
          </table:table-cell>
          <table:table-cell table:formula="of:=YEAR([.B65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6051" calcext:value-type="float">
            <text:p>6051</text:p>
          </table:table-cell>
          <table:table-cell office:value-type="date" office:date-value="2009-10-17" calcext:value-type="date">
            <text:p>17.10.2009</text:p>
          </table:table-cell>
          <table:table-cell table:formula="of:=YEAR([.B65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6006" calcext:value-type="float">
            <text:p>6006</text:p>
          </table:table-cell>
          <table:table-cell office:value-type="date" office:date-value="2009-10-18" calcext:value-type="date">
            <text:p>18.10.2009</text:p>
          </table:table-cell>
          <table:table-cell table:formula="of:=YEAR([.B65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5639" calcext:value-type="float">
            <text:p>5639</text:p>
          </table:table-cell>
          <table:table-cell office:value-type="date" office:date-value="2009-10-19" calcext:value-type="date">
            <text:p>19.10.2009</text:p>
          </table:table-cell>
          <table:table-cell table:formula="of:=YEAR([.B65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date" office:date-value="2009-10-20" calcext:value-type="date">
            <text:p>20.10.2009</text:p>
          </table:table-cell>
          <table:table-cell table:formula="of:=YEAR([.B66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6531" calcext:value-type="float">
            <text:p>6531</text:p>
          </table:table-cell>
          <table:table-cell office:value-type="date" office:date-value="2009-10-21" calcext:value-type="date">
            <text:p>21.10.2009</text:p>
          </table:table-cell>
          <table:table-cell table:formula="of:=YEAR([.B66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date" office:date-value="2009-10-22" calcext:value-type="date">
            <text:p>22.10.2009</text:p>
          </table:table-cell>
          <table:table-cell table:formula="of:=YEAR([.B66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date" office:date-value="2009-10-23" calcext:value-type="date">
            <text:p>23.10.2009</text:p>
          </table:table-cell>
          <table:table-cell table:formula="of:=YEAR([.B66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date" office:date-value="2009-10-24" calcext:value-type="date">
            <text:p>24.10.2009</text:p>
          </table:table-cell>
          <table:table-cell table:formula="of:=YEAR([.B66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date" office:date-value="2009-10-25" calcext:value-type="date">
            <text:p>25.10.2009</text:p>
          </table:table-cell>
          <table:table-cell table:formula="of:=YEAR([.B66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date" office:date-value="2009-10-26" calcext:value-type="date">
            <text:p>26.10.2009</text:p>
          </table:table-cell>
          <table:table-cell table:formula="of:=YEAR([.B66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7064" calcext:value-type="float">
            <text:p>7064</text:p>
          </table:table-cell>
          <table:table-cell office:value-type="date" office:date-value="2009-10-27" calcext:value-type="date">
            <text:p>27.10.2009</text:p>
          </table:table-cell>
          <table:table-cell table:formula="of:=YEAR([.B66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date" office:date-value="2009-10-28" calcext:value-type="date">
            <text:p>28.10.2009</text:p>
          </table:table-cell>
          <table:table-cell table:formula="of:=YEAR([.B66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7390" calcext:value-type="float">
            <text:p>7390</text:p>
          </table:table-cell>
          <table:table-cell office:value-type="date" office:date-value="2009-10-29" calcext:value-type="date">
            <text:p>29.10.2009</text:p>
          </table:table-cell>
          <table:table-cell table:formula="of:=YEAR([.B66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7112" calcext:value-type="float">
            <text:p>7112</text:p>
          </table:table-cell>
          <table:table-cell office:value-type="date" office:date-value="2009-10-30" calcext:value-type="date">
            <text:p>30.10.2009</text:p>
          </table:table-cell>
          <table:table-cell table:formula="of:=YEAR([.B67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7143" calcext:value-type="float">
            <text:p>7143</text:p>
          </table:table-cell>
          <table:table-cell office:value-type="date" office:date-value="2009-10-31" calcext:value-type="date">
            <text:p>31.10.2009</text:p>
          </table:table-cell>
          <table:table-cell table:formula="of:=YEAR([.B67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8248" calcext:value-type="float">
            <text:p>8248</text:p>
          </table:table-cell>
          <table:table-cell office:value-type="date" office:date-value="2009-11-01" calcext:value-type="date">
            <text:p>1.11.2009</text:p>
          </table:table-cell>
          <table:table-cell table:formula="of:=YEAR([.B67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7794" calcext:value-type="float">
            <text:p>7794</text:p>
          </table:table-cell>
          <table:table-cell office:value-type="date" office:date-value="2009-11-02" calcext:value-type="date">
            <text:p>2.11.2009</text:p>
          </table:table-cell>
          <table:table-cell table:formula="of:=YEAR([.B67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7792" calcext:value-type="float">
            <text:p>7792</text:p>
          </table:table-cell>
          <table:table-cell office:value-type="date" office:date-value="2009-11-03" calcext:value-type="date">
            <text:p>3.11.2009</text:p>
          </table:table-cell>
          <table:table-cell table:formula="of:=YEAR([.B67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7836" calcext:value-type="float">
            <text:p>7836</text:p>
          </table:table-cell>
          <table:table-cell office:value-type="date" office:date-value="2009-11-04" calcext:value-type="date">
            <text:p>4.11.2009</text:p>
          </table:table-cell>
          <table:table-cell table:formula="of:=YEAR([.B67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7242" calcext:value-type="float">
            <text:p>7242</text:p>
          </table:table-cell>
          <table:table-cell office:value-type="date" office:date-value="2009-11-05" calcext:value-type="date">
            <text:p>5.11.2009</text:p>
          </table:table-cell>
          <table:table-cell table:formula="of:=YEAR([.B67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8597" calcext:value-type="float">
            <text:p>8597</text:p>
          </table:table-cell>
          <table:table-cell office:value-type="date" office:date-value="2009-11-06" calcext:value-type="date">
            <text:p>6.11.2009</text:p>
          </table:table-cell>
          <table:table-cell table:formula="of:=YEAR([.B67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9329" calcext:value-type="float">
            <text:p>9329</text:p>
          </table:table-cell>
          <table:table-cell office:value-type="date" office:date-value="2009-11-07" calcext:value-type="date">
            <text:p>7.11.2009</text:p>
          </table:table-cell>
          <table:table-cell table:formula="of:=YEAR([.B67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8457" calcext:value-type="float">
            <text:p>8457</text:p>
          </table:table-cell>
          <table:table-cell office:value-type="date" office:date-value="2009-11-08" calcext:value-type="date">
            <text:p>8.11.2009</text:p>
          </table:table-cell>
          <table:table-cell table:formula="of:=YEAR([.B67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8921" calcext:value-type="float">
            <text:p>8921</text:p>
          </table:table-cell>
          <table:table-cell office:value-type="date" office:date-value="2009-11-09" calcext:value-type="date">
            <text:p>9.11.2009</text:p>
          </table:table-cell>
          <table:table-cell table:formula="of:=YEAR([.B68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8363" calcext:value-type="float">
            <text:p>8363</text:p>
          </table:table-cell>
          <table:table-cell office:value-type="date" office:date-value="2009-11-10" calcext:value-type="date">
            <text:p>10.11.2009</text:p>
          </table:table-cell>
          <table:table-cell table:formula="of:=YEAR([.B68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8451" calcext:value-type="float">
            <text:p>8451</text:p>
          </table:table-cell>
          <table:table-cell office:value-type="date" office:date-value="2009-11-11" calcext:value-type="date">
            <text:p>11.11.2009</text:p>
          </table:table-cell>
          <table:table-cell table:formula="of:=YEAR([.B68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8901" calcext:value-type="float">
            <text:p>8901</text:p>
          </table:table-cell>
          <table:table-cell office:value-type="date" office:date-value="2009-11-12" calcext:value-type="date">
            <text:p>12.11.2009</text:p>
          </table:table-cell>
          <table:table-cell table:formula="of:=YEAR([.B68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8365" calcext:value-type="float">
            <text:p>8365</text:p>
          </table:table-cell>
          <table:table-cell office:value-type="date" office:date-value="2009-11-13" calcext:value-type="date">
            <text:p>13.11.2009</text:p>
          </table:table-cell>
          <table:table-cell table:formula="of:=YEAR([.B68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8734" calcext:value-type="float">
            <text:p>8734</text:p>
          </table:table-cell>
          <table:table-cell office:value-type="date" office:date-value="2009-11-14" calcext:value-type="date">
            <text:p>14.11.2009</text:p>
          </table:table-cell>
          <table:table-cell table:formula="of:=YEAR([.B68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8737" calcext:value-type="float">
            <text:p>8737</text:p>
          </table:table-cell>
          <table:table-cell office:value-type="date" office:date-value="2009-11-15" calcext:value-type="date">
            <text:p>15.11.2009</text:p>
          </table:table-cell>
          <table:table-cell table:formula="of:=YEAR([.B68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8432" calcext:value-type="float">
            <text:p>8432</text:p>
          </table:table-cell>
          <table:table-cell office:value-type="date" office:date-value="2009-11-16" calcext:value-type="date">
            <text:p>16.11.2009</text:p>
          </table:table-cell>
          <table:table-cell table:formula="of:=YEAR([.B68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9161" calcext:value-type="float">
            <text:p>9161</text:p>
          </table:table-cell>
          <table:table-cell office:value-type="date" office:date-value="2009-11-17" calcext:value-type="date">
            <text:p>17.11.2009</text:p>
          </table:table-cell>
          <table:table-cell table:formula="of:=YEAR([.B68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8463" calcext:value-type="float">
            <text:p>8463</text:p>
          </table:table-cell>
          <table:table-cell office:value-type="date" office:date-value="2009-11-18" calcext:value-type="date">
            <text:p>18.11.2009</text:p>
          </table:table-cell>
          <table:table-cell table:formula="of:=YEAR([.B68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date" office:date-value="2009-11-19" calcext:value-type="date">
            <text:p>19.11.2009</text:p>
          </table:table-cell>
          <table:table-cell table:formula="of:=YEAR([.B69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8682" calcext:value-type="float">
            <text:p>8682</text:p>
          </table:table-cell>
          <table:table-cell office:value-type="date" office:date-value="2009-11-20" calcext:value-type="date">
            <text:p>20.11.2009</text:p>
          </table:table-cell>
          <table:table-cell table:formula="of:=YEAR([.B69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8687" calcext:value-type="float">
            <text:p>8687</text:p>
          </table:table-cell>
          <table:table-cell office:value-type="date" office:date-value="2009-11-21" calcext:value-type="date">
            <text:p>21.11.2009</text:p>
          </table:table-cell>
          <table:table-cell table:formula="of:=YEAR([.B69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8286" calcext:value-type="float">
            <text:p>8286</text:p>
          </table:table-cell>
          <table:table-cell office:value-type="date" office:date-value="2009-11-22" calcext:value-type="date">
            <text:p>22.11.2009</text:p>
          </table:table-cell>
          <table:table-cell table:formula="of:=YEAR([.B69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7644" calcext:value-type="float">
            <text:p>7644</text:p>
          </table:table-cell>
          <table:table-cell office:value-type="date" office:date-value="2009-11-23" calcext:value-type="date">
            <text:p>23.11.2009</text:p>
          </table:table-cell>
          <table:table-cell table:formula="of:=YEAR([.B69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7906" calcext:value-type="float">
            <text:p>7906</text:p>
          </table:table-cell>
          <table:table-cell office:value-type="date" office:date-value="2009-11-24" calcext:value-type="date">
            <text:p>24.11.2009</text:p>
          </table:table-cell>
          <table:table-cell table:formula="of:=YEAR([.B69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7961" calcext:value-type="float">
            <text:p>7961</text:p>
          </table:table-cell>
          <table:table-cell office:value-type="date" office:date-value="2009-11-25" calcext:value-type="date">
            <text:p>25.11.2009</text:p>
          </table:table-cell>
          <table:table-cell table:formula="of:=YEAR([.B69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7930" calcext:value-type="float">
            <text:p>7930</text:p>
          </table:table-cell>
          <table:table-cell office:value-type="date" office:date-value="2009-11-26" calcext:value-type="date">
            <text:p>26.11.2009</text:p>
          </table:table-cell>
          <table:table-cell table:formula="of:=YEAR([.B69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7965" calcext:value-type="float">
            <text:p>7965</text:p>
          </table:table-cell>
          <table:table-cell office:value-type="date" office:date-value="2009-11-27" calcext:value-type="date">
            <text:p>27.11.2009</text:p>
          </table:table-cell>
          <table:table-cell table:formula="of:=YEAR([.B69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8289" calcext:value-type="float">
            <text:p>8289</text:p>
          </table:table-cell>
          <table:table-cell office:value-type="date" office:date-value="2009-11-28" calcext:value-type="date">
            <text:p>28.11.2009</text:p>
          </table:table-cell>
          <table:table-cell table:formula="of:=YEAR([.B69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date" office:date-value="2009-11-29" calcext:value-type="date">
            <text:p>29.11.2009</text:p>
          </table:table-cell>
          <table:table-cell table:formula="of:=YEAR([.B70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8314" calcext:value-type="float">
            <text:p>8314</text:p>
          </table:table-cell>
          <table:table-cell office:value-type="date" office:date-value="2009-11-30" calcext:value-type="date">
            <text:p>30.11.2009</text:p>
          </table:table-cell>
          <table:table-cell table:formula="of:=YEAR([.B70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7085" calcext:value-type="float">
            <text:p>7085</text:p>
          </table:table-cell>
          <table:table-cell office:value-type="date" office:date-value="2009-12-01" calcext:value-type="date">
            <text:p>1.12.2009</text:p>
          </table:table-cell>
          <table:table-cell table:formula="of:=YEAR([.B70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8015" calcext:value-type="float">
            <text:p>8015</text:p>
          </table:table-cell>
          <table:table-cell office:value-type="date" office:date-value="2009-12-02" calcext:value-type="date">
            <text:p>2.12.2009</text:p>
          </table:table-cell>
          <table:table-cell table:formula="of:=YEAR([.B70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6931" calcext:value-type="float">
            <text:p>6931</text:p>
          </table:table-cell>
          <table:table-cell office:value-type="date" office:date-value="2009-12-03" calcext:value-type="date">
            <text:p>3.12.2009</text:p>
          </table:table-cell>
          <table:table-cell table:formula="of:=YEAR([.B70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8472" calcext:value-type="float">
            <text:p>8472</text:p>
          </table:table-cell>
          <table:table-cell office:value-type="date" office:date-value="2009-12-04" calcext:value-type="date">
            <text:p>4.12.2009</text:p>
          </table:table-cell>
          <table:table-cell table:formula="of:=YEAR([.B70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6805" calcext:value-type="float">
            <text:p>6805</text:p>
          </table:table-cell>
          <table:table-cell office:value-type="date" office:date-value="2009-12-05" calcext:value-type="date">
            <text:p>5.12.2009</text:p>
          </table:table-cell>
          <table:table-cell table:formula="of:=YEAR([.B70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7861" calcext:value-type="float">
            <text:p>7861</text:p>
          </table:table-cell>
          <table:table-cell office:value-type="date" office:date-value="2009-12-06" calcext:value-type="date">
            <text:p>6.12.2009</text:p>
          </table:table-cell>
          <table:table-cell table:formula="of:=YEAR([.B70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7963" calcext:value-type="float">
            <text:p>7963</text:p>
          </table:table-cell>
          <table:table-cell office:value-type="date" office:date-value="2009-12-07" calcext:value-type="date">
            <text:p>7.12.2009</text:p>
          </table:table-cell>
          <table:table-cell table:formula="of:=YEAR([.B70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6497" calcext:value-type="float">
            <text:p>6497</text:p>
          </table:table-cell>
          <table:table-cell office:value-type="date" office:date-value="2009-12-08" calcext:value-type="date">
            <text:p>8.12.2009</text:p>
          </table:table-cell>
          <table:table-cell table:formula="of:=YEAR([.B70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6846" calcext:value-type="float">
            <text:p>6846</text:p>
          </table:table-cell>
          <table:table-cell office:value-type="date" office:date-value="2009-12-09" calcext:value-type="date">
            <text:p>9.12.2009</text:p>
          </table:table-cell>
          <table:table-cell table:formula="of:=YEAR([.B71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7179" calcext:value-type="float">
            <text:p>7179</text:p>
          </table:table-cell>
          <table:table-cell office:value-type="date" office:date-value="2009-12-10" calcext:value-type="date">
            <text:p>10.12.2009</text:p>
          </table:table-cell>
          <table:table-cell table:formula="of:=YEAR([.B71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7455" calcext:value-type="float">
            <text:p>7455</text:p>
          </table:table-cell>
          <table:table-cell office:value-type="date" office:date-value="2009-12-11" calcext:value-type="date">
            <text:p>11.12.2009</text:p>
          </table:table-cell>
          <table:table-cell table:formula="of:=YEAR([.B71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6706" calcext:value-type="float">
            <text:p>6706</text:p>
          </table:table-cell>
          <table:table-cell office:value-type="date" office:date-value="2009-12-12" calcext:value-type="date">
            <text:p>12.12.2009</text:p>
          </table:table-cell>
          <table:table-cell table:formula="of:=YEAR([.B71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date" office:date-value="2009-12-13" calcext:value-type="date">
            <text:p>13.12.2009</text:p>
          </table:table-cell>
          <table:table-cell table:formula="of:=YEAR([.B71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6237" calcext:value-type="float">
            <text:p>6237</text:p>
          </table:table-cell>
          <table:table-cell office:value-type="date" office:date-value="2009-12-14" calcext:value-type="date">
            <text:p>14.12.2009</text:p>
          </table:table-cell>
          <table:table-cell table:formula="of:=YEAR([.B71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date" office:date-value="2009-12-15" calcext:value-type="date">
            <text:p>15.12.2009</text:p>
          </table:table-cell>
          <table:table-cell table:formula="of:=YEAR([.B71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5539" calcext:value-type="float">
            <text:p>5539</text:p>
          </table:table-cell>
          <table:table-cell office:value-type="date" office:date-value="2009-12-16" calcext:value-type="date">
            <text:p>16.12.2009</text:p>
          </table:table-cell>
          <table:table-cell table:formula="of:=YEAR([.B71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5991" calcext:value-type="float">
            <text:p>5991</text:p>
          </table:table-cell>
          <table:table-cell office:value-type="date" office:date-value="2009-12-17" calcext:value-type="date">
            <text:p>17.12.2009</text:p>
          </table:table-cell>
          <table:table-cell table:formula="of:=YEAR([.B71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5999" calcext:value-type="float">
            <text:p>5999</text:p>
          </table:table-cell>
          <table:table-cell office:value-type="date" office:date-value="2009-12-18" calcext:value-type="date">
            <text:p>18.12.2009</text:p>
          </table:table-cell>
          <table:table-cell table:formula="of:=YEAR([.B71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date" office:date-value="2009-12-19" calcext:value-type="date">
            <text:p>19.12.2009</text:p>
          </table:table-cell>
          <table:table-cell table:formula="of:=YEAR([.B72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5381" calcext:value-type="float">
            <text:p>5381</text:p>
          </table:table-cell>
          <table:table-cell office:value-type="date" office:date-value="2009-12-20" calcext:value-type="date">
            <text:p>20.12.2009</text:p>
          </table:table-cell>
          <table:table-cell table:formula="of:=YEAR([.B72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date" office:date-value="2009-12-21" calcext:value-type="date">
            <text:p>21.12.2009</text:p>
          </table:table-cell>
          <table:table-cell table:formula="of:=YEAR([.B72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date" office:date-value="2009-12-22" calcext:value-type="date">
            <text:p>22.12.2009</text:p>
          </table:table-cell>
          <table:table-cell table:formula="of:=YEAR([.B723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5114" calcext:value-type="float">
            <text:p>5114</text:p>
          </table:table-cell>
          <table:table-cell office:value-type="date" office:date-value="2009-12-23" calcext:value-type="date">
            <text:p>23.12.2009</text:p>
          </table:table-cell>
          <table:table-cell table:formula="of:=YEAR([.B724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date" office:date-value="2009-12-24" calcext:value-type="date">
            <text:p>24.12.2009</text:p>
          </table:table-cell>
          <table:table-cell table:formula="of:=YEAR([.B725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date" office:date-value="2009-12-25" calcext:value-type="date">
            <text:p>25.12.2009</text:p>
          </table:table-cell>
          <table:table-cell table:formula="of:=YEAR([.B726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726" calcext:value-type="float">
            <text:p>4726</text:p>
          </table:table-cell>
          <table:table-cell office:value-type="date" office:date-value="2009-12-26" calcext:value-type="date">
            <text:p>26.12.2009</text:p>
          </table:table-cell>
          <table:table-cell table:formula="of:=YEAR([.B727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date" office:date-value="2009-12-27" calcext:value-type="date">
            <text:p>27.12.2009</text:p>
          </table:table-cell>
          <table:table-cell table:formula="of:=YEAR([.B728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966" calcext:value-type="float">
            <text:p>4966</text:p>
          </table:table-cell>
          <table:table-cell office:value-type="date" office:date-value="2009-12-28" calcext:value-type="date">
            <text:p>28.12.2009</text:p>
          </table:table-cell>
          <table:table-cell table:formula="of:=YEAR([.B729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629" calcext:value-type="float">
            <text:p>4629</text:p>
          </table:table-cell>
          <table:table-cell office:value-type="date" office:date-value="2009-12-29" calcext:value-type="date">
            <text:p>29.12.2009</text:p>
          </table:table-cell>
          <table:table-cell table:formula="of:=YEAR([.B730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date" office:date-value="2009-12-30" calcext:value-type="date">
            <text:p>30.12.2009</text:p>
          </table:table-cell>
          <table:table-cell table:formula="of:=YEAR([.B731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date" office:date-value="2009-12-31" calcext:value-type="date">
            <text:p>31.12.2009</text:p>
          </table:table-cell>
          <table:table-cell table:formula="of:=YEAR([.B732])"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date" office:date-value="2010-01-01" calcext:value-type="date">
            <text:p>1.01.2010</text:p>
          </table:table-cell>
          <table:table-cell table:formula="of:=YEAR([.B73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date" office:date-value="2010-01-02" calcext:value-type="date">
            <text:p>2.01.2010</text:p>
          </table:table-cell>
          <table:table-cell table:formula="of:=YEAR([.B73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date" office:date-value="2010-01-03" calcext:value-type="date">
            <text:p>3.01.2010</text:p>
          </table:table-cell>
          <table:table-cell table:formula="of:=YEAR([.B73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date" office:date-value="2010-01-04" calcext:value-type="date">
            <text:p>4.01.2010</text:p>
          </table:table-cell>
          <table:table-cell table:formula="of:=YEAR([.B73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date" office:date-value="2010-01-05" calcext:value-type="date">
            <text:p>5.01.2010</text:p>
          </table:table-cell>
          <table:table-cell table:formula="of:=YEAR([.B73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date" office:date-value="2010-01-06" calcext:value-type="date">
            <text:p>6.01.2010</text:p>
          </table:table-cell>
          <table:table-cell table:formula="of:=YEAR([.B73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date" office:date-value="2010-01-07" calcext:value-type="date">
            <text:p>7.01.2010</text:p>
          </table:table-cell>
          <table:table-cell table:formula="of:=YEAR([.B73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date" office:date-value="2010-01-08" calcext:value-type="date">
            <text:p>8.01.2010</text:p>
          </table:table-cell>
          <table:table-cell table:formula="of:=YEAR([.B74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date" office:date-value="2010-01-09" calcext:value-type="date">
            <text:p>9.01.2010</text:p>
          </table:table-cell>
          <table:table-cell table:formula="of:=YEAR([.B74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date" office:date-value="2010-01-10" calcext:value-type="date">
            <text:p>10.01.2010</text:p>
          </table:table-cell>
          <table:table-cell table:formula="of:=YEAR([.B74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date" office:date-value="2010-01-11" calcext:value-type="date">
            <text:p>11.01.2010</text:p>
          </table:table-cell>
          <table:table-cell table:formula="of:=YEAR([.B74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date" office:date-value="2010-01-12" calcext:value-type="date">
            <text:p>12.01.2010</text:p>
          </table:table-cell>
          <table:table-cell table:formula="of:=YEAR([.B74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date" office:date-value="2010-01-13" calcext:value-type="date">
            <text:p>13.01.2010</text:p>
          </table:table-cell>
          <table:table-cell table:formula="of:=YEAR([.B74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date" office:date-value="2010-01-14" calcext:value-type="date">
            <text:p>14.01.2010</text:p>
          </table:table-cell>
          <table:table-cell table:formula="of:=YEAR([.B74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date" office:date-value="2010-01-15" calcext:value-type="date">
            <text:p>15.01.2010</text:p>
          </table:table-cell>
          <table:table-cell table:formula="of:=YEAR([.B74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date" office:date-value="2010-01-16" calcext:value-type="date">
            <text:p>16.01.2010</text:p>
          </table:table-cell>
          <table:table-cell table:formula="of:=YEAR([.B74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date" office:date-value="2010-01-17" calcext:value-type="date">
            <text:p>17.01.2010</text:p>
          </table:table-cell>
          <table:table-cell table:formula="of:=YEAR([.B74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date" office:date-value="2010-01-18" calcext:value-type="date">
            <text:p>18.01.2010</text:p>
          </table:table-cell>
          <table:table-cell table:formula="of:=YEAR([.B75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date" office:date-value="2010-01-19" calcext:value-type="date">
            <text:p>19.01.2010</text:p>
          </table:table-cell>
          <table:table-cell table:formula="of:=YEAR([.B75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date" office:date-value="2010-01-20" calcext:value-type="date">
            <text:p>20.01.2010</text:p>
          </table:table-cell>
          <table:table-cell table:formula="of:=YEAR([.B75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date" office:date-value="2010-01-21" calcext:value-type="date">
            <text:p>21.01.2010</text:p>
          </table:table-cell>
          <table:table-cell table:formula="of:=YEAR([.B75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date" office:date-value="2010-01-22" calcext:value-type="date">
            <text:p>22.01.2010</text:p>
          </table:table-cell>
          <table:table-cell table:formula="of:=YEAR([.B75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date" office:date-value="2010-01-23" calcext:value-type="date">
            <text:p>23.01.2010</text:p>
          </table:table-cell>
          <table:table-cell table:formula="of:=YEAR([.B75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date" office:date-value="2010-01-24" calcext:value-type="date">
            <text:p>24.01.2010</text:p>
          </table:table-cell>
          <table:table-cell table:formula="of:=YEAR([.B75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date" office:date-value="2010-01-25" calcext:value-type="date">
            <text:p>25.01.2010</text:p>
          </table:table-cell>
          <table:table-cell table:formula="of:=YEAR([.B75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date" office:date-value="2010-01-26" calcext:value-type="date">
            <text:p>26.01.2010</text:p>
          </table:table-cell>
          <table:table-cell table:formula="of:=YEAR([.B75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date" office:date-value="2010-01-27" calcext:value-type="date">
            <text:p>27.01.2010</text:p>
          </table:table-cell>
          <table:table-cell table:formula="of:=YEAR([.B75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date" office:date-value="2010-01-28" calcext:value-type="date">
            <text:p>28.01.2010</text:p>
          </table:table-cell>
          <table:table-cell table:formula="of:=YEAR([.B76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date" office:date-value="2010-01-29" calcext:value-type="date">
            <text:p>29.01.2010</text:p>
          </table:table-cell>
          <table:table-cell table:formula="of:=YEAR([.B76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date" office:date-value="2010-01-30" calcext:value-type="date">
            <text:p>30.01.2010</text:p>
          </table:table-cell>
          <table:table-cell table:formula="of:=YEAR([.B76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date" office:date-value="2010-01-31" calcext:value-type="date">
            <text:p>31.01.2010</text:p>
          </table:table-cell>
          <table:table-cell table:formula="of:=YEAR([.B76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date" office:date-value="2010-02-01" calcext:value-type="date">
            <text:p>1.02.2010</text:p>
          </table:table-cell>
          <table:table-cell table:formula="of:=YEAR([.B76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date" office:date-value="2010-02-02" calcext:value-type="date">
            <text:p>2.02.2010</text:p>
          </table:table-cell>
          <table:table-cell table:formula="of:=YEAR([.B76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date" office:date-value="2010-02-03" calcext:value-type="date">
            <text:p>3.02.2010</text:p>
          </table:table-cell>
          <table:table-cell table:formula="of:=YEAR([.B76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date" office:date-value="2010-02-04" calcext:value-type="date">
            <text:p>4.02.2010</text:p>
          </table:table-cell>
          <table:table-cell table:formula="of:=YEAR([.B76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date" office:date-value="2010-02-05" calcext:value-type="date">
            <text:p>5.02.2010</text:p>
          </table:table-cell>
          <table:table-cell table:formula="of:=YEAR([.B76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date" office:date-value="2010-02-06" calcext:value-type="date">
            <text:p>6.02.2010</text:p>
          </table:table-cell>
          <table:table-cell table:formula="of:=YEAR([.B76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date" office:date-value="2010-02-07" calcext:value-type="date">
            <text:p>7.02.2010</text:p>
          </table:table-cell>
          <table:table-cell table:formula="of:=YEAR([.B77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date" office:date-value="2010-02-08" calcext:value-type="date">
            <text:p>8.02.2010</text:p>
          </table:table-cell>
          <table:table-cell table:formula="of:=YEAR([.B77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date" office:date-value="2010-02-09" calcext:value-type="date">
            <text:p>9.02.2010</text:p>
          </table:table-cell>
          <table:table-cell table:formula="of:=YEAR([.B77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date" office:date-value="2010-02-10" calcext:value-type="date">
            <text:p>10.02.2010</text:p>
          </table:table-cell>
          <table:table-cell table:formula="of:=YEAR([.B77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date" office:date-value="2010-02-11" calcext:value-type="date">
            <text:p>11.02.2010</text:p>
          </table:table-cell>
          <table:table-cell table:formula="of:=YEAR([.B77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date" office:date-value="2010-02-12" calcext:value-type="date">
            <text:p>12.02.2010</text:p>
          </table:table-cell>
          <table:table-cell table:formula="of:=YEAR([.B77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date" office:date-value="2010-02-13" calcext:value-type="date">
            <text:p>13.02.2010</text:p>
          </table:table-cell>
          <table:table-cell table:formula="of:=YEAR([.B77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date" office:date-value="2010-02-14" calcext:value-type="date">
            <text:p>14.02.2010</text:p>
          </table:table-cell>
          <table:table-cell table:formula="of:=YEAR([.B77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date" office:date-value="2010-02-15" calcext:value-type="date">
            <text:p>15.02.2010</text:p>
          </table:table-cell>
          <table:table-cell table:formula="of:=YEAR([.B77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date" office:date-value="2010-02-16" calcext:value-type="date">
            <text:p>16.02.2010</text:p>
          </table:table-cell>
          <table:table-cell table:formula="of:=YEAR([.B77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date" office:date-value="2010-02-17" calcext:value-type="date">
            <text:p>17.02.2010</text:p>
          </table:table-cell>
          <table:table-cell table:formula="of:=YEAR([.B78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date" office:date-value="2010-02-18" calcext:value-type="date">
            <text:p>18.02.2010</text:p>
          </table:table-cell>
          <table:table-cell table:formula="of:=YEAR([.B78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date" office:date-value="2010-02-19" calcext:value-type="date">
            <text:p>19.02.2010</text:p>
          </table:table-cell>
          <table:table-cell table:formula="of:=YEAR([.B78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date" office:date-value="2010-02-20" calcext:value-type="date">
            <text:p>20.02.2010</text:p>
          </table:table-cell>
          <table:table-cell table:formula="of:=YEAR([.B78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684" calcext:value-type="float">
            <text:p>4684</text:p>
          </table:table-cell>
          <table:table-cell office:value-type="date" office:date-value="2010-02-21" calcext:value-type="date">
            <text:p>21.02.2010</text:p>
          </table:table-cell>
          <table:table-cell table:formula="of:=YEAR([.B78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date" office:date-value="2010-02-22" calcext:value-type="date">
            <text:p>22.02.2010</text:p>
          </table:table-cell>
          <table:table-cell table:formula="of:=YEAR([.B78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date" office:date-value="2010-02-23" calcext:value-type="date">
            <text:p>23.02.2010</text:p>
          </table:table-cell>
          <table:table-cell table:formula="of:=YEAR([.B78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date" office:date-value="2010-02-24" calcext:value-type="date">
            <text:p>24.02.2010</text:p>
          </table:table-cell>
          <table:table-cell table:formula="of:=YEAR([.B78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date" office:date-value="2010-02-25" calcext:value-type="date">
            <text:p>25.02.2010</text:p>
          </table:table-cell>
          <table:table-cell table:formula="of:=YEAR([.B78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date" office:date-value="2010-02-26" calcext:value-type="date">
            <text:p>26.02.2010</text:p>
          </table:table-cell>
          <table:table-cell table:formula="of:=YEAR([.B78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date" office:date-value="2010-02-27" calcext:value-type="date">
            <text:p>27.02.2010</text:p>
          </table:table-cell>
          <table:table-cell table:formula="of:=YEAR([.B79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date" office:date-value="2010-02-28" calcext:value-type="date">
            <text:p>28.02.2010</text:p>
          </table:table-cell>
          <table:table-cell table:formula="of:=YEAR([.B79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date" office:date-value="2010-03-01" calcext:value-type="date">
            <text:p>1.03.2010</text:p>
          </table:table-cell>
          <table:table-cell table:formula="of:=YEAR([.B79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date" office:date-value="2010-03-02" calcext:value-type="date">
            <text:p>2.03.2010</text:p>
          </table:table-cell>
          <table:table-cell table:formula="of:=YEAR([.B79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date" office:date-value="2010-03-03" calcext:value-type="date">
            <text:p>3.03.2010</text:p>
          </table:table-cell>
          <table:table-cell table:formula="of:=YEAR([.B79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717" calcext:value-type="float">
            <text:p>4717</text:p>
          </table:table-cell>
          <table:table-cell office:value-type="date" office:date-value="2010-03-04" calcext:value-type="date">
            <text:p>4.03.2010</text:p>
          </table:table-cell>
          <table:table-cell table:formula="of:=YEAR([.B79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date" office:date-value="2010-03-05" calcext:value-type="date">
            <text:p>5.03.2010</text:p>
          </table:table-cell>
          <table:table-cell table:formula="of:=YEAR([.B79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date" office:date-value="2010-03-06" calcext:value-type="date">
            <text:p>6.03.2010</text:p>
          </table:table-cell>
          <table:table-cell table:formula="of:=YEAR([.B79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date" office:date-value="2010-03-07" calcext:value-type="date">
            <text:p>7.03.2010</text:p>
          </table:table-cell>
          <table:table-cell table:formula="of:=YEAR([.B79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date" office:date-value="2010-03-08" calcext:value-type="date">
            <text:p>8.03.2010</text:p>
          </table:table-cell>
          <table:table-cell table:formula="of:=YEAR([.B79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date" office:date-value="2010-03-09" calcext:value-type="date">
            <text:p>9.03.2010</text:p>
          </table:table-cell>
          <table:table-cell table:formula="of:=YEAR([.B80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date" office:date-value="2010-03-10" calcext:value-type="date">
            <text:p>10.03.2010</text:p>
          </table:table-cell>
          <table:table-cell table:formula="of:=YEAR([.B80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date" office:date-value="2010-03-11" calcext:value-type="date">
            <text:p>11.03.2010</text:p>
          </table:table-cell>
          <table:table-cell table:formula="of:=YEAR([.B80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date" office:date-value="2010-03-12" calcext:value-type="date">
            <text:p>12.03.2010</text:p>
          </table:table-cell>
          <table:table-cell table:formula="of:=YEAR([.B80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date" office:date-value="2010-03-13" calcext:value-type="date">
            <text:p>13.03.2010</text:p>
          </table:table-cell>
          <table:table-cell table:formula="of:=YEAR([.B80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288" calcext:value-type="float">
            <text:p>5288</text:p>
          </table:table-cell>
          <table:table-cell office:value-type="date" office:date-value="2010-03-14" calcext:value-type="date">
            <text:p>14.03.2010</text:p>
          </table:table-cell>
          <table:table-cell table:formula="of:=YEAR([.B80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874" calcext:value-type="float">
            <text:p>4874</text:p>
          </table:table-cell>
          <table:table-cell office:value-type="date" office:date-value="2010-03-15" calcext:value-type="date">
            <text:p>15.03.2010</text:p>
          </table:table-cell>
          <table:table-cell table:formula="of:=YEAR([.B80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769" calcext:value-type="float">
            <text:p>5769</text:p>
          </table:table-cell>
          <table:table-cell office:value-type="date" office:date-value="2010-03-16" calcext:value-type="date">
            <text:p>16.03.2010</text:p>
          </table:table-cell>
          <table:table-cell table:formula="of:=YEAR([.B80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108" calcext:value-type="float">
            <text:p>5108</text:p>
          </table:table-cell>
          <table:table-cell office:value-type="date" office:date-value="2010-03-17" calcext:value-type="date">
            <text:p>17.03.2010</text:p>
          </table:table-cell>
          <table:table-cell table:formula="of:=YEAR([.B80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date" office:date-value="2010-03-18" calcext:value-type="date">
            <text:p>18.03.2010</text:p>
          </table:table-cell>
          <table:table-cell table:formula="of:=YEAR([.B80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date" office:date-value="2010-03-19" calcext:value-type="date">
            <text:p>19.03.2010</text:p>
          </table:table-cell>
          <table:table-cell table:formula="of:=YEAR([.B81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date" office:date-value="2010-03-20" calcext:value-type="date">
            <text:p>20.03.2010</text:p>
          </table:table-cell>
          <table:table-cell table:formula="of:=YEAR([.B81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date" office:date-value="2010-03-21" calcext:value-type="date">
            <text:p>21.03.2010</text:p>
          </table:table-cell>
          <table:table-cell table:formula="of:=YEAR([.B81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date" office:date-value="2010-03-22" calcext:value-type="date">
            <text:p>22.03.2010</text:p>
          </table:table-cell>
          <table:table-cell table:formula="of:=YEAR([.B81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date" office:date-value="2010-03-23" calcext:value-type="date">
            <text:p>23.03.2010</text:p>
          </table:table-cell>
          <table:table-cell table:formula="of:=YEAR([.B81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805" calcext:value-type="float">
            <text:p>4805</text:p>
          </table:table-cell>
          <table:table-cell office:value-type="date" office:date-value="2010-03-24" calcext:value-type="date">
            <text:p>24.03.2010</text:p>
          </table:table-cell>
          <table:table-cell table:formula="of:=YEAR([.B81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6054" calcext:value-type="float">
            <text:p>6054</text:p>
          </table:table-cell>
          <table:table-cell office:value-type="date" office:date-value="2010-03-25" calcext:value-type="date">
            <text:p>25.03.2010</text:p>
          </table:table-cell>
          <table:table-cell table:formula="of:=YEAR([.B81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377" calcext:value-type="float">
            <text:p>5377</text:p>
          </table:table-cell>
          <table:table-cell office:value-type="date" office:date-value="2010-03-26" calcext:value-type="date">
            <text:p>26.03.2010</text:p>
          </table:table-cell>
          <table:table-cell table:formula="of:=YEAR([.B81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date" office:date-value="2010-03-27" calcext:value-type="date">
            <text:p>27.03.2010</text:p>
          </table:table-cell>
          <table:table-cell table:formula="of:=YEAR([.B81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date" office:date-value="2010-03-28" calcext:value-type="date">
            <text:p>28.03.2010</text:p>
          </table:table-cell>
          <table:table-cell table:formula="of:=YEAR([.B81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997" calcext:value-type="float">
            <text:p>5997</text:p>
          </table:table-cell>
          <table:table-cell office:value-type="date" office:date-value="2010-03-29" calcext:value-type="date">
            <text:p>29.03.2010</text:p>
          </table:table-cell>
          <table:table-cell table:formula="of:=YEAR([.B82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6837" calcext:value-type="float">
            <text:p>6837</text:p>
          </table:table-cell>
          <table:table-cell office:value-type="date" office:date-value="2010-03-30" calcext:value-type="date">
            <text:p>30.03.2010</text:p>
          </table:table-cell>
          <table:table-cell table:formula="of:=YEAR([.B82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7594" calcext:value-type="float">
            <text:p>7594</text:p>
          </table:table-cell>
          <table:table-cell office:value-type="date" office:date-value="2010-03-31" calcext:value-type="date">
            <text:p>31.03.2010</text:p>
          </table:table-cell>
          <table:table-cell table:formula="of:=YEAR([.B82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9093" calcext:value-type="float">
            <text:p>9093</text:p>
          </table:table-cell>
          <table:table-cell office:value-type="date" office:date-value="2010-04-01" calcext:value-type="date">
            <text:p>1.04.2010</text:p>
          </table:table-cell>
          <table:table-cell table:formula="of:=YEAR([.B82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date" office:date-value="2010-04-02" calcext:value-type="date">
            <text:p>2.04.2010</text:p>
          </table:table-cell>
          <table:table-cell table:formula="of:=YEAR([.B82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11087" calcext:value-type="float">
            <text:p>11087</text:p>
          </table:table-cell>
          <table:table-cell office:value-type="date" office:date-value="2010-04-03" calcext:value-type="date">
            <text:p>3.04.2010</text:p>
          </table:table-cell>
          <table:table-cell table:formula="of:=YEAR([.B82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12008" calcext:value-type="float">
            <text:p>12008</text:p>
          </table:table-cell>
          <table:table-cell office:value-type="date" office:date-value="2010-04-04" calcext:value-type="date">
            <text:p>4.04.2010</text:p>
          </table:table-cell>
          <table:table-cell table:formula="of:=YEAR([.B82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13231" calcext:value-type="float">
            <text:p>13231</text:p>
          </table:table-cell>
          <table:table-cell office:value-type="date" office:date-value="2010-04-05" calcext:value-type="date">
            <text:p>5.04.2010</text:p>
          </table:table-cell>
          <table:table-cell table:formula="of:=YEAR([.B82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13154" calcext:value-type="float">
            <text:p>13154</text:p>
          </table:table-cell>
          <table:table-cell office:value-type="date" office:date-value="2010-04-06" calcext:value-type="date">
            <text:p>6.04.2010</text:p>
          </table:table-cell>
          <table:table-cell table:formula="of:=YEAR([.B82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13866" calcext:value-type="float">
            <text:p>13866</text:p>
          </table:table-cell>
          <table:table-cell office:value-type="date" office:date-value="2010-04-07" calcext:value-type="date">
            <text:p>7.04.2010</text:p>
          </table:table-cell>
          <table:table-cell table:formula="of:=YEAR([.B82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15570" calcext:value-type="float">
            <text:p>15570</text:p>
          </table:table-cell>
          <table:table-cell office:value-type="date" office:date-value="2010-04-08" calcext:value-type="date">
            <text:p>8.04.2010</text:p>
          </table:table-cell>
          <table:table-cell table:formula="of:=YEAR([.B83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17300" calcext:value-type="float">
            <text:p>17300</text:p>
          </table:table-cell>
          <table:table-cell office:value-type="date" office:date-value="2010-04-09" calcext:value-type="date">
            <text:p>9.04.2010</text:p>
          </table:table-cell>
          <table:table-cell table:formula="of:=YEAR([.B83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19002" calcext:value-type="float">
            <text:p>19002</text:p>
          </table:table-cell>
          <table:table-cell office:value-type="date" office:date-value="2010-04-10" calcext:value-type="date">
            <text:p>10.04.2010</text:p>
          </table:table-cell>
          <table:table-cell table:formula="of:=YEAR([.B83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0358" calcext:value-type="float">
            <text:p>20358</text:p>
          </table:table-cell>
          <table:table-cell office:value-type="date" office:date-value="2010-04-11" calcext:value-type="date">
            <text:p>11.04.2010</text:p>
          </table:table-cell>
          <table:table-cell table:formula="of:=YEAR([.B83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0986" calcext:value-type="float">
            <text:p>20986</text:p>
          </table:table-cell>
          <table:table-cell office:value-type="date" office:date-value="2010-04-12" calcext:value-type="date">
            <text:p>12.04.2010</text:p>
          </table:table-cell>
          <table:table-cell table:formula="of:=YEAR([.B83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1662" calcext:value-type="float">
            <text:p>21662</text:p>
          </table:table-cell>
          <table:table-cell office:value-type="date" office:date-value="2010-04-13" calcext:value-type="date">
            <text:p>13.04.2010</text:p>
          </table:table-cell>
          <table:table-cell table:formula="of:=YEAR([.B83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date" office:date-value="2010-04-14" calcext:value-type="date">
            <text:p>14.04.2010</text:p>
          </table:table-cell>
          <table:table-cell table:formula="of:=YEAR([.B83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3341" calcext:value-type="float">
            <text:p>23341</text:p>
          </table:table-cell>
          <table:table-cell office:value-type="date" office:date-value="2010-04-15" calcext:value-type="date">
            <text:p>15.04.2010</text:p>
          </table:table-cell>
          <table:table-cell table:formula="of:=YEAR([.B83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5797" calcext:value-type="float">
            <text:p>25797</text:p>
          </table:table-cell>
          <table:table-cell office:value-type="date" office:date-value="2010-04-16" calcext:value-type="date">
            <text:p>16.04.2010</text:p>
          </table:table-cell>
          <table:table-cell table:formula="of:=YEAR([.B83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6071" calcext:value-type="float">
            <text:p>26071</text:p>
          </table:table-cell>
          <table:table-cell office:value-type="date" office:date-value="2010-04-17" calcext:value-type="date">
            <text:p>17.04.2010</text:p>
          </table:table-cell>
          <table:table-cell table:formula="of:=YEAR([.B83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6711" calcext:value-type="float">
            <text:p>26711</text:p>
          </table:table-cell>
          <table:table-cell office:value-type="date" office:date-value="2010-04-18" calcext:value-type="date">
            <text:p>18.04.2010</text:p>
          </table:table-cell>
          <table:table-cell table:formula="of:=YEAR([.B84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7293" calcext:value-type="float">
            <text:p>27293</text:p>
          </table:table-cell>
          <table:table-cell office:value-type="date" office:date-value="2010-04-19" calcext:value-type="date">
            <text:p>19.04.2010</text:p>
          </table:table-cell>
          <table:table-cell table:formula="of:=YEAR([.B84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6951" calcext:value-type="float">
            <text:p>26951</text:p>
          </table:table-cell>
          <table:table-cell office:value-type="date" office:date-value="2010-04-20" calcext:value-type="date">
            <text:p>20.04.2010</text:p>
          </table:table-cell>
          <table:table-cell table:formula="of:=YEAR([.B84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7234" calcext:value-type="float">
            <text:p>27234</text:p>
          </table:table-cell>
          <table:table-cell office:value-type="date" office:date-value="2010-04-21" calcext:value-type="date">
            <text:p>21.04.2010</text:p>
          </table:table-cell>
          <table:table-cell table:formula="of:=YEAR([.B84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7739" calcext:value-type="float">
            <text:p>27739</text:p>
          </table:table-cell>
          <table:table-cell office:value-type="date" office:date-value="2010-04-22" calcext:value-type="date">
            <text:p>22.04.2010</text:p>
          </table:table-cell>
          <table:table-cell table:formula="of:=YEAR([.B84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6869" calcext:value-type="float">
            <text:p>26869</text:p>
          </table:table-cell>
          <table:table-cell office:value-type="date" office:date-value="2010-04-23" calcext:value-type="date">
            <text:p>23.04.2010</text:p>
          </table:table-cell>
          <table:table-cell table:formula="of:=YEAR([.B84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5344" calcext:value-type="float">
            <text:p>25344</text:p>
          </table:table-cell>
          <table:table-cell office:value-type="date" office:date-value="2010-04-24" calcext:value-type="date">
            <text:p>24.04.2010</text:p>
          </table:table-cell>
          <table:table-cell table:formula="of:=YEAR([.B84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5145" calcext:value-type="float">
            <text:p>25145</text:p>
          </table:table-cell>
          <table:table-cell office:value-type="date" office:date-value="2010-04-25" calcext:value-type="date">
            <text:p>25.04.2010</text:p>
          </table:table-cell>
          <table:table-cell table:formula="of:=YEAR([.B84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5363" calcext:value-type="float">
            <text:p>25363</text:p>
          </table:table-cell>
          <table:table-cell office:value-type="date" office:date-value="2010-04-26" calcext:value-type="date">
            <text:p>26.04.2010</text:p>
          </table:table-cell>
          <table:table-cell table:formula="of:=YEAR([.B84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5169" calcext:value-type="float">
            <text:p>25169</text:p>
          </table:table-cell>
          <table:table-cell office:value-type="date" office:date-value="2010-04-27" calcext:value-type="date">
            <text:p>27.04.2010</text:p>
          </table:table-cell>
          <table:table-cell table:formula="of:=YEAR([.B84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4177" calcext:value-type="float">
            <text:p>24177</text:p>
          </table:table-cell>
          <table:table-cell office:value-type="date" office:date-value="2010-04-28" calcext:value-type="date">
            <text:p>28.04.2010</text:p>
          </table:table-cell>
          <table:table-cell table:formula="of:=YEAR([.B85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1561" calcext:value-type="float">
            <text:p>21561</text:p>
          </table:table-cell>
          <table:table-cell office:value-type="date" office:date-value="2010-04-29" calcext:value-type="date">
            <text:p>29.04.2010</text:p>
          </table:table-cell>
          <table:table-cell table:formula="of:=YEAR([.B85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1213" calcext:value-type="float">
            <text:p>21213</text:p>
          </table:table-cell>
          <table:table-cell office:value-type="date" office:date-value="2010-04-30" calcext:value-type="date">
            <text:p>30.04.2010</text:p>
          </table:table-cell>
          <table:table-cell table:formula="of:=YEAR([.B85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0462" calcext:value-type="float">
            <text:p>20462</text:p>
          </table:table-cell>
          <table:table-cell office:value-type="date" office:date-value="2010-05-01" calcext:value-type="date">
            <text:p>1.05.2010</text:p>
          </table:table-cell>
          <table:table-cell table:formula="of:=YEAR([.B85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19263" calcext:value-type="float">
            <text:p>19263</text:p>
          </table:table-cell>
          <table:table-cell office:value-type="date" office:date-value="2010-05-02" calcext:value-type="date">
            <text:p>2.05.2010</text:p>
          </table:table-cell>
          <table:table-cell table:formula="of:=YEAR([.B85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17365" calcext:value-type="float">
            <text:p>17365</text:p>
          </table:table-cell>
          <table:table-cell office:value-type="date" office:date-value="2010-05-03" calcext:value-type="date">
            <text:p>3.05.2010</text:p>
          </table:table-cell>
          <table:table-cell table:formula="of:=YEAR([.B85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16186" calcext:value-type="float">
            <text:p>16186</text:p>
          </table:table-cell>
          <table:table-cell office:value-type="date" office:date-value="2010-05-04" calcext:value-type="date">
            <text:p>4.05.2010</text:p>
          </table:table-cell>
          <table:table-cell table:formula="of:=YEAR([.B85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16110" calcext:value-type="float">
            <text:p>16110</text:p>
          </table:table-cell>
          <table:table-cell office:value-type="date" office:date-value="2010-05-05" calcext:value-type="date">
            <text:p>5.05.2010</text:p>
          </table:table-cell>
          <table:table-cell table:formula="of:=YEAR([.B85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13323" calcext:value-type="float">
            <text:p>13323</text:p>
          </table:table-cell>
          <table:table-cell office:value-type="date" office:date-value="2010-05-06" calcext:value-type="date">
            <text:p>6.05.2010</text:p>
          </table:table-cell>
          <table:table-cell table:formula="of:=YEAR([.B85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13763" calcext:value-type="float">
            <text:p>13763</text:p>
          </table:table-cell>
          <table:table-cell office:value-type="date" office:date-value="2010-05-07" calcext:value-type="date">
            <text:p>7.05.2010</text:p>
          </table:table-cell>
          <table:table-cell table:formula="of:=YEAR([.B85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11695" calcext:value-type="float">
            <text:p>11695</text:p>
          </table:table-cell>
          <table:table-cell office:value-type="date" office:date-value="2010-05-08" calcext:value-type="date">
            <text:p>8.05.2010</text:p>
          </table:table-cell>
          <table:table-cell table:formula="of:=YEAR([.B86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11877" calcext:value-type="float">
            <text:p>11877</text:p>
          </table:table-cell>
          <table:table-cell office:value-type="date" office:date-value="2010-05-09" calcext:value-type="date">
            <text:p>9.05.2010</text:p>
          </table:table-cell>
          <table:table-cell table:formula="of:=YEAR([.B86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9534" calcext:value-type="float">
            <text:p>9534</text:p>
          </table:table-cell>
          <table:table-cell office:value-type="date" office:date-value="2010-05-10" calcext:value-type="date">
            <text:p>10.05.2010</text:p>
          </table:table-cell>
          <table:table-cell table:formula="of:=YEAR([.B86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8337" calcext:value-type="float">
            <text:p>8337</text:p>
          </table:table-cell>
          <table:table-cell office:value-type="date" office:date-value="2010-05-11" calcext:value-type="date">
            <text:p>11.05.2010</text:p>
          </table:table-cell>
          <table:table-cell table:formula="of:=YEAR([.B86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date" office:date-value="2010-05-12" calcext:value-type="date">
            <text:p>12.05.2010</text:p>
          </table:table-cell>
          <table:table-cell table:formula="of:=YEAR([.B86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date" office:date-value="2010-05-13" calcext:value-type="date">
            <text:p>13.05.2010</text:p>
          </table:table-cell>
          <table:table-cell table:formula="of:=YEAR([.B86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6839" calcext:value-type="float">
            <text:p>6839</text:p>
          </table:table-cell>
          <table:table-cell office:value-type="date" office:date-value="2010-05-14" calcext:value-type="date">
            <text:p>14.05.2010</text:p>
          </table:table-cell>
          <table:table-cell table:formula="of:=YEAR([.B86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7326" calcext:value-type="float">
            <text:p>7326</text:p>
          </table:table-cell>
          <table:table-cell office:value-type="date" office:date-value="2010-05-15" calcext:value-type="date">
            <text:p>15.05.2010</text:p>
          </table:table-cell>
          <table:table-cell table:formula="of:=YEAR([.B86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date" office:date-value="2010-05-16" calcext:value-type="date">
            <text:p>16.05.2010</text:p>
          </table:table-cell>
          <table:table-cell table:formula="of:=YEAR([.B86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date" office:date-value="2010-05-17" calcext:value-type="date">
            <text:p>17.05.2010</text:p>
          </table:table-cell>
          <table:table-cell table:formula="of:=YEAR([.B86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date" office:date-value="2010-05-18" calcext:value-type="date">
            <text:p>18.05.2010</text:p>
          </table:table-cell>
          <table:table-cell table:formula="of:=YEAR([.B87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577" calcext:value-type="float">
            <text:p>5577</text:p>
          </table:table-cell>
          <table:table-cell office:value-type="date" office:date-value="2010-05-19" calcext:value-type="date">
            <text:p>19.05.2010</text:p>
          </table:table-cell>
          <table:table-cell table:formula="of:=YEAR([.B87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date" office:date-value="2010-05-20" calcext:value-type="date">
            <text:p>20.05.2010</text:p>
          </table:table-cell>
          <table:table-cell table:formula="of:=YEAR([.B87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342" calcext:value-type="float">
            <text:p>5342</text:p>
          </table:table-cell>
          <table:table-cell office:value-type="date" office:date-value="2010-05-21" calcext:value-type="date">
            <text:p>21.05.2010</text:p>
          </table:table-cell>
          <table:table-cell table:formula="of:=YEAR([.B87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date" office:date-value="2010-05-22" calcext:value-type="date">
            <text:p>22.05.2010</text:p>
          </table:table-cell>
          <table:table-cell table:formula="of:=YEAR([.B87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date" office:date-value="2010-05-23" calcext:value-type="date">
            <text:p>23.05.2010</text:p>
          </table:table-cell>
          <table:table-cell table:formula="of:=YEAR([.B87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date" office:date-value="2010-05-24" calcext:value-type="date">
            <text:p>24.05.2010</text:p>
          </table:table-cell>
          <table:table-cell table:formula="of:=YEAR([.B87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date" office:date-value="2010-05-25" calcext:value-type="date">
            <text:p>25.05.2010</text:p>
          </table:table-cell>
          <table:table-cell table:formula="of:=YEAR([.B87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date" office:date-value="2010-05-26" calcext:value-type="date">
            <text:p>26.05.2010</text:p>
          </table:table-cell>
          <table:table-cell table:formula="of:=YEAR([.B87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date" office:date-value="2010-05-27" calcext:value-type="date">
            <text:p>27.05.2010</text:p>
          </table:table-cell>
          <table:table-cell table:formula="of:=YEAR([.B87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date" office:date-value="2010-05-28" calcext:value-type="date">
            <text:p>28.05.2010</text:p>
          </table:table-cell>
          <table:table-cell table:formula="of:=YEAR([.B88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date" office:date-value="2010-05-29" calcext:value-type="date">
            <text:p>29.05.2010</text:p>
          </table:table-cell>
          <table:table-cell table:formula="of:=YEAR([.B88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789" calcext:value-type="float">
            <text:p>4789</text:p>
          </table:table-cell>
          <table:table-cell office:value-type="date" office:date-value="2010-05-30" calcext:value-type="date">
            <text:p>30.05.2010</text:p>
          </table:table-cell>
          <table:table-cell table:formula="of:=YEAR([.B88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date" office:date-value="2010-05-31" calcext:value-type="date">
            <text:p>31.05.2010</text:p>
          </table:table-cell>
          <table:table-cell table:formula="of:=YEAR([.B88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date" office:date-value="2010-06-01" calcext:value-type="date">
            <text:p>1.06.2010</text:p>
          </table:table-cell>
          <table:table-cell table:formula="of:=YEAR([.B88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date" office:date-value="2010-06-02" calcext:value-type="date">
            <text:p>2.06.2010</text:p>
          </table:table-cell>
          <table:table-cell table:formula="of:=YEAR([.B88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date" office:date-value="2010-06-03" calcext:value-type="date">
            <text:p>3.06.2010</text:p>
          </table:table-cell>
          <table:table-cell table:formula="of:=YEAR([.B88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date" office:date-value="2010-06-04" calcext:value-type="date">
            <text:p>4.06.2010</text:p>
          </table:table-cell>
          <table:table-cell table:formula="of:=YEAR([.B88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227" calcext:value-type="float">
            <text:p>5227</text:p>
          </table:table-cell>
          <table:table-cell office:value-type="date" office:date-value="2010-06-05" calcext:value-type="date">
            <text:p>5.06.2010</text:p>
          </table:table-cell>
          <table:table-cell table:formula="of:=YEAR([.B88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981" calcext:value-type="float">
            <text:p>4981</text:p>
          </table:table-cell>
          <table:table-cell office:value-type="date" office:date-value="2010-06-06" calcext:value-type="date">
            <text:p>6.06.2010</text:p>
          </table:table-cell>
          <table:table-cell table:formula="of:=YEAR([.B88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date" office:date-value="2010-06-07" calcext:value-type="date">
            <text:p>7.06.2010</text:p>
          </table:table-cell>
          <table:table-cell table:formula="of:=YEAR([.B89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date" office:date-value="2010-06-08" calcext:value-type="date">
            <text:p>8.06.2010</text:p>
          </table:table-cell>
          <table:table-cell table:formula="of:=YEAR([.B89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date" office:date-value="2010-06-09" calcext:value-type="date">
            <text:p>9.06.2010</text:p>
          </table:table-cell>
          <table:table-cell table:formula="of:=YEAR([.B89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date" office:date-value="2010-06-10" calcext:value-type="date">
            <text:p>10.06.2010</text:p>
          </table:table-cell>
          <table:table-cell table:formula="of:=YEAR([.B89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date" office:date-value="2010-06-11" calcext:value-type="date">
            <text:p>11.06.2010</text:p>
          </table:table-cell>
          <table:table-cell table:formula="of:=YEAR([.B89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date" office:date-value="2010-06-12" calcext:value-type="date">
            <text:p>12.06.2010</text:p>
          </table:table-cell>
          <table:table-cell table:formula="of:=YEAR([.B89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date" office:date-value="2010-06-13" calcext:value-type="date">
            <text:p>13.06.2010</text:p>
          </table:table-cell>
          <table:table-cell table:formula="of:=YEAR([.B89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date" office:date-value="2010-06-14" calcext:value-type="date">
            <text:p>14.06.2010</text:p>
          </table:table-cell>
          <table:table-cell table:formula="of:=YEAR([.B89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781" calcext:value-type="float">
            <text:p>4781</text:p>
          </table:table-cell>
          <table:table-cell office:value-type="date" office:date-value="2010-06-15" calcext:value-type="date">
            <text:p>15.06.2010</text:p>
          </table:table-cell>
          <table:table-cell table:formula="of:=YEAR([.B89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date" office:date-value="2010-06-16" calcext:value-type="date">
            <text:p>16.06.2010</text:p>
          </table:table-cell>
          <table:table-cell table:formula="of:=YEAR([.B89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date" office:date-value="2010-06-17" calcext:value-type="date">
            <text:p>17.06.2010</text:p>
          </table:table-cell>
          <table:table-cell table:formula="of:=YEAR([.B90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date" office:date-value="2010-06-18" calcext:value-type="date">
            <text:p>18.06.2010</text:p>
          </table:table-cell>
          <table:table-cell table:formula="of:=YEAR([.B90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date" office:date-value="2010-06-19" calcext:value-type="date">
            <text:p>19.06.2010</text:p>
          </table:table-cell>
          <table:table-cell table:formula="of:=YEAR([.B90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date" office:date-value="2010-06-20" calcext:value-type="date">
            <text:p>20.06.2010</text:p>
          </table:table-cell>
          <table:table-cell table:formula="of:=YEAR([.B90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321" calcext:value-type="float">
            <text:p>5321</text:p>
          </table:table-cell>
          <table:table-cell office:value-type="date" office:date-value="2010-06-21" calcext:value-type="date">
            <text:p>21.06.2010</text:p>
          </table:table-cell>
          <table:table-cell table:formula="of:=YEAR([.B90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812" calcext:value-type="float">
            <text:p>4812</text:p>
          </table:table-cell>
          <table:table-cell office:value-type="date" office:date-value="2010-06-22" calcext:value-type="date">
            <text:p>22.06.2010</text:p>
          </table:table-cell>
          <table:table-cell table:formula="of:=YEAR([.B90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date" office:date-value="2010-06-23" calcext:value-type="date">
            <text:p>23.06.2010</text:p>
          </table:table-cell>
          <table:table-cell table:formula="of:=YEAR([.B90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981" calcext:value-type="float">
            <text:p>4981</text:p>
          </table:table-cell>
          <table:table-cell office:value-type="date" office:date-value="2010-06-24" calcext:value-type="date">
            <text:p>24.06.2010</text:p>
          </table:table-cell>
          <table:table-cell table:formula="of:=YEAR([.B90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066" calcext:value-type="float">
            <text:p>5066</text:p>
          </table:table-cell>
          <table:table-cell office:value-type="date" office:date-value="2010-06-25" calcext:value-type="date">
            <text:p>25.06.2010</text:p>
          </table:table-cell>
          <table:table-cell table:formula="of:=YEAR([.B90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798" calcext:value-type="float">
            <text:p>4798</text:p>
          </table:table-cell>
          <table:table-cell office:value-type="date" office:date-value="2010-06-26" calcext:value-type="date">
            <text:p>26.06.2010</text:p>
          </table:table-cell>
          <table:table-cell table:formula="of:=YEAR([.B90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6718" calcext:value-type="float">
            <text:p>6718</text:p>
          </table:table-cell>
          <table:table-cell office:value-type="date" office:date-value="2010-06-27" calcext:value-type="date">
            <text:p>27.06.2010</text:p>
          </table:table-cell>
          <table:table-cell table:formula="of:=YEAR([.B91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10667" calcext:value-type="float">
            <text:p>10667</text:p>
          </table:table-cell>
          <table:table-cell office:value-type="date" office:date-value="2010-06-28" calcext:value-type="date">
            <text:p>28.06.2010</text:p>
          </table:table-cell>
          <table:table-cell table:formula="of:=YEAR([.B91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15642" calcext:value-type="float">
            <text:p>15642</text:p>
          </table:table-cell>
          <table:table-cell office:value-type="date" office:date-value="2010-06-29" calcext:value-type="date">
            <text:p>29.06.2010</text:p>
          </table:table-cell>
          <table:table-cell table:formula="of:=YEAR([.B91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1362" calcext:value-type="float">
            <text:p>21362</text:p>
          </table:table-cell>
          <table:table-cell office:value-type="date" office:date-value="2010-06-30" calcext:value-type="date">
            <text:p>30.06.2010</text:p>
          </table:table-cell>
          <table:table-cell table:formula="of:=YEAR([.B91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6385" calcext:value-type="float">
            <text:p>26385</text:p>
          </table:table-cell>
          <table:table-cell office:value-type="date" office:date-value="2010-07-01" calcext:value-type="date">
            <text:p>1.07.2010</text:p>
          </table:table-cell>
          <table:table-cell table:formula="of:=YEAR([.B91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2437" calcext:value-type="float">
            <text:p>32437</text:p>
          </table:table-cell>
          <table:table-cell office:value-type="date" office:date-value="2010-07-02" calcext:value-type="date">
            <text:p>2.07.2010</text:p>
          </table:table-cell>
          <table:table-cell table:formula="of:=YEAR([.B91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date" office:date-value="2010-07-03" calcext:value-type="date">
            <text:p>3.07.2010</text:p>
          </table:table-cell>
          <table:table-cell table:formula="of:=YEAR([.B91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7418" calcext:value-type="float">
            <text:p>27418</text:p>
          </table:table-cell>
          <table:table-cell office:value-type="date" office:date-value="2010-07-04" calcext:value-type="date">
            <text:p>4.07.2010</text:p>
          </table:table-cell>
          <table:table-cell table:formula="of:=YEAR([.B91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1462" calcext:value-type="float">
            <text:p>21462</text:p>
          </table:table-cell>
          <table:table-cell office:value-type="date" office:date-value="2010-07-05" calcext:value-type="date">
            <text:p>5.07.2010</text:p>
          </table:table-cell>
          <table:table-cell table:formula="of:=YEAR([.B91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15227" calcext:value-type="float">
            <text:p>15227</text:p>
          </table:table-cell>
          <table:table-cell office:value-type="date" office:date-value="2010-07-06" calcext:value-type="date">
            <text:p>6.07.2010</text:p>
          </table:table-cell>
          <table:table-cell table:formula="of:=YEAR([.B91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10890" calcext:value-type="float">
            <text:p>10890</text:p>
          </table:table-cell>
          <table:table-cell office:value-type="date" office:date-value="2010-07-07" calcext:value-type="date">
            <text:p>7.07.2010</text:p>
          </table:table-cell>
          <table:table-cell table:formula="of:=YEAR([.B92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6702" calcext:value-type="float">
            <text:p>6702</text:p>
          </table:table-cell>
          <table:table-cell office:value-type="date" office:date-value="2010-07-08" calcext:value-type="date">
            <text:p>8.07.2010</text:p>
          </table:table-cell>
          <table:table-cell table:formula="of:=YEAR([.B92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date" office:date-value="2010-07-09" calcext:value-type="date">
            <text:p>9.07.2010</text:p>
          </table:table-cell>
          <table:table-cell table:formula="of:=YEAR([.B92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date" office:date-value="2010-07-10" calcext:value-type="date">
            <text:p>10.07.2010</text:p>
          </table:table-cell>
          <table:table-cell table:formula="of:=YEAR([.B92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date" office:date-value="2010-07-11" calcext:value-type="date">
            <text:p>11.07.2010</text:p>
          </table:table-cell>
          <table:table-cell table:formula="of:=YEAR([.B92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date" office:date-value="2010-07-12" calcext:value-type="date">
            <text:p>12.07.2010</text:p>
          </table:table-cell>
          <table:table-cell table:formula="of:=YEAR([.B92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date" office:date-value="2010-07-13" calcext:value-type="date">
            <text:p>13.07.2010</text:p>
          </table:table-cell>
          <table:table-cell table:formula="of:=YEAR([.B92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date" office:date-value="2010-07-14" calcext:value-type="date">
            <text:p>14.07.2010</text:p>
          </table:table-cell>
          <table:table-cell table:formula="of:=YEAR([.B92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date" office:date-value="2010-07-15" calcext:value-type="date">
            <text:p>15.07.2010</text:p>
          </table:table-cell>
          <table:table-cell table:formula="of:=YEAR([.B92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date" office:date-value="2010-07-16" calcext:value-type="date">
            <text:p>16.07.2010</text:p>
          </table:table-cell>
          <table:table-cell table:formula="of:=YEAR([.B92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date" office:date-value="2010-07-17" calcext:value-type="date">
            <text:p>17.07.2010</text:p>
          </table:table-cell>
          <table:table-cell table:formula="of:=YEAR([.B93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date" office:date-value="2010-07-18" calcext:value-type="date">
            <text:p>18.07.2010</text:p>
          </table:table-cell>
          <table:table-cell table:formula="of:=YEAR([.B93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205" calcext:value-type="float">
            <text:p>5205</text:p>
          </table:table-cell>
          <table:table-cell office:value-type="date" office:date-value="2010-07-19" calcext:value-type="date">
            <text:p>19.07.2010</text:p>
          </table:table-cell>
          <table:table-cell table:formula="of:=YEAR([.B93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date" office:date-value="2010-07-20" calcext:value-type="date">
            <text:p>20.07.2010</text:p>
          </table:table-cell>
          <table:table-cell table:formula="of:=YEAR([.B93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date" office:date-value="2010-07-21" calcext:value-type="date">
            <text:p>21.07.2010</text:p>
          </table:table-cell>
          <table:table-cell table:formula="of:=YEAR([.B93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date" office:date-value="2010-07-22" calcext:value-type="date">
            <text:p>22.07.2010</text:p>
          </table:table-cell>
          <table:table-cell table:formula="of:=YEAR([.B93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date" office:date-value="2010-07-23" calcext:value-type="date">
            <text:p>23.07.2010</text:p>
          </table:table-cell>
          <table:table-cell table:formula="of:=YEAR([.B93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date" office:date-value="2010-07-24" calcext:value-type="date">
            <text:p>24.07.2010</text:p>
          </table:table-cell>
          <table:table-cell table:formula="of:=YEAR([.B93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date" office:date-value="2010-07-25" calcext:value-type="date">
            <text:p>25.07.2010</text:p>
          </table:table-cell>
          <table:table-cell table:formula="of:=YEAR([.B93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date" office:date-value="2010-07-26" calcext:value-type="date">
            <text:p>26.07.2010</text:p>
          </table:table-cell>
          <table:table-cell table:formula="of:=YEAR([.B93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date" office:date-value="2010-07-27" calcext:value-type="date">
            <text:p>27.07.2010</text:p>
          </table:table-cell>
          <table:table-cell table:formula="of:=YEAR([.B94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date" office:date-value="2010-07-28" calcext:value-type="date">
            <text:p>28.07.2010</text:p>
          </table:table-cell>
          <table:table-cell table:formula="of:=YEAR([.B94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date" office:date-value="2010-07-29" calcext:value-type="date">
            <text:p>29.07.2010</text:p>
          </table:table-cell>
          <table:table-cell table:formula="of:=YEAR([.B94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date" office:date-value="2010-07-30" calcext:value-type="date">
            <text:p>30.07.2010</text:p>
          </table:table-cell>
          <table:table-cell table:formula="of:=YEAR([.B94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date" office:date-value="2010-07-31" calcext:value-type="date">
            <text:p>31.07.2010</text:p>
          </table:table-cell>
          <table:table-cell table:formula="of:=YEAR([.B94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date" office:date-value="2010-08-01" calcext:value-type="date">
            <text:p>1.08.2010</text:p>
          </table:table-cell>
          <table:table-cell table:formula="of:=YEAR([.B94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373" calcext:value-type="float">
            <text:p>5373</text:p>
          </table:table-cell>
          <table:table-cell office:value-type="date" office:date-value="2010-08-02" calcext:value-type="date">
            <text:p>2.08.2010</text:p>
          </table:table-cell>
          <table:table-cell table:formula="of:=YEAR([.B94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date" office:date-value="2010-08-03" calcext:value-type="date">
            <text:p>3.08.2010</text:p>
          </table:table-cell>
          <table:table-cell table:formula="of:=YEAR([.B94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249" calcext:value-type="float">
            <text:p>5249</text:p>
          </table:table-cell>
          <table:table-cell office:value-type="date" office:date-value="2010-08-04" calcext:value-type="date">
            <text:p>4.08.2010</text:p>
          </table:table-cell>
          <table:table-cell table:formula="of:=YEAR([.B94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date" office:date-value="2010-08-05" calcext:value-type="date">
            <text:p>5.08.2010</text:p>
          </table:table-cell>
          <table:table-cell table:formula="of:=YEAR([.B94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097" calcext:value-type="float">
            <text:p>5097</text:p>
          </table:table-cell>
          <table:table-cell office:value-type="date" office:date-value="2010-08-06" calcext:value-type="date">
            <text:p>6.08.2010</text:p>
          </table:table-cell>
          <table:table-cell table:formula="of:=YEAR([.B95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664" calcext:value-type="float">
            <text:p>4664</text:p>
          </table:table-cell>
          <table:table-cell office:value-type="date" office:date-value="2010-08-07" calcext:value-type="date">
            <text:p>7.08.2010</text:p>
          </table:table-cell>
          <table:table-cell table:formula="of:=YEAR([.B95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date" office:date-value="2010-08-08" calcext:value-type="date">
            <text:p>8.08.2010</text:p>
          </table:table-cell>
          <table:table-cell table:formula="of:=YEAR([.B95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date" office:date-value="2010-08-09" calcext:value-type="date">
            <text:p>9.08.2010</text:p>
          </table:table-cell>
          <table:table-cell table:formula="of:=YEAR([.B95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date" office:date-value="2010-08-10" calcext:value-type="date">
            <text:p>10.08.2010</text:p>
          </table:table-cell>
          <table:table-cell table:formula="of:=YEAR([.B95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date" office:date-value="2010-08-11" calcext:value-type="date">
            <text:p>11.08.2010</text:p>
          </table:table-cell>
          <table:table-cell table:formula="of:=YEAR([.B95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date" office:date-value="2010-08-12" calcext:value-type="date">
            <text:p>12.08.2010</text:p>
          </table:table-cell>
          <table:table-cell table:formula="of:=YEAR([.B95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date" office:date-value="2010-08-13" calcext:value-type="date">
            <text:p>13.08.2010</text:p>
          </table:table-cell>
          <table:table-cell table:formula="of:=YEAR([.B95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857" calcext:value-type="float">
            <text:p>4857</text:p>
          </table:table-cell>
          <table:table-cell office:value-type="date" office:date-value="2010-08-14" calcext:value-type="date">
            <text:p>14.08.2010</text:p>
          </table:table-cell>
          <table:table-cell table:formula="of:=YEAR([.B95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date" office:date-value="2010-08-15" calcext:value-type="date">
            <text:p>15.08.2010</text:p>
          </table:table-cell>
          <table:table-cell table:formula="of:=YEAR([.B95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date" office:date-value="2010-08-16" calcext:value-type="date">
            <text:p>16.08.2010</text:p>
          </table:table-cell>
          <table:table-cell table:formula="of:=YEAR([.B96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date" office:date-value="2010-08-17" calcext:value-type="date">
            <text:p>17.08.2010</text:p>
          </table:table-cell>
          <table:table-cell table:formula="of:=YEAR([.B96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date" office:date-value="2010-08-18" calcext:value-type="date">
            <text:p>18.08.2010</text:p>
          </table:table-cell>
          <table:table-cell table:formula="of:=YEAR([.B96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date" office:date-value="2010-08-19" calcext:value-type="date">
            <text:p>19.08.2010</text:p>
          </table:table-cell>
          <table:table-cell table:formula="of:=YEAR([.B96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date" office:date-value="2010-08-20" calcext:value-type="date">
            <text:p>20.08.2010</text:p>
          </table:table-cell>
          <table:table-cell table:formula="of:=YEAR([.B96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date" office:date-value="2010-08-21" calcext:value-type="date">
            <text:p>21.08.2010</text:p>
          </table:table-cell>
          <table:table-cell table:formula="of:=YEAR([.B96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date" office:date-value="2010-08-22" calcext:value-type="date">
            <text:p>22.08.2010</text:p>
          </table:table-cell>
          <table:table-cell table:formula="of:=YEAR([.B96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date" office:date-value="2010-08-23" calcext:value-type="date">
            <text:p>23.08.2010</text:p>
          </table:table-cell>
          <table:table-cell table:formula="of:=YEAR([.B96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date" office:date-value="2010-08-24" calcext:value-type="date">
            <text:p>24.08.2010</text:p>
          </table:table-cell>
          <table:table-cell table:formula="of:=YEAR([.B96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date" office:date-value="2010-08-25" calcext:value-type="date">
            <text:p>25.08.2010</text:p>
          </table:table-cell>
          <table:table-cell table:formula="of:=YEAR([.B96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date" office:date-value="2010-08-26" calcext:value-type="date">
            <text:p>26.08.2010</text:p>
          </table:table-cell>
          <table:table-cell table:formula="of:=YEAR([.B97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date" office:date-value="2010-08-27" calcext:value-type="date">
            <text:p>27.08.2010</text:p>
          </table:table-cell>
          <table:table-cell table:formula="of:=YEAR([.B97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date" office:date-value="2010-08-28" calcext:value-type="date">
            <text:p>28.08.2010</text:p>
          </table:table-cell>
          <table:table-cell table:formula="of:=YEAR([.B97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date" office:date-value="2010-08-29" calcext:value-type="date">
            <text:p>29.08.2010</text:p>
          </table:table-cell>
          <table:table-cell table:formula="of:=YEAR([.B97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date" office:date-value="2010-08-30" calcext:value-type="date">
            <text:p>30.08.2010</text:p>
          </table:table-cell>
          <table:table-cell table:formula="of:=YEAR([.B97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date" office:date-value="2010-08-31" calcext:value-type="date">
            <text:p>31.08.2010</text:p>
          </table:table-cell>
          <table:table-cell table:formula="of:=YEAR([.B97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date" office:date-value="2010-09-01" calcext:value-type="date">
            <text:p>1.09.2010</text:p>
          </table:table-cell>
          <table:table-cell table:formula="of:=YEAR([.B97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date" office:date-value="2010-09-02" calcext:value-type="date">
            <text:p>2.09.2010</text:p>
          </table:table-cell>
          <table:table-cell table:formula="of:=YEAR([.B97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078" calcext:value-type="float">
            <text:p>5078</text:p>
          </table:table-cell>
          <table:table-cell office:value-type="date" office:date-value="2010-09-03" calcext:value-type="date">
            <text:p>3.09.2010</text:p>
          </table:table-cell>
          <table:table-cell table:formula="of:=YEAR([.B97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date" office:date-value="2010-09-04" calcext:value-type="date">
            <text:p>4.09.2010</text:p>
          </table:table-cell>
          <table:table-cell table:formula="of:=YEAR([.B97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8470" calcext:value-type="float">
            <text:p>8470</text:p>
          </table:table-cell>
          <table:table-cell office:value-type="date" office:date-value="2010-09-05" calcext:value-type="date">
            <text:p>5.09.2010</text:p>
          </table:table-cell>
          <table:table-cell table:formula="of:=YEAR([.B98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12896" calcext:value-type="float">
            <text:p>12896</text:p>
          </table:table-cell>
          <table:table-cell office:value-type="date" office:date-value="2010-09-06" calcext:value-type="date">
            <text:p>6.09.2010</text:p>
          </table:table-cell>
          <table:table-cell table:formula="of:=YEAR([.B98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18916" calcext:value-type="float">
            <text:p>18916</text:p>
          </table:table-cell>
          <table:table-cell office:value-type="date" office:date-value="2010-09-07" calcext:value-type="date">
            <text:p>7.09.2010</text:p>
          </table:table-cell>
          <table:table-cell table:formula="of:=YEAR([.B98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7358" calcext:value-type="float">
            <text:p>27358</text:p>
          </table:table-cell>
          <table:table-cell office:value-type="date" office:date-value="2010-09-08" calcext:value-type="date">
            <text:p>8.09.2010</text:p>
          </table:table-cell>
          <table:table-cell table:formula="of:=YEAR([.B98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5589" calcext:value-type="float">
            <text:p>35589</text:p>
          </table:table-cell>
          <table:table-cell office:value-type="date" office:date-value="2010-09-09" calcext:value-type="date">
            <text:p>9.09.2010</text:p>
          </table:table-cell>
          <table:table-cell table:formula="of:=YEAR([.B98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0380" calcext:value-type="float">
            <text:p>40380</text:p>
          </table:table-cell>
          <table:table-cell office:value-type="date" office:date-value="2010-09-10" calcext:value-type="date">
            <text:p>10.09.2010</text:p>
          </table:table-cell>
          <table:table-cell table:formula="of:=YEAR([.B98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1424" calcext:value-type="float">
            <text:p>41424</text:p>
          </table:table-cell>
          <table:table-cell office:value-type="date" office:date-value="2010-09-11" calcext:value-type="date">
            <text:p>11.09.2010</text:p>
          </table:table-cell>
          <table:table-cell table:formula="of:=YEAR([.B98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5957" calcext:value-type="float">
            <text:p>35957</text:p>
          </table:table-cell>
          <table:table-cell office:value-type="date" office:date-value="2010-09-12" calcext:value-type="date">
            <text:p>12.09.2010</text:p>
          </table:table-cell>
          <table:table-cell table:formula="of:=YEAR([.B98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8544" calcext:value-type="float">
            <text:p>28544</text:p>
          </table:table-cell>
          <table:table-cell office:value-type="date" office:date-value="2010-09-13" calcext:value-type="date">
            <text:p>13.09.2010</text:p>
          </table:table-cell>
          <table:table-cell table:formula="of:=YEAR([.B98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18690" calcext:value-type="float">
            <text:p>18690</text:p>
          </table:table-cell>
          <table:table-cell office:value-type="date" office:date-value="2010-09-14" calcext:value-type="date">
            <text:p>14.09.2010</text:p>
          </table:table-cell>
          <table:table-cell table:formula="of:=YEAR([.B98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12184" calcext:value-type="float">
            <text:p>12184</text:p>
          </table:table-cell>
          <table:table-cell office:value-type="date" office:date-value="2010-09-15" calcext:value-type="date">
            <text:p>15.09.2010</text:p>
          </table:table-cell>
          <table:table-cell table:formula="of:=YEAR([.B99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9478" calcext:value-type="float">
            <text:p>9478</text:p>
          </table:table-cell>
          <table:table-cell office:value-type="date" office:date-value="2010-09-16" calcext:value-type="date">
            <text:p>16.09.2010</text:p>
          </table:table-cell>
          <table:table-cell table:formula="of:=YEAR([.B99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447" calcext:value-type="float">
            <text:p>5447</text:p>
          </table:table-cell>
          <table:table-cell office:value-type="date" office:date-value="2010-09-17" calcext:value-type="date">
            <text:p>17.09.2010</text:p>
          </table:table-cell>
          <table:table-cell table:formula="of:=YEAR([.B99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date" office:date-value="2010-09-18" calcext:value-type="date">
            <text:p>18.09.2010</text:p>
          </table:table-cell>
          <table:table-cell table:formula="of:=YEAR([.B99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date" office:date-value="2010-09-19" calcext:value-type="date">
            <text:p>19.09.2010</text:p>
          </table:table-cell>
          <table:table-cell table:formula="of:=YEAR([.B99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date" office:date-value="2010-09-20" calcext:value-type="date">
            <text:p>20.09.2010</text:p>
          </table:table-cell>
          <table:table-cell table:formula="of:=YEAR([.B99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date" office:date-value="2010-09-21" calcext:value-type="date">
            <text:p>21.09.2010</text:p>
          </table:table-cell>
          <table:table-cell table:formula="of:=YEAR([.B99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date" office:date-value="2010-09-22" calcext:value-type="date">
            <text:p>22.09.2010</text:p>
          </table:table-cell>
          <table:table-cell table:formula="of:=YEAR([.B99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531" calcext:value-type="float">
            <text:p>5531</text:p>
          </table:table-cell>
          <table:table-cell office:value-type="date" office:date-value="2010-09-23" calcext:value-type="date">
            <text:p>23.09.2010</text:p>
          </table:table-cell>
          <table:table-cell table:formula="of:=YEAR([.B99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date" office:date-value="2010-09-24" calcext:value-type="date">
            <text:p>24.09.2010</text:p>
          </table:table-cell>
          <table:table-cell table:formula="of:=YEAR([.B99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date" office:date-value="2010-09-25" calcext:value-type="date">
            <text:p>25.09.2010</text:p>
          </table:table-cell>
          <table:table-cell table:formula="of:=YEAR([.B100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424" calcext:value-type="float">
            <text:p>5424</text:p>
          </table:table-cell>
          <table:table-cell office:value-type="date" office:date-value="2010-09-26" calcext:value-type="date">
            <text:p>26.09.2010</text:p>
          </table:table-cell>
          <table:table-cell table:formula="of:=YEAR([.B100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date" office:date-value="2010-09-27" calcext:value-type="date">
            <text:p>27.09.2010</text:p>
          </table:table-cell>
          <table:table-cell table:formula="of:=YEAR([.B100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date" office:date-value="2010-09-28" calcext:value-type="date">
            <text:p>28.09.2010</text:p>
          </table:table-cell>
          <table:table-cell table:formula="of:=YEAR([.B100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date" office:date-value="2010-09-29" calcext:value-type="date">
            <text:p>29.09.2010</text:p>
          </table:table-cell>
          <table:table-cell table:formula="of:=YEAR([.B100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date" office:date-value="2010-09-30" calcext:value-type="date">
            <text:p>30.09.2010</text:p>
          </table:table-cell>
          <table:table-cell table:formula="of:=YEAR([.B100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date" office:date-value="2010-10-01" calcext:value-type="date">
            <text:p>1.10.2010</text:p>
          </table:table-cell>
          <table:table-cell table:formula="of:=YEAR([.B100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date" office:date-value="2010-10-02" calcext:value-type="date">
            <text:p>2.10.2010</text:p>
          </table:table-cell>
          <table:table-cell table:formula="of:=YEAR([.B100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date" office:date-value="2010-10-03" calcext:value-type="date">
            <text:p>3.10.2010</text:p>
          </table:table-cell>
          <table:table-cell table:formula="of:=YEAR([.B100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date" office:date-value="2010-10-04" calcext:value-type="date">
            <text:p>4.10.2010</text:p>
          </table:table-cell>
          <table:table-cell table:formula="of:=YEAR([.B100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date" office:date-value="2010-10-05" calcext:value-type="date">
            <text:p>5.10.2010</text:p>
          </table:table-cell>
          <table:table-cell table:formula="of:=YEAR([.B101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date" office:date-value="2010-10-06" calcext:value-type="date">
            <text:p>6.10.2010</text:p>
          </table:table-cell>
          <table:table-cell table:formula="of:=YEAR([.B101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date" office:date-value="2010-10-07" calcext:value-type="date">
            <text:p>7.10.2010</text:p>
          </table:table-cell>
          <table:table-cell table:formula="of:=YEAR([.B101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date" office:date-value="2010-10-08" calcext:value-type="date">
            <text:p>8.10.2010</text:p>
          </table:table-cell>
          <table:table-cell table:formula="of:=YEAR([.B101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6288" calcext:value-type="float">
            <text:p>6288</text:p>
          </table:table-cell>
          <table:table-cell office:value-type="date" office:date-value="2010-10-09" calcext:value-type="date">
            <text:p>9.10.2010</text:p>
          </table:table-cell>
          <table:table-cell table:formula="of:=YEAR([.B101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date" office:date-value="2010-10-10" calcext:value-type="date">
            <text:p>10.10.2010</text:p>
          </table:table-cell>
          <table:table-cell table:formula="of:=YEAR([.B101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6685" calcext:value-type="float">
            <text:p>6685</text:p>
          </table:table-cell>
          <table:table-cell office:value-type="date" office:date-value="2010-10-11" calcext:value-type="date">
            <text:p>11.10.2010</text:p>
          </table:table-cell>
          <table:table-cell table:formula="of:=YEAR([.B101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date" office:date-value="2010-10-12" calcext:value-type="date">
            <text:p>12.10.2010</text:p>
          </table:table-cell>
          <table:table-cell table:formula="of:=YEAR([.B101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6106" calcext:value-type="float">
            <text:p>6106</text:p>
          </table:table-cell>
          <table:table-cell office:value-type="date" office:date-value="2010-10-13" calcext:value-type="date">
            <text:p>13.10.2010</text:p>
          </table:table-cell>
          <table:table-cell table:formula="of:=YEAR([.B101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6287" calcext:value-type="float">
            <text:p>6287</text:p>
          </table:table-cell>
          <table:table-cell office:value-type="date" office:date-value="2010-10-14" calcext:value-type="date">
            <text:p>14.10.2010</text:p>
          </table:table-cell>
          <table:table-cell table:formula="of:=YEAR([.B101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6628" calcext:value-type="float">
            <text:p>6628</text:p>
          </table:table-cell>
          <table:table-cell office:value-type="date" office:date-value="2010-10-15" calcext:value-type="date">
            <text:p>15.10.2010</text:p>
          </table:table-cell>
          <table:table-cell table:formula="of:=YEAR([.B102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7228" calcext:value-type="float">
            <text:p>7228</text:p>
          </table:table-cell>
          <table:table-cell office:value-type="date" office:date-value="2010-10-16" calcext:value-type="date">
            <text:p>16.10.2010</text:p>
          </table:table-cell>
          <table:table-cell table:formula="of:=YEAR([.B102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date" office:date-value="2010-10-17" calcext:value-type="date">
            <text:p>17.10.2010</text:p>
          </table:table-cell>
          <table:table-cell table:formula="of:=YEAR([.B102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019" calcext:value-type="float">
            <text:p>5019</text:p>
          </table:table-cell>
          <table:table-cell office:value-type="date" office:date-value="2010-10-18" calcext:value-type="date">
            <text:p>18.10.2010</text:p>
          </table:table-cell>
          <table:table-cell table:formula="of:=YEAR([.B102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date" office:date-value="2010-10-19" calcext:value-type="date">
            <text:p>19.10.2010</text:p>
          </table:table-cell>
          <table:table-cell table:formula="of:=YEAR([.B102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date" office:date-value="2010-10-20" calcext:value-type="date">
            <text:p>20.10.2010</text:p>
          </table:table-cell>
          <table:table-cell table:formula="of:=YEAR([.B102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114" calcext:value-type="float">
            <text:p>5114</text:p>
          </table:table-cell>
          <table:table-cell office:value-type="date" office:date-value="2010-10-21" calcext:value-type="date">
            <text:p>21.10.2010</text:p>
          </table:table-cell>
          <table:table-cell table:formula="of:=YEAR([.B102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6526" calcext:value-type="float">
            <text:p>6526</text:p>
          </table:table-cell>
          <table:table-cell office:value-type="date" office:date-value="2010-10-22" calcext:value-type="date">
            <text:p>22.10.2010</text:p>
          </table:table-cell>
          <table:table-cell table:formula="of:=YEAR([.B102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date" office:date-value="2010-10-23" calcext:value-type="date">
            <text:p>23.10.2010</text:p>
          </table:table-cell>
          <table:table-cell table:formula="of:=YEAR([.B102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date" office:date-value="2010-10-24" calcext:value-type="date">
            <text:p>24.10.2010</text:p>
          </table:table-cell>
          <table:table-cell table:formula="of:=YEAR([.B102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date" office:date-value="2010-10-25" calcext:value-type="date">
            <text:p>25.10.2010</text:p>
          </table:table-cell>
          <table:table-cell table:formula="of:=YEAR([.B103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974" calcext:value-type="float">
            <text:p>4974</text:p>
          </table:table-cell>
          <table:table-cell office:value-type="date" office:date-value="2010-10-26" calcext:value-type="date">
            <text:p>26.10.2010</text:p>
          </table:table-cell>
          <table:table-cell table:formula="of:=YEAR([.B103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date" office:date-value="2010-10-27" calcext:value-type="date">
            <text:p>27.10.2010</text:p>
          </table:table-cell>
          <table:table-cell table:formula="of:=YEAR([.B103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896" calcext:value-type="float">
            <text:p>5896</text:p>
          </table:table-cell>
          <table:table-cell office:value-type="date" office:date-value="2010-10-28" calcext:value-type="date">
            <text:p>28.10.2010</text:p>
          </table:table-cell>
          <table:table-cell table:formula="of:=YEAR([.B103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6344" calcext:value-type="float">
            <text:p>6344</text:p>
          </table:table-cell>
          <table:table-cell office:value-type="date" office:date-value="2010-10-29" calcext:value-type="date">
            <text:p>29.10.2010</text:p>
          </table:table-cell>
          <table:table-cell table:formula="of:=YEAR([.B103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date" office:date-value="2010-10-30" calcext:value-type="date">
            <text:p>30.10.2010</text:p>
          </table:table-cell>
          <table:table-cell table:formula="of:=YEAR([.B103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date" office:date-value="2010-10-31" calcext:value-type="date">
            <text:p>31.10.2010</text:p>
          </table:table-cell>
          <table:table-cell table:formula="of:=YEAR([.B103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date" office:date-value="2010-11-01" calcext:value-type="date">
            <text:p>1.11.2010</text:p>
          </table:table-cell>
          <table:table-cell table:formula="of:=YEAR([.B103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date" office:date-value="2010-11-02" calcext:value-type="date">
            <text:p>2.11.2010</text:p>
          </table:table-cell>
          <table:table-cell table:formula="of:=YEAR([.B103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528" calcext:value-type="float">
            <text:p>5528</text:p>
          </table:table-cell>
          <table:table-cell office:value-type="date" office:date-value="2010-11-03" calcext:value-type="date">
            <text:p>3.11.2010</text:p>
          </table:table-cell>
          <table:table-cell table:formula="of:=YEAR([.B103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6982" calcext:value-type="float">
            <text:p>6982</text:p>
          </table:table-cell>
          <table:table-cell office:value-type="date" office:date-value="2010-11-04" calcext:value-type="date">
            <text:p>4.11.2010</text:p>
          </table:table-cell>
          <table:table-cell table:formula="of:=YEAR([.B104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123" calcext:value-type="float">
            <text:p>5123</text:p>
          </table:table-cell>
          <table:table-cell office:value-type="date" office:date-value="2010-11-05" calcext:value-type="date">
            <text:p>5.11.2010</text:p>
          </table:table-cell>
          <table:table-cell table:formula="of:=YEAR([.B104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date" office:date-value="2010-11-06" calcext:value-type="date">
            <text:p>6.11.2010</text:p>
          </table:table-cell>
          <table:table-cell table:formula="of:=YEAR([.B104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date" office:date-value="2010-11-07" calcext:value-type="date">
            <text:p>7.11.2010</text:p>
          </table:table-cell>
          <table:table-cell table:formula="of:=YEAR([.B104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918" calcext:value-type="float">
            <text:p>5918</text:p>
          </table:table-cell>
          <table:table-cell office:value-type="date" office:date-value="2010-11-08" calcext:value-type="date">
            <text:p>8.11.2010</text:p>
          </table:table-cell>
          <table:table-cell table:formula="of:=YEAR([.B104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7326" calcext:value-type="float">
            <text:p>7326</text:p>
          </table:table-cell>
          <table:table-cell office:value-type="date" office:date-value="2010-11-09" calcext:value-type="date">
            <text:p>9.11.2010</text:p>
          </table:table-cell>
          <table:table-cell table:formula="of:=YEAR([.B104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953" calcext:value-type="float">
            <text:p>4953</text:p>
          </table:table-cell>
          <table:table-cell office:value-type="date" office:date-value="2010-11-10" calcext:value-type="date">
            <text:p>10.11.2010</text:p>
          </table:table-cell>
          <table:table-cell table:formula="of:=YEAR([.B104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6749" calcext:value-type="float">
            <text:p>6749</text:p>
          </table:table-cell>
          <table:table-cell office:value-type="date" office:date-value="2010-11-11" calcext:value-type="date">
            <text:p>11.11.2010</text:p>
          </table:table-cell>
          <table:table-cell table:formula="of:=YEAR([.B104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6236" calcext:value-type="float">
            <text:p>6236</text:p>
          </table:table-cell>
          <table:table-cell office:value-type="date" office:date-value="2010-11-12" calcext:value-type="date">
            <text:p>12.11.2010</text:p>
          </table:table-cell>
          <table:table-cell table:formula="of:=YEAR([.B104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date" office:date-value="2010-11-13" calcext:value-type="date">
            <text:p>13.11.2010</text:p>
          </table:table-cell>
          <table:table-cell table:formula="of:=YEAR([.B104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6528" calcext:value-type="float">
            <text:p>6528</text:p>
          </table:table-cell>
          <table:table-cell office:value-type="date" office:date-value="2010-11-14" calcext:value-type="date">
            <text:p>14.11.2010</text:p>
          </table:table-cell>
          <table:table-cell table:formula="of:=YEAR([.B105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date" office:date-value="2010-11-15" calcext:value-type="date">
            <text:p>15.11.2010</text:p>
          </table:table-cell>
          <table:table-cell table:formula="of:=YEAR([.B105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date" office:date-value="2010-11-16" calcext:value-type="date">
            <text:p>16.11.2010</text:p>
          </table:table-cell>
          <table:table-cell table:formula="of:=YEAR([.B105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date" office:date-value="2010-11-17" calcext:value-type="date">
            <text:p>17.11.2010</text:p>
          </table:table-cell>
          <table:table-cell table:formula="of:=YEAR([.B105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date" office:date-value="2010-11-18" calcext:value-type="date">
            <text:p>18.11.2010</text:p>
          </table:table-cell>
          <table:table-cell table:formula="of:=YEAR([.B105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date" office:date-value="2010-11-19" calcext:value-type="date">
            <text:p>19.11.2010</text:p>
          </table:table-cell>
          <table:table-cell table:formula="of:=YEAR([.B105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date" office:date-value="2010-11-20" calcext:value-type="date">
            <text:p>20.11.2010</text:p>
          </table:table-cell>
          <table:table-cell table:formula="of:=YEAR([.B105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6191" calcext:value-type="float">
            <text:p>6191</text:p>
          </table:table-cell>
          <table:table-cell office:value-type="date" office:date-value="2010-11-21" calcext:value-type="date">
            <text:p>21.11.2010</text:p>
          </table:table-cell>
          <table:table-cell table:formula="of:=YEAR([.B105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date" office:date-value="2010-11-22" calcext:value-type="date">
            <text:p>22.11.2010</text:p>
          </table:table-cell>
          <table:table-cell table:formula="of:=YEAR([.B105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date" office:date-value="2010-11-23" calcext:value-type="date">
            <text:p>23.11.2010</text:p>
          </table:table-cell>
          <table:table-cell table:formula="of:=YEAR([.B105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157" calcext:value-type="float">
            <text:p>4157</text:p>
          </table:table-cell>
          <table:table-cell office:value-type="date" office:date-value="2010-11-24" calcext:value-type="date">
            <text:p>24.11.2010</text:p>
          </table:table-cell>
          <table:table-cell table:formula="of:=YEAR([.B106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date" office:date-value="2010-11-25" calcext:value-type="date">
            <text:p>25.11.2010</text:p>
          </table:table-cell>
          <table:table-cell table:formula="of:=YEAR([.B106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date" office:date-value="2010-11-26" calcext:value-type="date">
            <text:p>26.11.2010</text:p>
          </table:table-cell>
          <table:table-cell table:formula="of:=YEAR([.B106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548" calcext:value-type="float">
            <text:p>5548</text:p>
          </table:table-cell>
          <table:table-cell office:value-type="date" office:date-value="2010-11-27" calcext:value-type="date">
            <text:p>27.11.2010</text:p>
          </table:table-cell>
          <table:table-cell table:formula="of:=YEAR([.B106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718" calcext:value-type="float">
            <text:p>4718</text:p>
          </table:table-cell>
          <table:table-cell office:value-type="date" office:date-value="2010-11-28" calcext:value-type="date">
            <text:p>28.11.2010</text:p>
          </table:table-cell>
          <table:table-cell table:formula="of:=YEAR([.B106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date" office:date-value="2010-11-29" calcext:value-type="date">
            <text:p>29.11.2010</text:p>
          </table:table-cell>
          <table:table-cell table:formula="of:=YEAR([.B106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date" office:date-value="2010-11-30" calcext:value-type="date">
            <text:p>30.11.2010</text:p>
          </table:table-cell>
          <table:table-cell table:formula="of:=YEAR([.B106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date" office:date-value="2010-12-01" calcext:value-type="date">
            <text:p>1.12.2010</text:p>
          </table:table-cell>
          <table:table-cell table:formula="of:=YEAR([.B106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date" office:date-value="2010-12-02" calcext:value-type="date">
            <text:p>2.12.2010</text:p>
          </table:table-cell>
          <table:table-cell table:formula="of:=YEAR([.B106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date" office:date-value="2010-12-03" calcext:value-type="date">
            <text:p>3.12.2010</text:p>
          </table:table-cell>
          <table:table-cell table:formula="of:=YEAR([.B106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685" calcext:value-type="float">
            <text:p>5685</text:p>
          </table:table-cell>
          <table:table-cell office:value-type="date" office:date-value="2010-12-04" calcext:value-type="date">
            <text:p>4.12.2010</text:p>
          </table:table-cell>
          <table:table-cell table:formula="of:=YEAR([.B107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date" office:date-value="2010-12-05" calcext:value-type="date">
            <text:p>5.12.2010</text:p>
          </table:table-cell>
          <table:table-cell table:formula="of:=YEAR([.B107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date" office:date-value="2010-12-06" calcext:value-type="date">
            <text:p>6.12.2010</text:p>
          </table:table-cell>
          <table:table-cell table:formula="of:=YEAR([.B107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date" office:date-value="2010-12-07" calcext:value-type="date">
            <text:p>7.12.2010</text:p>
          </table:table-cell>
          <table:table-cell table:formula="of:=YEAR([.B107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date" office:date-value="2010-12-08" calcext:value-type="date">
            <text:p>8.12.2010</text:p>
          </table:table-cell>
          <table:table-cell table:formula="of:=YEAR([.B107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173" calcext:value-type="float">
            <text:p>4173</text:p>
          </table:table-cell>
          <table:table-cell office:value-type="date" office:date-value="2010-12-09" calcext:value-type="date">
            <text:p>9.12.2010</text:p>
          </table:table-cell>
          <table:table-cell table:formula="of:=YEAR([.B107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date" office:date-value="2010-12-10" calcext:value-type="date">
            <text:p>10.12.2010</text:p>
          </table:table-cell>
          <table:table-cell table:formula="of:=YEAR([.B107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date" office:date-value="2010-12-11" calcext:value-type="date">
            <text:p>11.12.2010</text:p>
          </table:table-cell>
          <table:table-cell table:formula="of:=YEAR([.B107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469" calcext:value-type="float">
            <text:p>5469</text:p>
          </table:table-cell>
          <table:table-cell office:value-type="date" office:date-value="2010-12-12" calcext:value-type="date">
            <text:p>12.12.2010</text:p>
          </table:table-cell>
          <table:table-cell table:formula="of:=YEAR([.B107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date" office:date-value="2010-12-13" calcext:value-type="date">
            <text:p>13.12.2010</text:p>
          </table:table-cell>
          <table:table-cell table:formula="of:=YEAR([.B107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date" office:date-value="2010-12-14" calcext:value-type="date">
            <text:p>14.12.2010</text:p>
          </table:table-cell>
          <table:table-cell table:formula="of:=YEAR([.B108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date" office:date-value="2010-12-15" calcext:value-type="date">
            <text:p>15.12.2010</text:p>
          </table:table-cell>
          <table:table-cell table:formula="of:=YEAR([.B108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date" office:date-value="2010-12-16" calcext:value-type="date">
            <text:p>16.12.2010</text:p>
          </table:table-cell>
          <table:table-cell table:formula="of:=YEAR([.B108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date" office:date-value="2010-12-17" calcext:value-type="date">
            <text:p>17.12.2010</text:p>
          </table:table-cell>
          <table:table-cell table:formula="of:=YEAR([.B108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date" office:date-value="2010-12-18" calcext:value-type="date">
            <text:p>18.12.2010</text:p>
          </table:table-cell>
          <table:table-cell table:formula="of:=YEAR([.B108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date" office:date-value="2010-12-19" calcext:value-type="date">
            <text:p>19.12.2010</text:p>
          </table:table-cell>
          <table:table-cell table:formula="of:=YEAR([.B108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date" office:date-value="2010-12-20" calcext:value-type="date">
            <text:p>20.12.2010</text:p>
          </table:table-cell>
          <table:table-cell table:formula="of:=YEAR([.B108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date" office:date-value="2010-12-21" calcext:value-type="date">
            <text:p>21.12.2010</text:p>
          </table:table-cell>
          <table:table-cell table:formula="of:=YEAR([.B108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date" office:date-value="2010-12-22" calcext:value-type="date">
            <text:p>22.12.2010</text:p>
          </table:table-cell>
          <table:table-cell table:formula="of:=YEAR([.B1088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date" office:date-value="2010-12-23" calcext:value-type="date">
            <text:p>23.12.2010</text:p>
          </table:table-cell>
          <table:table-cell table:formula="of:=YEAR([.B1089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date" office:date-value="2010-12-24" calcext:value-type="date">
            <text:p>24.12.2010</text:p>
          </table:table-cell>
          <table:table-cell table:formula="of:=YEAR([.B1090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date" office:date-value="2010-12-25" calcext:value-type="date">
            <text:p>25.12.2010</text:p>
          </table:table-cell>
          <table:table-cell table:formula="of:=YEAR([.B1091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date" office:date-value="2010-12-26" calcext:value-type="date">
            <text:p>26.12.2010</text:p>
          </table:table-cell>
          <table:table-cell table:formula="of:=YEAR([.B1092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792" calcext:value-type="float">
            <text:p>4792</text:p>
          </table:table-cell>
          <table:table-cell office:value-type="date" office:date-value="2010-12-27" calcext:value-type="date">
            <text:p>27.12.2010</text:p>
          </table:table-cell>
          <table:table-cell table:formula="of:=YEAR([.B1093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date" office:date-value="2010-12-28" calcext:value-type="date">
            <text:p>28.12.2010</text:p>
          </table:table-cell>
          <table:table-cell table:formula="of:=YEAR([.B1094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date" office:date-value="2010-12-29" calcext:value-type="date">
            <text:p>29.12.2010</text:p>
          </table:table-cell>
          <table:table-cell table:formula="of:=YEAR([.B1095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date" office:date-value="2010-12-30" calcext:value-type="date">
            <text:p>30.12.2010</text:p>
          </table:table-cell>
          <table:table-cell table:formula="of:=YEAR([.B1096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date" office:date-value="2010-12-31" calcext:value-type="date">
            <text:p>31.12.2010</text:p>
          </table:table-cell>
          <table:table-cell table:formula="of:=YEAR([.B1097])"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date" office:date-value="2011-01-01" calcext:value-type="date">
            <text:p>1.01.2011</text:p>
          </table:table-cell>
          <table:table-cell table:formula="of:=YEAR([.B109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879" calcext:value-type="float">
            <text:p>4879</text:p>
          </table:table-cell>
          <table:table-cell office:value-type="date" office:date-value="2011-01-02" calcext:value-type="date">
            <text:p>2.01.2011</text:p>
          </table:table-cell>
          <table:table-cell table:formula="of:=YEAR([.B109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217" calcext:value-type="float">
            <text:p>5217</text:p>
          </table:table-cell>
          <table:table-cell office:value-type="date" office:date-value="2011-01-03" calcext:value-type="date">
            <text:p>3.01.2011</text:p>
          </table:table-cell>
          <table:table-cell table:formula="of:=YEAR([.B110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date" office:date-value="2011-01-04" calcext:value-type="date">
            <text:p>4.01.2011</text:p>
          </table:table-cell>
          <table:table-cell table:formula="of:=YEAR([.B110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date" office:date-value="2011-01-05" calcext:value-type="date">
            <text:p>5.01.2011</text:p>
          </table:table-cell>
          <table:table-cell table:formula="of:=YEAR([.B110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date" office:date-value="2011-01-06" calcext:value-type="date">
            <text:p>6.01.2011</text:p>
          </table:table-cell>
          <table:table-cell table:formula="of:=YEAR([.B110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date" office:date-value="2011-01-07" calcext:value-type="date">
            <text:p>7.01.2011</text:p>
          </table:table-cell>
          <table:table-cell table:formula="of:=YEAR([.B110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date" office:date-value="2011-01-08" calcext:value-type="date">
            <text:p>8.01.2011</text:p>
          </table:table-cell>
          <table:table-cell table:formula="of:=YEAR([.B110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date" office:date-value="2011-01-09" calcext:value-type="date">
            <text:p>9.01.2011</text:p>
          </table:table-cell>
          <table:table-cell table:formula="of:=YEAR([.B110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6482" calcext:value-type="float">
            <text:p>6482</text:p>
          </table:table-cell>
          <table:table-cell office:value-type="date" office:date-value="2011-01-10" calcext:value-type="date">
            <text:p>10.01.2011</text:p>
          </table:table-cell>
          <table:table-cell table:formula="of:=YEAR([.B110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date" office:date-value="2011-01-11" calcext:value-type="date">
            <text:p>11.01.2011</text:p>
          </table:table-cell>
          <table:table-cell table:formula="of:=YEAR([.B110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288" calcext:value-type="float">
            <text:p>5288</text:p>
          </table:table-cell>
          <table:table-cell office:value-type="date" office:date-value="2011-01-12" calcext:value-type="date">
            <text:p>12.01.2011</text:p>
          </table:table-cell>
          <table:table-cell table:formula="of:=YEAR([.B110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date" office:date-value="2011-01-13" calcext:value-type="date">
            <text:p>13.01.2011</text:p>
          </table:table-cell>
          <table:table-cell table:formula="of:=YEAR([.B111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date" office:date-value="2011-01-14" calcext:value-type="date">
            <text:p>14.01.2011</text:p>
          </table:table-cell>
          <table:table-cell table:formula="of:=YEAR([.B111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date" office:date-value="2011-01-15" calcext:value-type="date">
            <text:p>15.01.2011</text:p>
          </table:table-cell>
          <table:table-cell table:formula="of:=YEAR([.B111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date" office:date-value="2011-01-16" calcext:value-type="date">
            <text:p>16.01.2011</text:p>
          </table:table-cell>
          <table:table-cell table:formula="of:=YEAR([.B111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date" office:date-value="2011-01-17" calcext:value-type="date">
            <text:p>17.01.2011</text:p>
          </table:table-cell>
          <table:table-cell table:formula="of:=YEAR([.B111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date" office:date-value="2011-01-18" calcext:value-type="date">
            <text:p>18.01.2011</text:p>
          </table:table-cell>
          <table:table-cell table:formula="of:=YEAR([.B111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date" office:date-value="2011-01-19" calcext:value-type="date">
            <text:p>19.01.2011</text:p>
          </table:table-cell>
          <table:table-cell table:formula="of:=YEAR([.B111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date" office:date-value="2011-01-20" calcext:value-type="date">
            <text:p>20.01.2011</text:p>
          </table:table-cell>
          <table:table-cell table:formula="of:=YEAR([.B111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date" office:date-value="2011-01-21" calcext:value-type="date">
            <text:p>21.01.2011</text:p>
          </table:table-cell>
          <table:table-cell table:formula="of:=YEAR([.B111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date" office:date-value="2011-01-22" calcext:value-type="date">
            <text:p>22.01.2011</text:p>
          </table:table-cell>
          <table:table-cell table:formula="of:=YEAR([.B111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date" office:date-value="2011-01-23" calcext:value-type="date">
            <text:p>23.01.2011</text:p>
          </table:table-cell>
          <table:table-cell table:formula="of:=YEAR([.B112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date" office:date-value="2011-01-24" calcext:value-type="date">
            <text:p>24.01.2011</text:p>
          </table:table-cell>
          <table:table-cell table:formula="of:=YEAR([.B112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date" office:date-value="2011-01-25" calcext:value-type="date">
            <text:p>25.01.2011</text:p>
          </table:table-cell>
          <table:table-cell table:formula="of:=YEAR([.B112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date" office:date-value="2011-01-26" calcext:value-type="date">
            <text:p>26.01.2011</text:p>
          </table:table-cell>
          <table:table-cell table:formula="of:=YEAR([.B112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date" office:date-value="2011-01-27" calcext:value-type="date">
            <text:p>27.01.2011</text:p>
          </table:table-cell>
          <table:table-cell table:formula="of:=YEAR([.B112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date" office:date-value="2011-01-28" calcext:value-type="date">
            <text:p>28.01.2011</text:p>
          </table:table-cell>
          <table:table-cell table:formula="of:=YEAR([.B112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date" office:date-value="2011-01-29" calcext:value-type="date">
            <text:p>29.01.2011</text:p>
          </table:table-cell>
          <table:table-cell table:formula="of:=YEAR([.B112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131" calcext:value-type="float">
            <text:p>5131</text:p>
          </table:table-cell>
          <table:table-cell office:value-type="date" office:date-value="2011-01-30" calcext:value-type="date">
            <text:p>30.01.2011</text:p>
          </table:table-cell>
          <table:table-cell table:formula="of:=YEAR([.B112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959" calcext:value-type="float">
            <text:p>4959</text:p>
          </table:table-cell>
          <table:table-cell office:value-type="date" office:date-value="2011-01-31" calcext:value-type="date">
            <text:p>31.01.2011</text:p>
          </table:table-cell>
          <table:table-cell table:formula="of:=YEAR([.B112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date" office:date-value="2011-02-01" calcext:value-type="date">
            <text:p>1.02.2011</text:p>
          </table:table-cell>
          <table:table-cell table:formula="of:=YEAR([.B112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725" calcext:value-type="float">
            <text:p>5725</text:p>
          </table:table-cell>
          <table:table-cell office:value-type="date" office:date-value="2011-02-02" calcext:value-type="date">
            <text:p>2.02.2011</text:p>
          </table:table-cell>
          <table:table-cell table:formula="of:=YEAR([.B113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444" calcext:value-type="float">
            <text:p>5444</text:p>
          </table:table-cell>
          <table:table-cell office:value-type="date" office:date-value="2011-02-03" calcext:value-type="date">
            <text:p>3.02.2011</text:p>
          </table:table-cell>
          <table:table-cell table:formula="of:=YEAR([.B113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989" calcext:value-type="float">
            <text:p>4989</text:p>
          </table:table-cell>
          <table:table-cell office:value-type="date" office:date-value="2011-02-04" calcext:value-type="date">
            <text:p>4.02.2011</text:p>
          </table:table-cell>
          <table:table-cell table:formula="of:=YEAR([.B113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594" calcext:value-type="float">
            <text:p>5594</text:p>
          </table:table-cell>
          <table:table-cell office:value-type="date" office:date-value="2011-02-05" calcext:value-type="date">
            <text:p>5.02.2011</text:p>
          </table:table-cell>
          <table:table-cell table:formula="of:=YEAR([.B113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date" office:date-value="2011-02-06" calcext:value-type="date">
            <text:p>6.02.2011</text:p>
          </table:table-cell>
          <table:table-cell table:formula="of:=YEAR([.B113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date" office:date-value="2011-02-07" calcext:value-type="date">
            <text:p>7.02.2011</text:p>
          </table:table-cell>
          <table:table-cell table:formula="of:=YEAR([.B113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694" calcext:value-type="float">
            <text:p>4694</text:p>
          </table:table-cell>
          <table:table-cell office:value-type="date" office:date-value="2011-02-08" calcext:value-type="date">
            <text:p>8.02.2011</text:p>
          </table:table-cell>
          <table:table-cell table:formula="of:=YEAR([.B113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date" office:date-value="2011-02-09" calcext:value-type="date">
            <text:p>9.02.2011</text:p>
          </table:table-cell>
          <table:table-cell table:formula="of:=YEAR([.B113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date" office:date-value="2011-02-10" calcext:value-type="date">
            <text:p>10.02.2011</text:p>
          </table:table-cell>
          <table:table-cell table:formula="of:=YEAR([.B113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688" calcext:value-type="float">
            <text:p>5688</text:p>
          </table:table-cell>
          <table:table-cell office:value-type="date" office:date-value="2011-02-11" calcext:value-type="date">
            <text:p>11.02.2011</text:p>
          </table:table-cell>
          <table:table-cell table:formula="of:=YEAR([.B113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date" office:date-value="2011-02-12" calcext:value-type="date">
            <text:p>12.02.2011</text:p>
          </table:table-cell>
          <table:table-cell table:formula="of:=YEAR([.B114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date" office:date-value="2011-02-13" calcext:value-type="date">
            <text:p>13.02.2011</text:p>
          </table:table-cell>
          <table:table-cell table:formula="of:=YEAR([.B114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date" office:date-value="2011-02-14" calcext:value-type="date">
            <text:p>14.02.2011</text:p>
          </table:table-cell>
          <table:table-cell table:formula="of:=YEAR([.B114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date" office:date-value="2011-02-15" calcext:value-type="date">
            <text:p>15.02.2011</text:p>
          </table:table-cell>
          <table:table-cell table:formula="of:=YEAR([.B114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date" office:date-value="2011-02-16" calcext:value-type="date">
            <text:p>16.02.2011</text:p>
          </table:table-cell>
          <table:table-cell table:formula="of:=YEAR([.B114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date" office:date-value="2011-02-17" calcext:value-type="date">
            <text:p>17.02.2011</text:p>
          </table:table-cell>
          <table:table-cell table:formula="of:=YEAR([.B114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date" office:date-value="2011-02-18" calcext:value-type="date">
            <text:p>18.02.2011</text:p>
          </table:table-cell>
          <table:table-cell table:formula="of:=YEAR([.B114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291" calcext:value-type="float">
            <text:p>5291</text:p>
          </table:table-cell>
          <table:table-cell office:value-type="date" office:date-value="2011-02-19" calcext:value-type="date">
            <text:p>19.02.2011</text:p>
          </table:table-cell>
          <table:table-cell table:formula="of:=YEAR([.B114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date" office:date-value="2011-02-20" calcext:value-type="date">
            <text:p>20.02.2011</text:p>
          </table:table-cell>
          <table:table-cell table:formula="of:=YEAR([.B114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date" office:date-value="2011-02-21" calcext:value-type="date">
            <text:p>21.02.2011</text:p>
          </table:table-cell>
          <table:table-cell table:formula="of:=YEAR([.B114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date" office:date-value="2011-02-22" calcext:value-type="date">
            <text:p>22.02.2011</text:p>
          </table:table-cell>
          <table:table-cell table:formula="of:=YEAR([.B115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394" calcext:value-type="float">
            <text:p>5394</text:p>
          </table:table-cell>
          <table:table-cell office:value-type="date" office:date-value="2011-02-23" calcext:value-type="date">
            <text:p>23.02.2011</text:p>
          </table:table-cell>
          <table:table-cell table:formula="of:=YEAR([.B115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date" office:date-value="2011-02-24" calcext:value-type="date">
            <text:p>24.02.2011</text:p>
          </table:table-cell>
          <table:table-cell table:formula="of:=YEAR([.B115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date" office:date-value="2011-02-25" calcext:value-type="date">
            <text:p>25.02.2011</text:p>
          </table:table-cell>
          <table:table-cell table:formula="of:=YEAR([.B115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date" office:date-value="2011-02-26" calcext:value-type="date">
            <text:p>26.02.2011</text:p>
          </table:table-cell>
          <table:table-cell table:formula="of:=YEAR([.B115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date" office:date-value="2011-02-27" calcext:value-type="date">
            <text:p>27.02.2011</text:p>
          </table:table-cell>
          <table:table-cell table:formula="of:=YEAR([.B115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date" office:date-value="2011-02-28" calcext:value-type="date">
            <text:p>28.02.2011</text:p>
          </table:table-cell>
          <table:table-cell table:formula="of:=YEAR([.B115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date" office:date-value="2011-03-01" calcext:value-type="date">
            <text:p>1.03.2011</text:p>
          </table:table-cell>
          <table:table-cell table:formula="of:=YEAR([.B115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date" office:date-value="2011-03-02" calcext:value-type="date">
            <text:p>2.03.2011</text:p>
          </table:table-cell>
          <table:table-cell table:formula="of:=YEAR([.B115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date" office:date-value="2011-03-03" calcext:value-type="date">
            <text:p>3.03.2011</text:p>
          </table:table-cell>
          <table:table-cell table:formula="of:=YEAR([.B115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6082" calcext:value-type="float">
            <text:p>6082</text:p>
          </table:table-cell>
          <table:table-cell office:value-type="date" office:date-value="2011-03-04" calcext:value-type="date">
            <text:p>4.03.2011</text:p>
          </table:table-cell>
          <table:table-cell table:formula="of:=YEAR([.B116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date" office:date-value="2011-03-05" calcext:value-type="date">
            <text:p>5.03.2011</text:p>
          </table:table-cell>
          <table:table-cell table:formula="of:=YEAR([.B116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date" office:date-value="2011-03-06" calcext:value-type="date">
            <text:p>6.03.2011</text:p>
          </table:table-cell>
          <table:table-cell table:formula="of:=YEAR([.B116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date" office:date-value="2011-03-07" calcext:value-type="date">
            <text:p>7.03.2011</text:p>
          </table:table-cell>
          <table:table-cell table:formula="of:=YEAR([.B116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date" office:date-value="2011-03-08" calcext:value-type="date">
            <text:p>8.03.2011</text:p>
          </table:table-cell>
          <table:table-cell table:formula="of:=YEAR([.B116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336" calcext:value-type="float">
            <text:p>5336</text:p>
          </table:table-cell>
          <table:table-cell office:value-type="date" office:date-value="2011-03-09" calcext:value-type="date">
            <text:p>9.03.2011</text:p>
          </table:table-cell>
          <table:table-cell table:formula="of:=YEAR([.B116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date" office:date-value="2011-03-10" calcext:value-type="date">
            <text:p>10.03.2011</text:p>
          </table:table-cell>
          <table:table-cell table:formula="of:=YEAR([.B116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date" office:date-value="2011-03-11" calcext:value-type="date">
            <text:p>11.03.2011</text:p>
          </table:table-cell>
          <table:table-cell table:formula="of:=YEAR([.B116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date" office:date-value="2011-03-12" calcext:value-type="date">
            <text:p>12.03.2011</text:p>
          </table:table-cell>
          <table:table-cell table:formula="of:=YEAR([.B116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date" office:date-value="2011-03-13" calcext:value-type="date">
            <text:p>13.03.2011</text:p>
          </table:table-cell>
          <table:table-cell table:formula="of:=YEAR([.B116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date" office:date-value="2011-03-14" calcext:value-type="date">
            <text:p>14.03.2011</text:p>
          </table:table-cell>
          <table:table-cell table:formula="of:=YEAR([.B117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date" office:date-value="2011-03-15" calcext:value-type="date">
            <text:p>15.03.2011</text:p>
          </table:table-cell>
          <table:table-cell table:formula="of:=YEAR([.B117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date" office:date-value="2011-03-16" calcext:value-type="date">
            <text:p>16.03.2011</text:p>
          </table:table-cell>
          <table:table-cell table:formula="of:=YEAR([.B117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date" office:date-value="2011-03-17" calcext:value-type="date">
            <text:p>17.03.2011</text:p>
          </table:table-cell>
          <table:table-cell table:formula="of:=YEAR([.B117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date" office:date-value="2011-03-18" calcext:value-type="date">
            <text:p>18.03.2011</text:p>
          </table:table-cell>
          <table:table-cell table:formula="of:=YEAR([.B117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887" calcext:value-type="float">
            <text:p>5887</text:p>
          </table:table-cell>
          <table:table-cell office:value-type="date" office:date-value="2011-03-19" calcext:value-type="date">
            <text:p>19.03.2011</text:p>
          </table:table-cell>
          <table:table-cell table:formula="of:=YEAR([.B117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date" office:date-value="2011-03-20" calcext:value-type="date">
            <text:p>20.03.2011</text:p>
          </table:table-cell>
          <table:table-cell table:formula="of:=YEAR([.B117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date" office:date-value="2011-03-21" calcext:value-type="date">
            <text:p>21.03.2011</text:p>
          </table:table-cell>
          <table:table-cell table:formula="of:=YEAR([.B117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428" calcext:value-type="float">
            <text:p>5428</text:p>
          </table:table-cell>
          <table:table-cell office:value-type="date" office:date-value="2011-03-22" calcext:value-type="date">
            <text:p>22.03.2011</text:p>
          </table:table-cell>
          <table:table-cell table:formula="of:=YEAR([.B117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982" calcext:value-type="float">
            <text:p>5982</text:p>
          </table:table-cell>
          <table:table-cell office:value-type="date" office:date-value="2011-03-23" calcext:value-type="date">
            <text:p>23.03.2011</text:p>
          </table:table-cell>
          <table:table-cell table:formula="of:=YEAR([.B117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date" office:date-value="2011-03-24" calcext:value-type="date">
            <text:p>24.03.2011</text:p>
          </table:table-cell>
          <table:table-cell table:formula="of:=YEAR([.B118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date" office:date-value="2011-03-25" calcext:value-type="date">
            <text:p>25.03.2011</text:p>
          </table:table-cell>
          <table:table-cell table:formula="of:=YEAR([.B118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date" office:date-value="2011-03-26" calcext:value-type="date">
            <text:p>26.03.2011</text:p>
          </table:table-cell>
          <table:table-cell table:formula="of:=YEAR([.B118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date" office:date-value="2011-03-27" calcext:value-type="date">
            <text:p>27.03.2011</text:p>
          </table:table-cell>
          <table:table-cell table:formula="of:=YEAR([.B118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581" calcext:value-type="float">
            <text:p>5581</text:p>
          </table:table-cell>
          <table:table-cell office:value-type="date" office:date-value="2011-03-28" calcext:value-type="date">
            <text:p>28.03.2011</text:p>
          </table:table-cell>
          <table:table-cell table:formula="of:=YEAR([.B118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date" office:date-value="2011-03-29" calcext:value-type="date">
            <text:p>29.03.2011</text:p>
          </table:table-cell>
          <table:table-cell table:formula="of:=YEAR([.B118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date" office:date-value="2011-03-30" calcext:value-type="date">
            <text:p>30.03.2011</text:p>
          </table:table-cell>
          <table:table-cell table:formula="of:=YEAR([.B118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6197" calcext:value-type="float">
            <text:p>6197</text:p>
          </table:table-cell>
          <table:table-cell office:value-type="date" office:date-value="2011-03-31" calcext:value-type="date">
            <text:p>31.03.2011</text:p>
          </table:table-cell>
          <table:table-cell table:formula="of:=YEAR([.B118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6998" calcext:value-type="float">
            <text:p>6998</text:p>
          </table:table-cell>
          <table:table-cell office:value-type="date" office:date-value="2011-04-01" calcext:value-type="date">
            <text:p>1.04.2011</text:p>
          </table:table-cell>
          <table:table-cell table:formula="of:=YEAR([.B118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8096" calcext:value-type="float">
            <text:p>8096</text:p>
          </table:table-cell>
          <table:table-cell office:value-type="date" office:date-value="2011-04-02" calcext:value-type="date">
            <text:p>2.04.2011</text:p>
          </table:table-cell>
          <table:table-cell table:formula="of:=YEAR([.B118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8463" calcext:value-type="float">
            <text:p>8463</text:p>
          </table:table-cell>
          <table:table-cell office:value-type="date" office:date-value="2011-04-03" calcext:value-type="date">
            <text:p>3.04.2011</text:p>
          </table:table-cell>
          <table:table-cell table:formula="of:=YEAR([.B119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8673" calcext:value-type="float">
            <text:p>8673</text:p>
          </table:table-cell>
          <table:table-cell office:value-type="date" office:date-value="2011-04-04" calcext:value-type="date">
            <text:p>4.04.2011</text:p>
          </table:table-cell>
          <table:table-cell table:formula="of:=YEAR([.B119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9659" calcext:value-type="float">
            <text:p>9659</text:p>
          </table:table-cell>
          <table:table-cell office:value-type="date" office:date-value="2011-04-05" calcext:value-type="date">
            <text:p>5.04.2011</text:p>
          </table:table-cell>
          <table:table-cell table:formula="of:=YEAR([.B119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0875" calcext:value-type="float">
            <text:p>10875</text:p>
          </table:table-cell>
          <table:table-cell office:value-type="date" office:date-value="2011-04-06" calcext:value-type="date">
            <text:p>6.04.2011</text:p>
          </table:table-cell>
          <table:table-cell table:formula="of:=YEAR([.B119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1044" calcext:value-type="float">
            <text:p>11044</text:p>
          </table:table-cell>
          <table:table-cell office:value-type="date" office:date-value="2011-04-07" calcext:value-type="date">
            <text:p>7.04.2011</text:p>
          </table:table-cell>
          <table:table-cell table:formula="of:=YEAR([.B119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3154" calcext:value-type="float">
            <text:p>13154</text:p>
          </table:table-cell>
          <table:table-cell office:value-type="date" office:date-value="2011-04-08" calcext:value-type="date">
            <text:p>8.04.2011</text:p>
          </table:table-cell>
          <table:table-cell table:formula="of:=YEAR([.B119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4264" calcext:value-type="float">
            <text:p>14264</text:p>
          </table:table-cell>
          <table:table-cell office:value-type="date" office:date-value="2011-04-09" calcext:value-type="date">
            <text:p>9.04.2011</text:p>
          </table:table-cell>
          <table:table-cell table:formula="of:=YEAR([.B119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4336" calcext:value-type="float">
            <text:p>14336</text:p>
          </table:table-cell>
          <table:table-cell office:value-type="date" office:date-value="2011-04-10" calcext:value-type="date">
            <text:p>10.04.2011</text:p>
          </table:table-cell>
          <table:table-cell table:formula="of:=YEAR([.B119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6201" calcext:value-type="float">
            <text:p>16201</text:p>
          </table:table-cell>
          <table:table-cell office:value-type="date" office:date-value="2011-04-11" calcext:value-type="date">
            <text:p>11.04.2011</text:p>
          </table:table-cell>
          <table:table-cell table:formula="of:=YEAR([.B119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9534" calcext:value-type="float">
            <text:p>19534</text:p>
          </table:table-cell>
          <table:table-cell office:value-type="date" office:date-value="2011-04-12" calcext:value-type="date">
            <text:p>12.04.2011</text:p>
          </table:table-cell>
          <table:table-cell table:formula="of:=YEAR([.B119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8831" calcext:value-type="float">
            <text:p>18831</text:p>
          </table:table-cell>
          <table:table-cell office:value-type="date" office:date-value="2011-04-13" calcext:value-type="date">
            <text:p>13.04.2011</text:p>
          </table:table-cell>
          <table:table-cell table:formula="of:=YEAR([.B120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1866" calcext:value-type="float">
            <text:p>21866</text:p>
          </table:table-cell>
          <table:table-cell office:value-type="date" office:date-value="2011-04-14" calcext:value-type="date">
            <text:p>14.04.2011</text:p>
          </table:table-cell>
          <table:table-cell table:formula="of:=YEAR([.B120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4091" calcext:value-type="float">
            <text:p>24091</text:p>
          </table:table-cell>
          <table:table-cell office:value-type="date" office:date-value="2011-04-15" calcext:value-type="date">
            <text:p>15.04.2011</text:p>
          </table:table-cell>
          <table:table-cell table:formula="of:=YEAR([.B120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4751" calcext:value-type="float">
            <text:p>24751</text:p>
          </table:table-cell>
          <table:table-cell office:value-type="date" office:date-value="2011-04-16" calcext:value-type="date">
            <text:p>16.04.2011</text:p>
          </table:table-cell>
          <table:table-cell table:formula="of:=YEAR([.B120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5866" calcext:value-type="float">
            <text:p>25866</text:p>
          </table:table-cell>
          <table:table-cell office:value-type="date" office:date-value="2011-04-17" calcext:value-type="date">
            <text:p>17.04.2011</text:p>
          </table:table-cell>
          <table:table-cell table:formula="of:=YEAR([.B120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7196" calcext:value-type="float">
            <text:p>27196</text:p>
          </table:table-cell>
          <table:table-cell office:value-type="date" office:date-value="2011-04-18" calcext:value-type="date">
            <text:p>18.04.2011</text:p>
          </table:table-cell>
          <table:table-cell table:formula="of:=YEAR([.B120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7233" calcext:value-type="float">
            <text:p>27233</text:p>
          </table:table-cell>
          <table:table-cell office:value-type="date" office:date-value="2011-04-19" calcext:value-type="date">
            <text:p>19.04.2011</text:p>
          </table:table-cell>
          <table:table-cell table:formula="of:=YEAR([.B120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9125" calcext:value-type="float">
            <text:p>29125</text:p>
          </table:table-cell>
          <table:table-cell office:value-type="date" office:date-value="2011-04-20" calcext:value-type="date">
            <text:p>20.04.2011</text:p>
          </table:table-cell>
          <table:table-cell table:formula="of:=YEAR([.B120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9165" calcext:value-type="float">
            <text:p>29165</text:p>
          </table:table-cell>
          <table:table-cell office:value-type="date" office:date-value="2011-04-21" calcext:value-type="date">
            <text:p>21.04.2011</text:p>
          </table:table-cell>
          <table:table-cell table:formula="of:=YEAR([.B120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9909" calcext:value-type="float">
            <text:p>29909</text:p>
          </table:table-cell>
          <table:table-cell office:value-type="date" office:date-value="2011-04-22" calcext:value-type="date">
            <text:p>22.04.2011</text:p>
          </table:table-cell>
          <table:table-cell table:formula="of:=YEAR([.B120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0130" calcext:value-type="float">
            <text:p>30130</text:p>
          </table:table-cell>
          <table:table-cell office:value-type="date" office:date-value="2011-04-23" calcext:value-type="date">
            <text:p>23.04.2011</text:p>
          </table:table-cell>
          <table:table-cell table:formula="of:=YEAR([.B121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1696" calcext:value-type="float">
            <text:p>31696</text:p>
          </table:table-cell>
          <table:table-cell office:value-type="date" office:date-value="2011-04-24" calcext:value-type="date">
            <text:p>24.04.2011</text:p>
          </table:table-cell>
          <table:table-cell table:formula="of:=YEAR([.B121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1014" calcext:value-type="float">
            <text:p>31014</text:p>
          </table:table-cell>
          <table:table-cell office:value-type="date" office:date-value="2011-04-25" calcext:value-type="date">
            <text:p>25.04.2011</text:p>
          </table:table-cell>
          <table:table-cell table:formula="of:=YEAR([.B121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2318" calcext:value-type="float">
            <text:p>32318</text:p>
          </table:table-cell>
          <table:table-cell office:value-type="date" office:date-value="2011-04-26" calcext:value-type="date">
            <text:p>26.04.2011</text:p>
          </table:table-cell>
          <table:table-cell table:formula="of:=YEAR([.B121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1878" calcext:value-type="float">
            <text:p>31878</text:p>
          </table:table-cell>
          <table:table-cell office:value-type="date" office:date-value="2011-04-27" calcext:value-type="date">
            <text:p>27.04.2011</text:p>
          </table:table-cell>
          <table:table-cell table:formula="of:=YEAR([.B121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2725" calcext:value-type="float">
            <text:p>32725</text:p>
          </table:table-cell>
          <table:table-cell office:value-type="date" office:date-value="2011-04-28" calcext:value-type="date">
            <text:p>28.04.2011</text:p>
          </table:table-cell>
          <table:table-cell table:formula="of:=YEAR([.B121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0589" calcext:value-type="float">
            <text:p>30589</text:p>
          </table:table-cell>
          <table:table-cell office:value-type="date" office:date-value="2011-04-29" calcext:value-type="date">
            <text:p>29.04.2011</text:p>
          </table:table-cell>
          <table:table-cell table:formula="of:=YEAR([.B121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8854" calcext:value-type="float">
            <text:p>28854</text:p>
          </table:table-cell>
          <table:table-cell office:value-type="date" office:date-value="2011-04-30" calcext:value-type="date">
            <text:p>30.04.2011</text:p>
          </table:table-cell>
          <table:table-cell table:formula="of:=YEAR([.B121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8702" calcext:value-type="float">
            <text:p>28702</text:p>
          </table:table-cell>
          <table:table-cell office:value-type="date" office:date-value="2011-05-01" calcext:value-type="date">
            <text:p>1.05.2011</text:p>
          </table:table-cell>
          <table:table-cell table:formula="of:=YEAR([.B121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9205" calcext:value-type="float">
            <text:p>29205</text:p>
          </table:table-cell>
          <table:table-cell office:value-type="date" office:date-value="2011-05-02" calcext:value-type="date">
            <text:p>2.05.2011</text:p>
          </table:table-cell>
          <table:table-cell table:formula="of:=YEAR([.B121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5329" calcext:value-type="float">
            <text:p>25329</text:p>
          </table:table-cell>
          <table:table-cell office:value-type="date" office:date-value="2011-05-03" calcext:value-type="date">
            <text:p>3.05.2011</text:p>
          </table:table-cell>
          <table:table-cell table:formula="of:=YEAR([.B122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3536" calcext:value-type="float">
            <text:p>23536</text:p>
          </table:table-cell>
          <table:table-cell office:value-type="date" office:date-value="2011-05-04" calcext:value-type="date">
            <text:p>4.05.2011</text:p>
          </table:table-cell>
          <table:table-cell table:formula="of:=YEAR([.B122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3932" calcext:value-type="float">
            <text:p>23932</text:p>
          </table:table-cell>
          <table:table-cell office:value-type="date" office:date-value="2011-05-05" calcext:value-type="date">
            <text:p>5.05.2011</text:p>
          </table:table-cell>
          <table:table-cell table:formula="of:=YEAR([.B122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2645" calcext:value-type="float">
            <text:p>22645</text:p>
          </table:table-cell>
          <table:table-cell office:value-type="date" office:date-value="2011-05-06" calcext:value-type="date">
            <text:p>6.05.2011</text:p>
          </table:table-cell>
          <table:table-cell table:formula="of:=YEAR([.B122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0452" calcext:value-type="float">
            <text:p>20452</text:p>
          </table:table-cell>
          <table:table-cell office:value-type="date" office:date-value="2011-05-07" calcext:value-type="date">
            <text:p>7.05.2011</text:p>
          </table:table-cell>
          <table:table-cell table:formula="of:=YEAR([.B122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9249" calcext:value-type="float">
            <text:p>19249</text:p>
          </table:table-cell>
          <table:table-cell office:value-type="date" office:date-value="2011-05-08" calcext:value-type="date">
            <text:p>8.05.2011</text:p>
          </table:table-cell>
          <table:table-cell table:formula="of:=YEAR([.B122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9016" calcext:value-type="float">
            <text:p>19016</text:p>
          </table:table-cell>
          <table:table-cell office:value-type="date" office:date-value="2011-05-09" calcext:value-type="date">
            <text:p>9.05.2011</text:p>
          </table:table-cell>
          <table:table-cell table:formula="of:=YEAR([.B122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7122" calcext:value-type="float">
            <text:p>17122</text:p>
          </table:table-cell>
          <table:table-cell office:value-type="date" office:date-value="2011-05-10" calcext:value-type="date">
            <text:p>10.05.2011</text:p>
          </table:table-cell>
          <table:table-cell table:formula="of:=YEAR([.B122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5315" calcext:value-type="float">
            <text:p>15315</text:p>
          </table:table-cell>
          <table:table-cell office:value-type="date" office:date-value="2011-05-11" calcext:value-type="date">
            <text:p>11.05.2011</text:p>
          </table:table-cell>
          <table:table-cell table:formula="of:=YEAR([.B122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4930" calcext:value-type="float">
            <text:p>14930</text:p>
          </table:table-cell>
          <table:table-cell office:value-type="date" office:date-value="2011-05-12" calcext:value-type="date">
            <text:p>12.05.2011</text:p>
          </table:table-cell>
          <table:table-cell table:formula="of:=YEAR([.B122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3293" calcext:value-type="float">
            <text:p>13293</text:p>
          </table:table-cell>
          <table:table-cell office:value-type="date" office:date-value="2011-05-13" calcext:value-type="date">
            <text:p>13.05.2011</text:p>
          </table:table-cell>
          <table:table-cell table:formula="of:=YEAR([.B123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1889" calcext:value-type="float">
            <text:p>11889</text:p>
          </table:table-cell>
          <table:table-cell office:value-type="date" office:date-value="2011-05-14" calcext:value-type="date">
            <text:p>14.05.2011</text:p>
          </table:table-cell>
          <table:table-cell table:formula="of:=YEAR([.B123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3582" calcext:value-type="float">
            <text:p>13582</text:p>
          </table:table-cell>
          <table:table-cell office:value-type="date" office:date-value="2011-05-15" calcext:value-type="date">
            <text:p>15.05.2011</text:p>
          </table:table-cell>
          <table:table-cell table:formula="of:=YEAR([.B123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1188" calcext:value-type="float">
            <text:p>11188</text:p>
          </table:table-cell>
          <table:table-cell office:value-type="date" office:date-value="2011-05-16" calcext:value-type="date">
            <text:p>16.05.2011</text:p>
          </table:table-cell>
          <table:table-cell table:formula="of:=YEAR([.B123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0847" calcext:value-type="float">
            <text:p>10847</text:p>
          </table:table-cell>
          <table:table-cell office:value-type="date" office:date-value="2011-05-17" calcext:value-type="date">
            <text:p>17.05.2011</text:p>
          </table:table-cell>
          <table:table-cell table:formula="of:=YEAR([.B123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date" office:date-value="2011-05-18" calcext:value-type="date">
            <text:p>18.05.2011</text:p>
          </table:table-cell>
          <table:table-cell table:formula="of:=YEAR([.B123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date" office:date-value="2011-05-19" calcext:value-type="date">
            <text:p>19.05.2011</text:p>
          </table:table-cell>
          <table:table-cell table:formula="of:=YEAR([.B123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8466" calcext:value-type="float">
            <text:p>8466</text:p>
          </table:table-cell>
          <table:table-cell office:value-type="date" office:date-value="2011-05-20" calcext:value-type="date">
            <text:p>20.05.2011</text:p>
          </table:table-cell>
          <table:table-cell table:formula="of:=YEAR([.B123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8252" calcext:value-type="float">
            <text:p>8252</text:p>
          </table:table-cell>
          <table:table-cell office:value-type="date" office:date-value="2011-05-21" calcext:value-type="date">
            <text:p>21.05.2011</text:p>
          </table:table-cell>
          <table:table-cell table:formula="of:=YEAR([.B123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7697" calcext:value-type="float">
            <text:p>7697</text:p>
          </table:table-cell>
          <table:table-cell office:value-type="date" office:date-value="2011-05-22" calcext:value-type="date">
            <text:p>22.05.2011</text:p>
          </table:table-cell>
          <table:table-cell table:formula="of:=YEAR([.B123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date" office:date-value="2011-05-23" calcext:value-type="date">
            <text:p>23.05.2011</text:p>
          </table:table-cell>
          <table:table-cell table:formula="of:=YEAR([.B124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date" office:date-value="2011-05-24" calcext:value-type="date">
            <text:p>24.05.2011</text:p>
          </table:table-cell>
          <table:table-cell table:formula="of:=YEAR([.B124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date" office:date-value="2011-05-25" calcext:value-type="date">
            <text:p>25.05.2011</text:p>
          </table:table-cell>
          <table:table-cell table:formula="of:=YEAR([.B124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date" office:date-value="2011-05-26" calcext:value-type="date">
            <text:p>26.05.2011</text:p>
          </table:table-cell>
          <table:table-cell table:formula="of:=YEAR([.B124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date" office:date-value="2011-05-27" calcext:value-type="date">
            <text:p>27.05.2011</text:p>
          </table:table-cell>
          <table:table-cell table:formula="of:=YEAR([.B124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date" office:date-value="2011-05-28" calcext:value-type="date">
            <text:p>28.05.2011</text:p>
          </table:table-cell>
          <table:table-cell table:formula="of:=YEAR([.B124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date" office:date-value="2011-05-29" calcext:value-type="date">
            <text:p>29.05.2011</text:p>
          </table:table-cell>
          <table:table-cell table:formula="of:=YEAR([.B124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414" calcext:value-type="float">
            <text:p>5414</text:p>
          </table:table-cell>
          <table:table-cell office:value-type="date" office:date-value="2011-05-30" calcext:value-type="date">
            <text:p>30.05.2011</text:p>
          </table:table-cell>
          <table:table-cell table:formula="of:=YEAR([.B124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547" calcext:value-type="float">
            <text:p>5547</text:p>
          </table:table-cell>
          <table:table-cell office:value-type="date" office:date-value="2011-05-31" calcext:value-type="date">
            <text:p>31.05.2011</text:p>
          </table:table-cell>
          <table:table-cell table:formula="of:=YEAR([.B124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647" calcext:value-type="float">
            <text:p>4647</text:p>
          </table:table-cell>
          <table:table-cell office:value-type="date" office:date-value="2011-06-01" calcext:value-type="date">
            <text:p>1.06.2011</text:p>
          </table:table-cell>
          <table:table-cell table:formula="of:=YEAR([.B124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date" office:date-value="2011-06-02" calcext:value-type="date">
            <text:p>2.06.2011</text:p>
          </table:table-cell>
          <table:table-cell table:formula="of:=YEAR([.B125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date" office:date-value="2011-06-03" calcext:value-type="date">
            <text:p>3.06.2011</text:p>
          </table:table-cell>
          <table:table-cell table:formula="of:=YEAR([.B125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093" calcext:value-type="float">
            <text:p>5093</text:p>
          </table:table-cell>
          <table:table-cell office:value-type="date" office:date-value="2011-06-04" calcext:value-type="date">
            <text:p>4.06.2011</text:p>
          </table:table-cell>
          <table:table-cell table:formula="of:=YEAR([.B125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date" office:date-value="2011-06-05" calcext:value-type="date">
            <text:p>5.06.2011</text:p>
          </table:table-cell>
          <table:table-cell table:formula="of:=YEAR([.B125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423" calcext:value-type="float">
            <text:p>5423</text:p>
          </table:table-cell>
          <table:table-cell office:value-type="date" office:date-value="2011-06-06" calcext:value-type="date">
            <text:p>6.06.2011</text:p>
          </table:table-cell>
          <table:table-cell table:formula="of:=YEAR([.B125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date" office:date-value="2011-06-07" calcext:value-type="date">
            <text:p>7.06.2011</text:p>
          </table:table-cell>
          <table:table-cell table:formula="of:=YEAR([.B125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date" office:date-value="2011-06-08" calcext:value-type="date">
            <text:p>8.06.2011</text:p>
          </table:table-cell>
          <table:table-cell table:formula="of:=YEAR([.B125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1855" calcext:value-type="float">
            <text:p>11855</text:p>
          </table:table-cell>
          <table:table-cell office:value-type="date" office:date-value="2011-06-09" calcext:value-type="date">
            <text:p>9.06.2011</text:p>
          </table:table-cell>
          <table:table-cell table:formula="of:=YEAR([.B125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7163" calcext:value-type="float">
            <text:p>17163</text:p>
          </table:table-cell>
          <table:table-cell office:value-type="date" office:date-value="2011-06-10" calcext:value-type="date">
            <text:p>10.06.2011</text:p>
          </table:table-cell>
          <table:table-cell table:formula="of:=YEAR([.B125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2948" calcext:value-type="float">
            <text:p>22948</text:p>
          </table:table-cell>
          <table:table-cell office:value-type="date" office:date-value="2011-06-11" calcext:value-type="date">
            <text:p>11.06.2011</text:p>
          </table:table-cell>
          <table:table-cell table:formula="of:=YEAR([.B125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7745" calcext:value-type="float">
            <text:p>27745</text:p>
          </table:table-cell>
          <table:table-cell office:value-type="date" office:date-value="2011-06-12" calcext:value-type="date">
            <text:p>12.06.2011</text:p>
          </table:table-cell>
          <table:table-cell table:formula="of:=YEAR([.B126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1366" calcext:value-type="float">
            <text:p>31366</text:p>
          </table:table-cell>
          <table:table-cell office:value-type="date" office:date-value="2011-06-13" calcext:value-type="date">
            <text:p>13.06.2011</text:p>
          </table:table-cell>
          <table:table-cell table:formula="of:=YEAR([.B126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1875" calcext:value-type="float">
            <text:p>31875</text:p>
          </table:table-cell>
          <table:table-cell office:value-type="date" office:date-value="2011-06-14" calcext:value-type="date">
            <text:p>14.06.2011</text:p>
          </table:table-cell>
          <table:table-cell table:formula="of:=YEAR([.B126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8753" calcext:value-type="float">
            <text:p>28753</text:p>
          </table:table-cell>
          <table:table-cell office:value-type="date" office:date-value="2011-06-15" calcext:value-type="date">
            <text:p>15.06.2011</text:p>
          </table:table-cell>
          <table:table-cell table:formula="of:=YEAR([.B126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1930" calcext:value-type="float">
            <text:p>21930</text:p>
          </table:table-cell>
          <table:table-cell office:value-type="date" office:date-value="2011-06-16" calcext:value-type="date">
            <text:p>16.06.2011</text:p>
          </table:table-cell>
          <table:table-cell table:formula="of:=YEAR([.B126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6144" calcext:value-type="float">
            <text:p>16144</text:p>
          </table:table-cell>
          <table:table-cell office:value-type="date" office:date-value="2011-06-17" calcext:value-type="date">
            <text:p>17.06.2011</text:p>
          </table:table-cell>
          <table:table-cell table:formula="of:=YEAR([.B126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date" office:date-value="2011-06-18" calcext:value-type="date">
            <text:p>18.06.2011</text:p>
          </table:table-cell>
          <table:table-cell table:formula="of:=YEAR([.B126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7753" calcext:value-type="float">
            <text:p>7753</text:p>
          </table:table-cell>
          <table:table-cell office:value-type="date" office:date-value="2011-06-19" calcext:value-type="date">
            <text:p>19.06.2011</text:p>
          </table:table-cell>
          <table:table-cell table:formula="of:=YEAR([.B126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date" office:date-value="2011-06-20" calcext:value-type="date">
            <text:p>20.06.2011</text:p>
          </table:table-cell>
          <table:table-cell table:formula="of:=YEAR([.B126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date" office:date-value="2011-06-21" calcext:value-type="date">
            <text:p>21.06.2011</text:p>
          </table:table-cell>
          <table:table-cell table:formula="of:=YEAR([.B126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date" office:date-value="2011-06-22" calcext:value-type="date">
            <text:p>22.06.2011</text:p>
          </table:table-cell>
          <table:table-cell table:formula="of:=YEAR([.B127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date" office:date-value="2011-06-23" calcext:value-type="date">
            <text:p>23.06.2011</text:p>
          </table:table-cell>
          <table:table-cell table:formula="of:=YEAR([.B127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date" office:date-value="2011-06-24" calcext:value-type="date">
            <text:p>24.06.2011</text:p>
          </table:table-cell>
          <table:table-cell table:formula="of:=YEAR([.B127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date" office:date-value="2011-06-25" calcext:value-type="date">
            <text:p>25.06.2011</text:p>
          </table:table-cell>
          <table:table-cell table:formula="of:=YEAR([.B127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date" office:date-value="2011-06-26" calcext:value-type="date">
            <text:p>26.06.2011</text:p>
          </table:table-cell>
          <table:table-cell table:formula="of:=YEAR([.B127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date" office:date-value="2011-06-27" calcext:value-type="date">
            <text:p>27.06.2011</text:p>
          </table:table-cell>
          <table:table-cell table:formula="of:=YEAR([.B127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6872" calcext:value-type="float">
            <text:p>6872</text:p>
          </table:table-cell>
          <table:table-cell office:value-type="date" office:date-value="2011-06-28" calcext:value-type="date">
            <text:p>28.06.2011</text:p>
          </table:table-cell>
          <table:table-cell table:formula="of:=YEAR([.B127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9376" calcext:value-type="float">
            <text:p>9376</text:p>
          </table:table-cell>
          <table:table-cell office:value-type="date" office:date-value="2011-06-29" calcext:value-type="date">
            <text:p>29.06.2011</text:p>
          </table:table-cell>
          <table:table-cell table:formula="of:=YEAR([.B127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4507" calcext:value-type="float">
            <text:p>14507</text:p>
          </table:table-cell>
          <table:table-cell office:value-type="date" office:date-value="2011-06-30" calcext:value-type="date">
            <text:p>30.06.2011</text:p>
          </table:table-cell>
          <table:table-cell table:formula="of:=YEAR([.B127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2726" calcext:value-type="float">
            <text:p>22726</text:p>
          </table:table-cell>
          <table:table-cell office:value-type="date" office:date-value="2011-07-01" calcext:value-type="date">
            <text:p>1.07.2011</text:p>
          </table:table-cell>
          <table:table-cell table:formula="of:=YEAR([.B127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2861" calcext:value-type="float">
            <text:p>32861</text:p>
          </table:table-cell>
          <table:table-cell office:value-type="date" office:date-value="2011-07-02" calcext:value-type="date">
            <text:p>2.07.2011</text:p>
          </table:table-cell>
          <table:table-cell table:formula="of:=YEAR([.B128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2415" calcext:value-type="float">
            <text:p>42415</text:p>
          </table:table-cell>
          <table:table-cell office:value-type="date" office:date-value="2011-07-03" calcext:value-type="date">
            <text:p>3.07.2011</text:p>
          </table:table-cell>
          <table:table-cell table:formula="of:=YEAR([.B128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8298" calcext:value-type="float">
            <text:p>48298</text:p>
          </table:table-cell>
          <table:table-cell office:value-type="date" office:date-value="2011-07-04" calcext:value-type="date">
            <text:p>4.07.2011</text:p>
          </table:table-cell>
          <table:table-cell table:formula="of:=YEAR([.B128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9439" calcext:value-type="float">
            <text:p>49439</text:p>
          </table:table-cell>
          <table:table-cell office:value-type="date" office:date-value="2011-07-05" calcext:value-type="date">
            <text:p>5.07.2011</text:p>
          </table:table-cell>
          <table:table-cell table:formula="of:=YEAR([.B128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2743" calcext:value-type="float">
            <text:p>42743</text:p>
          </table:table-cell>
          <table:table-cell office:value-type="date" office:date-value="2011-07-06" calcext:value-type="date">
            <text:p>6.07.2011</text:p>
          </table:table-cell>
          <table:table-cell table:formula="of:=YEAR([.B128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3659" calcext:value-type="float">
            <text:p>33659</text:p>
          </table:table-cell>
          <table:table-cell office:value-type="date" office:date-value="2011-07-07" calcext:value-type="date">
            <text:p>7.07.2011</text:p>
          </table:table-cell>
          <table:table-cell table:formula="of:=YEAR([.B128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1455" calcext:value-type="float">
            <text:p>21455</text:p>
          </table:table-cell>
          <table:table-cell office:value-type="date" office:date-value="2011-07-08" calcext:value-type="date">
            <text:p>8.07.2011</text:p>
          </table:table-cell>
          <table:table-cell table:formula="of:=YEAR([.B128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5577" calcext:value-type="float">
            <text:p>15577</text:p>
          </table:table-cell>
          <table:table-cell office:value-type="date" office:date-value="2011-07-09" calcext:value-type="date">
            <text:p>9.07.2011</text:p>
          </table:table-cell>
          <table:table-cell table:formula="of:=YEAR([.B128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9837" calcext:value-type="float">
            <text:p>9837</text:p>
          </table:table-cell>
          <table:table-cell office:value-type="date" office:date-value="2011-07-10" calcext:value-type="date">
            <text:p>10.07.2011</text:p>
          </table:table-cell>
          <table:table-cell table:formula="of:=YEAR([.B128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6855" calcext:value-type="float">
            <text:p>6855</text:p>
          </table:table-cell>
          <table:table-cell office:value-type="date" office:date-value="2011-07-11" calcext:value-type="date">
            <text:p>11.07.2011</text:p>
          </table:table-cell>
          <table:table-cell table:formula="of:=YEAR([.B128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date" office:date-value="2011-07-12" calcext:value-type="date">
            <text:p>12.07.2011</text:p>
          </table:table-cell>
          <table:table-cell table:formula="of:=YEAR([.B129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date" office:date-value="2011-07-13" calcext:value-type="date">
            <text:p>13.07.2011</text:p>
          </table:table-cell>
          <table:table-cell table:formula="of:=YEAR([.B129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date" office:date-value="2011-07-14" calcext:value-type="date">
            <text:p>14.07.2011</text:p>
          </table:table-cell>
          <table:table-cell table:formula="of:=YEAR([.B129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date" office:date-value="2011-07-15" calcext:value-type="date">
            <text:p>15.07.2011</text:p>
          </table:table-cell>
          <table:table-cell table:formula="of:=YEAR([.B129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date" office:date-value="2011-07-16" calcext:value-type="date">
            <text:p>16.07.2011</text:p>
          </table:table-cell>
          <table:table-cell table:formula="of:=YEAR([.B129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date" office:date-value="2011-07-17" calcext:value-type="date">
            <text:p>17.07.2011</text:p>
          </table:table-cell>
          <table:table-cell table:formula="of:=YEAR([.B129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date" office:date-value="2011-07-18" calcext:value-type="date">
            <text:p>18.07.2011</text:p>
          </table:table-cell>
          <table:table-cell table:formula="of:=YEAR([.B129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date" office:date-value="2011-07-19" calcext:value-type="date">
            <text:p>19.07.2011</text:p>
          </table:table-cell>
          <table:table-cell table:formula="of:=YEAR([.B129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date" office:date-value="2011-07-20" calcext:value-type="date">
            <text:p>20.07.2011</text:p>
          </table:table-cell>
          <table:table-cell table:formula="of:=YEAR([.B129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date" office:date-value="2011-07-21" calcext:value-type="date">
            <text:p>21.07.2011</text:p>
          </table:table-cell>
          <table:table-cell table:formula="of:=YEAR([.B129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date" office:date-value="2011-07-22" calcext:value-type="date">
            <text:p>22.07.2011</text:p>
          </table:table-cell>
          <table:table-cell table:formula="of:=YEAR([.B130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date" office:date-value="2011-07-23" calcext:value-type="date">
            <text:p>23.07.2011</text:p>
          </table:table-cell>
          <table:table-cell table:formula="of:=YEAR([.B130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date" office:date-value="2011-07-24" calcext:value-type="date">
            <text:p>24.07.2011</text:p>
          </table:table-cell>
          <table:table-cell table:formula="of:=YEAR([.B130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date" office:date-value="2011-07-25" calcext:value-type="date">
            <text:p>25.07.2011</text:p>
          </table:table-cell>
          <table:table-cell table:formula="of:=YEAR([.B130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date" office:date-value="2011-07-26" calcext:value-type="date">
            <text:p>26.07.2011</text:p>
          </table:table-cell>
          <table:table-cell table:formula="of:=YEAR([.B130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date" office:date-value="2011-07-27" calcext:value-type="date">
            <text:p>27.07.2011</text:p>
          </table:table-cell>
          <table:table-cell table:formula="of:=YEAR([.B130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date" office:date-value="2011-07-28" calcext:value-type="date">
            <text:p>28.07.2011</text:p>
          </table:table-cell>
          <table:table-cell table:formula="of:=YEAR([.B130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date" office:date-value="2011-07-29" calcext:value-type="date">
            <text:p>29.07.2011</text:p>
          </table:table-cell>
          <table:table-cell table:formula="of:=YEAR([.B130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date" office:date-value="2011-07-30" calcext:value-type="date">
            <text:p>30.07.2011</text:p>
          </table:table-cell>
          <table:table-cell table:formula="of:=YEAR([.B130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date" office:date-value="2011-07-31" calcext:value-type="date">
            <text:p>31.07.2011</text:p>
          </table:table-cell>
          <table:table-cell table:formula="of:=YEAR([.B130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date" office:date-value="2011-08-01" calcext:value-type="date">
            <text:p>1.08.2011</text:p>
          </table:table-cell>
          <table:table-cell table:formula="of:=YEAR([.B131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date" office:date-value="2011-08-02" calcext:value-type="date">
            <text:p>2.08.2011</text:p>
          </table:table-cell>
          <table:table-cell table:formula="of:=YEAR([.B131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date" office:date-value="2011-08-03" calcext:value-type="date">
            <text:p>3.08.2011</text:p>
          </table:table-cell>
          <table:table-cell table:formula="of:=YEAR([.B131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date" office:date-value="2011-08-04" calcext:value-type="date">
            <text:p>4.08.2011</text:p>
          </table:table-cell>
          <table:table-cell table:formula="of:=YEAR([.B131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date" office:date-value="2011-08-05" calcext:value-type="date">
            <text:p>5.08.2011</text:p>
          </table:table-cell>
          <table:table-cell table:formula="of:=YEAR([.B131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date" office:date-value="2011-08-06" calcext:value-type="date">
            <text:p>6.08.2011</text:p>
          </table:table-cell>
          <table:table-cell table:formula="of:=YEAR([.B131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date" office:date-value="2011-08-07" calcext:value-type="date">
            <text:p>7.08.2011</text:p>
          </table:table-cell>
          <table:table-cell table:formula="of:=YEAR([.B131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date" office:date-value="2011-08-08" calcext:value-type="date">
            <text:p>8.08.2011</text:p>
          </table:table-cell>
          <table:table-cell table:formula="of:=YEAR([.B131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date" office:date-value="2011-08-09" calcext:value-type="date">
            <text:p>9.08.2011</text:p>
          </table:table-cell>
          <table:table-cell table:formula="of:=YEAR([.B131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date" office:date-value="2011-08-10" calcext:value-type="date">
            <text:p>10.08.2011</text:p>
          </table:table-cell>
          <table:table-cell table:formula="of:=YEAR([.B131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date" office:date-value="2011-08-11" calcext:value-type="date">
            <text:p>11.08.2011</text:p>
          </table:table-cell>
          <table:table-cell table:formula="of:=YEAR([.B132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date" office:date-value="2011-08-12" calcext:value-type="date">
            <text:p>12.08.2011</text:p>
          </table:table-cell>
          <table:table-cell table:formula="of:=YEAR([.B132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date" office:date-value="2011-08-13" calcext:value-type="date">
            <text:p>13.08.2011</text:p>
          </table:table-cell>
          <table:table-cell table:formula="of:=YEAR([.B132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476" calcext:value-type="float">
            <text:p>5476</text:p>
          </table:table-cell>
          <table:table-cell office:value-type="date" office:date-value="2011-08-14" calcext:value-type="date">
            <text:p>14.08.2011</text:p>
          </table:table-cell>
          <table:table-cell table:formula="of:=YEAR([.B132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date" office:date-value="2011-08-15" calcext:value-type="date">
            <text:p>15.08.2011</text:p>
          </table:table-cell>
          <table:table-cell table:formula="of:=YEAR([.B132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date" office:date-value="2011-08-16" calcext:value-type="date">
            <text:p>16.08.2011</text:p>
          </table:table-cell>
          <table:table-cell table:formula="of:=YEAR([.B132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date" office:date-value="2011-08-17" calcext:value-type="date">
            <text:p>17.08.2011</text:p>
          </table:table-cell>
          <table:table-cell table:formula="of:=YEAR([.B132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6377" calcext:value-type="float">
            <text:p>6377</text:p>
          </table:table-cell>
          <table:table-cell office:value-type="date" office:date-value="2011-08-18" calcext:value-type="date">
            <text:p>18.08.2011</text:p>
          </table:table-cell>
          <table:table-cell table:formula="of:=YEAR([.B132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date" office:date-value="2011-08-19" calcext:value-type="date">
            <text:p>19.08.2011</text:p>
          </table:table-cell>
          <table:table-cell table:formula="of:=YEAR([.B132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date" office:date-value="2011-08-20" calcext:value-type="date">
            <text:p>20.08.2011</text:p>
          </table:table-cell>
          <table:table-cell table:formula="of:=YEAR([.B132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572" calcext:value-type="float">
            <text:p>4572</text:p>
          </table:table-cell>
          <table:table-cell office:value-type="date" office:date-value="2011-08-21" calcext:value-type="date">
            <text:p>21.08.2011</text:p>
          </table:table-cell>
          <table:table-cell table:formula="of:=YEAR([.B133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date" office:date-value="2011-08-22" calcext:value-type="date">
            <text:p>22.08.2011</text:p>
          </table:table-cell>
          <table:table-cell table:formula="of:=YEAR([.B133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538" calcext:value-type="float">
            <text:p>4538</text:p>
          </table:table-cell>
          <table:table-cell office:value-type="date" office:date-value="2011-08-23" calcext:value-type="date">
            <text:p>23.08.2011</text:p>
          </table:table-cell>
          <table:table-cell table:formula="of:=YEAR([.B133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date" office:date-value="2011-08-24" calcext:value-type="date">
            <text:p>24.08.2011</text:p>
          </table:table-cell>
          <table:table-cell table:formula="of:=YEAR([.B133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date" office:date-value="2011-08-25" calcext:value-type="date">
            <text:p>25.08.2011</text:p>
          </table:table-cell>
          <table:table-cell table:formula="of:=YEAR([.B133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date" office:date-value="2011-08-26" calcext:value-type="date">
            <text:p>26.08.2011</text:p>
          </table:table-cell>
          <table:table-cell table:formula="of:=YEAR([.B133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date" office:date-value="2011-08-27" calcext:value-type="date">
            <text:p>27.08.2011</text:p>
          </table:table-cell>
          <table:table-cell table:formula="of:=YEAR([.B133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date" office:date-value="2011-08-28" calcext:value-type="date">
            <text:p>28.08.2011</text:p>
          </table:table-cell>
          <table:table-cell table:formula="of:=YEAR([.B133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date" office:date-value="2011-08-29" calcext:value-type="date">
            <text:p>29.08.2011</text:p>
          </table:table-cell>
          <table:table-cell table:formula="of:=YEAR([.B133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date" office:date-value="2011-08-30" calcext:value-type="date">
            <text:p>30.08.2011</text:p>
          </table:table-cell>
          <table:table-cell table:formula="of:=YEAR([.B133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date" office:date-value="2011-08-31" calcext:value-type="date">
            <text:p>31.08.2011</text:p>
          </table:table-cell>
          <table:table-cell table:formula="of:=YEAR([.B134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862" calcext:value-type="float">
            <text:p>5862</text:p>
          </table:table-cell>
          <table:table-cell office:value-type="date" office:date-value="2011-09-01" calcext:value-type="date">
            <text:p>1.09.2011</text:p>
          </table:table-cell>
          <table:table-cell table:formula="of:=YEAR([.B134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date" office:date-value="2011-09-02" calcext:value-type="date">
            <text:p>2.09.2011</text:p>
          </table:table-cell>
          <table:table-cell table:formula="of:=YEAR([.B134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date" office:date-value="2011-09-03" calcext:value-type="date">
            <text:p>3.09.2011</text:p>
          </table:table-cell>
          <table:table-cell table:formula="of:=YEAR([.B134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date" office:date-value="2011-09-04" calcext:value-type="date">
            <text:p>4.09.2011</text:p>
          </table:table-cell>
          <table:table-cell table:formula="of:=YEAR([.B134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date" office:date-value="2011-09-05" calcext:value-type="date">
            <text:p>5.09.2011</text:p>
          </table:table-cell>
          <table:table-cell table:formula="of:=YEAR([.B134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754" calcext:value-type="float">
            <text:p>4754</text:p>
          </table:table-cell>
          <table:table-cell office:value-type="date" office:date-value="2011-09-06" calcext:value-type="date">
            <text:p>6.09.2011</text:p>
          </table:table-cell>
          <table:table-cell table:formula="of:=YEAR([.B134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882" calcext:value-type="float">
            <text:p>4882</text:p>
          </table:table-cell>
          <table:table-cell office:value-type="date" office:date-value="2011-09-07" calcext:value-type="date">
            <text:p>7.09.2011</text:p>
          </table:table-cell>
          <table:table-cell table:formula="of:=YEAR([.B134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291" calcext:value-type="float">
            <text:p>5291</text:p>
          </table:table-cell>
          <table:table-cell office:value-type="date" office:date-value="2011-09-08" calcext:value-type="date">
            <text:p>8.09.2011</text:p>
          </table:table-cell>
          <table:table-cell table:formula="of:=YEAR([.B134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168" calcext:value-type="float">
            <text:p>5168</text:p>
          </table:table-cell>
          <table:table-cell office:value-type="date" office:date-value="2011-09-09" calcext:value-type="date">
            <text:p>9.09.2011</text:p>
          </table:table-cell>
          <table:table-cell table:formula="of:=YEAR([.B134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date" office:date-value="2011-09-10" calcext:value-type="date">
            <text:p>10.09.2011</text:p>
          </table:table-cell>
          <table:table-cell table:formula="of:=YEAR([.B135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date" office:date-value="2011-09-11" calcext:value-type="date">
            <text:p>11.09.2011</text:p>
          </table:table-cell>
          <table:table-cell table:formula="of:=YEAR([.B135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date" office:date-value="2011-09-12" calcext:value-type="date">
            <text:p>12.09.2011</text:p>
          </table:table-cell>
          <table:table-cell table:formula="of:=YEAR([.B135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date" office:date-value="2011-09-13" calcext:value-type="date">
            <text:p>13.09.2011</text:p>
          </table:table-cell>
          <table:table-cell table:formula="of:=YEAR([.B135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688" calcext:value-type="float">
            <text:p>5688</text:p>
          </table:table-cell>
          <table:table-cell office:value-type="date" office:date-value="2011-09-14" calcext:value-type="date">
            <text:p>14.09.2011</text:p>
          </table:table-cell>
          <table:table-cell table:formula="of:=YEAR([.B135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6357" calcext:value-type="float">
            <text:p>6357</text:p>
          </table:table-cell>
          <table:table-cell office:value-type="date" office:date-value="2011-09-15" calcext:value-type="date">
            <text:p>15.09.2011</text:p>
          </table:table-cell>
          <table:table-cell table:formula="of:=YEAR([.B135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date" office:date-value="2011-09-16" calcext:value-type="date">
            <text:p>16.09.2011</text:p>
          </table:table-cell>
          <table:table-cell table:formula="of:=YEAR([.B135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date" office:date-value="2011-09-17" calcext:value-type="date">
            <text:p>17.09.2011</text:p>
          </table:table-cell>
          <table:table-cell table:formula="of:=YEAR([.B135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date" office:date-value="2011-09-18" calcext:value-type="date">
            <text:p>18.09.2011</text:p>
          </table:table-cell>
          <table:table-cell table:formula="of:=YEAR([.B135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371" calcext:value-type="float">
            <text:p>5371</text:p>
          </table:table-cell>
          <table:table-cell office:value-type="date" office:date-value="2011-09-19" calcext:value-type="date">
            <text:p>19.09.2011</text:p>
          </table:table-cell>
          <table:table-cell table:formula="of:=YEAR([.B135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363" calcext:value-type="float">
            <text:p>5363</text:p>
          </table:table-cell>
          <table:table-cell office:value-type="date" office:date-value="2011-09-20" calcext:value-type="date">
            <text:p>20.09.2011</text:p>
          </table:table-cell>
          <table:table-cell table:formula="of:=YEAR([.B136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337" calcext:value-type="float">
            <text:p>5337</text:p>
          </table:table-cell>
          <table:table-cell office:value-type="date" office:date-value="2011-09-21" calcext:value-type="date">
            <text:p>21.09.2011</text:p>
          </table:table-cell>
          <table:table-cell table:formula="of:=YEAR([.B136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date" office:date-value="2011-09-22" calcext:value-type="date">
            <text:p>22.09.2011</text:p>
          </table:table-cell>
          <table:table-cell table:formula="of:=YEAR([.B136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date" office:date-value="2011-09-23" calcext:value-type="date">
            <text:p>23.09.2011</text:p>
          </table:table-cell>
          <table:table-cell table:formula="of:=YEAR([.B136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881" calcext:value-type="float">
            <text:p>5881</text:p>
          </table:table-cell>
          <table:table-cell office:value-type="date" office:date-value="2011-09-24" calcext:value-type="date">
            <text:p>24.09.2011</text:p>
          </table:table-cell>
          <table:table-cell table:formula="of:=YEAR([.B136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966" calcext:value-type="float">
            <text:p>4966</text:p>
          </table:table-cell>
          <table:table-cell office:value-type="date" office:date-value="2011-09-25" calcext:value-type="date">
            <text:p>25.09.2011</text:p>
          </table:table-cell>
          <table:table-cell table:formula="of:=YEAR([.B136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date" office:date-value="2011-09-26" calcext:value-type="date">
            <text:p>26.09.2011</text:p>
          </table:table-cell>
          <table:table-cell table:formula="of:=YEAR([.B136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828" calcext:value-type="float">
            <text:p>5828</text:p>
          </table:table-cell>
          <table:table-cell office:value-type="date" office:date-value="2011-09-27" calcext:value-type="date">
            <text:p>27.09.2011</text:p>
          </table:table-cell>
          <table:table-cell table:formula="of:=YEAR([.B136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6089" calcext:value-type="float">
            <text:p>6089</text:p>
          </table:table-cell>
          <table:table-cell office:value-type="date" office:date-value="2011-09-28" calcext:value-type="date">
            <text:p>28.09.2011</text:p>
          </table:table-cell>
          <table:table-cell table:formula="of:=YEAR([.B136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783" calcext:value-type="float">
            <text:p>5783</text:p>
          </table:table-cell>
          <table:table-cell office:value-type="date" office:date-value="2011-09-29" calcext:value-type="date">
            <text:p>29.09.2011</text:p>
          </table:table-cell>
          <table:table-cell table:formula="of:=YEAR([.B136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date" office:date-value="2011-09-30" calcext:value-type="date">
            <text:p>30.09.2011</text:p>
          </table:table-cell>
          <table:table-cell table:formula="of:=YEAR([.B137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7883" calcext:value-type="float">
            <text:p>7883</text:p>
          </table:table-cell>
          <table:table-cell office:value-type="date" office:date-value="2011-10-01" calcext:value-type="date">
            <text:p>1.10.2011</text:p>
          </table:table-cell>
          <table:table-cell table:formula="of:=YEAR([.B137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date" office:date-value="2011-10-02" calcext:value-type="date">
            <text:p>2.10.2011</text:p>
          </table:table-cell>
          <table:table-cell table:formula="of:=YEAR([.B137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date" office:date-value="2011-10-03" calcext:value-type="date">
            <text:p>3.10.2011</text:p>
          </table:table-cell>
          <table:table-cell table:formula="of:=YEAR([.B137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date" office:date-value="2011-10-04" calcext:value-type="date">
            <text:p>4.10.2011</text:p>
          </table:table-cell>
          <table:table-cell table:formula="of:=YEAR([.B137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7461" calcext:value-type="float">
            <text:p>7461</text:p>
          </table:table-cell>
          <table:table-cell office:value-type="date" office:date-value="2011-10-05" calcext:value-type="date">
            <text:p>5.10.2011</text:p>
          </table:table-cell>
          <table:table-cell table:formula="of:=YEAR([.B137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8248" calcext:value-type="float">
            <text:p>8248</text:p>
          </table:table-cell>
          <table:table-cell office:value-type="date" office:date-value="2011-10-06" calcext:value-type="date">
            <text:p>6.10.2011</text:p>
          </table:table-cell>
          <table:table-cell table:formula="of:=YEAR([.B137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8203" calcext:value-type="float">
            <text:p>8203</text:p>
          </table:table-cell>
          <table:table-cell office:value-type="date" office:date-value="2011-10-07" calcext:value-type="date">
            <text:p>7.10.2011</text:p>
          </table:table-cell>
          <table:table-cell table:formula="of:=YEAR([.B137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7902" calcext:value-type="float">
            <text:p>7902</text:p>
          </table:table-cell>
          <table:table-cell office:value-type="date" office:date-value="2011-10-08" calcext:value-type="date">
            <text:p>8.10.2011</text:p>
          </table:table-cell>
          <table:table-cell table:formula="of:=YEAR([.B137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8570" calcext:value-type="float">
            <text:p>8570</text:p>
          </table:table-cell>
          <table:table-cell office:value-type="date" office:date-value="2011-10-09" calcext:value-type="date">
            <text:p>9.10.2011</text:p>
          </table:table-cell>
          <table:table-cell table:formula="of:=YEAR([.B137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6952" calcext:value-type="float">
            <text:p>6952</text:p>
          </table:table-cell>
          <table:table-cell office:value-type="date" office:date-value="2011-10-10" calcext:value-type="date">
            <text:p>10.10.2011</text:p>
          </table:table-cell>
          <table:table-cell table:formula="of:=YEAR([.B138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date" office:date-value="2011-10-11" calcext:value-type="date">
            <text:p>11.10.2011</text:p>
          </table:table-cell>
          <table:table-cell table:formula="of:=YEAR([.B138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9852" calcext:value-type="float">
            <text:p>9852</text:p>
          </table:table-cell>
          <table:table-cell office:value-type="date" office:date-value="2011-10-12" calcext:value-type="date">
            <text:p>12.10.2011</text:p>
          </table:table-cell>
          <table:table-cell table:formula="of:=YEAR([.B138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9755" calcext:value-type="float">
            <text:p>9755</text:p>
          </table:table-cell>
          <table:table-cell office:value-type="date" office:date-value="2011-10-13" calcext:value-type="date">
            <text:p>13.10.2011</text:p>
          </table:table-cell>
          <table:table-cell table:formula="of:=YEAR([.B138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9567" calcext:value-type="float">
            <text:p>9567</text:p>
          </table:table-cell>
          <table:table-cell office:value-type="date" office:date-value="2011-10-14" calcext:value-type="date">
            <text:p>14.10.2011</text:p>
          </table:table-cell>
          <table:table-cell table:formula="of:=YEAR([.B138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date" office:date-value="2011-10-15" calcext:value-type="date">
            <text:p>15.10.2011</text:p>
          </table:table-cell>
          <table:table-cell table:formula="of:=YEAR([.B138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date" office:date-value="2011-10-16" calcext:value-type="date">
            <text:p>16.10.2011</text:p>
          </table:table-cell>
          <table:table-cell table:formula="of:=YEAR([.B138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0587" calcext:value-type="float">
            <text:p>10587</text:p>
          </table:table-cell>
          <table:table-cell office:value-type="date" office:date-value="2011-10-17" calcext:value-type="date">
            <text:p>17.10.2011</text:p>
          </table:table-cell>
          <table:table-cell table:formula="of:=YEAR([.B138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8591" calcext:value-type="float">
            <text:p>8591</text:p>
          </table:table-cell>
          <table:table-cell office:value-type="date" office:date-value="2011-10-18" calcext:value-type="date">
            <text:p>18.10.2011</text:p>
          </table:table-cell>
          <table:table-cell table:formula="of:=YEAR([.B138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1023" calcext:value-type="float">
            <text:p>11023</text:p>
          </table:table-cell>
          <table:table-cell office:value-type="date" office:date-value="2011-10-19" calcext:value-type="date">
            <text:p>19.10.2011</text:p>
          </table:table-cell>
          <table:table-cell table:formula="of:=YEAR([.B138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0550" calcext:value-type="float">
            <text:p>10550</text:p>
          </table:table-cell>
          <table:table-cell office:value-type="date" office:date-value="2011-10-20" calcext:value-type="date">
            <text:p>20.10.2011</text:p>
          </table:table-cell>
          <table:table-cell table:formula="of:=YEAR([.B139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1081" calcext:value-type="float">
            <text:p>11081</text:p>
          </table:table-cell>
          <table:table-cell office:value-type="date" office:date-value="2011-10-21" calcext:value-type="date">
            <text:p>21.10.2011</text:p>
          </table:table-cell>
          <table:table-cell table:formula="of:=YEAR([.B139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0436" calcext:value-type="float">
            <text:p>10436</text:p>
          </table:table-cell>
          <table:table-cell office:value-type="date" office:date-value="2011-10-22" calcext:value-type="date">
            <text:p>22.10.2011</text:p>
          </table:table-cell>
          <table:table-cell table:formula="of:=YEAR([.B139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0309" calcext:value-type="float">
            <text:p>10309</text:p>
          </table:table-cell>
          <table:table-cell office:value-type="date" office:date-value="2011-10-23" calcext:value-type="date">
            <text:p>23.10.2011</text:p>
          </table:table-cell>
          <table:table-cell table:formula="of:=YEAR([.B139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1063" calcext:value-type="float">
            <text:p>11063</text:p>
          </table:table-cell>
          <table:table-cell office:value-type="date" office:date-value="2011-10-24" calcext:value-type="date">
            <text:p>24.10.2011</text:p>
          </table:table-cell>
          <table:table-cell table:formula="of:=YEAR([.B139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0156" calcext:value-type="float">
            <text:p>10156</text:p>
          </table:table-cell>
          <table:table-cell office:value-type="date" office:date-value="2011-10-25" calcext:value-type="date">
            <text:p>25.10.2011</text:p>
          </table:table-cell>
          <table:table-cell table:formula="of:=YEAR([.B139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date" office:date-value="2011-10-26" calcext:value-type="date">
            <text:p>26.10.2011</text:p>
          </table:table-cell>
          <table:table-cell table:formula="of:=YEAR([.B139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9961" calcext:value-type="float">
            <text:p>9961</text:p>
          </table:table-cell>
          <table:table-cell office:value-type="date" office:date-value="2011-10-27" calcext:value-type="date">
            <text:p>27.10.2011</text:p>
          </table:table-cell>
          <table:table-cell table:formula="of:=YEAR([.B139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0651" calcext:value-type="float">
            <text:p>10651</text:p>
          </table:table-cell>
          <table:table-cell office:value-type="date" office:date-value="2011-10-28" calcext:value-type="date">
            <text:p>28.10.2011</text:p>
          </table:table-cell>
          <table:table-cell table:formula="of:=YEAR([.B139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0412" calcext:value-type="float">
            <text:p>10412</text:p>
          </table:table-cell>
          <table:table-cell office:value-type="date" office:date-value="2011-10-29" calcext:value-type="date">
            <text:p>29.10.2011</text:p>
          </table:table-cell>
          <table:table-cell table:formula="of:=YEAR([.B139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2434" calcext:value-type="float">
            <text:p>12434</text:p>
          </table:table-cell>
          <table:table-cell office:value-type="date" office:date-value="2011-10-30" calcext:value-type="date">
            <text:p>30.10.2011</text:p>
          </table:table-cell>
          <table:table-cell table:formula="of:=YEAR([.B140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1268" calcext:value-type="float">
            <text:p>11268</text:p>
          </table:table-cell>
          <table:table-cell office:value-type="date" office:date-value="2011-10-31" calcext:value-type="date">
            <text:p>31.10.2011</text:p>
          </table:table-cell>
          <table:table-cell table:formula="of:=YEAR([.B140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date" office:date-value="2011-11-01" calcext:value-type="date">
            <text:p>1.11.2011</text:p>
          </table:table-cell>
          <table:table-cell table:formula="of:=YEAR([.B140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1124" calcext:value-type="float">
            <text:p>11124</text:p>
          </table:table-cell>
          <table:table-cell office:value-type="date" office:date-value="2011-11-02" calcext:value-type="date">
            <text:p>2.11.2011</text:p>
          </table:table-cell>
          <table:table-cell table:formula="of:=YEAR([.B140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0832" calcext:value-type="float">
            <text:p>10832</text:p>
          </table:table-cell>
          <table:table-cell office:value-type="date" office:date-value="2011-11-03" calcext:value-type="date">
            <text:p>3.11.2011</text:p>
          </table:table-cell>
          <table:table-cell table:formula="of:=YEAR([.B140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2523" calcext:value-type="float">
            <text:p>12523</text:p>
          </table:table-cell>
          <table:table-cell office:value-type="date" office:date-value="2011-11-04" calcext:value-type="date">
            <text:p>4.11.2011</text:p>
          </table:table-cell>
          <table:table-cell table:formula="of:=YEAR([.B140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1658" calcext:value-type="float">
            <text:p>11658</text:p>
          </table:table-cell>
          <table:table-cell office:value-type="date" office:date-value="2011-11-05" calcext:value-type="date">
            <text:p>5.11.2011</text:p>
          </table:table-cell>
          <table:table-cell table:formula="of:=YEAR([.B140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1608" calcext:value-type="float">
            <text:p>11608</text:p>
          </table:table-cell>
          <table:table-cell office:value-type="date" office:date-value="2011-11-06" calcext:value-type="date">
            <text:p>6.11.2011</text:p>
          </table:table-cell>
          <table:table-cell table:formula="of:=YEAR([.B140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2754" calcext:value-type="float">
            <text:p>12754</text:p>
          </table:table-cell>
          <table:table-cell office:value-type="date" office:date-value="2011-11-07" calcext:value-type="date">
            <text:p>7.11.2011</text:p>
          </table:table-cell>
          <table:table-cell table:formula="of:=YEAR([.B140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2795" calcext:value-type="float">
            <text:p>12795</text:p>
          </table:table-cell>
          <table:table-cell office:value-type="date" office:date-value="2011-11-08" calcext:value-type="date">
            <text:p>8.11.2011</text:p>
          </table:table-cell>
          <table:table-cell table:formula="of:=YEAR([.B140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2521" calcext:value-type="float">
            <text:p>12521</text:p>
          </table:table-cell>
          <table:table-cell office:value-type="date" office:date-value="2011-11-09" calcext:value-type="date">
            <text:p>9.11.2011</text:p>
          </table:table-cell>
          <table:table-cell table:formula="of:=YEAR([.B141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2676" calcext:value-type="float">
            <text:p>12676</text:p>
          </table:table-cell>
          <table:table-cell office:value-type="date" office:date-value="2011-11-10" calcext:value-type="date">
            <text:p>10.11.2011</text:p>
          </table:table-cell>
          <table:table-cell table:formula="of:=YEAR([.B141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3250" calcext:value-type="float">
            <text:p>13250</text:p>
          </table:table-cell>
          <table:table-cell office:value-type="date" office:date-value="2011-11-11" calcext:value-type="date">
            <text:p>11.11.2011</text:p>
          </table:table-cell>
          <table:table-cell table:formula="of:=YEAR([.B141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1623" calcext:value-type="float">
            <text:p>11623</text:p>
          </table:table-cell>
          <table:table-cell office:value-type="date" office:date-value="2011-11-12" calcext:value-type="date">
            <text:p>12.11.2011</text:p>
          </table:table-cell>
          <table:table-cell table:formula="of:=YEAR([.B141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3758" calcext:value-type="float">
            <text:p>13758</text:p>
          </table:table-cell>
          <table:table-cell office:value-type="date" office:date-value="2011-11-13" calcext:value-type="date">
            <text:p>13.11.2011</text:p>
          </table:table-cell>
          <table:table-cell table:formula="of:=YEAR([.B141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1698" calcext:value-type="float">
            <text:p>11698</text:p>
          </table:table-cell>
          <table:table-cell office:value-type="date" office:date-value="2011-11-14" calcext:value-type="date">
            <text:p>14.11.2011</text:p>
          </table:table-cell>
          <table:table-cell table:formula="of:=YEAR([.B141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2026" calcext:value-type="float">
            <text:p>12026</text:p>
          </table:table-cell>
          <table:table-cell office:value-type="date" office:date-value="2011-11-15" calcext:value-type="date">
            <text:p>15.11.2011</text:p>
          </table:table-cell>
          <table:table-cell table:formula="of:=YEAR([.B141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0541" calcext:value-type="float">
            <text:p>10541</text:p>
          </table:table-cell>
          <table:table-cell office:value-type="date" office:date-value="2011-11-16" calcext:value-type="date">
            <text:p>16.11.2011</text:p>
          </table:table-cell>
          <table:table-cell table:formula="of:=YEAR([.B141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0610" calcext:value-type="float">
            <text:p>10610</text:p>
          </table:table-cell>
          <table:table-cell office:value-type="date" office:date-value="2011-11-17" calcext:value-type="date">
            <text:p>17.11.2011</text:p>
          </table:table-cell>
          <table:table-cell table:formula="of:=YEAR([.B141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2307" calcext:value-type="float">
            <text:p>12307</text:p>
          </table:table-cell>
          <table:table-cell office:value-type="date" office:date-value="2011-11-18" calcext:value-type="date">
            <text:p>18.11.2011</text:p>
          </table:table-cell>
          <table:table-cell table:formula="of:=YEAR([.B141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1115" calcext:value-type="float">
            <text:p>11115</text:p>
          </table:table-cell>
          <table:table-cell office:value-type="date" office:date-value="2011-11-19" calcext:value-type="date">
            <text:p>19.11.2011</text:p>
          </table:table-cell>
          <table:table-cell table:formula="of:=YEAR([.B142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0544" calcext:value-type="float">
            <text:p>10544</text:p>
          </table:table-cell>
          <table:table-cell office:value-type="date" office:date-value="2011-11-20" calcext:value-type="date">
            <text:p>20.11.2011</text:p>
          </table:table-cell>
          <table:table-cell table:formula="of:=YEAR([.B142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0626" calcext:value-type="float">
            <text:p>10626</text:p>
          </table:table-cell>
          <table:table-cell office:value-type="date" office:date-value="2011-11-21" calcext:value-type="date">
            <text:p>21.11.2011</text:p>
          </table:table-cell>
          <table:table-cell table:formula="of:=YEAR([.B142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0969" calcext:value-type="float">
            <text:p>10969</text:p>
          </table:table-cell>
          <table:table-cell office:value-type="date" office:date-value="2011-11-22" calcext:value-type="date">
            <text:p>22.11.2011</text:p>
          </table:table-cell>
          <table:table-cell table:formula="of:=YEAR([.B142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8539" calcext:value-type="float">
            <text:p>8539</text:p>
          </table:table-cell>
          <table:table-cell office:value-type="date" office:date-value="2011-11-23" calcext:value-type="date">
            <text:p>23.11.2011</text:p>
          </table:table-cell>
          <table:table-cell table:formula="of:=YEAR([.B142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9643" calcext:value-type="float">
            <text:p>9643</text:p>
          </table:table-cell>
          <table:table-cell office:value-type="date" office:date-value="2011-11-24" calcext:value-type="date">
            <text:p>24.11.2011</text:p>
          </table:table-cell>
          <table:table-cell table:formula="of:=YEAR([.B142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date" office:date-value="2011-11-25" calcext:value-type="date">
            <text:p>25.11.2011</text:p>
          </table:table-cell>
          <table:table-cell table:formula="of:=YEAR([.B142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9779" calcext:value-type="float">
            <text:p>9779</text:p>
          </table:table-cell>
          <table:table-cell office:value-type="date" office:date-value="2011-11-26" calcext:value-type="date">
            <text:p>26.11.2011</text:p>
          </table:table-cell>
          <table:table-cell table:formula="of:=YEAR([.B142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9711" calcext:value-type="float">
            <text:p>9711</text:p>
          </table:table-cell>
          <table:table-cell office:value-type="date" office:date-value="2011-11-27" calcext:value-type="date">
            <text:p>27.11.2011</text:p>
          </table:table-cell>
          <table:table-cell table:formula="of:=YEAR([.B142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7875" calcext:value-type="float">
            <text:p>7875</text:p>
          </table:table-cell>
          <table:table-cell office:value-type="date" office:date-value="2011-11-28" calcext:value-type="date">
            <text:p>28.11.2011</text:p>
          </table:table-cell>
          <table:table-cell table:formula="of:=YEAR([.B142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9667" calcext:value-type="float">
            <text:p>9667</text:p>
          </table:table-cell>
          <table:table-cell office:value-type="date" office:date-value="2011-11-29" calcext:value-type="date">
            <text:p>29.11.2011</text:p>
          </table:table-cell>
          <table:table-cell table:formula="of:=YEAR([.B143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date" office:date-value="2011-11-30" calcext:value-type="date">
            <text:p>30.11.2011</text:p>
          </table:table-cell>
          <table:table-cell table:formula="of:=YEAR([.B143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8344" calcext:value-type="float">
            <text:p>8344</text:p>
          </table:table-cell>
          <table:table-cell office:value-type="date" office:date-value="2011-12-01" calcext:value-type="date">
            <text:p>1.12.2011</text:p>
          </table:table-cell>
          <table:table-cell table:formula="of:=YEAR([.B143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9731" calcext:value-type="float">
            <text:p>9731</text:p>
          </table:table-cell>
          <table:table-cell office:value-type="date" office:date-value="2011-12-02" calcext:value-type="date">
            <text:p>2.12.2011</text:p>
          </table:table-cell>
          <table:table-cell table:formula="of:=YEAR([.B143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date" office:date-value="2011-12-03" calcext:value-type="date">
            <text:p>3.12.2011</text:p>
          </table:table-cell>
          <table:table-cell table:formula="of:=YEAR([.B143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date" office:date-value="2011-12-04" calcext:value-type="date">
            <text:p>4.12.2011</text:p>
          </table:table-cell>
          <table:table-cell table:formula="of:=YEAR([.B143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7931" calcext:value-type="float">
            <text:p>7931</text:p>
          </table:table-cell>
          <table:table-cell office:value-type="date" office:date-value="2011-12-05" calcext:value-type="date">
            <text:p>5.12.2011</text:p>
          </table:table-cell>
          <table:table-cell table:formula="of:=YEAR([.B143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8222" calcext:value-type="float">
            <text:p>8222</text:p>
          </table:table-cell>
          <table:table-cell office:value-type="date" office:date-value="2011-12-06" calcext:value-type="date">
            <text:p>6.12.2011</text:p>
          </table:table-cell>
          <table:table-cell table:formula="of:=YEAR([.B143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10282" calcext:value-type="float">
            <text:p>10282</text:p>
          </table:table-cell>
          <table:table-cell office:value-type="date" office:date-value="2011-12-07" calcext:value-type="date">
            <text:p>7.12.2011</text:p>
          </table:table-cell>
          <table:table-cell table:formula="of:=YEAR([.B143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7768" calcext:value-type="float">
            <text:p>7768</text:p>
          </table:table-cell>
          <table:table-cell office:value-type="date" office:date-value="2011-12-08" calcext:value-type="date">
            <text:p>8.12.2011</text:p>
          </table:table-cell>
          <table:table-cell table:formula="of:=YEAR([.B143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7229" calcext:value-type="float">
            <text:p>7229</text:p>
          </table:table-cell>
          <table:table-cell office:value-type="date" office:date-value="2011-12-09" calcext:value-type="date">
            <text:p>9.12.2011</text:p>
          </table:table-cell>
          <table:table-cell table:formula="of:=YEAR([.B144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date" office:date-value="2011-12-10" calcext:value-type="date">
            <text:p>10.12.2011</text:p>
          </table:table-cell>
          <table:table-cell table:formula="of:=YEAR([.B144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6672" calcext:value-type="float">
            <text:p>6672</text:p>
          </table:table-cell>
          <table:table-cell office:value-type="date" office:date-value="2011-12-11" calcext:value-type="date">
            <text:p>11.12.2011</text:p>
          </table:table-cell>
          <table:table-cell table:formula="of:=YEAR([.B144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8412" calcext:value-type="float">
            <text:p>8412</text:p>
          </table:table-cell>
          <table:table-cell office:value-type="date" office:date-value="2011-12-12" calcext:value-type="date">
            <text:p>12.12.2011</text:p>
          </table:table-cell>
          <table:table-cell table:formula="of:=YEAR([.B144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853" calcext:value-type="float">
            <text:p>5853</text:p>
          </table:table-cell>
          <table:table-cell office:value-type="date" office:date-value="2011-12-13" calcext:value-type="date">
            <text:p>13.12.2011</text:p>
          </table:table-cell>
          <table:table-cell table:formula="of:=YEAR([.B144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153" calcext:value-type="float">
            <text:p>5153</text:p>
          </table:table-cell>
          <table:table-cell office:value-type="date" office:date-value="2011-12-14" calcext:value-type="date">
            <text:p>14.12.2011</text:p>
          </table:table-cell>
          <table:table-cell table:formula="of:=YEAR([.B144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494" calcext:value-type="float">
            <text:p>5494</text:p>
          </table:table-cell>
          <table:table-cell office:value-type="date" office:date-value="2011-12-15" calcext:value-type="date">
            <text:p>15.12.2011</text:p>
          </table:table-cell>
          <table:table-cell table:formula="of:=YEAR([.B144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date" office:date-value="2011-12-16" calcext:value-type="date">
            <text:p>16.12.2011</text:p>
          </table:table-cell>
          <table:table-cell table:formula="of:=YEAR([.B144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date" office:date-value="2011-12-17" calcext:value-type="date">
            <text:p>17.12.2011</text:p>
          </table:table-cell>
          <table:table-cell table:formula="of:=YEAR([.B144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date" office:date-value="2011-12-18" calcext:value-type="date">
            <text:p>18.12.2011</text:p>
          </table:table-cell>
          <table:table-cell table:formula="of:=YEAR([.B144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147" calcext:value-type="float">
            <text:p>5147</text:p>
          </table:table-cell>
          <table:table-cell office:value-type="date" office:date-value="2011-12-19" calcext:value-type="date">
            <text:p>19.12.2011</text:p>
          </table:table-cell>
          <table:table-cell table:formula="of:=YEAR([.B145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537" calcext:value-type="float">
            <text:p>4537</text:p>
          </table:table-cell>
          <table:table-cell office:value-type="date" office:date-value="2011-12-20" calcext:value-type="date">
            <text:p>20.12.2011</text:p>
          </table:table-cell>
          <table:table-cell table:formula="of:=YEAR([.B145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date" office:date-value="2011-12-21" calcext:value-type="date">
            <text:p>21.12.2011</text:p>
          </table:table-cell>
          <table:table-cell table:formula="of:=YEAR([.B145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5099" calcext:value-type="float">
            <text:p>5099</text:p>
          </table:table-cell>
          <table:table-cell office:value-type="date" office:date-value="2011-12-22" calcext:value-type="date">
            <text:p>22.12.2011</text:p>
          </table:table-cell>
          <table:table-cell table:formula="of:=YEAR([.B1453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date" office:date-value="2011-12-23" calcext:value-type="date">
            <text:p>23.12.2011</text:p>
          </table:table-cell>
          <table:table-cell table:formula="of:=YEAR([.B1454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date" office:date-value="2011-12-24" calcext:value-type="date">
            <text:p>24.12.2011</text:p>
          </table:table-cell>
          <table:table-cell table:formula="of:=YEAR([.B1455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date" office:date-value="2011-12-25" calcext:value-type="date">
            <text:p>25.12.2011</text:p>
          </table:table-cell>
          <table:table-cell table:formula="of:=YEAR([.B1456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date" office:date-value="2011-12-26" calcext:value-type="date">
            <text:p>26.12.2011</text:p>
          </table:table-cell>
          <table:table-cell table:formula="of:=YEAR([.B1457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date" office:date-value="2011-12-27" calcext:value-type="date">
            <text:p>27.12.2011</text:p>
          </table:table-cell>
          <table:table-cell table:formula="of:=YEAR([.B1458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date" office:date-value="2011-12-28" calcext:value-type="date">
            <text:p>28.12.2011</text:p>
          </table:table-cell>
          <table:table-cell table:formula="of:=YEAR([.B1459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date" office:date-value="2011-12-29" calcext:value-type="date">
            <text:p>29.12.2011</text:p>
          </table:table-cell>
          <table:table-cell table:formula="of:=YEAR([.B1460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date" office:date-value="2011-12-30" calcext:value-type="date">
            <text:p>30.12.2011</text:p>
          </table:table-cell>
          <table:table-cell table:formula="of:=YEAR([.B1461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date" office:date-value="2011-12-31" calcext:value-type="date">
            <text:p>31.12.2011</text:p>
          </table:table-cell>
          <table:table-cell table:formula="of:=YEAR([.B1462])"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date" office:date-value="2012-01-01" calcext:value-type="date">
            <text:p>1.01.2012</text:p>
          </table:table-cell>
          <table:table-cell table:formula="of:=YEAR([.B146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date" office:date-value="2012-01-02" calcext:value-type="date">
            <text:p>2.01.2012</text:p>
          </table:table-cell>
          <table:table-cell table:formula="of:=YEAR([.B146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date" office:date-value="2012-01-03" calcext:value-type="date">
            <text:p>3.01.2012</text:p>
          </table:table-cell>
          <table:table-cell table:formula="of:=YEAR([.B146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date" office:date-value="2012-01-04" calcext:value-type="date">
            <text:p>4.01.2012</text:p>
          </table:table-cell>
          <table:table-cell table:formula="of:=YEAR([.B146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date" office:date-value="2012-01-05" calcext:value-type="date">
            <text:p>5.01.2012</text:p>
          </table:table-cell>
          <table:table-cell table:formula="of:=YEAR([.B146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date" office:date-value="2012-01-06" calcext:value-type="date">
            <text:p>6.01.2012</text:p>
          </table:table-cell>
          <table:table-cell table:formula="of:=YEAR([.B146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date" office:date-value="2012-01-07" calcext:value-type="date">
            <text:p>7.01.2012</text:p>
          </table:table-cell>
          <table:table-cell table:formula="of:=YEAR([.B146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date" office:date-value="2012-01-08" calcext:value-type="date">
            <text:p>8.01.2012</text:p>
          </table:table-cell>
          <table:table-cell table:formula="of:=YEAR([.B147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date" office:date-value="2012-01-09" calcext:value-type="date">
            <text:p>9.01.2012</text:p>
          </table:table-cell>
          <table:table-cell table:formula="of:=YEAR([.B147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date" office:date-value="2012-01-10" calcext:value-type="date">
            <text:p>10.01.2012</text:p>
          </table:table-cell>
          <table:table-cell table:formula="of:=YEAR([.B147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date" office:date-value="2012-01-11" calcext:value-type="date">
            <text:p>11.01.2012</text:p>
          </table:table-cell>
          <table:table-cell table:formula="of:=YEAR([.B147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date" office:date-value="2012-01-12" calcext:value-type="date">
            <text:p>12.01.2012</text:p>
          </table:table-cell>
          <table:table-cell table:formula="of:=YEAR([.B147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date" office:date-value="2012-01-13" calcext:value-type="date">
            <text:p>13.01.2012</text:p>
          </table:table-cell>
          <table:table-cell table:formula="of:=YEAR([.B147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date" office:date-value="2012-01-14" calcext:value-type="date">
            <text:p>14.01.2012</text:p>
          </table:table-cell>
          <table:table-cell table:formula="of:=YEAR([.B147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date" office:date-value="2012-01-15" calcext:value-type="date">
            <text:p>15.01.2012</text:p>
          </table:table-cell>
          <table:table-cell table:formula="of:=YEAR([.B147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date" office:date-value="2012-01-16" calcext:value-type="date">
            <text:p>16.01.2012</text:p>
          </table:table-cell>
          <table:table-cell table:formula="of:=YEAR([.B147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date" office:date-value="2012-01-17" calcext:value-type="date">
            <text:p>17.01.2012</text:p>
          </table:table-cell>
          <table:table-cell table:formula="of:=YEAR([.B147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date" office:date-value="2012-01-18" calcext:value-type="date">
            <text:p>18.01.2012</text:p>
          </table:table-cell>
          <table:table-cell table:formula="of:=YEAR([.B148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date" office:date-value="2012-01-19" calcext:value-type="date">
            <text:p>19.01.2012</text:p>
          </table:table-cell>
          <table:table-cell table:formula="of:=YEAR([.B148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date" office:date-value="2012-01-20" calcext:value-type="date">
            <text:p>20.01.2012</text:p>
          </table:table-cell>
          <table:table-cell table:formula="of:=YEAR([.B148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date" office:date-value="2012-01-21" calcext:value-type="date">
            <text:p>21.01.2012</text:p>
          </table:table-cell>
          <table:table-cell table:formula="of:=YEAR([.B148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date" office:date-value="2012-01-22" calcext:value-type="date">
            <text:p>22.01.2012</text:p>
          </table:table-cell>
          <table:table-cell table:formula="of:=YEAR([.B148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date" office:date-value="2012-01-23" calcext:value-type="date">
            <text:p>23.01.2012</text:p>
          </table:table-cell>
          <table:table-cell table:formula="of:=YEAR([.B148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date" office:date-value="2012-01-24" calcext:value-type="date">
            <text:p>24.01.2012</text:p>
          </table:table-cell>
          <table:table-cell table:formula="of:=YEAR([.B148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date" office:date-value="2012-01-25" calcext:value-type="date">
            <text:p>25.01.2012</text:p>
          </table:table-cell>
          <table:table-cell table:formula="of:=YEAR([.B148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date" office:date-value="2012-01-26" calcext:value-type="date">
            <text:p>26.01.2012</text:p>
          </table:table-cell>
          <table:table-cell table:formula="of:=YEAR([.B148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date" office:date-value="2012-01-27" calcext:value-type="date">
            <text:p>27.01.2012</text:p>
          </table:table-cell>
          <table:table-cell table:formula="of:=YEAR([.B148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date" office:date-value="2012-01-28" calcext:value-type="date">
            <text:p>28.01.2012</text:p>
          </table:table-cell>
          <table:table-cell table:formula="of:=YEAR([.B149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date" office:date-value="2012-01-29" calcext:value-type="date">
            <text:p>29.01.2012</text:p>
          </table:table-cell>
          <table:table-cell table:formula="of:=YEAR([.B149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date" office:date-value="2012-01-30" calcext:value-type="date">
            <text:p>30.01.2012</text:p>
          </table:table-cell>
          <table:table-cell table:formula="of:=YEAR([.B149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date" office:date-value="2012-01-31" calcext:value-type="date">
            <text:p>31.01.2012</text:p>
          </table:table-cell>
          <table:table-cell table:formula="of:=YEAR([.B149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589" calcext:value-type="float">
            <text:p>4589</text:p>
          </table:table-cell>
          <table:table-cell office:value-type="date" office:date-value="2012-02-01" calcext:value-type="date">
            <text:p>1.02.2012</text:p>
          </table:table-cell>
          <table:table-cell table:formula="of:=YEAR([.B149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date" office:date-value="2012-02-02" calcext:value-type="date">
            <text:p>2.02.2012</text:p>
          </table:table-cell>
          <table:table-cell table:formula="of:=YEAR([.B149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date" office:date-value="2012-02-03" calcext:value-type="date">
            <text:p>3.02.2012</text:p>
          </table:table-cell>
          <table:table-cell table:formula="of:=YEAR([.B149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date" office:date-value="2012-02-04" calcext:value-type="date">
            <text:p>4.02.2012</text:p>
          </table:table-cell>
          <table:table-cell table:formula="of:=YEAR([.B149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958" calcext:value-type="float">
            <text:p>3958</text:p>
          </table:table-cell>
          <table:table-cell office:value-type="date" office:date-value="2012-02-05" calcext:value-type="date">
            <text:p>5.02.2012</text:p>
          </table:table-cell>
          <table:table-cell table:formula="of:=YEAR([.B149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date" office:date-value="2012-02-06" calcext:value-type="date">
            <text:p>6.02.2012</text:p>
          </table:table-cell>
          <table:table-cell table:formula="of:=YEAR([.B149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date" office:date-value="2012-02-07" calcext:value-type="date">
            <text:p>7.02.2012</text:p>
          </table:table-cell>
          <table:table-cell table:formula="of:=YEAR([.B150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date" office:date-value="2012-02-08" calcext:value-type="date">
            <text:p>8.02.2012</text:p>
          </table:table-cell>
          <table:table-cell table:formula="of:=YEAR([.B150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date" office:date-value="2012-02-09" calcext:value-type="date">
            <text:p>9.02.2012</text:p>
          </table:table-cell>
          <table:table-cell table:formula="of:=YEAR([.B150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date" office:date-value="2012-02-10" calcext:value-type="date">
            <text:p>10.02.2012</text:p>
          </table:table-cell>
          <table:table-cell table:formula="of:=YEAR([.B150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date" office:date-value="2012-02-11" calcext:value-type="date">
            <text:p>11.02.2012</text:p>
          </table:table-cell>
          <table:table-cell table:formula="of:=YEAR([.B150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date" office:date-value="2012-02-12" calcext:value-type="date">
            <text:p>12.02.2012</text:p>
          </table:table-cell>
          <table:table-cell table:formula="of:=YEAR([.B150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date" office:date-value="2012-02-13" calcext:value-type="date">
            <text:p>13.02.2012</text:p>
          </table:table-cell>
          <table:table-cell table:formula="of:=YEAR([.B150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date" office:date-value="2012-02-14" calcext:value-type="date">
            <text:p>14.02.2012</text:p>
          </table:table-cell>
          <table:table-cell table:formula="of:=YEAR([.B150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date" office:date-value="2012-02-15" calcext:value-type="date">
            <text:p>15.02.2012</text:p>
          </table:table-cell>
          <table:table-cell table:formula="of:=YEAR([.B150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date" office:date-value="2012-02-16" calcext:value-type="date">
            <text:p>16.02.2012</text:p>
          </table:table-cell>
          <table:table-cell table:formula="of:=YEAR([.B150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date" office:date-value="2012-02-17" calcext:value-type="date">
            <text:p>17.02.2012</text:p>
          </table:table-cell>
          <table:table-cell table:formula="of:=YEAR([.B151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date" office:date-value="2012-02-18" calcext:value-type="date">
            <text:p>18.02.2012</text:p>
          </table:table-cell>
          <table:table-cell table:formula="of:=YEAR([.B151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date" office:date-value="2012-02-19" calcext:value-type="date">
            <text:p>19.02.2012</text:p>
          </table:table-cell>
          <table:table-cell table:formula="of:=YEAR([.B151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date" office:date-value="2012-02-20" calcext:value-type="date">
            <text:p>20.02.2012</text:p>
          </table:table-cell>
          <table:table-cell table:formula="of:=YEAR([.B151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date" office:date-value="2012-02-21" calcext:value-type="date">
            <text:p>21.02.2012</text:p>
          </table:table-cell>
          <table:table-cell table:formula="of:=YEAR([.B151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date" office:date-value="2012-02-22" calcext:value-type="date">
            <text:p>22.02.2012</text:p>
          </table:table-cell>
          <table:table-cell table:formula="of:=YEAR([.B151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date" office:date-value="2012-02-23" calcext:value-type="date">
            <text:p>23.02.2012</text:p>
          </table:table-cell>
          <table:table-cell table:formula="of:=YEAR([.B151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date" office:date-value="2012-02-24" calcext:value-type="date">
            <text:p>24.02.2012</text:p>
          </table:table-cell>
          <table:table-cell table:formula="of:=YEAR([.B151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date" office:date-value="2012-02-25" calcext:value-type="date">
            <text:p>25.02.2012</text:p>
          </table:table-cell>
          <table:table-cell table:formula="of:=YEAR([.B151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date" office:date-value="2012-02-26" calcext:value-type="date">
            <text:p>26.02.2012</text:p>
          </table:table-cell>
          <table:table-cell table:formula="of:=YEAR([.B151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date" office:date-value="2012-02-27" calcext:value-type="date">
            <text:p>27.02.2012</text:p>
          </table:table-cell>
          <table:table-cell table:formula="of:=YEAR([.B152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date" office:date-value="2012-02-28" calcext:value-type="date">
            <text:p>28.02.2012</text:p>
          </table:table-cell>
          <table:table-cell table:formula="of:=YEAR([.B152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date" office:date-value="2012-02-29" calcext:value-type="date">
            <text:p>29.02.2012</text:p>
          </table:table-cell>
          <table:table-cell table:formula="of:=YEAR([.B152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date" office:date-value="2012-03-01" calcext:value-type="date">
            <text:p>1.03.2012</text:p>
          </table:table-cell>
          <table:table-cell table:formula="of:=YEAR([.B152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date" office:date-value="2012-03-02" calcext:value-type="date">
            <text:p>2.03.2012</text:p>
          </table:table-cell>
          <table:table-cell table:formula="of:=YEAR([.B152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date" office:date-value="2012-03-03" calcext:value-type="date">
            <text:p>3.03.2012</text:p>
          </table:table-cell>
          <table:table-cell table:formula="of:=YEAR([.B152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855" calcext:value-type="float">
            <text:p>5855</text:p>
          </table:table-cell>
          <table:table-cell office:value-type="date" office:date-value="2012-03-04" calcext:value-type="date">
            <text:p>4.03.2012</text:p>
          </table:table-cell>
          <table:table-cell table:formula="of:=YEAR([.B152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date" office:date-value="2012-03-05" calcext:value-type="date">
            <text:p>5.03.2012</text:p>
          </table:table-cell>
          <table:table-cell table:formula="of:=YEAR([.B152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date" office:date-value="2012-03-06" calcext:value-type="date">
            <text:p>6.03.2012</text:p>
          </table:table-cell>
          <table:table-cell table:formula="of:=YEAR([.B152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974" calcext:value-type="float">
            <text:p>4974</text:p>
          </table:table-cell>
          <table:table-cell office:value-type="date" office:date-value="2012-03-07" calcext:value-type="date">
            <text:p>7.03.2012</text:p>
          </table:table-cell>
          <table:table-cell table:formula="of:=YEAR([.B152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576" calcext:value-type="float">
            <text:p>5576</text:p>
          </table:table-cell>
          <table:table-cell office:value-type="date" office:date-value="2012-03-08" calcext:value-type="date">
            <text:p>8.03.2012</text:p>
          </table:table-cell>
          <table:table-cell table:formula="of:=YEAR([.B153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date" office:date-value="2012-03-09" calcext:value-type="date">
            <text:p>9.03.2012</text:p>
          </table:table-cell>
          <table:table-cell table:formula="of:=YEAR([.B153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782" calcext:value-type="float">
            <text:p>5782</text:p>
          </table:table-cell>
          <table:table-cell office:value-type="date" office:date-value="2012-03-10" calcext:value-type="date">
            <text:p>10.03.2012</text:p>
          </table:table-cell>
          <table:table-cell table:formula="of:=YEAR([.B153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863" calcext:value-type="float">
            <text:p>5863</text:p>
          </table:table-cell>
          <table:table-cell office:value-type="date" office:date-value="2012-03-11" calcext:value-type="date">
            <text:p>11.03.2012</text:p>
          </table:table-cell>
          <table:table-cell table:formula="of:=YEAR([.B153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date" office:date-value="2012-03-12" calcext:value-type="date">
            <text:p>12.03.2012</text:p>
          </table:table-cell>
          <table:table-cell table:formula="of:=YEAR([.B153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date" office:date-value="2012-03-13" calcext:value-type="date">
            <text:p>13.03.2012</text:p>
          </table:table-cell>
          <table:table-cell table:formula="of:=YEAR([.B153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849" calcext:value-type="float">
            <text:p>4849</text:p>
          </table:table-cell>
          <table:table-cell office:value-type="date" office:date-value="2012-03-14" calcext:value-type="date">
            <text:p>14.03.2012</text:p>
          </table:table-cell>
          <table:table-cell table:formula="of:=YEAR([.B153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377" calcext:value-type="float">
            <text:p>5377</text:p>
          </table:table-cell>
          <table:table-cell office:value-type="date" office:date-value="2012-03-15" calcext:value-type="date">
            <text:p>15.03.2012</text:p>
          </table:table-cell>
          <table:table-cell table:formula="of:=YEAR([.B153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774" calcext:value-type="float">
            <text:p>4774</text:p>
          </table:table-cell>
          <table:table-cell office:value-type="date" office:date-value="2012-03-16" calcext:value-type="date">
            <text:p>16.03.2012</text:p>
          </table:table-cell>
          <table:table-cell table:formula="of:=YEAR([.B153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date" office:date-value="2012-03-17" calcext:value-type="date">
            <text:p>17.03.2012</text:p>
          </table:table-cell>
          <table:table-cell table:formula="of:=YEAR([.B153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7738" calcext:value-type="float">
            <text:p>7738</text:p>
          </table:table-cell>
          <table:table-cell office:value-type="date" office:date-value="2012-03-18" calcext:value-type="date">
            <text:p>18.03.2012</text:p>
          </table:table-cell>
          <table:table-cell table:formula="of:=YEAR([.B154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8163" calcext:value-type="float">
            <text:p>8163</text:p>
          </table:table-cell>
          <table:table-cell office:value-type="date" office:date-value="2012-03-19" calcext:value-type="date">
            <text:p>19.03.2012</text:p>
          </table:table-cell>
          <table:table-cell table:formula="of:=YEAR([.B154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date" office:date-value="2012-03-20" calcext:value-type="date">
            <text:p>20.03.2012</text:p>
          </table:table-cell>
          <table:table-cell table:formula="of:=YEAR([.B154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7264" calcext:value-type="float">
            <text:p>7264</text:p>
          </table:table-cell>
          <table:table-cell office:value-type="date" office:date-value="2012-03-21" calcext:value-type="date">
            <text:p>21.03.2012</text:p>
          </table:table-cell>
          <table:table-cell table:formula="of:=YEAR([.B154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8253" calcext:value-type="float">
            <text:p>8253</text:p>
          </table:table-cell>
          <table:table-cell office:value-type="date" office:date-value="2012-03-22" calcext:value-type="date">
            <text:p>22.03.2012</text:p>
          </table:table-cell>
          <table:table-cell table:formula="of:=YEAR([.B154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7866" calcext:value-type="float">
            <text:p>7866</text:p>
          </table:table-cell>
          <table:table-cell office:value-type="date" office:date-value="2012-03-23" calcext:value-type="date">
            <text:p>23.03.2012</text:p>
          </table:table-cell>
          <table:table-cell table:formula="of:=YEAR([.B154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1294" calcext:value-type="float">
            <text:p>11294</text:p>
          </table:table-cell>
          <table:table-cell office:value-type="date" office:date-value="2012-03-24" calcext:value-type="date">
            <text:p>24.03.2012</text:p>
          </table:table-cell>
          <table:table-cell table:formula="of:=YEAR([.B154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1487" calcext:value-type="float">
            <text:p>11487</text:p>
          </table:table-cell>
          <table:table-cell office:value-type="date" office:date-value="2012-03-25" calcext:value-type="date">
            <text:p>25.03.2012</text:p>
          </table:table-cell>
          <table:table-cell table:formula="of:=YEAR([.B154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3736" calcext:value-type="float">
            <text:p>13736</text:p>
          </table:table-cell>
          <table:table-cell office:value-type="date" office:date-value="2012-03-26" calcext:value-type="date">
            <text:p>26.03.2012</text:p>
          </table:table-cell>
          <table:table-cell table:formula="of:=YEAR([.B154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3902" calcext:value-type="float">
            <text:p>13902</text:p>
          </table:table-cell>
          <table:table-cell office:value-type="date" office:date-value="2012-03-27" calcext:value-type="date">
            <text:p>27.03.2012</text:p>
          </table:table-cell>
          <table:table-cell table:formula="of:=YEAR([.B154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3636" calcext:value-type="float">
            <text:p>13636</text:p>
          </table:table-cell>
          <table:table-cell office:value-type="date" office:date-value="2012-03-28" calcext:value-type="date">
            <text:p>28.03.2012</text:p>
          </table:table-cell>
          <table:table-cell table:formula="of:=YEAR([.B155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4333" calcext:value-type="float">
            <text:p>14333</text:p>
          </table:table-cell>
          <table:table-cell office:value-type="date" office:date-value="2012-03-29" calcext:value-type="date">
            <text:p>29.03.2012</text:p>
          </table:table-cell>
          <table:table-cell table:formula="of:=YEAR([.B155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7103" calcext:value-type="float">
            <text:p>17103</text:p>
          </table:table-cell>
          <table:table-cell office:value-type="date" office:date-value="2012-03-30" calcext:value-type="date">
            <text:p>30.03.2012</text:p>
          </table:table-cell>
          <table:table-cell table:formula="of:=YEAR([.B155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7265" calcext:value-type="float">
            <text:p>17265</text:p>
          </table:table-cell>
          <table:table-cell office:value-type="date" office:date-value="2012-03-31" calcext:value-type="date">
            <text:p>31.03.2012</text:p>
          </table:table-cell>
          <table:table-cell table:formula="of:=YEAR([.B155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6568" calcext:value-type="float">
            <text:p>16568</text:p>
          </table:table-cell>
          <table:table-cell office:value-type="date" office:date-value="2012-04-01" calcext:value-type="date">
            <text:p>1.04.2012</text:p>
          </table:table-cell>
          <table:table-cell table:formula="of:=YEAR([.B155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0145" calcext:value-type="float">
            <text:p>20145</text:p>
          </table:table-cell>
          <table:table-cell office:value-type="date" office:date-value="2012-04-02" calcext:value-type="date">
            <text:p>2.04.2012</text:p>
          </table:table-cell>
          <table:table-cell table:formula="of:=YEAR([.B155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8983" calcext:value-type="float">
            <text:p>18983</text:p>
          </table:table-cell>
          <table:table-cell office:value-type="date" office:date-value="2012-04-03" calcext:value-type="date">
            <text:p>3.04.2012</text:p>
          </table:table-cell>
          <table:table-cell table:formula="of:=YEAR([.B155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9791" calcext:value-type="float">
            <text:p>19791</text:p>
          </table:table-cell>
          <table:table-cell office:value-type="date" office:date-value="2012-04-04" calcext:value-type="date">
            <text:p>4.04.2012</text:p>
          </table:table-cell>
          <table:table-cell table:formula="of:=YEAR([.B155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0998" calcext:value-type="float">
            <text:p>20998</text:p>
          </table:table-cell>
          <table:table-cell office:value-type="date" office:date-value="2012-04-05" calcext:value-type="date">
            <text:p>5.04.2012</text:p>
          </table:table-cell>
          <table:table-cell table:formula="of:=YEAR([.B155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0879" calcext:value-type="float">
            <text:p>20879</text:p>
          </table:table-cell>
          <table:table-cell office:value-type="date" office:date-value="2012-04-06" calcext:value-type="date">
            <text:p>6.04.2012</text:p>
          </table:table-cell>
          <table:table-cell table:formula="of:=YEAR([.B155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2044" calcext:value-type="float">
            <text:p>22044</text:p>
          </table:table-cell>
          <table:table-cell office:value-type="date" office:date-value="2012-04-07" calcext:value-type="date">
            <text:p>7.04.2012</text:p>
          </table:table-cell>
          <table:table-cell table:formula="of:=YEAR([.B156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1257" calcext:value-type="float">
            <text:p>21257</text:p>
          </table:table-cell>
          <table:table-cell office:value-type="date" office:date-value="2012-04-08" calcext:value-type="date">
            <text:p>8.04.2012</text:p>
          </table:table-cell>
          <table:table-cell table:formula="of:=YEAR([.B156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3533" calcext:value-type="float">
            <text:p>23533</text:p>
          </table:table-cell>
          <table:table-cell office:value-type="date" office:date-value="2012-04-09" calcext:value-type="date">
            <text:p>9.04.2012</text:p>
          </table:table-cell>
          <table:table-cell table:formula="of:=YEAR([.B156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2097" calcext:value-type="float">
            <text:p>22097</text:p>
          </table:table-cell>
          <table:table-cell office:value-type="date" office:date-value="2012-04-10" calcext:value-type="date">
            <text:p>10.04.2012</text:p>
          </table:table-cell>
          <table:table-cell table:formula="of:=YEAR([.B156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2866" calcext:value-type="float">
            <text:p>22866</text:p>
          </table:table-cell>
          <table:table-cell office:value-type="date" office:date-value="2012-04-11" calcext:value-type="date">
            <text:p>11.04.2012</text:p>
          </table:table-cell>
          <table:table-cell table:formula="of:=YEAR([.B156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0348" calcext:value-type="float">
            <text:p>20348</text:p>
          </table:table-cell>
          <table:table-cell office:value-type="date" office:date-value="2012-04-12" calcext:value-type="date">
            <text:p>12.04.2012</text:p>
          </table:table-cell>
          <table:table-cell table:formula="of:=YEAR([.B156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2377" calcext:value-type="float">
            <text:p>22377</text:p>
          </table:table-cell>
          <table:table-cell office:value-type="date" office:date-value="2012-04-13" calcext:value-type="date">
            <text:p>13.04.2012</text:p>
          </table:table-cell>
          <table:table-cell table:formula="of:=YEAR([.B156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0394" calcext:value-type="float">
            <text:p>20394</text:p>
          </table:table-cell>
          <table:table-cell office:value-type="date" office:date-value="2012-04-14" calcext:value-type="date">
            <text:p>14.04.2012</text:p>
          </table:table-cell>
          <table:table-cell table:formula="of:=YEAR([.B156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0510" calcext:value-type="float">
            <text:p>20510</text:p>
          </table:table-cell>
          <table:table-cell office:value-type="date" office:date-value="2012-04-15" calcext:value-type="date">
            <text:p>15.04.2012</text:p>
          </table:table-cell>
          <table:table-cell table:formula="of:=YEAR([.B156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8840" calcext:value-type="float">
            <text:p>18840</text:p>
          </table:table-cell>
          <table:table-cell office:value-type="date" office:date-value="2012-04-16" calcext:value-type="date">
            <text:p>16.04.2012</text:p>
          </table:table-cell>
          <table:table-cell table:formula="of:=YEAR([.B156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9755" calcext:value-type="float">
            <text:p>19755</text:p>
          </table:table-cell>
          <table:table-cell office:value-type="date" office:date-value="2012-04-17" calcext:value-type="date">
            <text:p>17.04.2012</text:p>
          </table:table-cell>
          <table:table-cell table:formula="of:=YEAR([.B157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8105" calcext:value-type="float">
            <text:p>18105</text:p>
          </table:table-cell>
          <table:table-cell office:value-type="date" office:date-value="2012-04-18" calcext:value-type="date">
            <text:p>18.04.2012</text:p>
          </table:table-cell>
          <table:table-cell table:formula="of:=YEAR([.B157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5106" calcext:value-type="float">
            <text:p>15106</text:p>
          </table:table-cell>
          <table:table-cell office:value-type="date" office:date-value="2012-04-19" calcext:value-type="date">
            <text:p>19.04.2012</text:p>
          </table:table-cell>
          <table:table-cell table:formula="of:=YEAR([.B157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5443" calcext:value-type="float">
            <text:p>15443</text:p>
          </table:table-cell>
          <table:table-cell office:value-type="date" office:date-value="2012-04-20" calcext:value-type="date">
            <text:p>20.04.2012</text:p>
          </table:table-cell>
          <table:table-cell table:formula="of:=YEAR([.B157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3994" calcext:value-type="float">
            <text:p>13994</text:p>
          </table:table-cell>
          <table:table-cell office:value-type="date" office:date-value="2012-04-21" calcext:value-type="date">
            <text:p>21.04.2012</text:p>
          </table:table-cell>
          <table:table-cell table:formula="of:=YEAR([.B157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2704" calcext:value-type="float">
            <text:p>12704</text:p>
          </table:table-cell>
          <table:table-cell office:value-type="date" office:date-value="2012-04-22" calcext:value-type="date">
            <text:p>22.04.2012</text:p>
          </table:table-cell>
          <table:table-cell table:formula="of:=YEAR([.B157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1066" calcext:value-type="float">
            <text:p>11066</text:p>
          </table:table-cell>
          <table:table-cell office:value-type="date" office:date-value="2012-04-23" calcext:value-type="date">
            <text:p>23.04.2012</text:p>
          </table:table-cell>
          <table:table-cell table:formula="of:=YEAR([.B157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1324" calcext:value-type="float">
            <text:p>11324</text:p>
          </table:table-cell>
          <table:table-cell office:value-type="date" office:date-value="2012-04-24" calcext:value-type="date">
            <text:p>24.04.2012</text:p>
          </table:table-cell>
          <table:table-cell table:formula="of:=YEAR([.B157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0333" calcext:value-type="float">
            <text:p>10333</text:p>
          </table:table-cell>
          <table:table-cell office:value-type="date" office:date-value="2012-04-25" calcext:value-type="date">
            <text:p>25.04.2012</text:p>
          </table:table-cell>
          <table:table-cell table:formula="of:=YEAR([.B157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9324" calcext:value-type="float">
            <text:p>9324</text:p>
          </table:table-cell>
          <table:table-cell office:value-type="date" office:date-value="2012-04-26" calcext:value-type="date">
            <text:p>26.04.2012</text:p>
          </table:table-cell>
          <table:table-cell table:formula="of:=YEAR([.B157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date" office:date-value="2012-04-27" calcext:value-type="date">
            <text:p>27.04.2012</text:p>
          </table:table-cell>
          <table:table-cell table:formula="of:=YEAR([.B158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date" office:date-value="2012-04-28" calcext:value-type="date">
            <text:p>28.04.2012</text:p>
          </table:table-cell>
          <table:table-cell table:formula="of:=YEAR([.B158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8904" calcext:value-type="float">
            <text:p>8904</text:p>
          </table:table-cell>
          <table:table-cell office:value-type="date" office:date-value="2012-04-29" calcext:value-type="date">
            <text:p>29.04.2012</text:p>
          </table:table-cell>
          <table:table-cell table:formula="of:=YEAR([.B158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6803" calcext:value-type="float">
            <text:p>6803</text:p>
          </table:table-cell>
          <table:table-cell office:value-type="date" office:date-value="2012-04-30" calcext:value-type="date">
            <text:p>30.04.2012</text:p>
          </table:table-cell>
          <table:table-cell table:formula="of:=YEAR([.B158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date" office:date-value="2012-05-01" calcext:value-type="date">
            <text:p>1.05.2012</text:p>
          </table:table-cell>
          <table:table-cell table:formula="of:=YEAR([.B158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7569" calcext:value-type="float">
            <text:p>7569</text:p>
          </table:table-cell>
          <table:table-cell office:value-type="date" office:date-value="2012-05-02" calcext:value-type="date">
            <text:p>2.05.2012</text:p>
          </table:table-cell>
          <table:table-cell table:formula="of:=YEAR([.B158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date" office:date-value="2012-05-03" calcext:value-type="date">
            <text:p>3.05.2012</text:p>
          </table:table-cell>
          <table:table-cell table:formula="of:=YEAR([.B158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529" calcext:value-type="float">
            <text:p>5529</text:p>
          </table:table-cell>
          <table:table-cell office:value-type="date" office:date-value="2012-05-04" calcext:value-type="date">
            <text:p>4.05.2012</text:p>
          </table:table-cell>
          <table:table-cell table:formula="of:=YEAR([.B158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date" office:date-value="2012-05-05" calcext:value-type="date">
            <text:p>5.05.2012</text:p>
          </table:table-cell>
          <table:table-cell table:formula="of:=YEAR([.B158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date" office:date-value="2012-05-06" calcext:value-type="date">
            <text:p>6.05.2012</text:p>
          </table:table-cell>
          <table:table-cell table:formula="of:=YEAR([.B158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date" office:date-value="2012-05-07" calcext:value-type="date">
            <text:p>7.05.2012</text:p>
          </table:table-cell>
          <table:table-cell table:formula="of:=YEAR([.B159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6694" calcext:value-type="float">
            <text:p>6694</text:p>
          </table:table-cell>
          <table:table-cell office:value-type="date" office:date-value="2012-05-08" calcext:value-type="date">
            <text:p>8.05.2012</text:p>
          </table:table-cell>
          <table:table-cell table:formula="of:=YEAR([.B159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date" office:date-value="2012-05-09" calcext:value-type="date">
            <text:p>9.05.2012</text:p>
          </table:table-cell>
          <table:table-cell table:formula="of:=YEAR([.B159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date" office:date-value="2012-05-10" calcext:value-type="date">
            <text:p>10.05.2012</text:p>
          </table:table-cell>
          <table:table-cell table:formula="of:=YEAR([.B159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date" office:date-value="2012-05-11" calcext:value-type="date">
            <text:p>11.05.2012</text:p>
          </table:table-cell>
          <table:table-cell table:formula="of:=YEAR([.B159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685" calcext:value-type="float">
            <text:p>5685</text:p>
          </table:table-cell>
          <table:table-cell office:value-type="date" office:date-value="2012-05-12" calcext:value-type="date">
            <text:p>12.05.2012</text:p>
          </table:table-cell>
          <table:table-cell table:formula="of:=YEAR([.B159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date" office:date-value="2012-05-13" calcext:value-type="date">
            <text:p>13.05.2012</text:p>
          </table:table-cell>
          <table:table-cell table:formula="of:=YEAR([.B159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date" office:date-value="2012-05-14" calcext:value-type="date">
            <text:p>14.05.2012</text:p>
          </table:table-cell>
          <table:table-cell table:formula="of:=YEAR([.B159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date" office:date-value="2012-05-15" calcext:value-type="date">
            <text:p>15.05.2012</text:p>
          </table:table-cell>
          <table:table-cell table:formula="of:=YEAR([.B159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date" office:date-value="2012-05-16" calcext:value-type="date">
            <text:p>16.05.2012</text:p>
          </table:table-cell>
          <table:table-cell table:formula="of:=YEAR([.B159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date" office:date-value="2012-05-17" calcext:value-type="date">
            <text:p>17.05.2012</text:p>
          </table:table-cell>
          <table:table-cell table:formula="of:=YEAR([.B160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date" office:date-value="2012-05-18" calcext:value-type="date">
            <text:p>18.05.2012</text:p>
          </table:table-cell>
          <table:table-cell table:formula="of:=YEAR([.B160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date" office:date-value="2012-05-19" calcext:value-type="date">
            <text:p>19.05.2012</text:p>
          </table:table-cell>
          <table:table-cell table:formula="of:=YEAR([.B160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date" office:date-value="2012-05-20" calcext:value-type="date">
            <text:p>20.05.2012</text:p>
          </table:table-cell>
          <table:table-cell table:formula="of:=YEAR([.B160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date" office:date-value="2012-05-21" calcext:value-type="date">
            <text:p>21.05.2012</text:p>
          </table:table-cell>
          <table:table-cell table:formula="of:=YEAR([.B160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date" office:date-value="2012-05-22" calcext:value-type="date">
            <text:p>22.05.2012</text:p>
          </table:table-cell>
          <table:table-cell table:formula="of:=YEAR([.B160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date" office:date-value="2012-05-23" calcext:value-type="date">
            <text:p>23.05.2012</text:p>
          </table:table-cell>
          <table:table-cell table:formula="of:=YEAR([.B160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date" office:date-value="2012-05-24" calcext:value-type="date">
            <text:p>24.05.2012</text:p>
          </table:table-cell>
          <table:table-cell table:formula="of:=YEAR([.B160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date" office:date-value="2012-05-25" calcext:value-type="date">
            <text:p>25.05.2012</text:p>
          </table:table-cell>
          <table:table-cell table:formula="of:=YEAR([.B160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date" office:date-value="2012-05-26" calcext:value-type="date">
            <text:p>26.05.2012</text:p>
          </table:table-cell>
          <table:table-cell table:formula="of:=YEAR([.B160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date" office:date-value="2012-05-27" calcext:value-type="date">
            <text:p>27.05.2012</text:p>
          </table:table-cell>
          <table:table-cell table:formula="of:=YEAR([.B161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date" office:date-value="2012-05-28" calcext:value-type="date">
            <text:p>28.05.2012</text:p>
          </table:table-cell>
          <table:table-cell table:formula="of:=YEAR([.B161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date" office:date-value="2012-05-29" calcext:value-type="date">
            <text:p>29.05.2012</text:p>
          </table:table-cell>
          <table:table-cell table:formula="of:=YEAR([.B161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6008" calcext:value-type="float">
            <text:p>6008</text:p>
          </table:table-cell>
          <table:table-cell office:value-type="date" office:date-value="2012-05-30" calcext:value-type="date">
            <text:p>30.05.2012</text:p>
          </table:table-cell>
          <table:table-cell table:formula="of:=YEAR([.B161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date" office:date-value="2012-05-31" calcext:value-type="date">
            <text:p>31.05.2012</text:p>
          </table:table-cell>
          <table:table-cell table:formula="of:=YEAR([.B161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date" office:date-value="2012-06-01" calcext:value-type="date">
            <text:p>1.06.2012</text:p>
          </table:table-cell>
          <table:table-cell table:formula="of:=YEAR([.B161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date" office:date-value="2012-06-02" calcext:value-type="date">
            <text:p>2.06.2012</text:p>
          </table:table-cell>
          <table:table-cell table:formula="of:=YEAR([.B161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date" office:date-value="2012-06-03" calcext:value-type="date">
            <text:p>3.06.2012</text:p>
          </table:table-cell>
          <table:table-cell table:formula="of:=YEAR([.B161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date" office:date-value="2012-06-04" calcext:value-type="date">
            <text:p>4.06.2012</text:p>
          </table:table-cell>
          <table:table-cell table:formula="of:=YEAR([.B161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date" office:date-value="2012-06-05" calcext:value-type="date">
            <text:p>5.06.2012</text:p>
          </table:table-cell>
          <table:table-cell table:formula="of:=YEAR([.B161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542" calcext:value-type="float">
            <text:p>5542</text:p>
          </table:table-cell>
          <table:table-cell office:value-type="date" office:date-value="2012-06-06" calcext:value-type="date">
            <text:p>6.06.2012</text:p>
          </table:table-cell>
          <table:table-cell table:formula="of:=YEAR([.B162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598" calcext:value-type="float">
            <text:p>4598</text:p>
          </table:table-cell>
          <table:table-cell office:value-type="date" office:date-value="2012-06-07" calcext:value-type="date">
            <text:p>7.06.2012</text:p>
          </table:table-cell>
          <table:table-cell table:formula="of:=YEAR([.B162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date" office:date-value="2012-06-08" calcext:value-type="date">
            <text:p>8.06.2012</text:p>
          </table:table-cell>
          <table:table-cell table:formula="of:=YEAR([.B162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date" office:date-value="2012-06-09" calcext:value-type="date">
            <text:p>9.06.2012</text:p>
          </table:table-cell>
          <table:table-cell table:formula="of:=YEAR([.B162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date" office:date-value="2012-06-10" calcext:value-type="date">
            <text:p>10.06.2012</text:p>
          </table:table-cell>
          <table:table-cell table:formula="of:=YEAR([.B162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date" office:date-value="2012-06-11" calcext:value-type="date">
            <text:p>11.06.2012</text:p>
          </table:table-cell>
          <table:table-cell table:formula="of:=YEAR([.B162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796" calcext:value-type="float">
            <text:p>4796</text:p>
          </table:table-cell>
          <table:table-cell office:value-type="date" office:date-value="2012-06-12" calcext:value-type="date">
            <text:p>12.06.2012</text:p>
          </table:table-cell>
          <table:table-cell table:formula="of:=YEAR([.B162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date" office:date-value="2012-06-13" calcext:value-type="date">
            <text:p>13.06.2012</text:p>
          </table:table-cell>
          <table:table-cell table:formula="of:=YEAR([.B162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date" office:date-value="2012-06-14" calcext:value-type="date">
            <text:p>14.06.2012</text:p>
          </table:table-cell>
          <table:table-cell table:formula="of:=YEAR([.B162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date" office:date-value="2012-06-15" calcext:value-type="date">
            <text:p>15.06.2012</text:p>
          </table:table-cell>
          <table:table-cell table:formula="of:=YEAR([.B162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date" office:date-value="2012-06-16" calcext:value-type="date">
            <text:p>16.06.2012</text:p>
          </table:table-cell>
          <table:table-cell table:formula="of:=YEAR([.B163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date" office:date-value="2012-06-17" calcext:value-type="date">
            <text:p>17.06.2012</text:p>
          </table:table-cell>
          <table:table-cell table:formula="of:=YEAR([.B163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date" office:date-value="2012-06-18" calcext:value-type="date">
            <text:p>18.06.2012</text:p>
          </table:table-cell>
          <table:table-cell table:formula="of:=YEAR([.B163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date" office:date-value="2012-06-19" calcext:value-type="date">
            <text:p>19.06.2012</text:p>
          </table:table-cell>
          <table:table-cell table:formula="of:=YEAR([.B163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date" office:date-value="2012-06-20" calcext:value-type="date">
            <text:p>20.06.2012</text:p>
          </table:table-cell>
          <table:table-cell table:formula="of:=YEAR([.B163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date" office:date-value="2012-06-21" calcext:value-type="date">
            <text:p>21.06.2012</text:p>
          </table:table-cell>
          <table:table-cell table:formula="of:=YEAR([.B163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date" office:date-value="2012-06-22" calcext:value-type="date">
            <text:p>22.06.2012</text:p>
          </table:table-cell>
          <table:table-cell table:formula="of:=YEAR([.B163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date" office:date-value="2012-06-23" calcext:value-type="date">
            <text:p>23.06.2012</text:p>
          </table:table-cell>
          <table:table-cell table:formula="of:=YEAR([.B163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date" office:date-value="2012-06-24" calcext:value-type="date">
            <text:p>24.06.2012</text:p>
          </table:table-cell>
          <table:table-cell table:formula="of:=YEAR([.B163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date" office:date-value="2012-06-25" calcext:value-type="date">
            <text:p>25.06.2012</text:p>
          </table:table-cell>
          <table:table-cell table:formula="of:=YEAR([.B163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date" office:date-value="2012-06-26" calcext:value-type="date">
            <text:p>26.06.2012</text:p>
          </table:table-cell>
          <table:table-cell table:formula="of:=YEAR([.B164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date" office:date-value="2012-06-27" calcext:value-type="date">
            <text:p>27.06.2012</text:p>
          </table:table-cell>
          <table:table-cell table:formula="of:=YEAR([.B164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date" office:date-value="2012-06-28" calcext:value-type="date">
            <text:p>28.06.2012</text:p>
          </table:table-cell>
          <table:table-cell table:formula="of:=YEAR([.B164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date" office:date-value="2012-06-29" calcext:value-type="date">
            <text:p>29.06.2012</text:p>
          </table:table-cell>
          <table:table-cell table:formula="of:=YEAR([.B164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date" office:date-value="2012-06-30" calcext:value-type="date">
            <text:p>30.06.2012</text:p>
          </table:table-cell>
          <table:table-cell table:formula="of:=YEAR([.B164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date" office:date-value="2012-07-01" calcext:value-type="date">
            <text:p>1.07.2012</text:p>
          </table:table-cell>
          <table:table-cell table:formula="of:=YEAR([.B164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date" office:date-value="2012-07-02" calcext:value-type="date">
            <text:p>2.07.2012</text:p>
          </table:table-cell>
          <table:table-cell table:formula="of:=YEAR([.B164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date" office:date-value="2012-07-03" calcext:value-type="date">
            <text:p>3.07.2012</text:p>
          </table:table-cell>
          <table:table-cell table:formula="of:=YEAR([.B164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date" office:date-value="2012-07-04" calcext:value-type="date">
            <text:p>4.07.2012</text:p>
          </table:table-cell>
          <table:table-cell table:formula="of:=YEAR([.B164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date" office:date-value="2012-07-05" calcext:value-type="date">
            <text:p>5.07.2012</text:p>
          </table:table-cell>
          <table:table-cell table:formula="of:=YEAR([.B164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date" office:date-value="2012-07-06" calcext:value-type="date">
            <text:p>6.07.2012</text:p>
          </table:table-cell>
          <table:table-cell table:formula="of:=YEAR([.B165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date" office:date-value="2012-07-07" calcext:value-type="date">
            <text:p>7.07.2012</text:p>
          </table:table-cell>
          <table:table-cell table:formula="of:=YEAR([.B165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date" office:date-value="2012-07-08" calcext:value-type="date">
            <text:p>8.07.2012</text:p>
          </table:table-cell>
          <table:table-cell table:formula="of:=YEAR([.B165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date" office:date-value="2012-07-09" calcext:value-type="date">
            <text:p>9.07.2012</text:p>
          </table:table-cell>
          <table:table-cell table:formula="of:=YEAR([.B165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date" office:date-value="2012-07-10" calcext:value-type="date">
            <text:p>10.07.2012</text:p>
          </table:table-cell>
          <table:table-cell table:formula="of:=YEAR([.B165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779" calcext:value-type="float">
            <text:p>4779</text:p>
          </table:table-cell>
          <table:table-cell office:value-type="date" office:date-value="2012-07-11" calcext:value-type="date">
            <text:p>11.07.2012</text:p>
          </table:table-cell>
          <table:table-cell table:formula="of:=YEAR([.B165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date" office:date-value="2012-07-12" calcext:value-type="date">
            <text:p>12.07.2012</text:p>
          </table:table-cell>
          <table:table-cell table:formula="of:=YEAR([.B165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date" office:date-value="2012-07-13" calcext:value-type="date">
            <text:p>13.07.2012</text:p>
          </table:table-cell>
          <table:table-cell table:formula="of:=YEAR([.B165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date" office:date-value="2012-07-14" calcext:value-type="date">
            <text:p>14.07.2012</text:p>
          </table:table-cell>
          <table:table-cell table:formula="of:=YEAR([.B165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date" office:date-value="2012-07-15" calcext:value-type="date">
            <text:p>15.07.2012</text:p>
          </table:table-cell>
          <table:table-cell table:formula="of:=YEAR([.B165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357" calcext:value-type="float">
            <text:p>5357</text:p>
          </table:table-cell>
          <table:table-cell office:value-type="date" office:date-value="2012-07-16" calcext:value-type="date">
            <text:p>16.07.2012</text:p>
          </table:table-cell>
          <table:table-cell table:formula="of:=YEAR([.B166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date" office:date-value="2012-07-17" calcext:value-type="date">
            <text:p>17.07.2012</text:p>
          </table:table-cell>
          <table:table-cell table:formula="of:=YEAR([.B166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date" office:date-value="2012-07-18" calcext:value-type="date">
            <text:p>18.07.2012</text:p>
          </table:table-cell>
          <table:table-cell table:formula="of:=YEAR([.B166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date" office:date-value="2012-07-19" calcext:value-type="date">
            <text:p>19.07.2012</text:p>
          </table:table-cell>
          <table:table-cell table:formula="of:=YEAR([.B166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852" calcext:value-type="float">
            <text:p>4852</text:p>
          </table:table-cell>
          <table:table-cell office:value-type="date" office:date-value="2012-07-20" calcext:value-type="date">
            <text:p>20.07.2012</text:p>
          </table:table-cell>
          <table:table-cell table:formula="of:=YEAR([.B166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8865" calcext:value-type="float">
            <text:p>8865</text:p>
          </table:table-cell>
          <table:table-cell office:value-type="date" office:date-value="2012-07-21" calcext:value-type="date">
            <text:p>21.07.2012</text:p>
          </table:table-cell>
          <table:table-cell table:formula="of:=YEAR([.B166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5095" calcext:value-type="float">
            <text:p>15095</text:p>
          </table:table-cell>
          <table:table-cell office:value-type="date" office:date-value="2012-07-22" calcext:value-type="date">
            <text:p>22.07.2012</text:p>
          </table:table-cell>
          <table:table-cell table:formula="of:=YEAR([.B166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6822" calcext:value-type="float">
            <text:p>26822</text:p>
          </table:table-cell>
          <table:table-cell office:value-type="date" office:date-value="2012-07-23" calcext:value-type="date">
            <text:p>23.07.2012</text:p>
          </table:table-cell>
          <table:table-cell table:formula="of:=YEAR([.B166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8519" calcext:value-type="float">
            <text:p>38519</text:p>
          </table:table-cell>
          <table:table-cell office:value-type="date" office:date-value="2012-07-24" calcext:value-type="date">
            <text:p>24.07.2012</text:p>
          </table:table-cell>
          <table:table-cell table:formula="of:=YEAR([.B166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0271" calcext:value-type="float">
            <text:p>50271</text:p>
          </table:table-cell>
          <table:table-cell office:value-type="date" office:date-value="2012-07-25" calcext:value-type="date">
            <text:p>25.07.2012</text:p>
          </table:table-cell>
          <table:table-cell table:formula="of:=YEAR([.B166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7936" calcext:value-type="float">
            <text:p>57936</text:p>
          </table:table-cell>
          <table:table-cell office:value-type="date" office:date-value="2012-07-26" calcext:value-type="date">
            <text:p>26.07.2012</text:p>
          </table:table-cell>
          <table:table-cell table:formula="of:=YEAR([.B167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8941" calcext:value-type="float">
            <text:p>58941</text:p>
          </table:table-cell>
          <table:table-cell office:value-type="date" office:date-value="2012-07-27" calcext:value-type="date">
            <text:p>27.07.2012</text:p>
          </table:table-cell>
          <table:table-cell table:formula="of:=YEAR([.B167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9510" calcext:value-type="float">
            <text:p>49510</text:p>
          </table:table-cell>
          <table:table-cell office:value-type="date" office:date-value="2012-07-28" calcext:value-type="date">
            <text:p>28.07.2012</text:p>
          </table:table-cell>
          <table:table-cell table:formula="of:=YEAR([.B167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7222" calcext:value-type="float">
            <text:p>37222</text:p>
          </table:table-cell>
          <table:table-cell office:value-type="date" office:date-value="2012-07-29" calcext:value-type="date">
            <text:p>29.07.2012</text:p>
          </table:table-cell>
          <table:table-cell table:formula="of:=YEAR([.B167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5013" calcext:value-type="float">
            <text:p>25013</text:p>
          </table:table-cell>
          <table:table-cell office:value-type="date" office:date-value="2012-07-30" calcext:value-type="date">
            <text:p>30.07.2012</text:p>
          </table:table-cell>
          <table:table-cell table:formula="of:=YEAR([.B167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7372" calcext:value-type="float">
            <text:p>17372</text:p>
          </table:table-cell>
          <table:table-cell office:value-type="date" office:date-value="2012-07-31" calcext:value-type="date">
            <text:p>31.07.2012</text:p>
          </table:table-cell>
          <table:table-cell table:formula="of:=YEAR([.B167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9974" calcext:value-type="float">
            <text:p>9974</text:p>
          </table:table-cell>
          <table:table-cell office:value-type="date" office:date-value="2012-08-01" calcext:value-type="date">
            <text:p>1.08.2012</text:p>
          </table:table-cell>
          <table:table-cell table:formula="of:=YEAR([.B167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date" office:date-value="2012-08-02" calcext:value-type="date">
            <text:p>2.08.2012</text:p>
          </table:table-cell>
          <table:table-cell table:formula="of:=YEAR([.B167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date" office:date-value="2012-08-03" calcext:value-type="date">
            <text:p>3.08.2012</text:p>
          </table:table-cell>
          <table:table-cell table:formula="of:=YEAR([.B167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date" office:date-value="2012-08-04" calcext:value-type="date">
            <text:p>4.08.2012</text:p>
          </table:table-cell>
          <table:table-cell table:formula="of:=YEAR([.B167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date" office:date-value="2012-08-05" calcext:value-type="date">
            <text:p>5.08.2012</text:p>
          </table:table-cell>
          <table:table-cell table:formula="of:=YEAR([.B168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date" office:date-value="2012-08-06" calcext:value-type="date">
            <text:p>6.08.2012</text:p>
          </table:table-cell>
          <table:table-cell table:formula="of:=YEAR([.B168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date" office:date-value="2012-08-07" calcext:value-type="date">
            <text:p>7.08.2012</text:p>
          </table:table-cell>
          <table:table-cell table:formula="of:=YEAR([.B168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date" office:date-value="2012-08-08" calcext:value-type="date">
            <text:p>8.08.2012</text:p>
          </table:table-cell>
          <table:table-cell table:formula="of:=YEAR([.B168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291" calcext:value-type="float">
            <text:p>5291</text:p>
          </table:table-cell>
          <table:table-cell office:value-type="date" office:date-value="2012-08-09" calcext:value-type="date">
            <text:p>9.08.2012</text:p>
          </table:table-cell>
          <table:table-cell table:formula="of:=YEAR([.B168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date" office:date-value="2012-08-10" calcext:value-type="date">
            <text:p>10.08.2012</text:p>
          </table:table-cell>
          <table:table-cell table:formula="of:=YEAR([.B168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date" office:date-value="2012-08-11" calcext:value-type="date">
            <text:p>11.08.2012</text:p>
          </table:table-cell>
          <table:table-cell table:formula="of:=YEAR([.B168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date" office:date-value="2012-08-12" calcext:value-type="date">
            <text:p>12.08.2012</text:p>
          </table:table-cell>
          <table:table-cell table:formula="of:=YEAR([.B168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date" office:date-value="2012-08-13" calcext:value-type="date">
            <text:p>13.08.2012</text:p>
          </table:table-cell>
          <table:table-cell table:formula="of:=YEAR([.B168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date" office:date-value="2012-08-14" calcext:value-type="date">
            <text:p>14.08.2012</text:p>
          </table:table-cell>
          <table:table-cell table:formula="of:=YEAR([.B168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date" office:date-value="2012-08-15" calcext:value-type="date">
            <text:p>15.08.2012</text:p>
          </table:table-cell>
          <table:table-cell table:formula="of:=YEAR([.B169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date" office:date-value="2012-08-16" calcext:value-type="date">
            <text:p>16.08.2012</text:p>
          </table:table-cell>
          <table:table-cell table:formula="of:=YEAR([.B169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date" office:date-value="2012-08-17" calcext:value-type="date">
            <text:p>17.08.2012</text:p>
          </table:table-cell>
          <table:table-cell table:formula="of:=YEAR([.B169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date" office:date-value="2012-08-18" calcext:value-type="date">
            <text:p>18.08.2012</text:p>
          </table:table-cell>
          <table:table-cell table:formula="of:=YEAR([.B169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date" office:date-value="2012-08-19" calcext:value-type="date">
            <text:p>19.08.2012</text:p>
          </table:table-cell>
          <table:table-cell table:formula="of:=YEAR([.B169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date" office:date-value="2012-08-20" calcext:value-type="date">
            <text:p>20.08.2012</text:p>
          </table:table-cell>
          <table:table-cell table:formula="of:=YEAR([.B169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293" calcext:value-type="float">
            <text:p>5293</text:p>
          </table:table-cell>
          <table:table-cell office:value-type="date" office:date-value="2012-08-21" calcext:value-type="date">
            <text:p>21.08.2012</text:p>
          </table:table-cell>
          <table:table-cell table:formula="of:=YEAR([.B169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date" office:date-value="2012-08-22" calcext:value-type="date">
            <text:p>22.08.2012</text:p>
          </table:table-cell>
          <table:table-cell table:formula="of:=YEAR([.B169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date" office:date-value="2012-08-23" calcext:value-type="date">
            <text:p>23.08.2012</text:p>
          </table:table-cell>
          <table:table-cell table:formula="of:=YEAR([.B169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882" calcext:value-type="float">
            <text:p>4882</text:p>
          </table:table-cell>
          <table:table-cell office:value-type="date" office:date-value="2012-08-24" calcext:value-type="date">
            <text:p>24.08.2012</text:p>
          </table:table-cell>
          <table:table-cell table:formula="of:=YEAR([.B169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8398" calcext:value-type="float">
            <text:p>8398</text:p>
          </table:table-cell>
          <table:table-cell office:value-type="date" office:date-value="2012-08-25" calcext:value-type="date">
            <text:p>25.08.2012</text:p>
          </table:table-cell>
          <table:table-cell table:formula="of:=YEAR([.B170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0594" calcext:value-type="float">
            <text:p>10594</text:p>
          </table:table-cell>
          <table:table-cell office:value-type="date" office:date-value="2012-08-26" calcext:value-type="date">
            <text:p>26.08.2012</text:p>
          </table:table-cell>
          <table:table-cell table:formula="of:=YEAR([.B170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6764" calcext:value-type="float">
            <text:p>16764</text:p>
          </table:table-cell>
          <table:table-cell office:value-type="date" office:date-value="2012-08-27" calcext:value-type="date">
            <text:p>27.08.2012</text:p>
          </table:table-cell>
          <table:table-cell table:formula="of:=YEAR([.B170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0954" calcext:value-type="float">
            <text:p>20954</text:p>
          </table:table-cell>
          <table:table-cell office:value-type="date" office:date-value="2012-08-28" calcext:value-type="date">
            <text:p>28.08.2012</text:p>
          </table:table-cell>
          <table:table-cell table:formula="of:=YEAR([.B170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7013" calcext:value-type="float">
            <text:p>27013</text:p>
          </table:table-cell>
          <table:table-cell office:value-type="date" office:date-value="2012-08-29" calcext:value-type="date">
            <text:p>29.08.2012</text:p>
          </table:table-cell>
          <table:table-cell table:formula="of:=YEAR([.B170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0654" calcext:value-type="float">
            <text:p>30654</text:p>
          </table:table-cell>
          <table:table-cell office:value-type="date" office:date-value="2012-08-30" calcext:value-type="date">
            <text:p>30.08.2012</text:p>
          </table:table-cell>
          <table:table-cell table:formula="of:=YEAR([.B170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0666" calcext:value-type="float">
            <text:p>30666</text:p>
          </table:table-cell>
          <table:table-cell office:value-type="date" office:date-value="2012-08-31" calcext:value-type="date">
            <text:p>31.08.2012</text:p>
          </table:table-cell>
          <table:table-cell table:formula="of:=YEAR([.B170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8936" calcext:value-type="float">
            <text:p>28936</text:p>
          </table:table-cell>
          <table:table-cell office:value-type="date" office:date-value="2012-09-01" calcext:value-type="date">
            <text:p>1.09.2012</text:p>
          </table:table-cell>
          <table:table-cell table:formula="of:=YEAR([.B170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22361" calcext:value-type="float">
            <text:p>22361</text:p>
          </table:table-cell>
          <table:table-cell office:value-type="date" office:date-value="2012-09-02" calcext:value-type="date">
            <text:p>2.09.2012</text:p>
          </table:table-cell>
          <table:table-cell table:formula="of:=YEAR([.B170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4932" calcext:value-type="float">
            <text:p>14932</text:p>
          </table:table-cell>
          <table:table-cell office:value-type="date" office:date-value="2012-09-03" calcext:value-type="date">
            <text:p>3.09.2012</text:p>
          </table:table-cell>
          <table:table-cell table:formula="of:=YEAR([.B170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8388" calcext:value-type="float">
            <text:p>8388</text:p>
          </table:table-cell>
          <table:table-cell office:value-type="date" office:date-value="2012-09-04" calcext:value-type="date">
            <text:p>4.09.2012</text:p>
          </table:table-cell>
          <table:table-cell table:formula="of:=YEAR([.B171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7467" calcext:value-type="float">
            <text:p>7467</text:p>
          </table:table-cell>
          <table:table-cell office:value-type="date" office:date-value="2012-09-05" calcext:value-type="date">
            <text:p>5.09.2012</text:p>
          </table:table-cell>
          <table:table-cell table:formula="of:=YEAR([.B171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date" office:date-value="2012-09-06" calcext:value-type="date">
            <text:p>6.09.2012</text:p>
          </table:table-cell>
          <table:table-cell table:formula="of:=YEAR([.B171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date" office:date-value="2012-09-07" calcext:value-type="date">
            <text:p>7.09.2012</text:p>
          </table:table-cell>
          <table:table-cell table:formula="of:=YEAR([.B171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date" office:date-value="2012-09-08" calcext:value-type="date">
            <text:p>8.09.2012</text:p>
          </table:table-cell>
          <table:table-cell table:formula="of:=YEAR([.B171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date" office:date-value="2012-09-09" calcext:value-type="date">
            <text:p>9.09.2012</text:p>
          </table:table-cell>
          <table:table-cell table:formula="of:=YEAR([.B171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date" office:date-value="2012-09-10" calcext:value-type="date">
            <text:p>10.09.2012</text:p>
          </table:table-cell>
          <table:table-cell table:formula="of:=YEAR([.B171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068" calcext:value-type="float">
            <text:p>5068</text:p>
          </table:table-cell>
          <table:table-cell office:value-type="date" office:date-value="2012-09-11" calcext:value-type="date">
            <text:p>11.09.2012</text:p>
          </table:table-cell>
          <table:table-cell table:formula="of:=YEAR([.B171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date" office:date-value="2012-09-12" calcext:value-type="date">
            <text:p>12.09.2012</text:p>
          </table:table-cell>
          <table:table-cell table:formula="of:=YEAR([.B171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846" calcext:value-type="float">
            <text:p>4846</text:p>
          </table:table-cell>
          <table:table-cell office:value-type="date" office:date-value="2012-09-13" calcext:value-type="date">
            <text:p>13.09.2012</text:p>
          </table:table-cell>
          <table:table-cell table:formula="of:=YEAR([.B171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578" calcext:value-type="float">
            <text:p>5578</text:p>
          </table:table-cell>
          <table:table-cell office:value-type="date" office:date-value="2012-09-14" calcext:value-type="date">
            <text:p>14.09.2012</text:p>
          </table:table-cell>
          <table:table-cell table:formula="of:=YEAR([.B172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date" office:date-value="2012-09-15" calcext:value-type="date">
            <text:p>15.09.2012</text:p>
          </table:table-cell>
          <table:table-cell table:formula="of:=YEAR([.B172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date" office:date-value="2012-09-16" calcext:value-type="date">
            <text:p>16.09.2012</text:p>
          </table:table-cell>
          <table:table-cell table:formula="of:=YEAR([.B172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date" office:date-value="2012-09-17" calcext:value-type="date">
            <text:p>17.09.2012</text:p>
          </table:table-cell>
          <table:table-cell table:formula="of:=YEAR([.B172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date" office:date-value="2012-09-18" calcext:value-type="date">
            <text:p>18.09.2012</text:p>
          </table:table-cell>
          <table:table-cell table:formula="of:=YEAR([.B172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067" calcext:value-type="float">
            <text:p>5067</text:p>
          </table:table-cell>
          <table:table-cell office:value-type="date" office:date-value="2012-09-19" calcext:value-type="date">
            <text:p>19.09.2012</text:p>
          </table:table-cell>
          <table:table-cell table:formula="of:=YEAR([.B172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date" office:date-value="2012-09-20" calcext:value-type="date">
            <text:p>20.09.2012</text:p>
          </table:table-cell>
          <table:table-cell table:formula="of:=YEAR([.B172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907" calcext:value-type="float">
            <text:p>5907</text:p>
          </table:table-cell>
          <table:table-cell office:value-type="date" office:date-value="2012-09-21" calcext:value-type="date">
            <text:p>21.09.2012</text:p>
          </table:table-cell>
          <table:table-cell table:formula="of:=YEAR([.B172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date" office:date-value="2012-09-22" calcext:value-type="date">
            <text:p>22.09.2012</text:p>
          </table:table-cell>
          <table:table-cell table:formula="of:=YEAR([.B172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date" office:date-value="2012-09-23" calcext:value-type="date">
            <text:p>23.09.2012</text:p>
          </table:table-cell>
          <table:table-cell table:formula="of:=YEAR([.B172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7548" calcext:value-type="float">
            <text:p>7548</text:p>
          </table:table-cell>
          <table:table-cell office:value-type="date" office:date-value="2012-09-24" calcext:value-type="date">
            <text:p>24.09.2012</text:p>
          </table:table-cell>
          <table:table-cell table:formula="of:=YEAR([.B173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date" office:date-value="2012-09-25" calcext:value-type="date">
            <text:p>25.09.2012</text:p>
          </table:table-cell>
          <table:table-cell table:formula="of:=YEAR([.B173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date" office:date-value="2012-09-26" calcext:value-type="date">
            <text:p>26.09.2012</text:p>
          </table:table-cell>
          <table:table-cell table:formula="of:=YEAR([.B173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6689" calcext:value-type="float">
            <text:p>6689</text:p>
          </table:table-cell>
          <table:table-cell office:value-type="date" office:date-value="2012-09-27" calcext:value-type="date">
            <text:p>27.09.2012</text:p>
          </table:table-cell>
          <table:table-cell table:formula="of:=YEAR([.B173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date" office:date-value="2012-09-28" calcext:value-type="date">
            <text:p>28.09.2012</text:p>
          </table:table-cell>
          <table:table-cell table:formula="of:=YEAR([.B173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date" office:date-value="2012-09-29" calcext:value-type="date">
            <text:p>29.09.2012</text:p>
          </table:table-cell>
          <table:table-cell table:formula="of:=YEAR([.B173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6702" calcext:value-type="float">
            <text:p>6702</text:p>
          </table:table-cell>
          <table:table-cell office:value-type="date" office:date-value="2012-09-30" calcext:value-type="date">
            <text:p>30.09.2012</text:p>
          </table:table-cell>
          <table:table-cell table:formula="of:=YEAR([.B173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8399" calcext:value-type="float">
            <text:p>8399</text:p>
          </table:table-cell>
          <table:table-cell office:value-type="date" office:date-value="2012-10-01" calcext:value-type="date">
            <text:p>1.10.2012</text:p>
          </table:table-cell>
          <table:table-cell table:formula="of:=YEAR([.B173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7034" calcext:value-type="float">
            <text:p>7034</text:p>
          </table:table-cell>
          <table:table-cell office:value-type="date" office:date-value="2012-10-02" calcext:value-type="date">
            <text:p>2.10.2012</text:p>
          </table:table-cell>
          <table:table-cell table:formula="of:=YEAR([.B173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8504" calcext:value-type="float">
            <text:p>8504</text:p>
          </table:table-cell>
          <table:table-cell office:value-type="date" office:date-value="2012-10-03" calcext:value-type="date">
            <text:p>3.10.2012</text:p>
          </table:table-cell>
          <table:table-cell table:formula="of:=YEAR([.B173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8072" calcext:value-type="float">
            <text:p>8072</text:p>
          </table:table-cell>
          <table:table-cell office:value-type="date" office:date-value="2012-10-04" calcext:value-type="date">
            <text:p>4.10.2012</text:p>
          </table:table-cell>
          <table:table-cell table:formula="of:=YEAR([.B174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7933" calcext:value-type="float">
            <text:p>7933</text:p>
          </table:table-cell>
          <table:table-cell office:value-type="date" office:date-value="2012-10-05" calcext:value-type="date">
            <text:p>5.10.2012</text:p>
          </table:table-cell>
          <table:table-cell table:formula="of:=YEAR([.B174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9453" calcext:value-type="float">
            <text:p>9453</text:p>
          </table:table-cell>
          <table:table-cell office:value-type="date" office:date-value="2012-10-06" calcext:value-type="date">
            <text:p>6.10.2012</text:p>
          </table:table-cell>
          <table:table-cell table:formula="of:=YEAR([.B174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date" office:date-value="2012-10-07" calcext:value-type="date">
            <text:p>7.10.2012</text:p>
          </table:table-cell>
          <table:table-cell table:formula="of:=YEAR([.B174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8912" calcext:value-type="float">
            <text:p>8912</text:p>
          </table:table-cell>
          <table:table-cell office:value-type="date" office:date-value="2012-10-08" calcext:value-type="date">
            <text:p>8.10.2012</text:p>
          </table:table-cell>
          <table:table-cell table:formula="of:=YEAR([.B174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8209" calcext:value-type="float">
            <text:p>8209</text:p>
          </table:table-cell>
          <table:table-cell office:value-type="date" office:date-value="2012-10-09" calcext:value-type="date">
            <text:p>9.10.2012</text:p>
          </table:table-cell>
          <table:table-cell table:formula="of:=YEAR([.B174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0568" calcext:value-type="float">
            <text:p>10568</text:p>
          </table:table-cell>
          <table:table-cell office:value-type="date" office:date-value="2012-10-10" calcext:value-type="date">
            <text:p>10.10.2012</text:p>
          </table:table-cell>
          <table:table-cell table:formula="of:=YEAR([.B174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0328" calcext:value-type="float">
            <text:p>10328</text:p>
          </table:table-cell>
          <table:table-cell office:value-type="date" office:date-value="2012-10-11" calcext:value-type="date">
            <text:p>11.10.2012</text:p>
          </table:table-cell>
          <table:table-cell table:formula="of:=YEAR([.B174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8666" calcext:value-type="float">
            <text:p>8666</text:p>
          </table:table-cell>
          <table:table-cell office:value-type="date" office:date-value="2012-10-12" calcext:value-type="date">
            <text:p>12.10.2012</text:p>
          </table:table-cell>
          <table:table-cell table:formula="of:=YEAR([.B174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0288" calcext:value-type="float">
            <text:p>10288</text:p>
          </table:table-cell>
          <table:table-cell office:value-type="date" office:date-value="2012-10-13" calcext:value-type="date">
            <text:p>13.10.2012</text:p>
          </table:table-cell>
          <table:table-cell table:formula="of:=YEAR([.B174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0688" calcext:value-type="float">
            <text:p>10688</text:p>
          </table:table-cell>
          <table:table-cell office:value-type="date" office:date-value="2012-10-14" calcext:value-type="date">
            <text:p>14.10.2012</text:p>
          </table:table-cell>
          <table:table-cell table:formula="of:=YEAR([.B175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0551" calcext:value-type="float">
            <text:p>10551</text:p>
          </table:table-cell>
          <table:table-cell office:value-type="date" office:date-value="2012-10-15" calcext:value-type="date">
            <text:p>15.10.2012</text:p>
          </table:table-cell>
          <table:table-cell table:formula="of:=YEAR([.B175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9867" calcext:value-type="float">
            <text:p>9867</text:p>
          </table:table-cell>
          <table:table-cell office:value-type="date" office:date-value="2012-10-16" calcext:value-type="date">
            <text:p>16.10.2012</text:p>
          </table:table-cell>
          <table:table-cell table:formula="of:=YEAR([.B175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date" office:date-value="2012-10-17" calcext:value-type="date">
            <text:p>17.10.2012</text:p>
          </table:table-cell>
          <table:table-cell table:formula="of:=YEAR([.B175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2106" calcext:value-type="float">
            <text:p>12106</text:p>
          </table:table-cell>
          <table:table-cell office:value-type="date" office:date-value="2012-10-18" calcext:value-type="date">
            <text:p>18.10.2012</text:p>
          </table:table-cell>
          <table:table-cell table:formula="of:=YEAR([.B175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1548" calcext:value-type="float">
            <text:p>11548</text:p>
          </table:table-cell>
          <table:table-cell office:value-type="date" office:date-value="2012-10-19" calcext:value-type="date">
            <text:p>19.10.2012</text:p>
          </table:table-cell>
          <table:table-cell table:formula="of:=YEAR([.B175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1102" calcext:value-type="float">
            <text:p>11102</text:p>
          </table:table-cell>
          <table:table-cell office:value-type="date" office:date-value="2012-10-20" calcext:value-type="date">
            <text:p>20.10.2012</text:p>
          </table:table-cell>
          <table:table-cell table:formula="of:=YEAR([.B175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0583" calcext:value-type="float">
            <text:p>10583</text:p>
          </table:table-cell>
          <table:table-cell office:value-type="date" office:date-value="2012-10-21" calcext:value-type="date">
            <text:p>21.10.2012</text:p>
          </table:table-cell>
          <table:table-cell table:formula="of:=YEAR([.B175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1325" calcext:value-type="float">
            <text:p>11325</text:p>
          </table:table-cell>
          <table:table-cell office:value-type="date" office:date-value="2012-10-22" calcext:value-type="date">
            <text:p>22.10.2012</text:p>
          </table:table-cell>
          <table:table-cell table:formula="of:=YEAR([.B175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date" office:date-value="2012-10-23" calcext:value-type="date">
            <text:p>23.10.2012</text:p>
          </table:table-cell>
          <table:table-cell table:formula="of:=YEAR([.B175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1669" calcext:value-type="float">
            <text:p>11669</text:p>
          </table:table-cell>
          <table:table-cell office:value-type="date" office:date-value="2012-10-24" calcext:value-type="date">
            <text:p>24.10.2012</text:p>
          </table:table-cell>
          <table:table-cell table:formula="of:=YEAR([.B176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1594" calcext:value-type="float">
            <text:p>11594</text:p>
          </table:table-cell>
          <table:table-cell office:value-type="date" office:date-value="2012-10-25" calcext:value-type="date">
            <text:p>25.10.2012</text:p>
          </table:table-cell>
          <table:table-cell table:formula="of:=YEAR([.B176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date" office:date-value="2012-10-26" calcext:value-type="date">
            <text:p>26.10.2012</text:p>
          </table:table-cell>
          <table:table-cell table:formula="of:=YEAR([.B176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1204" calcext:value-type="float">
            <text:p>11204</text:p>
          </table:table-cell>
          <table:table-cell office:value-type="date" office:date-value="2012-10-27" calcext:value-type="date">
            <text:p>27.10.2012</text:p>
          </table:table-cell>
          <table:table-cell table:formula="of:=YEAR([.B176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2893" calcext:value-type="float">
            <text:p>12893</text:p>
          </table:table-cell>
          <table:table-cell office:value-type="date" office:date-value="2012-10-28" calcext:value-type="date">
            <text:p>28.10.2012</text:p>
          </table:table-cell>
          <table:table-cell table:formula="of:=YEAR([.B176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1658" calcext:value-type="float">
            <text:p>11658</text:p>
          </table:table-cell>
          <table:table-cell office:value-type="date" office:date-value="2012-10-29" calcext:value-type="date">
            <text:p>29.10.2012</text:p>
          </table:table-cell>
          <table:table-cell table:formula="of:=YEAR([.B176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2069" calcext:value-type="float">
            <text:p>12069</text:p>
          </table:table-cell>
          <table:table-cell office:value-type="date" office:date-value="2012-10-30" calcext:value-type="date">
            <text:p>30.10.2012</text:p>
          </table:table-cell>
          <table:table-cell table:formula="of:=YEAR([.B176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1401" calcext:value-type="float">
            <text:p>11401</text:p>
          </table:table-cell>
          <table:table-cell office:value-type="date" office:date-value="2012-10-31" calcext:value-type="date">
            <text:p>31.10.2012</text:p>
          </table:table-cell>
          <table:table-cell table:formula="of:=YEAR([.B176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1972" calcext:value-type="float">
            <text:p>11972</text:p>
          </table:table-cell>
          <table:table-cell office:value-type="date" office:date-value="2012-11-01" calcext:value-type="date">
            <text:p>1.11.2012</text:p>
          </table:table-cell>
          <table:table-cell table:formula="of:=YEAR([.B176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2725" calcext:value-type="float">
            <text:p>12725</text:p>
          </table:table-cell>
          <table:table-cell office:value-type="date" office:date-value="2012-11-02" calcext:value-type="date">
            <text:p>2.11.2012</text:p>
          </table:table-cell>
          <table:table-cell table:formula="of:=YEAR([.B176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2522" calcext:value-type="float">
            <text:p>12522</text:p>
          </table:table-cell>
          <table:table-cell office:value-type="date" office:date-value="2012-11-03" calcext:value-type="date">
            <text:p>3.11.2012</text:p>
          </table:table-cell>
          <table:table-cell table:formula="of:=YEAR([.B177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0799" calcext:value-type="float">
            <text:p>10799</text:p>
          </table:table-cell>
          <table:table-cell office:value-type="date" office:date-value="2012-11-04" calcext:value-type="date">
            <text:p>4.11.2012</text:p>
          </table:table-cell>
          <table:table-cell table:formula="of:=YEAR([.B177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2314" calcext:value-type="float">
            <text:p>12314</text:p>
          </table:table-cell>
          <table:table-cell office:value-type="date" office:date-value="2012-11-05" calcext:value-type="date">
            <text:p>5.11.2012</text:p>
          </table:table-cell>
          <table:table-cell table:formula="of:=YEAR([.B177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1394" calcext:value-type="float">
            <text:p>11394</text:p>
          </table:table-cell>
          <table:table-cell office:value-type="date" office:date-value="2012-11-06" calcext:value-type="date">
            <text:p>6.11.2012</text:p>
          </table:table-cell>
          <table:table-cell table:formula="of:=YEAR([.B177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0693" calcext:value-type="float">
            <text:p>10693</text:p>
          </table:table-cell>
          <table:table-cell office:value-type="date" office:date-value="2012-11-07" calcext:value-type="date">
            <text:p>7.11.2012</text:p>
          </table:table-cell>
          <table:table-cell table:formula="of:=YEAR([.B177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1312" calcext:value-type="float">
            <text:p>11312</text:p>
          </table:table-cell>
          <table:table-cell office:value-type="date" office:date-value="2012-11-08" calcext:value-type="date">
            <text:p>8.11.2012</text:p>
          </table:table-cell>
          <table:table-cell table:formula="of:=YEAR([.B177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2275" calcext:value-type="float">
            <text:p>12275</text:p>
          </table:table-cell>
          <table:table-cell office:value-type="date" office:date-value="2012-11-09" calcext:value-type="date">
            <text:p>9.11.2012</text:p>
          </table:table-cell>
          <table:table-cell table:formula="of:=YEAR([.B177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1020" calcext:value-type="float">
            <text:p>11020</text:p>
          </table:table-cell>
          <table:table-cell office:value-type="date" office:date-value="2012-11-10" calcext:value-type="date">
            <text:p>10.11.2012</text:p>
          </table:table-cell>
          <table:table-cell table:formula="of:=YEAR([.B177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1960" calcext:value-type="float">
            <text:p>11960</text:p>
          </table:table-cell>
          <table:table-cell office:value-type="date" office:date-value="2012-11-11" calcext:value-type="date">
            <text:p>11.11.2012</text:p>
          </table:table-cell>
          <table:table-cell table:formula="of:=YEAR([.B177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1047" calcext:value-type="float">
            <text:p>11047</text:p>
          </table:table-cell>
          <table:table-cell office:value-type="date" office:date-value="2012-11-12" calcext:value-type="date">
            <text:p>12.11.2012</text:p>
          </table:table-cell>
          <table:table-cell table:formula="of:=YEAR([.B177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9377" calcext:value-type="float">
            <text:p>9377</text:p>
          </table:table-cell>
          <table:table-cell office:value-type="date" office:date-value="2012-11-13" calcext:value-type="date">
            <text:p>13.11.2012</text:p>
          </table:table-cell>
          <table:table-cell table:formula="of:=YEAR([.B178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2498" calcext:value-type="float">
            <text:p>12498</text:p>
          </table:table-cell>
          <table:table-cell office:value-type="date" office:date-value="2012-11-14" calcext:value-type="date">
            <text:p>14.11.2012</text:p>
          </table:table-cell>
          <table:table-cell table:formula="of:=YEAR([.B178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0661" calcext:value-type="float">
            <text:p>10661</text:p>
          </table:table-cell>
          <table:table-cell office:value-type="date" office:date-value="2012-11-15" calcext:value-type="date">
            <text:p>15.11.2012</text:p>
          </table:table-cell>
          <table:table-cell table:formula="of:=YEAR([.B178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9479" calcext:value-type="float">
            <text:p>9479</text:p>
          </table:table-cell>
          <table:table-cell office:value-type="date" office:date-value="2012-11-16" calcext:value-type="date">
            <text:p>16.11.2012</text:p>
          </table:table-cell>
          <table:table-cell table:formula="of:=YEAR([.B178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0764" calcext:value-type="float">
            <text:p>10764</text:p>
          </table:table-cell>
          <table:table-cell office:value-type="date" office:date-value="2012-11-17" calcext:value-type="date">
            <text:p>17.11.2012</text:p>
          </table:table-cell>
          <table:table-cell table:formula="of:=YEAR([.B178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1606" calcext:value-type="float">
            <text:p>11606</text:p>
          </table:table-cell>
          <table:table-cell office:value-type="date" office:date-value="2012-11-18" calcext:value-type="date">
            <text:p>18.11.2012</text:p>
          </table:table-cell>
          <table:table-cell table:formula="of:=YEAR([.B178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9007" calcext:value-type="float">
            <text:p>9007</text:p>
          </table:table-cell>
          <table:table-cell office:value-type="date" office:date-value="2012-11-19" calcext:value-type="date">
            <text:p>19.11.2012</text:p>
          </table:table-cell>
          <table:table-cell table:formula="of:=YEAR([.B178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0683" calcext:value-type="float">
            <text:p>10683</text:p>
          </table:table-cell>
          <table:table-cell office:value-type="date" office:date-value="2012-11-20" calcext:value-type="date">
            <text:p>20.11.2012</text:p>
          </table:table-cell>
          <table:table-cell table:formula="of:=YEAR([.B178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2257" calcext:value-type="float">
            <text:p>12257</text:p>
          </table:table-cell>
          <table:table-cell office:value-type="date" office:date-value="2012-11-21" calcext:value-type="date">
            <text:p>21.11.2012</text:p>
          </table:table-cell>
          <table:table-cell table:formula="of:=YEAR([.B178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8288" calcext:value-type="float">
            <text:p>8288</text:p>
          </table:table-cell>
          <table:table-cell office:value-type="date" office:date-value="2012-11-22" calcext:value-type="date">
            <text:p>22.11.2012</text:p>
          </table:table-cell>
          <table:table-cell table:formula="of:=YEAR([.B178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date" office:date-value="2012-11-23" calcext:value-type="date">
            <text:p>23.11.2012</text:p>
          </table:table-cell>
          <table:table-cell table:formula="of:=YEAR([.B179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9097" calcext:value-type="float">
            <text:p>9097</text:p>
          </table:table-cell>
          <table:table-cell office:value-type="date" office:date-value="2012-11-24" calcext:value-type="date">
            <text:p>24.11.2012</text:p>
          </table:table-cell>
          <table:table-cell table:formula="of:=YEAR([.B179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11359" calcext:value-type="float">
            <text:p>11359</text:p>
          </table:table-cell>
          <table:table-cell office:value-type="date" office:date-value="2012-11-25" calcext:value-type="date">
            <text:p>25.11.2012</text:p>
          </table:table-cell>
          <table:table-cell table:formula="of:=YEAR([.B179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9489" calcext:value-type="float">
            <text:p>9489</text:p>
          </table:table-cell>
          <table:table-cell office:value-type="date" office:date-value="2012-11-26" calcext:value-type="date">
            <text:p>26.11.2012</text:p>
          </table:table-cell>
          <table:table-cell table:formula="of:=YEAR([.B179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7902" calcext:value-type="float">
            <text:p>7902</text:p>
          </table:table-cell>
          <table:table-cell office:value-type="date" office:date-value="2012-11-27" calcext:value-type="date">
            <text:p>27.11.2012</text:p>
          </table:table-cell>
          <table:table-cell table:formula="of:=YEAR([.B179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7963" calcext:value-type="float">
            <text:p>7963</text:p>
          </table:table-cell>
          <table:table-cell office:value-type="date" office:date-value="2012-11-28" calcext:value-type="date">
            <text:p>28.11.2012</text:p>
          </table:table-cell>
          <table:table-cell table:formula="of:=YEAR([.B179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6637" calcext:value-type="float">
            <text:p>6637</text:p>
          </table:table-cell>
          <table:table-cell office:value-type="date" office:date-value="2012-11-29" calcext:value-type="date">
            <text:p>29.11.2012</text:p>
          </table:table-cell>
          <table:table-cell table:formula="of:=YEAR([.B179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date" office:date-value="2012-11-30" calcext:value-type="date">
            <text:p>30.11.2012</text:p>
          </table:table-cell>
          <table:table-cell table:formula="of:=YEAR([.B179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7702" calcext:value-type="float">
            <text:p>7702</text:p>
          </table:table-cell>
          <table:table-cell office:value-type="date" office:date-value="2012-12-01" calcext:value-type="date">
            <text:p>1.12.2012</text:p>
          </table:table-cell>
          <table:table-cell table:formula="of:=YEAR([.B179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7534" calcext:value-type="float">
            <text:p>7534</text:p>
          </table:table-cell>
          <table:table-cell office:value-type="date" office:date-value="2012-12-02" calcext:value-type="date">
            <text:p>2.12.2012</text:p>
          </table:table-cell>
          <table:table-cell table:formula="of:=YEAR([.B179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6701" calcext:value-type="float">
            <text:p>6701</text:p>
          </table:table-cell>
          <table:table-cell office:value-type="date" office:date-value="2012-12-03" calcext:value-type="date">
            <text:p>3.12.2012</text:p>
          </table:table-cell>
          <table:table-cell table:formula="of:=YEAR([.B180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7024" calcext:value-type="float">
            <text:p>7024</text:p>
          </table:table-cell>
          <table:table-cell office:value-type="date" office:date-value="2012-12-04" calcext:value-type="date">
            <text:p>4.12.2012</text:p>
          </table:table-cell>
          <table:table-cell table:formula="of:=YEAR([.B180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7459" calcext:value-type="float">
            <text:p>7459</text:p>
          </table:table-cell>
          <table:table-cell office:value-type="date" office:date-value="2012-12-05" calcext:value-type="date">
            <text:p>5.12.2012</text:p>
          </table:table-cell>
          <table:table-cell table:formula="of:=YEAR([.B180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777" calcext:value-type="float">
            <text:p>5777</text:p>
          </table:table-cell>
          <table:table-cell office:value-type="date" office:date-value="2012-12-06" calcext:value-type="date">
            <text:p>6.12.2012</text:p>
          </table:table-cell>
          <table:table-cell table:formula="of:=YEAR([.B180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date" office:date-value="2012-12-07" calcext:value-type="date">
            <text:p>7.12.2012</text:p>
          </table:table-cell>
          <table:table-cell table:formula="of:=YEAR([.B180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737" calcext:value-type="float">
            <text:p>5737</text:p>
          </table:table-cell>
          <table:table-cell office:value-type="date" office:date-value="2012-12-08" calcext:value-type="date">
            <text:p>8.12.2012</text:p>
          </table:table-cell>
          <table:table-cell table:formula="of:=YEAR([.B180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date" office:date-value="2012-12-09" calcext:value-type="date">
            <text:p>9.12.2012</text:p>
          </table:table-cell>
          <table:table-cell table:formula="of:=YEAR([.B180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9069" calcext:value-type="float">
            <text:p>9069</text:p>
          </table:table-cell>
          <table:table-cell office:value-type="date" office:date-value="2012-12-10" calcext:value-type="date">
            <text:p>10.12.2012</text:p>
          </table:table-cell>
          <table:table-cell table:formula="of:=YEAR([.B180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7290" calcext:value-type="float">
            <text:p>7290</text:p>
          </table:table-cell>
          <table:table-cell office:value-type="date" office:date-value="2012-12-11" calcext:value-type="date">
            <text:p>11.12.2012</text:p>
          </table:table-cell>
          <table:table-cell table:formula="of:=YEAR([.B180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7675" calcext:value-type="float">
            <text:p>7675</text:p>
          </table:table-cell>
          <table:table-cell office:value-type="date" office:date-value="2012-12-12" calcext:value-type="date">
            <text:p>12.12.2012</text:p>
          </table:table-cell>
          <table:table-cell table:formula="of:=YEAR([.B180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date" office:date-value="2012-12-13" calcext:value-type="date">
            <text:p>13.12.2012</text:p>
          </table:table-cell>
          <table:table-cell table:formula="of:=YEAR([.B181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8573" calcext:value-type="float">
            <text:p>8573</text:p>
          </table:table-cell>
          <table:table-cell office:value-type="date" office:date-value="2012-12-14" calcext:value-type="date">
            <text:p>14.12.2012</text:p>
          </table:table-cell>
          <table:table-cell table:formula="of:=YEAR([.B181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6893" calcext:value-type="float">
            <text:p>6893</text:p>
          </table:table-cell>
          <table:table-cell office:value-type="date" office:date-value="2012-12-15" calcext:value-type="date">
            <text:p>15.12.2012</text:p>
          </table:table-cell>
          <table:table-cell table:formula="of:=YEAR([.B181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date" office:date-value="2012-12-16" calcext:value-type="date">
            <text:p>16.12.2012</text:p>
          </table:table-cell>
          <table:table-cell table:formula="of:=YEAR([.B181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date" office:date-value="2012-12-17" calcext:value-type="date">
            <text:p>17.12.2012</text:p>
          </table:table-cell>
          <table:table-cell table:formula="of:=YEAR([.B181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902" calcext:value-type="float">
            <text:p>4902</text:p>
          </table:table-cell>
          <table:table-cell office:value-type="date" office:date-value="2012-12-18" calcext:value-type="date">
            <text:p>18.12.2012</text:p>
          </table:table-cell>
          <table:table-cell table:formula="of:=YEAR([.B181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date" office:date-value="2012-12-19" calcext:value-type="date">
            <text:p>19.12.2012</text:p>
          </table:table-cell>
          <table:table-cell table:formula="of:=YEAR([.B181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date" office:date-value="2012-12-20" calcext:value-type="date">
            <text:p>20.12.2012</text:p>
          </table:table-cell>
          <table:table-cell table:formula="of:=YEAR([.B181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date" office:date-value="2012-12-21" calcext:value-type="date">
            <text:p>21.12.2012</text:p>
          </table:table-cell>
          <table:table-cell table:formula="of:=YEAR([.B181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date" office:date-value="2012-12-22" calcext:value-type="date">
            <text:p>22.12.2012</text:p>
          </table:table-cell>
          <table:table-cell table:formula="of:=YEAR([.B1819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date" office:date-value="2012-12-23" calcext:value-type="date">
            <text:p>23.12.2012</text:p>
          </table:table-cell>
          <table:table-cell table:formula="of:=YEAR([.B1820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date" office:date-value="2012-12-24" calcext:value-type="date">
            <text:p>24.12.2012</text:p>
          </table:table-cell>
          <table:table-cell table:formula="of:=YEAR([.B1821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date" office:date-value="2012-12-25" calcext:value-type="date">
            <text:p>25.12.2012</text:p>
          </table:table-cell>
          <table:table-cell table:formula="of:=YEAR([.B1822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date" office:date-value="2012-12-26" calcext:value-type="date">
            <text:p>26.12.2012</text:p>
          </table:table-cell>
          <table:table-cell table:formula="of:=YEAR([.B1823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date" office:date-value="2012-12-27" calcext:value-type="date">
            <text:p>27.12.2012</text:p>
          </table:table-cell>
          <table:table-cell table:formula="of:=YEAR([.B1824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date" office:date-value="2012-12-28" calcext:value-type="date">
            <text:p>28.12.2012</text:p>
          </table:table-cell>
          <table:table-cell table:formula="of:=YEAR([.B1825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7044" calcext:value-type="float">
            <text:p>7044</text:p>
          </table:table-cell>
          <table:table-cell office:value-type="date" office:date-value="2012-12-29" calcext:value-type="date">
            <text:p>29.12.2012</text:p>
          </table:table-cell>
          <table:table-cell table:formula="of:=YEAR([.B1826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date" office:date-value="2012-12-30" calcext:value-type="date">
            <text:p>30.12.2012</text:p>
          </table:table-cell>
          <table:table-cell table:formula="of:=YEAR([.B1827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date" office:date-value="2012-12-31" calcext:value-type="date">
            <text:p>31.12.2012</text:p>
          </table:table-cell>
          <table:table-cell table:formula="of:=YEAR([.B1828])"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date" office:date-value="2013-01-01" calcext:value-type="date">
            <text:p>1.01.2013</text:p>
          </table:table-cell>
          <table:table-cell table:formula="of:=YEAR([.B182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5122" calcext:value-type="float">
            <text:p>5122</text:p>
          </table:table-cell>
          <table:table-cell office:value-type="date" office:date-value="2013-01-02" calcext:value-type="date">
            <text:p>2.01.2013</text:p>
          </table:table-cell>
          <table:table-cell table:formula="of:=YEAR([.B183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6273" calcext:value-type="float">
            <text:p>6273</text:p>
          </table:table-cell>
          <table:table-cell office:value-type="date" office:date-value="2013-01-03" calcext:value-type="date">
            <text:p>3.01.2013</text:p>
          </table:table-cell>
          <table:table-cell table:formula="of:=YEAR([.B183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5844" calcext:value-type="float">
            <text:p>5844</text:p>
          </table:table-cell>
          <table:table-cell office:value-type="date" office:date-value="2013-01-04" calcext:value-type="date">
            <text:p>4.01.2013</text:p>
          </table:table-cell>
          <table:table-cell table:formula="of:=YEAR([.B183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date" office:date-value="2013-01-05" calcext:value-type="date">
            <text:p>5.01.2013</text:p>
          </table:table-cell>
          <table:table-cell table:formula="of:=YEAR([.B183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date" office:date-value="2013-01-06" calcext:value-type="date">
            <text:p>6.01.2013</text:p>
          </table:table-cell>
          <table:table-cell table:formula="of:=YEAR([.B183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5379" calcext:value-type="float">
            <text:p>5379</text:p>
          </table:table-cell>
          <table:table-cell office:value-type="date" office:date-value="2013-01-07" calcext:value-type="date">
            <text:p>7.01.2013</text:p>
          </table:table-cell>
          <table:table-cell table:formula="of:=YEAR([.B183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date" office:date-value="2013-01-08" calcext:value-type="date">
            <text:p>8.01.2013</text:p>
          </table:table-cell>
          <table:table-cell table:formula="of:=YEAR([.B183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date" office:date-value="2013-01-09" calcext:value-type="date">
            <text:p>9.01.2013</text:p>
          </table:table-cell>
          <table:table-cell table:formula="of:=YEAR([.B183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734" calcext:value-type="float">
            <text:p>4734</text:p>
          </table:table-cell>
          <table:table-cell office:value-type="date" office:date-value="2013-01-10" calcext:value-type="date">
            <text:p>10.01.2013</text:p>
          </table:table-cell>
          <table:table-cell table:formula="of:=YEAR([.B183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date" office:date-value="2013-01-11" calcext:value-type="date">
            <text:p>11.01.2013</text:p>
          </table:table-cell>
          <table:table-cell table:formula="of:=YEAR([.B183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date" office:date-value="2013-01-12" calcext:value-type="date">
            <text:p>12.01.2013</text:p>
          </table:table-cell>
          <table:table-cell table:formula="of:=YEAR([.B184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date" office:date-value="2013-01-13" calcext:value-type="date">
            <text:p>13.01.2013</text:p>
          </table:table-cell>
          <table:table-cell table:formula="of:=YEAR([.B184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date" office:date-value="2013-01-14" calcext:value-type="date">
            <text:p>14.01.2013</text:p>
          </table:table-cell>
          <table:table-cell table:formula="of:=YEAR([.B184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date" office:date-value="2013-01-15" calcext:value-type="date">
            <text:p>15.01.2013</text:p>
          </table:table-cell>
          <table:table-cell table:formula="of:=YEAR([.B184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date" office:date-value="2013-01-16" calcext:value-type="date">
            <text:p>16.01.2013</text:p>
          </table:table-cell>
          <table:table-cell table:formula="of:=YEAR([.B184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date" office:date-value="2013-01-17" calcext:value-type="date">
            <text:p>17.01.2013</text:p>
          </table:table-cell>
          <table:table-cell table:formula="of:=YEAR([.B184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date" office:date-value="2013-01-18" calcext:value-type="date">
            <text:p>18.01.2013</text:p>
          </table:table-cell>
          <table:table-cell table:formula="of:=YEAR([.B184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date" office:date-value="2013-01-19" calcext:value-type="date">
            <text:p>19.01.2013</text:p>
          </table:table-cell>
          <table:table-cell table:formula="of:=YEAR([.B184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date" office:date-value="2013-01-20" calcext:value-type="date">
            <text:p>20.01.2013</text:p>
          </table:table-cell>
          <table:table-cell table:formula="of:=YEAR([.B184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date" office:date-value="2013-01-21" calcext:value-type="date">
            <text:p>21.01.2013</text:p>
          </table:table-cell>
          <table:table-cell table:formula="of:=YEAR([.B184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date" office:date-value="2013-01-22" calcext:value-type="date">
            <text:p>22.01.2013</text:p>
          </table:table-cell>
          <table:table-cell table:formula="of:=YEAR([.B185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date" office:date-value="2013-01-23" calcext:value-type="date">
            <text:p>23.01.2013</text:p>
          </table:table-cell>
          <table:table-cell table:formula="of:=YEAR([.B185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date" office:date-value="2013-01-24" calcext:value-type="date">
            <text:p>24.01.2013</text:p>
          </table:table-cell>
          <table:table-cell table:formula="of:=YEAR([.B185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date" office:date-value="2013-01-25" calcext:value-type="date">
            <text:p>25.01.2013</text:p>
          </table:table-cell>
          <table:table-cell table:formula="of:=YEAR([.B185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date" office:date-value="2013-01-26" calcext:value-type="date">
            <text:p>26.01.2013</text:p>
          </table:table-cell>
          <table:table-cell table:formula="of:=YEAR([.B185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date" office:date-value="2013-01-27" calcext:value-type="date">
            <text:p>27.01.2013</text:p>
          </table:table-cell>
          <table:table-cell table:formula="of:=YEAR([.B185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date" office:date-value="2013-01-28" calcext:value-type="date">
            <text:p>28.01.2013</text:p>
          </table:table-cell>
          <table:table-cell table:formula="of:=YEAR([.B185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date" office:date-value="2013-01-29" calcext:value-type="date">
            <text:p>29.01.2013</text:p>
          </table:table-cell>
          <table:table-cell table:formula="of:=YEAR([.B185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date" office:date-value="2013-01-30" calcext:value-type="date">
            <text:p>30.01.2013</text:p>
          </table:table-cell>
          <table:table-cell table:formula="of:=YEAR([.B185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date" office:date-value="2013-01-31" calcext:value-type="date">
            <text:p>31.01.2013</text:p>
          </table:table-cell>
          <table:table-cell table:formula="of:=YEAR([.B185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5109" calcext:value-type="float">
            <text:p>5109</text:p>
          </table:table-cell>
          <table:table-cell office:value-type="date" office:date-value="2013-02-01" calcext:value-type="date">
            <text:p>1.02.2013</text:p>
          </table:table-cell>
          <table:table-cell table:formula="of:=YEAR([.B186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date" office:date-value="2013-02-02" calcext:value-type="date">
            <text:p>2.02.2013</text:p>
          </table:table-cell>
          <table:table-cell table:formula="of:=YEAR([.B186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date" office:date-value="2013-02-03" calcext:value-type="date">
            <text:p>3.02.2013</text:p>
          </table:table-cell>
          <table:table-cell table:formula="of:=YEAR([.B186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date" office:date-value="2013-02-04" calcext:value-type="date">
            <text:p>4.02.2013</text:p>
          </table:table-cell>
          <table:table-cell table:formula="of:=YEAR([.B186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date" office:date-value="2013-02-05" calcext:value-type="date">
            <text:p>5.02.2013</text:p>
          </table:table-cell>
          <table:table-cell table:formula="of:=YEAR([.B186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date" office:date-value="2013-02-06" calcext:value-type="date">
            <text:p>6.02.2013</text:p>
          </table:table-cell>
          <table:table-cell table:formula="of:=YEAR([.B186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date" office:date-value="2013-02-07" calcext:value-type="date">
            <text:p>7.02.2013</text:p>
          </table:table-cell>
          <table:table-cell table:formula="of:=YEAR([.B186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date" office:date-value="2013-02-08" calcext:value-type="date">
            <text:p>8.02.2013</text:p>
          </table:table-cell>
          <table:table-cell table:formula="of:=YEAR([.B186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date" office:date-value="2013-02-09" calcext:value-type="date">
            <text:p>9.02.2013</text:p>
          </table:table-cell>
          <table:table-cell table:formula="of:=YEAR([.B186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date" office:date-value="2013-02-10" calcext:value-type="date">
            <text:p>10.02.2013</text:p>
          </table:table-cell>
          <table:table-cell table:formula="of:=YEAR([.B186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date" office:date-value="2013-02-11" calcext:value-type="date">
            <text:p>11.02.2013</text:p>
          </table:table-cell>
          <table:table-cell table:formula="of:=YEAR([.B187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date" office:date-value="2013-02-12" calcext:value-type="date">
            <text:p>12.02.2013</text:p>
          </table:table-cell>
          <table:table-cell table:formula="of:=YEAR([.B187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date" office:date-value="2013-02-13" calcext:value-type="date">
            <text:p>13.02.2013</text:p>
          </table:table-cell>
          <table:table-cell table:formula="of:=YEAR([.B187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date" office:date-value="2013-02-14" calcext:value-type="date">
            <text:p>14.02.2013</text:p>
          </table:table-cell>
          <table:table-cell table:formula="of:=YEAR([.B187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date" office:date-value="2013-02-15" calcext:value-type="date">
            <text:p>15.02.2013</text:p>
          </table:table-cell>
          <table:table-cell table:formula="of:=YEAR([.B187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date" office:date-value="2013-02-16" calcext:value-type="date">
            <text:p>16.02.2013</text:p>
          </table:table-cell>
          <table:table-cell table:formula="of:=YEAR([.B187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date" office:date-value="2013-02-17" calcext:value-type="date">
            <text:p>17.02.2013</text:p>
          </table:table-cell>
          <table:table-cell table:formula="of:=YEAR([.B187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date" office:date-value="2013-02-18" calcext:value-type="date">
            <text:p>18.02.2013</text:p>
          </table:table-cell>
          <table:table-cell table:formula="of:=YEAR([.B187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date" office:date-value="2013-02-19" calcext:value-type="date">
            <text:p>19.02.2013</text:p>
          </table:table-cell>
          <table:table-cell table:formula="of:=YEAR([.B187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date" office:date-value="2013-02-20" calcext:value-type="date">
            <text:p>20.02.2013</text:p>
          </table:table-cell>
          <table:table-cell table:formula="of:=YEAR([.B187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date" office:date-value="2013-02-21" calcext:value-type="date">
            <text:p>21.02.2013</text:p>
          </table:table-cell>
          <table:table-cell table:formula="of:=YEAR([.B188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date" office:date-value="2013-02-22" calcext:value-type="date">
            <text:p>22.02.2013</text:p>
          </table:table-cell>
          <table:table-cell table:formula="of:=YEAR([.B188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date" office:date-value="2013-02-23" calcext:value-type="date">
            <text:p>23.02.2013</text:p>
          </table:table-cell>
          <table:table-cell table:formula="of:=YEAR([.B188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date" office:date-value="2013-02-24" calcext:value-type="date">
            <text:p>24.02.2013</text:p>
          </table:table-cell>
          <table:table-cell table:formula="of:=YEAR([.B188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date" office:date-value="2013-02-25" calcext:value-type="date">
            <text:p>25.02.2013</text:p>
          </table:table-cell>
          <table:table-cell table:formula="of:=YEAR([.B188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date" office:date-value="2013-02-26" calcext:value-type="date">
            <text:p>26.02.2013</text:p>
          </table:table-cell>
          <table:table-cell table:formula="of:=YEAR([.B188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884" calcext:value-type="float">
            <text:p>4884</text:p>
          </table:table-cell>
          <table:table-cell office:value-type="date" office:date-value="2013-02-27" calcext:value-type="date">
            <text:p>27.02.2013</text:p>
          </table:table-cell>
          <table:table-cell table:formula="of:=YEAR([.B188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5582" calcext:value-type="float">
            <text:p>5582</text:p>
          </table:table-cell>
          <table:table-cell office:value-type="date" office:date-value="2013-02-28" calcext:value-type="date">
            <text:p>28.02.2013</text:p>
          </table:table-cell>
          <table:table-cell table:formula="of:=YEAR([.B188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6878" calcext:value-type="float">
            <text:p>6878</text:p>
          </table:table-cell>
          <table:table-cell office:value-type="date" office:date-value="2013-03-01" calcext:value-type="date">
            <text:p>1.03.2013</text:p>
          </table:table-cell>
          <table:table-cell table:formula="of:=YEAR([.B188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date" office:date-value="2013-03-02" calcext:value-type="date">
            <text:p>2.03.2013</text:p>
          </table:table-cell>
          <table:table-cell table:formula="of:=YEAR([.B188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date" office:date-value="2013-03-03" calcext:value-type="date">
            <text:p>3.03.2013</text:p>
          </table:table-cell>
          <table:table-cell table:formula="of:=YEAR([.B189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7905" calcext:value-type="float">
            <text:p>7905</text:p>
          </table:table-cell>
          <table:table-cell office:value-type="date" office:date-value="2013-03-04" calcext:value-type="date">
            <text:p>4.03.2013</text:p>
          </table:table-cell>
          <table:table-cell table:formula="of:=YEAR([.B189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date" office:date-value="2013-03-05" calcext:value-type="date">
            <text:p>5.03.2013</text:p>
          </table:table-cell>
          <table:table-cell table:formula="of:=YEAR([.B189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0801" calcext:value-type="float">
            <text:p>10801</text:p>
          </table:table-cell>
          <table:table-cell office:value-type="date" office:date-value="2013-03-06" calcext:value-type="date">
            <text:p>6.03.2013</text:p>
          </table:table-cell>
          <table:table-cell table:formula="of:=YEAR([.B189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1212" calcext:value-type="float">
            <text:p>11212</text:p>
          </table:table-cell>
          <table:table-cell office:value-type="date" office:date-value="2013-03-07" calcext:value-type="date">
            <text:p>7.03.2013</text:p>
          </table:table-cell>
          <table:table-cell table:formula="of:=YEAR([.B189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2572" calcext:value-type="float">
            <text:p>12572</text:p>
          </table:table-cell>
          <table:table-cell office:value-type="date" office:date-value="2013-03-08" calcext:value-type="date">
            <text:p>8.03.2013</text:p>
          </table:table-cell>
          <table:table-cell table:formula="of:=YEAR([.B189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4294" calcext:value-type="float">
            <text:p>14294</text:p>
          </table:table-cell>
          <table:table-cell office:value-type="date" office:date-value="2013-03-09" calcext:value-type="date">
            <text:p>9.03.2013</text:p>
          </table:table-cell>
          <table:table-cell table:formula="of:=YEAR([.B189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5164" calcext:value-type="float">
            <text:p>15164</text:p>
          </table:table-cell>
          <table:table-cell office:value-type="date" office:date-value="2013-03-10" calcext:value-type="date">
            <text:p>10.03.2013</text:p>
          </table:table-cell>
          <table:table-cell table:formula="of:=YEAR([.B189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6391" calcext:value-type="float">
            <text:p>16391</text:p>
          </table:table-cell>
          <table:table-cell office:value-type="date" office:date-value="2013-03-11" calcext:value-type="date">
            <text:p>11.03.2013</text:p>
          </table:table-cell>
          <table:table-cell table:formula="of:=YEAR([.B189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8535" calcext:value-type="float">
            <text:p>18535</text:p>
          </table:table-cell>
          <table:table-cell office:value-type="date" office:date-value="2013-03-12" calcext:value-type="date">
            <text:p>12.03.2013</text:p>
          </table:table-cell>
          <table:table-cell table:formula="of:=YEAR([.B189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8747" calcext:value-type="float">
            <text:p>18747</text:p>
          </table:table-cell>
          <table:table-cell office:value-type="date" office:date-value="2013-03-13" calcext:value-type="date">
            <text:p>13.03.2013</text:p>
          </table:table-cell>
          <table:table-cell table:formula="of:=YEAR([.B190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2193" calcext:value-type="float">
            <text:p>22193</text:p>
          </table:table-cell>
          <table:table-cell office:value-type="date" office:date-value="2013-03-14" calcext:value-type="date">
            <text:p>14.03.2013</text:p>
          </table:table-cell>
          <table:table-cell table:formula="of:=YEAR([.B190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5473" calcext:value-type="float">
            <text:p>25473</text:p>
          </table:table-cell>
          <table:table-cell office:value-type="date" office:date-value="2013-03-15" calcext:value-type="date">
            <text:p>15.03.2013</text:p>
          </table:table-cell>
          <table:table-cell table:formula="of:=YEAR([.B190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6358" calcext:value-type="float">
            <text:p>26358</text:p>
          </table:table-cell>
          <table:table-cell office:value-type="date" office:date-value="2013-03-16" calcext:value-type="date">
            <text:p>16.03.2013</text:p>
          </table:table-cell>
          <table:table-cell table:formula="of:=YEAR([.B190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9032" calcext:value-type="float">
            <text:p>29032</text:p>
          </table:table-cell>
          <table:table-cell office:value-type="date" office:date-value="2013-03-17" calcext:value-type="date">
            <text:p>17.03.2013</text:p>
          </table:table-cell>
          <table:table-cell table:formula="of:=YEAR([.B190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0140" calcext:value-type="float">
            <text:p>30140</text:p>
          </table:table-cell>
          <table:table-cell office:value-type="date" office:date-value="2013-03-18" calcext:value-type="date">
            <text:p>18.03.2013</text:p>
          </table:table-cell>
          <table:table-cell table:formula="of:=YEAR([.B190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1487" calcext:value-type="float">
            <text:p>31487</text:p>
          </table:table-cell>
          <table:table-cell office:value-type="date" office:date-value="2013-03-19" calcext:value-type="date">
            <text:p>19.03.2013</text:p>
          </table:table-cell>
          <table:table-cell table:formula="of:=YEAR([.B190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4815" calcext:value-type="float">
            <text:p>34815</text:p>
          </table:table-cell>
          <table:table-cell office:value-type="date" office:date-value="2013-03-20" calcext:value-type="date">
            <text:p>20.03.2013</text:p>
          </table:table-cell>
          <table:table-cell table:formula="of:=YEAR([.B190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6867" calcext:value-type="float">
            <text:p>36867</text:p>
          </table:table-cell>
          <table:table-cell office:value-type="date" office:date-value="2013-03-21" calcext:value-type="date">
            <text:p>21.03.2013</text:p>
          </table:table-cell>
          <table:table-cell table:formula="of:=YEAR([.B190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8276" calcext:value-type="float">
            <text:p>38276</text:p>
          </table:table-cell>
          <table:table-cell office:value-type="date" office:date-value="2013-03-22" calcext:value-type="date">
            <text:p>22.03.2013</text:p>
          </table:table-cell>
          <table:table-cell table:formula="of:=YEAR([.B190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9421" calcext:value-type="float">
            <text:p>39421</text:p>
          </table:table-cell>
          <table:table-cell office:value-type="date" office:date-value="2013-03-23" calcext:value-type="date">
            <text:p>23.03.2013</text:p>
          </table:table-cell>
          <table:table-cell table:formula="of:=YEAR([.B191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0674" calcext:value-type="float">
            <text:p>40674</text:p>
          </table:table-cell>
          <table:table-cell office:value-type="date" office:date-value="2013-03-24" calcext:value-type="date">
            <text:p>24.03.2013</text:p>
          </table:table-cell>
          <table:table-cell table:formula="of:=YEAR([.B191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5056" calcext:value-type="float">
            <text:p>45056</text:p>
          </table:table-cell>
          <table:table-cell office:value-type="date" office:date-value="2013-03-25" calcext:value-type="date">
            <text:p>25.03.2013</text:p>
          </table:table-cell>
          <table:table-cell table:formula="of:=YEAR([.B191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2884" calcext:value-type="float">
            <text:p>42884</text:p>
          </table:table-cell>
          <table:table-cell office:value-type="date" office:date-value="2013-03-26" calcext:value-type="date">
            <text:p>26.03.2013</text:p>
          </table:table-cell>
          <table:table-cell table:formula="of:=YEAR([.B191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3859" calcext:value-type="float">
            <text:p>43859</text:p>
          </table:table-cell>
          <table:table-cell office:value-type="date" office:date-value="2013-03-27" calcext:value-type="date">
            <text:p>27.03.2013</text:p>
          </table:table-cell>
          <table:table-cell table:formula="of:=YEAR([.B191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4374" calcext:value-type="float">
            <text:p>44374</text:p>
          </table:table-cell>
          <table:table-cell office:value-type="date" office:date-value="2013-03-28" calcext:value-type="date">
            <text:p>28.03.2013</text:p>
          </table:table-cell>
          <table:table-cell table:formula="of:=YEAR([.B191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3575" calcext:value-type="float">
            <text:p>43575</text:p>
          </table:table-cell>
          <table:table-cell office:value-type="date" office:date-value="2013-03-29" calcext:value-type="date">
            <text:p>29.03.2013</text:p>
          </table:table-cell>
          <table:table-cell table:formula="of:=YEAR([.B191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4101" calcext:value-type="float">
            <text:p>44101</text:p>
          </table:table-cell>
          <table:table-cell office:value-type="date" office:date-value="2013-03-30" calcext:value-type="date">
            <text:p>30.03.2013</text:p>
          </table:table-cell>
          <table:table-cell table:formula="of:=YEAR([.B191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3112" calcext:value-type="float">
            <text:p>43112</text:p>
          </table:table-cell>
          <table:table-cell office:value-type="date" office:date-value="2013-03-31" calcext:value-type="date">
            <text:p>31.03.2013</text:p>
          </table:table-cell>
          <table:table-cell table:formula="of:=YEAR([.B191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3513" calcext:value-type="float">
            <text:p>43513</text:p>
          </table:table-cell>
          <table:table-cell office:value-type="date" office:date-value="2013-04-01" calcext:value-type="date">
            <text:p>1.04.2013</text:p>
          </table:table-cell>
          <table:table-cell table:formula="of:=YEAR([.B191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1620" calcext:value-type="float">
            <text:p>41620</text:p>
          </table:table-cell>
          <table:table-cell office:value-type="date" office:date-value="2013-04-02" calcext:value-type="date">
            <text:p>2.04.2013</text:p>
          </table:table-cell>
          <table:table-cell table:formula="of:=YEAR([.B192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0364" calcext:value-type="float">
            <text:p>40364</text:p>
          </table:table-cell>
          <table:table-cell office:value-type="date" office:date-value="2013-04-03" calcext:value-type="date">
            <text:p>3.04.2013</text:p>
          </table:table-cell>
          <table:table-cell table:formula="of:=YEAR([.B192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7447" calcext:value-type="float">
            <text:p>37447</text:p>
          </table:table-cell>
          <table:table-cell office:value-type="date" office:date-value="2013-04-04" calcext:value-type="date">
            <text:p>4.04.2013</text:p>
          </table:table-cell>
          <table:table-cell table:formula="of:=YEAR([.B192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7923" calcext:value-type="float">
            <text:p>37923</text:p>
          </table:table-cell>
          <table:table-cell office:value-type="date" office:date-value="2013-04-05" calcext:value-type="date">
            <text:p>5.04.2013</text:p>
          </table:table-cell>
          <table:table-cell table:formula="of:=YEAR([.B192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6455" calcext:value-type="float">
            <text:p>36455</text:p>
          </table:table-cell>
          <table:table-cell office:value-type="date" office:date-value="2013-04-06" calcext:value-type="date">
            <text:p>6.04.2013</text:p>
          </table:table-cell>
          <table:table-cell table:formula="of:=YEAR([.B192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2946" calcext:value-type="float">
            <text:p>32946</text:p>
          </table:table-cell>
          <table:table-cell office:value-type="date" office:date-value="2013-04-07" calcext:value-type="date">
            <text:p>7.04.2013</text:p>
          </table:table-cell>
          <table:table-cell table:formula="of:=YEAR([.B192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1031" calcext:value-type="float">
            <text:p>31031</text:p>
          </table:table-cell>
          <table:table-cell office:value-type="date" office:date-value="2013-04-08" calcext:value-type="date">
            <text:p>8.04.2013</text:p>
          </table:table-cell>
          <table:table-cell table:formula="of:=YEAR([.B192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8782" calcext:value-type="float">
            <text:p>28782</text:p>
          </table:table-cell>
          <table:table-cell office:value-type="date" office:date-value="2013-04-09" calcext:value-type="date">
            <text:p>9.04.2013</text:p>
          </table:table-cell>
          <table:table-cell table:formula="of:=YEAR([.B192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5389" calcext:value-type="float">
            <text:p>25389</text:p>
          </table:table-cell>
          <table:table-cell office:value-type="date" office:date-value="2013-04-10" calcext:value-type="date">
            <text:p>10.04.2013</text:p>
          </table:table-cell>
          <table:table-cell table:formula="of:=YEAR([.B192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4032" calcext:value-type="float">
            <text:p>24032</text:p>
          </table:table-cell>
          <table:table-cell office:value-type="date" office:date-value="2013-04-11" calcext:value-type="date">
            <text:p>11.04.2013</text:p>
          </table:table-cell>
          <table:table-cell table:formula="of:=YEAR([.B192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2561" calcext:value-type="float">
            <text:p>22561</text:p>
          </table:table-cell>
          <table:table-cell office:value-type="date" office:date-value="2013-04-12" calcext:value-type="date">
            <text:p>12.04.2013</text:p>
          </table:table-cell>
          <table:table-cell table:formula="of:=YEAR([.B193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9265" calcext:value-type="float">
            <text:p>19265</text:p>
          </table:table-cell>
          <table:table-cell office:value-type="date" office:date-value="2013-04-13" calcext:value-type="date">
            <text:p>13.04.2013</text:p>
          </table:table-cell>
          <table:table-cell table:formula="of:=YEAR([.B193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9012" calcext:value-type="float">
            <text:p>19012</text:p>
          </table:table-cell>
          <table:table-cell office:value-type="date" office:date-value="2013-04-14" calcext:value-type="date">
            <text:p>14.04.2013</text:p>
          </table:table-cell>
          <table:table-cell table:formula="of:=YEAR([.B193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6676" calcext:value-type="float">
            <text:p>16676</text:p>
          </table:table-cell>
          <table:table-cell office:value-type="date" office:date-value="2013-04-15" calcext:value-type="date">
            <text:p>15.04.2013</text:p>
          </table:table-cell>
          <table:table-cell table:formula="of:=YEAR([.B193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6115" calcext:value-type="float">
            <text:p>16115</text:p>
          </table:table-cell>
          <table:table-cell office:value-type="date" office:date-value="2013-04-16" calcext:value-type="date">
            <text:p>16.04.2013</text:p>
          </table:table-cell>
          <table:table-cell table:formula="of:=YEAR([.B193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3639" calcext:value-type="float">
            <text:p>13639</text:p>
          </table:table-cell>
          <table:table-cell office:value-type="date" office:date-value="2013-04-17" calcext:value-type="date">
            <text:p>17.04.2013</text:p>
          </table:table-cell>
          <table:table-cell table:formula="of:=YEAR([.B193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0302" calcext:value-type="float">
            <text:p>10302</text:p>
          </table:table-cell>
          <table:table-cell office:value-type="date" office:date-value="2013-04-18" calcext:value-type="date">
            <text:p>18.04.2013</text:p>
          </table:table-cell>
          <table:table-cell table:formula="of:=YEAR([.B193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date" office:date-value="2013-04-19" calcext:value-type="date">
            <text:p>19.04.2013</text:p>
          </table:table-cell>
          <table:table-cell table:formula="of:=YEAR([.B193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date" office:date-value="2013-04-20" calcext:value-type="date">
            <text:p>20.04.2013</text:p>
          </table:table-cell>
          <table:table-cell table:formula="of:=YEAR([.B193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8381" calcext:value-type="float">
            <text:p>8381</text:p>
          </table:table-cell>
          <table:table-cell office:value-type="date" office:date-value="2013-04-21" calcext:value-type="date">
            <text:p>21.04.2013</text:p>
          </table:table-cell>
          <table:table-cell table:formula="of:=YEAR([.B193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8659" calcext:value-type="float">
            <text:p>8659</text:p>
          </table:table-cell>
          <table:table-cell office:value-type="date" office:date-value="2013-04-22" calcext:value-type="date">
            <text:p>22.04.2013</text:p>
          </table:table-cell>
          <table:table-cell table:formula="of:=YEAR([.B194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7687" calcext:value-type="float">
            <text:p>7687</text:p>
          </table:table-cell>
          <table:table-cell office:value-type="date" office:date-value="2013-04-23" calcext:value-type="date">
            <text:p>23.04.2013</text:p>
          </table:table-cell>
          <table:table-cell table:formula="of:=YEAR([.B194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date" office:date-value="2013-04-24" calcext:value-type="date">
            <text:p>24.04.2013</text:p>
          </table:table-cell>
          <table:table-cell table:formula="of:=YEAR([.B194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6984" calcext:value-type="float">
            <text:p>6984</text:p>
          </table:table-cell>
          <table:table-cell office:value-type="date" office:date-value="2013-04-25" calcext:value-type="date">
            <text:p>25.04.2013</text:p>
          </table:table-cell>
          <table:table-cell table:formula="of:=YEAR([.B194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date" office:date-value="2013-04-26" calcext:value-type="date">
            <text:p>26.04.2013</text:p>
          </table:table-cell>
          <table:table-cell table:formula="of:=YEAR([.B194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6729" calcext:value-type="float">
            <text:p>6729</text:p>
          </table:table-cell>
          <table:table-cell office:value-type="date" office:date-value="2013-04-27" calcext:value-type="date">
            <text:p>27.04.2013</text:p>
          </table:table-cell>
          <table:table-cell table:formula="of:=YEAR([.B194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date" office:date-value="2013-04-28" calcext:value-type="date">
            <text:p>28.04.2013</text:p>
          </table:table-cell>
          <table:table-cell table:formula="of:=YEAR([.B194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date" office:date-value="2013-04-29" calcext:value-type="date">
            <text:p>29.04.2013</text:p>
          </table:table-cell>
          <table:table-cell table:formula="of:=YEAR([.B194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date" office:date-value="2013-04-30" calcext:value-type="date">
            <text:p>30.04.2013</text:p>
          </table:table-cell>
          <table:table-cell table:formula="of:=YEAR([.B194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date" office:date-value="2013-05-01" calcext:value-type="date">
            <text:p>1.05.2013</text:p>
          </table:table-cell>
          <table:table-cell table:formula="of:=YEAR([.B194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date" office:date-value="2013-05-02" calcext:value-type="date">
            <text:p>2.05.2013</text:p>
          </table:table-cell>
          <table:table-cell table:formula="of:=YEAR([.B195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date" office:date-value="2013-05-03" calcext:value-type="date">
            <text:p>3.05.2013</text:p>
          </table:table-cell>
          <table:table-cell table:formula="of:=YEAR([.B195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date" office:date-value="2013-05-04" calcext:value-type="date">
            <text:p>4.05.2013</text:p>
          </table:table-cell>
          <table:table-cell table:formula="of:=YEAR([.B195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date" office:date-value="2013-05-05" calcext:value-type="date">
            <text:p>5.05.2013</text:p>
          </table:table-cell>
          <table:table-cell table:formula="of:=YEAR([.B195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date" office:date-value="2013-05-06" calcext:value-type="date">
            <text:p>6.05.2013</text:p>
          </table:table-cell>
          <table:table-cell table:formula="of:=YEAR([.B195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date" office:date-value="2013-05-07" calcext:value-type="date">
            <text:p>7.05.2013</text:p>
          </table:table-cell>
          <table:table-cell table:formula="of:=YEAR([.B195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date" office:date-value="2013-05-08" calcext:value-type="date">
            <text:p>8.05.2013</text:p>
          </table:table-cell>
          <table:table-cell table:formula="of:=YEAR([.B195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date" office:date-value="2013-05-09" calcext:value-type="date">
            <text:p>9.05.2013</text:p>
          </table:table-cell>
          <table:table-cell table:formula="of:=YEAR([.B195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date" office:date-value="2013-05-10" calcext:value-type="date">
            <text:p>10.05.2013</text:p>
          </table:table-cell>
          <table:table-cell table:formula="of:=YEAR([.B195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date" office:date-value="2013-05-11" calcext:value-type="date">
            <text:p>11.05.2013</text:p>
          </table:table-cell>
          <table:table-cell table:formula="of:=YEAR([.B195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date" office:date-value="2013-05-12" calcext:value-type="date">
            <text:p>12.05.2013</text:p>
          </table:table-cell>
          <table:table-cell table:formula="of:=YEAR([.B196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date" office:date-value="2013-05-13" calcext:value-type="date">
            <text:p>13.05.2013</text:p>
          </table:table-cell>
          <table:table-cell table:formula="of:=YEAR([.B196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date" office:date-value="2013-05-14" calcext:value-type="date">
            <text:p>14.05.2013</text:p>
          </table:table-cell>
          <table:table-cell table:formula="of:=YEAR([.B196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date" office:date-value="2013-05-15" calcext:value-type="date">
            <text:p>15.05.2013</text:p>
          </table:table-cell>
          <table:table-cell table:formula="of:=YEAR([.B196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date" office:date-value="2013-05-16" calcext:value-type="date">
            <text:p>16.05.2013</text:p>
          </table:table-cell>
          <table:table-cell table:formula="of:=YEAR([.B196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date" office:date-value="2013-05-17" calcext:value-type="date">
            <text:p>17.05.2013</text:p>
          </table:table-cell>
          <table:table-cell table:formula="of:=YEAR([.B196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date" office:date-value="2013-05-18" calcext:value-type="date">
            <text:p>18.05.2013</text:p>
          </table:table-cell>
          <table:table-cell table:formula="of:=YEAR([.B196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date" office:date-value="2013-05-19" calcext:value-type="date">
            <text:p>19.05.2013</text:p>
          </table:table-cell>
          <table:table-cell table:formula="of:=YEAR([.B196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date" office:date-value="2013-05-20" calcext:value-type="date">
            <text:p>20.05.2013</text:p>
          </table:table-cell>
          <table:table-cell table:formula="of:=YEAR([.B196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date" office:date-value="2013-05-21" calcext:value-type="date">
            <text:p>21.05.2013</text:p>
          </table:table-cell>
          <table:table-cell table:formula="of:=YEAR([.B196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date" office:date-value="2013-05-22" calcext:value-type="date">
            <text:p>22.05.2013</text:p>
          </table:table-cell>
          <table:table-cell table:formula="of:=YEAR([.B197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date" office:date-value="2013-05-23" calcext:value-type="date">
            <text:p>23.05.2013</text:p>
          </table:table-cell>
          <table:table-cell table:formula="of:=YEAR([.B197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date" office:date-value="2013-05-24" calcext:value-type="date">
            <text:p>24.05.2013</text:p>
          </table:table-cell>
          <table:table-cell table:formula="of:=YEAR([.B197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date" office:date-value="2013-05-25" calcext:value-type="date">
            <text:p>25.05.2013</text:p>
          </table:table-cell>
          <table:table-cell table:formula="of:=YEAR([.B197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date" office:date-value="2013-05-26" calcext:value-type="date">
            <text:p>26.05.2013</text:p>
          </table:table-cell>
          <table:table-cell table:formula="of:=YEAR([.B197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date" office:date-value="2013-05-27" calcext:value-type="date">
            <text:p>27.05.2013</text:p>
          </table:table-cell>
          <table:table-cell table:formula="of:=YEAR([.B197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date" office:date-value="2013-05-28" calcext:value-type="date">
            <text:p>28.05.2013</text:p>
          </table:table-cell>
          <table:table-cell table:formula="of:=YEAR([.B197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date" office:date-value="2013-05-29" calcext:value-type="date">
            <text:p>29.05.2013</text:p>
          </table:table-cell>
          <table:table-cell table:formula="of:=YEAR([.B197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date" office:date-value="2013-05-30" calcext:value-type="date">
            <text:p>30.05.2013</text:p>
          </table:table-cell>
          <table:table-cell table:formula="of:=YEAR([.B197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date" office:date-value="2013-05-31" calcext:value-type="date">
            <text:p>31.05.2013</text:p>
          </table:table-cell>
          <table:table-cell table:formula="of:=YEAR([.B197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5732" calcext:value-type="float">
            <text:p>5732</text:p>
          </table:table-cell>
          <table:table-cell office:value-type="date" office:date-value="2013-06-01" calcext:value-type="date">
            <text:p>1.06.2013</text:p>
          </table:table-cell>
          <table:table-cell table:formula="of:=YEAR([.B198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date" office:date-value="2013-06-02" calcext:value-type="date">
            <text:p>2.06.2013</text:p>
          </table:table-cell>
          <table:table-cell table:formula="of:=YEAR([.B198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9512" calcext:value-type="float">
            <text:p>9512</text:p>
          </table:table-cell>
          <table:table-cell office:value-type="date" office:date-value="2013-06-03" calcext:value-type="date">
            <text:p>3.06.2013</text:p>
          </table:table-cell>
          <table:table-cell table:formula="of:=YEAR([.B198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5953" calcext:value-type="float">
            <text:p>15953</text:p>
          </table:table-cell>
          <table:table-cell office:value-type="date" office:date-value="2013-06-04" calcext:value-type="date">
            <text:p>4.06.2013</text:p>
          </table:table-cell>
          <table:table-cell table:formula="of:=YEAR([.B198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3064" calcext:value-type="float">
            <text:p>23064</text:p>
          </table:table-cell>
          <table:table-cell office:value-type="date" office:date-value="2013-06-05" calcext:value-type="date">
            <text:p>5.06.2013</text:p>
          </table:table-cell>
          <table:table-cell table:formula="of:=YEAR([.B198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9169" calcext:value-type="float">
            <text:p>29169</text:p>
          </table:table-cell>
          <table:table-cell office:value-type="date" office:date-value="2013-06-06" calcext:value-type="date">
            <text:p>6.06.2013</text:p>
          </table:table-cell>
          <table:table-cell table:formula="of:=YEAR([.B198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0358" calcext:value-type="float">
            <text:p>30358</text:p>
          </table:table-cell>
          <table:table-cell office:value-type="date" office:date-value="2013-06-07" calcext:value-type="date">
            <text:p>7.06.2013</text:p>
          </table:table-cell>
          <table:table-cell table:formula="of:=YEAR([.B198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1455" calcext:value-type="float">
            <text:p>31455</text:p>
          </table:table-cell>
          <table:table-cell office:value-type="date" office:date-value="2013-06-08" calcext:value-type="date">
            <text:p>8.06.2013</text:p>
          </table:table-cell>
          <table:table-cell table:formula="of:=YEAR([.B198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6591" calcext:value-type="float">
            <text:p>26591</text:p>
          </table:table-cell>
          <table:table-cell office:value-type="date" office:date-value="2013-06-09" calcext:value-type="date">
            <text:p>9.06.2013</text:p>
          </table:table-cell>
          <table:table-cell table:formula="of:=YEAR([.B198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0401" calcext:value-type="float">
            <text:p>20401</text:p>
          </table:table-cell>
          <table:table-cell office:value-type="date" office:date-value="2013-06-10" calcext:value-type="date">
            <text:p>10.06.2013</text:p>
          </table:table-cell>
          <table:table-cell table:formula="of:=YEAR([.B198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5036" calcext:value-type="float">
            <text:p>15036</text:p>
          </table:table-cell>
          <table:table-cell office:value-type="date" office:date-value="2013-06-11" calcext:value-type="date">
            <text:p>11.06.2013</text:p>
          </table:table-cell>
          <table:table-cell table:formula="of:=YEAR([.B199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date" office:date-value="2013-06-12" calcext:value-type="date">
            <text:p>12.06.2013</text:p>
          </table:table-cell>
          <table:table-cell table:formula="of:=YEAR([.B199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8243" calcext:value-type="float">
            <text:p>8243</text:p>
          </table:table-cell>
          <table:table-cell office:value-type="date" office:date-value="2013-06-13" calcext:value-type="date">
            <text:p>13.06.2013</text:p>
          </table:table-cell>
          <table:table-cell table:formula="of:=YEAR([.B199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date" office:date-value="2013-06-14" calcext:value-type="date">
            <text:p>14.06.2013</text:p>
          </table:table-cell>
          <table:table-cell table:formula="of:=YEAR([.B199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date" office:date-value="2013-06-15" calcext:value-type="date">
            <text:p>15.06.2013</text:p>
          </table:table-cell>
          <table:table-cell table:formula="of:=YEAR([.B199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date" office:date-value="2013-06-16" calcext:value-type="date">
            <text:p>16.06.2013</text:p>
          </table:table-cell>
          <table:table-cell table:formula="of:=YEAR([.B199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date" office:date-value="2013-06-17" calcext:value-type="date">
            <text:p>17.06.2013</text:p>
          </table:table-cell>
          <table:table-cell table:formula="of:=YEAR([.B199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date" office:date-value="2013-06-18" calcext:value-type="date">
            <text:p>18.06.2013</text:p>
          </table:table-cell>
          <table:table-cell table:formula="of:=YEAR([.B199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date" office:date-value="2013-06-19" calcext:value-type="date">
            <text:p>19.06.2013</text:p>
          </table:table-cell>
          <table:table-cell table:formula="of:=YEAR([.B199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date" office:date-value="2013-06-20" calcext:value-type="date">
            <text:p>20.06.2013</text:p>
          </table:table-cell>
          <table:table-cell table:formula="of:=YEAR([.B199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date" office:date-value="2013-06-21" calcext:value-type="date">
            <text:p>21.06.2013</text:p>
          </table:table-cell>
          <table:table-cell table:formula="of:=YEAR([.B200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date" office:date-value="2013-06-22" calcext:value-type="date">
            <text:p>22.06.2013</text:p>
          </table:table-cell>
          <table:table-cell table:formula="of:=YEAR([.B200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date" office:date-value="2013-06-23" calcext:value-type="date">
            <text:p>23.06.2013</text:p>
          </table:table-cell>
          <table:table-cell table:formula="of:=YEAR([.B200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date" office:date-value="2013-06-24" calcext:value-type="date">
            <text:p>24.06.2013</text:p>
          </table:table-cell>
          <table:table-cell table:formula="of:=YEAR([.B200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date" office:date-value="2013-06-25" calcext:value-type="date">
            <text:p>25.06.2013</text:p>
          </table:table-cell>
          <table:table-cell table:formula="of:=YEAR([.B200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date" office:date-value="2013-06-26" calcext:value-type="date">
            <text:p>26.06.2013</text:p>
          </table:table-cell>
          <table:table-cell table:formula="of:=YEAR([.B200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date" office:date-value="2013-06-27" calcext:value-type="date">
            <text:p>27.06.2013</text:p>
          </table:table-cell>
          <table:table-cell table:formula="of:=YEAR([.B200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date" office:date-value="2013-06-28" calcext:value-type="date">
            <text:p>28.06.2013</text:p>
          </table:table-cell>
          <table:table-cell table:formula="of:=YEAR([.B200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date" office:date-value="2013-06-29" calcext:value-type="date">
            <text:p>29.06.2013</text:p>
          </table:table-cell>
          <table:table-cell table:formula="of:=YEAR([.B200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date" office:date-value="2013-06-30" calcext:value-type="date">
            <text:p>30.06.2013</text:p>
          </table:table-cell>
          <table:table-cell table:formula="of:=YEAR([.B200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date" office:date-value="2013-07-01" calcext:value-type="date">
            <text:p>1.07.2013</text:p>
          </table:table-cell>
          <table:table-cell table:formula="of:=YEAR([.B201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date" office:date-value="2013-07-02" calcext:value-type="date">
            <text:p>2.07.2013</text:p>
          </table:table-cell>
          <table:table-cell table:formula="of:=YEAR([.B201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date" office:date-value="2013-07-03" calcext:value-type="date">
            <text:p>3.07.2013</text:p>
          </table:table-cell>
          <table:table-cell table:formula="of:=YEAR([.B201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date" office:date-value="2013-07-04" calcext:value-type="date">
            <text:p>4.07.2013</text:p>
          </table:table-cell>
          <table:table-cell table:formula="of:=YEAR([.B201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5075" calcext:value-type="float">
            <text:p>5075</text:p>
          </table:table-cell>
          <table:table-cell office:value-type="date" office:date-value="2013-07-05" calcext:value-type="date">
            <text:p>5.07.2013</text:p>
          </table:table-cell>
          <table:table-cell table:formula="of:=YEAR([.B201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1295" calcext:value-type="float">
            <text:p>11295</text:p>
          </table:table-cell>
          <table:table-cell office:value-type="date" office:date-value="2013-07-06" calcext:value-type="date">
            <text:p>6.07.2013</text:p>
          </table:table-cell>
          <table:table-cell table:formula="of:=YEAR([.B201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4699" calcext:value-type="float">
            <text:p>14699</text:p>
          </table:table-cell>
          <table:table-cell office:value-type="date" office:date-value="2013-07-07" calcext:value-type="date">
            <text:p>7.07.2013</text:p>
          </table:table-cell>
          <table:table-cell table:formula="of:=YEAR([.B201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2057" calcext:value-type="float">
            <text:p>22057</text:p>
          </table:table-cell>
          <table:table-cell office:value-type="date" office:date-value="2013-07-08" calcext:value-type="date">
            <text:p>8.07.2013</text:p>
          </table:table-cell>
          <table:table-cell table:formula="of:=YEAR([.B201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7376" calcext:value-type="float">
            <text:p>27376</text:p>
          </table:table-cell>
          <table:table-cell office:value-type="date" office:date-value="2013-07-09" calcext:value-type="date">
            <text:p>9.07.2013</text:p>
          </table:table-cell>
          <table:table-cell table:formula="of:=YEAR([.B201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9855" calcext:value-type="float">
            <text:p>29855</text:p>
          </table:table-cell>
          <table:table-cell office:value-type="date" office:date-value="2013-07-10" calcext:value-type="date">
            <text:p>10.07.2013</text:p>
          </table:table-cell>
          <table:table-cell table:formula="of:=YEAR([.B201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1472" calcext:value-type="float">
            <text:p>31472</text:p>
          </table:table-cell>
          <table:table-cell office:value-type="date" office:date-value="2013-07-11" calcext:value-type="date">
            <text:p>11.07.2013</text:p>
          </table:table-cell>
          <table:table-cell table:formula="of:=YEAR([.B202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6428" calcext:value-type="float">
            <text:p>26428</text:p>
          </table:table-cell>
          <table:table-cell office:value-type="date" office:date-value="2013-07-12" calcext:value-type="date">
            <text:p>12.07.2013</text:p>
          </table:table-cell>
          <table:table-cell table:formula="of:=YEAR([.B202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9929" calcext:value-type="float">
            <text:p>19929</text:p>
          </table:table-cell>
          <table:table-cell office:value-type="date" office:date-value="2013-07-13" calcext:value-type="date">
            <text:p>13.07.2013</text:p>
          </table:table-cell>
          <table:table-cell table:formula="of:=YEAR([.B202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5353" calcext:value-type="float">
            <text:p>15353</text:p>
          </table:table-cell>
          <table:table-cell office:value-type="date" office:date-value="2013-07-14" calcext:value-type="date">
            <text:p>14.07.2013</text:p>
          </table:table-cell>
          <table:table-cell table:formula="of:=YEAR([.B202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0358" calcext:value-type="float">
            <text:p>10358</text:p>
          </table:table-cell>
          <table:table-cell office:value-type="date" office:date-value="2013-07-15" calcext:value-type="date">
            <text:p>15.07.2013</text:p>
          </table:table-cell>
          <table:table-cell table:formula="of:=YEAR([.B202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date" office:date-value="2013-07-16" calcext:value-type="date">
            <text:p>16.07.2013</text:p>
          </table:table-cell>
          <table:table-cell table:formula="of:=YEAR([.B202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date" office:date-value="2013-07-17" calcext:value-type="date">
            <text:p>17.07.2013</text:p>
          </table:table-cell>
          <table:table-cell table:formula="of:=YEAR([.B202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date" office:date-value="2013-07-18" calcext:value-type="date">
            <text:p>18.07.2013</text:p>
          </table:table-cell>
          <table:table-cell table:formula="of:=YEAR([.B202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date" office:date-value="2013-07-19" calcext:value-type="date">
            <text:p>19.07.2013</text:p>
          </table:table-cell>
          <table:table-cell table:formula="of:=YEAR([.B202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date" office:date-value="2013-07-20" calcext:value-type="date">
            <text:p>20.07.2013</text:p>
          </table:table-cell>
          <table:table-cell table:formula="of:=YEAR([.B202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5433" calcext:value-type="float">
            <text:p>5433</text:p>
          </table:table-cell>
          <table:table-cell office:value-type="date" office:date-value="2013-07-21" calcext:value-type="date">
            <text:p>21.07.2013</text:p>
          </table:table-cell>
          <table:table-cell table:formula="of:=YEAR([.B203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date" office:date-value="2013-07-22" calcext:value-type="date">
            <text:p>22.07.2013</text:p>
          </table:table-cell>
          <table:table-cell table:formula="of:=YEAR([.B203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date" office:date-value="2013-07-23" calcext:value-type="date">
            <text:p>23.07.2013</text:p>
          </table:table-cell>
          <table:table-cell table:formula="of:=YEAR([.B203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856" calcext:value-type="float">
            <text:p>4856</text:p>
          </table:table-cell>
          <table:table-cell office:value-type="date" office:date-value="2013-07-24" calcext:value-type="date">
            <text:p>24.07.2013</text:p>
          </table:table-cell>
          <table:table-cell table:formula="of:=YEAR([.B203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date" office:date-value="2013-07-25" calcext:value-type="date">
            <text:p>25.07.2013</text:p>
          </table:table-cell>
          <table:table-cell table:formula="of:=YEAR([.B203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date" office:date-value="2013-07-26" calcext:value-type="date">
            <text:p>26.07.2013</text:p>
          </table:table-cell>
          <table:table-cell table:formula="of:=YEAR([.B203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date" office:date-value="2013-07-27" calcext:value-type="date">
            <text:p>27.07.2013</text:p>
          </table:table-cell>
          <table:table-cell table:formula="of:=YEAR([.B203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date" office:date-value="2013-07-28" calcext:value-type="date">
            <text:p>28.07.2013</text:p>
          </table:table-cell>
          <table:table-cell table:formula="of:=YEAR([.B203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date" office:date-value="2013-07-29" calcext:value-type="date">
            <text:p>29.07.2013</text:p>
          </table:table-cell>
          <table:table-cell table:formula="of:=YEAR([.B203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date" office:date-value="2013-07-30" calcext:value-type="date">
            <text:p>30.07.2013</text:p>
          </table:table-cell>
          <table:table-cell table:formula="of:=YEAR([.B203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date" office:date-value="2013-07-31" calcext:value-type="date">
            <text:p>31.07.2013</text:p>
          </table:table-cell>
          <table:table-cell table:formula="of:=YEAR([.B204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date" office:date-value="2013-08-01" calcext:value-type="date">
            <text:p>1.08.2013</text:p>
          </table:table-cell>
          <table:table-cell table:formula="of:=YEAR([.B204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date" office:date-value="2013-08-02" calcext:value-type="date">
            <text:p>2.08.2013</text:p>
          </table:table-cell>
          <table:table-cell table:formula="of:=YEAR([.B204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date" office:date-value="2013-08-03" calcext:value-type="date">
            <text:p>3.08.2013</text:p>
          </table:table-cell>
          <table:table-cell table:formula="of:=YEAR([.B204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date" office:date-value="2013-08-04" calcext:value-type="date">
            <text:p>4.08.2013</text:p>
          </table:table-cell>
          <table:table-cell table:formula="of:=YEAR([.B204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date" office:date-value="2013-08-05" calcext:value-type="date">
            <text:p>5.08.2013</text:p>
          </table:table-cell>
          <table:table-cell table:formula="of:=YEAR([.B204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date" office:date-value="2013-08-06" calcext:value-type="date">
            <text:p>6.08.2013</text:p>
          </table:table-cell>
          <table:table-cell table:formula="of:=YEAR([.B204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5314" calcext:value-type="float">
            <text:p>5314</text:p>
          </table:table-cell>
          <table:table-cell office:value-type="date" office:date-value="2013-08-07" calcext:value-type="date">
            <text:p>7.08.2013</text:p>
          </table:table-cell>
          <table:table-cell table:formula="of:=YEAR([.B204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date" office:date-value="2013-08-08" calcext:value-type="date">
            <text:p>8.08.2013</text:p>
          </table:table-cell>
          <table:table-cell table:formula="of:=YEAR([.B204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date" office:date-value="2013-08-09" calcext:value-type="date">
            <text:p>9.08.2013</text:p>
          </table:table-cell>
          <table:table-cell table:formula="of:=YEAR([.B204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date" office:date-value="2013-08-10" calcext:value-type="date">
            <text:p>10.08.2013</text:p>
          </table:table-cell>
          <table:table-cell table:formula="of:=YEAR([.B205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date" office:date-value="2013-08-11" calcext:value-type="date">
            <text:p>11.08.2013</text:p>
          </table:table-cell>
          <table:table-cell table:formula="of:=YEAR([.B205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date" office:date-value="2013-08-12" calcext:value-type="date">
            <text:p>12.08.2013</text:p>
          </table:table-cell>
          <table:table-cell table:formula="of:=YEAR([.B205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date" office:date-value="2013-08-13" calcext:value-type="date">
            <text:p>13.08.2013</text:p>
          </table:table-cell>
          <table:table-cell table:formula="of:=YEAR([.B205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date" office:date-value="2013-08-14" calcext:value-type="date">
            <text:p>14.08.2013</text:p>
          </table:table-cell>
          <table:table-cell table:formula="of:=YEAR([.B205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date" office:date-value="2013-08-15" calcext:value-type="date">
            <text:p>15.08.2013</text:p>
          </table:table-cell>
          <table:table-cell table:formula="of:=YEAR([.B205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date" office:date-value="2013-08-16" calcext:value-type="date">
            <text:p>16.08.2013</text:p>
          </table:table-cell>
          <table:table-cell table:formula="of:=YEAR([.B205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date" office:date-value="2013-08-17" calcext:value-type="date">
            <text:p>17.08.2013</text:p>
          </table:table-cell>
          <table:table-cell table:formula="of:=YEAR([.B205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date" office:date-value="2013-08-18" calcext:value-type="date">
            <text:p>18.08.2013</text:p>
          </table:table-cell>
          <table:table-cell table:formula="of:=YEAR([.B205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date" office:date-value="2013-08-19" calcext:value-type="date">
            <text:p>19.08.2013</text:p>
          </table:table-cell>
          <table:table-cell table:formula="of:=YEAR([.B205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date" office:date-value="2013-08-20" calcext:value-type="date">
            <text:p>20.08.2013</text:p>
          </table:table-cell>
          <table:table-cell table:formula="of:=YEAR([.B206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date" office:date-value="2013-08-21" calcext:value-type="date">
            <text:p>21.08.2013</text:p>
          </table:table-cell>
          <table:table-cell table:formula="of:=YEAR([.B206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date" office:date-value="2013-08-22" calcext:value-type="date">
            <text:p>22.08.2013</text:p>
          </table:table-cell>
          <table:table-cell table:formula="of:=YEAR([.B206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date" office:date-value="2013-08-23" calcext:value-type="date">
            <text:p>23.08.2013</text:p>
          </table:table-cell>
          <table:table-cell table:formula="of:=YEAR([.B206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date" office:date-value="2013-08-24" calcext:value-type="date">
            <text:p>24.08.2013</text:p>
          </table:table-cell>
          <table:table-cell table:formula="of:=YEAR([.B206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date" office:date-value="2013-08-25" calcext:value-type="date">
            <text:p>25.08.2013</text:p>
          </table:table-cell>
          <table:table-cell table:formula="of:=YEAR([.B206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date" office:date-value="2013-08-26" calcext:value-type="date">
            <text:p>26.08.2013</text:p>
          </table:table-cell>
          <table:table-cell table:formula="of:=YEAR([.B206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date" office:date-value="2013-08-27" calcext:value-type="date">
            <text:p>27.08.2013</text:p>
          </table:table-cell>
          <table:table-cell table:formula="of:=YEAR([.B206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date" office:date-value="2013-08-28" calcext:value-type="date">
            <text:p>28.08.2013</text:p>
          </table:table-cell>
          <table:table-cell table:formula="of:=YEAR([.B206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date" office:date-value="2013-08-29" calcext:value-type="date">
            <text:p>29.08.2013</text:p>
          </table:table-cell>
          <table:table-cell table:formula="of:=YEAR([.B206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date" office:date-value="2013-08-30" calcext:value-type="date">
            <text:p>30.08.2013</text:p>
          </table:table-cell>
          <table:table-cell table:formula="of:=YEAR([.B207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date" office:date-value="2013-08-31" calcext:value-type="date">
            <text:p>31.08.2013</text:p>
          </table:table-cell>
          <table:table-cell table:formula="of:=YEAR([.B207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6296" calcext:value-type="float">
            <text:p>6296</text:p>
          </table:table-cell>
          <table:table-cell office:value-type="date" office:date-value="2013-09-01" calcext:value-type="date">
            <text:p>1.09.2013</text:p>
          </table:table-cell>
          <table:table-cell table:formula="of:=YEAR([.B207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5777" calcext:value-type="float">
            <text:p>5777</text:p>
          </table:table-cell>
          <table:table-cell office:value-type="date" office:date-value="2013-09-02" calcext:value-type="date">
            <text:p>2.09.2013</text:p>
          </table:table-cell>
          <table:table-cell table:formula="of:=YEAR([.B207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date" office:date-value="2013-09-03" calcext:value-type="date">
            <text:p>3.09.2013</text:p>
          </table:table-cell>
          <table:table-cell table:formula="of:=YEAR([.B207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date" office:date-value="2013-09-04" calcext:value-type="date">
            <text:p>4.09.2013</text:p>
          </table:table-cell>
          <table:table-cell table:formula="of:=YEAR([.B207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date" office:date-value="2013-09-05" calcext:value-type="date">
            <text:p>5.09.2013</text:p>
          </table:table-cell>
          <table:table-cell table:formula="of:=YEAR([.B207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date" office:date-value="2013-09-06" calcext:value-type="date">
            <text:p>6.09.2013</text:p>
          </table:table-cell>
          <table:table-cell table:formula="of:=YEAR([.B207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date" office:date-value="2013-09-07" calcext:value-type="date">
            <text:p>7.09.2013</text:p>
          </table:table-cell>
          <table:table-cell table:formula="of:=YEAR([.B207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date" office:date-value="2013-09-08" calcext:value-type="date">
            <text:p>8.09.2013</text:p>
          </table:table-cell>
          <table:table-cell table:formula="of:=YEAR([.B207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5761" calcext:value-type="float">
            <text:p>5761</text:p>
          </table:table-cell>
          <table:table-cell office:value-type="date" office:date-value="2013-09-09" calcext:value-type="date">
            <text:p>9.09.2013</text:p>
          </table:table-cell>
          <table:table-cell table:formula="of:=YEAR([.B208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date" office:date-value="2013-09-10" calcext:value-type="date">
            <text:p>10.09.2013</text:p>
          </table:table-cell>
          <table:table-cell table:formula="of:=YEAR([.B208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5481" calcext:value-type="float">
            <text:p>5481</text:p>
          </table:table-cell>
          <table:table-cell office:value-type="date" office:date-value="2013-09-11" calcext:value-type="date">
            <text:p>11.09.2013</text:p>
          </table:table-cell>
          <table:table-cell table:formula="of:=YEAR([.B208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date" office:date-value="2013-09-12" calcext:value-type="date">
            <text:p>12.09.2013</text:p>
          </table:table-cell>
          <table:table-cell table:formula="of:=YEAR([.B208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date" office:date-value="2013-09-13" calcext:value-type="date">
            <text:p>13.09.2013</text:p>
          </table:table-cell>
          <table:table-cell table:formula="of:=YEAR([.B208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date" office:date-value="2013-09-14" calcext:value-type="date">
            <text:p>14.09.2013</text:p>
          </table:table-cell>
          <table:table-cell table:formula="of:=YEAR([.B208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date" office:date-value="2013-09-15" calcext:value-type="date">
            <text:p>15.09.2013</text:p>
          </table:table-cell>
          <table:table-cell table:formula="of:=YEAR([.B208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date" office:date-value="2013-09-16" calcext:value-type="date">
            <text:p>16.09.2013</text:p>
          </table:table-cell>
          <table:table-cell table:formula="of:=YEAR([.B208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6587" calcext:value-type="float">
            <text:p>6587</text:p>
          </table:table-cell>
          <table:table-cell office:value-type="date" office:date-value="2013-09-17" calcext:value-type="date">
            <text:p>17.09.2013</text:p>
          </table:table-cell>
          <table:table-cell table:formula="of:=YEAR([.B208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6668" calcext:value-type="float">
            <text:p>6668</text:p>
          </table:table-cell>
          <table:table-cell office:value-type="date" office:date-value="2013-09-18" calcext:value-type="date">
            <text:p>18.09.2013</text:p>
          </table:table-cell>
          <table:table-cell table:formula="of:=YEAR([.B208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7146" calcext:value-type="float">
            <text:p>7146</text:p>
          </table:table-cell>
          <table:table-cell office:value-type="date" office:date-value="2013-09-19" calcext:value-type="date">
            <text:p>19.09.2013</text:p>
          </table:table-cell>
          <table:table-cell table:formula="of:=YEAR([.B209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6468" calcext:value-type="float">
            <text:p>6468</text:p>
          </table:table-cell>
          <table:table-cell office:value-type="date" office:date-value="2013-09-20" calcext:value-type="date">
            <text:p>20.09.2013</text:p>
          </table:table-cell>
          <table:table-cell table:formula="of:=YEAR([.B209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date" office:date-value="2013-09-21" calcext:value-type="date">
            <text:p>21.09.2013</text:p>
          </table:table-cell>
          <table:table-cell table:formula="of:=YEAR([.B209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7236" calcext:value-type="float">
            <text:p>7236</text:p>
          </table:table-cell>
          <table:table-cell office:value-type="date" office:date-value="2013-09-22" calcext:value-type="date">
            <text:p>22.09.2013</text:p>
          </table:table-cell>
          <table:table-cell table:formula="of:=YEAR([.B209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7144" calcext:value-type="float">
            <text:p>7144</text:p>
          </table:table-cell>
          <table:table-cell office:value-type="date" office:date-value="2013-09-23" calcext:value-type="date">
            <text:p>23.09.2013</text:p>
          </table:table-cell>
          <table:table-cell table:formula="of:=YEAR([.B209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7422" calcext:value-type="float">
            <text:p>7422</text:p>
          </table:table-cell>
          <table:table-cell office:value-type="date" office:date-value="2013-09-24" calcext:value-type="date">
            <text:p>24.09.2013</text:p>
          </table:table-cell>
          <table:table-cell table:formula="of:=YEAR([.B209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6538" calcext:value-type="float">
            <text:p>6538</text:p>
          </table:table-cell>
          <table:table-cell office:value-type="date" office:date-value="2013-09-25" calcext:value-type="date">
            <text:p>25.09.2013</text:p>
          </table:table-cell>
          <table:table-cell table:formula="of:=YEAR([.B209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date" office:date-value="2013-09-26" calcext:value-type="date">
            <text:p>26.09.2013</text:p>
          </table:table-cell>
          <table:table-cell table:formula="of:=YEAR([.B209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6758" calcext:value-type="float">
            <text:p>6758</text:p>
          </table:table-cell>
          <table:table-cell office:value-type="date" office:date-value="2013-09-27" calcext:value-type="date">
            <text:p>27.09.2013</text:p>
          </table:table-cell>
          <table:table-cell table:formula="of:=YEAR([.B209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7206" calcext:value-type="float">
            <text:p>7206</text:p>
          </table:table-cell>
          <table:table-cell office:value-type="date" office:date-value="2013-09-28" calcext:value-type="date">
            <text:p>28.09.2013</text:p>
          </table:table-cell>
          <table:table-cell table:formula="of:=YEAR([.B209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7293" calcext:value-type="float">
            <text:p>7293</text:p>
          </table:table-cell>
          <table:table-cell office:value-type="date" office:date-value="2013-09-29" calcext:value-type="date">
            <text:p>29.09.2013</text:p>
          </table:table-cell>
          <table:table-cell table:formula="of:=YEAR([.B210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7860" calcext:value-type="float">
            <text:p>7860</text:p>
          </table:table-cell>
          <table:table-cell office:value-type="date" office:date-value="2013-09-30" calcext:value-type="date">
            <text:p>30.09.2013</text:p>
          </table:table-cell>
          <table:table-cell table:formula="of:=YEAR([.B210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7786" calcext:value-type="float">
            <text:p>7786</text:p>
          </table:table-cell>
          <table:table-cell office:value-type="date" office:date-value="2013-10-01" calcext:value-type="date">
            <text:p>1.10.2013</text:p>
          </table:table-cell>
          <table:table-cell table:formula="of:=YEAR([.B210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8419" calcext:value-type="float">
            <text:p>8419</text:p>
          </table:table-cell>
          <table:table-cell office:value-type="date" office:date-value="2013-10-02" calcext:value-type="date">
            <text:p>2.10.2013</text:p>
          </table:table-cell>
          <table:table-cell table:formula="of:=YEAR([.B210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8222" calcext:value-type="float">
            <text:p>8222</text:p>
          </table:table-cell>
          <table:table-cell office:value-type="date" office:date-value="2013-10-03" calcext:value-type="date">
            <text:p>3.10.2013</text:p>
          </table:table-cell>
          <table:table-cell table:formula="of:=YEAR([.B210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8438" calcext:value-type="float">
            <text:p>8438</text:p>
          </table:table-cell>
          <table:table-cell office:value-type="date" office:date-value="2013-10-04" calcext:value-type="date">
            <text:p>4.10.2013</text:p>
          </table:table-cell>
          <table:table-cell table:formula="of:=YEAR([.B210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date" office:date-value="2013-10-05" calcext:value-type="date">
            <text:p>5.10.2013</text:p>
          </table:table-cell>
          <table:table-cell table:formula="of:=YEAR([.B210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date" office:date-value="2013-10-06" calcext:value-type="date">
            <text:p>6.10.2013</text:p>
          </table:table-cell>
          <table:table-cell table:formula="of:=YEAR([.B210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0859" calcext:value-type="float">
            <text:p>10859</text:p>
          </table:table-cell>
          <table:table-cell office:value-type="date" office:date-value="2013-10-07" calcext:value-type="date">
            <text:p>7.10.2013</text:p>
          </table:table-cell>
          <table:table-cell table:formula="of:=YEAR([.B210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9619" calcext:value-type="float">
            <text:p>9619</text:p>
          </table:table-cell>
          <table:table-cell office:value-type="date" office:date-value="2013-10-08" calcext:value-type="date">
            <text:p>8.10.2013</text:p>
          </table:table-cell>
          <table:table-cell table:formula="of:=YEAR([.B210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0378" calcext:value-type="float">
            <text:p>10378</text:p>
          </table:table-cell>
          <table:table-cell office:value-type="date" office:date-value="2013-10-09" calcext:value-type="date">
            <text:p>9.10.2013</text:p>
          </table:table-cell>
          <table:table-cell table:formula="of:=YEAR([.B211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date" office:date-value="2013-10-10" calcext:value-type="date">
            <text:p>10.10.2013</text:p>
          </table:table-cell>
          <table:table-cell table:formula="of:=YEAR([.B211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9758" calcext:value-type="float">
            <text:p>9758</text:p>
          </table:table-cell>
          <table:table-cell office:value-type="date" office:date-value="2013-10-11" calcext:value-type="date">
            <text:p>11.10.2013</text:p>
          </table:table-cell>
          <table:table-cell table:formula="of:=YEAR([.B211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0295" calcext:value-type="float">
            <text:p>10295</text:p>
          </table:table-cell>
          <table:table-cell office:value-type="date" office:date-value="2013-10-12" calcext:value-type="date">
            <text:p>12.10.2013</text:p>
          </table:table-cell>
          <table:table-cell table:formula="of:=YEAR([.B211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1436" calcext:value-type="float">
            <text:p>11436</text:p>
          </table:table-cell>
          <table:table-cell office:value-type="date" office:date-value="2013-10-13" calcext:value-type="date">
            <text:p>13.10.2013</text:p>
          </table:table-cell>
          <table:table-cell table:formula="of:=YEAR([.B211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0408" calcext:value-type="float">
            <text:p>10408</text:p>
          </table:table-cell>
          <table:table-cell office:value-type="date" office:date-value="2013-10-14" calcext:value-type="date">
            <text:p>14.10.2013</text:p>
          </table:table-cell>
          <table:table-cell table:formula="of:=YEAR([.B211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1435" calcext:value-type="float">
            <text:p>11435</text:p>
          </table:table-cell>
          <table:table-cell office:value-type="date" office:date-value="2013-10-15" calcext:value-type="date">
            <text:p>15.10.2013</text:p>
          </table:table-cell>
          <table:table-cell table:formula="of:=YEAR([.B211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1526" calcext:value-type="float">
            <text:p>11526</text:p>
          </table:table-cell>
          <table:table-cell office:value-type="date" office:date-value="2013-10-16" calcext:value-type="date">
            <text:p>16.10.2013</text:p>
          </table:table-cell>
          <table:table-cell table:formula="of:=YEAR([.B211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1273" calcext:value-type="float">
            <text:p>11273</text:p>
          </table:table-cell>
          <table:table-cell office:value-type="date" office:date-value="2013-10-17" calcext:value-type="date">
            <text:p>17.10.2013</text:p>
          </table:table-cell>
          <table:table-cell table:formula="of:=YEAR([.B211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1192" calcext:value-type="float">
            <text:p>11192</text:p>
          </table:table-cell>
          <table:table-cell office:value-type="date" office:date-value="2013-10-18" calcext:value-type="date">
            <text:p>18.10.2013</text:p>
          </table:table-cell>
          <table:table-cell table:formula="of:=YEAR([.B211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1586" calcext:value-type="float">
            <text:p>11586</text:p>
          </table:table-cell>
          <table:table-cell office:value-type="date" office:date-value="2013-10-19" calcext:value-type="date">
            <text:p>19.10.2013</text:p>
          </table:table-cell>
          <table:table-cell table:formula="of:=YEAR([.B212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1071" calcext:value-type="float">
            <text:p>11071</text:p>
          </table:table-cell>
          <table:table-cell office:value-type="date" office:date-value="2013-10-20" calcext:value-type="date">
            <text:p>20.10.2013</text:p>
          </table:table-cell>
          <table:table-cell table:formula="of:=YEAR([.B212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1727" calcext:value-type="float">
            <text:p>11727</text:p>
          </table:table-cell>
          <table:table-cell office:value-type="date" office:date-value="2013-10-21" calcext:value-type="date">
            <text:p>21.10.2013</text:p>
          </table:table-cell>
          <table:table-cell table:formula="of:=YEAR([.B212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1566" calcext:value-type="float">
            <text:p>11566</text:p>
          </table:table-cell>
          <table:table-cell office:value-type="date" office:date-value="2013-10-22" calcext:value-type="date">
            <text:p>22.10.2013</text:p>
          </table:table-cell>
          <table:table-cell table:formula="of:=YEAR([.B212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2875" calcext:value-type="float">
            <text:p>12875</text:p>
          </table:table-cell>
          <table:table-cell office:value-type="date" office:date-value="2013-10-23" calcext:value-type="date">
            <text:p>23.10.2013</text:p>
          </table:table-cell>
          <table:table-cell table:formula="of:=YEAR([.B212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1215" calcext:value-type="float">
            <text:p>11215</text:p>
          </table:table-cell>
          <table:table-cell office:value-type="date" office:date-value="2013-10-24" calcext:value-type="date">
            <text:p>24.10.2013</text:p>
          </table:table-cell>
          <table:table-cell table:formula="of:=YEAR([.B212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1672" calcext:value-type="float">
            <text:p>11672</text:p>
          </table:table-cell>
          <table:table-cell office:value-type="date" office:date-value="2013-10-25" calcext:value-type="date">
            <text:p>25.10.2013</text:p>
          </table:table-cell>
          <table:table-cell table:formula="of:=YEAR([.B212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0867" calcext:value-type="float">
            <text:p>10867</text:p>
          </table:table-cell>
          <table:table-cell office:value-type="date" office:date-value="2013-10-26" calcext:value-type="date">
            <text:p>26.10.2013</text:p>
          </table:table-cell>
          <table:table-cell table:formula="of:=YEAR([.B212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2036" calcext:value-type="float">
            <text:p>12036</text:p>
          </table:table-cell>
          <table:table-cell office:value-type="date" office:date-value="2013-10-27" calcext:value-type="date">
            <text:p>27.10.2013</text:p>
          </table:table-cell>
          <table:table-cell table:formula="of:=YEAR([.B212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2571" calcext:value-type="float">
            <text:p>12571</text:p>
          </table:table-cell>
          <table:table-cell office:value-type="date" office:date-value="2013-10-28" calcext:value-type="date">
            <text:p>28.10.2013</text:p>
          </table:table-cell>
          <table:table-cell table:formula="of:=YEAR([.B212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2744" calcext:value-type="float">
            <text:p>12744</text:p>
          </table:table-cell>
          <table:table-cell office:value-type="date" office:date-value="2013-10-29" calcext:value-type="date">
            <text:p>29.10.2013</text:p>
          </table:table-cell>
          <table:table-cell table:formula="of:=YEAR([.B213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2697" calcext:value-type="float">
            <text:p>12697</text:p>
          </table:table-cell>
          <table:table-cell office:value-type="date" office:date-value="2013-10-30" calcext:value-type="date">
            <text:p>30.10.2013</text:p>
          </table:table-cell>
          <table:table-cell table:formula="of:=YEAR([.B213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2707" calcext:value-type="float">
            <text:p>12707</text:p>
          </table:table-cell>
          <table:table-cell office:value-type="date" office:date-value="2013-10-31" calcext:value-type="date">
            <text:p>31.10.2013</text:p>
          </table:table-cell>
          <table:table-cell table:formula="of:=YEAR([.B213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2605" calcext:value-type="float">
            <text:p>12605</text:p>
          </table:table-cell>
          <table:table-cell office:value-type="date" office:date-value="2013-11-01" calcext:value-type="date">
            <text:p>1.11.2013</text:p>
          </table:table-cell>
          <table:table-cell table:formula="of:=YEAR([.B213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2466" calcext:value-type="float">
            <text:p>12466</text:p>
          </table:table-cell>
          <table:table-cell office:value-type="date" office:date-value="2013-11-02" calcext:value-type="date">
            <text:p>2.11.2013</text:p>
          </table:table-cell>
          <table:table-cell table:formula="of:=YEAR([.B213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1932" calcext:value-type="float">
            <text:p>11932</text:p>
          </table:table-cell>
          <table:table-cell office:value-type="date" office:date-value="2013-11-03" calcext:value-type="date">
            <text:p>3.11.2013</text:p>
          </table:table-cell>
          <table:table-cell table:formula="of:=YEAR([.B213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2368" calcext:value-type="float">
            <text:p>12368</text:p>
          </table:table-cell>
          <table:table-cell office:value-type="date" office:date-value="2013-11-04" calcext:value-type="date">
            <text:p>4.11.2013</text:p>
          </table:table-cell>
          <table:table-cell table:formula="of:=YEAR([.B213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2449" calcext:value-type="float">
            <text:p>12449</text:p>
          </table:table-cell>
          <table:table-cell office:value-type="date" office:date-value="2013-11-05" calcext:value-type="date">
            <text:p>5.11.2013</text:p>
          </table:table-cell>
          <table:table-cell table:formula="of:=YEAR([.B213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3728" calcext:value-type="float">
            <text:p>13728</text:p>
          </table:table-cell>
          <table:table-cell office:value-type="date" office:date-value="2013-11-06" calcext:value-type="date">
            <text:p>6.11.2013</text:p>
          </table:table-cell>
          <table:table-cell table:formula="of:=YEAR([.B213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1929" calcext:value-type="float">
            <text:p>11929</text:p>
          </table:table-cell>
          <table:table-cell office:value-type="date" office:date-value="2013-11-07" calcext:value-type="date">
            <text:p>7.11.2013</text:p>
          </table:table-cell>
          <table:table-cell table:formula="of:=YEAR([.B213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2032" calcext:value-type="float">
            <text:p>12032</text:p>
          </table:table-cell>
          <table:table-cell office:value-type="date" office:date-value="2013-11-08" calcext:value-type="date">
            <text:p>8.11.2013</text:p>
          </table:table-cell>
          <table:table-cell table:formula="of:=YEAR([.B214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2742" calcext:value-type="float">
            <text:p>12742</text:p>
          </table:table-cell>
          <table:table-cell office:value-type="date" office:date-value="2013-11-09" calcext:value-type="date">
            <text:p>9.11.2013</text:p>
          </table:table-cell>
          <table:table-cell table:formula="of:=YEAR([.B214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2194" calcext:value-type="float">
            <text:p>12194</text:p>
          </table:table-cell>
          <table:table-cell office:value-type="date" office:date-value="2013-11-10" calcext:value-type="date">
            <text:p>10.11.2013</text:p>
          </table:table-cell>
          <table:table-cell table:formula="of:=YEAR([.B214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1967" calcext:value-type="float">
            <text:p>11967</text:p>
          </table:table-cell>
          <table:table-cell office:value-type="date" office:date-value="2013-11-11" calcext:value-type="date">
            <text:p>11.11.2013</text:p>
          </table:table-cell>
          <table:table-cell table:formula="of:=YEAR([.B214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0433" calcext:value-type="float">
            <text:p>10433</text:p>
          </table:table-cell>
          <table:table-cell office:value-type="date" office:date-value="2013-11-12" calcext:value-type="date">
            <text:p>12.11.2013</text:p>
          </table:table-cell>
          <table:table-cell table:formula="of:=YEAR([.B214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2538" calcext:value-type="float">
            <text:p>12538</text:p>
          </table:table-cell>
          <table:table-cell office:value-type="date" office:date-value="2013-11-13" calcext:value-type="date">
            <text:p>13.11.2013</text:p>
          </table:table-cell>
          <table:table-cell table:formula="of:=YEAR([.B214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0566" calcext:value-type="float">
            <text:p>10566</text:p>
          </table:table-cell>
          <table:table-cell office:value-type="date" office:date-value="2013-11-14" calcext:value-type="date">
            <text:p>14.11.2013</text:p>
          </table:table-cell>
          <table:table-cell table:formula="of:=YEAR([.B214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0903" calcext:value-type="float">
            <text:p>10903</text:p>
          </table:table-cell>
          <table:table-cell office:value-type="date" office:date-value="2013-11-15" calcext:value-type="date">
            <text:p>15.11.2013</text:p>
          </table:table-cell>
          <table:table-cell table:formula="of:=YEAR([.B214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0443" calcext:value-type="float">
            <text:p>10443</text:p>
          </table:table-cell>
          <table:table-cell office:value-type="date" office:date-value="2013-11-16" calcext:value-type="date">
            <text:p>16.11.2013</text:p>
          </table:table-cell>
          <table:table-cell table:formula="of:=YEAR([.B214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0217" calcext:value-type="float">
            <text:p>10217</text:p>
          </table:table-cell>
          <table:table-cell office:value-type="date" office:date-value="2013-11-17" calcext:value-type="date">
            <text:p>17.11.2013</text:p>
          </table:table-cell>
          <table:table-cell table:formula="of:=YEAR([.B214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10506" calcext:value-type="float">
            <text:p>10506</text:p>
          </table:table-cell>
          <table:table-cell office:value-type="date" office:date-value="2013-11-18" calcext:value-type="date">
            <text:p>18.11.2013</text:p>
          </table:table-cell>
          <table:table-cell table:formula="of:=YEAR([.B215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date" office:date-value="2013-11-19" calcext:value-type="date">
            <text:p>19.11.2013</text:p>
          </table:table-cell>
          <table:table-cell table:formula="of:=YEAR([.B215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9053" calcext:value-type="float">
            <text:p>9053</text:p>
          </table:table-cell>
          <table:table-cell office:value-type="date" office:date-value="2013-11-20" calcext:value-type="date">
            <text:p>20.11.2013</text:p>
          </table:table-cell>
          <table:table-cell table:formula="of:=YEAR([.B215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9415" calcext:value-type="float">
            <text:p>9415</text:p>
          </table:table-cell>
          <table:table-cell office:value-type="date" office:date-value="2013-11-21" calcext:value-type="date">
            <text:p>21.11.2013</text:p>
          </table:table-cell>
          <table:table-cell table:formula="of:=YEAR([.B215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date" office:date-value="2013-11-22" calcext:value-type="date">
            <text:p>22.11.2013</text:p>
          </table:table-cell>
          <table:table-cell table:formula="of:=YEAR([.B215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8323" calcext:value-type="float">
            <text:p>8323</text:p>
          </table:table-cell>
          <table:table-cell office:value-type="date" office:date-value="2013-11-23" calcext:value-type="date">
            <text:p>23.11.2013</text:p>
          </table:table-cell>
          <table:table-cell table:formula="of:=YEAR([.B215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date" office:date-value="2013-11-24" calcext:value-type="date">
            <text:p>24.11.2013</text:p>
          </table:table-cell>
          <table:table-cell table:formula="of:=YEAR([.B215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8170" calcext:value-type="float">
            <text:p>8170</text:p>
          </table:table-cell>
          <table:table-cell office:value-type="date" office:date-value="2013-11-25" calcext:value-type="date">
            <text:p>25.11.2013</text:p>
          </table:table-cell>
          <table:table-cell table:formula="of:=YEAR([.B215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7987" calcext:value-type="float">
            <text:p>7987</text:p>
          </table:table-cell>
          <table:table-cell office:value-type="date" office:date-value="2013-11-26" calcext:value-type="date">
            <text:p>26.11.2013</text:p>
          </table:table-cell>
          <table:table-cell table:formula="of:=YEAR([.B215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8640" calcext:value-type="float">
            <text:p>8640</text:p>
          </table:table-cell>
          <table:table-cell office:value-type="date" office:date-value="2013-11-27" calcext:value-type="date">
            <text:p>27.11.2013</text:p>
          </table:table-cell>
          <table:table-cell table:formula="of:=YEAR([.B215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8277" calcext:value-type="float">
            <text:p>8277</text:p>
          </table:table-cell>
          <table:table-cell office:value-type="date" office:date-value="2013-11-28" calcext:value-type="date">
            <text:p>28.11.2013</text:p>
          </table:table-cell>
          <table:table-cell table:formula="of:=YEAR([.B216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7737" calcext:value-type="float">
            <text:p>7737</text:p>
          </table:table-cell>
          <table:table-cell office:value-type="date" office:date-value="2013-11-29" calcext:value-type="date">
            <text:p>29.11.2013</text:p>
          </table:table-cell>
          <table:table-cell table:formula="of:=YEAR([.B216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date" office:date-value="2013-11-30" calcext:value-type="date">
            <text:p>30.11.2013</text:p>
          </table:table-cell>
          <table:table-cell table:formula="of:=YEAR([.B216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6763" calcext:value-type="float">
            <text:p>6763</text:p>
          </table:table-cell>
          <table:table-cell office:value-type="date" office:date-value="2013-12-01" calcext:value-type="date">
            <text:p>1.12.2013</text:p>
          </table:table-cell>
          <table:table-cell table:formula="of:=YEAR([.B216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6494" calcext:value-type="float">
            <text:p>6494</text:p>
          </table:table-cell>
          <table:table-cell office:value-type="date" office:date-value="2013-12-02" calcext:value-type="date">
            <text:p>2.12.2013</text:p>
          </table:table-cell>
          <table:table-cell table:formula="of:=YEAR([.B216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7590" calcext:value-type="float">
            <text:p>7590</text:p>
          </table:table-cell>
          <table:table-cell office:value-type="date" office:date-value="2013-12-03" calcext:value-type="date">
            <text:p>3.12.2013</text:p>
          </table:table-cell>
          <table:table-cell table:formula="of:=YEAR([.B216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7505" calcext:value-type="float">
            <text:p>7505</text:p>
          </table:table-cell>
          <table:table-cell office:value-type="date" office:date-value="2013-12-04" calcext:value-type="date">
            <text:p>4.12.2013</text:p>
          </table:table-cell>
          <table:table-cell table:formula="of:=YEAR([.B216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date" office:date-value="2013-12-05" calcext:value-type="date">
            <text:p>5.12.2013</text:p>
          </table:table-cell>
          <table:table-cell table:formula="of:=YEAR([.B216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7565" calcext:value-type="float">
            <text:p>7565</text:p>
          </table:table-cell>
          <table:table-cell office:value-type="date" office:date-value="2013-12-06" calcext:value-type="date">
            <text:p>6.12.2013</text:p>
          </table:table-cell>
          <table:table-cell table:formula="of:=YEAR([.B216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5282" calcext:value-type="float">
            <text:p>5282</text:p>
          </table:table-cell>
          <table:table-cell office:value-type="date" office:date-value="2013-12-07" calcext:value-type="date">
            <text:p>7.12.2013</text:p>
          </table:table-cell>
          <table:table-cell table:formula="of:=YEAR([.B216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6636" calcext:value-type="float">
            <text:p>6636</text:p>
          </table:table-cell>
          <table:table-cell office:value-type="date" office:date-value="2013-12-08" calcext:value-type="date">
            <text:p>8.12.2013</text:p>
          </table:table-cell>
          <table:table-cell table:formula="of:=YEAR([.B217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date" office:date-value="2013-12-09" calcext:value-type="date">
            <text:p>9.12.2013</text:p>
          </table:table-cell>
          <table:table-cell table:formula="of:=YEAR([.B217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5256" calcext:value-type="float">
            <text:p>5256</text:p>
          </table:table-cell>
          <table:table-cell office:value-type="date" office:date-value="2013-12-10" calcext:value-type="date">
            <text:p>10.12.2013</text:p>
          </table:table-cell>
          <table:table-cell table:formula="of:=YEAR([.B217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date" office:date-value="2013-12-11" calcext:value-type="date">
            <text:p>11.12.2013</text:p>
          </table:table-cell>
          <table:table-cell table:formula="of:=YEAR([.B217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5388" calcext:value-type="float">
            <text:p>5388</text:p>
          </table:table-cell>
          <table:table-cell office:value-type="date" office:date-value="2013-12-12" calcext:value-type="date">
            <text:p>12.12.2013</text:p>
          </table:table-cell>
          <table:table-cell table:formula="of:=YEAR([.B217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date" office:date-value="2013-12-13" calcext:value-type="date">
            <text:p>13.12.2013</text:p>
          </table:table-cell>
          <table:table-cell table:formula="of:=YEAR([.B217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date" office:date-value="2013-12-14" calcext:value-type="date">
            <text:p>14.12.2013</text:p>
          </table:table-cell>
          <table:table-cell table:formula="of:=YEAR([.B217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date" office:date-value="2013-12-15" calcext:value-type="date">
            <text:p>15.12.2013</text:p>
          </table:table-cell>
          <table:table-cell table:formula="of:=YEAR([.B217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date" office:date-value="2013-12-16" calcext:value-type="date">
            <text:p>16.12.2013</text:p>
          </table:table-cell>
          <table:table-cell table:formula="of:=YEAR([.B217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date" office:date-value="2013-12-17" calcext:value-type="date">
            <text:p>17.12.2013</text:p>
          </table:table-cell>
          <table:table-cell table:formula="of:=YEAR([.B217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606" calcext:value-type="float">
            <text:p>4606</text:p>
          </table:table-cell>
          <table:table-cell office:value-type="date" office:date-value="2013-12-18" calcext:value-type="date">
            <text:p>18.12.2013</text:p>
          </table:table-cell>
          <table:table-cell table:formula="of:=YEAR([.B218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577" calcext:value-type="float">
            <text:p>4577</text:p>
          </table:table-cell>
          <table:table-cell office:value-type="date" office:date-value="2013-12-19" calcext:value-type="date">
            <text:p>19.12.2013</text:p>
          </table:table-cell>
          <table:table-cell table:formula="of:=YEAR([.B218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823" calcext:value-type="float">
            <text:p>4823</text:p>
          </table:table-cell>
          <table:table-cell office:value-type="date" office:date-value="2013-12-20" calcext:value-type="date">
            <text:p>20.12.2013</text:p>
          </table:table-cell>
          <table:table-cell table:formula="of:=YEAR([.B218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date" office:date-value="2013-12-21" calcext:value-type="date">
            <text:p>21.12.2013</text:p>
          </table:table-cell>
          <table:table-cell table:formula="of:=YEAR([.B218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date" office:date-value="2013-12-22" calcext:value-type="date">
            <text:p>22.12.2013</text:p>
          </table:table-cell>
          <table:table-cell table:formula="of:=YEAR([.B2184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date" office:date-value="2013-12-23" calcext:value-type="date">
            <text:p>23.12.2013</text:p>
          </table:table-cell>
          <table:table-cell table:formula="of:=YEAR([.B2185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date" office:date-value="2013-12-24" calcext:value-type="date">
            <text:p>24.12.2013</text:p>
          </table:table-cell>
          <table:table-cell table:formula="of:=YEAR([.B2186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date" office:date-value="2013-12-25" calcext:value-type="date">
            <text:p>25.12.2013</text:p>
          </table:table-cell>
          <table:table-cell table:formula="of:=YEAR([.B2187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date" office:date-value="2013-12-26" calcext:value-type="date">
            <text:p>26.12.2013</text:p>
          </table:table-cell>
          <table:table-cell table:formula="of:=YEAR([.B2188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date" office:date-value="2013-12-27" calcext:value-type="date">
            <text:p>27.12.2013</text:p>
          </table:table-cell>
          <table:table-cell table:formula="of:=YEAR([.B2189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date" office:date-value="2013-12-28" calcext:value-type="date">
            <text:p>28.12.2013</text:p>
          </table:table-cell>
          <table:table-cell table:formula="of:=YEAR([.B2190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date" office:date-value="2013-12-29" calcext:value-type="date">
            <text:p>29.12.2013</text:p>
          </table:table-cell>
          <table:table-cell table:formula="of:=YEAR([.B2191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date" office:date-value="2013-12-30" calcext:value-type="date">
            <text:p>30.12.2013</text:p>
          </table:table-cell>
          <table:table-cell table:formula="of:=YEAR([.B2192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date" office:date-value="2013-12-31" calcext:value-type="date">
            <text:p>31.12.2013</text:p>
          </table:table-cell>
          <table:table-cell table:formula="of:=YEAR([.B2193])"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date" office:date-value="2014-01-01" calcext:value-type="date">
            <text:p>1.01.2014</text:p>
          </table:table-cell>
          <table:table-cell table:formula="of:=YEAR([.B219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date" office:date-value="2014-01-02" calcext:value-type="date">
            <text:p>2.01.2014</text:p>
          </table:table-cell>
          <table:table-cell table:formula="of:=YEAR([.B219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date" office:date-value="2014-01-03" calcext:value-type="date">
            <text:p>3.01.2014</text:p>
          </table:table-cell>
          <table:table-cell table:formula="of:=YEAR([.B219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date" office:date-value="2014-01-04" calcext:value-type="date">
            <text:p>4.01.2014</text:p>
          </table:table-cell>
          <table:table-cell table:formula="of:=YEAR([.B219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date" office:date-value="2014-01-05" calcext:value-type="date">
            <text:p>5.01.2014</text:p>
          </table:table-cell>
          <table:table-cell table:formula="of:=YEAR([.B219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date" office:date-value="2014-01-06" calcext:value-type="date">
            <text:p>6.01.2014</text:p>
          </table:table-cell>
          <table:table-cell table:formula="of:=YEAR([.B219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date" office:date-value="2014-01-07" calcext:value-type="date">
            <text:p>7.01.2014</text:p>
          </table:table-cell>
          <table:table-cell table:formula="of:=YEAR([.B220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date" office:date-value="2014-01-08" calcext:value-type="date">
            <text:p>8.01.2014</text:p>
          </table:table-cell>
          <table:table-cell table:formula="of:=YEAR([.B220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date" office:date-value="2014-01-09" calcext:value-type="date">
            <text:p>9.01.2014</text:p>
          </table:table-cell>
          <table:table-cell table:formula="of:=YEAR([.B220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date" office:date-value="2014-01-10" calcext:value-type="date">
            <text:p>10.01.2014</text:p>
          </table:table-cell>
          <table:table-cell table:formula="of:=YEAR([.B220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date" office:date-value="2014-01-11" calcext:value-type="date">
            <text:p>11.01.2014</text:p>
          </table:table-cell>
          <table:table-cell table:formula="of:=YEAR([.B220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date" office:date-value="2014-01-12" calcext:value-type="date">
            <text:p>12.01.2014</text:p>
          </table:table-cell>
          <table:table-cell table:formula="of:=YEAR([.B220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date" office:date-value="2014-01-13" calcext:value-type="date">
            <text:p>13.01.2014</text:p>
          </table:table-cell>
          <table:table-cell table:formula="of:=YEAR([.B220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date" office:date-value="2014-01-14" calcext:value-type="date">
            <text:p>14.01.2014</text:p>
          </table:table-cell>
          <table:table-cell table:formula="of:=YEAR([.B220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date" office:date-value="2014-01-15" calcext:value-type="date">
            <text:p>15.01.2014</text:p>
          </table:table-cell>
          <table:table-cell table:formula="of:=YEAR([.B220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date" office:date-value="2014-01-16" calcext:value-type="date">
            <text:p>16.01.2014</text:p>
          </table:table-cell>
          <table:table-cell table:formula="of:=YEAR([.B220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date" office:date-value="2014-01-17" calcext:value-type="date">
            <text:p>17.01.2014</text:p>
          </table:table-cell>
          <table:table-cell table:formula="of:=YEAR([.B221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date" office:date-value="2014-01-18" calcext:value-type="date">
            <text:p>18.01.2014</text:p>
          </table:table-cell>
          <table:table-cell table:formula="of:=YEAR([.B221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date" office:date-value="2014-01-19" calcext:value-type="date">
            <text:p>19.01.2014</text:p>
          </table:table-cell>
          <table:table-cell table:formula="of:=YEAR([.B221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date" office:date-value="2014-01-20" calcext:value-type="date">
            <text:p>20.01.2014</text:p>
          </table:table-cell>
          <table:table-cell table:formula="of:=YEAR([.B221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date" office:date-value="2014-01-21" calcext:value-type="date">
            <text:p>21.01.2014</text:p>
          </table:table-cell>
          <table:table-cell table:formula="of:=YEAR([.B221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date" office:date-value="2014-01-22" calcext:value-type="date">
            <text:p>22.01.2014</text:p>
          </table:table-cell>
          <table:table-cell table:formula="of:=YEAR([.B221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date" office:date-value="2014-01-23" calcext:value-type="date">
            <text:p>23.01.2014</text:p>
          </table:table-cell>
          <table:table-cell table:formula="of:=YEAR([.B221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date" office:date-value="2014-01-24" calcext:value-type="date">
            <text:p>24.01.2014</text:p>
          </table:table-cell>
          <table:table-cell table:formula="of:=YEAR([.B221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date" office:date-value="2014-01-25" calcext:value-type="date">
            <text:p>25.01.2014</text:p>
          </table:table-cell>
          <table:table-cell table:formula="of:=YEAR([.B221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date" office:date-value="2014-01-26" calcext:value-type="date">
            <text:p>26.01.2014</text:p>
          </table:table-cell>
          <table:table-cell table:formula="of:=YEAR([.B221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date" office:date-value="2014-01-27" calcext:value-type="date">
            <text:p>27.01.2014</text:p>
          </table:table-cell>
          <table:table-cell table:formula="of:=YEAR([.B222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date" office:date-value="2014-01-28" calcext:value-type="date">
            <text:p>28.01.2014</text:p>
          </table:table-cell>
          <table:table-cell table:formula="of:=YEAR([.B222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date" office:date-value="2014-01-29" calcext:value-type="date">
            <text:p>29.01.2014</text:p>
          </table:table-cell>
          <table:table-cell table:formula="of:=YEAR([.B222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date" office:date-value="2014-01-30" calcext:value-type="date">
            <text:p>30.01.2014</text:p>
          </table:table-cell>
          <table:table-cell table:formula="of:=YEAR([.B222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date" office:date-value="2014-01-31" calcext:value-type="date">
            <text:p>31.01.2014</text:p>
          </table:table-cell>
          <table:table-cell table:formula="of:=YEAR([.B222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date" office:date-value="2014-02-01" calcext:value-type="date">
            <text:p>1.02.2014</text:p>
          </table:table-cell>
          <table:table-cell table:formula="of:=YEAR([.B222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date" office:date-value="2014-02-02" calcext:value-type="date">
            <text:p>2.02.2014</text:p>
          </table:table-cell>
          <table:table-cell table:formula="of:=YEAR([.B222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date" office:date-value="2014-02-03" calcext:value-type="date">
            <text:p>3.02.2014</text:p>
          </table:table-cell>
          <table:table-cell table:formula="of:=YEAR([.B222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date" office:date-value="2014-02-04" calcext:value-type="date">
            <text:p>4.02.2014</text:p>
          </table:table-cell>
          <table:table-cell table:formula="of:=YEAR([.B222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date" office:date-value="2014-02-05" calcext:value-type="date">
            <text:p>5.02.2014</text:p>
          </table:table-cell>
          <table:table-cell table:formula="of:=YEAR([.B222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date" office:date-value="2014-02-06" calcext:value-type="date">
            <text:p>6.02.2014</text:p>
          </table:table-cell>
          <table:table-cell table:formula="of:=YEAR([.B223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date" office:date-value="2014-02-07" calcext:value-type="date">
            <text:p>7.02.2014</text:p>
          </table:table-cell>
          <table:table-cell table:formula="of:=YEAR([.B223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date" office:date-value="2014-02-08" calcext:value-type="date">
            <text:p>8.02.2014</text:p>
          </table:table-cell>
          <table:table-cell table:formula="of:=YEAR([.B223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date" office:date-value="2014-02-09" calcext:value-type="date">
            <text:p>9.02.2014</text:p>
          </table:table-cell>
          <table:table-cell table:formula="of:=YEAR([.B223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date" office:date-value="2014-02-10" calcext:value-type="date">
            <text:p>10.02.2014</text:p>
          </table:table-cell>
          <table:table-cell table:formula="of:=YEAR([.B223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date" office:date-value="2014-02-11" calcext:value-type="date">
            <text:p>11.02.2014</text:p>
          </table:table-cell>
          <table:table-cell table:formula="of:=YEAR([.B223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date" office:date-value="2014-02-12" calcext:value-type="date">
            <text:p>12.02.2014</text:p>
          </table:table-cell>
          <table:table-cell table:formula="of:=YEAR([.B223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date" office:date-value="2014-02-13" calcext:value-type="date">
            <text:p>13.02.2014</text:p>
          </table:table-cell>
          <table:table-cell table:formula="of:=YEAR([.B223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date" office:date-value="2014-02-14" calcext:value-type="date">
            <text:p>14.02.2014</text:p>
          </table:table-cell>
          <table:table-cell table:formula="of:=YEAR([.B223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date" office:date-value="2014-02-15" calcext:value-type="date">
            <text:p>15.02.2014</text:p>
          </table:table-cell>
          <table:table-cell table:formula="of:=YEAR([.B223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date" office:date-value="2014-02-16" calcext:value-type="date">
            <text:p>16.02.2014</text:p>
          </table:table-cell>
          <table:table-cell table:formula="of:=YEAR([.B224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date" office:date-value="2014-02-17" calcext:value-type="date">
            <text:p>17.02.2014</text:p>
          </table:table-cell>
          <table:table-cell table:formula="of:=YEAR([.B224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date" office:date-value="2014-02-18" calcext:value-type="date">
            <text:p>18.02.2014</text:p>
          </table:table-cell>
          <table:table-cell table:formula="of:=YEAR([.B224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date" office:date-value="2014-02-19" calcext:value-type="date">
            <text:p>19.02.2014</text:p>
          </table:table-cell>
          <table:table-cell table:formula="of:=YEAR([.B224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date" office:date-value="2014-02-20" calcext:value-type="date">
            <text:p>20.02.2014</text:p>
          </table:table-cell>
          <table:table-cell table:formula="of:=YEAR([.B224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date" office:date-value="2014-02-21" calcext:value-type="date">
            <text:p>21.02.2014</text:p>
          </table:table-cell>
          <table:table-cell table:formula="of:=YEAR([.B224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date" office:date-value="2014-02-22" calcext:value-type="date">
            <text:p>22.02.2014</text:p>
          </table:table-cell>
          <table:table-cell table:formula="of:=YEAR([.B224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date" office:date-value="2014-02-23" calcext:value-type="date">
            <text:p>23.02.2014</text:p>
          </table:table-cell>
          <table:table-cell table:formula="of:=YEAR([.B224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date" office:date-value="2014-02-24" calcext:value-type="date">
            <text:p>24.02.2014</text:p>
          </table:table-cell>
          <table:table-cell table:formula="of:=YEAR([.B224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date" office:date-value="2014-02-25" calcext:value-type="date">
            <text:p>25.02.2014</text:p>
          </table:table-cell>
          <table:table-cell table:formula="of:=YEAR([.B224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date" office:date-value="2014-02-26" calcext:value-type="date">
            <text:p>26.02.2014</text:p>
          </table:table-cell>
          <table:table-cell table:formula="of:=YEAR([.B225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date" office:date-value="2014-02-27" calcext:value-type="date">
            <text:p>27.02.2014</text:p>
          </table:table-cell>
          <table:table-cell table:formula="of:=YEAR([.B225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date" office:date-value="2014-02-28" calcext:value-type="date">
            <text:p>28.02.2014</text:p>
          </table:table-cell>
          <table:table-cell table:formula="of:=YEAR([.B225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date" office:date-value="2014-03-01" calcext:value-type="date">
            <text:p>1.03.2014</text:p>
          </table:table-cell>
          <table:table-cell table:formula="of:=YEAR([.B225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date" office:date-value="2014-03-02" calcext:value-type="date">
            <text:p>2.03.2014</text:p>
          </table:table-cell>
          <table:table-cell table:formula="of:=YEAR([.B225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date" office:date-value="2014-03-03" calcext:value-type="date">
            <text:p>3.03.2014</text:p>
          </table:table-cell>
          <table:table-cell table:formula="of:=YEAR([.B225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date" office:date-value="2014-03-04" calcext:value-type="date">
            <text:p>4.03.2014</text:p>
          </table:table-cell>
          <table:table-cell table:formula="of:=YEAR([.B225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date" office:date-value="2014-03-05" calcext:value-type="date">
            <text:p>5.03.2014</text:p>
          </table:table-cell>
          <table:table-cell table:formula="of:=YEAR([.B225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date" office:date-value="2014-03-06" calcext:value-type="date">
            <text:p>6.03.2014</text:p>
          </table:table-cell>
          <table:table-cell table:formula="of:=YEAR([.B225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date" office:date-value="2014-03-07" calcext:value-type="date">
            <text:p>7.03.2014</text:p>
          </table:table-cell>
          <table:table-cell table:formula="of:=YEAR([.B225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date" office:date-value="2014-03-08" calcext:value-type="date">
            <text:p>8.03.2014</text:p>
          </table:table-cell>
          <table:table-cell table:formula="of:=YEAR([.B226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date" office:date-value="2014-03-09" calcext:value-type="date">
            <text:p>9.03.2014</text:p>
          </table:table-cell>
          <table:table-cell table:formula="of:=YEAR([.B226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date" office:date-value="2014-03-10" calcext:value-type="date">
            <text:p>10.03.2014</text:p>
          </table:table-cell>
          <table:table-cell table:formula="of:=YEAR([.B226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date" office:date-value="2014-03-11" calcext:value-type="date">
            <text:p>11.03.2014</text:p>
          </table:table-cell>
          <table:table-cell table:formula="of:=YEAR([.B226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5735" calcext:value-type="float">
            <text:p>5735</text:p>
          </table:table-cell>
          <table:table-cell office:value-type="date" office:date-value="2014-03-12" calcext:value-type="date">
            <text:p>12.03.2014</text:p>
          </table:table-cell>
          <table:table-cell table:formula="of:=YEAR([.B226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5696" calcext:value-type="float">
            <text:p>5696</text:p>
          </table:table-cell>
          <table:table-cell office:value-type="date" office:date-value="2014-03-13" calcext:value-type="date">
            <text:p>13.03.2014</text:p>
          </table:table-cell>
          <table:table-cell table:formula="of:=YEAR([.B226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date" office:date-value="2014-03-14" calcext:value-type="date">
            <text:p>14.03.2014</text:p>
          </table:table-cell>
          <table:table-cell table:formula="of:=YEAR([.B226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5894" calcext:value-type="float">
            <text:p>5894</text:p>
          </table:table-cell>
          <table:table-cell office:value-type="date" office:date-value="2014-03-15" calcext:value-type="date">
            <text:p>15.03.2014</text:p>
          </table:table-cell>
          <table:table-cell table:formula="of:=YEAR([.B226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6963" calcext:value-type="float">
            <text:p>6963</text:p>
          </table:table-cell>
          <table:table-cell office:value-type="date" office:date-value="2014-03-16" calcext:value-type="date">
            <text:p>16.03.2014</text:p>
          </table:table-cell>
          <table:table-cell table:formula="of:=YEAR([.B226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date" office:date-value="2014-03-17" calcext:value-type="date">
            <text:p>17.03.2014</text:p>
          </table:table-cell>
          <table:table-cell table:formula="of:=YEAR([.B226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8293" calcext:value-type="float">
            <text:p>8293</text:p>
          </table:table-cell>
          <table:table-cell office:value-type="date" office:date-value="2014-03-18" calcext:value-type="date">
            <text:p>18.03.2014</text:p>
          </table:table-cell>
          <table:table-cell table:formula="of:=YEAR([.B227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9711" calcext:value-type="float">
            <text:p>9711</text:p>
          </table:table-cell>
          <table:table-cell office:value-type="date" office:date-value="2014-03-19" calcext:value-type="date">
            <text:p>19.03.2014</text:p>
          </table:table-cell>
          <table:table-cell table:formula="of:=YEAR([.B227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9826" calcext:value-type="float">
            <text:p>9826</text:p>
          </table:table-cell>
          <table:table-cell office:value-type="date" office:date-value="2014-03-20" calcext:value-type="date">
            <text:p>20.03.2014</text:p>
          </table:table-cell>
          <table:table-cell table:formula="of:=YEAR([.B227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date" office:date-value="2014-03-21" calcext:value-type="date">
            <text:p>21.03.2014</text:p>
          </table:table-cell>
          <table:table-cell table:formula="of:=YEAR([.B227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1213" calcext:value-type="float">
            <text:p>11213</text:p>
          </table:table-cell>
          <table:table-cell office:value-type="date" office:date-value="2014-03-22" calcext:value-type="date">
            <text:p>22.03.2014</text:p>
          </table:table-cell>
          <table:table-cell table:formula="of:=YEAR([.B227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1954" calcext:value-type="float">
            <text:p>11954</text:p>
          </table:table-cell>
          <table:table-cell office:value-type="date" office:date-value="2014-03-23" calcext:value-type="date">
            <text:p>23.03.2014</text:p>
          </table:table-cell>
          <table:table-cell table:formula="of:=YEAR([.B227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3377" calcext:value-type="float">
            <text:p>13377</text:p>
          </table:table-cell>
          <table:table-cell office:value-type="date" office:date-value="2014-03-24" calcext:value-type="date">
            <text:p>24.03.2014</text:p>
          </table:table-cell>
          <table:table-cell table:formula="of:=YEAR([.B227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4725" calcext:value-type="float">
            <text:p>14725</text:p>
          </table:table-cell>
          <table:table-cell office:value-type="date" office:date-value="2014-03-25" calcext:value-type="date">
            <text:p>25.03.2014</text:p>
          </table:table-cell>
          <table:table-cell table:formula="of:=YEAR([.B227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5443" calcext:value-type="float">
            <text:p>15443</text:p>
          </table:table-cell>
          <table:table-cell office:value-type="date" office:date-value="2014-03-26" calcext:value-type="date">
            <text:p>26.03.2014</text:p>
          </table:table-cell>
          <table:table-cell table:formula="of:=YEAR([.B227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6395" calcext:value-type="float">
            <text:p>16395</text:p>
          </table:table-cell>
          <table:table-cell office:value-type="date" office:date-value="2014-03-27" calcext:value-type="date">
            <text:p>27.03.2014</text:p>
          </table:table-cell>
          <table:table-cell table:formula="of:=YEAR([.B227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6847" calcext:value-type="float">
            <text:p>16847</text:p>
          </table:table-cell>
          <table:table-cell office:value-type="date" office:date-value="2014-03-28" calcext:value-type="date">
            <text:p>28.03.2014</text:p>
          </table:table-cell>
          <table:table-cell table:formula="of:=YEAR([.B228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7986" calcext:value-type="float">
            <text:p>17986</text:p>
          </table:table-cell>
          <table:table-cell office:value-type="date" office:date-value="2014-03-29" calcext:value-type="date">
            <text:p>29.03.2014</text:p>
          </table:table-cell>
          <table:table-cell table:formula="of:=YEAR([.B228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9127" calcext:value-type="float">
            <text:p>19127</text:p>
          </table:table-cell>
          <table:table-cell office:value-type="date" office:date-value="2014-03-30" calcext:value-type="date">
            <text:p>30.03.2014</text:p>
          </table:table-cell>
          <table:table-cell table:formula="of:=YEAR([.B228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0109" calcext:value-type="float">
            <text:p>20109</text:p>
          </table:table-cell>
          <table:table-cell office:value-type="date" office:date-value="2014-03-31" calcext:value-type="date">
            <text:p>31.03.2014</text:p>
          </table:table-cell>
          <table:table-cell table:formula="of:=YEAR([.B228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9893" calcext:value-type="float">
            <text:p>19893</text:p>
          </table:table-cell>
          <table:table-cell office:value-type="date" office:date-value="2014-04-01" calcext:value-type="date">
            <text:p>1.04.2014</text:p>
          </table:table-cell>
          <table:table-cell table:formula="of:=YEAR([.B228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0323" calcext:value-type="float">
            <text:p>20323</text:p>
          </table:table-cell>
          <table:table-cell office:value-type="date" office:date-value="2014-04-02" calcext:value-type="date">
            <text:p>2.04.2014</text:p>
          </table:table-cell>
          <table:table-cell table:formula="of:=YEAR([.B228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1261" calcext:value-type="float">
            <text:p>21261</text:p>
          </table:table-cell>
          <table:table-cell office:value-type="date" office:date-value="2014-04-03" calcext:value-type="date">
            <text:p>3.04.2014</text:p>
          </table:table-cell>
          <table:table-cell table:formula="of:=YEAR([.B228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0834" calcext:value-type="float">
            <text:p>20834</text:p>
          </table:table-cell>
          <table:table-cell office:value-type="date" office:date-value="2014-04-04" calcext:value-type="date">
            <text:p>4.04.2014</text:p>
          </table:table-cell>
          <table:table-cell table:formula="of:=YEAR([.B228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1151" calcext:value-type="float">
            <text:p>21151</text:p>
          </table:table-cell>
          <table:table-cell office:value-type="date" office:date-value="2014-04-05" calcext:value-type="date">
            <text:p>5.04.2014</text:p>
          </table:table-cell>
          <table:table-cell table:formula="of:=YEAR([.B228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date" office:date-value="2014-04-06" calcext:value-type="date">
            <text:p>6.04.2014</text:p>
          </table:table-cell>
          <table:table-cell table:formula="of:=YEAR([.B228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1139" calcext:value-type="float">
            <text:p>21139</text:p>
          </table:table-cell>
          <table:table-cell office:value-type="date" office:date-value="2014-04-07" calcext:value-type="date">
            <text:p>7.04.2014</text:p>
          </table:table-cell>
          <table:table-cell table:formula="of:=YEAR([.B229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0358" calcext:value-type="float">
            <text:p>20358</text:p>
          </table:table-cell>
          <table:table-cell office:value-type="date" office:date-value="2014-04-08" calcext:value-type="date">
            <text:p>8.04.2014</text:p>
          </table:table-cell>
          <table:table-cell table:formula="of:=YEAR([.B229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0248" calcext:value-type="float">
            <text:p>20248</text:p>
          </table:table-cell>
          <table:table-cell office:value-type="date" office:date-value="2014-04-09" calcext:value-type="date">
            <text:p>9.04.2014</text:p>
          </table:table-cell>
          <table:table-cell table:formula="of:=YEAR([.B229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9695" calcext:value-type="float">
            <text:p>19695</text:p>
          </table:table-cell>
          <table:table-cell office:value-type="date" office:date-value="2014-04-10" calcext:value-type="date">
            <text:p>10.04.2014</text:p>
          </table:table-cell>
          <table:table-cell table:formula="of:=YEAR([.B229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8438" calcext:value-type="float">
            <text:p>18438</text:p>
          </table:table-cell>
          <table:table-cell office:value-type="date" office:date-value="2014-04-11" calcext:value-type="date">
            <text:p>11.04.2014</text:p>
          </table:table-cell>
          <table:table-cell table:formula="of:=YEAR([.B229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7499" calcext:value-type="float">
            <text:p>17499</text:p>
          </table:table-cell>
          <table:table-cell office:value-type="date" office:date-value="2014-04-12" calcext:value-type="date">
            <text:p>12.04.2014</text:p>
          </table:table-cell>
          <table:table-cell table:formula="of:=YEAR([.B229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7318" calcext:value-type="float">
            <text:p>17318</text:p>
          </table:table-cell>
          <table:table-cell office:value-type="date" office:date-value="2014-04-13" calcext:value-type="date">
            <text:p>13.04.2014</text:p>
          </table:table-cell>
          <table:table-cell table:formula="of:=YEAR([.B229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5858" calcext:value-type="float">
            <text:p>15858</text:p>
          </table:table-cell>
          <table:table-cell office:value-type="date" office:date-value="2014-04-14" calcext:value-type="date">
            <text:p>14.04.2014</text:p>
          </table:table-cell>
          <table:table-cell table:formula="of:=YEAR([.B229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4490" calcext:value-type="float">
            <text:p>14490</text:p>
          </table:table-cell>
          <table:table-cell office:value-type="date" office:date-value="2014-04-15" calcext:value-type="date">
            <text:p>15.04.2014</text:p>
          </table:table-cell>
          <table:table-cell table:formula="of:=YEAR([.B229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3613" calcext:value-type="float">
            <text:p>13613</text:p>
          </table:table-cell>
          <table:table-cell office:value-type="date" office:date-value="2014-04-16" calcext:value-type="date">
            <text:p>16.04.2014</text:p>
          </table:table-cell>
          <table:table-cell table:formula="of:=YEAR([.B229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3244" calcext:value-type="float">
            <text:p>13244</text:p>
          </table:table-cell>
          <table:table-cell office:value-type="date" office:date-value="2014-04-17" calcext:value-type="date">
            <text:p>17.04.2014</text:p>
          </table:table-cell>
          <table:table-cell table:formula="of:=YEAR([.B230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1477" calcext:value-type="float">
            <text:p>11477</text:p>
          </table:table-cell>
          <table:table-cell office:value-type="date" office:date-value="2014-04-18" calcext:value-type="date">
            <text:p>18.04.2014</text:p>
          </table:table-cell>
          <table:table-cell table:formula="of:=YEAR([.B230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0518" calcext:value-type="float">
            <text:p>10518</text:p>
          </table:table-cell>
          <table:table-cell office:value-type="date" office:date-value="2014-04-19" calcext:value-type="date">
            <text:p>19.04.2014</text:p>
          </table:table-cell>
          <table:table-cell table:formula="of:=YEAR([.B230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9238" calcext:value-type="float">
            <text:p>9238</text:p>
          </table:table-cell>
          <table:table-cell office:value-type="date" office:date-value="2014-04-20" calcext:value-type="date">
            <text:p>20.04.2014</text:p>
          </table:table-cell>
          <table:table-cell table:formula="of:=YEAR([.B230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date" office:date-value="2014-04-21" calcext:value-type="date">
            <text:p>21.04.2014</text:p>
          </table:table-cell>
          <table:table-cell table:formula="of:=YEAR([.B230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8625" calcext:value-type="float">
            <text:p>8625</text:p>
          </table:table-cell>
          <table:table-cell office:value-type="date" office:date-value="2014-04-22" calcext:value-type="date">
            <text:p>22.04.2014</text:p>
          </table:table-cell>
          <table:table-cell table:formula="of:=YEAR([.B230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7696" calcext:value-type="float">
            <text:p>7696</text:p>
          </table:table-cell>
          <table:table-cell office:value-type="date" office:date-value="2014-04-23" calcext:value-type="date">
            <text:p>23.04.2014</text:p>
          </table:table-cell>
          <table:table-cell table:formula="of:=YEAR([.B230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date" office:date-value="2014-04-24" calcext:value-type="date">
            <text:p>24.04.2014</text:p>
          </table:table-cell>
          <table:table-cell table:formula="of:=YEAR([.B230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date" office:date-value="2014-04-25" calcext:value-type="date">
            <text:p>25.04.2014</text:p>
          </table:table-cell>
          <table:table-cell table:formula="of:=YEAR([.B230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date" office:date-value="2014-04-26" calcext:value-type="date">
            <text:p>26.04.2014</text:p>
          </table:table-cell>
          <table:table-cell table:formula="of:=YEAR([.B230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5771" calcext:value-type="float">
            <text:p>5771</text:p>
          </table:table-cell>
          <table:table-cell office:value-type="date" office:date-value="2014-04-27" calcext:value-type="date">
            <text:p>27.04.2014</text:p>
          </table:table-cell>
          <table:table-cell table:formula="of:=YEAR([.B231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5588" calcext:value-type="float">
            <text:p>5588</text:p>
          </table:table-cell>
          <table:table-cell office:value-type="date" office:date-value="2014-04-28" calcext:value-type="date">
            <text:p>28.04.2014</text:p>
          </table:table-cell>
          <table:table-cell table:formula="of:=YEAR([.B231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date" office:date-value="2014-04-29" calcext:value-type="date">
            <text:p>29.04.2014</text:p>
          </table:table-cell>
          <table:table-cell table:formula="of:=YEAR([.B231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date" office:date-value="2014-04-30" calcext:value-type="date">
            <text:p>30.04.2014</text:p>
          </table:table-cell>
          <table:table-cell table:formula="of:=YEAR([.B231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date" office:date-value="2014-05-01" calcext:value-type="date">
            <text:p>1.05.2014</text:p>
          </table:table-cell>
          <table:table-cell table:formula="of:=YEAR([.B231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date" office:date-value="2014-05-02" calcext:value-type="date">
            <text:p>2.05.2014</text:p>
          </table:table-cell>
          <table:table-cell table:formula="of:=YEAR([.B231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date" office:date-value="2014-05-03" calcext:value-type="date">
            <text:p>3.05.2014</text:p>
          </table:table-cell>
          <table:table-cell table:formula="of:=YEAR([.B231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date" office:date-value="2014-05-04" calcext:value-type="date">
            <text:p>4.05.2014</text:p>
          </table:table-cell>
          <table:table-cell table:formula="of:=YEAR([.B231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date" office:date-value="2014-05-05" calcext:value-type="date">
            <text:p>5.05.2014</text:p>
          </table:table-cell>
          <table:table-cell table:formula="of:=YEAR([.B231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date" office:date-value="2014-05-06" calcext:value-type="date">
            <text:p>6.05.2014</text:p>
          </table:table-cell>
          <table:table-cell table:formula="of:=YEAR([.B231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date" office:date-value="2014-05-07" calcext:value-type="date">
            <text:p>7.05.2014</text:p>
          </table:table-cell>
          <table:table-cell table:formula="of:=YEAR([.B232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date" office:date-value="2014-05-08" calcext:value-type="date">
            <text:p>8.05.2014</text:p>
          </table:table-cell>
          <table:table-cell table:formula="of:=YEAR([.B232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date" office:date-value="2014-05-09" calcext:value-type="date">
            <text:p>9.05.2014</text:p>
          </table:table-cell>
          <table:table-cell table:formula="of:=YEAR([.B232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date" office:date-value="2014-05-10" calcext:value-type="date">
            <text:p>10.05.2014</text:p>
          </table:table-cell>
          <table:table-cell table:formula="of:=YEAR([.B232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date" office:date-value="2014-05-11" calcext:value-type="date">
            <text:p>11.05.2014</text:p>
          </table:table-cell>
          <table:table-cell table:formula="of:=YEAR([.B232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date" office:date-value="2014-05-12" calcext:value-type="date">
            <text:p>12.05.2014</text:p>
          </table:table-cell>
          <table:table-cell table:formula="of:=YEAR([.B232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date" office:date-value="2014-05-13" calcext:value-type="date">
            <text:p>13.05.2014</text:p>
          </table:table-cell>
          <table:table-cell table:formula="of:=YEAR([.B232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date" office:date-value="2014-05-14" calcext:value-type="date">
            <text:p>14.05.2014</text:p>
          </table:table-cell>
          <table:table-cell table:formula="of:=YEAR([.B232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date" office:date-value="2014-05-15" calcext:value-type="date">
            <text:p>15.05.2014</text:p>
          </table:table-cell>
          <table:table-cell table:formula="of:=YEAR([.B232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date" office:date-value="2014-05-16" calcext:value-type="date">
            <text:p>16.05.2014</text:p>
          </table:table-cell>
          <table:table-cell table:formula="of:=YEAR([.B232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date" office:date-value="2014-05-17" calcext:value-type="date">
            <text:p>17.05.2014</text:p>
          </table:table-cell>
          <table:table-cell table:formula="of:=YEAR([.B233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date" office:date-value="2014-05-18" calcext:value-type="date">
            <text:p>18.05.2014</text:p>
          </table:table-cell>
          <table:table-cell table:formula="of:=YEAR([.B233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date" office:date-value="2014-05-19" calcext:value-type="date">
            <text:p>19.05.2014</text:p>
          </table:table-cell>
          <table:table-cell table:formula="of:=YEAR([.B233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date" office:date-value="2014-05-20" calcext:value-type="date">
            <text:p>20.05.2014</text:p>
          </table:table-cell>
          <table:table-cell table:formula="of:=YEAR([.B233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date" office:date-value="2014-05-21" calcext:value-type="date">
            <text:p>21.05.2014</text:p>
          </table:table-cell>
          <table:table-cell table:formula="of:=YEAR([.B233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date" office:date-value="2014-05-22" calcext:value-type="date">
            <text:p>22.05.2014</text:p>
          </table:table-cell>
          <table:table-cell table:formula="of:=YEAR([.B233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date" office:date-value="2014-05-23" calcext:value-type="date">
            <text:p>23.05.2014</text:p>
          </table:table-cell>
          <table:table-cell table:formula="of:=YEAR([.B233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date" office:date-value="2014-05-24" calcext:value-type="date">
            <text:p>24.05.2014</text:p>
          </table:table-cell>
          <table:table-cell table:formula="of:=YEAR([.B233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date" office:date-value="2014-05-25" calcext:value-type="date">
            <text:p>25.05.2014</text:p>
          </table:table-cell>
          <table:table-cell table:formula="of:=YEAR([.B233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date" office:date-value="2014-05-26" calcext:value-type="date">
            <text:p>26.05.2014</text:p>
          </table:table-cell>
          <table:table-cell table:formula="of:=YEAR([.B233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date" office:date-value="2014-05-27" calcext:value-type="date">
            <text:p>27.05.2014</text:p>
          </table:table-cell>
          <table:table-cell table:formula="of:=YEAR([.B234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date" office:date-value="2014-05-28" calcext:value-type="date">
            <text:p>28.05.2014</text:p>
          </table:table-cell>
          <table:table-cell table:formula="of:=YEAR([.B234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date" office:date-value="2014-05-29" calcext:value-type="date">
            <text:p>29.05.2014</text:p>
          </table:table-cell>
          <table:table-cell table:formula="of:=YEAR([.B234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date" office:date-value="2014-05-30" calcext:value-type="date">
            <text:p>30.05.2014</text:p>
          </table:table-cell>
          <table:table-cell table:formula="of:=YEAR([.B234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date" office:date-value="2014-05-31" calcext:value-type="date">
            <text:p>31.05.2014</text:p>
          </table:table-cell>
          <table:table-cell table:formula="of:=YEAR([.B234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date" office:date-value="2014-06-01" calcext:value-type="date">
            <text:p>1.06.2014</text:p>
          </table:table-cell>
          <table:table-cell table:formula="of:=YEAR([.B234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date" office:date-value="2014-06-02" calcext:value-type="date">
            <text:p>2.06.2014</text:p>
          </table:table-cell>
          <table:table-cell table:formula="of:=YEAR([.B234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date" office:date-value="2014-06-03" calcext:value-type="date">
            <text:p>3.06.2014</text:p>
          </table:table-cell>
          <table:table-cell table:formula="of:=YEAR([.B234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date" office:date-value="2014-06-04" calcext:value-type="date">
            <text:p>4.06.2014</text:p>
          </table:table-cell>
          <table:table-cell table:formula="of:=YEAR([.B234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date" office:date-value="2014-06-05" calcext:value-type="date">
            <text:p>5.06.2014</text:p>
          </table:table-cell>
          <table:table-cell table:formula="of:=YEAR([.B234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date" office:date-value="2014-06-06" calcext:value-type="date">
            <text:p>6.06.2014</text:p>
          </table:table-cell>
          <table:table-cell table:formula="of:=YEAR([.B235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date" office:date-value="2014-06-07" calcext:value-type="date">
            <text:p>7.06.2014</text:p>
          </table:table-cell>
          <table:table-cell table:formula="of:=YEAR([.B235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date" office:date-value="2014-06-08" calcext:value-type="date">
            <text:p>8.06.2014</text:p>
          </table:table-cell>
          <table:table-cell table:formula="of:=YEAR([.B235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date" office:date-value="2014-06-09" calcext:value-type="date">
            <text:p>9.06.2014</text:p>
          </table:table-cell>
          <table:table-cell table:formula="of:=YEAR([.B235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date" office:date-value="2014-06-10" calcext:value-type="date">
            <text:p>10.06.2014</text:p>
          </table:table-cell>
          <table:table-cell table:formula="of:=YEAR([.B235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date" office:date-value="2014-06-11" calcext:value-type="date">
            <text:p>11.06.2014</text:p>
          </table:table-cell>
          <table:table-cell table:formula="of:=YEAR([.B235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date" office:date-value="2014-06-12" calcext:value-type="date">
            <text:p>12.06.2014</text:p>
          </table:table-cell>
          <table:table-cell table:formula="of:=YEAR([.B235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date" office:date-value="2014-06-13" calcext:value-type="date">
            <text:p>13.06.2014</text:p>
          </table:table-cell>
          <table:table-cell table:formula="of:=YEAR([.B235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date" office:date-value="2014-06-14" calcext:value-type="date">
            <text:p>14.06.2014</text:p>
          </table:table-cell>
          <table:table-cell table:formula="of:=YEAR([.B235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date" office:date-value="2014-06-15" calcext:value-type="date">
            <text:p>15.06.2014</text:p>
          </table:table-cell>
          <table:table-cell table:formula="of:=YEAR([.B235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date" office:date-value="2014-06-16" calcext:value-type="date">
            <text:p>16.06.2014</text:p>
          </table:table-cell>
          <table:table-cell table:formula="of:=YEAR([.B236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date" office:date-value="2014-06-17" calcext:value-type="date">
            <text:p>17.06.2014</text:p>
          </table:table-cell>
          <table:table-cell table:formula="of:=YEAR([.B236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date" office:date-value="2014-06-18" calcext:value-type="date">
            <text:p>18.06.2014</text:p>
          </table:table-cell>
          <table:table-cell table:formula="of:=YEAR([.B236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date" office:date-value="2014-06-19" calcext:value-type="date">
            <text:p>19.06.2014</text:p>
          </table:table-cell>
          <table:table-cell table:formula="of:=YEAR([.B236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date" office:date-value="2014-06-20" calcext:value-type="date">
            <text:p>20.06.2014</text:p>
          </table:table-cell>
          <table:table-cell table:formula="of:=YEAR([.B236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date" office:date-value="2014-06-21" calcext:value-type="date">
            <text:p>21.06.2014</text:p>
          </table:table-cell>
          <table:table-cell table:formula="of:=YEAR([.B236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date" office:date-value="2014-06-22" calcext:value-type="date">
            <text:p>22.06.2014</text:p>
          </table:table-cell>
          <table:table-cell table:formula="of:=YEAR([.B236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date" office:date-value="2014-06-23" calcext:value-type="date">
            <text:p>23.06.2014</text:p>
          </table:table-cell>
          <table:table-cell table:formula="of:=YEAR([.B236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date" office:date-value="2014-06-24" calcext:value-type="date">
            <text:p>24.06.2014</text:p>
          </table:table-cell>
          <table:table-cell table:formula="of:=YEAR([.B236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date" office:date-value="2014-06-25" calcext:value-type="date">
            <text:p>25.06.2014</text:p>
          </table:table-cell>
          <table:table-cell table:formula="of:=YEAR([.B236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date" office:date-value="2014-06-26" calcext:value-type="date">
            <text:p>26.06.2014</text:p>
          </table:table-cell>
          <table:table-cell table:formula="of:=YEAR([.B237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date" office:date-value="2014-06-27" calcext:value-type="date">
            <text:p>27.06.2014</text:p>
          </table:table-cell>
          <table:table-cell table:formula="of:=YEAR([.B237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date" office:date-value="2014-06-28" calcext:value-type="date">
            <text:p>28.06.2014</text:p>
          </table:table-cell>
          <table:table-cell table:formula="of:=YEAR([.B237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date" office:date-value="2014-06-29" calcext:value-type="date">
            <text:p>29.06.2014</text:p>
          </table:table-cell>
          <table:table-cell table:formula="of:=YEAR([.B237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date" office:date-value="2014-06-30" calcext:value-type="date">
            <text:p>30.06.2014</text:p>
          </table:table-cell>
          <table:table-cell table:formula="of:=YEAR([.B237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date" office:date-value="2014-07-01" calcext:value-type="date">
            <text:p>1.07.2014</text:p>
          </table:table-cell>
          <table:table-cell table:formula="of:=YEAR([.B237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date" office:date-value="2014-07-02" calcext:value-type="date">
            <text:p>2.07.2014</text:p>
          </table:table-cell>
          <table:table-cell table:formula="of:=YEAR([.B237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date" office:date-value="2014-07-03" calcext:value-type="date">
            <text:p>3.07.2014</text:p>
          </table:table-cell>
          <table:table-cell table:formula="of:=YEAR([.B237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date" office:date-value="2014-07-04" calcext:value-type="date">
            <text:p>4.07.2014</text:p>
          </table:table-cell>
          <table:table-cell table:formula="of:=YEAR([.B237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date" office:date-value="2014-07-05" calcext:value-type="date">
            <text:p>5.07.2014</text:p>
          </table:table-cell>
          <table:table-cell table:formula="of:=YEAR([.B237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date" office:date-value="2014-07-06" calcext:value-type="date">
            <text:p>6.07.2014</text:p>
          </table:table-cell>
          <table:table-cell table:formula="of:=YEAR([.B238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date" office:date-value="2014-07-07" calcext:value-type="date">
            <text:p>7.07.2014</text:p>
          </table:table-cell>
          <table:table-cell table:formula="of:=YEAR([.B238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date" office:date-value="2014-07-08" calcext:value-type="date">
            <text:p>8.07.2014</text:p>
          </table:table-cell>
          <table:table-cell table:formula="of:=YEAR([.B238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date" office:date-value="2014-07-09" calcext:value-type="date">
            <text:p>9.07.2014</text:p>
          </table:table-cell>
          <table:table-cell table:formula="of:=YEAR([.B238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date" office:date-value="2014-07-10" calcext:value-type="date">
            <text:p>10.07.2014</text:p>
          </table:table-cell>
          <table:table-cell table:formula="of:=YEAR([.B238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date" office:date-value="2014-07-11" calcext:value-type="date">
            <text:p>11.07.2014</text:p>
          </table:table-cell>
          <table:table-cell table:formula="of:=YEAR([.B238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date" office:date-value="2014-07-12" calcext:value-type="date">
            <text:p>12.07.2014</text:p>
          </table:table-cell>
          <table:table-cell table:formula="of:=YEAR([.B238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date" office:date-value="2014-07-13" calcext:value-type="date">
            <text:p>13.07.2014</text:p>
          </table:table-cell>
          <table:table-cell table:formula="of:=YEAR([.B238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date" office:date-value="2014-07-14" calcext:value-type="date">
            <text:p>14.07.2014</text:p>
          </table:table-cell>
          <table:table-cell table:formula="of:=YEAR([.B238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date" office:date-value="2014-07-15" calcext:value-type="date">
            <text:p>15.07.2014</text:p>
          </table:table-cell>
          <table:table-cell table:formula="of:=YEAR([.B238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date" office:date-value="2014-07-16" calcext:value-type="date">
            <text:p>16.07.2014</text:p>
          </table:table-cell>
          <table:table-cell table:formula="of:=YEAR([.B239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date" office:date-value="2014-07-17" calcext:value-type="date">
            <text:p>17.07.2014</text:p>
          </table:table-cell>
          <table:table-cell table:formula="of:=YEAR([.B239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date" office:date-value="2014-07-18" calcext:value-type="date">
            <text:p>18.07.2014</text:p>
          </table:table-cell>
          <table:table-cell table:formula="of:=YEAR([.B239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date" office:date-value="2014-07-19" calcext:value-type="date">
            <text:p>19.07.2014</text:p>
          </table:table-cell>
          <table:table-cell table:formula="of:=YEAR([.B239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date" office:date-value="2014-07-20" calcext:value-type="date">
            <text:p>20.07.2014</text:p>
          </table:table-cell>
          <table:table-cell table:formula="of:=YEAR([.B239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date" office:date-value="2014-07-21" calcext:value-type="date">
            <text:p>21.07.2014</text:p>
          </table:table-cell>
          <table:table-cell table:formula="of:=YEAR([.B239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date" office:date-value="2014-07-22" calcext:value-type="date">
            <text:p>22.07.2014</text:p>
          </table:table-cell>
          <table:table-cell table:formula="of:=YEAR([.B239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date" office:date-value="2014-07-23" calcext:value-type="date">
            <text:p>23.07.2014</text:p>
          </table:table-cell>
          <table:table-cell table:formula="of:=YEAR([.B239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date" office:date-value="2014-07-24" calcext:value-type="date">
            <text:p>24.07.2014</text:p>
          </table:table-cell>
          <table:table-cell table:formula="of:=YEAR([.B239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date" office:date-value="2014-07-25" calcext:value-type="date">
            <text:p>25.07.2014</text:p>
          </table:table-cell>
          <table:table-cell table:formula="of:=YEAR([.B239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date" office:date-value="2014-07-26" calcext:value-type="date">
            <text:p>26.07.2014</text:p>
          </table:table-cell>
          <table:table-cell table:formula="of:=YEAR([.B240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date" office:date-value="2014-07-27" calcext:value-type="date">
            <text:p>27.07.2014</text:p>
          </table:table-cell>
          <table:table-cell table:formula="of:=YEAR([.B240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date" office:date-value="2014-07-28" calcext:value-type="date">
            <text:p>28.07.2014</text:p>
          </table:table-cell>
          <table:table-cell table:formula="of:=YEAR([.B240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date" office:date-value="2014-07-29" calcext:value-type="date">
            <text:p>29.07.2014</text:p>
          </table:table-cell>
          <table:table-cell table:formula="of:=YEAR([.B240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date" office:date-value="2014-07-30" calcext:value-type="date">
            <text:p>30.07.2014</text:p>
          </table:table-cell>
          <table:table-cell table:formula="of:=YEAR([.B240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date" office:date-value="2014-07-31" calcext:value-type="date">
            <text:p>31.07.2014</text:p>
          </table:table-cell>
          <table:table-cell table:formula="of:=YEAR([.B240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date" office:date-value="2014-08-01" calcext:value-type="date">
            <text:p>1.08.2014</text:p>
          </table:table-cell>
          <table:table-cell table:formula="of:=YEAR([.B240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date" office:date-value="2014-08-02" calcext:value-type="date">
            <text:p>2.08.2014</text:p>
          </table:table-cell>
          <table:table-cell table:formula="of:=YEAR([.B240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date" office:date-value="2014-08-03" calcext:value-type="date">
            <text:p>3.08.2014</text:p>
          </table:table-cell>
          <table:table-cell table:formula="of:=YEAR([.B240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date" office:date-value="2014-08-04" calcext:value-type="date">
            <text:p>4.08.2014</text:p>
          </table:table-cell>
          <table:table-cell table:formula="of:=YEAR([.B240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0499" calcext:value-type="float">
            <text:p>10499</text:p>
          </table:table-cell>
          <table:table-cell office:value-type="date" office:date-value="2014-08-05" calcext:value-type="date">
            <text:p>5.08.2014</text:p>
          </table:table-cell>
          <table:table-cell table:formula="of:=YEAR([.B241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3928" calcext:value-type="float">
            <text:p>13928</text:p>
          </table:table-cell>
          <table:table-cell office:value-type="date" office:date-value="2014-08-06" calcext:value-type="date">
            <text:p>6.08.2014</text:p>
          </table:table-cell>
          <table:table-cell table:formula="of:=YEAR([.B241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8561" calcext:value-type="float">
            <text:p>18561</text:p>
          </table:table-cell>
          <table:table-cell office:value-type="date" office:date-value="2014-08-07" calcext:value-type="date">
            <text:p>7.08.2014</text:p>
          </table:table-cell>
          <table:table-cell table:formula="of:=YEAR([.B241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0873" calcext:value-type="float">
            <text:p>20873</text:p>
          </table:table-cell>
          <table:table-cell office:value-type="date" office:date-value="2014-08-08" calcext:value-type="date">
            <text:p>8.08.2014</text:p>
          </table:table-cell>
          <table:table-cell table:formula="of:=YEAR([.B241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0266" calcext:value-type="float">
            <text:p>20266</text:p>
          </table:table-cell>
          <table:table-cell office:value-type="date" office:date-value="2014-08-09" calcext:value-type="date">
            <text:p>9.08.2014</text:p>
          </table:table-cell>
          <table:table-cell table:formula="of:=YEAR([.B241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9008" calcext:value-type="float">
            <text:p>19008</text:p>
          </table:table-cell>
          <table:table-cell office:value-type="date" office:date-value="2014-08-10" calcext:value-type="date">
            <text:p>10.08.2014</text:p>
          </table:table-cell>
          <table:table-cell table:formula="of:=YEAR([.B241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3884" calcext:value-type="float">
            <text:p>13884</text:p>
          </table:table-cell>
          <table:table-cell office:value-type="date" office:date-value="2014-08-11" calcext:value-type="date">
            <text:p>11.08.2014</text:p>
          </table:table-cell>
          <table:table-cell table:formula="of:=YEAR([.B241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date" office:date-value="2014-08-12" calcext:value-type="date">
            <text:p>12.08.2014</text:p>
          </table:table-cell>
          <table:table-cell table:formula="of:=YEAR([.B241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date" office:date-value="2014-08-13" calcext:value-type="date">
            <text:p>13.08.2014</text:p>
          </table:table-cell>
          <table:table-cell table:formula="of:=YEAR([.B241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date" office:date-value="2014-08-14" calcext:value-type="date">
            <text:p>14.08.2014</text:p>
          </table:table-cell>
          <table:table-cell table:formula="of:=YEAR([.B241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date" office:date-value="2014-08-15" calcext:value-type="date">
            <text:p>15.08.2014</text:p>
          </table:table-cell>
          <table:table-cell table:formula="of:=YEAR([.B242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date" office:date-value="2014-08-16" calcext:value-type="date">
            <text:p>16.08.2014</text:p>
          </table:table-cell>
          <table:table-cell table:formula="of:=YEAR([.B242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date" office:date-value="2014-08-17" calcext:value-type="date">
            <text:p>17.08.2014</text:p>
          </table:table-cell>
          <table:table-cell table:formula="of:=YEAR([.B242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date" office:date-value="2014-08-18" calcext:value-type="date">
            <text:p>18.08.2014</text:p>
          </table:table-cell>
          <table:table-cell table:formula="of:=YEAR([.B242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date" office:date-value="2014-08-19" calcext:value-type="date">
            <text:p>19.08.2014</text:p>
          </table:table-cell>
          <table:table-cell table:formula="of:=YEAR([.B242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date" office:date-value="2014-08-20" calcext:value-type="date">
            <text:p>20.08.2014</text:p>
          </table:table-cell>
          <table:table-cell table:formula="of:=YEAR([.B242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date" office:date-value="2014-08-21" calcext:value-type="date">
            <text:p>21.08.2014</text:p>
          </table:table-cell>
          <table:table-cell table:formula="of:=YEAR([.B242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date" office:date-value="2014-08-22" calcext:value-type="date">
            <text:p>22.08.2014</text:p>
          </table:table-cell>
          <table:table-cell table:formula="of:=YEAR([.B242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date" office:date-value="2014-08-23" calcext:value-type="date">
            <text:p>23.08.2014</text:p>
          </table:table-cell>
          <table:table-cell table:formula="of:=YEAR([.B242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date" office:date-value="2014-08-24" calcext:value-type="date">
            <text:p>24.08.2014</text:p>
          </table:table-cell>
          <table:table-cell table:formula="of:=YEAR([.B242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date" office:date-value="2014-08-25" calcext:value-type="date">
            <text:p>25.08.2014</text:p>
          </table:table-cell>
          <table:table-cell table:formula="of:=YEAR([.B243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date" office:date-value="2014-08-26" calcext:value-type="date">
            <text:p>26.08.2014</text:p>
          </table:table-cell>
          <table:table-cell table:formula="of:=YEAR([.B243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date" office:date-value="2014-08-27" calcext:value-type="date">
            <text:p>27.08.2014</text:p>
          </table:table-cell>
          <table:table-cell table:formula="of:=YEAR([.B243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date" office:date-value="2014-08-28" calcext:value-type="date">
            <text:p>28.08.2014</text:p>
          </table:table-cell>
          <table:table-cell table:formula="of:=YEAR([.B243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date" office:date-value="2014-08-29" calcext:value-type="date">
            <text:p>29.08.2014</text:p>
          </table:table-cell>
          <table:table-cell table:formula="of:=YEAR([.B243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date" office:date-value="2014-08-30" calcext:value-type="date">
            <text:p>30.08.2014</text:p>
          </table:table-cell>
          <table:table-cell table:formula="of:=YEAR([.B243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date" office:date-value="2014-08-31" calcext:value-type="date">
            <text:p>31.08.2014</text:p>
          </table:table-cell>
          <table:table-cell table:formula="of:=YEAR([.B243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date" office:date-value="2014-09-01" calcext:value-type="date">
            <text:p>1.09.2014</text:p>
          </table:table-cell>
          <table:table-cell table:formula="of:=YEAR([.B243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date" office:date-value="2014-09-02" calcext:value-type="date">
            <text:p>2.09.2014</text:p>
          </table:table-cell>
          <table:table-cell table:formula="of:=YEAR([.B243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date" office:date-value="2014-09-03" calcext:value-type="date">
            <text:p>3.09.2014</text:p>
          </table:table-cell>
          <table:table-cell table:formula="of:=YEAR([.B243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date" office:date-value="2014-09-04" calcext:value-type="date">
            <text:p>4.09.2014</text:p>
          </table:table-cell>
          <table:table-cell table:formula="of:=YEAR([.B244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date" office:date-value="2014-09-05" calcext:value-type="date">
            <text:p>5.09.2014</text:p>
          </table:table-cell>
          <table:table-cell table:formula="of:=YEAR([.B244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date" office:date-value="2014-09-06" calcext:value-type="date">
            <text:p>6.09.2014</text:p>
          </table:table-cell>
          <table:table-cell table:formula="of:=YEAR([.B244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date" office:date-value="2014-09-07" calcext:value-type="date">
            <text:p>7.09.2014</text:p>
          </table:table-cell>
          <table:table-cell table:formula="of:=YEAR([.B244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date" office:date-value="2014-09-08" calcext:value-type="date">
            <text:p>8.09.2014</text:p>
          </table:table-cell>
          <table:table-cell table:formula="of:=YEAR([.B244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date" office:date-value="2014-09-09" calcext:value-type="date">
            <text:p>9.09.2014</text:p>
          </table:table-cell>
          <table:table-cell table:formula="of:=YEAR([.B244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date" office:date-value="2014-09-10" calcext:value-type="date">
            <text:p>10.09.2014</text:p>
          </table:table-cell>
          <table:table-cell table:formula="of:=YEAR([.B244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date" office:date-value="2014-09-11" calcext:value-type="date">
            <text:p>11.09.2014</text:p>
          </table:table-cell>
          <table:table-cell table:formula="of:=YEAR([.B244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date" office:date-value="2014-09-12" calcext:value-type="date">
            <text:p>12.09.2014</text:p>
          </table:table-cell>
          <table:table-cell table:formula="of:=YEAR([.B244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date" office:date-value="2014-09-13" calcext:value-type="date">
            <text:p>13.09.2014</text:p>
          </table:table-cell>
          <table:table-cell table:formula="of:=YEAR([.B244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date" office:date-value="2014-09-14" calcext:value-type="date">
            <text:p>14.09.2014</text:p>
          </table:table-cell>
          <table:table-cell table:formula="of:=YEAR([.B245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date" office:date-value="2014-09-15" calcext:value-type="date">
            <text:p>15.09.2014</text:p>
          </table:table-cell>
          <table:table-cell table:formula="of:=YEAR([.B245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date" office:date-value="2014-09-16" calcext:value-type="date">
            <text:p>16.09.2014</text:p>
          </table:table-cell>
          <table:table-cell table:formula="of:=YEAR([.B245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date" office:date-value="2014-09-17" calcext:value-type="date">
            <text:p>17.09.2014</text:p>
          </table:table-cell>
          <table:table-cell table:formula="of:=YEAR([.B245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date" office:date-value="2014-09-18" calcext:value-type="date">
            <text:p>18.09.2014</text:p>
          </table:table-cell>
          <table:table-cell table:formula="of:=YEAR([.B245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date" office:date-value="2014-09-19" calcext:value-type="date">
            <text:p>19.09.2014</text:p>
          </table:table-cell>
          <table:table-cell table:formula="of:=YEAR([.B245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date" office:date-value="2014-09-20" calcext:value-type="date">
            <text:p>20.09.2014</text:p>
          </table:table-cell>
          <table:table-cell table:formula="of:=YEAR([.B245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date" office:date-value="2014-09-21" calcext:value-type="date">
            <text:p>21.09.2014</text:p>
          </table:table-cell>
          <table:table-cell table:formula="of:=YEAR([.B245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date" office:date-value="2014-09-22" calcext:value-type="date">
            <text:p>22.09.2014</text:p>
          </table:table-cell>
          <table:table-cell table:formula="of:=YEAR([.B245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date" office:date-value="2014-09-23" calcext:value-type="date">
            <text:p>23.09.2014</text:p>
          </table:table-cell>
          <table:table-cell table:formula="of:=YEAR([.B245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date" office:date-value="2014-09-24" calcext:value-type="date">
            <text:p>24.09.2014</text:p>
          </table:table-cell>
          <table:table-cell table:formula="of:=YEAR([.B246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date" office:date-value="2014-09-25" calcext:value-type="date">
            <text:p>25.09.2014</text:p>
          </table:table-cell>
          <table:table-cell table:formula="of:=YEAR([.B246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date" office:date-value="2014-09-26" calcext:value-type="date">
            <text:p>26.09.2014</text:p>
          </table:table-cell>
          <table:table-cell table:formula="of:=YEAR([.B246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date" office:date-value="2014-09-27" calcext:value-type="date">
            <text:p>27.09.2014</text:p>
          </table:table-cell>
          <table:table-cell table:formula="of:=YEAR([.B246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date" office:date-value="2014-09-28" calcext:value-type="date">
            <text:p>28.09.2014</text:p>
          </table:table-cell>
          <table:table-cell table:formula="of:=YEAR([.B246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date" office:date-value="2014-09-29" calcext:value-type="date">
            <text:p>29.09.2014</text:p>
          </table:table-cell>
          <table:table-cell table:formula="of:=YEAR([.B246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date" office:date-value="2014-09-30" calcext:value-type="date">
            <text:p>30.09.2014</text:p>
          </table:table-cell>
          <table:table-cell table:formula="of:=YEAR([.B246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date" office:date-value="2014-10-01" calcext:value-type="date">
            <text:p>1.10.2014</text:p>
          </table:table-cell>
          <table:table-cell table:formula="of:=YEAR([.B246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date" office:date-value="2014-10-02" calcext:value-type="date">
            <text:p>2.10.2014</text:p>
          </table:table-cell>
          <table:table-cell table:formula="of:=YEAR([.B246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date" office:date-value="2014-10-03" calcext:value-type="date">
            <text:p>3.10.2014</text:p>
          </table:table-cell>
          <table:table-cell table:formula="of:=YEAR([.B246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759" calcext:value-type="float">
            <text:p>4759</text:p>
          </table:table-cell>
          <table:table-cell office:value-type="date" office:date-value="2014-10-04" calcext:value-type="date">
            <text:p>4.10.2014</text:p>
          </table:table-cell>
          <table:table-cell table:formula="of:=YEAR([.B247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date" office:date-value="2014-10-05" calcext:value-type="date">
            <text:p>5.10.2014</text:p>
          </table:table-cell>
          <table:table-cell table:formula="of:=YEAR([.B247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5723" calcext:value-type="float">
            <text:p>5723</text:p>
          </table:table-cell>
          <table:table-cell office:value-type="date" office:date-value="2014-10-06" calcext:value-type="date">
            <text:p>6.10.2014</text:p>
          </table:table-cell>
          <table:table-cell table:formula="of:=YEAR([.B247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5594" calcext:value-type="float">
            <text:p>5594</text:p>
          </table:table-cell>
          <table:table-cell office:value-type="date" office:date-value="2014-10-07" calcext:value-type="date">
            <text:p>7.10.2014</text:p>
          </table:table-cell>
          <table:table-cell table:formula="of:=YEAR([.B247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date" office:date-value="2014-10-08" calcext:value-type="date">
            <text:p>8.10.2014</text:p>
          </table:table-cell>
          <table:table-cell table:formula="of:=YEAR([.B247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6588" calcext:value-type="float">
            <text:p>6588</text:p>
          </table:table-cell>
          <table:table-cell office:value-type="date" office:date-value="2014-10-09" calcext:value-type="date">
            <text:p>9.10.2014</text:p>
          </table:table-cell>
          <table:table-cell table:formula="of:=YEAR([.B247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5118" calcext:value-type="float">
            <text:p>5118</text:p>
          </table:table-cell>
          <table:table-cell office:value-type="date" office:date-value="2014-10-10" calcext:value-type="date">
            <text:p>10.10.2014</text:p>
          </table:table-cell>
          <table:table-cell table:formula="of:=YEAR([.B247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5193" calcext:value-type="float">
            <text:p>5193</text:p>
          </table:table-cell>
          <table:table-cell office:value-type="date" office:date-value="2014-10-11" calcext:value-type="date">
            <text:p>11.10.2014</text:p>
          </table:table-cell>
          <table:table-cell table:formula="of:=YEAR([.B247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6667" calcext:value-type="float">
            <text:p>6667</text:p>
          </table:table-cell>
          <table:table-cell office:value-type="date" office:date-value="2014-10-12" calcext:value-type="date">
            <text:p>12.10.2014</text:p>
          </table:table-cell>
          <table:table-cell table:formula="of:=YEAR([.B247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5431" calcext:value-type="float">
            <text:p>5431</text:p>
          </table:table-cell>
          <table:table-cell office:value-type="date" office:date-value="2014-10-13" calcext:value-type="date">
            <text:p>13.10.2014</text:p>
          </table:table-cell>
          <table:table-cell table:formula="of:=YEAR([.B247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7199" calcext:value-type="float">
            <text:p>7199</text:p>
          </table:table-cell>
          <table:table-cell office:value-type="date" office:date-value="2014-10-14" calcext:value-type="date">
            <text:p>14.10.2014</text:p>
          </table:table-cell>
          <table:table-cell table:formula="of:=YEAR([.B248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6927" calcext:value-type="float">
            <text:p>6927</text:p>
          </table:table-cell>
          <table:table-cell office:value-type="date" office:date-value="2014-10-15" calcext:value-type="date">
            <text:p>15.10.2014</text:p>
          </table:table-cell>
          <table:table-cell table:formula="of:=YEAR([.B248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date" office:date-value="2014-10-16" calcext:value-type="date">
            <text:p>16.10.2014</text:p>
          </table:table-cell>
          <table:table-cell table:formula="of:=YEAR([.B248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6584" calcext:value-type="float">
            <text:p>6584</text:p>
          </table:table-cell>
          <table:table-cell office:value-type="date" office:date-value="2014-10-17" calcext:value-type="date">
            <text:p>17.10.2014</text:p>
          </table:table-cell>
          <table:table-cell table:formula="of:=YEAR([.B248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date" office:date-value="2014-10-18" calcext:value-type="date">
            <text:p>18.10.2014</text:p>
          </table:table-cell>
          <table:table-cell table:formula="of:=YEAR([.B248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date" office:date-value="2014-10-19" calcext:value-type="date">
            <text:p>19.10.2014</text:p>
          </table:table-cell>
          <table:table-cell table:formula="of:=YEAR([.B248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date" office:date-value="2014-10-20" calcext:value-type="date">
            <text:p>20.10.2014</text:p>
          </table:table-cell>
          <table:table-cell table:formula="of:=YEAR([.B248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date" office:date-value="2014-10-21" calcext:value-type="date">
            <text:p>21.10.2014</text:p>
          </table:table-cell>
          <table:table-cell table:formula="of:=YEAR([.B248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8419" calcext:value-type="float">
            <text:p>8419</text:p>
          </table:table-cell>
          <table:table-cell office:value-type="date" office:date-value="2014-10-22" calcext:value-type="date">
            <text:p>22.10.2014</text:p>
          </table:table-cell>
          <table:table-cell table:formula="of:=YEAR([.B248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8155" calcext:value-type="float">
            <text:p>8155</text:p>
          </table:table-cell>
          <table:table-cell office:value-type="date" office:date-value="2014-10-23" calcext:value-type="date">
            <text:p>23.10.2014</text:p>
          </table:table-cell>
          <table:table-cell table:formula="of:=YEAR([.B248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6860" calcext:value-type="float">
            <text:p>6860</text:p>
          </table:table-cell>
          <table:table-cell office:value-type="date" office:date-value="2014-10-24" calcext:value-type="date">
            <text:p>24.10.2014</text:p>
          </table:table-cell>
          <table:table-cell table:formula="of:=YEAR([.B249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date" office:date-value="2014-10-25" calcext:value-type="date">
            <text:p>25.10.2014</text:p>
          </table:table-cell>
          <table:table-cell table:formula="of:=YEAR([.B249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7315" calcext:value-type="float">
            <text:p>7315</text:p>
          </table:table-cell>
          <table:table-cell office:value-type="date" office:date-value="2014-10-26" calcext:value-type="date">
            <text:p>26.10.2014</text:p>
          </table:table-cell>
          <table:table-cell table:formula="of:=YEAR([.B249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8418" calcext:value-type="float">
            <text:p>8418</text:p>
          </table:table-cell>
          <table:table-cell office:value-type="date" office:date-value="2014-10-27" calcext:value-type="date">
            <text:p>27.10.2014</text:p>
          </table:table-cell>
          <table:table-cell table:formula="of:=YEAR([.B249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7092" calcext:value-type="float">
            <text:p>7092</text:p>
          </table:table-cell>
          <table:table-cell office:value-type="date" office:date-value="2014-10-28" calcext:value-type="date">
            <text:p>28.10.2014</text:p>
          </table:table-cell>
          <table:table-cell table:formula="of:=YEAR([.B249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7755" calcext:value-type="float">
            <text:p>7755</text:p>
          </table:table-cell>
          <table:table-cell office:value-type="date" office:date-value="2014-10-29" calcext:value-type="date">
            <text:p>29.10.2014</text:p>
          </table:table-cell>
          <table:table-cell table:formula="of:=YEAR([.B249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7852" calcext:value-type="float">
            <text:p>7852</text:p>
          </table:table-cell>
          <table:table-cell office:value-type="date" office:date-value="2014-10-30" calcext:value-type="date">
            <text:p>30.10.2014</text:p>
          </table:table-cell>
          <table:table-cell table:formula="of:=YEAR([.B249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date" office:date-value="2014-10-31" calcext:value-type="date">
            <text:p>31.10.2014</text:p>
          </table:table-cell>
          <table:table-cell table:formula="of:=YEAR([.B249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date" office:date-value="2014-11-01" calcext:value-type="date">
            <text:p>1.11.2014</text:p>
          </table:table-cell>
          <table:table-cell table:formula="of:=YEAR([.B249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7782" calcext:value-type="float">
            <text:p>7782</text:p>
          </table:table-cell>
          <table:table-cell office:value-type="date" office:date-value="2014-11-02" calcext:value-type="date">
            <text:p>2.11.2014</text:p>
          </table:table-cell>
          <table:table-cell table:formula="of:=YEAR([.B249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8303" calcext:value-type="float">
            <text:p>8303</text:p>
          </table:table-cell>
          <table:table-cell office:value-type="date" office:date-value="2014-11-03" calcext:value-type="date">
            <text:p>3.11.2014</text:p>
          </table:table-cell>
          <table:table-cell table:formula="of:=YEAR([.B250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date" office:date-value="2014-11-04" calcext:value-type="date">
            <text:p>4.11.2014</text:p>
          </table:table-cell>
          <table:table-cell table:formula="of:=YEAR([.B250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7784" calcext:value-type="float">
            <text:p>7784</text:p>
          </table:table-cell>
          <table:table-cell office:value-type="date" office:date-value="2014-11-05" calcext:value-type="date">
            <text:p>5.11.2014</text:p>
          </table:table-cell>
          <table:table-cell table:formula="of:=YEAR([.B250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8061" calcext:value-type="float">
            <text:p>8061</text:p>
          </table:table-cell>
          <table:table-cell office:value-type="date" office:date-value="2014-11-06" calcext:value-type="date">
            <text:p>6.11.2014</text:p>
          </table:table-cell>
          <table:table-cell table:formula="of:=YEAR([.B250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7508" calcext:value-type="float">
            <text:p>7508</text:p>
          </table:table-cell>
          <table:table-cell office:value-type="date" office:date-value="2014-11-07" calcext:value-type="date">
            <text:p>7.11.2014</text:p>
          </table:table-cell>
          <table:table-cell table:formula="of:=YEAR([.B250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7931" calcext:value-type="float">
            <text:p>7931</text:p>
          </table:table-cell>
          <table:table-cell office:value-type="date" office:date-value="2014-11-08" calcext:value-type="date">
            <text:p>8.11.2014</text:p>
          </table:table-cell>
          <table:table-cell table:formula="of:=YEAR([.B250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7375" calcext:value-type="float">
            <text:p>7375</text:p>
          </table:table-cell>
          <table:table-cell office:value-type="date" office:date-value="2014-11-09" calcext:value-type="date">
            <text:p>9.11.2014</text:p>
          </table:table-cell>
          <table:table-cell table:formula="of:=YEAR([.B250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7594" calcext:value-type="float">
            <text:p>7594</text:p>
          </table:table-cell>
          <table:table-cell office:value-type="date" office:date-value="2014-11-10" calcext:value-type="date">
            <text:p>10.11.2014</text:p>
          </table:table-cell>
          <table:table-cell table:formula="of:=YEAR([.B250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8901" calcext:value-type="float">
            <text:p>8901</text:p>
          </table:table-cell>
          <table:table-cell office:value-type="date" office:date-value="2014-11-11" calcext:value-type="date">
            <text:p>11.11.2014</text:p>
          </table:table-cell>
          <table:table-cell table:formula="of:=YEAR([.B250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7704" calcext:value-type="float">
            <text:p>7704</text:p>
          </table:table-cell>
          <table:table-cell office:value-type="date" office:date-value="2014-11-12" calcext:value-type="date">
            <text:p>12.11.2014</text:p>
          </table:table-cell>
          <table:table-cell table:formula="of:=YEAR([.B250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6979" calcext:value-type="float">
            <text:p>6979</text:p>
          </table:table-cell>
          <table:table-cell office:value-type="date" office:date-value="2014-11-13" calcext:value-type="date">
            <text:p>13.11.2014</text:p>
          </table:table-cell>
          <table:table-cell table:formula="of:=YEAR([.B251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8920" calcext:value-type="float">
            <text:p>8920</text:p>
          </table:table-cell>
          <table:table-cell office:value-type="date" office:date-value="2014-11-14" calcext:value-type="date">
            <text:p>14.11.2014</text:p>
          </table:table-cell>
          <table:table-cell table:formula="of:=YEAR([.B251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7006" calcext:value-type="float">
            <text:p>7006</text:p>
          </table:table-cell>
          <table:table-cell office:value-type="date" office:date-value="2014-11-15" calcext:value-type="date">
            <text:p>15.11.2014</text:p>
          </table:table-cell>
          <table:table-cell table:formula="of:=YEAR([.B251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6453" calcext:value-type="float">
            <text:p>6453</text:p>
          </table:table-cell>
          <table:table-cell office:value-type="date" office:date-value="2014-11-16" calcext:value-type="date">
            <text:p>16.11.2014</text:p>
          </table:table-cell>
          <table:table-cell table:formula="of:=YEAR([.B251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6558" calcext:value-type="float">
            <text:p>6558</text:p>
          </table:table-cell>
          <table:table-cell office:value-type="date" office:date-value="2014-11-17" calcext:value-type="date">
            <text:p>17.11.2014</text:p>
          </table:table-cell>
          <table:table-cell table:formula="of:=YEAR([.B251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7227" calcext:value-type="float">
            <text:p>7227</text:p>
          </table:table-cell>
          <table:table-cell office:value-type="date" office:date-value="2014-11-18" calcext:value-type="date">
            <text:p>18.11.2014</text:p>
          </table:table-cell>
          <table:table-cell table:formula="of:=YEAR([.B251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6735" calcext:value-type="float">
            <text:p>6735</text:p>
          </table:table-cell>
          <table:table-cell office:value-type="date" office:date-value="2014-11-19" calcext:value-type="date">
            <text:p>19.11.2014</text:p>
          </table:table-cell>
          <table:table-cell table:formula="of:=YEAR([.B251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8024" calcext:value-type="float">
            <text:p>8024</text:p>
          </table:table-cell>
          <table:table-cell office:value-type="date" office:date-value="2014-11-20" calcext:value-type="date">
            <text:p>20.11.2014</text:p>
          </table:table-cell>
          <table:table-cell table:formula="of:=YEAR([.B251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7289" calcext:value-type="float">
            <text:p>7289</text:p>
          </table:table-cell>
          <table:table-cell office:value-type="date" office:date-value="2014-11-21" calcext:value-type="date">
            <text:p>21.11.2014</text:p>
          </table:table-cell>
          <table:table-cell table:formula="of:=YEAR([.B251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7104" calcext:value-type="float">
            <text:p>7104</text:p>
          </table:table-cell>
          <table:table-cell office:value-type="date" office:date-value="2014-11-22" calcext:value-type="date">
            <text:p>22.11.2014</text:p>
          </table:table-cell>
          <table:table-cell table:formula="of:=YEAR([.B251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7711" calcext:value-type="float">
            <text:p>7711</text:p>
          </table:table-cell>
          <table:table-cell office:value-type="date" office:date-value="2014-11-23" calcext:value-type="date">
            <text:p>23.11.2014</text:p>
          </table:table-cell>
          <table:table-cell table:formula="of:=YEAR([.B252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6395" calcext:value-type="float">
            <text:p>6395</text:p>
          </table:table-cell>
          <table:table-cell office:value-type="date" office:date-value="2014-11-24" calcext:value-type="date">
            <text:p>24.11.2014</text:p>
          </table:table-cell>
          <table:table-cell table:formula="of:=YEAR([.B252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date" office:date-value="2014-11-25" calcext:value-type="date">
            <text:p>25.11.2014</text:p>
          </table:table-cell>
          <table:table-cell table:formula="of:=YEAR([.B252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6318" calcext:value-type="float">
            <text:p>6318</text:p>
          </table:table-cell>
          <table:table-cell office:value-type="date" office:date-value="2014-11-26" calcext:value-type="date">
            <text:p>26.11.2014</text:p>
          </table:table-cell>
          <table:table-cell table:formula="of:=YEAR([.B252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5763" calcext:value-type="float">
            <text:p>5763</text:p>
          </table:table-cell>
          <table:table-cell office:value-type="date" office:date-value="2014-11-27" calcext:value-type="date">
            <text:p>27.11.2014</text:p>
          </table:table-cell>
          <table:table-cell table:formula="of:=YEAR([.B252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6866" calcext:value-type="float">
            <text:p>6866</text:p>
          </table:table-cell>
          <table:table-cell office:value-type="date" office:date-value="2014-11-28" calcext:value-type="date">
            <text:p>28.11.2014</text:p>
          </table:table-cell>
          <table:table-cell table:formula="of:=YEAR([.B252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7289" calcext:value-type="float">
            <text:p>7289</text:p>
          </table:table-cell>
          <table:table-cell office:value-type="date" office:date-value="2014-11-29" calcext:value-type="date">
            <text:p>29.11.2014</text:p>
          </table:table-cell>
          <table:table-cell table:formula="of:=YEAR([.B252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5659" calcext:value-type="float">
            <text:p>5659</text:p>
          </table:table-cell>
          <table:table-cell office:value-type="date" office:date-value="2014-11-30" calcext:value-type="date">
            <text:p>30.11.2014</text:p>
          </table:table-cell>
          <table:table-cell table:formula="of:=YEAR([.B252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6894" calcext:value-type="float">
            <text:p>6894</text:p>
          </table:table-cell>
          <table:table-cell office:value-type="date" office:date-value="2014-12-01" calcext:value-type="date">
            <text:p>1.12.2014</text:p>
          </table:table-cell>
          <table:table-cell table:formula="of:=YEAR([.B252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date" office:date-value="2014-12-02" calcext:value-type="date">
            <text:p>2.12.2014</text:p>
          </table:table-cell>
          <table:table-cell table:formula="of:=YEAR([.B252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7144" calcext:value-type="float">
            <text:p>7144</text:p>
          </table:table-cell>
          <table:table-cell office:value-type="date" office:date-value="2014-12-03" calcext:value-type="date">
            <text:p>3.12.2014</text:p>
          </table:table-cell>
          <table:table-cell table:formula="of:=YEAR([.B253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date" office:date-value="2014-12-04" calcext:value-type="date">
            <text:p>4.12.2014</text:p>
          </table:table-cell>
          <table:table-cell table:formula="of:=YEAR([.B253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6815" calcext:value-type="float">
            <text:p>6815</text:p>
          </table:table-cell>
          <table:table-cell office:value-type="date" office:date-value="2014-12-05" calcext:value-type="date">
            <text:p>5.12.2014</text:p>
          </table:table-cell>
          <table:table-cell table:formula="of:=YEAR([.B253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6642" calcext:value-type="float">
            <text:p>6642</text:p>
          </table:table-cell>
          <table:table-cell office:value-type="date" office:date-value="2014-12-06" calcext:value-type="date">
            <text:p>6.12.2014</text:p>
          </table:table-cell>
          <table:table-cell table:formula="of:=YEAR([.B253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6405" calcext:value-type="float">
            <text:p>6405</text:p>
          </table:table-cell>
          <table:table-cell office:value-type="date" office:date-value="2014-12-07" calcext:value-type="date">
            <text:p>7.12.2014</text:p>
          </table:table-cell>
          <table:table-cell table:formula="of:=YEAR([.B253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date" office:date-value="2014-12-08" calcext:value-type="date">
            <text:p>8.12.2014</text:p>
          </table:table-cell>
          <table:table-cell table:formula="of:=YEAR([.B253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6557" calcext:value-type="float">
            <text:p>6557</text:p>
          </table:table-cell>
          <table:table-cell office:value-type="date" office:date-value="2014-12-09" calcext:value-type="date">
            <text:p>9.12.2014</text:p>
          </table:table-cell>
          <table:table-cell table:formula="of:=YEAR([.B253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6592" calcext:value-type="float">
            <text:p>6592</text:p>
          </table:table-cell>
          <table:table-cell office:value-type="date" office:date-value="2014-12-10" calcext:value-type="date">
            <text:p>10.12.2014</text:p>
          </table:table-cell>
          <table:table-cell table:formula="of:=YEAR([.B253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6799" calcext:value-type="float">
            <text:p>6799</text:p>
          </table:table-cell>
          <table:table-cell office:value-type="date" office:date-value="2014-12-11" calcext:value-type="date">
            <text:p>11.12.2014</text:p>
          </table:table-cell>
          <table:table-cell table:formula="of:=YEAR([.B253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date" office:date-value="2014-12-12" calcext:value-type="date">
            <text:p>12.12.2014</text:p>
          </table:table-cell>
          <table:table-cell table:formula="of:=YEAR([.B253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5827" calcext:value-type="float">
            <text:p>5827</text:p>
          </table:table-cell>
          <table:table-cell office:value-type="date" office:date-value="2014-12-13" calcext:value-type="date">
            <text:p>13.12.2014</text:p>
          </table:table-cell>
          <table:table-cell table:formula="of:=YEAR([.B254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date" office:date-value="2014-12-14" calcext:value-type="date">
            <text:p>14.12.2014</text:p>
          </table:table-cell>
          <table:table-cell table:formula="of:=YEAR([.B254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date" office:date-value="2014-12-15" calcext:value-type="date">
            <text:p>15.12.2014</text:p>
          </table:table-cell>
          <table:table-cell table:formula="of:=YEAR([.B254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5581" calcext:value-type="float">
            <text:p>5581</text:p>
          </table:table-cell>
          <table:table-cell office:value-type="date" office:date-value="2014-12-16" calcext:value-type="date">
            <text:p>16.12.2014</text:p>
          </table:table-cell>
          <table:table-cell table:formula="of:=YEAR([.B254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date" office:date-value="2014-12-17" calcext:value-type="date">
            <text:p>17.12.2014</text:p>
          </table:table-cell>
          <table:table-cell table:formula="of:=YEAR([.B254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date" office:date-value="2014-12-18" calcext:value-type="date">
            <text:p>18.12.2014</text:p>
          </table:table-cell>
          <table:table-cell table:formula="of:=YEAR([.B254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date" office:date-value="2014-12-19" calcext:value-type="date">
            <text:p>19.12.2014</text:p>
          </table:table-cell>
          <table:table-cell table:formula="of:=YEAR([.B254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date" office:date-value="2014-12-20" calcext:value-type="date">
            <text:p>20.12.2014</text:p>
          </table:table-cell>
          <table:table-cell table:formula="of:=YEAR([.B254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date" office:date-value="2014-12-21" calcext:value-type="date">
            <text:p>21.12.2014</text:p>
          </table:table-cell>
          <table:table-cell table:formula="of:=YEAR([.B254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date" office:date-value="2014-12-22" calcext:value-type="date">
            <text:p>22.12.2014</text:p>
          </table:table-cell>
          <table:table-cell table:formula="of:=YEAR([.B2549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date" office:date-value="2014-12-23" calcext:value-type="date">
            <text:p>23.12.2014</text:p>
          </table:table-cell>
          <table:table-cell table:formula="of:=YEAR([.B2550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date" office:date-value="2014-12-24" calcext:value-type="date">
            <text:p>24.12.2014</text:p>
          </table:table-cell>
          <table:table-cell table:formula="of:=YEAR([.B2551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date" office:date-value="2014-12-25" calcext:value-type="date">
            <text:p>25.12.2014</text:p>
          </table:table-cell>
          <table:table-cell table:formula="of:=YEAR([.B255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date" office:date-value="2014-12-26" calcext:value-type="date">
            <text:p>26.12.2014</text:p>
          </table:table-cell>
          <table:table-cell table:formula="of:=YEAR([.B2553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date" office:date-value="2014-12-27" calcext:value-type="date">
            <text:p>27.12.2014</text:p>
          </table:table-cell>
          <table:table-cell table:formula="of:=YEAR([.B2554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date" office:date-value="2014-12-28" calcext:value-type="date">
            <text:p>28.12.2014</text:p>
          </table:table-cell>
          <table:table-cell table:formula="of:=YEAR([.B2555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date" office:date-value="2014-12-29" calcext:value-type="date">
            <text:p>29.12.2014</text:p>
          </table:table-cell>
          <table:table-cell table:formula="of:=YEAR([.B2556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date" office:date-value="2014-12-30" calcext:value-type="date">
            <text:p>30.12.2014</text:p>
          </table:table-cell>
          <table:table-cell table:formula="of:=YEAR([.B2557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date" office:date-value="2014-12-31" calcext:value-type="date">
            <text:p>31.12.2014</text:p>
          </table:table-cell>
          <table:table-cell table:formula="of:=YEAR([.B2558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>
          <table:table-cell office:value-type="float" office:value="4947" calcext:value-type="float">
            <text:p>4947</text:p>
          </table:table-cell>
          <table:table-cell office:value-type="date" office:date-value="2015-01-01" calcext:value-type="date">
            <text:p>1.01.2015</text:p>
          </table:table-cell>
          <table:table-cell table:formula="of:=YEAR([.B255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5257" calcext:value-type="float">
            <text:p>5257</text:p>
          </table:table-cell>
          <table:table-cell office:value-type="date" office:date-value="2015-01-02" calcext:value-type="date">
            <text:p>2.01.2015</text:p>
          </table:table-cell>
          <table:table-cell table:formula="of:=YEAR([.B256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5075" calcext:value-type="float">
            <text:p>5075</text:p>
          </table:table-cell>
          <table:table-cell office:value-type="date" office:date-value="2015-01-03" calcext:value-type="date">
            <text:p>3.01.2015</text:p>
          </table:table-cell>
          <table:table-cell table:formula="of:=YEAR([.B256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date" office:date-value="2015-01-04" calcext:value-type="date">
            <text:p>4.01.2015</text:p>
          </table:table-cell>
          <table:table-cell table:formula="of:=YEAR([.B256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date" office:date-value="2015-01-05" calcext:value-type="date">
            <text:p>5.01.2015</text:p>
          </table:table-cell>
          <table:table-cell table:formula="of:=YEAR([.B256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date" office:date-value="2015-01-06" calcext:value-type="date">
            <text:p>6.01.2015</text:p>
          </table:table-cell>
          <table:table-cell table:formula="of:=YEAR([.B256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date" office:date-value="2015-01-07" calcext:value-type="date">
            <text:p>7.01.2015</text:p>
          </table:table-cell>
          <table:table-cell table:formula="of:=YEAR([.B256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date" office:date-value="2015-01-08" calcext:value-type="date">
            <text:p>8.01.2015</text:p>
          </table:table-cell>
          <table:table-cell table:formula="of:=YEAR([.B256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date" office:date-value="2015-01-09" calcext:value-type="date">
            <text:p>9.01.2015</text:p>
          </table:table-cell>
          <table:table-cell table:formula="of:=YEAR([.B256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date" office:date-value="2015-01-10" calcext:value-type="date">
            <text:p>10.01.2015</text:p>
          </table:table-cell>
          <table:table-cell table:formula="of:=YEAR([.B256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date" office:date-value="2015-01-11" calcext:value-type="date">
            <text:p>11.01.2015</text:p>
          </table:table-cell>
          <table:table-cell table:formula="of:=YEAR([.B256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date" office:date-value="2015-01-12" calcext:value-type="date">
            <text:p>12.01.2015</text:p>
          </table:table-cell>
          <table:table-cell table:formula="of:=YEAR([.B257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date" office:date-value="2015-01-13" calcext:value-type="date">
            <text:p>13.01.2015</text:p>
          </table:table-cell>
          <table:table-cell table:formula="of:=YEAR([.B257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date" office:date-value="2015-01-14" calcext:value-type="date">
            <text:p>14.01.2015</text:p>
          </table:table-cell>
          <table:table-cell table:formula="of:=YEAR([.B257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date" office:date-value="2015-01-15" calcext:value-type="date">
            <text:p>15.01.2015</text:p>
          </table:table-cell>
          <table:table-cell table:formula="of:=YEAR([.B257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date" office:date-value="2015-01-16" calcext:value-type="date">
            <text:p>16.01.2015</text:p>
          </table:table-cell>
          <table:table-cell table:formula="of:=YEAR([.B257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date" office:date-value="2015-01-17" calcext:value-type="date">
            <text:p>17.01.2015</text:p>
          </table:table-cell>
          <table:table-cell table:formula="of:=YEAR([.B257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date" office:date-value="2015-01-18" calcext:value-type="date">
            <text:p>18.01.2015</text:p>
          </table:table-cell>
          <table:table-cell table:formula="of:=YEAR([.B257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date" office:date-value="2015-01-19" calcext:value-type="date">
            <text:p>19.01.2015</text:p>
          </table:table-cell>
          <table:table-cell table:formula="of:=YEAR([.B257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date" office:date-value="2015-01-20" calcext:value-type="date">
            <text:p>20.01.2015</text:p>
          </table:table-cell>
          <table:table-cell table:formula="of:=YEAR([.B257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date" office:date-value="2015-01-21" calcext:value-type="date">
            <text:p>21.01.2015</text:p>
          </table:table-cell>
          <table:table-cell table:formula="of:=YEAR([.B257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date" office:date-value="2015-01-22" calcext:value-type="date">
            <text:p>22.01.2015</text:p>
          </table:table-cell>
          <table:table-cell table:formula="of:=YEAR([.B258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date" office:date-value="2015-01-23" calcext:value-type="date">
            <text:p>23.01.2015</text:p>
          </table:table-cell>
          <table:table-cell table:formula="of:=YEAR([.B258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date" office:date-value="2015-01-24" calcext:value-type="date">
            <text:p>24.01.2015</text:p>
          </table:table-cell>
          <table:table-cell table:formula="of:=YEAR([.B258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date" office:date-value="2015-01-25" calcext:value-type="date">
            <text:p>25.01.2015</text:p>
          </table:table-cell>
          <table:table-cell table:formula="of:=YEAR([.B258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date" office:date-value="2015-01-26" calcext:value-type="date">
            <text:p>26.01.2015</text:p>
          </table:table-cell>
          <table:table-cell table:formula="of:=YEAR([.B258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date" office:date-value="2015-01-27" calcext:value-type="date">
            <text:p>27.01.2015</text:p>
          </table:table-cell>
          <table:table-cell table:formula="of:=YEAR([.B258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date" office:date-value="2015-01-28" calcext:value-type="date">
            <text:p>28.01.2015</text:p>
          </table:table-cell>
          <table:table-cell table:formula="of:=YEAR([.B258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date" office:date-value="2015-01-29" calcext:value-type="date">
            <text:p>29.01.2015</text:p>
          </table:table-cell>
          <table:table-cell table:formula="of:=YEAR([.B258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date" office:date-value="2015-01-30" calcext:value-type="date">
            <text:p>30.01.2015</text:p>
          </table:table-cell>
          <table:table-cell table:formula="of:=YEAR([.B258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date" office:date-value="2015-01-31" calcext:value-type="date">
            <text:p>31.01.2015</text:p>
          </table:table-cell>
          <table:table-cell table:formula="of:=YEAR([.B258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date" office:date-value="2015-02-01" calcext:value-type="date">
            <text:p>1.02.2015</text:p>
          </table:table-cell>
          <table:table-cell table:formula="of:=YEAR([.B259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date" office:date-value="2015-02-02" calcext:value-type="date">
            <text:p>2.02.2015</text:p>
          </table:table-cell>
          <table:table-cell table:formula="of:=YEAR([.B259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date" office:date-value="2015-02-03" calcext:value-type="date">
            <text:p>3.02.2015</text:p>
          </table:table-cell>
          <table:table-cell table:formula="of:=YEAR([.B259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date" office:date-value="2015-02-04" calcext:value-type="date">
            <text:p>4.02.2015</text:p>
          </table:table-cell>
          <table:table-cell table:formula="of:=YEAR([.B259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date" office:date-value="2015-02-05" calcext:value-type="date">
            <text:p>5.02.2015</text:p>
          </table:table-cell>
          <table:table-cell table:formula="of:=YEAR([.B259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date" office:date-value="2015-02-06" calcext:value-type="date">
            <text:p>6.02.2015</text:p>
          </table:table-cell>
          <table:table-cell table:formula="of:=YEAR([.B259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date" office:date-value="2015-02-07" calcext:value-type="date">
            <text:p>7.02.2015</text:p>
          </table:table-cell>
          <table:table-cell table:formula="of:=YEAR([.B259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date" office:date-value="2015-02-08" calcext:value-type="date">
            <text:p>8.02.2015</text:p>
          </table:table-cell>
          <table:table-cell table:formula="of:=YEAR([.B259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date" office:date-value="2015-02-09" calcext:value-type="date">
            <text:p>9.02.2015</text:p>
          </table:table-cell>
          <table:table-cell table:formula="of:=YEAR([.B259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date" office:date-value="2015-02-10" calcext:value-type="date">
            <text:p>10.02.2015</text:p>
          </table:table-cell>
          <table:table-cell table:formula="of:=YEAR([.B259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date" office:date-value="2015-02-11" calcext:value-type="date">
            <text:p>11.02.2015</text:p>
          </table:table-cell>
          <table:table-cell table:formula="of:=YEAR([.B260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date" office:date-value="2015-02-12" calcext:value-type="date">
            <text:p>12.02.2015</text:p>
          </table:table-cell>
          <table:table-cell table:formula="of:=YEAR([.B260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date" office:date-value="2015-02-13" calcext:value-type="date">
            <text:p>13.02.2015</text:p>
          </table:table-cell>
          <table:table-cell table:formula="of:=YEAR([.B260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date" office:date-value="2015-02-14" calcext:value-type="date">
            <text:p>14.02.2015</text:p>
          </table:table-cell>
          <table:table-cell table:formula="of:=YEAR([.B260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date" office:date-value="2015-02-15" calcext:value-type="date">
            <text:p>15.02.2015</text:p>
          </table:table-cell>
          <table:table-cell table:formula="of:=YEAR([.B260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date" office:date-value="2015-02-16" calcext:value-type="date">
            <text:p>16.02.2015</text:p>
          </table:table-cell>
          <table:table-cell table:formula="of:=YEAR([.B260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date" office:date-value="2015-02-17" calcext:value-type="date">
            <text:p>17.02.2015</text:p>
          </table:table-cell>
          <table:table-cell table:formula="of:=YEAR([.B260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date" office:date-value="2015-02-18" calcext:value-type="date">
            <text:p>18.02.2015</text:p>
          </table:table-cell>
          <table:table-cell table:formula="of:=YEAR([.B260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date" office:date-value="2015-02-19" calcext:value-type="date">
            <text:p>19.02.2015</text:p>
          </table:table-cell>
          <table:table-cell table:formula="of:=YEAR([.B260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date" office:date-value="2015-02-20" calcext:value-type="date">
            <text:p>20.02.2015</text:p>
          </table:table-cell>
          <table:table-cell table:formula="of:=YEAR([.B260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date" office:date-value="2015-02-21" calcext:value-type="date">
            <text:p>21.02.2015</text:p>
          </table:table-cell>
          <table:table-cell table:formula="of:=YEAR([.B261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date" office:date-value="2015-02-22" calcext:value-type="date">
            <text:p>22.02.2015</text:p>
          </table:table-cell>
          <table:table-cell table:formula="of:=YEAR([.B261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date" office:date-value="2015-02-23" calcext:value-type="date">
            <text:p>23.02.2015</text:p>
          </table:table-cell>
          <table:table-cell table:formula="of:=YEAR([.B261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date" office:date-value="2015-02-24" calcext:value-type="date">
            <text:p>24.02.2015</text:p>
          </table:table-cell>
          <table:table-cell table:formula="of:=YEAR([.B261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date" office:date-value="2015-02-25" calcext:value-type="date">
            <text:p>25.02.2015</text:p>
          </table:table-cell>
          <table:table-cell table:formula="of:=YEAR([.B261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date" office:date-value="2015-02-26" calcext:value-type="date">
            <text:p>26.02.2015</text:p>
          </table:table-cell>
          <table:table-cell table:formula="of:=YEAR([.B261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date" office:date-value="2015-02-27" calcext:value-type="date">
            <text:p>27.02.2015</text:p>
          </table:table-cell>
          <table:table-cell table:formula="of:=YEAR([.B261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date" office:date-value="2015-02-28" calcext:value-type="date">
            <text:p>28.02.2015</text:p>
          </table:table-cell>
          <table:table-cell table:formula="of:=YEAR([.B261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date" office:date-value="2015-03-01" calcext:value-type="date">
            <text:p>1.03.2015</text:p>
          </table:table-cell>
          <table:table-cell table:formula="of:=YEAR([.B261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date" office:date-value="2015-03-02" calcext:value-type="date">
            <text:p>2.03.2015</text:p>
          </table:table-cell>
          <table:table-cell table:formula="of:=YEAR([.B261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date" office:date-value="2015-03-03" calcext:value-type="date">
            <text:p>3.03.2015</text:p>
          </table:table-cell>
          <table:table-cell table:formula="of:=YEAR([.B262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date" office:date-value="2015-03-04" calcext:value-type="date">
            <text:p>4.03.2015</text:p>
          </table:table-cell>
          <table:table-cell table:formula="of:=YEAR([.B262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date" office:date-value="2015-03-05" calcext:value-type="date">
            <text:p>5.03.2015</text:p>
          </table:table-cell>
          <table:table-cell table:formula="of:=YEAR([.B262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date" office:date-value="2015-03-06" calcext:value-type="date">
            <text:p>6.03.2015</text:p>
          </table:table-cell>
          <table:table-cell table:formula="of:=YEAR([.B262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date" office:date-value="2015-03-07" calcext:value-type="date">
            <text:p>7.03.2015</text:p>
          </table:table-cell>
          <table:table-cell table:formula="of:=YEAR([.B262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7966" calcext:value-type="float">
            <text:p>7966</text:p>
          </table:table-cell>
          <table:table-cell office:value-type="date" office:date-value="2015-03-08" calcext:value-type="date">
            <text:p>8.03.2015</text:p>
          </table:table-cell>
          <table:table-cell table:formula="of:=YEAR([.B262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963" calcext:value-type="float">
            <text:p>4963</text:p>
          </table:table-cell>
          <table:table-cell office:value-type="date" office:date-value="2015-03-09" calcext:value-type="date">
            <text:p>9.03.2015</text:p>
          </table:table-cell>
          <table:table-cell table:formula="of:=YEAR([.B262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date" office:date-value="2015-03-10" calcext:value-type="date">
            <text:p>10.03.2015</text:p>
          </table:table-cell>
          <table:table-cell table:formula="of:=YEAR([.B262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date" office:date-value="2015-03-11" calcext:value-type="date">
            <text:p>11.03.2015</text:p>
          </table:table-cell>
          <table:table-cell table:formula="of:=YEAR([.B262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date" office:date-value="2015-03-12" calcext:value-type="date">
            <text:p>12.03.2015</text:p>
          </table:table-cell>
          <table:table-cell table:formula="of:=YEAR([.B262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6429" calcext:value-type="float">
            <text:p>6429</text:p>
          </table:table-cell>
          <table:table-cell office:value-type="date" office:date-value="2015-03-13" calcext:value-type="date">
            <text:p>13.03.2015</text:p>
          </table:table-cell>
          <table:table-cell table:formula="of:=YEAR([.B263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date" office:date-value="2015-03-14" calcext:value-type="date">
            <text:p>14.03.2015</text:p>
          </table:table-cell>
          <table:table-cell table:formula="of:=YEAR([.B263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6842" calcext:value-type="float">
            <text:p>6842</text:p>
          </table:table-cell>
          <table:table-cell office:value-type="date" office:date-value="2015-03-15" calcext:value-type="date">
            <text:p>15.03.2015</text:p>
          </table:table-cell>
          <table:table-cell table:formula="of:=YEAR([.B263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556" calcext:value-type="float">
            <text:p>8556</text:p>
          </table:table-cell>
          <table:table-cell office:value-type="date" office:date-value="2015-03-16" calcext:value-type="date">
            <text:p>16.03.2015</text:p>
          </table:table-cell>
          <table:table-cell table:formula="of:=YEAR([.B263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2158" calcext:value-type="float">
            <text:p>12158</text:p>
          </table:table-cell>
          <table:table-cell office:value-type="date" office:date-value="2015-03-17" calcext:value-type="date">
            <text:p>17.03.2015</text:p>
          </table:table-cell>
          <table:table-cell table:formula="of:=YEAR([.B263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1783" calcext:value-type="float">
            <text:p>11783</text:p>
          </table:table-cell>
          <table:table-cell office:value-type="date" office:date-value="2015-03-18" calcext:value-type="date">
            <text:p>18.03.2015</text:p>
          </table:table-cell>
          <table:table-cell table:formula="of:=YEAR([.B263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0480" calcext:value-type="float">
            <text:p>10480</text:p>
          </table:table-cell>
          <table:table-cell office:value-type="date" office:date-value="2015-03-19" calcext:value-type="date">
            <text:p>19.03.2015</text:p>
          </table:table-cell>
          <table:table-cell table:formula="of:=YEAR([.B263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5610" calcext:value-type="float">
            <text:p>15610</text:p>
          </table:table-cell>
          <table:table-cell office:value-type="date" office:date-value="2015-03-20" calcext:value-type="date">
            <text:p>20.03.2015</text:p>
          </table:table-cell>
          <table:table-cell table:formula="of:=YEAR([.B263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5556" calcext:value-type="float">
            <text:p>15556</text:p>
          </table:table-cell>
          <table:table-cell office:value-type="date" office:date-value="2015-03-21" calcext:value-type="date">
            <text:p>21.03.2015</text:p>
          </table:table-cell>
          <table:table-cell table:formula="of:=YEAR([.B263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2182" calcext:value-type="float">
            <text:p>12182</text:p>
          </table:table-cell>
          <table:table-cell office:value-type="date" office:date-value="2015-03-22" calcext:value-type="date">
            <text:p>22.03.2015</text:p>
          </table:table-cell>
          <table:table-cell table:formula="of:=YEAR([.B263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9090" calcext:value-type="float">
            <text:p>19090</text:p>
          </table:table-cell>
          <table:table-cell office:value-type="date" office:date-value="2015-03-23" calcext:value-type="date">
            <text:p>23.03.2015</text:p>
          </table:table-cell>
          <table:table-cell table:formula="of:=YEAR([.B264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9238" calcext:value-type="float">
            <text:p>19238</text:p>
          </table:table-cell>
          <table:table-cell office:value-type="date" office:date-value="2015-03-24" calcext:value-type="date">
            <text:p>24.03.2015</text:p>
          </table:table-cell>
          <table:table-cell table:formula="of:=YEAR([.B264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21846" calcext:value-type="float">
            <text:p>21846</text:p>
          </table:table-cell>
          <table:table-cell office:value-type="date" office:date-value="2015-03-25" calcext:value-type="date">
            <text:p>25.03.2015</text:p>
          </table:table-cell>
          <table:table-cell table:formula="of:=YEAR([.B264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21719" calcext:value-type="float">
            <text:p>21719</text:p>
          </table:table-cell>
          <table:table-cell office:value-type="date" office:date-value="2015-03-26" calcext:value-type="date">
            <text:p>26.03.2015</text:p>
          </table:table-cell>
          <table:table-cell table:formula="of:=YEAR([.B264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28653" calcext:value-type="float">
            <text:p>28653</text:p>
          </table:table-cell>
          <table:table-cell office:value-type="date" office:date-value="2015-03-27" calcext:value-type="date">
            <text:p>27.03.2015</text:p>
          </table:table-cell>
          <table:table-cell table:formula="of:=YEAR([.B264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24924" calcext:value-type="float">
            <text:p>24924</text:p>
          </table:table-cell>
          <table:table-cell office:value-type="date" office:date-value="2015-03-28" calcext:value-type="date">
            <text:p>28.03.2015</text:p>
          </table:table-cell>
          <table:table-cell table:formula="of:=YEAR([.B264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0020" calcext:value-type="float">
            <text:p>30020</text:p>
          </table:table-cell>
          <table:table-cell office:value-type="date" office:date-value="2015-03-29" calcext:value-type="date">
            <text:p>29.03.2015</text:p>
          </table:table-cell>
          <table:table-cell table:formula="of:=YEAR([.B264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4394" calcext:value-type="float">
            <text:p>34394</text:p>
          </table:table-cell>
          <table:table-cell office:value-type="date" office:date-value="2015-03-30" calcext:value-type="date">
            <text:p>30.03.2015</text:p>
          </table:table-cell>
          <table:table-cell table:formula="of:=YEAR([.B264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3854" calcext:value-type="float">
            <text:p>33854</text:p>
          </table:table-cell>
          <table:table-cell office:value-type="date" office:date-value="2015-03-31" calcext:value-type="date">
            <text:p>31.03.2015</text:p>
          </table:table-cell>
          <table:table-cell table:formula="of:=YEAR([.B264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5725" calcext:value-type="float">
            <text:p>35725</text:p>
          </table:table-cell>
          <table:table-cell office:value-type="date" office:date-value="2015-04-01" calcext:value-type="date">
            <text:p>1.04.2015</text:p>
          </table:table-cell>
          <table:table-cell table:formula="of:=YEAR([.B264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8296" calcext:value-type="float">
            <text:p>38296</text:p>
          </table:table-cell>
          <table:table-cell office:value-type="date" office:date-value="2015-04-02" calcext:value-type="date">
            <text:p>2.04.2015</text:p>
          </table:table-cell>
          <table:table-cell table:formula="of:=YEAR([.B265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9901" calcext:value-type="float">
            <text:p>39901</text:p>
          </table:table-cell>
          <table:table-cell office:value-type="date" office:date-value="2015-04-03" calcext:value-type="date">
            <text:p>3.04.2015</text:p>
          </table:table-cell>
          <table:table-cell table:formula="of:=YEAR([.B265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3566" calcext:value-type="float">
            <text:p>43566</text:p>
          </table:table-cell>
          <table:table-cell office:value-type="date" office:date-value="2015-04-04" calcext:value-type="date">
            <text:p>4.04.2015</text:p>
          </table:table-cell>
          <table:table-cell table:formula="of:=YEAR([.B265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3654" calcext:value-type="float">
            <text:p>43654</text:p>
          </table:table-cell>
          <table:table-cell office:value-type="date" office:date-value="2015-04-05" calcext:value-type="date">
            <text:p>5.04.2015</text:p>
          </table:table-cell>
          <table:table-cell table:formula="of:=YEAR([.B265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7945" calcext:value-type="float">
            <text:p>47945</text:p>
          </table:table-cell>
          <table:table-cell office:value-type="date" office:date-value="2015-04-06" calcext:value-type="date">
            <text:p>6.04.2015</text:p>
          </table:table-cell>
          <table:table-cell table:formula="of:=YEAR([.B265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6962" calcext:value-type="float">
            <text:p>46962</text:p>
          </table:table-cell>
          <table:table-cell office:value-type="date" office:date-value="2015-04-07" calcext:value-type="date">
            <text:p>7.04.2015</text:p>
          </table:table-cell>
          <table:table-cell table:formula="of:=YEAR([.B265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53080" calcext:value-type="float">
            <text:p>53080</text:p>
          </table:table-cell>
          <table:table-cell office:value-type="date" office:date-value="2015-04-08" calcext:value-type="date">
            <text:p>8.04.2015</text:p>
          </table:table-cell>
          <table:table-cell table:formula="of:=YEAR([.B265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51272" calcext:value-type="float">
            <text:p>51272</text:p>
          </table:table-cell>
          <table:table-cell office:value-type="date" office:date-value="2015-04-09" calcext:value-type="date">
            <text:p>9.04.2015</text:p>
          </table:table-cell>
          <table:table-cell table:formula="of:=YEAR([.B265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55268" calcext:value-type="float">
            <text:p>55268</text:p>
          </table:table-cell>
          <table:table-cell office:value-type="date" office:date-value="2015-04-10" calcext:value-type="date">
            <text:p>10.04.2015</text:p>
          </table:table-cell>
          <table:table-cell table:formula="of:=YEAR([.B265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51712" calcext:value-type="float">
            <text:p>51712</text:p>
          </table:table-cell>
          <table:table-cell office:value-type="date" office:date-value="2015-04-11" calcext:value-type="date">
            <text:p>11.04.2015</text:p>
          </table:table-cell>
          <table:table-cell table:formula="of:=YEAR([.B265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56185" calcext:value-type="float">
            <text:p>56185</text:p>
          </table:table-cell>
          <table:table-cell office:value-type="date" office:date-value="2015-04-12" calcext:value-type="date">
            <text:p>12.04.2015</text:p>
          </table:table-cell>
          <table:table-cell table:formula="of:=YEAR([.B266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51212" calcext:value-type="float">
            <text:p>51212</text:p>
          </table:table-cell>
          <table:table-cell office:value-type="date" office:date-value="2015-04-13" calcext:value-type="date">
            <text:p>13.04.2015</text:p>
          </table:table-cell>
          <table:table-cell table:formula="of:=YEAR([.B266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7361" calcext:value-type="float">
            <text:p>47361</text:p>
          </table:table-cell>
          <table:table-cell office:value-type="date" office:date-value="2015-04-14" calcext:value-type="date">
            <text:p>14.04.2015</text:p>
          </table:table-cell>
          <table:table-cell table:formula="of:=YEAR([.B266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4382" calcext:value-type="float">
            <text:p>44382</text:p>
          </table:table-cell>
          <table:table-cell office:value-type="date" office:date-value="2015-04-15" calcext:value-type="date">
            <text:p>15.04.2015</text:p>
          </table:table-cell>
          <table:table-cell table:formula="of:=YEAR([.B266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2162" calcext:value-type="float">
            <text:p>42162</text:p>
          </table:table-cell>
          <table:table-cell office:value-type="date" office:date-value="2015-04-16" calcext:value-type="date">
            <text:p>16.04.2015</text:p>
          </table:table-cell>
          <table:table-cell table:formula="of:=YEAR([.B266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1695" calcext:value-type="float">
            <text:p>41695</text:p>
          </table:table-cell>
          <table:table-cell office:value-type="date" office:date-value="2015-04-17" calcext:value-type="date">
            <text:p>17.04.2015</text:p>
          </table:table-cell>
          <table:table-cell table:formula="of:=YEAR([.B266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7279" calcext:value-type="float">
            <text:p>47279</text:p>
          </table:table-cell>
          <table:table-cell office:value-type="date" office:date-value="2015-04-18" calcext:value-type="date">
            <text:p>18.04.2015</text:p>
          </table:table-cell>
          <table:table-cell table:formula="of:=YEAR([.B266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6117" calcext:value-type="float">
            <text:p>46117</text:p>
          </table:table-cell>
          <table:table-cell office:value-type="date" office:date-value="2015-04-19" calcext:value-type="date">
            <text:p>19.04.2015</text:p>
          </table:table-cell>
          <table:table-cell table:formula="of:=YEAR([.B266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3938" calcext:value-type="float">
            <text:p>43938</text:p>
          </table:table-cell>
          <table:table-cell office:value-type="date" office:date-value="2015-04-20" calcext:value-type="date">
            <text:p>20.04.2015</text:p>
          </table:table-cell>
          <table:table-cell table:formula="of:=YEAR([.B266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3694" calcext:value-type="float">
            <text:p>43694</text:p>
          </table:table-cell>
          <table:table-cell office:value-type="date" office:date-value="2015-04-21" calcext:value-type="date">
            <text:p>21.04.2015</text:p>
          </table:table-cell>
          <table:table-cell table:formula="of:=YEAR([.B266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1867" calcext:value-type="float">
            <text:p>41867</text:p>
          </table:table-cell>
          <table:table-cell office:value-type="date" office:date-value="2015-04-22" calcext:value-type="date">
            <text:p>22.04.2015</text:p>
          </table:table-cell>
          <table:table-cell table:formula="of:=YEAR([.B267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7452" calcext:value-type="float">
            <text:p>37452</text:p>
          </table:table-cell>
          <table:table-cell office:value-type="date" office:date-value="2015-04-23" calcext:value-type="date">
            <text:p>23.04.2015</text:p>
          </table:table-cell>
          <table:table-cell table:formula="of:=YEAR([.B267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8421" calcext:value-type="float">
            <text:p>38421</text:p>
          </table:table-cell>
          <table:table-cell office:value-type="date" office:date-value="2015-04-24" calcext:value-type="date">
            <text:p>24.04.2015</text:p>
          </table:table-cell>
          <table:table-cell table:formula="of:=YEAR([.B267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4724" calcext:value-type="float">
            <text:p>34724</text:p>
          </table:table-cell>
          <table:table-cell office:value-type="date" office:date-value="2015-04-25" calcext:value-type="date">
            <text:p>25.04.2015</text:p>
          </table:table-cell>
          <table:table-cell table:formula="of:=YEAR([.B267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25956" calcext:value-type="float">
            <text:p>25956</text:p>
          </table:table-cell>
          <table:table-cell office:value-type="date" office:date-value="2015-04-26" calcext:value-type="date">
            <text:p>26.04.2015</text:p>
          </table:table-cell>
          <table:table-cell table:formula="of:=YEAR([.B267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27243" calcext:value-type="float">
            <text:p>27243</text:p>
          </table:table-cell>
          <table:table-cell office:value-type="date" office:date-value="2015-04-27" calcext:value-type="date">
            <text:p>27.04.2015</text:p>
          </table:table-cell>
          <table:table-cell table:formula="of:=YEAR([.B267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28202" calcext:value-type="float">
            <text:p>28202</text:p>
          </table:table-cell>
          <table:table-cell office:value-type="date" office:date-value="2015-04-28" calcext:value-type="date">
            <text:p>28.04.2015</text:p>
          </table:table-cell>
          <table:table-cell table:formula="of:=YEAR([.B267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26692" calcext:value-type="float">
            <text:p>26692</text:p>
          </table:table-cell>
          <table:table-cell office:value-type="date" office:date-value="2015-04-29" calcext:value-type="date">
            <text:p>29.04.2015</text:p>
          </table:table-cell>
          <table:table-cell table:formula="of:=YEAR([.B267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9521" calcext:value-type="float">
            <text:p>19521</text:p>
          </table:table-cell>
          <table:table-cell office:value-type="date" office:date-value="2015-04-30" calcext:value-type="date">
            <text:p>30.04.2015</text:p>
          </table:table-cell>
          <table:table-cell table:formula="of:=YEAR([.B267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7655" calcext:value-type="float">
            <text:p>17655</text:p>
          </table:table-cell>
          <table:table-cell office:value-type="date" office:date-value="2015-05-01" calcext:value-type="date">
            <text:p>1.05.2015</text:p>
          </table:table-cell>
          <table:table-cell table:formula="of:=YEAR([.B267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9753" calcext:value-type="float">
            <text:p>19753</text:p>
          </table:table-cell>
          <table:table-cell office:value-type="date" office:date-value="2015-05-02" calcext:value-type="date">
            <text:p>2.05.2015</text:p>
          </table:table-cell>
          <table:table-cell table:formula="of:=YEAR([.B268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5864" calcext:value-type="float">
            <text:p>15864</text:p>
          </table:table-cell>
          <table:table-cell office:value-type="date" office:date-value="2015-05-03" calcext:value-type="date">
            <text:p>3.05.2015</text:p>
          </table:table-cell>
          <table:table-cell table:formula="of:=YEAR([.B268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6360" calcext:value-type="float">
            <text:p>16360</text:p>
          </table:table-cell>
          <table:table-cell office:value-type="date" office:date-value="2015-05-04" calcext:value-type="date">
            <text:p>4.05.2015</text:p>
          </table:table-cell>
          <table:table-cell table:formula="of:=YEAR([.B268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7479" calcext:value-type="float">
            <text:p>17479</text:p>
          </table:table-cell>
          <table:table-cell office:value-type="date" office:date-value="2015-05-05" calcext:value-type="date">
            <text:p>5.05.2015</text:p>
          </table:table-cell>
          <table:table-cell table:formula="of:=YEAR([.B268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3568" calcext:value-type="float">
            <text:p>13568</text:p>
          </table:table-cell>
          <table:table-cell office:value-type="date" office:date-value="2015-05-06" calcext:value-type="date">
            <text:p>6.05.2015</text:p>
          </table:table-cell>
          <table:table-cell table:formula="of:=YEAR([.B268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1316" calcext:value-type="float">
            <text:p>11316</text:p>
          </table:table-cell>
          <table:table-cell office:value-type="date" office:date-value="2015-05-07" calcext:value-type="date">
            <text:p>7.05.2015</text:p>
          </table:table-cell>
          <table:table-cell table:formula="of:=YEAR([.B268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3831" calcext:value-type="float">
            <text:p>13831</text:p>
          </table:table-cell>
          <table:table-cell office:value-type="date" office:date-value="2015-05-08" calcext:value-type="date">
            <text:p>8.05.2015</text:p>
          </table:table-cell>
          <table:table-cell table:formula="of:=YEAR([.B268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1841" calcext:value-type="float">
            <text:p>11841</text:p>
          </table:table-cell>
          <table:table-cell office:value-type="date" office:date-value="2015-05-09" calcext:value-type="date">
            <text:p>9.05.2015</text:p>
          </table:table-cell>
          <table:table-cell table:formula="of:=YEAR([.B268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0980" calcext:value-type="float">
            <text:p>10980</text:p>
          </table:table-cell>
          <table:table-cell office:value-type="date" office:date-value="2015-05-10" calcext:value-type="date">
            <text:p>10.05.2015</text:p>
          </table:table-cell>
          <table:table-cell table:formula="of:=YEAR([.B268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9767" calcext:value-type="float">
            <text:p>9767</text:p>
          </table:table-cell>
          <table:table-cell office:value-type="date" office:date-value="2015-05-11" calcext:value-type="date">
            <text:p>11.05.2015</text:p>
          </table:table-cell>
          <table:table-cell table:formula="of:=YEAR([.B268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1913" calcext:value-type="float">
            <text:p>11913</text:p>
          </table:table-cell>
          <table:table-cell office:value-type="date" office:date-value="2015-05-12" calcext:value-type="date">
            <text:p>12.05.2015</text:p>
          </table:table-cell>
          <table:table-cell table:formula="of:=YEAR([.B269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2237" calcext:value-type="float">
            <text:p>12237</text:p>
          </table:table-cell>
          <table:table-cell office:value-type="date" office:date-value="2015-05-13" calcext:value-type="date">
            <text:p>13.05.2015</text:p>
          </table:table-cell>
          <table:table-cell table:formula="of:=YEAR([.B269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9519" calcext:value-type="float">
            <text:p>9519</text:p>
          </table:table-cell>
          <table:table-cell office:value-type="date" office:date-value="2015-05-14" calcext:value-type="date">
            <text:p>14.05.2015</text:p>
          </table:table-cell>
          <table:table-cell table:formula="of:=YEAR([.B269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9003" calcext:value-type="float">
            <text:p>9003</text:p>
          </table:table-cell>
          <table:table-cell office:value-type="date" office:date-value="2015-05-15" calcext:value-type="date">
            <text:p>15.05.2015</text:p>
          </table:table-cell>
          <table:table-cell table:formula="of:=YEAR([.B269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9388" calcext:value-type="float">
            <text:p>9388</text:p>
          </table:table-cell>
          <table:table-cell office:value-type="date" office:date-value="2015-05-16" calcext:value-type="date">
            <text:p>16.05.2015</text:p>
          </table:table-cell>
          <table:table-cell table:formula="of:=YEAR([.B269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0878" calcext:value-type="float">
            <text:p>10878</text:p>
          </table:table-cell>
          <table:table-cell office:value-type="date" office:date-value="2015-05-17" calcext:value-type="date">
            <text:p>17.05.2015</text:p>
          </table:table-cell>
          <table:table-cell table:formula="of:=YEAR([.B269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date" office:date-value="2015-05-18" calcext:value-type="date">
            <text:p>18.05.2015</text:p>
          </table:table-cell>
          <table:table-cell table:formula="of:=YEAR([.B269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date" office:date-value="2015-05-19" calcext:value-type="date">
            <text:p>19.05.2015</text:p>
          </table:table-cell>
          <table:table-cell table:formula="of:=YEAR([.B269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9792" calcext:value-type="float">
            <text:p>9792</text:p>
          </table:table-cell>
          <table:table-cell office:value-type="date" office:date-value="2015-05-20" calcext:value-type="date">
            <text:p>20.05.2015</text:p>
          </table:table-cell>
          <table:table-cell table:formula="of:=YEAR([.B269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1144" calcext:value-type="float">
            <text:p>11144</text:p>
          </table:table-cell>
          <table:table-cell office:value-type="date" office:date-value="2015-05-21" calcext:value-type="date">
            <text:p>21.05.2015</text:p>
          </table:table-cell>
          <table:table-cell table:formula="of:=YEAR([.B269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date" office:date-value="2015-05-22" calcext:value-type="date">
            <text:p>22.05.2015</text:p>
          </table:table-cell>
          <table:table-cell table:formula="of:=YEAR([.B270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5806" calcext:value-type="float">
            <text:p>5806</text:p>
          </table:table-cell>
          <table:table-cell office:value-type="date" office:date-value="2015-05-23" calcext:value-type="date">
            <text:p>23.05.2015</text:p>
          </table:table-cell>
          <table:table-cell table:formula="of:=YEAR([.B270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5916" calcext:value-type="float">
            <text:p>5916</text:p>
          </table:table-cell>
          <table:table-cell office:value-type="date" office:date-value="2015-05-24" calcext:value-type="date">
            <text:p>24.05.2015</text:p>
          </table:table-cell>
          <table:table-cell table:formula="of:=YEAR([.B270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9889" calcext:value-type="float">
            <text:p>9889</text:p>
          </table:table-cell>
          <table:table-cell office:value-type="date" office:date-value="2015-05-25" calcext:value-type="date">
            <text:p>25.05.2015</text:p>
          </table:table-cell>
          <table:table-cell table:formula="of:=YEAR([.B270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952" calcext:value-type="float">
            <text:p>8952</text:p>
          </table:table-cell>
          <table:table-cell office:value-type="date" office:date-value="2015-05-26" calcext:value-type="date">
            <text:p>26.05.2015</text:p>
          </table:table-cell>
          <table:table-cell table:formula="of:=YEAR([.B270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date" office:date-value="2015-05-27" calcext:value-type="date">
            <text:p>27.05.2015</text:p>
          </table:table-cell>
          <table:table-cell table:formula="of:=YEAR([.B270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date" office:date-value="2015-05-28" calcext:value-type="date">
            <text:p>28.05.2015</text:p>
          </table:table-cell>
          <table:table-cell table:formula="of:=YEAR([.B270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date" office:date-value="2015-05-29" calcext:value-type="date">
            <text:p>29.05.2015</text:p>
          </table:table-cell>
          <table:table-cell table:formula="of:=YEAR([.B270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date" office:date-value="2015-05-30" calcext:value-type="date">
            <text:p>30.05.2015</text:p>
          </table:table-cell>
          <table:table-cell table:formula="of:=YEAR([.B270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date" office:date-value="2015-05-31" calcext:value-type="date">
            <text:p>31.05.2015</text:p>
          </table:table-cell>
          <table:table-cell table:formula="of:=YEAR([.B270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date" office:date-value="2015-06-01" calcext:value-type="date">
            <text:p>1.06.2015</text:p>
          </table:table-cell>
          <table:table-cell table:formula="of:=YEAR([.B271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date" office:date-value="2015-06-02" calcext:value-type="date">
            <text:p>2.06.2015</text:p>
          </table:table-cell>
          <table:table-cell table:formula="of:=YEAR([.B271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7977" calcext:value-type="float">
            <text:p>7977</text:p>
          </table:table-cell>
          <table:table-cell office:value-type="date" office:date-value="2015-06-03" calcext:value-type="date">
            <text:p>3.06.2015</text:p>
          </table:table-cell>
          <table:table-cell table:formula="of:=YEAR([.B271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date" office:date-value="2015-06-04" calcext:value-type="date">
            <text:p>4.06.2015</text:p>
          </table:table-cell>
          <table:table-cell table:formula="of:=YEAR([.B271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date" office:date-value="2015-06-05" calcext:value-type="date">
            <text:p>5.06.2015</text:p>
          </table:table-cell>
          <table:table-cell table:formula="of:=YEAR([.B271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date" office:date-value="2015-06-06" calcext:value-type="date">
            <text:p>6.06.2015</text:p>
          </table:table-cell>
          <table:table-cell table:formula="of:=YEAR([.B271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date" office:date-value="2015-06-07" calcext:value-type="date">
            <text:p>7.06.2015</text:p>
          </table:table-cell>
          <table:table-cell table:formula="of:=YEAR([.B271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809" calcext:value-type="float">
            <text:p>4809</text:p>
          </table:table-cell>
          <table:table-cell office:value-type="date" office:date-value="2015-06-08" calcext:value-type="date">
            <text:p>8.06.2015</text:p>
          </table:table-cell>
          <table:table-cell table:formula="of:=YEAR([.B271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5789" calcext:value-type="float">
            <text:p>5789</text:p>
          </table:table-cell>
          <table:table-cell office:value-type="date" office:date-value="2015-06-09" calcext:value-type="date">
            <text:p>9.06.2015</text:p>
          </table:table-cell>
          <table:table-cell table:formula="of:=YEAR([.B271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690" calcext:value-type="float">
            <text:p>8690</text:p>
          </table:table-cell>
          <table:table-cell office:value-type="date" office:date-value="2015-06-10" calcext:value-type="date">
            <text:p>10.06.2015</text:p>
          </table:table-cell>
          <table:table-cell table:formula="of:=YEAR([.B271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7484" calcext:value-type="float">
            <text:p>7484</text:p>
          </table:table-cell>
          <table:table-cell office:value-type="date" office:date-value="2015-06-11" calcext:value-type="date">
            <text:p>11.06.2015</text:p>
          </table:table-cell>
          <table:table-cell table:formula="of:=YEAR([.B272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6908" calcext:value-type="float">
            <text:p>6908</text:p>
          </table:table-cell>
          <table:table-cell office:value-type="date" office:date-value="2015-06-12" calcext:value-type="date">
            <text:p>12.06.2015</text:p>
          </table:table-cell>
          <table:table-cell table:formula="of:=YEAR([.B272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date" office:date-value="2015-06-13" calcext:value-type="date">
            <text:p>13.06.2015</text:p>
          </table:table-cell>
          <table:table-cell table:formula="of:=YEAR([.B272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849" calcext:value-type="float">
            <text:p>4849</text:p>
          </table:table-cell>
          <table:table-cell office:value-type="date" office:date-value="2015-06-14" calcext:value-type="date">
            <text:p>14.06.2015</text:p>
          </table:table-cell>
          <table:table-cell table:formula="of:=YEAR([.B272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0360" calcext:value-type="float">
            <text:p>10360</text:p>
          </table:table-cell>
          <table:table-cell office:value-type="date" office:date-value="2015-06-15" calcext:value-type="date">
            <text:p>15.06.2015</text:p>
          </table:table-cell>
          <table:table-cell table:formula="of:=YEAR([.B272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1093" calcext:value-type="float">
            <text:p>11093</text:p>
          </table:table-cell>
          <table:table-cell office:value-type="date" office:date-value="2015-06-16" calcext:value-type="date">
            <text:p>16.06.2015</text:p>
          </table:table-cell>
          <table:table-cell table:formula="of:=YEAR([.B272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414" calcext:value-type="float">
            <text:p>8414</text:p>
          </table:table-cell>
          <table:table-cell office:value-type="date" office:date-value="2015-06-17" calcext:value-type="date">
            <text:p>17.06.2015</text:p>
          </table:table-cell>
          <table:table-cell table:formula="of:=YEAR([.B272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date" office:date-value="2015-06-18" calcext:value-type="date">
            <text:p>18.06.2015</text:p>
          </table:table-cell>
          <table:table-cell table:formula="of:=YEAR([.B272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date" office:date-value="2015-06-19" calcext:value-type="date">
            <text:p>19.06.2015</text:p>
          </table:table-cell>
          <table:table-cell table:formula="of:=YEAR([.B272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6509" calcext:value-type="float">
            <text:p>6509</text:p>
          </table:table-cell>
          <table:table-cell office:value-type="date" office:date-value="2015-06-20" calcext:value-type="date">
            <text:p>20.06.2015</text:p>
          </table:table-cell>
          <table:table-cell table:formula="of:=YEAR([.B272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9006" calcext:value-type="float">
            <text:p>9006</text:p>
          </table:table-cell>
          <table:table-cell office:value-type="date" office:date-value="2015-06-21" calcext:value-type="date">
            <text:p>21.06.2015</text:p>
          </table:table-cell>
          <table:table-cell table:formula="of:=YEAR([.B273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7290" calcext:value-type="float">
            <text:p>7290</text:p>
          </table:table-cell>
          <table:table-cell office:value-type="date" office:date-value="2015-06-22" calcext:value-type="date">
            <text:p>22.06.2015</text:p>
          </table:table-cell>
          <table:table-cell table:formula="of:=YEAR([.B273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date" office:date-value="2015-06-23" calcext:value-type="date">
            <text:p>23.06.2015</text:p>
          </table:table-cell>
          <table:table-cell table:formula="of:=YEAR([.B273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9616" calcext:value-type="float">
            <text:p>9616</text:p>
          </table:table-cell>
          <table:table-cell office:value-type="date" office:date-value="2015-06-24" calcext:value-type="date">
            <text:p>24.06.2015</text:p>
          </table:table-cell>
          <table:table-cell table:formula="of:=YEAR([.B273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date" office:date-value="2015-06-25" calcext:value-type="date">
            <text:p>25.06.2015</text:p>
          </table:table-cell>
          <table:table-cell table:formula="of:=YEAR([.B273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5756" calcext:value-type="float">
            <text:p>5756</text:p>
          </table:table-cell>
          <table:table-cell office:value-type="date" office:date-value="2015-06-26" calcext:value-type="date">
            <text:p>26.06.2015</text:p>
          </table:table-cell>
          <table:table-cell table:formula="of:=YEAR([.B273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130" calcext:value-type="float">
            <text:p>8130</text:p>
          </table:table-cell>
          <table:table-cell office:value-type="date" office:date-value="2015-06-27" calcext:value-type="date">
            <text:p>27.06.2015</text:p>
          </table:table-cell>
          <table:table-cell table:formula="of:=YEAR([.B273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date" office:date-value="2015-06-28" calcext:value-type="date">
            <text:p>28.06.2015</text:p>
          </table:table-cell>
          <table:table-cell table:formula="of:=YEAR([.B273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date" office:date-value="2015-06-29" calcext:value-type="date">
            <text:p>29.06.2015</text:p>
          </table:table-cell>
          <table:table-cell table:formula="of:=YEAR([.B273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217" calcext:value-type="float">
            <text:p>8217</text:p>
          </table:table-cell>
          <table:table-cell office:value-type="date" office:date-value="2015-06-30" calcext:value-type="date">
            <text:p>30.06.2015</text:p>
          </table:table-cell>
          <table:table-cell table:formula="of:=YEAR([.B273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date" office:date-value="2015-07-01" calcext:value-type="date">
            <text:p>1.07.2015</text:p>
          </table:table-cell>
          <table:table-cell table:formula="of:=YEAR([.B274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233" calcext:value-type="float">
            <text:p>8233</text:p>
          </table:table-cell>
          <table:table-cell office:value-type="date" office:date-value="2015-07-02" calcext:value-type="date">
            <text:p>2.07.2015</text:p>
          </table:table-cell>
          <table:table-cell table:formula="of:=YEAR([.B274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575" calcext:value-type="float">
            <text:p>8575</text:p>
          </table:table-cell>
          <table:table-cell office:value-type="date" office:date-value="2015-07-03" calcext:value-type="date">
            <text:p>3.07.2015</text:p>
          </table:table-cell>
          <table:table-cell table:formula="of:=YEAR([.B274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1159" calcext:value-type="float">
            <text:p>11159</text:p>
          </table:table-cell>
          <table:table-cell office:value-type="date" office:date-value="2015-07-04" calcext:value-type="date">
            <text:p>4.07.2015</text:p>
          </table:table-cell>
          <table:table-cell table:formula="of:=YEAR([.B274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7598" calcext:value-type="float">
            <text:p>7598</text:p>
          </table:table-cell>
          <table:table-cell office:value-type="date" office:date-value="2015-07-05" calcext:value-type="date">
            <text:p>5.07.2015</text:p>
          </table:table-cell>
          <table:table-cell table:formula="of:=YEAR([.B274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0871" calcext:value-type="float">
            <text:p>10871</text:p>
          </table:table-cell>
          <table:table-cell office:value-type="date" office:date-value="2015-07-06" calcext:value-type="date">
            <text:p>6.07.2015</text:p>
          </table:table-cell>
          <table:table-cell table:formula="of:=YEAR([.B274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date" office:date-value="2015-07-07" calcext:value-type="date">
            <text:p>7.07.2015</text:p>
          </table:table-cell>
          <table:table-cell table:formula="of:=YEAR([.B274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7990" calcext:value-type="float">
            <text:p>7990</text:p>
          </table:table-cell>
          <table:table-cell office:value-type="date" office:date-value="2015-07-08" calcext:value-type="date">
            <text:p>8.07.2015</text:p>
          </table:table-cell>
          <table:table-cell table:formula="of:=YEAR([.B274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0236" calcext:value-type="float">
            <text:p>10236</text:p>
          </table:table-cell>
          <table:table-cell office:value-type="date" office:date-value="2015-07-09" calcext:value-type="date">
            <text:p>9.07.2015</text:p>
          </table:table-cell>
          <table:table-cell table:formula="of:=YEAR([.B274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2055" calcext:value-type="float">
            <text:p>12055</text:p>
          </table:table-cell>
          <table:table-cell office:value-type="date" office:date-value="2015-07-10" calcext:value-type="date">
            <text:p>10.07.2015</text:p>
          </table:table-cell>
          <table:table-cell table:formula="of:=YEAR([.B274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7854" calcext:value-type="float">
            <text:p>7854</text:p>
          </table:table-cell>
          <table:table-cell office:value-type="date" office:date-value="2015-07-11" calcext:value-type="date">
            <text:p>11.07.2015</text:p>
          </table:table-cell>
          <table:table-cell table:formula="of:=YEAR([.B275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354" calcext:value-type="float">
            <text:p>8354</text:p>
          </table:table-cell>
          <table:table-cell office:value-type="date" office:date-value="2015-07-12" calcext:value-type="date">
            <text:p>12.07.2015</text:p>
          </table:table-cell>
          <table:table-cell table:formula="of:=YEAR([.B275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date" office:date-value="2015-07-13" calcext:value-type="date">
            <text:p>13.07.2015</text:p>
          </table:table-cell>
          <table:table-cell table:formula="of:=YEAR([.B275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944" calcext:value-type="float">
            <text:p>8944</text:p>
          </table:table-cell>
          <table:table-cell office:value-type="date" office:date-value="2015-07-14" calcext:value-type="date">
            <text:p>14.07.2015</text:p>
          </table:table-cell>
          <table:table-cell table:formula="of:=YEAR([.B275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2051" calcext:value-type="float">
            <text:p>12051</text:p>
          </table:table-cell>
          <table:table-cell office:value-type="date" office:date-value="2015-07-15" calcext:value-type="date">
            <text:p>15.07.2015</text:p>
          </table:table-cell>
          <table:table-cell table:formula="of:=YEAR([.B275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5285" calcext:value-type="float">
            <text:p>5285</text:p>
          </table:table-cell>
          <table:table-cell office:value-type="date" office:date-value="2015-07-16" calcext:value-type="date">
            <text:p>16.07.2015</text:p>
          </table:table-cell>
          <table:table-cell table:formula="of:=YEAR([.B275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date" office:date-value="2015-07-17" calcext:value-type="date">
            <text:p>17.07.2015</text:p>
          </table:table-cell>
          <table:table-cell table:formula="of:=YEAR([.B275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date" office:date-value="2015-07-18" calcext:value-type="date">
            <text:p>18.07.2015</text:p>
          </table:table-cell>
          <table:table-cell table:formula="of:=YEAR([.B275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6745" calcext:value-type="float">
            <text:p>6745</text:p>
          </table:table-cell>
          <table:table-cell office:value-type="date" office:date-value="2015-07-19" calcext:value-type="date">
            <text:p>19.07.2015</text:p>
          </table:table-cell>
          <table:table-cell table:formula="of:=YEAR([.B275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date" office:date-value="2015-07-20" calcext:value-type="date">
            <text:p>20.07.2015</text:p>
          </table:table-cell>
          <table:table-cell table:formula="of:=YEAR([.B275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date" office:date-value="2015-07-21" calcext:value-type="date">
            <text:p>21.07.2015</text:p>
          </table:table-cell>
          <table:table-cell table:formula="of:=YEAR([.B276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date" office:date-value="2015-07-22" calcext:value-type="date">
            <text:p>22.07.2015</text:p>
          </table:table-cell>
          <table:table-cell table:formula="of:=YEAR([.B276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date" office:date-value="2015-07-23" calcext:value-type="date">
            <text:p>23.07.2015</text:p>
          </table:table-cell>
          <table:table-cell table:formula="of:=YEAR([.B276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734" calcext:value-type="float">
            <text:p>8734</text:p>
          </table:table-cell>
          <table:table-cell office:value-type="date" office:date-value="2015-07-24" calcext:value-type="date">
            <text:p>24.07.2015</text:p>
          </table:table-cell>
          <table:table-cell table:formula="of:=YEAR([.B276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date" office:date-value="2015-07-25" calcext:value-type="date">
            <text:p>25.07.2015</text:p>
          </table:table-cell>
          <table:table-cell table:formula="of:=YEAR([.B276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7418" calcext:value-type="float">
            <text:p>7418</text:p>
          </table:table-cell>
          <table:table-cell office:value-type="date" office:date-value="2015-07-26" calcext:value-type="date">
            <text:p>26.07.2015</text:p>
          </table:table-cell>
          <table:table-cell table:formula="of:=YEAR([.B276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date" office:date-value="2015-07-27" calcext:value-type="date">
            <text:p>27.07.2015</text:p>
          </table:table-cell>
          <table:table-cell table:formula="of:=YEAR([.B276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7804" calcext:value-type="float">
            <text:p>7804</text:p>
          </table:table-cell>
          <table:table-cell office:value-type="date" office:date-value="2015-07-28" calcext:value-type="date">
            <text:p>28.07.2015</text:p>
          </table:table-cell>
          <table:table-cell table:formula="of:=YEAR([.B276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date" office:date-value="2015-07-29" calcext:value-type="date">
            <text:p>29.07.2015</text:p>
          </table:table-cell>
          <table:table-cell table:formula="of:=YEAR([.B276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7389" calcext:value-type="float">
            <text:p>7389</text:p>
          </table:table-cell>
          <table:table-cell office:value-type="date" office:date-value="2015-07-30" calcext:value-type="date">
            <text:p>30.07.2015</text:p>
          </table:table-cell>
          <table:table-cell table:formula="of:=YEAR([.B276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date" office:date-value="2015-07-31" calcext:value-type="date">
            <text:p>31.07.2015</text:p>
          </table:table-cell>
          <table:table-cell table:formula="of:=YEAR([.B277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388" calcext:value-type="float">
            <text:p>8388</text:p>
          </table:table-cell>
          <table:table-cell office:value-type="date" office:date-value="2015-08-01" calcext:value-type="date">
            <text:p>1.08.2015</text:p>
          </table:table-cell>
          <table:table-cell table:formula="of:=YEAR([.B277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7741" calcext:value-type="float">
            <text:p>7741</text:p>
          </table:table-cell>
          <table:table-cell office:value-type="date" office:date-value="2015-08-02" calcext:value-type="date">
            <text:p>2.08.2015</text:p>
          </table:table-cell>
          <table:table-cell table:formula="of:=YEAR([.B277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062" calcext:value-type="float">
            <text:p>8062</text:p>
          </table:table-cell>
          <table:table-cell office:value-type="date" office:date-value="2015-08-03" calcext:value-type="date">
            <text:p>3.08.2015</text:p>
          </table:table-cell>
          <table:table-cell table:formula="of:=YEAR([.B277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481" calcext:value-type="float">
            <text:p>8481</text:p>
          </table:table-cell>
          <table:table-cell office:value-type="date" office:date-value="2015-08-04" calcext:value-type="date">
            <text:p>4.08.2015</text:p>
          </table:table-cell>
          <table:table-cell table:formula="of:=YEAR([.B277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9363" calcext:value-type="float">
            <text:p>9363</text:p>
          </table:table-cell>
          <table:table-cell office:value-type="date" office:date-value="2015-08-05" calcext:value-type="date">
            <text:p>5.08.2015</text:p>
          </table:table-cell>
          <table:table-cell table:formula="of:=YEAR([.B277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date" office:date-value="2015-08-06" calcext:value-type="date">
            <text:p>6.08.2015</text:p>
          </table:table-cell>
          <table:table-cell table:formula="of:=YEAR([.B277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9162" calcext:value-type="float">
            <text:p>9162</text:p>
          </table:table-cell>
          <table:table-cell office:value-type="date" office:date-value="2015-08-07" calcext:value-type="date">
            <text:p>7.08.2015</text:p>
          </table:table-cell>
          <table:table-cell table:formula="of:=YEAR([.B277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6369" calcext:value-type="float">
            <text:p>6369</text:p>
          </table:table-cell>
          <table:table-cell office:value-type="date" office:date-value="2015-08-08" calcext:value-type="date">
            <text:p>8.08.2015</text:p>
          </table:table-cell>
          <table:table-cell table:formula="of:=YEAR([.B277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9537" calcext:value-type="float">
            <text:p>9537</text:p>
          </table:table-cell>
          <table:table-cell office:value-type="date" office:date-value="2015-08-09" calcext:value-type="date">
            <text:p>9.08.2015</text:p>
          </table:table-cell>
          <table:table-cell table:formula="of:=YEAR([.B277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5498" calcext:value-type="float">
            <text:p>5498</text:p>
          </table:table-cell>
          <table:table-cell office:value-type="date" office:date-value="2015-08-10" calcext:value-type="date">
            <text:p>10.08.2015</text:p>
          </table:table-cell>
          <table:table-cell table:formula="of:=YEAR([.B278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7625" calcext:value-type="float">
            <text:p>7625</text:p>
          </table:table-cell>
          <table:table-cell office:value-type="date" office:date-value="2015-08-11" calcext:value-type="date">
            <text:p>11.08.2015</text:p>
          </table:table-cell>
          <table:table-cell table:formula="of:=YEAR([.B278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5298" calcext:value-type="float">
            <text:p>5298</text:p>
          </table:table-cell>
          <table:table-cell office:value-type="date" office:date-value="2015-08-12" calcext:value-type="date">
            <text:p>12.08.2015</text:p>
          </table:table-cell>
          <table:table-cell table:formula="of:=YEAR([.B278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date" office:date-value="2015-08-13" calcext:value-type="date">
            <text:p>13.08.2015</text:p>
          </table:table-cell>
          <table:table-cell table:formula="of:=YEAR([.B278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date" office:date-value="2015-08-14" calcext:value-type="date">
            <text:p>14.08.2015</text:p>
          </table:table-cell>
          <table:table-cell table:formula="of:=YEAR([.B278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7861" calcext:value-type="float">
            <text:p>7861</text:p>
          </table:table-cell>
          <table:table-cell office:value-type="date" office:date-value="2015-08-15" calcext:value-type="date">
            <text:p>15.08.2015</text:p>
          </table:table-cell>
          <table:table-cell table:formula="of:=YEAR([.B278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6685" calcext:value-type="float">
            <text:p>6685</text:p>
          </table:table-cell>
          <table:table-cell office:value-type="date" office:date-value="2015-08-16" calcext:value-type="date">
            <text:p>16.08.2015</text:p>
          </table:table-cell>
          <table:table-cell table:formula="of:=YEAR([.B278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6730" calcext:value-type="float">
            <text:p>6730</text:p>
          </table:table-cell>
          <table:table-cell office:value-type="date" office:date-value="2015-08-17" calcext:value-type="date">
            <text:p>17.08.2015</text:p>
          </table:table-cell>
          <table:table-cell table:formula="of:=YEAR([.B278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6335" calcext:value-type="float">
            <text:p>6335</text:p>
          </table:table-cell>
          <table:table-cell office:value-type="date" office:date-value="2015-08-18" calcext:value-type="date">
            <text:p>18.08.2015</text:p>
          </table:table-cell>
          <table:table-cell table:formula="of:=YEAR([.B278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date" office:date-value="2015-08-19" calcext:value-type="date">
            <text:p>19.08.2015</text:p>
          </table:table-cell>
          <table:table-cell table:formula="of:=YEAR([.B278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7989" calcext:value-type="float">
            <text:p>7989</text:p>
          </table:table-cell>
          <table:table-cell office:value-type="date" office:date-value="2015-08-20" calcext:value-type="date">
            <text:p>20.08.2015</text:p>
          </table:table-cell>
          <table:table-cell table:formula="of:=YEAR([.B279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date" office:date-value="2015-08-21" calcext:value-type="date">
            <text:p>21.08.2015</text:p>
          </table:table-cell>
          <table:table-cell table:formula="of:=YEAR([.B279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274" calcext:value-type="float">
            <text:p>4274</text:p>
          </table:table-cell>
          <table:table-cell office:value-type="date" office:date-value="2015-08-22" calcext:value-type="date">
            <text:p>22.08.2015</text:p>
          </table:table-cell>
          <table:table-cell table:formula="of:=YEAR([.B279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1244" calcext:value-type="float">
            <text:p>11244</text:p>
          </table:table-cell>
          <table:table-cell office:value-type="date" office:date-value="2015-08-23" calcext:value-type="date">
            <text:p>23.08.2015</text:p>
          </table:table-cell>
          <table:table-cell table:formula="of:=YEAR([.B279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date" office:date-value="2015-08-24" calcext:value-type="date">
            <text:p>24.08.2015</text:p>
          </table:table-cell>
          <table:table-cell table:formula="of:=YEAR([.B279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7542" calcext:value-type="float">
            <text:p>7542</text:p>
          </table:table-cell>
          <table:table-cell office:value-type="date" office:date-value="2015-08-25" calcext:value-type="date">
            <text:p>25.08.2015</text:p>
          </table:table-cell>
          <table:table-cell table:formula="of:=YEAR([.B279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9998" calcext:value-type="float">
            <text:p>9998</text:p>
          </table:table-cell>
          <table:table-cell office:value-type="date" office:date-value="2015-08-26" calcext:value-type="date">
            <text:p>26.08.2015</text:p>
          </table:table-cell>
          <table:table-cell table:formula="of:=YEAR([.B279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2304" calcext:value-type="float">
            <text:p>12304</text:p>
          </table:table-cell>
          <table:table-cell office:value-type="date" office:date-value="2015-08-27" calcext:value-type="date">
            <text:p>27.08.2015</text:p>
          </table:table-cell>
          <table:table-cell table:formula="of:=YEAR([.B279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date" office:date-value="2015-08-28" calcext:value-type="date">
            <text:p>28.08.2015</text:p>
          </table:table-cell>
          <table:table-cell table:formula="of:=YEAR([.B279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979" calcext:value-type="float">
            <text:p>8979</text:p>
          </table:table-cell>
          <table:table-cell office:value-type="date" office:date-value="2015-08-29" calcext:value-type="date">
            <text:p>29.08.2015</text:p>
          </table:table-cell>
          <table:table-cell table:formula="of:=YEAR([.B279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9284" calcext:value-type="float">
            <text:p>9284</text:p>
          </table:table-cell>
          <table:table-cell office:value-type="date" office:date-value="2015-08-30" calcext:value-type="date">
            <text:p>30.08.2015</text:p>
          </table:table-cell>
          <table:table-cell table:formula="of:=YEAR([.B280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9842" calcext:value-type="float">
            <text:p>19842</text:p>
          </table:table-cell>
          <table:table-cell office:value-type="date" office:date-value="2015-08-31" calcext:value-type="date">
            <text:p>31.08.2015</text:p>
          </table:table-cell>
          <table:table-cell table:formula="of:=YEAR([.B280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26201" calcext:value-type="float">
            <text:p>26201</text:p>
          </table:table-cell>
          <table:table-cell office:value-type="date" office:date-value="2015-09-01" calcext:value-type="date">
            <text:p>1.09.2015</text:p>
          </table:table-cell>
          <table:table-cell table:formula="of:=YEAR([.B280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0991" calcext:value-type="float">
            <text:p>40991</text:p>
          </table:table-cell>
          <table:table-cell office:value-type="date" office:date-value="2015-09-02" calcext:value-type="date">
            <text:p>2.09.2015</text:p>
          </table:table-cell>
          <table:table-cell table:formula="of:=YEAR([.B280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66575" calcext:value-type="float">
            <text:p>66575</text:p>
          </table:table-cell>
          <table:table-cell office:value-type="date" office:date-value="2015-09-03" calcext:value-type="date">
            <text:p>3.09.2015</text:p>
          </table:table-cell>
          <table:table-cell table:formula="of:=YEAR([.B280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7422" calcext:value-type="float">
            <text:p>87422</text:p>
          </table:table-cell>
          <table:table-cell office:value-type="date" office:date-value="2015-09-04" calcext:value-type="date">
            <text:p>4.09.2015</text:p>
          </table:table-cell>
          <table:table-cell table:formula="of:=YEAR([.B280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97389" calcext:value-type="float">
            <text:p>97389</text:p>
          </table:table-cell>
          <table:table-cell office:value-type="date" office:date-value="2015-09-05" calcext:value-type="date">
            <text:p>5.09.2015</text:p>
          </table:table-cell>
          <table:table-cell table:formula="of:=YEAR([.B280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03040" calcext:value-type="float">
            <text:p>103040</text:p>
          </table:table-cell>
          <table:table-cell office:value-type="date" office:date-value="2015-09-06" calcext:value-type="date">
            <text:p>6.09.2015</text:p>
          </table:table-cell>
          <table:table-cell table:formula="of:=YEAR([.B280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9180" calcext:value-type="float">
            <text:p>89180</text:p>
          </table:table-cell>
          <table:table-cell office:value-type="date" office:date-value="2015-09-07" calcext:value-type="date">
            <text:p>7.09.2015</text:p>
          </table:table-cell>
          <table:table-cell table:formula="of:=YEAR([.B280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66652" calcext:value-type="float">
            <text:p>66652</text:p>
          </table:table-cell>
          <table:table-cell office:value-type="date" office:date-value="2015-09-08" calcext:value-type="date">
            <text:p>8.09.2015</text:p>
          </table:table-cell>
          <table:table-cell table:formula="of:=YEAR([.B280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9260" calcext:value-type="float">
            <text:p>49260</text:p>
          </table:table-cell>
          <table:table-cell office:value-type="date" office:date-value="2015-09-09" calcext:value-type="date">
            <text:p>9.09.2015</text:p>
          </table:table-cell>
          <table:table-cell table:formula="of:=YEAR([.B281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28171" calcext:value-type="float">
            <text:p>28171</text:p>
          </table:table-cell>
          <table:table-cell office:value-type="date" office:date-value="2015-09-10" calcext:value-type="date">
            <text:p>10.09.2015</text:p>
          </table:table-cell>
          <table:table-cell table:formula="of:=YEAR([.B281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20635" calcext:value-type="float">
            <text:p>20635</text:p>
          </table:table-cell>
          <table:table-cell office:value-type="date" office:date-value="2015-09-11" calcext:value-type="date">
            <text:p>11.09.2015</text:p>
          </table:table-cell>
          <table:table-cell table:formula="of:=YEAR([.B281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21918" calcext:value-type="float">
            <text:p>21918</text:p>
          </table:table-cell>
          <table:table-cell office:value-type="date" office:date-value="2015-09-12" calcext:value-type="date">
            <text:p>12.09.2015</text:p>
          </table:table-cell>
          <table:table-cell table:formula="of:=YEAR([.B281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28549" calcext:value-type="float">
            <text:p>28549</text:p>
          </table:table-cell>
          <table:table-cell office:value-type="date" office:date-value="2015-09-13" calcext:value-type="date">
            <text:p>13.09.2015</text:p>
          </table:table-cell>
          <table:table-cell table:formula="of:=YEAR([.B281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3796" calcext:value-type="float">
            <text:p>43796</text:p>
          </table:table-cell>
          <table:table-cell office:value-type="date" office:date-value="2015-09-14" calcext:value-type="date">
            <text:p>14.09.2015</text:p>
          </table:table-cell>
          <table:table-cell table:formula="of:=YEAR([.B281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65714" calcext:value-type="float">
            <text:p>65714</text:p>
          </table:table-cell>
          <table:table-cell office:value-type="date" office:date-value="2015-09-15" calcext:value-type="date">
            <text:p>15.09.2015</text:p>
          </table:table-cell>
          <table:table-cell table:formula="of:=YEAR([.B281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7954" calcext:value-type="float">
            <text:p>87954</text:p>
          </table:table-cell>
          <table:table-cell office:value-type="date" office:date-value="2015-09-16" calcext:value-type="date">
            <text:p>16.09.2015</text:p>
          </table:table-cell>
          <table:table-cell table:formula="of:=YEAR([.B281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95165" calcext:value-type="float">
            <text:p>95165</text:p>
          </table:table-cell>
          <table:table-cell office:value-type="date" office:date-value="2015-09-17" calcext:value-type="date">
            <text:p>17.09.2015</text:p>
          </table:table-cell>
          <table:table-cell table:formula="of:=YEAR([.B281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98220" calcext:value-type="float">
            <text:p>98220</text:p>
          </table:table-cell>
          <table:table-cell office:value-type="date" office:date-value="2015-09-18" calcext:value-type="date">
            <text:p>18.09.2015</text:p>
          </table:table-cell>
          <table:table-cell table:formula="of:=YEAR([.B281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4902" calcext:value-type="float">
            <text:p>84902</text:p>
          </table:table-cell>
          <table:table-cell office:value-type="date" office:date-value="2015-09-19" calcext:value-type="date">
            <text:p>19.09.2015</text:p>
          </table:table-cell>
          <table:table-cell table:formula="of:=YEAR([.B282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67931" calcext:value-type="float">
            <text:p>67931</text:p>
          </table:table-cell>
          <table:table-cell office:value-type="date" office:date-value="2015-09-20" calcext:value-type="date">
            <text:p>20.09.2015</text:p>
          </table:table-cell>
          <table:table-cell table:formula="of:=YEAR([.B282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47911" calcext:value-type="float">
            <text:p>47911</text:p>
          </table:table-cell>
          <table:table-cell office:value-type="date" office:date-value="2015-09-21" calcext:value-type="date">
            <text:p>21.09.2015</text:p>
          </table:table-cell>
          <table:table-cell table:formula="of:=YEAR([.B282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26330" calcext:value-type="float">
            <text:p>26330</text:p>
          </table:table-cell>
          <table:table-cell office:value-type="date" office:date-value="2015-09-22" calcext:value-type="date">
            <text:p>22.09.2015</text:p>
          </table:table-cell>
          <table:table-cell table:formula="of:=YEAR([.B282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6337" calcext:value-type="float">
            <text:p>16337</text:p>
          </table:table-cell>
          <table:table-cell office:value-type="date" office:date-value="2015-09-23" calcext:value-type="date">
            <text:p>23.09.2015</text:p>
          </table:table-cell>
          <table:table-cell table:formula="of:=YEAR([.B282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2177" calcext:value-type="float">
            <text:p>12177</text:p>
          </table:table-cell>
          <table:table-cell office:value-type="date" office:date-value="2015-09-24" calcext:value-type="date">
            <text:p>24.09.2015</text:p>
          </table:table-cell>
          <table:table-cell table:formula="of:=YEAR([.B282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9468" calcext:value-type="float">
            <text:p>9468</text:p>
          </table:table-cell>
          <table:table-cell office:value-type="date" office:date-value="2015-09-25" calcext:value-type="date">
            <text:p>25.09.2015</text:p>
          </table:table-cell>
          <table:table-cell table:formula="of:=YEAR([.B282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0279" calcext:value-type="float">
            <text:p>10279</text:p>
          </table:table-cell>
          <table:table-cell office:value-type="date" office:date-value="2015-09-26" calcext:value-type="date">
            <text:p>26.09.2015</text:p>
          </table:table-cell>
          <table:table-cell table:formula="of:=YEAR([.B282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2137" calcext:value-type="float">
            <text:p>12137</text:p>
          </table:table-cell>
          <table:table-cell office:value-type="date" office:date-value="2015-09-27" calcext:value-type="date">
            <text:p>27.09.2015</text:p>
          </table:table-cell>
          <table:table-cell table:formula="of:=YEAR([.B282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402" calcext:value-type="float">
            <text:p>8402</text:p>
          </table:table-cell>
          <table:table-cell office:value-type="date" office:date-value="2015-09-28" calcext:value-type="date">
            <text:p>28.09.2015</text:p>
          </table:table-cell>
          <table:table-cell table:formula="of:=YEAR([.B282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687" calcext:value-type="float">
            <text:p>8687</text:p>
          </table:table-cell>
          <table:table-cell office:value-type="date" office:date-value="2015-09-29" calcext:value-type="date">
            <text:p>29.09.2015</text:p>
          </table:table-cell>
          <table:table-cell table:formula="of:=YEAR([.B283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1324" calcext:value-type="float">
            <text:p>11324</text:p>
          </table:table-cell>
          <table:table-cell office:value-type="date" office:date-value="2015-09-30" calcext:value-type="date">
            <text:p>30.09.2015</text:p>
          </table:table-cell>
          <table:table-cell table:formula="of:=YEAR([.B283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2546" calcext:value-type="float">
            <text:p>12546</text:p>
          </table:table-cell>
          <table:table-cell office:value-type="date" office:date-value="2015-10-01" calcext:value-type="date">
            <text:p>1.10.2015</text:p>
          </table:table-cell>
          <table:table-cell table:formula="of:=YEAR([.B283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2010" calcext:value-type="float">
            <text:p>12010</text:p>
          </table:table-cell>
          <table:table-cell office:value-type="date" office:date-value="2015-10-02" calcext:value-type="date">
            <text:p>2.10.2015</text:p>
          </table:table-cell>
          <table:table-cell table:formula="of:=YEAR([.B283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517" calcext:value-type="float">
            <text:p>8517</text:p>
          </table:table-cell>
          <table:table-cell office:value-type="date" office:date-value="2015-10-03" calcext:value-type="date">
            <text:p>3.10.2015</text:p>
          </table:table-cell>
          <table:table-cell table:formula="of:=YEAR([.B283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0350" calcext:value-type="float">
            <text:p>10350</text:p>
          </table:table-cell>
          <table:table-cell office:value-type="date" office:date-value="2015-10-04" calcext:value-type="date">
            <text:p>4.10.2015</text:p>
          </table:table-cell>
          <table:table-cell table:formula="of:=YEAR([.B283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9072" calcext:value-type="float">
            <text:p>9072</text:p>
          </table:table-cell>
          <table:table-cell office:value-type="date" office:date-value="2015-10-05" calcext:value-type="date">
            <text:p>5.10.2015</text:p>
          </table:table-cell>
          <table:table-cell table:formula="of:=YEAR([.B283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9025" calcext:value-type="float">
            <text:p>9025</text:p>
          </table:table-cell>
          <table:table-cell office:value-type="date" office:date-value="2015-10-06" calcext:value-type="date">
            <text:p>6.10.2015</text:p>
          </table:table-cell>
          <table:table-cell table:formula="of:=YEAR([.B283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date" office:date-value="2015-10-07" calcext:value-type="date">
            <text:p>7.10.2015</text:p>
          </table:table-cell>
          <table:table-cell table:formula="of:=YEAR([.B283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0231" calcext:value-type="float">
            <text:p>10231</text:p>
          </table:table-cell>
          <table:table-cell office:value-type="date" office:date-value="2015-10-08" calcext:value-type="date">
            <text:p>8.10.2015</text:p>
          </table:table-cell>
          <table:table-cell table:formula="of:=YEAR([.B283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107" calcext:value-type="float">
            <text:p>8107</text:p>
          </table:table-cell>
          <table:table-cell office:value-type="date" office:date-value="2015-10-09" calcext:value-type="date">
            <text:p>9.10.2015</text:p>
          </table:table-cell>
          <table:table-cell table:formula="of:=YEAR([.B284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7978" calcext:value-type="float">
            <text:p>7978</text:p>
          </table:table-cell>
          <table:table-cell office:value-type="date" office:date-value="2015-10-10" calcext:value-type="date">
            <text:p>10.10.2015</text:p>
          </table:table-cell>
          <table:table-cell table:formula="of:=YEAR([.B284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2236" calcext:value-type="float">
            <text:p>12236</text:p>
          </table:table-cell>
          <table:table-cell office:value-type="date" office:date-value="2015-10-11" calcext:value-type="date">
            <text:p>11.10.2015</text:p>
          </table:table-cell>
          <table:table-cell table:formula="of:=YEAR([.B284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0779" calcext:value-type="float">
            <text:p>10779</text:p>
          </table:table-cell>
          <table:table-cell office:value-type="date" office:date-value="2015-10-12" calcext:value-type="date">
            <text:p>12.10.2015</text:p>
          </table:table-cell>
          <table:table-cell table:formula="of:=YEAR([.B284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1721" calcext:value-type="float">
            <text:p>11721</text:p>
          </table:table-cell>
          <table:table-cell office:value-type="date" office:date-value="2015-10-13" calcext:value-type="date">
            <text:p>13.10.2015</text:p>
          </table:table-cell>
          <table:table-cell table:formula="of:=YEAR([.B284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9962" calcext:value-type="float">
            <text:p>9962</text:p>
          </table:table-cell>
          <table:table-cell office:value-type="date" office:date-value="2015-10-14" calcext:value-type="date">
            <text:p>14.10.2015</text:p>
          </table:table-cell>
          <table:table-cell table:formula="of:=YEAR([.B284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7671" calcext:value-type="float">
            <text:p>7671</text:p>
          </table:table-cell>
          <table:table-cell office:value-type="date" office:date-value="2015-10-15" calcext:value-type="date">
            <text:p>15.10.2015</text:p>
          </table:table-cell>
          <table:table-cell table:formula="of:=YEAR([.B284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9044" calcext:value-type="float">
            <text:p>9044</text:p>
          </table:table-cell>
          <table:table-cell office:value-type="date" office:date-value="2015-10-16" calcext:value-type="date">
            <text:p>16.10.2015</text:p>
          </table:table-cell>
          <table:table-cell table:formula="of:=YEAR([.B284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6902" calcext:value-type="float">
            <text:p>6902</text:p>
          </table:table-cell>
          <table:table-cell office:value-type="date" office:date-value="2015-10-17" calcext:value-type="date">
            <text:p>17.10.2015</text:p>
          </table:table-cell>
          <table:table-cell table:formula="of:=YEAR([.B284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1443" calcext:value-type="float">
            <text:p>11443</text:p>
          </table:table-cell>
          <table:table-cell office:value-type="date" office:date-value="2015-10-18" calcext:value-type="date">
            <text:p>18.10.2015</text:p>
          </table:table-cell>
          <table:table-cell table:formula="of:=YEAR([.B284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0992" calcext:value-type="float">
            <text:p>10992</text:p>
          </table:table-cell>
          <table:table-cell office:value-type="date" office:date-value="2015-10-19" calcext:value-type="date">
            <text:p>19.10.2015</text:p>
          </table:table-cell>
          <table:table-cell table:formula="of:=YEAR([.B285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7208" calcext:value-type="float">
            <text:p>7208</text:p>
          </table:table-cell>
          <table:table-cell office:value-type="date" office:date-value="2015-10-20" calcext:value-type="date">
            <text:p>20.10.2015</text:p>
          </table:table-cell>
          <table:table-cell table:formula="of:=YEAR([.B285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2545" calcext:value-type="float">
            <text:p>12545</text:p>
          </table:table-cell>
          <table:table-cell office:value-type="date" office:date-value="2015-10-21" calcext:value-type="date">
            <text:p>21.10.2015</text:p>
          </table:table-cell>
          <table:table-cell table:formula="of:=YEAR([.B285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1415" calcext:value-type="float">
            <text:p>11415</text:p>
          </table:table-cell>
          <table:table-cell office:value-type="date" office:date-value="2015-10-22" calcext:value-type="date">
            <text:p>22.10.2015</text:p>
          </table:table-cell>
          <table:table-cell table:formula="of:=YEAR([.B285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4081" calcext:value-type="float">
            <text:p>14081</text:p>
          </table:table-cell>
          <table:table-cell office:value-type="date" office:date-value="2015-10-23" calcext:value-type="date">
            <text:p>23.10.2015</text:p>
          </table:table-cell>
          <table:table-cell table:formula="of:=YEAR([.B285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0899" calcext:value-type="float">
            <text:p>10899</text:p>
          </table:table-cell>
          <table:table-cell office:value-type="date" office:date-value="2015-10-24" calcext:value-type="date">
            <text:p>24.10.2015</text:p>
          </table:table-cell>
          <table:table-cell table:formula="of:=YEAR([.B285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0668" calcext:value-type="float">
            <text:p>10668</text:p>
          </table:table-cell>
          <table:table-cell office:value-type="date" office:date-value="2015-10-25" calcext:value-type="date">
            <text:p>25.10.2015</text:p>
          </table:table-cell>
          <table:table-cell table:formula="of:=YEAR([.B285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468" calcext:value-type="float">
            <text:p>8468</text:p>
          </table:table-cell>
          <table:table-cell office:value-type="date" office:date-value="2015-10-26" calcext:value-type="date">
            <text:p>26.10.2015</text:p>
          </table:table-cell>
          <table:table-cell table:formula="of:=YEAR([.B285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6468" calcext:value-type="float">
            <text:p>16468</text:p>
          </table:table-cell>
          <table:table-cell office:value-type="date" office:date-value="2015-10-27" calcext:value-type="date">
            <text:p>27.10.2015</text:p>
          </table:table-cell>
          <table:table-cell table:formula="of:=YEAR([.B285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2029" calcext:value-type="float">
            <text:p>12029</text:p>
          </table:table-cell>
          <table:table-cell office:value-type="date" office:date-value="2015-10-28" calcext:value-type="date">
            <text:p>28.10.2015</text:p>
          </table:table-cell>
          <table:table-cell table:formula="of:=YEAR([.B285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0858" calcext:value-type="float">
            <text:p>10858</text:p>
          </table:table-cell>
          <table:table-cell office:value-type="date" office:date-value="2015-10-29" calcext:value-type="date">
            <text:p>29.10.2015</text:p>
          </table:table-cell>
          <table:table-cell table:formula="of:=YEAR([.B286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1348" calcext:value-type="float">
            <text:p>11348</text:p>
          </table:table-cell>
          <table:table-cell office:value-type="date" office:date-value="2015-10-30" calcext:value-type="date">
            <text:p>30.10.2015</text:p>
          </table:table-cell>
          <table:table-cell table:formula="of:=YEAR([.B286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5171" calcext:value-type="float">
            <text:p>15171</text:p>
          </table:table-cell>
          <table:table-cell office:value-type="date" office:date-value="2015-10-31" calcext:value-type="date">
            <text:p>31.10.2015</text:p>
          </table:table-cell>
          <table:table-cell table:formula="of:=YEAR([.B286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0762" calcext:value-type="float">
            <text:p>10762</text:p>
          </table:table-cell>
          <table:table-cell office:value-type="date" office:date-value="2015-11-01" calcext:value-type="date">
            <text:p>1.11.2015</text:p>
          </table:table-cell>
          <table:table-cell table:formula="of:=YEAR([.B286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4908" calcext:value-type="float">
            <text:p>14908</text:p>
          </table:table-cell>
          <table:table-cell office:value-type="date" office:date-value="2015-11-02" calcext:value-type="date">
            <text:p>2.11.2015</text:p>
          </table:table-cell>
          <table:table-cell table:formula="of:=YEAR([.B286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2461" calcext:value-type="float">
            <text:p>12461</text:p>
          </table:table-cell>
          <table:table-cell office:value-type="date" office:date-value="2015-11-03" calcext:value-type="date">
            <text:p>3.11.2015</text:p>
          </table:table-cell>
          <table:table-cell table:formula="of:=YEAR([.B286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4186" calcext:value-type="float">
            <text:p>14186</text:p>
          </table:table-cell>
          <table:table-cell office:value-type="date" office:date-value="2015-11-04" calcext:value-type="date">
            <text:p>4.11.2015</text:p>
          </table:table-cell>
          <table:table-cell table:formula="of:=YEAR([.B286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4674" calcext:value-type="float">
            <text:p>14674</text:p>
          </table:table-cell>
          <table:table-cell office:value-type="date" office:date-value="2015-11-05" calcext:value-type="date">
            <text:p>5.11.2015</text:p>
          </table:table-cell>
          <table:table-cell table:formula="of:=YEAR([.B286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1348" calcext:value-type="float">
            <text:p>11348</text:p>
          </table:table-cell>
          <table:table-cell office:value-type="date" office:date-value="2015-11-06" calcext:value-type="date">
            <text:p>6.11.2015</text:p>
          </table:table-cell>
          <table:table-cell table:formula="of:=YEAR([.B286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2147" calcext:value-type="float">
            <text:p>12147</text:p>
          </table:table-cell>
          <table:table-cell office:value-type="date" office:date-value="2015-11-07" calcext:value-type="date">
            <text:p>7.11.2015</text:p>
          </table:table-cell>
          <table:table-cell table:formula="of:=YEAR([.B286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3297" calcext:value-type="float">
            <text:p>13297</text:p>
          </table:table-cell>
          <table:table-cell office:value-type="date" office:date-value="2015-11-08" calcext:value-type="date">
            <text:p>8.11.2015</text:p>
          </table:table-cell>
          <table:table-cell table:formula="of:=YEAR([.B287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3183" calcext:value-type="float">
            <text:p>13183</text:p>
          </table:table-cell>
          <table:table-cell office:value-type="date" office:date-value="2015-11-09" calcext:value-type="date">
            <text:p>9.11.2015</text:p>
          </table:table-cell>
          <table:table-cell table:formula="of:=YEAR([.B287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3538" calcext:value-type="float">
            <text:p>13538</text:p>
          </table:table-cell>
          <table:table-cell office:value-type="date" office:date-value="2015-11-10" calcext:value-type="date">
            <text:p>10.11.2015</text:p>
          </table:table-cell>
          <table:table-cell table:formula="of:=YEAR([.B287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5261" calcext:value-type="float">
            <text:p>15261</text:p>
          </table:table-cell>
          <table:table-cell office:value-type="date" office:date-value="2015-11-11" calcext:value-type="date">
            <text:p>11.11.2015</text:p>
          </table:table-cell>
          <table:table-cell table:formula="of:=YEAR([.B287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3052" calcext:value-type="float">
            <text:p>13052</text:p>
          </table:table-cell>
          <table:table-cell office:value-type="date" office:date-value="2015-11-12" calcext:value-type="date">
            <text:p>12.11.2015</text:p>
          </table:table-cell>
          <table:table-cell table:formula="of:=YEAR([.B287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2667" calcext:value-type="float">
            <text:p>12667</text:p>
          </table:table-cell>
          <table:table-cell office:value-type="date" office:date-value="2015-11-13" calcext:value-type="date">
            <text:p>13.11.2015</text:p>
          </table:table-cell>
          <table:table-cell table:formula="of:=YEAR([.B287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1219" calcext:value-type="float">
            <text:p>11219</text:p>
          </table:table-cell>
          <table:table-cell office:value-type="date" office:date-value="2015-11-14" calcext:value-type="date">
            <text:p>14.11.2015</text:p>
          </table:table-cell>
          <table:table-cell table:formula="of:=YEAR([.B287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099" calcext:value-type="float">
            <text:p>8099</text:p>
          </table:table-cell>
          <table:table-cell office:value-type="date" office:date-value="2015-11-15" calcext:value-type="date">
            <text:p>15.11.2015</text:p>
          </table:table-cell>
          <table:table-cell table:formula="of:=YEAR([.B287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0955" calcext:value-type="float">
            <text:p>10955</text:p>
          </table:table-cell>
          <table:table-cell office:value-type="date" office:date-value="2015-11-16" calcext:value-type="date">
            <text:p>16.11.2015</text:p>
          </table:table-cell>
          <table:table-cell table:formula="of:=YEAR([.B287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1812" calcext:value-type="float">
            <text:p>11812</text:p>
          </table:table-cell>
          <table:table-cell office:value-type="date" office:date-value="2015-11-17" calcext:value-type="date">
            <text:p>17.11.2015</text:p>
          </table:table-cell>
          <table:table-cell table:formula="of:=YEAR([.B287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4028" calcext:value-type="float">
            <text:p>14028</text:p>
          </table:table-cell>
          <table:table-cell office:value-type="date" office:date-value="2015-11-18" calcext:value-type="date">
            <text:p>18.11.2015</text:p>
          </table:table-cell>
          <table:table-cell table:formula="of:=YEAR([.B288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4897" calcext:value-type="float">
            <text:p>14897</text:p>
          </table:table-cell>
          <table:table-cell office:value-type="date" office:date-value="2015-11-19" calcext:value-type="date">
            <text:p>19.11.2015</text:p>
          </table:table-cell>
          <table:table-cell table:formula="of:=YEAR([.B288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1452" calcext:value-type="float">
            <text:p>11452</text:p>
          </table:table-cell>
          <table:table-cell office:value-type="date" office:date-value="2015-11-20" calcext:value-type="date">
            <text:p>20.11.2015</text:p>
          </table:table-cell>
          <table:table-cell table:formula="of:=YEAR([.B288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5059" calcext:value-type="float">
            <text:p>15059</text:p>
          </table:table-cell>
          <table:table-cell office:value-type="date" office:date-value="2015-11-21" calcext:value-type="date">
            <text:p>21.11.2015</text:p>
          </table:table-cell>
          <table:table-cell table:formula="of:=YEAR([.B288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date" office:date-value="2015-11-22" calcext:value-type="date">
            <text:p>22.11.2015</text:p>
          </table:table-cell>
          <table:table-cell table:formula="of:=YEAR([.B288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9327" calcext:value-type="float">
            <text:p>9327</text:p>
          </table:table-cell>
          <table:table-cell office:value-type="date" office:date-value="2015-11-23" calcext:value-type="date">
            <text:p>23.11.2015</text:p>
          </table:table-cell>
          <table:table-cell table:formula="of:=YEAR([.B288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9485" calcext:value-type="float">
            <text:p>9485</text:p>
          </table:table-cell>
          <table:table-cell office:value-type="date" office:date-value="2015-11-24" calcext:value-type="date">
            <text:p>24.11.2015</text:p>
          </table:table-cell>
          <table:table-cell table:formula="of:=YEAR([.B288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0927" calcext:value-type="float">
            <text:p>10927</text:p>
          </table:table-cell>
          <table:table-cell office:value-type="date" office:date-value="2015-11-25" calcext:value-type="date">
            <text:p>25.11.2015</text:p>
          </table:table-cell>
          <table:table-cell table:formula="of:=YEAR([.B288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2428" calcext:value-type="float">
            <text:p>12428</text:p>
          </table:table-cell>
          <table:table-cell office:value-type="date" office:date-value="2015-11-26" calcext:value-type="date">
            <text:p>26.11.2015</text:p>
          </table:table-cell>
          <table:table-cell table:formula="of:=YEAR([.B288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2369" calcext:value-type="float">
            <text:p>12369</text:p>
          </table:table-cell>
          <table:table-cell office:value-type="date" office:date-value="2015-11-27" calcext:value-type="date">
            <text:p>27.11.2015</text:p>
          </table:table-cell>
          <table:table-cell table:formula="of:=YEAR([.B288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0560" calcext:value-type="float">
            <text:p>10560</text:p>
          </table:table-cell>
          <table:table-cell office:value-type="date" office:date-value="2015-11-28" calcext:value-type="date">
            <text:p>28.11.2015</text:p>
          </table:table-cell>
          <table:table-cell table:formula="of:=YEAR([.B289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1268" calcext:value-type="float">
            <text:p>11268</text:p>
          </table:table-cell>
          <table:table-cell office:value-type="date" office:date-value="2015-11-29" calcext:value-type="date">
            <text:p>29.11.2015</text:p>
          </table:table-cell>
          <table:table-cell table:formula="of:=YEAR([.B289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3206" calcext:value-type="float">
            <text:p>13206</text:p>
          </table:table-cell>
          <table:table-cell office:value-type="date" office:date-value="2015-11-30" calcext:value-type="date">
            <text:p>30.11.2015</text:p>
          </table:table-cell>
          <table:table-cell table:formula="of:=YEAR([.B289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2886" calcext:value-type="float">
            <text:p>12886</text:p>
          </table:table-cell>
          <table:table-cell office:value-type="date" office:date-value="2015-12-01" calcext:value-type="date">
            <text:p>1.12.2015</text:p>
          </table:table-cell>
          <table:table-cell table:formula="of:=YEAR([.B289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4648" calcext:value-type="float">
            <text:p>14648</text:p>
          </table:table-cell>
          <table:table-cell office:value-type="date" office:date-value="2015-12-02" calcext:value-type="date">
            <text:p>2.12.2015</text:p>
          </table:table-cell>
          <table:table-cell table:formula="of:=YEAR([.B289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2702" calcext:value-type="float">
            <text:p>12702</text:p>
          </table:table-cell>
          <table:table-cell office:value-type="date" office:date-value="2015-12-03" calcext:value-type="date">
            <text:p>3.12.2015</text:p>
          </table:table-cell>
          <table:table-cell table:formula="of:=YEAR([.B289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2682" calcext:value-type="float">
            <text:p>12682</text:p>
          </table:table-cell>
          <table:table-cell office:value-type="date" office:date-value="2015-12-04" calcext:value-type="date">
            <text:p>4.12.2015</text:p>
          </table:table-cell>
          <table:table-cell table:formula="of:=YEAR([.B289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1046" calcext:value-type="float">
            <text:p>11046</text:p>
          </table:table-cell>
          <table:table-cell office:value-type="date" office:date-value="2015-12-05" calcext:value-type="date">
            <text:p>5.12.2015</text:p>
          </table:table-cell>
          <table:table-cell table:formula="of:=YEAR([.B289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2408" calcext:value-type="float">
            <text:p>12408</text:p>
          </table:table-cell>
          <table:table-cell office:value-type="date" office:date-value="2015-12-06" calcext:value-type="date">
            <text:p>6.12.2015</text:p>
          </table:table-cell>
          <table:table-cell table:formula="of:=YEAR([.B289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4536" calcext:value-type="float">
            <text:p>14536</text:p>
          </table:table-cell>
          <table:table-cell office:value-type="date" office:date-value="2015-12-07" calcext:value-type="date">
            <text:p>7.12.2015</text:p>
          </table:table-cell>
          <table:table-cell table:formula="of:=YEAR([.B289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1870" calcext:value-type="float">
            <text:p>11870</text:p>
          </table:table-cell>
          <table:table-cell office:value-type="date" office:date-value="2015-12-08" calcext:value-type="date">
            <text:p>8.12.2015</text:p>
          </table:table-cell>
          <table:table-cell table:formula="of:=YEAR([.B290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2717" calcext:value-type="float">
            <text:p>12717</text:p>
          </table:table-cell>
          <table:table-cell office:value-type="date" office:date-value="2015-12-09" calcext:value-type="date">
            <text:p>9.12.2015</text:p>
          </table:table-cell>
          <table:table-cell table:formula="of:=YEAR([.B290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2893" calcext:value-type="float">
            <text:p>12893</text:p>
          </table:table-cell>
          <table:table-cell office:value-type="date" office:date-value="2015-12-10" calcext:value-type="date">
            <text:p>10.12.2015</text:p>
          </table:table-cell>
          <table:table-cell table:formula="of:=YEAR([.B290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3535" calcext:value-type="float">
            <text:p>13535</text:p>
          </table:table-cell>
          <table:table-cell office:value-type="date" office:date-value="2015-12-11" calcext:value-type="date">
            <text:p>11.12.2015</text:p>
          </table:table-cell>
          <table:table-cell table:formula="of:=YEAR([.B290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0539" calcext:value-type="float">
            <text:p>10539</text:p>
          </table:table-cell>
          <table:table-cell office:value-type="date" office:date-value="2015-12-12" calcext:value-type="date">
            <text:p>12.12.2015</text:p>
          </table:table-cell>
          <table:table-cell table:formula="of:=YEAR([.B290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243" calcext:value-type="float">
            <text:p>8243</text:p>
          </table:table-cell>
          <table:table-cell office:value-type="date" office:date-value="2015-12-13" calcext:value-type="date">
            <text:p>13.12.2015</text:p>
          </table:table-cell>
          <table:table-cell table:formula="of:=YEAR([.B290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2586" calcext:value-type="float">
            <text:p>12586</text:p>
          </table:table-cell>
          <table:table-cell office:value-type="date" office:date-value="2015-12-14" calcext:value-type="date">
            <text:p>14.12.2015</text:p>
          </table:table-cell>
          <table:table-cell table:formula="of:=YEAR([.B290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9961" calcext:value-type="float">
            <text:p>9961</text:p>
          </table:table-cell>
          <table:table-cell office:value-type="date" office:date-value="2015-12-15" calcext:value-type="date">
            <text:p>15.12.2015</text:p>
          </table:table-cell>
          <table:table-cell table:formula="of:=YEAR([.B290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9997" calcext:value-type="float">
            <text:p>9997</text:p>
          </table:table-cell>
          <table:table-cell office:value-type="date" office:date-value="2015-12-16" calcext:value-type="date">
            <text:p>16.12.2015</text:p>
          </table:table-cell>
          <table:table-cell table:formula="of:=YEAR([.B290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7996" calcext:value-type="float">
            <text:p>7996</text:p>
          </table:table-cell>
          <table:table-cell office:value-type="date" office:date-value="2015-12-17" calcext:value-type="date">
            <text:p>17.12.2015</text:p>
          </table:table-cell>
          <table:table-cell table:formula="of:=YEAR([.B290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date" office:date-value="2015-12-18" calcext:value-type="date">
            <text:p>18.12.2015</text:p>
          </table:table-cell>
          <table:table-cell table:formula="of:=YEAR([.B291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1070" calcext:value-type="float">
            <text:p>11070</text:p>
          </table:table-cell>
          <table:table-cell office:value-type="date" office:date-value="2015-12-19" calcext:value-type="date">
            <text:p>19.12.2015</text:p>
          </table:table-cell>
          <table:table-cell table:formula="of:=YEAR([.B291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561" calcext:value-type="float">
            <text:p>8561</text:p>
          </table:table-cell>
          <table:table-cell office:value-type="date" office:date-value="2015-12-20" calcext:value-type="date">
            <text:p>20.12.2015</text:p>
          </table:table-cell>
          <table:table-cell table:formula="of:=YEAR([.B291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date" office:date-value="2015-12-21" calcext:value-type="date">
            <text:p>21.12.2015</text:p>
          </table:table-cell>
          <table:table-cell table:formula="of:=YEAR([.B291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9658" calcext:value-type="float">
            <text:p>9658</text:p>
          </table:table-cell>
          <table:table-cell office:value-type="date" office:date-value="2015-12-22" calcext:value-type="date">
            <text:p>22.12.2015</text:p>
          </table:table-cell>
          <table:table-cell table:formula="of:=YEAR([.B2914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1093" calcext:value-type="float">
            <text:p>11093</text:p>
          </table:table-cell>
          <table:table-cell office:value-type="date" office:date-value="2015-12-23" calcext:value-type="date">
            <text:p>23.12.2015</text:p>
          </table:table-cell>
          <table:table-cell table:formula="of:=YEAR([.B2915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9206" calcext:value-type="float">
            <text:p>9206</text:p>
          </table:table-cell>
          <table:table-cell office:value-type="date" office:date-value="2015-12-24" calcext:value-type="date">
            <text:p>24.12.2015</text:p>
          </table:table-cell>
          <table:table-cell table:formula="of:=YEAR([.B2916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6771" calcext:value-type="float">
            <text:p>6771</text:p>
          </table:table-cell>
          <table:table-cell office:value-type="date" office:date-value="2015-12-25" calcext:value-type="date">
            <text:p>25.12.2015</text:p>
          </table:table-cell>
          <table:table-cell table:formula="of:=YEAR([.B2917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0578" calcext:value-type="float">
            <text:p>10578</text:p>
          </table:table-cell>
          <table:table-cell office:value-type="date" office:date-value="2015-12-26" calcext:value-type="date">
            <text:p>26.12.2015</text:p>
          </table:table-cell>
          <table:table-cell table:formula="of:=YEAR([.B2918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849" calcext:value-type="float">
            <text:p>8849</text:p>
          </table:table-cell>
          <table:table-cell office:value-type="date" office:date-value="2015-12-27" calcext:value-type="date">
            <text:p>27.12.2015</text:p>
          </table:table-cell>
          <table:table-cell table:formula="of:=YEAR([.B2919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976" calcext:value-type="float">
            <text:p>8976</text:p>
          </table:table-cell>
          <table:table-cell office:value-type="date" office:date-value="2015-12-28" calcext:value-type="date">
            <text:p>28.12.2015</text:p>
          </table:table-cell>
          <table:table-cell table:formula="of:=YEAR([.B2920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5351" calcext:value-type="float">
            <text:p>5351</text:p>
          </table:table-cell>
          <table:table-cell office:value-type="date" office:date-value="2015-12-29" calcext:value-type="date">
            <text:p>29.12.2015</text:p>
          </table:table-cell>
          <table:table-cell table:formula="of:=YEAR([.B2921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date" office:date-value="2015-12-30" calcext:value-type="date">
            <text:p>30.12.2015</text:p>
          </table:table-cell>
          <table:table-cell table:formula="of:=YEAR([.B2922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9425" calcext:value-type="float">
            <text:p>9425</text:p>
          </table:table-cell>
          <table:table-cell office:value-type="date" office:date-value="2015-12-31" calcext:value-type="date">
            <text:p>31.12.2015</text:p>
          </table:table-cell>
          <table:table-cell table:formula="of:=YEAR([.B2923])"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date" office:date-value="2016-01-01" calcext:value-type="date">
            <text:p>1.01.2016</text:p>
          </table:table-cell>
          <table:table-cell table:formula="of:=YEAR([.B292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859" calcext:value-type="float">
            <text:p>6859</text:p>
          </table:table-cell>
          <table:table-cell office:value-type="date" office:date-value="2016-01-02" calcext:value-type="date">
            <text:p>2.01.2016</text:p>
          </table:table-cell>
          <table:table-cell table:formula="of:=YEAR([.B292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9319" calcext:value-type="float">
            <text:p>9319</text:p>
          </table:table-cell>
          <table:table-cell office:value-type="date" office:date-value="2016-01-03" calcext:value-type="date">
            <text:p>3.01.2016</text:p>
          </table:table-cell>
          <table:table-cell table:formula="of:=YEAR([.B292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date" office:date-value="2016-01-04" calcext:value-type="date">
            <text:p>4.01.2016</text:p>
          </table:table-cell>
          <table:table-cell table:formula="of:=YEAR([.B292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2040" calcext:value-type="float">
            <text:p>12040</text:p>
          </table:table-cell>
          <table:table-cell office:value-type="date" office:date-value="2016-01-05" calcext:value-type="date">
            <text:p>5.01.2016</text:p>
          </table:table-cell>
          <table:table-cell table:formula="of:=YEAR([.B292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date" office:date-value="2016-01-06" calcext:value-type="date">
            <text:p>6.01.2016</text:p>
          </table:table-cell>
          <table:table-cell table:formula="of:=YEAR([.B292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668" calcext:value-type="float">
            <text:p>7668</text:p>
          </table:table-cell>
          <table:table-cell office:value-type="date" office:date-value="2016-01-07" calcext:value-type="date">
            <text:p>7.01.2016</text:p>
          </table:table-cell>
          <table:table-cell table:formula="of:=YEAR([.B293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869" calcext:value-type="float">
            <text:p>7869</text:p>
          </table:table-cell>
          <table:table-cell office:value-type="date" office:date-value="2016-01-08" calcext:value-type="date">
            <text:p>8.01.2016</text:p>
          </table:table-cell>
          <table:table-cell table:formula="of:=YEAR([.B293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381" calcext:value-type="float">
            <text:p>7381</text:p>
          </table:table-cell>
          <table:table-cell office:value-type="date" office:date-value="2016-01-09" calcext:value-type="date">
            <text:p>9.01.2016</text:p>
          </table:table-cell>
          <table:table-cell table:formula="of:=YEAR([.B293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382" calcext:value-type="float">
            <text:p>6382</text:p>
          </table:table-cell>
          <table:table-cell office:value-type="date" office:date-value="2016-01-10" calcext:value-type="date">
            <text:p>10.01.2016</text:p>
          </table:table-cell>
          <table:table-cell table:formula="of:=YEAR([.B293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384" calcext:value-type="float">
            <text:p>6384</text:p>
          </table:table-cell>
          <table:table-cell office:value-type="date" office:date-value="2016-01-11" calcext:value-type="date">
            <text:p>11.01.2016</text:p>
          </table:table-cell>
          <table:table-cell table:formula="of:=YEAR([.B293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657" calcext:value-type="float">
            <text:p>8657</text:p>
          </table:table-cell>
          <table:table-cell office:value-type="date" office:date-value="2016-01-12" calcext:value-type="date">
            <text:p>12.01.2016</text:p>
          </table:table-cell>
          <table:table-cell table:formula="of:=YEAR([.B293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561" calcext:value-type="float">
            <text:p>7561</text:p>
          </table:table-cell>
          <table:table-cell office:value-type="date" office:date-value="2016-01-13" calcext:value-type="date">
            <text:p>13.01.2016</text:p>
          </table:table-cell>
          <table:table-cell table:formula="of:=YEAR([.B293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5894" calcext:value-type="float">
            <text:p>5894</text:p>
          </table:table-cell>
          <table:table-cell office:value-type="date" office:date-value="2016-01-14" calcext:value-type="date">
            <text:p>14.01.2016</text:p>
          </table:table-cell>
          <table:table-cell table:formula="of:=YEAR([.B293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986" calcext:value-type="float">
            <text:p>7986</text:p>
          </table:table-cell>
          <table:table-cell office:value-type="date" office:date-value="2016-01-15" calcext:value-type="date">
            <text:p>15.01.2016</text:p>
          </table:table-cell>
          <table:table-cell table:formula="of:=YEAR([.B293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9649" calcext:value-type="float">
            <text:p>9649</text:p>
          </table:table-cell>
          <table:table-cell office:value-type="date" office:date-value="2016-01-16" calcext:value-type="date">
            <text:p>16.01.2016</text:p>
          </table:table-cell>
          <table:table-cell table:formula="of:=YEAR([.B293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416" calcext:value-type="float">
            <text:p>8416</text:p>
          </table:table-cell>
          <table:table-cell office:value-type="date" office:date-value="2016-01-17" calcext:value-type="date">
            <text:p>17.01.2016</text:p>
          </table:table-cell>
          <table:table-cell table:formula="of:=YEAR([.B294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9790" calcext:value-type="float">
            <text:p>9790</text:p>
          </table:table-cell>
          <table:table-cell office:value-type="date" office:date-value="2016-01-18" calcext:value-type="date">
            <text:p>18.01.2016</text:p>
          </table:table-cell>
          <table:table-cell table:formula="of:=YEAR([.B294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5956" calcext:value-type="float">
            <text:p>5956</text:p>
          </table:table-cell>
          <table:table-cell office:value-type="date" office:date-value="2016-01-19" calcext:value-type="date">
            <text:p>19.01.2016</text:p>
          </table:table-cell>
          <table:table-cell table:formula="of:=YEAR([.B294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206" calcext:value-type="float">
            <text:p>7206</text:p>
          </table:table-cell>
          <table:table-cell office:value-type="date" office:date-value="2016-01-20" calcext:value-type="date">
            <text:p>20.01.2016</text:p>
          </table:table-cell>
          <table:table-cell table:formula="of:=YEAR([.B294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date" office:date-value="2016-01-21" calcext:value-type="date">
            <text:p>21.01.2016</text:p>
          </table:table-cell>
          <table:table-cell table:formula="of:=YEAR([.B294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9795" calcext:value-type="float">
            <text:p>9795</text:p>
          </table:table-cell>
          <table:table-cell office:value-type="date" office:date-value="2016-01-22" calcext:value-type="date">
            <text:p>22.01.2016</text:p>
          </table:table-cell>
          <table:table-cell table:formula="of:=YEAR([.B294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184" calcext:value-type="float">
            <text:p>8184</text:p>
          </table:table-cell>
          <table:table-cell office:value-type="date" office:date-value="2016-01-23" calcext:value-type="date">
            <text:p>23.01.2016</text:p>
          </table:table-cell>
          <table:table-cell table:formula="of:=YEAR([.B294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827" calcext:value-type="float">
            <text:p>6827</text:p>
          </table:table-cell>
          <table:table-cell office:value-type="date" office:date-value="2016-01-24" calcext:value-type="date">
            <text:p>24.01.2016</text:p>
          </table:table-cell>
          <table:table-cell table:formula="of:=YEAR([.B294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9668" calcext:value-type="float">
            <text:p>9668</text:p>
          </table:table-cell>
          <table:table-cell office:value-type="date" office:date-value="2016-01-25" calcext:value-type="date">
            <text:p>25.01.2016</text:p>
          </table:table-cell>
          <table:table-cell table:formula="of:=YEAR([.B294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date" office:date-value="2016-01-26" calcext:value-type="date">
            <text:p>26.01.2016</text:p>
          </table:table-cell>
          <table:table-cell table:formula="of:=YEAR([.B294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1087" calcext:value-type="float">
            <text:p>11087</text:p>
          </table:table-cell>
          <table:table-cell office:value-type="date" office:date-value="2016-01-27" calcext:value-type="date">
            <text:p>27.01.2016</text:p>
          </table:table-cell>
          <table:table-cell table:formula="of:=YEAR([.B295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date" office:date-value="2016-01-28" calcext:value-type="date">
            <text:p>28.01.2016</text:p>
          </table:table-cell>
          <table:table-cell table:formula="of:=YEAR([.B295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date" office:date-value="2016-01-29" calcext:value-type="date">
            <text:p>29.01.2016</text:p>
          </table:table-cell>
          <table:table-cell table:formula="of:=YEAR([.B295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008" calcext:value-type="float">
            <text:p>6008</text:p>
          </table:table-cell>
          <table:table-cell office:value-type="date" office:date-value="2016-01-30" calcext:value-type="date">
            <text:p>30.01.2016</text:p>
          </table:table-cell>
          <table:table-cell table:formula="of:=YEAR([.B295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1096" calcext:value-type="float">
            <text:p>11096</text:p>
          </table:table-cell>
          <table:table-cell office:value-type="date" office:date-value="2016-01-31" calcext:value-type="date">
            <text:p>31.01.2016</text:p>
          </table:table-cell>
          <table:table-cell table:formula="of:=YEAR([.B295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date" office:date-value="2016-02-01" calcext:value-type="date">
            <text:p>1.02.2016</text:p>
          </table:table-cell>
          <table:table-cell table:formula="of:=YEAR([.B295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9717" calcext:value-type="float">
            <text:p>9717</text:p>
          </table:table-cell>
          <table:table-cell office:value-type="date" office:date-value="2016-02-02" calcext:value-type="date">
            <text:p>2.02.2016</text:p>
          </table:table-cell>
          <table:table-cell table:formula="of:=YEAR([.B295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9972" calcext:value-type="float">
            <text:p>9972</text:p>
          </table:table-cell>
          <table:table-cell office:value-type="date" office:date-value="2016-02-03" calcext:value-type="date">
            <text:p>3.02.2016</text:p>
          </table:table-cell>
          <table:table-cell table:formula="of:=YEAR([.B295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date" office:date-value="2016-02-04" calcext:value-type="date">
            <text:p>4.02.2016</text:p>
          </table:table-cell>
          <table:table-cell table:formula="of:=YEAR([.B295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979" calcext:value-type="float">
            <text:p>8979</text:p>
          </table:table-cell>
          <table:table-cell office:value-type="date" office:date-value="2016-02-05" calcext:value-type="date">
            <text:p>5.02.2016</text:p>
          </table:table-cell>
          <table:table-cell table:formula="of:=YEAR([.B295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9850" calcext:value-type="float">
            <text:p>9850</text:p>
          </table:table-cell>
          <table:table-cell office:value-type="date" office:date-value="2016-02-06" calcext:value-type="date">
            <text:p>6.02.2016</text:p>
          </table:table-cell>
          <table:table-cell table:formula="of:=YEAR([.B296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date" office:date-value="2016-02-07" calcext:value-type="date">
            <text:p>7.02.2016</text:p>
          </table:table-cell>
          <table:table-cell table:formula="of:=YEAR([.B296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938" calcext:value-type="float">
            <text:p>6938</text:p>
          </table:table-cell>
          <table:table-cell office:value-type="date" office:date-value="2016-02-08" calcext:value-type="date">
            <text:p>8.02.2016</text:p>
          </table:table-cell>
          <table:table-cell table:formula="of:=YEAR([.B296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date" office:date-value="2016-02-09" calcext:value-type="date">
            <text:p>9.02.2016</text:p>
          </table:table-cell>
          <table:table-cell table:formula="of:=YEAR([.B296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1386" calcext:value-type="float">
            <text:p>11386</text:p>
          </table:table-cell>
          <table:table-cell office:value-type="date" office:date-value="2016-02-10" calcext:value-type="date">
            <text:p>10.02.2016</text:p>
          </table:table-cell>
          <table:table-cell table:formula="of:=YEAR([.B296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1182" calcext:value-type="float">
            <text:p>11182</text:p>
          </table:table-cell>
          <table:table-cell office:value-type="date" office:date-value="2016-02-11" calcext:value-type="date">
            <text:p>11.02.2016</text:p>
          </table:table-cell>
          <table:table-cell table:formula="of:=YEAR([.B296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046" calcext:value-type="float">
            <text:p>7046</text:p>
          </table:table-cell>
          <table:table-cell office:value-type="date" office:date-value="2016-02-12" calcext:value-type="date">
            <text:p>12.02.2016</text:p>
          </table:table-cell>
          <table:table-cell table:formula="of:=YEAR([.B296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210" calcext:value-type="float">
            <text:p>8210</text:p>
          </table:table-cell>
          <table:table-cell office:value-type="date" office:date-value="2016-02-13" calcext:value-type="date">
            <text:p>13.02.2016</text:p>
          </table:table-cell>
          <table:table-cell table:formula="of:=YEAR([.B296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9456" calcext:value-type="float">
            <text:p>9456</text:p>
          </table:table-cell>
          <table:table-cell office:value-type="date" office:date-value="2016-02-14" calcext:value-type="date">
            <text:p>14.02.2016</text:p>
          </table:table-cell>
          <table:table-cell table:formula="of:=YEAR([.B296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174" calcext:value-type="float">
            <text:p>6174</text:p>
          </table:table-cell>
          <table:table-cell office:value-type="date" office:date-value="2016-02-15" calcext:value-type="date">
            <text:p>15.02.2016</text:p>
          </table:table-cell>
          <table:table-cell table:formula="of:=YEAR([.B296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0261" calcext:value-type="float">
            <text:p>10261</text:p>
          </table:table-cell>
          <table:table-cell office:value-type="date" office:date-value="2016-02-16" calcext:value-type="date">
            <text:p>16.02.2016</text:p>
          </table:table-cell>
          <table:table-cell table:formula="of:=YEAR([.B297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616" calcext:value-type="float">
            <text:p>7616</text:p>
          </table:table-cell>
          <table:table-cell office:value-type="date" office:date-value="2016-02-17" calcext:value-type="date">
            <text:p>17.02.2016</text:p>
          </table:table-cell>
          <table:table-cell table:formula="of:=YEAR([.B297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881" calcext:value-type="float">
            <text:p>8881</text:p>
          </table:table-cell>
          <table:table-cell office:value-type="date" office:date-value="2016-02-18" calcext:value-type="date">
            <text:p>18.02.2016</text:p>
          </table:table-cell>
          <table:table-cell table:formula="of:=YEAR([.B297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date" office:date-value="2016-02-19" calcext:value-type="date">
            <text:p>19.02.2016</text:p>
          </table:table-cell>
          <table:table-cell table:formula="of:=YEAR([.B297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date" office:date-value="2016-02-20" calcext:value-type="date">
            <text:p>20.02.2016</text:p>
          </table:table-cell>
          <table:table-cell table:formula="of:=YEAR([.B297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626" calcext:value-type="float">
            <text:p>7626</text:p>
          </table:table-cell>
          <table:table-cell office:value-type="date" office:date-value="2016-02-21" calcext:value-type="date">
            <text:p>21.02.2016</text:p>
          </table:table-cell>
          <table:table-cell table:formula="of:=YEAR([.B297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0542" calcext:value-type="float">
            <text:p>10542</text:p>
          </table:table-cell>
          <table:table-cell office:value-type="date" office:date-value="2016-02-22" calcext:value-type="date">
            <text:p>22.02.2016</text:p>
          </table:table-cell>
          <table:table-cell table:formula="of:=YEAR([.B297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505" calcext:value-type="float">
            <text:p>8505</text:p>
          </table:table-cell>
          <table:table-cell office:value-type="date" office:date-value="2016-02-23" calcext:value-type="date">
            <text:p>23.02.2016</text:p>
          </table:table-cell>
          <table:table-cell table:formula="of:=YEAR([.B297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9259" calcext:value-type="float">
            <text:p>9259</text:p>
          </table:table-cell>
          <table:table-cell office:value-type="date" office:date-value="2016-02-24" calcext:value-type="date">
            <text:p>24.02.2016</text:p>
          </table:table-cell>
          <table:table-cell table:formula="of:=YEAR([.B297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689" calcext:value-type="float">
            <text:p>7689</text:p>
          </table:table-cell>
          <table:table-cell office:value-type="date" office:date-value="2016-02-25" calcext:value-type="date">
            <text:p>25.02.2016</text:p>
          </table:table-cell>
          <table:table-cell table:formula="of:=YEAR([.B297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596" calcext:value-type="float">
            <text:p>8596</text:p>
          </table:table-cell>
          <table:table-cell office:value-type="date" office:date-value="2016-02-26" calcext:value-type="date">
            <text:p>26.02.2016</text:p>
          </table:table-cell>
          <table:table-cell table:formula="of:=YEAR([.B298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5077" calcext:value-type="float">
            <text:p>5077</text:p>
          </table:table-cell>
          <table:table-cell office:value-type="date" office:date-value="2016-02-27" calcext:value-type="date">
            <text:p>27.02.2016</text:p>
          </table:table-cell>
          <table:table-cell table:formula="of:=YEAR([.B298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9011" calcext:value-type="float">
            <text:p>9011</text:p>
          </table:table-cell>
          <table:table-cell office:value-type="date" office:date-value="2016-02-28" calcext:value-type="date">
            <text:p>28.02.2016</text:p>
          </table:table-cell>
          <table:table-cell table:formula="of:=YEAR([.B298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date" office:date-value="2016-02-29" calcext:value-type="date">
            <text:p>29.02.2016</text:p>
          </table:table-cell>
          <table:table-cell table:formula="of:=YEAR([.B298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954" calcext:value-type="float">
            <text:p>8954</text:p>
          </table:table-cell>
          <table:table-cell office:value-type="date" office:date-value="2016-03-01" calcext:value-type="date">
            <text:p>1.03.2016</text:p>
          </table:table-cell>
          <table:table-cell table:formula="of:=YEAR([.B298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739" calcext:value-type="float">
            <text:p>6739</text:p>
          </table:table-cell>
          <table:table-cell office:value-type="date" office:date-value="2016-03-02" calcext:value-type="date">
            <text:p>2.03.2016</text:p>
          </table:table-cell>
          <table:table-cell table:formula="of:=YEAR([.B298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191" calcext:value-type="float">
            <text:p>7191</text:p>
          </table:table-cell>
          <table:table-cell office:value-type="date" office:date-value="2016-03-03" calcext:value-type="date">
            <text:p>3.03.2016</text:p>
          </table:table-cell>
          <table:table-cell table:formula="of:=YEAR([.B298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date" office:date-value="2016-03-04" calcext:value-type="date">
            <text:p>4.03.2016</text:p>
          </table:table-cell>
          <table:table-cell table:formula="of:=YEAR([.B298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309" calcext:value-type="float">
            <text:p>6309</text:p>
          </table:table-cell>
          <table:table-cell office:value-type="date" office:date-value="2016-03-05" calcext:value-type="date">
            <text:p>5.03.2016</text:p>
          </table:table-cell>
          <table:table-cell table:formula="of:=YEAR([.B298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0980" calcext:value-type="float">
            <text:p>10980</text:p>
          </table:table-cell>
          <table:table-cell office:value-type="date" office:date-value="2016-03-06" calcext:value-type="date">
            <text:p>6.03.2016</text:p>
          </table:table-cell>
          <table:table-cell table:formula="of:=YEAR([.B298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1953" calcext:value-type="float">
            <text:p>11953</text:p>
          </table:table-cell>
          <table:table-cell office:value-type="date" office:date-value="2016-03-07" calcext:value-type="date">
            <text:p>7.03.2016</text:p>
          </table:table-cell>
          <table:table-cell table:formula="of:=YEAR([.B299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892" calcext:value-type="float">
            <text:p>8892</text:p>
          </table:table-cell>
          <table:table-cell office:value-type="date" office:date-value="2016-03-08" calcext:value-type="date">
            <text:p>8.03.2016</text:p>
          </table:table-cell>
          <table:table-cell table:formula="of:=YEAR([.B299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9371" calcext:value-type="float">
            <text:p>9371</text:p>
          </table:table-cell>
          <table:table-cell office:value-type="date" office:date-value="2016-03-09" calcext:value-type="date">
            <text:p>9.03.2016</text:p>
          </table:table-cell>
          <table:table-cell table:formula="of:=YEAR([.B299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9568" calcext:value-type="float">
            <text:p>9568</text:p>
          </table:table-cell>
          <table:table-cell office:value-type="date" office:date-value="2016-03-10" calcext:value-type="date">
            <text:p>10.03.2016</text:p>
          </table:table-cell>
          <table:table-cell table:formula="of:=YEAR([.B299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9022" calcext:value-type="float">
            <text:p>9022</text:p>
          </table:table-cell>
          <table:table-cell office:value-type="date" office:date-value="2016-03-11" calcext:value-type="date">
            <text:p>11.03.2016</text:p>
          </table:table-cell>
          <table:table-cell table:formula="of:=YEAR([.B299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1802" calcext:value-type="float">
            <text:p>11802</text:p>
          </table:table-cell>
          <table:table-cell office:value-type="date" office:date-value="2016-03-12" calcext:value-type="date">
            <text:p>12.03.2016</text:p>
          </table:table-cell>
          <table:table-cell table:formula="of:=YEAR([.B299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date" office:date-value="2016-03-13" calcext:value-type="date">
            <text:p>13.03.2016</text:p>
          </table:table-cell>
          <table:table-cell table:formula="of:=YEAR([.B299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0575" calcext:value-type="float">
            <text:p>10575</text:p>
          </table:table-cell>
          <table:table-cell office:value-type="date" office:date-value="2016-03-14" calcext:value-type="date">
            <text:p>14.03.2016</text:p>
          </table:table-cell>
          <table:table-cell table:formula="of:=YEAR([.B299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453" calcext:value-type="float">
            <text:p>7453</text:p>
          </table:table-cell>
          <table:table-cell office:value-type="date" office:date-value="2016-03-15" calcext:value-type="date">
            <text:p>15.03.2016</text:p>
          </table:table-cell>
          <table:table-cell table:formula="of:=YEAR([.B299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578" calcext:value-type="float">
            <text:p>7578</text:p>
          </table:table-cell>
          <table:table-cell office:value-type="date" office:date-value="2016-03-16" calcext:value-type="date">
            <text:p>16.03.2016</text:p>
          </table:table-cell>
          <table:table-cell table:formula="of:=YEAR([.B299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9232" calcext:value-type="float">
            <text:p>9232</text:p>
          </table:table-cell>
          <table:table-cell office:value-type="date" office:date-value="2016-03-17" calcext:value-type="date">
            <text:p>17.03.2016</text:p>
          </table:table-cell>
          <table:table-cell table:formula="of:=YEAR([.B300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3626" calcext:value-type="float">
            <text:p>13626</text:p>
          </table:table-cell>
          <table:table-cell office:value-type="date" office:date-value="2016-03-18" calcext:value-type="date">
            <text:p>18.03.2016</text:p>
          </table:table-cell>
          <table:table-cell table:formula="of:=YEAR([.B300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1028" calcext:value-type="float">
            <text:p>11028</text:p>
          </table:table-cell>
          <table:table-cell office:value-type="date" office:date-value="2016-03-19" calcext:value-type="date">
            <text:p>19.03.2016</text:p>
          </table:table-cell>
          <table:table-cell table:formula="of:=YEAR([.B300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2134" calcext:value-type="float">
            <text:p>12134</text:p>
          </table:table-cell>
          <table:table-cell office:value-type="date" office:date-value="2016-03-20" calcext:value-type="date">
            <text:p>20.03.2016</text:p>
          </table:table-cell>
          <table:table-cell table:formula="of:=YEAR([.B300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4110" calcext:value-type="float">
            <text:p>14110</text:p>
          </table:table-cell>
          <table:table-cell office:value-type="date" office:date-value="2016-03-21" calcext:value-type="date">
            <text:p>21.03.2016</text:p>
          </table:table-cell>
          <table:table-cell table:formula="of:=YEAR([.B300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5402" calcext:value-type="float">
            <text:p>15402</text:p>
          </table:table-cell>
          <table:table-cell office:value-type="date" office:date-value="2016-03-22" calcext:value-type="date">
            <text:p>22.03.2016</text:p>
          </table:table-cell>
          <table:table-cell table:formula="of:=YEAR([.B300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8397" calcext:value-type="float">
            <text:p>18397</text:p>
          </table:table-cell>
          <table:table-cell office:value-type="date" office:date-value="2016-03-23" calcext:value-type="date">
            <text:p>23.03.2016</text:p>
          </table:table-cell>
          <table:table-cell table:formula="of:=YEAR([.B300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7386" calcext:value-type="float">
            <text:p>17386</text:p>
          </table:table-cell>
          <table:table-cell office:value-type="date" office:date-value="2016-03-24" calcext:value-type="date">
            <text:p>24.03.2016</text:p>
          </table:table-cell>
          <table:table-cell table:formula="of:=YEAR([.B300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20425" calcext:value-type="float">
            <text:p>20425</text:p>
          </table:table-cell>
          <table:table-cell office:value-type="date" office:date-value="2016-03-25" calcext:value-type="date">
            <text:p>25.03.2016</text:p>
          </table:table-cell>
          <table:table-cell table:formula="of:=YEAR([.B300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23556" calcext:value-type="float">
            <text:p>23556</text:p>
          </table:table-cell>
          <table:table-cell office:value-type="date" office:date-value="2016-03-26" calcext:value-type="date">
            <text:p>26.03.2016</text:p>
          </table:table-cell>
          <table:table-cell table:formula="of:=YEAR([.B300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26043" calcext:value-type="float">
            <text:p>26043</text:p>
          </table:table-cell>
          <table:table-cell office:value-type="date" office:date-value="2016-03-27" calcext:value-type="date">
            <text:p>27.03.2016</text:p>
          </table:table-cell>
          <table:table-cell table:formula="of:=YEAR([.B301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26441" calcext:value-type="float">
            <text:p>26441</text:p>
          </table:table-cell>
          <table:table-cell office:value-type="date" office:date-value="2016-03-28" calcext:value-type="date">
            <text:p>28.03.2016</text:p>
          </table:table-cell>
          <table:table-cell table:formula="of:=YEAR([.B301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31276" calcext:value-type="float">
            <text:p>31276</text:p>
          </table:table-cell>
          <table:table-cell office:value-type="date" office:date-value="2016-03-29" calcext:value-type="date">
            <text:p>29.03.2016</text:p>
          </table:table-cell>
          <table:table-cell table:formula="of:=YEAR([.B301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33385" calcext:value-type="float">
            <text:p>33385</text:p>
          </table:table-cell>
          <table:table-cell office:value-type="date" office:date-value="2016-03-30" calcext:value-type="date">
            <text:p>30.03.2016</text:p>
          </table:table-cell>
          <table:table-cell table:formula="of:=YEAR([.B301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36273" calcext:value-type="float">
            <text:p>36273</text:p>
          </table:table-cell>
          <table:table-cell office:value-type="date" office:date-value="2016-03-31" calcext:value-type="date">
            <text:p>31.03.2016</text:p>
          </table:table-cell>
          <table:table-cell table:formula="of:=YEAR([.B301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38166" calcext:value-type="float">
            <text:p>38166</text:p>
          </table:table-cell>
          <table:table-cell office:value-type="date" office:date-value="2016-04-01" calcext:value-type="date">
            <text:p>1.04.2016</text:p>
          </table:table-cell>
          <table:table-cell table:formula="of:=YEAR([.B301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37916" calcext:value-type="float">
            <text:p>37916</text:p>
          </table:table-cell>
          <table:table-cell office:value-type="date" office:date-value="2016-04-02" calcext:value-type="date">
            <text:p>2.04.2016</text:p>
          </table:table-cell>
          <table:table-cell table:formula="of:=YEAR([.B301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2201" calcext:value-type="float">
            <text:p>42201</text:p>
          </table:table-cell>
          <table:table-cell office:value-type="date" office:date-value="2016-04-03" calcext:value-type="date">
            <text:p>3.04.2016</text:p>
          </table:table-cell>
          <table:table-cell table:formula="of:=YEAR([.B301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1909" calcext:value-type="float">
            <text:p>41909</text:p>
          </table:table-cell>
          <table:table-cell office:value-type="date" office:date-value="2016-04-04" calcext:value-type="date">
            <text:p>4.04.2016</text:p>
          </table:table-cell>
          <table:table-cell table:formula="of:=YEAR([.B301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3745" calcext:value-type="float">
            <text:p>43745</text:p>
          </table:table-cell>
          <table:table-cell office:value-type="date" office:date-value="2016-04-05" calcext:value-type="date">
            <text:p>5.04.2016</text:p>
          </table:table-cell>
          <table:table-cell table:formula="of:=YEAR([.B301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5559" calcext:value-type="float">
            <text:p>45559</text:p>
          </table:table-cell>
          <table:table-cell office:value-type="date" office:date-value="2016-04-06" calcext:value-type="date">
            <text:p>6.04.2016</text:p>
          </table:table-cell>
          <table:table-cell table:formula="of:=YEAR([.B302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5723" calcext:value-type="float">
            <text:p>45723</text:p>
          </table:table-cell>
          <table:table-cell office:value-type="date" office:date-value="2016-04-07" calcext:value-type="date">
            <text:p>7.04.2016</text:p>
          </table:table-cell>
          <table:table-cell table:formula="of:=YEAR([.B302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7258" calcext:value-type="float">
            <text:p>47258</text:p>
          </table:table-cell>
          <table:table-cell office:value-type="date" office:date-value="2016-04-08" calcext:value-type="date">
            <text:p>8.04.2016</text:p>
          </table:table-cell>
          <table:table-cell table:formula="of:=YEAR([.B302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6714" calcext:value-type="float">
            <text:p>46714</text:p>
          </table:table-cell>
          <table:table-cell office:value-type="date" office:date-value="2016-04-09" calcext:value-type="date">
            <text:p>9.04.2016</text:p>
          </table:table-cell>
          <table:table-cell table:formula="of:=YEAR([.B302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7288" calcext:value-type="float">
            <text:p>47288</text:p>
          </table:table-cell>
          <table:table-cell office:value-type="date" office:date-value="2016-04-10" calcext:value-type="date">
            <text:p>10.04.2016</text:p>
          </table:table-cell>
          <table:table-cell table:formula="of:=YEAR([.B302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7402" calcext:value-type="float">
            <text:p>47402</text:p>
          </table:table-cell>
          <table:table-cell office:value-type="date" office:date-value="2016-04-11" calcext:value-type="date">
            <text:p>11.04.2016</text:p>
          </table:table-cell>
          <table:table-cell table:formula="of:=YEAR([.B302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6687" calcext:value-type="float">
            <text:p>46687</text:p>
          </table:table-cell>
          <table:table-cell office:value-type="date" office:date-value="2016-04-12" calcext:value-type="date">
            <text:p>12.04.2016</text:p>
          </table:table-cell>
          <table:table-cell table:formula="of:=YEAR([.B302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6539" calcext:value-type="float">
            <text:p>46539</text:p>
          </table:table-cell>
          <table:table-cell office:value-type="date" office:date-value="2016-04-13" calcext:value-type="date">
            <text:p>13.04.2016</text:p>
          </table:table-cell>
          <table:table-cell table:formula="of:=YEAR([.B302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4671" calcext:value-type="float">
            <text:p>44671</text:p>
          </table:table-cell>
          <table:table-cell office:value-type="date" office:date-value="2016-04-14" calcext:value-type="date">
            <text:p>14.04.2016</text:p>
          </table:table-cell>
          <table:table-cell table:formula="of:=YEAR([.B302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5087" calcext:value-type="float">
            <text:p>45087</text:p>
          </table:table-cell>
          <table:table-cell office:value-type="date" office:date-value="2016-04-15" calcext:value-type="date">
            <text:p>15.04.2016</text:p>
          </table:table-cell>
          <table:table-cell table:formula="of:=YEAR([.B302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3669" calcext:value-type="float">
            <text:p>43669</text:p>
          </table:table-cell>
          <table:table-cell office:value-type="date" office:date-value="2016-04-16" calcext:value-type="date">
            <text:p>16.04.2016</text:p>
          </table:table-cell>
          <table:table-cell table:formula="of:=YEAR([.B303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1797" calcext:value-type="float">
            <text:p>41797</text:p>
          </table:table-cell>
          <table:table-cell office:value-type="date" office:date-value="2016-04-17" calcext:value-type="date">
            <text:p>17.04.2016</text:p>
          </table:table-cell>
          <table:table-cell table:formula="of:=YEAR([.B303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39574" calcext:value-type="float">
            <text:p>39574</text:p>
          </table:table-cell>
          <table:table-cell office:value-type="date" office:date-value="2016-04-18" calcext:value-type="date">
            <text:p>18.04.2016</text:p>
          </table:table-cell>
          <table:table-cell table:formula="of:=YEAR([.B303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date" office:date-value="2016-04-19" calcext:value-type="date">
            <text:p>19.04.2016</text:p>
          </table:table-cell>
          <table:table-cell table:formula="of:=YEAR([.B303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36532" calcext:value-type="float">
            <text:p>36532</text:p>
          </table:table-cell>
          <table:table-cell office:value-type="date" office:date-value="2016-04-20" calcext:value-type="date">
            <text:p>20.04.2016</text:p>
          </table:table-cell>
          <table:table-cell table:formula="of:=YEAR([.B303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34026" calcext:value-type="float">
            <text:p>34026</text:p>
          </table:table-cell>
          <table:table-cell office:value-type="date" office:date-value="2016-04-21" calcext:value-type="date">
            <text:p>21.04.2016</text:p>
          </table:table-cell>
          <table:table-cell table:formula="of:=YEAR([.B303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30463" calcext:value-type="float">
            <text:p>30463</text:p>
          </table:table-cell>
          <table:table-cell office:value-type="date" office:date-value="2016-04-22" calcext:value-type="date">
            <text:p>22.04.2016</text:p>
          </table:table-cell>
          <table:table-cell table:formula="of:=YEAR([.B303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30314" calcext:value-type="float">
            <text:p>30314</text:p>
          </table:table-cell>
          <table:table-cell office:value-type="date" office:date-value="2016-04-23" calcext:value-type="date">
            <text:p>23.04.2016</text:p>
          </table:table-cell>
          <table:table-cell table:formula="of:=YEAR([.B303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25692" calcext:value-type="float">
            <text:p>25692</text:p>
          </table:table-cell>
          <table:table-cell office:value-type="date" office:date-value="2016-04-24" calcext:value-type="date">
            <text:p>24.04.2016</text:p>
          </table:table-cell>
          <table:table-cell table:formula="of:=YEAR([.B303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23273" calcext:value-type="float">
            <text:p>23273</text:p>
          </table:table-cell>
          <table:table-cell office:value-type="date" office:date-value="2016-04-25" calcext:value-type="date">
            <text:p>25.04.2016</text:p>
          </table:table-cell>
          <table:table-cell table:formula="of:=YEAR([.B303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23372" calcext:value-type="float">
            <text:p>23372</text:p>
          </table:table-cell>
          <table:table-cell office:value-type="date" office:date-value="2016-04-26" calcext:value-type="date">
            <text:p>26.04.2016</text:p>
          </table:table-cell>
          <table:table-cell table:formula="of:=YEAR([.B304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20952" calcext:value-type="float">
            <text:p>20952</text:p>
          </table:table-cell>
          <table:table-cell office:value-type="date" office:date-value="2016-04-27" calcext:value-type="date">
            <text:p>27.04.2016</text:p>
          </table:table-cell>
          <table:table-cell table:formula="of:=YEAR([.B304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8016" calcext:value-type="float">
            <text:p>18016</text:p>
          </table:table-cell>
          <table:table-cell office:value-type="date" office:date-value="2016-04-28" calcext:value-type="date">
            <text:p>28.04.2016</text:p>
          </table:table-cell>
          <table:table-cell table:formula="of:=YEAR([.B304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9482" calcext:value-type="float">
            <text:p>19482</text:p>
          </table:table-cell>
          <table:table-cell office:value-type="date" office:date-value="2016-04-29" calcext:value-type="date">
            <text:p>29.04.2016</text:p>
          </table:table-cell>
          <table:table-cell table:formula="of:=YEAR([.B304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5062" calcext:value-type="float">
            <text:p>15062</text:p>
          </table:table-cell>
          <table:table-cell office:value-type="date" office:date-value="2016-04-30" calcext:value-type="date">
            <text:p>30.04.2016</text:p>
          </table:table-cell>
          <table:table-cell table:formula="of:=YEAR([.B304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4746" calcext:value-type="float">
            <text:p>14746</text:p>
          </table:table-cell>
          <table:table-cell office:value-type="date" office:date-value="2016-05-01" calcext:value-type="date">
            <text:p>1.05.2016</text:p>
          </table:table-cell>
          <table:table-cell table:formula="of:=YEAR([.B304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6383" calcext:value-type="float">
            <text:p>16383</text:p>
          </table:table-cell>
          <table:table-cell office:value-type="date" office:date-value="2016-05-02" calcext:value-type="date">
            <text:p>2.05.2016</text:p>
          </table:table-cell>
          <table:table-cell table:formula="of:=YEAR([.B304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5666" calcext:value-type="float">
            <text:p>15666</text:p>
          </table:table-cell>
          <table:table-cell office:value-type="date" office:date-value="2016-05-03" calcext:value-type="date">
            <text:p>3.05.2016</text:p>
          </table:table-cell>
          <table:table-cell table:formula="of:=YEAR([.B304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3630" calcext:value-type="float">
            <text:p>13630</text:p>
          </table:table-cell>
          <table:table-cell office:value-type="date" office:date-value="2016-05-04" calcext:value-type="date">
            <text:p>4.05.2016</text:p>
          </table:table-cell>
          <table:table-cell table:formula="of:=YEAR([.B304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0363" calcext:value-type="float">
            <text:p>10363</text:p>
          </table:table-cell>
          <table:table-cell office:value-type="date" office:date-value="2016-05-05" calcext:value-type="date">
            <text:p>5.05.2016</text:p>
          </table:table-cell>
          <table:table-cell table:formula="of:=YEAR([.B304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1560" calcext:value-type="float">
            <text:p>11560</text:p>
          </table:table-cell>
          <table:table-cell office:value-type="date" office:date-value="2016-05-06" calcext:value-type="date">
            <text:p>6.05.2016</text:p>
          </table:table-cell>
          <table:table-cell table:formula="of:=YEAR([.B305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0185" calcext:value-type="float">
            <text:p>10185</text:p>
          </table:table-cell>
          <table:table-cell office:value-type="date" office:date-value="2016-05-07" calcext:value-type="date">
            <text:p>7.05.2016</text:p>
          </table:table-cell>
          <table:table-cell table:formula="of:=YEAR([.B305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134" calcext:value-type="float">
            <text:p>7134</text:p>
          </table:table-cell>
          <table:table-cell office:value-type="date" office:date-value="2016-05-08" calcext:value-type="date">
            <text:p>8.05.2016</text:p>
          </table:table-cell>
          <table:table-cell table:formula="of:=YEAR([.B305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879" calcext:value-type="float">
            <text:p>6879</text:p>
          </table:table-cell>
          <table:table-cell office:value-type="date" office:date-value="2016-05-09" calcext:value-type="date">
            <text:p>9.05.2016</text:p>
          </table:table-cell>
          <table:table-cell table:formula="of:=YEAR([.B305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066" calcext:value-type="float">
            <text:p>7066</text:p>
          </table:table-cell>
          <table:table-cell office:value-type="date" office:date-value="2016-05-10" calcext:value-type="date">
            <text:p>10.05.2016</text:p>
          </table:table-cell>
          <table:table-cell table:formula="of:=YEAR([.B305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date" office:date-value="2016-05-11" calcext:value-type="date">
            <text:p>11.05.2016</text:p>
          </table:table-cell>
          <table:table-cell table:formula="of:=YEAR([.B305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559" calcext:value-type="float">
            <text:p>8559</text:p>
          </table:table-cell>
          <table:table-cell office:value-type="date" office:date-value="2016-05-12" calcext:value-type="date">
            <text:p>12.05.2016</text:p>
          </table:table-cell>
          <table:table-cell table:formula="of:=YEAR([.B305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date" office:date-value="2016-05-13" calcext:value-type="date">
            <text:p>13.05.2016</text:p>
          </table:table-cell>
          <table:table-cell table:formula="of:=YEAR([.B305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069" calcext:value-type="float">
            <text:p>6069</text:p>
          </table:table-cell>
          <table:table-cell office:value-type="date" office:date-value="2016-05-14" calcext:value-type="date">
            <text:p>14.05.2016</text:p>
          </table:table-cell>
          <table:table-cell table:formula="of:=YEAR([.B305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9333" calcext:value-type="float">
            <text:p>9333</text:p>
          </table:table-cell>
          <table:table-cell office:value-type="date" office:date-value="2016-05-15" calcext:value-type="date">
            <text:p>15.05.2016</text:p>
          </table:table-cell>
          <table:table-cell table:formula="of:=YEAR([.B305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date" office:date-value="2016-05-16" calcext:value-type="date">
            <text:p>16.05.2016</text:p>
          </table:table-cell>
          <table:table-cell table:formula="of:=YEAR([.B306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686" calcext:value-type="float">
            <text:p>6686</text:p>
          </table:table-cell>
          <table:table-cell office:value-type="date" office:date-value="2016-05-17" calcext:value-type="date">
            <text:p>17.05.2016</text:p>
          </table:table-cell>
          <table:table-cell table:formula="of:=YEAR([.B306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791" calcext:value-type="float">
            <text:p>4791</text:p>
          </table:table-cell>
          <table:table-cell office:value-type="date" office:date-value="2016-05-18" calcext:value-type="date">
            <text:p>18.05.2016</text:p>
          </table:table-cell>
          <table:table-cell table:formula="of:=YEAR([.B306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date" office:date-value="2016-05-19" calcext:value-type="date">
            <text:p>19.05.2016</text:p>
          </table:table-cell>
          <table:table-cell table:formula="of:=YEAR([.B306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946" calcext:value-type="float">
            <text:p>7946</text:p>
          </table:table-cell>
          <table:table-cell office:value-type="date" office:date-value="2016-05-20" calcext:value-type="date">
            <text:p>20.05.2016</text:p>
          </table:table-cell>
          <table:table-cell table:formula="of:=YEAR([.B306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date" office:date-value="2016-05-21" calcext:value-type="date">
            <text:p>21.05.2016</text:p>
          </table:table-cell>
          <table:table-cell table:formula="of:=YEAR([.B306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date" office:date-value="2016-05-22" calcext:value-type="date">
            <text:p>22.05.2016</text:p>
          </table:table-cell>
          <table:table-cell table:formula="of:=YEAR([.B306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516" calcext:value-type="float">
            <text:p>7516</text:p>
          </table:table-cell>
          <table:table-cell office:value-type="date" office:date-value="2016-05-23" calcext:value-type="date">
            <text:p>23.05.2016</text:p>
          </table:table-cell>
          <table:table-cell table:formula="of:=YEAR([.B306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337" calcext:value-type="float">
            <text:p>7337</text:p>
          </table:table-cell>
          <table:table-cell office:value-type="date" office:date-value="2016-05-24" calcext:value-type="date">
            <text:p>24.05.2016</text:p>
          </table:table-cell>
          <table:table-cell table:formula="of:=YEAR([.B306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date" office:date-value="2016-05-25" calcext:value-type="date">
            <text:p>25.05.2016</text:p>
          </table:table-cell>
          <table:table-cell table:formula="of:=YEAR([.B306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date" office:date-value="2016-05-26" calcext:value-type="date">
            <text:p>26.05.2016</text:p>
          </table:table-cell>
          <table:table-cell table:formula="of:=YEAR([.B307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date" office:date-value="2016-05-27" calcext:value-type="date">
            <text:p>27.05.2016</text:p>
          </table:table-cell>
          <table:table-cell table:formula="of:=YEAR([.B307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883" calcext:value-type="float">
            <text:p>6883</text:p>
          </table:table-cell>
          <table:table-cell office:value-type="date" office:date-value="2016-05-28" calcext:value-type="date">
            <text:p>28.05.2016</text:p>
          </table:table-cell>
          <table:table-cell table:formula="of:=YEAR([.B307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date" office:date-value="2016-05-29" calcext:value-type="date">
            <text:p>29.05.2016</text:p>
          </table:table-cell>
          <table:table-cell table:formula="of:=YEAR([.B307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date" office:date-value="2016-05-30" calcext:value-type="date">
            <text:p>30.05.2016</text:p>
          </table:table-cell>
          <table:table-cell table:formula="of:=YEAR([.B307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9369" calcext:value-type="float">
            <text:p>9369</text:p>
          </table:table-cell>
          <table:table-cell office:value-type="date" office:date-value="2016-05-31" calcext:value-type="date">
            <text:p>31.05.2016</text:p>
          </table:table-cell>
          <table:table-cell table:formula="of:=YEAR([.B307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date" office:date-value="2016-06-01" calcext:value-type="date">
            <text:p>1.06.2016</text:p>
          </table:table-cell>
          <table:table-cell table:formula="of:=YEAR([.B307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5772" calcext:value-type="float">
            <text:p>5772</text:p>
          </table:table-cell>
          <table:table-cell office:value-type="date" office:date-value="2016-06-02" calcext:value-type="date">
            <text:p>2.06.2016</text:p>
          </table:table-cell>
          <table:table-cell table:formula="of:=YEAR([.B307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date" office:date-value="2016-06-03" calcext:value-type="date">
            <text:p>3.06.2016</text:p>
          </table:table-cell>
          <table:table-cell table:formula="of:=YEAR([.B307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date" office:date-value="2016-06-04" calcext:value-type="date">
            <text:p>4.06.2016</text:p>
          </table:table-cell>
          <table:table-cell table:formula="of:=YEAR([.B307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557" calcext:value-type="float">
            <text:p>8557</text:p>
          </table:table-cell>
          <table:table-cell office:value-type="date" office:date-value="2016-06-05" calcext:value-type="date">
            <text:p>5.06.2016</text:p>
          </table:table-cell>
          <table:table-cell table:formula="of:=YEAR([.B308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date" office:date-value="2016-06-06" calcext:value-type="date">
            <text:p>6.06.2016</text:p>
          </table:table-cell>
          <table:table-cell table:formula="of:=YEAR([.B308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date" office:date-value="2016-06-07" calcext:value-type="date">
            <text:p>7.06.2016</text:p>
          </table:table-cell>
          <table:table-cell table:formula="of:=YEAR([.B308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133" calcext:value-type="float">
            <text:p>7133</text:p>
          </table:table-cell>
          <table:table-cell office:value-type="date" office:date-value="2016-06-08" calcext:value-type="date">
            <text:p>8.06.2016</text:p>
          </table:table-cell>
          <table:table-cell table:formula="of:=YEAR([.B308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date" office:date-value="2016-06-09" calcext:value-type="date">
            <text:p>9.06.2016</text:p>
          </table:table-cell>
          <table:table-cell table:formula="of:=YEAR([.B308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136" calcext:value-type="float">
            <text:p>7136</text:p>
          </table:table-cell>
          <table:table-cell office:value-type="date" office:date-value="2016-06-10" calcext:value-type="date">
            <text:p>10.06.2016</text:p>
          </table:table-cell>
          <table:table-cell table:formula="of:=YEAR([.B308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date" office:date-value="2016-06-11" calcext:value-type="date">
            <text:p>11.06.2016</text:p>
          </table:table-cell>
          <table:table-cell table:formula="of:=YEAR([.B308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date" office:date-value="2016-06-12" calcext:value-type="date">
            <text:p>12.06.2016</text:p>
          </table:table-cell>
          <table:table-cell table:formula="of:=YEAR([.B308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617" calcext:value-type="float">
            <text:p>4617</text:p>
          </table:table-cell>
          <table:table-cell office:value-type="date" office:date-value="2016-06-13" calcext:value-type="date">
            <text:p>13.06.2016</text:p>
          </table:table-cell>
          <table:table-cell table:formula="of:=YEAR([.B308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date" office:date-value="2016-06-14" calcext:value-type="date">
            <text:p>14.06.2016</text:p>
          </table:table-cell>
          <table:table-cell table:formula="of:=YEAR([.B308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date" office:date-value="2016-06-15" calcext:value-type="date">
            <text:p>15.06.2016</text:p>
          </table:table-cell>
          <table:table-cell table:formula="of:=YEAR([.B309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date" office:date-value="2016-06-16" calcext:value-type="date">
            <text:p>16.06.2016</text:p>
          </table:table-cell>
          <table:table-cell table:formula="of:=YEAR([.B309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594" calcext:value-type="float">
            <text:p>4594</text:p>
          </table:table-cell>
          <table:table-cell office:value-type="date" office:date-value="2016-06-17" calcext:value-type="date">
            <text:p>17.06.2016</text:p>
          </table:table-cell>
          <table:table-cell table:formula="of:=YEAR([.B309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502" calcext:value-type="float">
            <text:p>6502</text:p>
          </table:table-cell>
          <table:table-cell office:value-type="date" office:date-value="2016-06-18" calcext:value-type="date">
            <text:p>18.06.2016</text:p>
          </table:table-cell>
          <table:table-cell table:formula="of:=YEAR([.B309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date" office:date-value="2016-06-19" calcext:value-type="date">
            <text:p>19.06.2016</text:p>
          </table:table-cell>
          <table:table-cell table:formula="of:=YEAR([.B309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date" office:date-value="2016-06-20" calcext:value-type="date">
            <text:p>20.06.2016</text:p>
          </table:table-cell>
          <table:table-cell table:formula="of:=YEAR([.B309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4032" calcext:value-type="float">
            <text:p>14032</text:p>
          </table:table-cell>
          <table:table-cell office:value-type="date" office:date-value="2016-06-21" calcext:value-type="date">
            <text:p>21.06.2016</text:p>
          </table:table-cell>
          <table:table-cell table:formula="of:=YEAR([.B309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27701" calcext:value-type="float">
            <text:p>27701</text:p>
          </table:table-cell>
          <table:table-cell office:value-type="date" office:date-value="2016-06-22" calcext:value-type="date">
            <text:p>22.06.2016</text:p>
          </table:table-cell>
          <table:table-cell table:formula="of:=YEAR([.B309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4079" calcext:value-type="float">
            <text:p>44079</text:p>
          </table:table-cell>
          <table:table-cell office:value-type="date" office:date-value="2016-06-23" calcext:value-type="date">
            <text:p>23.06.2016</text:p>
          </table:table-cell>
          <table:table-cell table:formula="of:=YEAR([.B309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2565" calcext:value-type="float">
            <text:p>62565</text:p>
          </table:table-cell>
          <table:table-cell office:value-type="date" office:date-value="2016-06-24" calcext:value-type="date">
            <text:p>24.06.2016</text:p>
          </table:table-cell>
          <table:table-cell table:formula="of:=YEAR([.B309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4447" calcext:value-type="float">
            <text:p>84447</text:p>
          </table:table-cell>
          <table:table-cell office:value-type="date" office:date-value="2016-06-25" calcext:value-type="date">
            <text:p>25.06.2016</text:p>
          </table:table-cell>
          <table:table-cell table:formula="of:=YEAR([.B310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94422" calcext:value-type="float">
            <text:p>94422</text:p>
          </table:table-cell>
          <table:table-cell office:value-type="date" office:date-value="2016-06-26" calcext:value-type="date">
            <text:p>26.06.2016</text:p>
          </table:table-cell>
          <table:table-cell table:formula="of:=YEAR([.B310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97840" calcext:value-type="float">
            <text:p>97840</text:p>
          </table:table-cell>
          <table:table-cell office:value-type="date" office:date-value="2016-06-27" calcext:value-type="date">
            <text:p>27.06.2016</text:p>
          </table:table-cell>
          <table:table-cell table:formula="of:=YEAR([.B310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2130" calcext:value-type="float">
            <text:p>82130</text:p>
          </table:table-cell>
          <table:table-cell office:value-type="date" office:date-value="2016-06-28" calcext:value-type="date">
            <text:p>28.06.2016</text:p>
          </table:table-cell>
          <table:table-cell table:formula="of:=YEAR([.B310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1349" calcext:value-type="float">
            <text:p>61349</text:p>
          </table:table-cell>
          <table:table-cell office:value-type="date" office:date-value="2016-06-29" calcext:value-type="date">
            <text:p>29.06.2016</text:p>
          </table:table-cell>
          <table:table-cell table:formula="of:=YEAR([.B310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6455" calcext:value-type="float">
            <text:p>46455</text:p>
          </table:table-cell>
          <table:table-cell office:value-type="date" office:date-value="2016-06-30" calcext:value-type="date">
            <text:p>30.06.2016</text:p>
          </table:table-cell>
          <table:table-cell table:formula="of:=YEAR([.B310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23228" calcext:value-type="float">
            <text:p>23228</text:p>
          </table:table-cell>
          <table:table-cell office:value-type="date" office:date-value="2016-07-01" calcext:value-type="date">
            <text:p>1.07.2016</text:p>
          </table:table-cell>
          <table:table-cell table:formula="of:=YEAR([.B310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3476" calcext:value-type="float">
            <text:p>13476</text:p>
          </table:table-cell>
          <table:table-cell office:value-type="date" office:date-value="2016-07-02" calcext:value-type="date">
            <text:p>2.07.2016</text:p>
          </table:table-cell>
          <table:table-cell table:formula="of:=YEAR([.B310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date" office:date-value="2016-07-03" calcext:value-type="date">
            <text:p>3.07.2016</text:p>
          </table:table-cell>
          <table:table-cell table:formula="of:=YEAR([.B310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date" office:date-value="2016-07-04" calcext:value-type="date">
            <text:p>4.07.2016</text:p>
          </table:table-cell>
          <table:table-cell table:formula="of:=YEAR([.B310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382" calcext:value-type="float">
            <text:p>7382</text:p>
          </table:table-cell>
          <table:table-cell office:value-type="date" office:date-value="2016-07-05" calcext:value-type="date">
            <text:p>5.07.2016</text:p>
          </table:table-cell>
          <table:table-cell table:formula="of:=YEAR([.B311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271" calcext:value-type="float">
            <text:p>7271</text:p>
          </table:table-cell>
          <table:table-cell office:value-type="date" office:date-value="2016-07-06" calcext:value-type="date">
            <text:p>6.07.2016</text:p>
          </table:table-cell>
          <table:table-cell table:formula="of:=YEAR([.B311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date" office:date-value="2016-07-07" calcext:value-type="date">
            <text:p>7.07.2016</text:p>
          </table:table-cell>
          <table:table-cell table:formula="of:=YEAR([.B311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date" office:date-value="2016-07-08" calcext:value-type="date">
            <text:p>8.07.2016</text:p>
          </table:table-cell>
          <table:table-cell table:formula="of:=YEAR([.B311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date" office:date-value="2016-07-09" calcext:value-type="date">
            <text:p>9.07.2016</text:p>
          </table:table-cell>
          <table:table-cell table:formula="of:=YEAR([.B311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date" office:date-value="2016-07-10" calcext:value-type="date">
            <text:p>10.07.2016</text:p>
          </table:table-cell>
          <table:table-cell table:formula="of:=YEAR([.B311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date" office:date-value="2016-07-11" calcext:value-type="date">
            <text:p>11.07.2016</text:p>
          </table:table-cell>
          <table:table-cell table:formula="of:=YEAR([.B311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date" office:date-value="2016-07-12" calcext:value-type="date">
            <text:p>12.07.2016</text:p>
          </table:table-cell>
          <table:table-cell table:formula="of:=YEAR([.B311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date" office:date-value="2016-07-13" calcext:value-type="date">
            <text:p>13.07.2016</text:p>
          </table:table-cell>
          <table:table-cell table:formula="of:=YEAR([.B311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date" office:date-value="2016-07-14" calcext:value-type="date">
            <text:p>14.07.2016</text:p>
          </table:table-cell>
          <table:table-cell table:formula="of:=YEAR([.B311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date" office:date-value="2016-07-15" calcext:value-type="date">
            <text:p>15.07.2016</text:p>
          </table:table-cell>
          <table:table-cell table:formula="of:=YEAR([.B312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427" calcext:value-type="float">
            <text:p>8427</text:p>
          </table:table-cell>
          <table:table-cell office:value-type="date" office:date-value="2016-07-16" calcext:value-type="date">
            <text:p>16.07.2016</text:p>
          </table:table-cell>
          <table:table-cell table:formula="of:=YEAR([.B312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date" office:date-value="2016-07-17" calcext:value-type="date">
            <text:p>17.07.2016</text:p>
          </table:table-cell>
          <table:table-cell table:formula="of:=YEAR([.B312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5065" calcext:value-type="float">
            <text:p>5065</text:p>
          </table:table-cell>
          <table:table-cell office:value-type="date" office:date-value="2016-07-18" calcext:value-type="date">
            <text:p>18.07.2016</text:p>
          </table:table-cell>
          <table:table-cell table:formula="of:=YEAR([.B312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date" office:date-value="2016-07-19" calcext:value-type="date">
            <text:p>19.07.2016</text:p>
          </table:table-cell>
          <table:table-cell table:formula="of:=YEAR([.B312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854" calcext:value-type="float">
            <text:p>7854</text:p>
          </table:table-cell>
          <table:table-cell office:value-type="date" office:date-value="2016-07-20" calcext:value-type="date">
            <text:p>20.07.2016</text:p>
          </table:table-cell>
          <table:table-cell table:formula="of:=YEAR([.B312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date" office:date-value="2016-07-21" calcext:value-type="date">
            <text:p>21.07.2016</text:p>
          </table:table-cell>
          <table:table-cell table:formula="of:=YEAR([.B312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date" office:date-value="2016-07-22" calcext:value-type="date">
            <text:p>22.07.2016</text:p>
          </table:table-cell>
          <table:table-cell table:formula="of:=YEAR([.B312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date" office:date-value="2016-07-23" calcext:value-type="date">
            <text:p>23.07.2016</text:p>
          </table:table-cell>
          <table:table-cell table:formula="of:=YEAR([.B312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9177" calcext:value-type="float">
            <text:p>9177</text:p>
          </table:table-cell>
          <table:table-cell office:value-type="date" office:date-value="2016-07-24" calcext:value-type="date">
            <text:p>24.07.2016</text:p>
          </table:table-cell>
          <table:table-cell table:formula="of:=YEAR([.B312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438" calcext:value-type="float">
            <text:p>8438</text:p>
          </table:table-cell>
          <table:table-cell office:value-type="date" office:date-value="2016-07-25" calcext:value-type="date">
            <text:p>25.07.2016</text:p>
          </table:table-cell>
          <table:table-cell table:formula="of:=YEAR([.B313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date" office:date-value="2016-07-26" calcext:value-type="date">
            <text:p>26.07.2016</text:p>
          </table:table-cell>
          <table:table-cell table:formula="of:=YEAR([.B313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date" office:date-value="2016-07-27" calcext:value-type="date">
            <text:p>27.07.2016</text:p>
          </table:table-cell>
          <table:table-cell table:formula="of:=YEAR([.B313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5984" calcext:value-type="float">
            <text:p>5984</text:p>
          </table:table-cell>
          <table:table-cell office:value-type="date" office:date-value="2016-07-28" calcext:value-type="date">
            <text:p>28.07.2016</text:p>
          </table:table-cell>
          <table:table-cell table:formula="of:=YEAR([.B313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823" calcext:value-type="float">
            <text:p>6823</text:p>
          </table:table-cell>
          <table:table-cell office:value-type="date" office:date-value="2016-07-29" calcext:value-type="date">
            <text:p>29.07.2016</text:p>
          </table:table-cell>
          <table:table-cell table:formula="of:=YEAR([.B313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978" calcext:value-type="float">
            <text:p>4978</text:p>
          </table:table-cell>
          <table:table-cell office:value-type="date" office:date-value="2016-07-30" calcext:value-type="date">
            <text:p>30.07.2016</text:p>
          </table:table-cell>
          <table:table-cell table:formula="of:=YEAR([.B313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192" calcext:value-type="float">
            <text:p>6192</text:p>
          </table:table-cell>
          <table:table-cell office:value-type="date" office:date-value="2016-07-31" calcext:value-type="date">
            <text:p>31.07.2016</text:p>
          </table:table-cell>
          <table:table-cell table:formula="of:=YEAR([.B313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date" office:date-value="2016-08-01" calcext:value-type="date">
            <text:p>1.08.2016</text:p>
          </table:table-cell>
          <table:table-cell table:formula="of:=YEAR([.B313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date" office:date-value="2016-08-02" calcext:value-type="date">
            <text:p>2.08.2016</text:p>
          </table:table-cell>
          <table:table-cell table:formula="of:=YEAR([.B313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date" office:date-value="2016-08-03" calcext:value-type="date">
            <text:p>3.08.2016</text:p>
          </table:table-cell>
          <table:table-cell table:formula="of:=YEAR([.B313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188" calcext:value-type="float">
            <text:p>7188</text:p>
          </table:table-cell>
          <table:table-cell office:value-type="date" office:date-value="2016-08-04" calcext:value-type="date">
            <text:p>4.08.2016</text:p>
          </table:table-cell>
          <table:table-cell table:formula="of:=YEAR([.B314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date" office:date-value="2016-08-05" calcext:value-type="date">
            <text:p>5.08.2016</text:p>
          </table:table-cell>
          <table:table-cell table:formula="of:=YEAR([.B314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date" office:date-value="2016-08-06" calcext:value-type="date">
            <text:p>6.08.2016</text:p>
          </table:table-cell>
          <table:table-cell table:formula="of:=YEAR([.B314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date" office:date-value="2016-08-07" calcext:value-type="date">
            <text:p>7.08.2016</text:p>
          </table:table-cell>
          <table:table-cell table:formula="of:=YEAR([.B314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date" office:date-value="2016-08-08" calcext:value-type="date">
            <text:p>8.08.2016</text:p>
          </table:table-cell>
          <table:table-cell table:formula="of:=YEAR([.B314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775" calcext:value-type="float">
            <text:p>7775</text:p>
          </table:table-cell>
          <table:table-cell office:value-type="date" office:date-value="2016-08-09" calcext:value-type="date">
            <text:p>9.08.2016</text:p>
          </table:table-cell>
          <table:table-cell table:formula="of:=YEAR([.B314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date" office:date-value="2016-08-10" calcext:value-type="date">
            <text:p>10.08.2016</text:p>
          </table:table-cell>
          <table:table-cell table:formula="of:=YEAR([.B314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374" calcext:value-type="float">
            <text:p>8374</text:p>
          </table:table-cell>
          <table:table-cell office:value-type="date" office:date-value="2016-08-11" calcext:value-type="date">
            <text:p>11.08.2016</text:p>
          </table:table-cell>
          <table:table-cell table:formula="of:=YEAR([.B314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5938" calcext:value-type="float">
            <text:p>5938</text:p>
          </table:table-cell>
          <table:table-cell office:value-type="date" office:date-value="2016-08-12" calcext:value-type="date">
            <text:p>12.08.2016</text:p>
          </table:table-cell>
          <table:table-cell table:formula="of:=YEAR([.B314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date" office:date-value="2016-08-13" calcext:value-type="date">
            <text:p>13.08.2016</text:p>
          </table:table-cell>
          <table:table-cell table:formula="of:=YEAR([.B314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456" calcext:value-type="float">
            <text:p>7456</text:p>
          </table:table-cell>
          <table:table-cell office:value-type="date" office:date-value="2016-08-14" calcext:value-type="date">
            <text:p>14.08.2016</text:p>
          </table:table-cell>
          <table:table-cell table:formula="of:=YEAR([.B315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171" calcext:value-type="float">
            <text:p>8171</text:p>
          </table:table-cell>
          <table:table-cell office:value-type="date" office:date-value="2016-08-15" calcext:value-type="date">
            <text:p>15.08.2016</text:p>
          </table:table-cell>
          <table:table-cell table:formula="of:=YEAR([.B315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095" calcext:value-type="float">
            <text:p>8095</text:p>
          </table:table-cell>
          <table:table-cell office:value-type="date" office:date-value="2016-08-16" calcext:value-type="date">
            <text:p>16.08.2016</text:p>
          </table:table-cell>
          <table:table-cell table:formula="of:=YEAR([.B315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date" office:date-value="2016-08-17" calcext:value-type="date">
            <text:p>17.08.2016</text:p>
          </table:table-cell>
          <table:table-cell table:formula="of:=YEAR([.B315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237" calcext:value-type="float">
            <text:p>7237</text:p>
          </table:table-cell>
          <table:table-cell office:value-type="date" office:date-value="2016-08-18" calcext:value-type="date">
            <text:p>18.08.2016</text:p>
          </table:table-cell>
          <table:table-cell table:formula="of:=YEAR([.B315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date" office:date-value="2016-08-19" calcext:value-type="date">
            <text:p>19.08.2016</text:p>
          </table:table-cell>
          <table:table-cell table:formula="of:=YEAR([.B315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413" calcext:value-type="float">
            <text:p>7413</text:p>
          </table:table-cell>
          <table:table-cell office:value-type="date" office:date-value="2016-08-20" calcext:value-type="date">
            <text:p>20.08.2016</text:p>
          </table:table-cell>
          <table:table-cell table:formula="of:=YEAR([.B315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5129" calcext:value-type="float">
            <text:p>5129</text:p>
          </table:table-cell>
          <table:table-cell office:value-type="date" office:date-value="2016-08-21" calcext:value-type="date">
            <text:p>21.08.2016</text:p>
          </table:table-cell>
          <table:table-cell table:formula="of:=YEAR([.B315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120" calcext:value-type="float">
            <text:p>8120</text:p>
          </table:table-cell>
          <table:table-cell office:value-type="date" office:date-value="2016-08-22" calcext:value-type="date">
            <text:p>22.08.2016</text:p>
          </table:table-cell>
          <table:table-cell table:formula="of:=YEAR([.B315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date" office:date-value="2016-08-23" calcext:value-type="date">
            <text:p>23.08.2016</text:p>
          </table:table-cell>
          <table:table-cell table:formula="of:=YEAR([.B315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date" office:date-value="2016-08-24" calcext:value-type="date">
            <text:p>24.08.2016</text:p>
          </table:table-cell>
          <table:table-cell table:formula="of:=YEAR([.B316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date" office:date-value="2016-08-25" calcext:value-type="date">
            <text:p>25.08.2016</text:p>
          </table:table-cell>
          <table:table-cell table:formula="of:=YEAR([.B316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5936" calcext:value-type="float">
            <text:p>5936</text:p>
          </table:table-cell>
          <table:table-cell office:value-type="date" office:date-value="2016-08-26" calcext:value-type="date">
            <text:p>26.08.2016</text:p>
          </table:table-cell>
          <table:table-cell table:formula="of:=YEAR([.B316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997" calcext:value-type="float">
            <text:p>7997</text:p>
          </table:table-cell>
          <table:table-cell office:value-type="date" office:date-value="2016-08-27" calcext:value-type="date">
            <text:p>27.08.2016</text:p>
          </table:table-cell>
          <table:table-cell table:formula="of:=YEAR([.B316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5438" calcext:value-type="float">
            <text:p>5438</text:p>
          </table:table-cell>
          <table:table-cell office:value-type="date" office:date-value="2016-08-28" calcext:value-type="date">
            <text:p>28.08.2016</text:p>
          </table:table-cell>
          <table:table-cell table:formula="of:=YEAR([.B316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198" calcext:value-type="float">
            <text:p>7198</text:p>
          </table:table-cell>
          <table:table-cell office:value-type="date" office:date-value="2016-08-29" calcext:value-type="date">
            <text:p>29.08.2016</text:p>
          </table:table-cell>
          <table:table-cell table:formula="of:=YEAR([.B316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date" office:date-value="2016-08-30" calcext:value-type="date">
            <text:p>30.08.2016</text:p>
          </table:table-cell>
          <table:table-cell table:formula="of:=YEAR([.B316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date" office:date-value="2016-08-31" calcext:value-type="date">
            <text:p>31.08.2016</text:p>
          </table:table-cell>
          <table:table-cell table:formula="of:=YEAR([.B316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670" calcext:value-type="float">
            <text:p>7670</text:p>
          </table:table-cell>
          <table:table-cell office:value-type="date" office:date-value="2016-09-01" calcext:value-type="date">
            <text:p>1.09.2016</text:p>
          </table:table-cell>
          <table:table-cell table:formula="of:=YEAR([.B316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date" office:date-value="2016-09-02" calcext:value-type="date">
            <text:p>2.09.2016</text:p>
          </table:table-cell>
          <table:table-cell table:formula="of:=YEAR([.B316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date" office:date-value="2016-09-03" calcext:value-type="date">
            <text:p>3.09.2016</text:p>
          </table:table-cell>
          <table:table-cell table:formula="of:=YEAR([.B317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date" office:date-value="2016-09-04" calcext:value-type="date">
            <text:p>4.09.2016</text:p>
          </table:table-cell>
          <table:table-cell table:formula="of:=YEAR([.B317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5309" calcext:value-type="float">
            <text:p>5309</text:p>
          </table:table-cell>
          <table:table-cell office:value-type="date" office:date-value="2016-09-05" calcext:value-type="date">
            <text:p>5.09.2016</text:p>
          </table:table-cell>
          <table:table-cell table:formula="of:=YEAR([.B317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665" calcext:value-type="float">
            <text:p>7665</text:p>
          </table:table-cell>
          <table:table-cell office:value-type="date" office:date-value="2016-09-06" calcext:value-type="date">
            <text:p>6.09.2016</text:p>
          </table:table-cell>
          <table:table-cell table:formula="of:=YEAR([.B317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date" office:date-value="2016-09-07" calcext:value-type="date">
            <text:p>7.09.2016</text:p>
          </table:table-cell>
          <table:table-cell table:formula="of:=YEAR([.B317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date" office:date-value="2016-09-08" calcext:value-type="date">
            <text:p>8.09.2016</text:p>
          </table:table-cell>
          <table:table-cell table:formula="of:=YEAR([.B317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699" calcext:value-type="float">
            <text:p>6699</text:p>
          </table:table-cell>
          <table:table-cell office:value-type="date" office:date-value="2016-09-09" calcext:value-type="date">
            <text:p>9.09.2016</text:p>
          </table:table-cell>
          <table:table-cell table:formula="of:=YEAR([.B317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841" calcext:value-type="float">
            <text:p>6841</text:p>
          </table:table-cell>
          <table:table-cell office:value-type="date" office:date-value="2016-09-10" calcext:value-type="date">
            <text:p>10.09.2016</text:p>
          </table:table-cell>
          <table:table-cell table:formula="of:=YEAR([.B317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9275" calcext:value-type="float">
            <text:p>9275</text:p>
          </table:table-cell>
          <table:table-cell office:value-type="date" office:date-value="2016-09-11" calcext:value-type="date">
            <text:p>11.09.2016</text:p>
          </table:table-cell>
          <table:table-cell table:formula="of:=YEAR([.B317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407" calcext:value-type="float">
            <text:p>8407</text:p>
          </table:table-cell>
          <table:table-cell office:value-type="date" office:date-value="2016-09-12" calcext:value-type="date">
            <text:p>12.09.2016</text:p>
          </table:table-cell>
          <table:table-cell table:formula="of:=YEAR([.B317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1662" calcext:value-type="float">
            <text:p>11662</text:p>
          </table:table-cell>
          <table:table-cell office:value-type="date" office:date-value="2016-09-13" calcext:value-type="date">
            <text:p>13.09.2016</text:p>
          </table:table-cell>
          <table:table-cell table:formula="of:=YEAR([.B318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5584" calcext:value-type="float">
            <text:p>15584</text:p>
          </table:table-cell>
          <table:table-cell office:value-type="date" office:date-value="2016-09-14" calcext:value-type="date">
            <text:p>14.09.2016</text:p>
          </table:table-cell>
          <table:table-cell table:formula="of:=YEAR([.B318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22749" calcext:value-type="float">
            <text:p>22749</text:p>
          </table:table-cell>
          <table:table-cell office:value-type="date" office:date-value="2016-09-15" calcext:value-type="date">
            <text:p>15.09.2016</text:p>
          </table:table-cell>
          <table:table-cell table:formula="of:=YEAR([.B318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28263" calcext:value-type="float">
            <text:p>28263</text:p>
          </table:table-cell>
          <table:table-cell office:value-type="date" office:date-value="2016-09-16" calcext:value-type="date">
            <text:p>16.09.2016</text:p>
          </table:table-cell>
          <table:table-cell table:formula="of:=YEAR([.B318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37998" calcext:value-type="float">
            <text:p>37998</text:p>
          </table:table-cell>
          <table:table-cell office:value-type="date" office:date-value="2016-09-17" calcext:value-type="date">
            <text:p>17.09.2016</text:p>
          </table:table-cell>
          <table:table-cell table:formula="of:=YEAR([.B318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1338" calcext:value-type="float">
            <text:p>41338</text:p>
          </table:table-cell>
          <table:table-cell office:value-type="date" office:date-value="2016-09-18" calcext:value-type="date">
            <text:p>18.09.2016</text:p>
          </table:table-cell>
          <table:table-cell table:formula="of:=YEAR([.B318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1905" calcext:value-type="float">
            <text:p>41905</text:p>
          </table:table-cell>
          <table:table-cell office:value-type="date" office:date-value="2016-09-19" calcext:value-type="date">
            <text:p>19.09.2016</text:p>
          </table:table-cell>
          <table:table-cell table:formula="of:=YEAR([.B318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39330" calcext:value-type="float">
            <text:p>39330</text:p>
          </table:table-cell>
          <table:table-cell office:value-type="date" office:date-value="2016-09-20" calcext:value-type="date">
            <text:p>20.09.2016</text:p>
          </table:table-cell>
          <table:table-cell table:formula="of:=YEAR([.B318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30983" calcext:value-type="float">
            <text:p>30983</text:p>
          </table:table-cell>
          <table:table-cell office:value-type="date" office:date-value="2016-09-21" calcext:value-type="date">
            <text:p>21.09.2016</text:p>
          </table:table-cell>
          <table:table-cell table:formula="of:=YEAR([.B318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22790" calcext:value-type="float">
            <text:p>22790</text:p>
          </table:table-cell>
          <table:table-cell office:value-type="date" office:date-value="2016-09-22" calcext:value-type="date">
            <text:p>22.09.2016</text:p>
          </table:table-cell>
          <table:table-cell table:formula="of:=YEAR([.B318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4368" calcext:value-type="float">
            <text:p>14368</text:p>
          </table:table-cell>
          <table:table-cell office:value-type="date" office:date-value="2016-09-23" calcext:value-type="date">
            <text:p>23.09.2016</text:p>
          </table:table-cell>
          <table:table-cell table:formula="of:=YEAR([.B319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0335" calcext:value-type="float">
            <text:p>10335</text:p>
          </table:table-cell>
          <table:table-cell office:value-type="date" office:date-value="2016-09-24" calcext:value-type="date">
            <text:p>24.09.2016</text:p>
          </table:table-cell>
          <table:table-cell table:formula="of:=YEAR([.B319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874" calcext:value-type="float">
            <text:p>7874</text:p>
          </table:table-cell>
          <table:table-cell office:value-type="date" office:date-value="2016-09-25" calcext:value-type="date">
            <text:p>25.09.2016</text:p>
          </table:table-cell>
          <table:table-cell table:formula="of:=YEAR([.B319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date" office:date-value="2016-09-26" calcext:value-type="date">
            <text:p>26.09.2016</text:p>
          </table:table-cell>
          <table:table-cell table:formula="of:=YEAR([.B319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914" calcext:value-type="float">
            <text:p>6914</text:p>
          </table:table-cell>
          <table:table-cell office:value-type="date" office:date-value="2016-09-27" calcext:value-type="date">
            <text:p>27.09.2016</text:p>
          </table:table-cell>
          <table:table-cell table:formula="of:=YEAR([.B319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date" office:date-value="2016-09-28" calcext:value-type="date">
            <text:p>28.09.2016</text:p>
          </table:table-cell>
          <table:table-cell table:formula="of:=YEAR([.B319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9166" calcext:value-type="float">
            <text:p>9166</text:p>
          </table:table-cell>
          <table:table-cell office:value-type="date" office:date-value="2016-09-29" calcext:value-type="date">
            <text:p>29.09.2016</text:p>
          </table:table-cell>
          <table:table-cell table:formula="of:=YEAR([.B319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9608" calcext:value-type="float">
            <text:p>9608</text:p>
          </table:table-cell>
          <table:table-cell office:value-type="date" office:date-value="2016-09-30" calcext:value-type="date">
            <text:p>30.09.2016</text:p>
          </table:table-cell>
          <table:table-cell table:formula="of:=YEAR([.B319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990" calcext:value-type="float">
            <text:p>6990</text:p>
          </table:table-cell>
          <table:table-cell office:value-type="date" office:date-value="2016-10-01" calcext:value-type="date">
            <text:p>1.10.2016</text:p>
          </table:table-cell>
          <table:table-cell table:formula="of:=YEAR([.B319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9663" calcext:value-type="float">
            <text:p>9663</text:p>
          </table:table-cell>
          <table:table-cell office:value-type="date" office:date-value="2016-10-02" calcext:value-type="date">
            <text:p>2.10.2016</text:p>
          </table:table-cell>
          <table:table-cell table:formula="of:=YEAR([.B319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018" calcext:value-type="float">
            <text:p>8018</text:p>
          </table:table-cell>
          <table:table-cell office:value-type="date" office:date-value="2016-10-03" calcext:value-type="date">
            <text:p>3.10.2016</text:p>
          </table:table-cell>
          <table:table-cell table:formula="of:=YEAR([.B320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782" calcext:value-type="float">
            <text:p>6782</text:p>
          </table:table-cell>
          <table:table-cell office:value-type="date" office:date-value="2016-10-04" calcext:value-type="date">
            <text:p>4.10.2016</text:p>
          </table:table-cell>
          <table:table-cell table:formula="of:=YEAR([.B320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869" calcext:value-type="float">
            <text:p>8869</text:p>
          </table:table-cell>
          <table:table-cell office:value-type="date" office:date-value="2016-10-05" calcext:value-type="date">
            <text:p>5.10.2016</text:p>
          </table:table-cell>
          <table:table-cell table:formula="of:=YEAR([.B320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9805" calcext:value-type="float">
            <text:p>9805</text:p>
          </table:table-cell>
          <table:table-cell office:value-type="date" office:date-value="2016-10-06" calcext:value-type="date">
            <text:p>6.10.2016</text:p>
          </table:table-cell>
          <table:table-cell table:formula="of:=YEAR([.B320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9033" calcext:value-type="float">
            <text:p>9033</text:p>
          </table:table-cell>
          <table:table-cell office:value-type="date" office:date-value="2016-10-07" calcext:value-type="date">
            <text:p>7.10.2016</text:p>
          </table:table-cell>
          <table:table-cell table:formula="of:=YEAR([.B320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date" office:date-value="2016-10-08" calcext:value-type="date">
            <text:p>8.10.2016</text:p>
          </table:table-cell>
          <table:table-cell table:formula="of:=YEAR([.B320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636" calcext:value-type="float">
            <text:p>6636</text:p>
          </table:table-cell>
          <table:table-cell office:value-type="date" office:date-value="2016-10-09" calcext:value-type="date">
            <text:p>9.10.2016</text:p>
          </table:table-cell>
          <table:table-cell table:formula="of:=YEAR([.B320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098" calcext:value-type="float">
            <text:p>6098</text:p>
          </table:table-cell>
          <table:table-cell office:value-type="date" office:date-value="2016-10-10" calcext:value-type="date">
            <text:p>10.10.2016</text:p>
          </table:table-cell>
          <table:table-cell table:formula="of:=YEAR([.B320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579" calcext:value-type="float">
            <text:p>7579</text:p>
          </table:table-cell>
          <table:table-cell office:value-type="date" office:date-value="2016-10-11" calcext:value-type="date">
            <text:p>11.10.2016</text:p>
          </table:table-cell>
          <table:table-cell table:formula="of:=YEAR([.B320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879" calcext:value-type="float">
            <text:p>8879</text:p>
          </table:table-cell>
          <table:table-cell office:value-type="date" office:date-value="2016-10-12" calcext:value-type="date">
            <text:p>12.10.2016</text:p>
          </table:table-cell>
          <table:table-cell table:formula="of:=YEAR([.B320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9581" calcext:value-type="float">
            <text:p>9581</text:p>
          </table:table-cell>
          <table:table-cell office:value-type="date" office:date-value="2016-10-13" calcext:value-type="date">
            <text:p>13.10.2016</text:p>
          </table:table-cell>
          <table:table-cell table:formula="of:=YEAR([.B321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145" calcext:value-type="float">
            <text:p>8145</text:p>
          </table:table-cell>
          <table:table-cell office:value-type="date" office:date-value="2016-10-14" calcext:value-type="date">
            <text:p>14.10.2016</text:p>
          </table:table-cell>
          <table:table-cell table:formula="of:=YEAR([.B321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date" office:date-value="2016-10-15" calcext:value-type="date">
            <text:p>15.10.2016</text:p>
          </table:table-cell>
          <table:table-cell table:formula="of:=YEAR([.B321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9194" calcext:value-type="float">
            <text:p>9194</text:p>
          </table:table-cell>
          <table:table-cell office:value-type="date" office:date-value="2016-10-16" calcext:value-type="date">
            <text:p>16.10.2016</text:p>
          </table:table-cell>
          <table:table-cell table:formula="of:=YEAR([.B321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1935" calcext:value-type="float">
            <text:p>11935</text:p>
          </table:table-cell>
          <table:table-cell office:value-type="date" office:date-value="2016-10-17" calcext:value-type="date">
            <text:p>17.10.2016</text:p>
          </table:table-cell>
          <table:table-cell table:formula="of:=YEAR([.B321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0685" calcext:value-type="float">
            <text:p>10685</text:p>
          </table:table-cell>
          <table:table-cell office:value-type="date" office:date-value="2016-10-18" calcext:value-type="date">
            <text:p>18.10.2016</text:p>
          </table:table-cell>
          <table:table-cell table:formula="of:=YEAR([.B321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688" calcext:value-type="float">
            <text:p>8688</text:p>
          </table:table-cell>
          <table:table-cell office:value-type="date" office:date-value="2016-10-19" calcext:value-type="date">
            <text:p>19.10.2016</text:p>
          </table:table-cell>
          <table:table-cell table:formula="of:=YEAR([.B321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2623" calcext:value-type="float">
            <text:p>12623</text:p>
          </table:table-cell>
          <table:table-cell office:value-type="date" office:date-value="2016-10-20" calcext:value-type="date">
            <text:p>20.10.2016</text:p>
          </table:table-cell>
          <table:table-cell table:formula="of:=YEAR([.B321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2955" calcext:value-type="float">
            <text:p>12955</text:p>
          </table:table-cell>
          <table:table-cell office:value-type="date" office:date-value="2016-10-21" calcext:value-type="date">
            <text:p>21.10.2016</text:p>
          </table:table-cell>
          <table:table-cell table:formula="of:=YEAR([.B321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0843" calcext:value-type="float">
            <text:p>10843</text:p>
          </table:table-cell>
          <table:table-cell office:value-type="date" office:date-value="2016-10-22" calcext:value-type="date">
            <text:p>22.10.2016</text:p>
          </table:table-cell>
          <table:table-cell table:formula="of:=YEAR([.B321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1031" calcext:value-type="float">
            <text:p>11031</text:p>
          </table:table-cell>
          <table:table-cell office:value-type="date" office:date-value="2016-10-23" calcext:value-type="date">
            <text:p>23.10.2016</text:p>
          </table:table-cell>
          <table:table-cell table:formula="of:=YEAR([.B322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2813" calcext:value-type="float">
            <text:p>12813</text:p>
          </table:table-cell>
          <table:table-cell office:value-type="date" office:date-value="2016-10-24" calcext:value-type="date">
            <text:p>24.10.2016</text:p>
          </table:table-cell>
          <table:table-cell table:formula="of:=YEAR([.B322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0358" calcext:value-type="float">
            <text:p>10358</text:p>
          </table:table-cell>
          <table:table-cell office:value-type="date" office:date-value="2016-10-25" calcext:value-type="date">
            <text:p>25.10.2016</text:p>
          </table:table-cell>
          <table:table-cell table:formula="of:=YEAR([.B322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1285" calcext:value-type="float">
            <text:p>11285</text:p>
          </table:table-cell>
          <table:table-cell office:value-type="date" office:date-value="2016-10-26" calcext:value-type="date">
            <text:p>26.10.2016</text:p>
          </table:table-cell>
          <table:table-cell table:formula="of:=YEAR([.B322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2171" calcext:value-type="float">
            <text:p>12171</text:p>
          </table:table-cell>
          <table:table-cell office:value-type="date" office:date-value="2016-10-27" calcext:value-type="date">
            <text:p>27.10.2016</text:p>
          </table:table-cell>
          <table:table-cell table:formula="of:=YEAR([.B322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0472" calcext:value-type="float">
            <text:p>10472</text:p>
          </table:table-cell>
          <table:table-cell office:value-type="date" office:date-value="2016-10-28" calcext:value-type="date">
            <text:p>28.10.2016</text:p>
          </table:table-cell>
          <table:table-cell table:formula="of:=YEAR([.B322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9097" calcext:value-type="float">
            <text:p>9097</text:p>
          </table:table-cell>
          <table:table-cell office:value-type="date" office:date-value="2016-10-29" calcext:value-type="date">
            <text:p>29.10.2016</text:p>
          </table:table-cell>
          <table:table-cell table:formula="of:=YEAR([.B322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0383" calcext:value-type="float">
            <text:p>10383</text:p>
          </table:table-cell>
          <table:table-cell office:value-type="date" office:date-value="2016-10-30" calcext:value-type="date">
            <text:p>30.10.2016</text:p>
          </table:table-cell>
          <table:table-cell table:formula="of:=YEAR([.B322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4026" calcext:value-type="float">
            <text:p>14026</text:p>
          </table:table-cell>
          <table:table-cell office:value-type="date" office:date-value="2016-10-31" calcext:value-type="date">
            <text:p>31.10.2016</text:p>
          </table:table-cell>
          <table:table-cell table:formula="of:=YEAR([.B322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4028" calcext:value-type="float">
            <text:p>14028</text:p>
          </table:table-cell>
          <table:table-cell office:value-type="date" office:date-value="2016-11-01" calcext:value-type="date">
            <text:p>1.11.2016</text:p>
          </table:table-cell>
          <table:table-cell table:formula="of:=YEAR([.B322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1855" calcext:value-type="float">
            <text:p>11855</text:p>
          </table:table-cell>
          <table:table-cell office:value-type="date" office:date-value="2016-11-02" calcext:value-type="date">
            <text:p>2.11.2016</text:p>
          </table:table-cell>
          <table:table-cell table:formula="of:=YEAR([.B323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2531" calcext:value-type="float">
            <text:p>12531</text:p>
          </table:table-cell>
          <table:table-cell office:value-type="date" office:date-value="2016-11-03" calcext:value-type="date">
            <text:p>3.11.2016</text:p>
          </table:table-cell>
          <table:table-cell table:formula="of:=YEAR([.B323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2355" calcext:value-type="float">
            <text:p>12355</text:p>
          </table:table-cell>
          <table:table-cell office:value-type="date" office:date-value="2016-11-04" calcext:value-type="date">
            <text:p>4.11.2016</text:p>
          </table:table-cell>
          <table:table-cell table:formula="of:=YEAR([.B323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3932" calcext:value-type="float">
            <text:p>13932</text:p>
          </table:table-cell>
          <table:table-cell office:value-type="date" office:date-value="2016-11-05" calcext:value-type="date">
            <text:p>5.11.2016</text:p>
          </table:table-cell>
          <table:table-cell table:formula="of:=YEAR([.B323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4412" calcext:value-type="float">
            <text:p>14412</text:p>
          </table:table-cell>
          <table:table-cell office:value-type="date" office:date-value="2016-11-06" calcext:value-type="date">
            <text:p>6.11.2016</text:p>
          </table:table-cell>
          <table:table-cell table:formula="of:=YEAR([.B323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0172" calcext:value-type="float">
            <text:p>10172</text:p>
          </table:table-cell>
          <table:table-cell office:value-type="date" office:date-value="2016-11-07" calcext:value-type="date">
            <text:p>7.11.2016</text:p>
          </table:table-cell>
          <table:table-cell table:formula="of:=YEAR([.B323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2030" calcext:value-type="float">
            <text:p>12030</text:p>
          </table:table-cell>
          <table:table-cell office:value-type="date" office:date-value="2016-11-08" calcext:value-type="date">
            <text:p>8.11.2016</text:p>
          </table:table-cell>
          <table:table-cell table:formula="of:=YEAR([.B323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2721" calcext:value-type="float">
            <text:p>12721</text:p>
          </table:table-cell>
          <table:table-cell office:value-type="date" office:date-value="2016-11-09" calcext:value-type="date">
            <text:p>9.11.2016</text:p>
          </table:table-cell>
          <table:table-cell table:formula="of:=YEAR([.B323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3898" calcext:value-type="float">
            <text:p>13898</text:p>
          </table:table-cell>
          <table:table-cell office:value-type="date" office:date-value="2016-11-10" calcext:value-type="date">
            <text:p>10.11.2016</text:p>
          </table:table-cell>
          <table:table-cell table:formula="of:=YEAR([.B323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2018" calcext:value-type="float">
            <text:p>12018</text:p>
          </table:table-cell>
          <table:table-cell office:value-type="date" office:date-value="2016-11-11" calcext:value-type="date">
            <text:p>11.11.2016</text:p>
          </table:table-cell>
          <table:table-cell table:formula="of:=YEAR([.B323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5981" calcext:value-type="float">
            <text:p>15981</text:p>
          </table:table-cell>
          <table:table-cell office:value-type="date" office:date-value="2016-11-12" calcext:value-type="date">
            <text:p>12.11.2016</text:p>
          </table:table-cell>
          <table:table-cell table:formula="of:=YEAR([.B324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4270" calcext:value-type="float">
            <text:p>14270</text:p>
          </table:table-cell>
          <table:table-cell office:value-type="date" office:date-value="2016-11-13" calcext:value-type="date">
            <text:p>13.11.2016</text:p>
          </table:table-cell>
          <table:table-cell table:formula="of:=YEAR([.B324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0620" calcext:value-type="float">
            <text:p>10620</text:p>
          </table:table-cell>
          <table:table-cell office:value-type="date" office:date-value="2016-11-14" calcext:value-type="date">
            <text:p>14.11.2016</text:p>
          </table:table-cell>
          <table:table-cell table:formula="of:=YEAR([.B324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1072" calcext:value-type="float">
            <text:p>11072</text:p>
          </table:table-cell>
          <table:table-cell office:value-type="date" office:date-value="2016-11-15" calcext:value-type="date">
            <text:p>15.11.2016</text:p>
          </table:table-cell>
          <table:table-cell table:formula="of:=YEAR([.B324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4267" calcext:value-type="float">
            <text:p>14267</text:p>
          </table:table-cell>
          <table:table-cell office:value-type="date" office:date-value="2016-11-16" calcext:value-type="date">
            <text:p>16.11.2016</text:p>
          </table:table-cell>
          <table:table-cell table:formula="of:=YEAR([.B324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4165" calcext:value-type="float">
            <text:p>14165</text:p>
          </table:table-cell>
          <table:table-cell office:value-type="date" office:date-value="2016-11-17" calcext:value-type="date">
            <text:p>17.11.2016</text:p>
          </table:table-cell>
          <table:table-cell table:formula="of:=YEAR([.B324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date" office:date-value="2016-11-18" calcext:value-type="date">
            <text:p>18.11.2016</text:p>
          </table:table-cell>
          <table:table-cell table:formula="of:=YEAR([.B324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2720" calcext:value-type="float">
            <text:p>12720</text:p>
          </table:table-cell>
          <table:table-cell office:value-type="date" office:date-value="2016-11-19" calcext:value-type="date">
            <text:p>19.11.2016</text:p>
          </table:table-cell>
          <table:table-cell table:formula="of:=YEAR([.B324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5320" calcext:value-type="float">
            <text:p>15320</text:p>
          </table:table-cell>
          <table:table-cell office:value-type="date" office:date-value="2016-11-20" calcext:value-type="date">
            <text:p>20.11.2016</text:p>
          </table:table-cell>
          <table:table-cell table:formula="of:=YEAR([.B324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2304" calcext:value-type="float">
            <text:p>12304</text:p>
          </table:table-cell>
          <table:table-cell office:value-type="date" office:date-value="2016-11-21" calcext:value-type="date">
            <text:p>21.11.2016</text:p>
          </table:table-cell>
          <table:table-cell table:formula="of:=YEAR([.B324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3415" calcext:value-type="float">
            <text:p>13415</text:p>
          </table:table-cell>
          <table:table-cell office:value-type="date" office:date-value="2016-11-22" calcext:value-type="date">
            <text:p>22.11.2016</text:p>
          </table:table-cell>
          <table:table-cell table:formula="of:=YEAR([.B325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1525" calcext:value-type="float">
            <text:p>11525</text:p>
          </table:table-cell>
          <table:table-cell office:value-type="date" office:date-value="2016-11-23" calcext:value-type="date">
            <text:p>23.11.2016</text:p>
          </table:table-cell>
          <table:table-cell table:formula="of:=YEAR([.B325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3958" calcext:value-type="float">
            <text:p>13958</text:p>
          </table:table-cell>
          <table:table-cell office:value-type="date" office:date-value="2016-11-24" calcext:value-type="date">
            <text:p>24.11.2016</text:p>
          </table:table-cell>
          <table:table-cell table:formula="of:=YEAR([.B325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5015" calcext:value-type="float">
            <text:p>15015</text:p>
          </table:table-cell>
          <table:table-cell office:value-type="date" office:date-value="2016-11-25" calcext:value-type="date">
            <text:p>25.11.2016</text:p>
          </table:table-cell>
          <table:table-cell table:formula="of:=YEAR([.B325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1625" calcext:value-type="float">
            <text:p>11625</text:p>
          </table:table-cell>
          <table:table-cell office:value-type="date" office:date-value="2016-11-26" calcext:value-type="date">
            <text:p>26.11.2016</text:p>
          </table:table-cell>
          <table:table-cell table:formula="of:=YEAR([.B325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4270" calcext:value-type="float">
            <text:p>14270</text:p>
          </table:table-cell>
          <table:table-cell office:value-type="date" office:date-value="2016-11-27" calcext:value-type="date">
            <text:p>27.11.2016</text:p>
          </table:table-cell>
          <table:table-cell table:formula="of:=YEAR([.B325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0979" calcext:value-type="float">
            <text:p>10979</text:p>
          </table:table-cell>
          <table:table-cell office:value-type="date" office:date-value="2016-11-28" calcext:value-type="date">
            <text:p>28.11.2016</text:p>
          </table:table-cell>
          <table:table-cell table:formula="of:=YEAR([.B325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9519" calcext:value-type="float">
            <text:p>9519</text:p>
          </table:table-cell>
          <table:table-cell office:value-type="date" office:date-value="2016-11-29" calcext:value-type="date">
            <text:p>29.11.2016</text:p>
          </table:table-cell>
          <table:table-cell table:formula="of:=YEAR([.B325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0484" calcext:value-type="float">
            <text:p>10484</text:p>
          </table:table-cell>
          <table:table-cell office:value-type="date" office:date-value="2016-11-30" calcext:value-type="date">
            <text:p>30.11.2016</text:p>
          </table:table-cell>
          <table:table-cell table:formula="of:=YEAR([.B325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9502" calcext:value-type="float">
            <text:p>9502</text:p>
          </table:table-cell>
          <table:table-cell office:value-type="date" office:date-value="2016-12-01" calcext:value-type="date">
            <text:p>1.12.2016</text:p>
          </table:table-cell>
          <table:table-cell table:formula="of:=YEAR([.B325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1339" calcext:value-type="float">
            <text:p>11339</text:p>
          </table:table-cell>
          <table:table-cell office:value-type="date" office:date-value="2016-12-02" calcext:value-type="date">
            <text:p>2.12.2016</text:p>
          </table:table-cell>
          <table:table-cell table:formula="of:=YEAR([.B326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0751" calcext:value-type="float">
            <text:p>10751</text:p>
          </table:table-cell>
          <table:table-cell office:value-type="date" office:date-value="2016-12-03" calcext:value-type="date">
            <text:p>3.12.2016</text:p>
          </table:table-cell>
          <table:table-cell table:formula="of:=YEAR([.B326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1732" calcext:value-type="float">
            <text:p>11732</text:p>
          </table:table-cell>
          <table:table-cell office:value-type="date" office:date-value="2016-12-04" calcext:value-type="date">
            <text:p>4.12.2016</text:p>
          </table:table-cell>
          <table:table-cell table:formula="of:=YEAR([.B326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1231" calcext:value-type="float">
            <text:p>11231</text:p>
          </table:table-cell>
          <table:table-cell office:value-type="date" office:date-value="2016-12-05" calcext:value-type="date">
            <text:p>5.12.2016</text:p>
          </table:table-cell>
          <table:table-cell table:formula="of:=YEAR([.B326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505" calcext:value-type="float">
            <text:p>8505</text:p>
          </table:table-cell>
          <table:table-cell office:value-type="date" office:date-value="2016-12-06" calcext:value-type="date">
            <text:p>6.12.2016</text:p>
          </table:table-cell>
          <table:table-cell table:formula="of:=YEAR([.B326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1228" calcext:value-type="float">
            <text:p>11228</text:p>
          </table:table-cell>
          <table:table-cell office:value-type="date" office:date-value="2016-12-07" calcext:value-type="date">
            <text:p>7.12.2016</text:p>
          </table:table-cell>
          <table:table-cell table:formula="of:=YEAR([.B326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468" calcext:value-type="float">
            <text:p>8468</text:p>
          </table:table-cell>
          <table:table-cell office:value-type="date" office:date-value="2016-12-08" calcext:value-type="date">
            <text:p>8.12.2016</text:p>
          </table:table-cell>
          <table:table-cell table:formula="of:=YEAR([.B326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736" calcext:value-type="float">
            <text:p>8736</text:p>
          </table:table-cell>
          <table:table-cell office:value-type="date" office:date-value="2016-12-09" calcext:value-type="date">
            <text:p>9.12.2016</text:p>
          </table:table-cell>
          <table:table-cell table:formula="of:=YEAR([.B326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0354" calcext:value-type="float">
            <text:p>10354</text:p>
          </table:table-cell>
          <table:table-cell office:value-type="date" office:date-value="2016-12-10" calcext:value-type="date">
            <text:p>10.12.2016</text:p>
          </table:table-cell>
          <table:table-cell table:formula="of:=YEAR([.B326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date" office:date-value="2016-12-11" calcext:value-type="date">
            <text:p>11.12.2016</text:p>
          </table:table-cell>
          <table:table-cell table:formula="of:=YEAR([.B326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463" calcext:value-type="float">
            <text:p>8463</text:p>
          </table:table-cell>
          <table:table-cell office:value-type="date" office:date-value="2016-12-12" calcext:value-type="date">
            <text:p>12.12.2016</text:p>
          </table:table-cell>
          <table:table-cell table:formula="of:=YEAR([.B327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708" calcext:value-type="float">
            <text:p>6708</text:p>
          </table:table-cell>
          <table:table-cell office:value-type="date" office:date-value="2016-12-13" calcext:value-type="date">
            <text:p>13.12.2016</text:p>
          </table:table-cell>
          <table:table-cell table:formula="of:=YEAR([.B327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372" calcext:value-type="float">
            <text:p>8372</text:p>
          </table:table-cell>
          <table:table-cell office:value-type="date" office:date-value="2016-12-14" calcext:value-type="date">
            <text:p>14.12.2016</text:p>
          </table:table-cell>
          <table:table-cell table:formula="of:=YEAR([.B327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160" calcext:value-type="float">
            <text:p>8160</text:p>
          </table:table-cell>
          <table:table-cell office:value-type="date" office:date-value="2016-12-15" calcext:value-type="date">
            <text:p>15.12.2016</text:p>
          </table:table-cell>
          <table:table-cell table:formula="of:=YEAR([.B327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449" calcext:value-type="float">
            <text:p>7449</text:p>
          </table:table-cell>
          <table:table-cell office:value-type="date" office:date-value="2016-12-16" calcext:value-type="date">
            <text:p>16.12.2016</text:p>
          </table:table-cell>
          <table:table-cell table:formula="of:=YEAR([.B327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date" office:date-value="2016-12-17" calcext:value-type="date">
            <text:p>17.12.2016</text:p>
          </table:table-cell>
          <table:table-cell table:formula="of:=YEAR([.B327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8627" calcext:value-type="float">
            <text:p>8627</text:p>
          </table:table-cell>
          <table:table-cell office:value-type="date" office:date-value="2016-12-18" calcext:value-type="date">
            <text:p>18.12.2016</text:p>
          </table:table-cell>
          <table:table-cell table:formula="of:=YEAR([.B327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11024" calcext:value-type="float">
            <text:p>11024</text:p>
          </table:table-cell>
          <table:table-cell office:value-type="date" office:date-value="2016-12-19" calcext:value-type="date">
            <text:p>19.12.2016</text:p>
          </table:table-cell>
          <table:table-cell table:formula="of:=YEAR([.B327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date" office:date-value="2016-12-20" calcext:value-type="date">
            <text:p>20.12.2016</text:p>
          </table:table-cell>
          <table:table-cell table:formula="of:=YEAR([.B327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228" calcext:value-type="float">
            <text:p>7228</text:p>
          </table:table-cell>
          <table:table-cell office:value-type="date" office:date-value="2016-12-21" calcext:value-type="date">
            <text:p>21.12.2016</text:p>
          </table:table-cell>
          <table:table-cell table:formula="of:=YEAR([.B327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964" calcext:value-type="float">
            <text:p>4964</text:p>
          </table:table-cell>
          <table:table-cell office:value-type="date" office:date-value="2016-12-22" calcext:value-type="date">
            <text:p>22.12.2016</text:p>
          </table:table-cell>
          <table:table-cell table:formula="of:=YEAR([.B3280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7357" calcext:value-type="float">
            <text:p>7357</text:p>
          </table:table-cell>
          <table:table-cell office:value-type="date" office:date-value="2016-12-23" calcext:value-type="date">
            <text:p>23.12.2016</text:p>
          </table:table-cell>
          <table:table-cell table:formula="of:=YEAR([.B3281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5779" calcext:value-type="float">
            <text:p>5779</text:p>
          </table:table-cell>
          <table:table-cell office:value-type="date" office:date-value="2016-12-24" calcext:value-type="date">
            <text:p>24.12.2016</text:p>
          </table:table-cell>
          <table:table-cell table:formula="of:=YEAR([.B3282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date" office:date-value="2016-12-25" calcext:value-type="date">
            <text:p>25.12.2016</text:p>
          </table:table-cell>
          <table:table-cell table:formula="of:=YEAR([.B3283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date" office:date-value="2016-12-26" calcext:value-type="date">
            <text:p>26.12.2016</text:p>
          </table:table-cell>
          <table:table-cell table:formula="of:=YEAR([.B3284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date" office:date-value="2016-12-27" calcext:value-type="date">
            <text:p>27.12.2016</text:p>
          </table:table-cell>
          <table:table-cell table:formula="of:=YEAR([.B3285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date" office:date-value="2016-12-28" calcext:value-type="date">
            <text:p>28.12.2016</text:p>
          </table:table-cell>
          <table:table-cell table:formula="of:=YEAR([.B3286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date" office:date-value="2016-12-29" calcext:value-type="date">
            <text:p>29.12.2016</text:p>
          </table:table-cell>
          <table:table-cell table:formula="of:=YEAR([.B3287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date" office:date-value="2016-12-30" calcext:value-type="date">
            <text:p>30.12.2016</text:p>
          </table:table-cell>
          <table:table-cell table:formula="of:=YEAR([.B3288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date" office:date-value="2016-12-31" calcext:value-type="date">
            <text:p>31.12.2016</text:p>
          </table:table-cell>
          <table:table-cell table:formula="of:=YEAR([.B3289])"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date" office:date-value="2017-01-01" calcext:value-type="date">
            <text:p>1.01.2017</text:p>
          </table:table-cell>
          <table:table-cell table:formula="of:=YEAR([.B329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date" office:date-value="2017-01-02" calcext:value-type="date">
            <text:p>2.01.2017</text:p>
          </table:table-cell>
          <table:table-cell table:formula="of:=YEAR([.B329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date" office:date-value="2017-01-03" calcext:value-type="date">
            <text:p>3.01.2017</text:p>
          </table:table-cell>
          <table:table-cell table:formula="of:=YEAR([.B329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date" office:date-value="2017-01-04" calcext:value-type="date">
            <text:p>4.01.2017</text:p>
          </table:table-cell>
          <table:table-cell table:formula="of:=YEAR([.B329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date" office:date-value="2017-01-05" calcext:value-type="date">
            <text:p>5.01.2017</text:p>
          </table:table-cell>
          <table:table-cell table:formula="of:=YEAR([.B329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date" office:date-value="2017-01-06" calcext:value-type="date">
            <text:p>6.01.2017</text:p>
          </table:table-cell>
          <table:table-cell table:formula="of:=YEAR([.B329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date" office:date-value="2017-01-07" calcext:value-type="date">
            <text:p>7.01.2017</text:p>
          </table:table-cell>
          <table:table-cell table:formula="of:=YEAR([.B329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date" office:date-value="2017-01-08" calcext:value-type="date">
            <text:p>8.01.2017</text:p>
          </table:table-cell>
          <table:table-cell table:formula="of:=YEAR([.B329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date" office:date-value="2017-01-09" calcext:value-type="date">
            <text:p>9.01.2017</text:p>
          </table:table-cell>
          <table:table-cell table:formula="of:=YEAR([.B329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date" office:date-value="2017-01-10" calcext:value-type="date">
            <text:p>10.01.2017</text:p>
          </table:table-cell>
          <table:table-cell table:formula="of:=YEAR([.B329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date" office:date-value="2017-01-11" calcext:value-type="date">
            <text:p>11.01.2017</text:p>
          </table:table-cell>
          <table:table-cell table:formula="of:=YEAR([.B330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date" office:date-value="2017-01-12" calcext:value-type="date">
            <text:p>12.01.2017</text:p>
          </table:table-cell>
          <table:table-cell table:formula="of:=YEAR([.B330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date" office:date-value="2017-01-13" calcext:value-type="date">
            <text:p>13.01.2017</text:p>
          </table:table-cell>
          <table:table-cell table:formula="of:=YEAR([.B330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date" office:date-value="2017-01-14" calcext:value-type="date">
            <text:p>14.01.2017</text:p>
          </table:table-cell>
          <table:table-cell table:formula="of:=YEAR([.B330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date" office:date-value="2017-01-15" calcext:value-type="date">
            <text:p>15.01.2017</text:p>
          </table:table-cell>
          <table:table-cell table:formula="of:=YEAR([.B330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date" office:date-value="2017-01-16" calcext:value-type="date">
            <text:p>16.01.2017</text:p>
          </table:table-cell>
          <table:table-cell table:formula="of:=YEAR([.B330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date" office:date-value="2017-01-17" calcext:value-type="date">
            <text:p>17.01.2017</text:p>
          </table:table-cell>
          <table:table-cell table:formula="of:=YEAR([.B330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date" office:date-value="2017-01-18" calcext:value-type="date">
            <text:p>18.01.2017</text:p>
          </table:table-cell>
          <table:table-cell table:formula="of:=YEAR([.B330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date" office:date-value="2017-01-19" calcext:value-type="date">
            <text:p>19.01.2017</text:p>
          </table:table-cell>
          <table:table-cell table:formula="of:=YEAR([.B330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date" office:date-value="2017-01-20" calcext:value-type="date">
            <text:p>20.01.2017</text:p>
          </table:table-cell>
          <table:table-cell table:formula="of:=YEAR([.B330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date" office:date-value="2017-01-21" calcext:value-type="date">
            <text:p>21.01.2017</text:p>
          </table:table-cell>
          <table:table-cell table:formula="of:=YEAR([.B331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date" office:date-value="2017-01-22" calcext:value-type="date">
            <text:p>22.01.2017</text:p>
          </table:table-cell>
          <table:table-cell table:formula="of:=YEAR([.B331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date" office:date-value="2017-01-23" calcext:value-type="date">
            <text:p>23.01.2017</text:p>
          </table:table-cell>
          <table:table-cell table:formula="of:=YEAR([.B331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date" office:date-value="2017-01-24" calcext:value-type="date">
            <text:p>24.01.2017</text:p>
          </table:table-cell>
          <table:table-cell table:formula="of:=YEAR([.B331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date" office:date-value="2017-01-25" calcext:value-type="date">
            <text:p>25.01.2017</text:p>
          </table:table-cell>
          <table:table-cell table:formula="of:=YEAR([.B331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date" office:date-value="2017-01-26" calcext:value-type="date">
            <text:p>26.01.2017</text:p>
          </table:table-cell>
          <table:table-cell table:formula="of:=YEAR([.B331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date" office:date-value="2017-01-27" calcext:value-type="date">
            <text:p>27.01.2017</text:p>
          </table:table-cell>
          <table:table-cell table:formula="of:=YEAR([.B331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date" office:date-value="2017-01-28" calcext:value-type="date">
            <text:p>28.01.2017</text:p>
          </table:table-cell>
          <table:table-cell table:formula="of:=YEAR([.B331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date" office:date-value="2017-01-29" calcext:value-type="date">
            <text:p>29.01.2017</text:p>
          </table:table-cell>
          <table:table-cell table:formula="of:=YEAR([.B331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date" office:date-value="2017-01-30" calcext:value-type="date">
            <text:p>30.01.2017</text:p>
          </table:table-cell>
          <table:table-cell table:formula="of:=YEAR([.B331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date" office:date-value="2017-01-31" calcext:value-type="date">
            <text:p>31.01.2017</text:p>
          </table:table-cell>
          <table:table-cell table:formula="of:=YEAR([.B332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date" office:date-value="2017-02-01" calcext:value-type="date">
            <text:p>1.02.2017</text:p>
          </table:table-cell>
          <table:table-cell table:formula="of:=YEAR([.B332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date" office:date-value="2017-02-02" calcext:value-type="date">
            <text:p>2.02.2017</text:p>
          </table:table-cell>
          <table:table-cell table:formula="of:=YEAR([.B332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date" office:date-value="2017-02-03" calcext:value-type="date">
            <text:p>3.02.2017</text:p>
          </table:table-cell>
          <table:table-cell table:formula="of:=YEAR([.B332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date" office:date-value="2017-02-04" calcext:value-type="date">
            <text:p>4.02.2017</text:p>
          </table:table-cell>
          <table:table-cell table:formula="of:=YEAR([.B332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date" office:date-value="2017-02-05" calcext:value-type="date">
            <text:p>5.02.2017</text:p>
          </table:table-cell>
          <table:table-cell table:formula="of:=YEAR([.B332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date" office:date-value="2017-02-06" calcext:value-type="date">
            <text:p>6.02.2017</text:p>
          </table:table-cell>
          <table:table-cell table:formula="of:=YEAR([.B332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date" office:date-value="2017-02-07" calcext:value-type="date">
            <text:p>7.02.2017</text:p>
          </table:table-cell>
          <table:table-cell table:formula="of:=YEAR([.B332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date" office:date-value="2017-02-08" calcext:value-type="date">
            <text:p>8.02.2017</text:p>
          </table:table-cell>
          <table:table-cell table:formula="of:=YEAR([.B332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date" office:date-value="2017-02-09" calcext:value-type="date">
            <text:p>9.02.2017</text:p>
          </table:table-cell>
          <table:table-cell table:formula="of:=YEAR([.B332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date" office:date-value="2017-02-10" calcext:value-type="date">
            <text:p>10.02.2017</text:p>
          </table:table-cell>
          <table:table-cell table:formula="of:=YEAR([.B333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date" office:date-value="2017-02-11" calcext:value-type="date">
            <text:p>11.02.2017</text:p>
          </table:table-cell>
          <table:table-cell table:formula="of:=YEAR([.B333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date" office:date-value="2017-02-12" calcext:value-type="date">
            <text:p>12.02.2017</text:p>
          </table:table-cell>
          <table:table-cell table:formula="of:=YEAR([.B333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date" office:date-value="2017-02-13" calcext:value-type="date">
            <text:p>13.02.2017</text:p>
          </table:table-cell>
          <table:table-cell table:formula="of:=YEAR([.B333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date" office:date-value="2017-02-14" calcext:value-type="date">
            <text:p>14.02.2017</text:p>
          </table:table-cell>
          <table:table-cell table:formula="of:=YEAR([.B333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date" office:date-value="2017-02-15" calcext:value-type="date">
            <text:p>15.02.2017</text:p>
          </table:table-cell>
          <table:table-cell table:formula="of:=YEAR([.B333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date" office:date-value="2017-02-16" calcext:value-type="date">
            <text:p>16.02.2017</text:p>
          </table:table-cell>
          <table:table-cell table:formula="of:=YEAR([.B333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date" office:date-value="2017-02-17" calcext:value-type="date">
            <text:p>17.02.2017</text:p>
          </table:table-cell>
          <table:table-cell table:formula="of:=YEAR([.B333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date" office:date-value="2017-02-18" calcext:value-type="date">
            <text:p>18.02.2017</text:p>
          </table:table-cell>
          <table:table-cell table:formula="of:=YEAR([.B333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date" office:date-value="2017-02-19" calcext:value-type="date">
            <text:p>19.02.2017</text:p>
          </table:table-cell>
          <table:table-cell table:formula="of:=YEAR([.B333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date" office:date-value="2017-02-20" calcext:value-type="date">
            <text:p>20.02.2017</text:p>
          </table:table-cell>
          <table:table-cell table:formula="of:=YEAR([.B334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date" office:date-value="2017-02-21" calcext:value-type="date">
            <text:p>21.02.2017</text:p>
          </table:table-cell>
          <table:table-cell table:formula="of:=YEAR([.B334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date" office:date-value="2017-02-22" calcext:value-type="date">
            <text:p>22.02.2017</text:p>
          </table:table-cell>
          <table:table-cell table:formula="of:=YEAR([.B334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date" office:date-value="2017-02-23" calcext:value-type="date">
            <text:p>23.02.2017</text:p>
          </table:table-cell>
          <table:table-cell table:formula="of:=YEAR([.B334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date" office:date-value="2017-02-24" calcext:value-type="date">
            <text:p>24.02.2017</text:p>
          </table:table-cell>
          <table:table-cell table:formula="of:=YEAR([.B334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date" office:date-value="2017-02-25" calcext:value-type="date">
            <text:p>25.02.2017</text:p>
          </table:table-cell>
          <table:table-cell table:formula="of:=YEAR([.B334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date" office:date-value="2017-02-26" calcext:value-type="date">
            <text:p>26.02.2017</text:p>
          </table:table-cell>
          <table:table-cell table:formula="of:=YEAR([.B334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date" office:date-value="2017-02-27" calcext:value-type="date">
            <text:p>27.02.2017</text:p>
          </table:table-cell>
          <table:table-cell table:formula="of:=YEAR([.B334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date" office:date-value="2017-02-28" calcext:value-type="date">
            <text:p>28.02.2017</text:p>
          </table:table-cell>
          <table:table-cell table:formula="of:=YEAR([.B334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date" office:date-value="2017-03-01" calcext:value-type="date">
            <text:p>1.03.2017</text:p>
          </table:table-cell>
          <table:table-cell table:formula="of:=YEAR([.B334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date" office:date-value="2017-03-02" calcext:value-type="date">
            <text:p>2.03.2017</text:p>
          </table:table-cell>
          <table:table-cell table:formula="of:=YEAR([.B335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date" office:date-value="2017-03-03" calcext:value-type="date">
            <text:p>3.03.2017</text:p>
          </table:table-cell>
          <table:table-cell table:formula="of:=YEAR([.B335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date" office:date-value="2017-03-04" calcext:value-type="date">
            <text:p>4.03.2017</text:p>
          </table:table-cell>
          <table:table-cell table:formula="of:=YEAR([.B335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date" office:date-value="2017-03-05" calcext:value-type="date">
            <text:p>5.03.2017</text:p>
          </table:table-cell>
          <table:table-cell table:formula="of:=YEAR([.B335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date" office:date-value="2017-03-06" calcext:value-type="date">
            <text:p>6.03.2017</text:p>
          </table:table-cell>
          <table:table-cell table:formula="of:=YEAR([.B335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date" office:date-value="2017-03-07" calcext:value-type="date">
            <text:p>7.03.2017</text:p>
          </table:table-cell>
          <table:table-cell table:formula="of:=YEAR([.B335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date" office:date-value="2017-03-08" calcext:value-type="date">
            <text:p>8.03.2017</text:p>
          </table:table-cell>
          <table:table-cell table:formula="of:=YEAR([.B335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date" office:date-value="2017-03-09" calcext:value-type="date">
            <text:p>9.03.2017</text:p>
          </table:table-cell>
          <table:table-cell table:formula="of:=YEAR([.B335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date" office:date-value="2017-03-10" calcext:value-type="date">
            <text:p>10.03.2017</text:p>
          </table:table-cell>
          <table:table-cell table:formula="of:=YEAR([.B335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476" calcext:value-type="float">
            <text:p>4476</text:p>
          </table:table-cell>
          <table:table-cell office:value-type="date" office:date-value="2017-03-11" calcext:value-type="date">
            <text:p>11.03.2017</text:p>
          </table:table-cell>
          <table:table-cell table:formula="of:=YEAR([.B335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date" office:date-value="2017-03-12" calcext:value-type="date">
            <text:p>12.03.2017</text:p>
          </table:table-cell>
          <table:table-cell table:formula="of:=YEAR([.B336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5506" calcext:value-type="float">
            <text:p>5506</text:p>
          </table:table-cell>
          <table:table-cell office:value-type="date" office:date-value="2017-03-13" calcext:value-type="date">
            <text:p>13.03.2017</text:p>
          </table:table-cell>
          <table:table-cell table:formula="of:=YEAR([.B336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date" office:date-value="2017-03-14" calcext:value-type="date">
            <text:p>14.03.2017</text:p>
          </table:table-cell>
          <table:table-cell table:formula="of:=YEAR([.B336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5732" calcext:value-type="float">
            <text:p>5732</text:p>
          </table:table-cell>
          <table:table-cell office:value-type="date" office:date-value="2017-03-15" calcext:value-type="date">
            <text:p>15.03.2017</text:p>
          </table:table-cell>
          <table:table-cell table:formula="of:=YEAR([.B336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date" office:date-value="2017-03-16" calcext:value-type="date">
            <text:p>16.03.2017</text:p>
          </table:table-cell>
          <table:table-cell table:formula="of:=YEAR([.B336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date" office:date-value="2017-03-17" calcext:value-type="date">
            <text:p>17.03.2017</text:p>
          </table:table-cell>
          <table:table-cell table:formula="of:=YEAR([.B336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date" office:date-value="2017-03-18" calcext:value-type="date">
            <text:p>18.03.2017</text:p>
          </table:table-cell>
          <table:table-cell table:formula="of:=YEAR([.B336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7691" calcext:value-type="float">
            <text:p>7691</text:p>
          </table:table-cell>
          <table:table-cell office:value-type="date" office:date-value="2017-03-19" calcext:value-type="date">
            <text:p>19.03.2017</text:p>
          </table:table-cell>
          <table:table-cell table:formula="of:=YEAR([.B336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7767" calcext:value-type="float">
            <text:p>7767</text:p>
          </table:table-cell>
          <table:table-cell office:value-type="date" office:date-value="2017-03-20" calcext:value-type="date">
            <text:p>20.03.2017</text:p>
          </table:table-cell>
          <table:table-cell table:formula="of:=YEAR([.B336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9413" calcext:value-type="float">
            <text:p>9413</text:p>
          </table:table-cell>
          <table:table-cell office:value-type="date" office:date-value="2017-03-21" calcext:value-type="date">
            <text:p>21.03.2017</text:p>
          </table:table-cell>
          <table:table-cell table:formula="of:=YEAR([.B336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9392" calcext:value-type="float">
            <text:p>9392</text:p>
          </table:table-cell>
          <table:table-cell office:value-type="date" office:date-value="2017-03-22" calcext:value-type="date">
            <text:p>22.03.2017</text:p>
          </table:table-cell>
          <table:table-cell table:formula="of:=YEAR([.B337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0866" calcext:value-type="float">
            <text:p>10866</text:p>
          </table:table-cell>
          <table:table-cell office:value-type="date" office:date-value="2017-03-23" calcext:value-type="date">
            <text:p>23.03.2017</text:p>
          </table:table-cell>
          <table:table-cell table:formula="of:=YEAR([.B337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1737" calcext:value-type="float">
            <text:p>11737</text:p>
          </table:table-cell>
          <table:table-cell office:value-type="date" office:date-value="2017-03-24" calcext:value-type="date">
            <text:p>24.03.2017</text:p>
          </table:table-cell>
          <table:table-cell table:formula="of:=YEAR([.B337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1284" calcext:value-type="float">
            <text:p>11284</text:p>
          </table:table-cell>
          <table:table-cell office:value-type="date" office:date-value="2017-03-25" calcext:value-type="date">
            <text:p>25.03.2017</text:p>
          </table:table-cell>
          <table:table-cell table:formula="of:=YEAR([.B337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2375" calcext:value-type="float">
            <text:p>12375</text:p>
          </table:table-cell>
          <table:table-cell office:value-type="date" office:date-value="2017-03-26" calcext:value-type="date">
            <text:p>26.03.2017</text:p>
          </table:table-cell>
          <table:table-cell table:formula="of:=YEAR([.B337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3547" calcext:value-type="float">
            <text:p>13547</text:p>
          </table:table-cell>
          <table:table-cell office:value-type="date" office:date-value="2017-03-27" calcext:value-type="date">
            <text:p>27.03.2017</text:p>
          </table:table-cell>
          <table:table-cell table:formula="of:=YEAR([.B337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5554" calcext:value-type="float">
            <text:p>15554</text:p>
          </table:table-cell>
          <table:table-cell office:value-type="date" office:date-value="2017-03-28" calcext:value-type="date">
            <text:p>28.03.2017</text:p>
          </table:table-cell>
          <table:table-cell table:formula="of:=YEAR([.B337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5473" calcext:value-type="float">
            <text:p>15473</text:p>
          </table:table-cell>
          <table:table-cell office:value-type="date" office:date-value="2017-03-29" calcext:value-type="date">
            <text:p>29.03.2017</text:p>
          </table:table-cell>
          <table:table-cell table:formula="of:=YEAR([.B337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6657" calcext:value-type="float">
            <text:p>16657</text:p>
          </table:table-cell>
          <table:table-cell office:value-type="date" office:date-value="2017-03-30" calcext:value-type="date">
            <text:p>30.03.2017</text:p>
          </table:table-cell>
          <table:table-cell table:formula="of:=YEAR([.B337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7436" calcext:value-type="float">
            <text:p>17436</text:p>
          </table:table-cell>
          <table:table-cell office:value-type="date" office:date-value="2017-03-31" calcext:value-type="date">
            <text:p>31.03.2017</text:p>
          </table:table-cell>
          <table:table-cell table:formula="of:=YEAR([.B337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7781" calcext:value-type="float">
            <text:p>17781</text:p>
          </table:table-cell>
          <table:table-cell office:value-type="date" office:date-value="2017-04-01" calcext:value-type="date">
            <text:p>1.04.2017</text:p>
          </table:table-cell>
          <table:table-cell table:formula="of:=YEAR([.B338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8432" calcext:value-type="float">
            <text:p>18432</text:p>
          </table:table-cell>
          <table:table-cell office:value-type="date" office:date-value="2017-04-02" calcext:value-type="date">
            <text:p>2.04.2017</text:p>
          </table:table-cell>
          <table:table-cell table:formula="of:=YEAR([.B338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8923" calcext:value-type="float">
            <text:p>18923</text:p>
          </table:table-cell>
          <table:table-cell office:value-type="date" office:date-value="2017-04-03" calcext:value-type="date">
            <text:p>3.04.2017</text:p>
          </table:table-cell>
          <table:table-cell table:formula="of:=YEAR([.B338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0937" calcext:value-type="float">
            <text:p>20937</text:p>
          </table:table-cell>
          <table:table-cell office:value-type="date" office:date-value="2017-04-04" calcext:value-type="date">
            <text:p>4.04.2017</text:p>
          </table:table-cell>
          <table:table-cell table:formula="of:=YEAR([.B338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0664" calcext:value-type="float">
            <text:p>20664</text:p>
          </table:table-cell>
          <table:table-cell office:value-type="date" office:date-value="2017-04-05" calcext:value-type="date">
            <text:p>5.04.2017</text:p>
          </table:table-cell>
          <table:table-cell table:formula="of:=YEAR([.B338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1331" calcext:value-type="float">
            <text:p>21331</text:p>
          </table:table-cell>
          <table:table-cell office:value-type="date" office:date-value="2017-04-06" calcext:value-type="date">
            <text:p>6.04.2017</text:p>
          </table:table-cell>
          <table:table-cell table:formula="of:=YEAR([.B338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2391" calcext:value-type="float">
            <text:p>22391</text:p>
          </table:table-cell>
          <table:table-cell office:value-type="date" office:date-value="2017-04-07" calcext:value-type="date">
            <text:p>7.04.2017</text:p>
          </table:table-cell>
          <table:table-cell table:formula="of:=YEAR([.B338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1199" calcext:value-type="float">
            <text:p>21199</text:p>
          </table:table-cell>
          <table:table-cell office:value-type="date" office:date-value="2017-04-08" calcext:value-type="date">
            <text:p>8.04.2017</text:p>
          </table:table-cell>
          <table:table-cell table:formula="of:=YEAR([.B338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0525" calcext:value-type="float">
            <text:p>20525</text:p>
          </table:table-cell>
          <table:table-cell office:value-type="date" office:date-value="2017-04-09" calcext:value-type="date">
            <text:p>9.04.2017</text:p>
          </table:table-cell>
          <table:table-cell table:formula="of:=YEAR([.B338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0865" calcext:value-type="float">
            <text:p>20865</text:p>
          </table:table-cell>
          <table:table-cell office:value-type="date" office:date-value="2017-04-10" calcext:value-type="date">
            <text:p>10.04.2017</text:p>
          </table:table-cell>
          <table:table-cell table:formula="of:=YEAR([.B338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0625" calcext:value-type="float">
            <text:p>20625</text:p>
          </table:table-cell>
          <table:table-cell office:value-type="date" office:date-value="2017-04-11" calcext:value-type="date">
            <text:p>11.04.2017</text:p>
          </table:table-cell>
          <table:table-cell table:formula="of:=YEAR([.B339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9453" calcext:value-type="float">
            <text:p>19453</text:p>
          </table:table-cell>
          <table:table-cell office:value-type="date" office:date-value="2017-04-12" calcext:value-type="date">
            <text:p>12.04.2017</text:p>
          </table:table-cell>
          <table:table-cell table:formula="of:=YEAR([.B339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9629" calcext:value-type="float">
            <text:p>19629</text:p>
          </table:table-cell>
          <table:table-cell office:value-type="date" office:date-value="2017-04-13" calcext:value-type="date">
            <text:p>13.04.2017</text:p>
          </table:table-cell>
          <table:table-cell table:formula="of:=YEAR([.B339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7850" calcext:value-type="float">
            <text:p>17850</text:p>
          </table:table-cell>
          <table:table-cell office:value-type="date" office:date-value="2017-04-14" calcext:value-type="date">
            <text:p>14.04.2017</text:p>
          </table:table-cell>
          <table:table-cell table:formula="of:=YEAR([.B339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7411" calcext:value-type="float">
            <text:p>17411</text:p>
          </table:table-cell>
          <table:table-cell office:value-type="date" office:date-value="2017-04-15" calcext:value-type="date">
            <text:p>15.04.2017</text:p>
          </table:table-cell>
          <table:table-cell table:formula="of:=YEAR([.B339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6217" calcext:value-type="float">
            <text:p>16217</text:p>
          </table:table-cell>
          <table:table-cell office:value-type="date" office:date-value="2017-04-16" calcext:value-type="date">
            <text:p>16.04.2017</text:p>
          </table:table-cell>
          <table:table-cell table:formula="of:=YEAR([.B339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5955" calcext:value-type="float">
            <text:p>15955</text:p>
          </table:table-cell>
          <table:table-cell office:value-type="date" office:date-value="2017-04-17" calcext:value-type="date">
            <text:p>17.04.2017</text:p>
          </table:table-cell>
          <table:table-cell table:formula="of:=YEAR([.B339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3865" calcext:value-type="float">
            <text:p>13865</text:p>
          </table:table-cell>
          <table:table-cell office:value-type="date" office:date-value="2017-04-18" calcext:value-type="date">
            <text:p>18.04.2017</text:p>
          </table:table-cell>
          <table:table-cell table:formula="of:=YEAR([.B339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2522" calcext:value-type="float">
            <text:p>12522</text:p>
          </table:table-cell>
          <table:table-cell office:value-type="date" office:date-value="2017-04-19" calcext:value-type="date">
            <text:p>19.04.2017</text:p>
          </table:table-cell>
          <table:table-cell table:formula="of:=YEAR([.B339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2189" calcext:value-type="float">
            <text:p>12189</text:p>
          </table:table-cell>
          <table:table-cell office:value-type="date" office:date-value="2017-04-20" calcext:value-type="date">
            <text:p>20.04.2017</text:p>
          </table:table-cell>
          <table:table-cell table:formula="of:=YEAR([.B339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2388" calcext:value-type="float">
            <text:p>12388</text:p>
          </table:table-cell>
          <table:table-cell office:value-type="date" office:date-value="2017-04-21" calcext:value-type="date">
            <text:p>21.04.2017</text:p>
          </table:table-cell>
          <table:table-cell table:formula="of:=YEAR([.B340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0842" calcext:value-type="float">
            <text:p>10842</text:p>
          </table:table-cell>
          <table:table-cell office:value-type="date" office:date-value="2017-04-22" calcext:value-type="date">
            <text:p>22.04.2017</text:p>
          </table:table-cell>
          <table:table-cell table:formula="of:=YEAR([.B340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9376" calcext:value-type="float">
            <text:p>9376</text:p>
          </table:table-cell>
          <table:table-cell office:value-type="date" office:date-value="2017-04-23" calcext:value-type="date">
            <text:p>23.04.2017</text:p>
          </table:table-cell>
          <table:table-cell table:formula="of:=YEAR([.B340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9513" calcext:value-type="float">
            <text:p>9513</text:p>
          </table:table-cell>
          <table:table-cell office:value-type="date" office:date-value="2017-04-24" calcext:value-type="date">
            <text:p>24.04.2017</text:p>
          </table:table-cell>
          <table:table-cell table:formula="of:=YEAR([.B340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8465" calcext:value-type="float">
            <text:p>8465</text:p>
          </table:table-cell>
          <table:table-cell office:value-type="date" office:date-value="2017-04-25" calcext:value-type="date">
            <text:p>25.04.2017</text:p>
          </table:table-cell>
          <table:table-cell table:formula="of:=YEAR([.B340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7902" calcext:value-type="float">
            <text:p>7902</text:p>
          </table:table-cell>
          <table:table-cell office:value-type="date" office:date-value="2017-04-26" calcext:value-type="date">
            <text:p>26.04.2017</text:p>
          </table:table-cell>
          <table:table-cell table:formula="of:=YEAR([.B340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7286" calcext:value-type="float">
            <text:p>7286</text:p>
          </table:table-cell>
          <table:table-cell office:value-type="date" office:date-value="2017-04-27" calcext:value-type="date">
            <text:p>27.04.2017</text:p>
          </table:table-cell>
          <table:table-cell table:formula="of:=YEAR([.B340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6772" calcext:value-type="float">
            <text:p>6772</text:p>
          </table:table-cell>
          <table:table-cell office:value-type="date" office:date-value="2017-04-28" calcext:value-type="date">
            <text:p>28.04.2017</text:p>
          </table:table-cell>
          <table:table-cell table:formula="of:=YEAR([.B340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date" office:date-value="2017-04-29" calcext:value-type="date">
            <text:p>29.04.2017</text:p>
          </table:table-cell>
          <table:table-cell table:formula="of:=YEAR([.B340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827" calcext:value-type="float">
            <text:p>4827</text:p>
          </table:table-cell>
          <table:table-cell office:value-type="date" office:date-value="2017-04-30" calcext:value-type="date">
            <text:p>30.04.2017</text:p>
          </table:table-cell>
          <table:table-cell table:formula="of:=YEAR([.B340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date" office:date-value="2017-05-01" calcext:value-type="date">
            <text:p>1.05.2017</text:p>
          </table:table-cell>
          <table:table-cell table:formula="of:=YEAR([.B341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983" calcext:value-type="float">
            <text:p>4983</text:p>
          </table:table-cell>
          <table:table-cell office:value-type="date" office:date-value="2017-05-02" calcext:value-type="date">
            <text:p>2.05.2017</text:p>
          </table:table-cell>
          <table:table-cell table:formula="of:=YEAR([.B341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date" office:date-value="2017-05-03" calcext:value-type="date">
            <text:p>3.05.2017</text:p>
          </table:table-cell>
          <table:table-cell table:formula="of:=YEAR([.B341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date" office:date-value="2017-05-04" calcext:value-type="date">
            <text:p>4.05.2017</text:p>
          </table:table-cell>
          <table:table-cell table:formula="of:=YEAR([.B341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date" office:date-value="2017-05-05" calcext:value-type="date">
            <text:p>5.05.2017</text:p>
          </table:table-cell>
          <table:table-cell table:formula="of:=YEAR([.B341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date" office:date-value="2017-05-06" calcext:value-type="date">
            <text:p>6.05.2017</text:p>
          </table:table-cell>
          <table:table-cell table:formula="of:=YEAR([.B341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date" office:date-value="2017-05-07" calcext:value-type="date">
            <text:p>7.05.2017</text:p>
          </table:table-cell>
          <table:table-cell table:formula="of:=YEAR([.B341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date" office:date-value="2017-05-08" calcext:value-type="date">
            <text:p>8.05.2017</text:p>
          </table:table-cell>
          <table:table-cell table:formula="of:=YEAR([.B341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date" office:date-value="2017-05-09" calcext:value-type="date">
            <text:p>9.05.2017</text:p>
          </table:table-cell>
          <table:table-cell table:formula="of:=YEAR([.B341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date" office:date-value="2017-05-10" calcext:value-type="date">
            <text:p>10.05.2017</text:p>
          </table:table-cell>
          <table:table-cell table:formula="of:=YEAR([.B341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date" office:date-value="2017-05-11" calcext:value-type="date">
            <text:p>11.05.2017</text:p>
          </table:table-cell>
          <table:table-cell table:formula="of:=YEAR([.B342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date" office:date-value="2017-05-12" calcext:value-type="date">
            <text:p>12.05.2017</text:p>
          </table:table-cell>
          <table:table-cell table:formula="of:=YEAR([.B342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date" office:date-value="2017-05-13" calcext:value-type="date">
            <text:p>13.05.2017</text:p>
          </table:table-cell>
          <table:table-cell table:formula="of:=YEAR([.B342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date" office:date-value="2017-05-14" calcext:value-type="date">
            <text:p>14.05.2017</text:p>
          </table:table-cell>
          <table:table-cell table:formula="of:=YEAR([.B342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date" office:date-value="2017-05-15" calcext:value-type="date">
            <text:p>15.05.2017</text:p>
          </table:table-cell>
          <table:table-cell table:formula="of:=YEAR([.B342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date" office:date-value="2017-05-16" calcext:value-type="date">
            <text:p>16.05.2017</text:p>
          </table:table-cell>
          <table:table-cell table:formula="of:=YEAR([.B342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date" office:date-value="2017-05-17" calcext:value-type="date">
            <text:p>17.05.2017</text:p>
          </table:table-cell>
          <table:table-cell table:formula="of:=YEAR([.B342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date" office:date-value="2017-05-18" calcext:value-type="date">
            <text:p>18.05.2017</text:p>
          </table:table-cell>
          <table:table-cell table:formula="of:=YEAR([.B342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date" office:date-value="2017-05-19" calcext:value-type="date">
            <text:p>19.05.2017</text:p>
          </table:table-cell>
          <table:table-cell table:formula="of:=YEAR([.B342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date" office:date-value="2017-05-20" calcext:value-type="date">
            <text:p>20.05.2017</text:p>
          </table:table-cell>
          <table:table-cell table:formula="of:=YEAR([.B342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date" office:date-value="2017-05-21" calcext:value-type="date">
            <text:p>21.05.2017</text:p>
          </table:table-cell>
          <table:table-cell table:formula="of:=YEAR([.B343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date" office:date-value="2017-05-22" calcext:value-type="date">
            <text:p>22.05.2017</text:p>
          </table:table-cell>
          <table:table-cell table:formula="of:=YEAR([.B343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date" office:date-value="2017-05-23" calcext:value-type="date">
            <text:p>23.05.2017</text:p>
          </table:table-cell>
          <table:table-cell table:formula="of:=YEAR([.B343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date" office:date-value="2017-05-24" calcext:value-type="date">
            <text:p>24.05.2017</text:p>
          </table:table-cell>
          <table:table-cell table:formula="of:=YEAR([.B343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date" office:date-value="2017-05-25" calcext:value-type="date">
            <text:p>25.05.2017</text:p>
          </table:table-cell>
          <table:table-cell table:formula="of:=YEAR([.B343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date" office:date-value="2017-05-26" calcext:value-type="date">
            <text:p>26.05.2017</text:p>
          </table:table-cell>
          <table:table-cell table:formula="of:=YEAR([.B343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date" office:date-value="2017-05-27" calcext:value-type="date">
            <text:p>27.05.2017</text:p>
          </table:table-cell>
          <table:table-cell table:formula="of:=YEAR([.B343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date" office:date-value="2017-05-28" calcext:value-type="date">
            <text:p>28.05.2017</text:p>
          </table:table-cell>
          <table:table-cell table:formula="of:=YEAR([.B343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date" office:date-value="2017-05-29" calcext:value-type="date">
            <text:p>29.05.2017</text:p>
          </table:table-cell>
          <table:table-cell table:formula="of:=YEAR([.B343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date" office:date-value="2017-05-30" calcext:value-type="date">
            <text:p>30.05.2017</text:p>
          </table:table-cell>
          <table:table-cell table:formula="of:=YEAR([.B343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date" office:date-value="2017-05-31" calcext:value-type="date">
            <text:p>31.05.2017</text:p>
          </table:table-cell>
          <table:table-cell table:formula="of:=YEAR([.B344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date" office:date-value="2017-06-01" calcext:value-type="date">
            <text:p>1.06.2017</text:p>
          </table:table-cell>
          <table:table-cell table:formula="of:=YEAR([.B344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date" office:date-value="2017-06-02" calcext:value-type="date">
            <text:p>2.06.2017</text:p>
          </table:table-cell>
          <table:table-cell table:formula="of:=YEAR([.B344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date" office:date-value="2017-06-03" calcext:value-type="date">
            <text:p>3.06.2017</text:p>
          </table:table-cell>
          <table:table-cell table:formula="of:=YEAR([.B344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date" office:date-value="2017-06-04" calcext:value-type="date">
            <text:p>4.06.2017</text:p>
          </table:table-cell>
          <table:table-cell table:formula="of:=YEAR([.B344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date" office:date-value="2017-06-05" calcext:value-type="date">
            <text:p>5.06.2017</text:p>
          </table:table-cell>
          <table:table-cell table:formula="of:=YEAR([.B344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date" office:date-value="2017-06-06" calcext:value-type="date">
            <text:p>6.06.2017</text:p>
          </table:table-cell>
          <table:table-cell table:formula="of:=YEAR([.B344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date" office:date-value="2017-06-07" calcext:value-type="date">
            <text:p>7.06.2017</text:p>
          </table:table-cell>
          <table:table-cell table:formula="of:=YEAR([.B344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date" office:date-value="2017-06-08" calcext:value-type="date">
            <text:p>8.06.2017</text:p>
          </table:table-cell>
          <table:table-cell table:formula="of:=YEAR([.B344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date" office:date-value="2017-06-09" calcext:value-type="date">
            <text:p>9.06.2017</text:p>
          </table:table-cell>
          <table:table-cell table:formula="of:=YEAR([.B344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date" office:date-value="2017-06-10" calcext:value-type="date">
            <text:p>10.06.2017</text:p>
          </table:table-cell>
          <table:table-cell table:formula="of:=YEAR([.B345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date" office:date-value="2017-06-11" calcext:value-type="date">
            <text:p>11.06.2017</text:p>
          </table:table-cell>
          <table:table-cell table:formula="of:=YEAR([.B345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date" office:date-value="2017-06-12" calcext:value-type="date">
            <text:p>12.06.2017</text:p>
          </table:table-cell>
          <table:table-cell table:formula="of:=YEAR([.B345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date" office:date-value="2017-06-13" calcext:value-type="date">
            <text:p>13.06.2017</text:p>
          </table:table-cell>
          <table:table-cell table:formula="of:=YEAR([.B345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date" office:date-value="2017-06-14" calcext:value-type="date">
            <text:p>14.06.2017</text:p>
          </table:table-cell>
          <table:table-cell table:formula="of:=YEAR([.B345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date" office:date-value="2017-06-15" calcext:value-type="date">
            <text:p>15.06.2017</text:p>
          </table:table-cell>
          <table:table-cell table:formula="of:=YEAR([.B345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date" office:date-value="2017-06-16" calcext:value-type="date">
            <text:p>16.06.2017</text:p>
          </table:table-cell>
          <table:table-cell table:formula="of:=YEAR([.B345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0313" calcext:value-type="float">
            <text:p>10313</text:p>
          </table:table-cell>
          <table:table-cell office:value-type="date" office:date-value="2017-06-17" calcext:value-type="date">
            <text:p>17.06.2017</text:p>
          </table:table-cell>
          <table:table-cell table:formula="of:=YEAR([.B345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7905" calcext:value-type="float">
            <text:p>17905</text:p>
          </table:table-cell>
          <table:table-cell office:value-type="date" office:date-value="2017-06-18" calcext:value-type="date">
            <text:p>18.06.2017</text:p>
          </table:table-cell>
          <table:table-cell table:formula="of:=YEAR([.B345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6077" calcext:value-type="float">
            <text:p>26077</text:p>
          </table:table-cell>
          <table:table-cell office:value-type="date" office:date-value="2017-06-19" calcext:value-type="date">
            <text:p>19.06.2017</text:p>
          </table:table-cell>
          <table:table-cell table:formula="of:=YEAR([.B345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3599" calcext:value-type="float">
            <text:p>33599</text:p>
          </table:table-cell>
          <table:table-cell office:value-type="date" office:date-value="2017-06-20" calcext:value-type="date">
            <text:p>20.06.2017</text:p>
          </table:table-cell>
          <table:table-cell table:formula="of:=YEAR([.B346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8305" calcext:value-type="float">
            <text:p>38305</text:p>
          </table:table-cell>
          <table:table-cell office:value-type="date" office:date-value="2017-06-21" calcext:value-type="date">
            <text:p>21.06.2017</text:p>
          </table:table-cell>
          <table:table-cell table:formula="of:=YEAR([.B346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8336" calcext:value-type="float">
            <text:p>38336</text:p>
          </table:table-cell>
          <table:table-cell office:value-type="date" office:date-value="2017-06-22" calcext:value-type="date">
            <text:p>22.06.2017</text:p>
          </table:table-cell>
          <table:table-cell table:formula="of:=YEAR([.B346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2659" calcext:value-type="float">
            <text:p>32659</text:p>
          </table:table-cell>
          <table:table-cell office:value-type="date" office:date-value="2017-06-23" calcext:value-type="date">
            <text:p>23.06.2017</text:p>
          </table:table-cell>
          <table:table-cell table:formula="of:=YEAR([.B346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5628" calcext:value-type="float">
            <text:p>25628</text:p>
          </table:table-cell>
          <table:table-cell office:value-type="date" office:date-value="2017-06-24" calcext:value-type="date">
            <text:p>24.06.2017</text:p>
          </table:table-cell>
          <table:table-cell table:formula="of:=YEAR([.B346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7077" calcext:value-type="float">
            <text:p>17077</text:p>
          </table:table-cell>
          <table:table-cell office:value-type="date" office:date-value="2017-06-25" calcext:value-type="date">
            <text:p>25.06.2017</text:p>
          </table:table-cell>
          <table:table-cell table:formula="of:=YEAR([.B346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0182" calcext:value-type="float">
            <text:p>10182</text:p>
          </table:table-cell>
          <table:table-cell office:value-type="date" office:date-value="2017-06-26" calcext:value-type="date">
            <text:p>26.06.2017</text:p>
          </table:table-cell>
          <table:table-cell table:formula="of:=YEAR([.B346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6803" calcext:value-type="float">
            <text:p>6803</text:p>
          </table:table-cell>
          <table:table-cell office:value-type="date" office:date-value="2017-06-27" calcext:value-type="date">
            <text:p>27.06.2017</text:p>
          </table:table-cell>
          <table:table-cell table:formula="of:=YEAR([.B346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date" office:date-value="2017-06-28" calcext:value-type="date">
            <text:p>28.06.2017</text:p>
          </table:table-cell>
          <table:table-cell table:formula="of:=YEAR([.B346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date" office:date-value="2017-06-29" calcext:value-type="date">
            <text:p>29.06.2017</text:p>
          </table:table-cell>
          <table:table-cell table:formula="of:=YEAR([.B346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date" office:date-value="2017-06-30" calcext:value-type="date">
            <text:p>30.06.2017</text:p>
          </table:table-cell>
          <table:table-cell table:formula="of:=YEAR([.B347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date" office:date-value="2017-07-01" calcext:value-type="date">
            <text:p>1.07.2017</text:p>
          </table:table-cell>
          <table:table-cell table:formula="of:=YEAR([.B347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date" office:date-value="2017-07-02" calcext:value-type="date">
            <text:p>2.07.2017</text:p>
          </table:table-cell>
          <table:table-cell table:formula="of:=YEAR([.B347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date" office:date-value="2017-07-03" calcext:value-type="date">
            <text:p>3.07.2017</text:p>
          </table:table-cell>
          <table:table-cell table:formula="of:=YEAR([.B347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date" office:date-value="2017-07-04" calcext:value-type="date">
            <text:p>4.07.2017</text:p>
          </table:table-cell>
          <table:table-cell table:formula="of:=YEAR([.B347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date" office:date-value="2017-07-05" calcext:value-type="date">
            <text:p>5.07.2017</text:p>
          </table:table-cell>
          <table:table-cell table:formula="of:=YEAR([.B347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date" office:date-value="2017-07-06" calcext:value-type="date">
            <text:p>6.07.2017</text:p>
          </table:table-cell>
          <table:table-cell table:formula="of:=YEAR([.B347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date" office:date-value="2017-07-07" calcext:value-type="date">
            <text:p>7.07.2017</text:p>
          </table:table-cell>
          <table:table-cell table:formula="of:=YEAR([.B347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date" office:date-value="2017-07-08" calcext:value-type="date">
            <text:p>8.07.2017</text:p>
          </table:table-cell>
          <table:table-cell table:formula="of:=YEAR([.B347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date" office:date-value="2017-07-09" calcext:value-type="date">
            <text:p>9.07.2017</text:p>
          </table:table-cell>
          <table:table-cell table:formula="of:=YEAR([.B347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date" office:date-value="2017-07-10" calcext:value-type="date">
            <text:p>10.07.2017</text:p>
          </table:table-cell>
          <table:table-cell table:formula="of:=YEAR([.B348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date" office:date-value="2017-07-11" calcext:value-type="date">
            <text:p>11.07.2017</text:p>
          </table:table-cell>
          <table:table-cell table:formula="of:=YEAR([.B348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date" office:date-value="2017-07-12" calcext:value-type="date">
            <text:p>12.07.2017</text:p>
          </table:table-cell>
          <table:table-cell table:formula="of:=YEAR([.B348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date" office:date-value="2017-07-13" calcext:value-type="date">
            <text:p>13.07.2017</text:p>
          </table:table-cell>
          <table:table-cell table:formula="of:=YEAR([.B348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date" office:date-value="2017-07-14" calcext:value-type="date">
            <text:p>14.07.2017</text:p>
          </table:table-cell>
          <table:table-cell table:formula="of:=YEAR([.B348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date" office:date-value="2017-07-15" calcext:value-type="date">
            <text:p>15.07.2017</text:p>
          </table:table-cell>
          <table:table-cell table:formula="of:=YEAR([.B348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date" office:date-value="2017-07-16" calcext:value-type="date">
            <text:p>16.07.2017</text:p>
          </table:table-cell>
          <table:table-cell table:formula="of:=YEAR([.B348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date" office:date-value="2017-07-17" calcext:value-type="date">
            <text:p>17.07.2017</text:p>
          </table:table-cell>
          <table:table-cell table:formula="of:=YEAR([.B348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date" office:date-value="2017-07-18" calcext:value-type="date">
            <text:p>18.07.2017</text:p>
          </table:table-cell>
          <table:table-cell table:formula="of:=YEAR([.B348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date" office:date-value="2017-07-19" calcext:value-type="date">
            <text:p>19.07.2017</text:p>
          </table:table-cell>
          <table:table-cell table:formula="of:=YEAR([.B348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date" office:date-value="2017-07-20" calcext:value-type="date">
            <text:p>20.07.2017</text:p>
          </table:table-cell>
          <table:table-cell table:formula="of:=YEAR([.B349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date" office:date-value="2017-07-21" calcext:value-type="date">
            <text:p>21.07.2017</text:p>
          </table:table-cell>
          <table:table-cell table:formula="of:=YEAR([.B349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date" office:date-value="2017-07-22" calcext:value-type="date">
            <text:p>22.07.2017</text:p>
          </table:table-cell>
          <table:table-cell table:formula="of:=YEAR([.B349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date" office:date-value="2017-07-23" calcext:value-type="date">
            <text:p>23.07.2017</text:p>
          </table:table-cell>
          <table:table-cell table:formula="of:=YEAR([.B349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date" office:date-value="2017-07-24" calcext:value-type="date">
            <text:p>24.07.2017</text:p>
          </table:table-cell>
          <table:table-cell table:formula="of:=YEAR([.B349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date" office:date-value="2017-07-25" calcext:value-type="date">
            <text:p>25.07.2017</text:p>
          </table:table-cell>
          <table:table-cell table:formula="of:=YEAR([.B349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date" office:date-value="2017-07-26" calcext:value-type="date">
            <text:p>26.07.2017</text:p>
          </table:table-cell>
          <table:table-cell table:formula="of:=YEAR([.B349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date" office:date-value="2017-07-27" calcext:value-type="date">
            <text:p>27.07.2017</text:p>
          </table:table-cell>
          <table:table-cell table:formula="of:=YEAR([.B349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date" office:date-value="2017-07-28" calcext:value-type="date">
            <text:p>28.07.2017</text:p>
          </table:table-cell>
          <table:table-cell table:formula="of:=YEAR([.B349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date" office:date-value="2017-07-29" calcext:value-type="date">
            <text:p>29.07.2017</text:p>
          </table:table-cell>
          <table:table-cell table:formula="of:=YEAR([.B349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date" office:date-value="2017-07-30" calcext:value-type="date">
            <text:p>30.07.2017</text:p>
          </table:table-cell>
          <table:table-cell table:formula="of:=YEAR([.B350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date" office:date-value="2017-07-31" calcext:value-type="date">
            <text:p>31.07.2017</text:p>
          </table:table-cell>
          <table:table-cell table:formula="of:=YEAR([.B350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date" office:date-value="2017-08-01" calcext:value-type="date">
            <text:p>1.08.2017</text:p>
          </table:table-cell>
          <table:table-cell table:formula="of:=YEAR([.B350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date" office:date-value="2017-08-02" calcext:value-type="date">
            <text:p>2.08.2017</text:p>
          </table:table-cell>
          <table:table-cell table:formula="of:=YEAR([.B350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date" office:date-value="2017-08-03" calcext:value-type="date">
            <text:p>3.08.2017</text:p>
          </table:table-cell>
          <table:table-cell table:formula="of:=YEAR([.B350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date" office:date-value="2017-08-04" calcext:value-type="date">
            <text:p>4.08.2017</text:p>
          </table:table-cell>
          <table:table-cell table:formula="of:=YEAR([.B350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date" office:date-value="2017-08-05" calcext:value-type="date">
            <text:p>5.08.2017</text:p>
          </table:table-cell>
          <table:table-cell table:formula="of:=YEAR([.B350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date" office:date-value="2017-08-06" calcext:value-type="date">
            <text:p>6.08.2017</text:p>
          </table:table-cell>
          <table:table-cell table:formula="of:=YEAR([.B350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date" office:date-value="2017-08-07" calcext:value-type="date">
            <text:p>7.08.2017</text:p>
          </table:table-cell>
          <table:table-cell table:formula="of:=YEAR([.B350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date" office:date-value="2017-08-08" calcext:value-type="date">
            <text:p>8.08.2017</text:p>
          </table:table-cell>
          <table:table-cell table:formula="of:=YEAR([.B350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date" office:date-value="2017-08-09" calcext:value-type="date">
            <text:p>9.08.2017</text:p>
          </table:table-cell>
          <table:table-cell table:formula="of:=YEAR([.B351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date" office:date-value="2017-08-10" calcext:value-type="date">
            <text:p>10.08.2017</text:p>
          </table:table-cell>
          <table:table-cell table:formula="of:=YEAR([.B351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date" office:date-value="2017-08-11" calcext:value-type="date">
            <text:p>11.08.2017</text:p>
          </table:table-cell>
          <table:table-cell table:formula="of:=YEAR([.B351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date" office:date-value="2017-08-12" calcext:value-type="date">
            <text:p>12.08.2017</text:p>
          </table:table-cell>
          <table:table-cell table:formula="of:=YEAR([.B351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date" office:date-value="2017-08-13" calcext:value-type="date">
            <text:p>13.08.2017</text:p>
          </table:table-cell>
          <table:table-cell table:formula="of:=YEAR([.B351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date" office:date-value="2017-08-14" calcext:value-type="date">
            <text:p>14.08.2017</text:p>
          </table:table-cell>
          <table:table-cell table:formula="of:=YEAR([.B351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date" office:date-value="2017-08-15" calcext:value-type="date">
            <text:p>15.08.2017</text:p>
          </table:table-cell>
          <table:table-cell table:formula="of:=YEAR([.B351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date" office:date-value="2017-08-16" calcext:value-type="date">
            <text:p>16.08.2017</text:p>
          </table:table-cell>
          <table:table-cell table:formula="of:=YEAR([.B351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date" office:date-value="2017-08-17" calcext:value-type="date">
            <text:p>17.08.2017</text:p>
          </table:table-cell>
          <table:table-cell table:formula="of:=YEAR([.B351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date" office:date-value="2017-08-18" calcext:value-type="date">
            <text:p>18.08.2017</text:p>
          </table:table-cell>
          <table:table-cell table:formula="of:=YEAR([.B351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date" office:date-value="2017-08-19" calcext:value-type="date">
            <text:p>19.08.2017</text:p>
          </table:table-cell>
          <table:table-cell table:formula="of:=YEAR([.B352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date" office:date-value="2017-08-20" calcext:value-type="date">
            <text:p>20.08.2017</text:p>
          </table:table-cell>
          <table:table-cell table:formula="of:=YEAR([.B352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date" office:date-value="2017-08-21" calcext:value-type="date">
            <text:p>21.08.2017</text:p>
          </table:table-cell>
          <table:table-cell table:formula="of:=YEAR([.B352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date" office:date-value="2017-08-22" calcext:value-type="date">
            <text:p>22.08.2017</text:p>
          </table:table-cell>
          <table:table-cell table:formula="of:=YEAR([.B352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date" office:date-value="2017-08-23" calcext:value-type="date">
            <text:p>23.08.2017</text:p>
          </table:table-cell>
          <table:table-cell table:formula="of:=YEAR([.B352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date" office:date-value="2017-08-24" calcext:value-type="date">
            <text:p>24.08.2017</text:p>
          </table:table-cell>
          <table:table-cell table:formula="of:=YEAR([.B352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date" office:date-value="2017-08-25" calcext:value-type="date">
            <text:p>25.08.2017</text:p>
          </table:table-cell>
          <table:table-cell table:formula="of:=YEAR([.B352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date" office:date-value="2017-08-26" calcext:value-type="date">
            <text:p>26.08.2017</text:p>
          </table:table-cell>
          <table:table-cell table:formula="of:=YEAR([.B352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date" office:date-value="2017-08-27" calcext:value-type="date">
            <text:p>27.08.2017</text:p>
          </table:table-cell>
          <table:table-cell table:formula="of:=YEAR([.B352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date" office:date-value="2017-08-28" calcext:value-type="date">
            <text:p>28.08.2017</text:p>
          </table:table-cell>
          <table:table-cell table:formula="of:=YEAR([.B352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date" office:date-value="2017-08-29" calcext:value-type="date">
            <text:p>29.08.2017</text:p>
          </table:table-cell>
          <table:table-cell table:formula="of:=YEAR([.B353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date" office:date-value="2017-08-30" calcext:value-type="date">
            <text:p>30.08.2017</text:p>
          </table:table-cell>
          <table:table-cell table:formula="of:=YEAR([.B353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date" office:date-value="2017-08-31" calcext:value-type="date">
            <text:p>31.08.2017</text:p>
          </table:table-cell>
          <table:table-cell table:formula="of:=YEAR([.B353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date" office:date-value="2017-09-01" calcext:value-type="date">
            <text:p>1.09.2017</text:p>
          </table:table-cell>
          <table:table-cell table:formula="of:=YEAR([.B353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date" office:date-value="2017-09-02" calcext:value-type="date">
            <text:p>2.09.2017</text:p>
          </table:table-cell>
          <table:table-cell table:formula="of:=YEAR([.B353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date" office:date-value="2017-09-03" calcext:value-type="date">
            <text:p>3.09.2017</text:p>
          </table:table-cell>
          <table:table-cell table:formula="of:=YEAR([.B353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date" office:date-value="2017-09-04" calcext:value-type="date">
            <text:p>4.09.2017</text:p>
          </table:table-cell>
          <table:table-cell table:formula="of:=YEAR([.B353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date" office:date-value="2017-09-05" calcext:value-type="date">
            <text:p>5.09.2017</text:p>
          </table:table-cell>
          <table:table-cell table:formula="of:=YEAR([.B353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date" office:date-value="2017-09-06" calcext:value-type="date">
            <text:p>6.09.2017</text:p>
          </table:table-cell>
          <table:table-cell table:formula="of:=YEAR([.B353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date" office:date-value="2017-09-07" calcext:value-type="date">
            <text:p>7.09.2017</text:p>
          </table:table-cell>
          <table:table-cell table:formula="of:=YEAR([.B353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date" office:date-value="2017-09-08" calcext:value-type="date">
            <text:p>8.09.2017</text:p>
          </table:table-cell>
          <table:table-cell table:formula="of:=YEAR([.B354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date" office:date-value="2017-09-09" calcext:value-type="date">
            <text:p>9.09.2017</text:p>
          </table:table-cell>
          <table:table-cell table:formula="of:=YEAR([.B354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date" office:date-value="2017-09-10" calcext:value-type="date">
            <text:p>10.09.2017</text:p>
          </table:table-cell>
          <table:table-cell table:formula="of:=YEAR([.B354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date" office:date-value="2017-09-11" calcext:value-type="date">
            <text:p>11.09.2017</text:p>
          </table:table-cell>
          <table:table-cell table:formula="of:=YEAR([.B354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date" office:date-value="2017-09-12" calcext:value-type="date">
            <text:p>12.09.2017</text:p>
          </table:table-cell>
          <table:table-cell table:formula="of:=YEAR([.B354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date" office:date-value="2017-09-13" calcext:value-type="date">
            <text:p>13.09.2017</text:p>
          </table:table-cell>
          <table:table-cell table:formula="of:=YEAR([.B354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date" office:date-value="2017-09-14" calcext:value-type="date">
            <text:p>14.09.2017</text:p>
          </table:table-cell>
          <table:table-cell table:formula="of:=YEAR([.B354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date" office:date-value="2017-09-15" calcext:value-type="date">
            <text:p>15.09.2017</text:p>
          </table:table-cell>
          <table:table-cell table:formula="of:=YEAR([.B354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date" office:date-value="2017-09-16" calcext:value-type="date">
            <text:p>16.09.2017</text:p>
          </table:table-cell>
          <table:table-cell table:formula="of:=YEAR([.B354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date" office:date-value="2017-09-17" calcext:value-type="date">
            <text:p>17.09.2017</text:p>
          </table:table-cell>
          <table:table-cell table:formula="of:=YEAR([.B354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date" office:date-value="2017-09-18" calcext:value-type="date">
            <text:p>18.09.2017</text:p>
          </table:table-cell>
          <table:table-cell table:formula="of:=YEAR([.B355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date" office:date-value="2017-09-19" calcext:value-type="date">
            <text:p>19.09.2017</text:p>
          </table:table-cell>
          <table:table-cell table:formula="of:=YEAR([.B355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date" office:date-value="2017-09-20" calcext:value-type="date">
            <text:p>20.09.2017</text:p>
          </table:table-cell>
          <table:table-cell table:formula="of:=YEAR([.B355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date" office:date-value="2017-09-21" calcext:value-type="date">
            <text:p>21.09.2017</text:p>
          </table:table-cell>
          <table:table-cell table:formula="of:=YEAR([.B355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date" office:date-value="2017-09-22" calcext:value-type="date">
            <text:p>22.09.2017</text:p>
          </table:table-cell>
          <table:table-cell table:formula="of:=YEAR([.B355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date" office:date-value="2017-09-23" calcext:value-type="date">
            <text:p>23.09.2017</text:p>
          </table:table-cell>
          <table:table-cell table:formula="of:=YEAR([.B355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date" office:date-value="2017-09-24" calcext:value-type="date">
            <text:p>24.09.2017</text:p>
          </table:table-cell>
          <table:table-cell table:formula="of:=YEAR([.B355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date" office:date-value="2017-09-25" calcext:value-type="date">
            <text:p>25.09.2017</text:p>
          </table:table-cell>
          <table:table-cell table:formula="of:=YEAR([.B355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date" office:date-value="2017-09-26" calcext:value-type="date">
            <text:p>26.09.2017</text:p>
          </table:table-cell>
          <table:table-cell table:formula="of:=YEAR([.B355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date" office:date-value="2017-09-27" calcext:value-type="date">
            <text:p>27.09.2017</text:p>
          </table:table-cell>
          <table:table-cell table:formula="of:=YEAR([.B355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date" office:date-value="2017-09-28" calcext:value-type="date">
            <text:p>28.09.2017</text:p>
          </table:table-cell>
          <table:table-cell table:formula="of:=YEAR([.B356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date" office:date-value="2017-09-29" calcext:value-type="date">
            <text:p>29.09.2017</text:p>
          </table:table-cell>
          <table:table-cell table:formula="of:=YEAR([.B356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date" office:date-value="2017-09-30" calcext:value-type="date">
            <text:p>30.09.2017</text:p>
          </table:table-cell>
          <table:table-cell table:formula="of:=YEAR([.B356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date" office:date-value="2017-10-01" calcext:value-type="date">
            <text:p>1.10.2017</text:p>
          </table:table-cell>
          <table:table-cell table:formula="of:=YEAR([.B356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date" office:date-value="2017-10-02" calcext:value-type="date">
            <text:p>2.10.2017</text:p>
          </table:table-cell>
          <table:table-cell table:formula="of:=YEAR([.B356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date" office:date-value="2017-10-03" calcext:value-type="date">
            <text:p>3.10.2017</text:p>
          </table:table-cell>
          <table:table-cell table:formula="of:=YEAR([.B356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598" calcext:value-type="float">
            <text:p>4598</text:p>
          </table:table-cell>
          <table:table-cell office:value-type="date" office:date-value="2017-10-04" calcext:value-type="date">
            <text:p>4.10.2017</text:p>
          </table:table-cell>
          <table:table-cell table:formula="of:=YEAR([.B356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date" office:date-value="2017-10-05" calcext:value-type="date">
            <text:p>5.10.2017</text:p>
          </table:table-cell>
          <table:table-cell table:formula="of:=YEAR([.B356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date" office:date-value="2017-10-06" calcext:value-type="date">
            <text:p>6.10.2017</text:p>
          </table:table-cell>
          <table:table-cell table:formula="of:=YEAR([.B356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date" office:date-value="2017-10-07" calcext:value-type="date">
            <text:p>7.10.2017</text:p>
          </table:table-cell>
          <table:table-cell table:formula="of:=YEAR([.B356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date" office:date-value="2017-10-08" calcext:value-type="date">
            <text:p>8.10.2017</text:p>
          </table:table-cell>
          <table:table-cell table:formula="of:=YEAR([.B357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date" office:date-value="2017-10-09" calcext:value-type="date">
            <text:p>9.10.2017</text:p>
          </table:table-cell>
          <table:table-cell table:formula="of:=YEAR([.B357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date" office:date-value="2017-10-10" calcext:value-type="date">
            <text:p>10.10.2017</text:p>
          </table:table-cell>
          <table:table-cell table:formula="of:=YEAR([.B357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date" office:date-value="2017-10-11" calcext:value-type="date">
            <text:p>11.10.2017</text:p>
          </table:table-cell>
          <table:table-cell table:formula="of:=YEAR([.B357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date" office:date-value="2017-10-12" calcext:value-type="date">
            <text:p>12.10.2017</text:p>
          </table:table-cell>
          <table:table-cell table:formula="of:=YEAR([.B357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762" calcext:value-type="float">
            <text:p>4762</text:p>
          </table:table-cell>
          <table:table-cell office:value-type="date" office:date-value="2017-10-13" calcext:value-type="date">
            <text:p>13.10.2017</text:p>
          </table:table-cell>
          <table:table-cell table:formula="of:=YEAR([.B357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5794" calcext:value-type="float">
            <text:p>5794</text:p>
          </table:table-cell>
          <table:table-cell office:value-type="date" office:date-value="2017-10-14" calcext:value-type="date">
            <text:p>14.10.2017</text:p>
          </table:table-cell>
          <table:table-cell table:formula="of:=YEAR([.B357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date" office:date-value="2017-10-15" calcext:value-type="date">
            <text:p>15.10.2017</text:p>
          </table:table-cell>
          <table:table-cell table:formula="of:=YEAR([.B357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date" office:date-value="2017-10-16" calcext:value-type="date">
            <text:p>16.10.2017</text:p>
          </table:table-cell>
          <table:table-cell table:formula="of:=YEAR([.B357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date" office:date-value="2017-10-17" calcext:value-type="date">
            <text:p>17.10.2017</text:p>
          </table:table-cell>
          <table:table-cell table:formula="of:=YEAR([.B357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date" office:date-value="2017-10-18" calcext:value-type="date">
            <text:p>18.10.2017</text:p>
          </table:table-cell>
          <table:table-cell table:formula="of:=YEAR([.B358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date" office:date-value="2017-10-19" calcext:value-type="date">
            <text:p>19.10.2017</text:p>
          </table:table-cell>
          <table:table-cell table:formula="of:=YEAR([.B358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date" office:date-value="2017-10-20" calcext:value-type="date">
            <text:p>20.10.2017</text:p>
          </table:table-cell>
          <table:table-cell table:formula="of:=YEAR([.B358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5505" calcext:value-type="float">
            <text:p>5505</text:p>
          </table:table-cell>
          <table:table-cell office:value-type="date" office:date-value="2017-10-21" calcext:value-type="date">
            <text:p>21.10.2017</text:p>
          </table:table-cell>
          <table:table-cell table:formula="of:=YEAR([.B358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5854" calcext:value-type="float">
            <text:p>5854</text:p>
          </table:table-cell>
          <table:table-cell office:value-type="date" office:date-value="2017-10-22" calcext:value-type="date">
            <text:p>22.10.2017</text:p>
          </table:table-cell>
          <table:table-cell table:formula="of:=YEAR([.B358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6389" calcext:value-type="float">
            <text:p>6389</text:p>
          </table:table-cell>
          <table:table-cell office:value-type="date" office:date-value="2017-10-23" calcext:value-type="date">
            <text:p>23.10.2017</text:p>
          </table:table-cell>
          <table:table-cell table:formula="of:=YEAR([.B358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date" office:date-value="2017-10-24" calcext:value-type="date">
            <text:p>24.10.2017</text:p>
          </table:table-cell>
          <table:table-cell table:formula="of:=YEAR([.B358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5467" calcext:value-type="float">
            <text:p>5467</text:p>
          </table:table-cell>
          <table:table-cell office:value-type="date" office:date-value="2017-10-25" calcext:value-type="date">
            <text:p>25.10.2017</text:p>
          </table:table-cell>
          <table:table-cell table:formula="of:=YEAR([.B358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date" office:date-value="2017-10-26" calcext:value-type="date">
            <text:p>26.10.2017</text:p>
          </table:table-cell>
          <table:table-cell table:formula="of:=YEAR([.B358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6332" calcext:value-type="float">
            <text:p>6332</text:p>
          </table:table-cell>
          <table:table-cell office:value-type="date" office:date-value="2017-10-27" calcext:value-type="date">
            <text:p>27.10.2017</text:p>
          </table:table-cell>
          <table:table-cell table:formula="of:=YEAR([.B358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date" office:date-value="2017-10-28" calcext:value-type="date">
            <text:p>28.10.2017</text:p>
          </table:table-cell>
          <table:table-cell table:formula="of:=YEAR([.B359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6595" calcext:value-type="float">
            <text:p>6595</text:p>
          </table:table-cell>
          <table:table-cell office:value-type="date" office:date-value="2017-10-29" calcext:value-type="date">
            <text:p>29.10.2017</text:p>
          </table:table-cell>
          <table:table-cell table:formula="of:=YEAR([.B359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854" calcext:value-type="float">
            <text:p>4854</text:p>
          </table:table-cell>
          <table:table-cell office:value-type="date" office:date-value="2017-10-30" calcext:value-type="date">
            <text:p>30.10.2017</text:p>
          </table:table-cell>
          <table:table-cell table:formula="of:=YEAR([.B359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date" office:date-value="2017-10-31" calcext:value-type="date">
            <text:p>31.10.2017</text:p>
          </table:table-cell>
          <table:table-cell table:formula="of:=YEAR([.B359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date" office:date-value="2017-11-01" calcext:value-type="date">
            <text:p>1.11.2017</text:p>
          </table:table-cell>
          <table:table-cell table:formula="of:=YEAR([.B359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833" calcext:value-type="float">
            <text:p>4833</text:p>
          </table:table-cell>
          <table:table-cell office:value-type="date" office:date-value="2017-11-02" calcext:value-type="date">
            <text:p>2.11.2017</text:p>
          </table:table-cell>
          <table:table-cell table:formula="of:=YEAR([.B359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5128" calcext:value-type="float">
            <text:p>5128</text:p>
          </table:table-cell>
          <table:table-cell office:value-type="date" office:date-value="2017-11-03" calcext:value-type="date">
            <text:p>3.11.2017</text:p>
          </table:table-cell>
          <table:table-cell table:formula="of:=YEAR([.B359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5486" calcext:value-type="float">
            <text:p>5486</text:p>
          </table:table-cell>
          <table:table-cell office:value-type="date" office:date-value="2017-11-04" calcext:value-type="date">
            <text:p>4.11.2017</text:p>
          </table:table-cell>
          <table:table-cell table:formula="of:=YEAR([.B359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date" office:date-value="2017-11-05" calcext:value-type="date">
            <text:p>5.11.2017</text:p>
          </table:table-cell>
          <table:table-cell table:formula="of:=YEAR([.B359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date" office:date-value="2017-11-06" calcext:value-type="date">
            <text:p>6.11.2017</text:p>
          </table:table-cell>
          <table:table-cell table:formula="of:=YEAR([.B359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date" office:date-value="2017-11-07" calcext:value-type="date">
            <text:p>7.11.2017</text:p>
          </table:table-cell>
          <table:table-cell table:formula="of:=YEAR([.B360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488" calcext:value-type="float">
            <text:p>4488</text:p>
          </table:table-cell>
          <table:table-cell office:value-type="date" office:date-value="2017-11-08" calcext:value-type="date">
            <text:p>8.11.2017</text:p>
          </table:table-cell>
          <table:table-cell table:formula="of:=YEAR([.B360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5069" calcext:value-type="float">
            <text:p>5069</text:p>
          </table:table-cell>
          <table:table-cell office:value-type="date" office:date-value="2017-11-09" calcext:value-type="date">
            <text:p>9.11.2017</text:p>
          </table:table-cell>
          <table:table-cell table:formula="of:=YEAR([.B360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date" office:date-value="2017-11-10" calcext:value-type="date">
            <text:p>10.11.2017</text:p>
          </table:table-cell>
          <table:table-cell table:formula="of:=YEAR([.B360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date" office:date-value="2017-11-11" calcext:value-type="date">
            <text:p>11.11.2017</text:p>
          </table:table-cell>
          <table:table-cell table:formula="of:=YEAR([.B360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5295" calcext:value-type="float">
            <text:p>5295</text:p>
          </table:table-cell>
          <table:table-cell office:value-type="date" office:date-value="2017-11-12" calcext:value-type="date">
            <text:p>12.11.2017</text:p>
          </table:table-cell>
          <table:table-cell table:formula="of:=YEAR([.B360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date" office:date-value="2017-11-13" calcext:value-type="date">
            <text:p>13.11.2017</text:p>
          </table:table-cell>
          <table:table-cell table:formula="of:=YEAR([.B360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date" office:date-value="2017-11-14" calcext:value-type="date">
            <text:p>14.11.2017</text:p>
          </table:table-cell>
          <table:table-cell table:formula="of:=YEAR([.B360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date" office:date-value="2017-11-15" calcext:value-type="date">
            <text:p>15.11.2017</text:p>
          </table:table-cell>
          <table:table-cell table:formula="of:=YEAR([.B360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date" office:date-value="2017-11-16" calcext:value-type="date">
            <text:p>16.11.2017</text:p>
          </table:table-cell>
          <table:table-cell table:formula="of:=YEAR([.B360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date" office:date-value="2017-11-17" calcext:value-type="date">
            <text:p>17.11.2017</text:p>
          </table:table-cell>
          <table:table-cell table:formula="of:=YEAR([.B361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date" office:date-value="2017-11-18" calcext:value-type="date">
            <text:p>18.11.2017</text:p>
          </table:table-cell>
          <table:table-cell table:formula="of:=YEAR([.B361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658" calcext:value-type="float">
            <text:p>4658</text:p>
          </table:table-cell>
          <table:table-cell office:value-type="date" office:date-value="2017-11-19" calcext:value-type="date">
            <text:p>19.11.2017</text:p>
          </table:table-cell>
          <table:table-cell table:formula="of:=YEAR([.B361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date" office:date-value="2017-11-20" calcext:value-type="date">
            <text:p>20.11.2017</text:p>
          </table:table-cell>
          <table:table-cell table:formula="of:=YEAR([.B361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date" office:date-value="2017-11-21" calcext:value-type="date">
            <text:p>21.11.2017</text:p>
          </table:table-cell>
          <table:table-cell table:formula="of:=YEAR([.B361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date" office:date-value="2017-11-22" calcext:value-type="date">
            <text:p>22.11.2017</text:p>
          </table:table-cell>
          <table:table-cell table:formula="of:=YEAR([.B361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date" office:date-value="2017-11-23" calcext:value-type="date">
            <text:p>23.11.2017</text:p>
          </table:table-cell>
          <table:table-cell table:formula="of:=YEAR([.B361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date" office:date-value="2017-11-24" calcext:value-type="date">
            <text:p>24.11.2017</text:p>
          </table:table-cell>
          <table:table-cell table:formula="of:=YEAR([.B361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date" office:date-value="2017-11-25" calcext:value-type="date">
            <text:p>25.11.2017</text:p>
          </table:table-cell>
          <table:table-cell table:formula="of:=YEAR([.B361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date" office:date-value="2017-11-26" calcext:value-type="date">
            <text:p>26.11.2017</text:p>
          </table:table-cell>
          <table:table-cell table:formula="of:=YEAR([.B361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date" office:date-value="2017-11-27" calcext:value-type="date">
            <text:p>27.11.2017</text:p>
          </table:table-cell>
          <table:table-cell table:formula="of:=YEAR([.B362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date" office:date-value="2017-11-28" calcext:value-type="date">
            <text:p>28.11.2017</text:p>
          </table:table-cell>
          <table:table-cell table:formula="of:=YEAR([.B362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date" office:date-value="2017-11-29" calcext:value-type="date">
            <text:p>29.11.2017</text:p>
          </table:table-cell>
          <table:table-cell table:formula="of:=YEAR([.B362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date" office:date-value="2017-11-30" calcext:value-type="date">
            <text:p>30.11.2017</text:p>
          </table:table-cell>
          <table:table-cell table:formula="of:=YEAR([.B362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date" office:date-value="2017-12-01" calcext:value-type="date">
            <text:p>1.12.2017</text:p>
          </table:table-cell>
          <table:table-cell table:formula="of:=YEAR([.B362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date" office:date-value="2017-12-02" calcext:value-type="date">
            <text:p>2.12.2017</text:p>
          </table:table-cell>
          <table:table-cell table:formula="of:=YEAR([.B362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date" office:date-value="2017-12-03" calcext:value-type="date">
            <text:p>3.12.2017</text:p>
          </table:table-cell>
          <table:table-cell table:formula="of:=YEAR([.B362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date" office:date-value="2017-12-04" calcext:value-type="date">
            <text:p>4.12.2017</text:p>
          </table:table-cell>
          <table:table-cell table:formula="of:=YEAR([.B362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date" office:date-value="2017-12-05" calcext:value-type="date">
            <text:p>5.12.2017</text:p>
          </table:table-cell>
          <table:table-cell table:formula="of:=YEAR([.B362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date" office:date-value="2017-12-06" calcext:value-type="date">
            <text:p>6.12.2017</text:p>
          </table:table-cell>
          <table:table-cell table:formula="of:=YEAR([.B362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date" office:date-value="2017-12-07" calcext:value-type="date">
            <text:p>7.12.2017</text:p>
          </table:table-cell>
          <table:table-cell table:formula="of:=YEAR([.B363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date" office:date-value="2017-12-08" calcext:value-type="date">
            <text:p>8.12.2017</text:p>
          </table:table-cell>
          <table:table-cell table:formula="of:=YEAR([.B363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date" office:date-value="2017-12-09" calcext:value-type="date">
            <text:p>9.12.2017</text:p>
          </table:table-cell>
          <table:table-cell table:formula="of:=YEAR([.B363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date" office:date-value="2017-12-10" calcext:value-type="date">
            <text:p>10.12.2017</text:p>
          </table:table-cell>
          <table:table-cell table:formula="of:=YEAR([.B363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date" office:date-value="2017-12-11" calcext:value-type="date">
            <text:p>11.12.2017</text:p>
          </table:table-cell>
          <table:table-cell table:formula="of:=YEAR([.B363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date" office:date-value="2017-12-12" calcext:value-type="date">
            <text:p>12.12.2017</text:p>
          </table:table-cell>
          <table:table-cell table:formula="of:=YEAR([.B363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date" office:date-value="2017-12-13" calcext:value-type="date">
            <text:p>13.12.2017</text:p>
          </table:table-cell>
          <table:table-cell table:formula="of:=YEAR([.B363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date" office:date-value="2017-12-14" calcext:value-type="date">
            <text:p>14.12.2017</text:p>
          </table:table-cell>
          <table:table-cell table:formula="of:=YEAR([.B363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date" office:date-value="2017-12-15" calcext:value-type="date">
            <text:p>15.12.2017</text:p>
          </table:table-cell>
          <table:table-cell table:formula="of:=YEAR([.B363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date" office:date-value="2017-12-16" calcext:value-type="date">
            <text:p>16.12.2017</text:p>
          </table:table-cell>
          <table:table-cell table:formula="of:=YEAR([.B363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date" office:date-value="2017-12-17" calcext:value-type="date">
            <text:p>17.12.2017</text:p>
          </table:table-cell>
          <table:table-cell table:formula="of:=YEAR([.B364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date" office:date-value="2017-12-18" calcext:value-type="date">
            <text:p>18.12.2017</text:p>
          </table:table-cell>
          <table:table-cell table:formula="of:=YEAR([.B364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date" office:date-value="2017-12-19" calcext:value-type="date">
            <text:p>19.12.2017</text:p>
          </table:table-cell>
          <table:table-cell table:formula="of:=YEAR([.B364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date" office:date-value="2017-12-20" calcext:value-type="date">
            <text:p>20.12.2017</text:p>
          </table:table-cell>
          <table:table-cell table:formula="of:=YEAR([.B364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date" office:date-value="2017-12-21" calcext:value-type="date">
            <text:p>21.12.2017</text:p>
          </table:table-cell>
          <table:table-cell table:formula="of:=YEAR([.B3644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date" office:date-value="2017-12-22" calcext:value-type="date">
            <text:p>22.12.2017</text:p>
          </table:table-cell>
          <table:table-cell table:formula="of:=YEAR([.B3645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date" office:date-value="2017-12-23" calcext:value-type="date">
            <text:p>23.12.2017</text:p>
          </table:table-cell>
          <table:table-cell table:formula="of:=YEAR([.B3646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date" office:date-value="2017-12-24" calcext:value-type="date">
            <text:p>24.12.2017</text:p>
          </table:table-cell>
          <table:table-cell table:formula="of:=YEAR([.B3647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date" office:date-value="2017-12-25" calcext:value-type="date">
            <text:p>25.12.2017</text:p>
          </table:table-cell>
          <table:table-cell table:formula="of:=YEAR([.B3648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date" office:date-value="2017-12-26" calcext:value-type="date">
            <text:p>26.12.2017</text:p>
          </table:table-cell>
          <table:table-cell table:formula="of:=YEAR([.B3649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date" office:date-value="2017-12-27" calcext:value-type="date">
            <text:p>27.12.2017</text:p>
          </table:table-cell>
          <table:table-cell table:formula="of:=YEAR([.B3650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date" office:date-value="2017-12-28" calcext:value-type="date">
            <text:p>28.12.2017</text:p>
          </table:table-cell>
          <table:table-cell table:formula="of:=YEAR([.B3651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date" office:date-value="2017-12-29" calcext:value-type="date">
            <text:p>29.12.2017</text:p>
          </table:table-cell>
          <table:table-cell table:formula="of:=YEAR([.B3652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7058" calcext:value-type="float">
            <text:p>7058</text:p>
          </table:table-cell>
          <table:table-cell office:value-type="date" office:date-value="2017-12-30" calcext:value-type="date">
            <text:p>30.12.2017</text:p>
          </table:table-cell>
          <table:table-cell table:formula="of:=YEAR([.B3653])"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date" office:date-value="2017-12-31" calcext:value-type="date">
            <text:p>31.12.2017</text:p>
          </table:table-cell>
          <table:table-cell table:formula="of:=YEAR([.B3654])" office:value-type="float" office:value="2017" calcext:value-type="float">
            <text:p>201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4">00.00.0000</text:date>, <text:time style:data-style-name="N2" text:time-value="12:11:49.560347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5:04:37.705411593</meta:creation-date>
    <dc:date>2019-02-04T12:19:58.848520340</dc:date>
    <meta:editing-duration>PT36M45S</meta:editing-duration>
    <meta:editing-cycles>4</meta:editing-cycles>
    <meta:generator>LibreOffice/4.3.3.2$Linux_X86_64 LibreOffice_project/430m0$Build-2</meta:generator>
    <meta:document-statistic meta:table-count="1" meta:cell-count="1139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84cm" svg:y="0.315cm" chart:style-name="ch2">
          <text:p>Dopływ wody w miesiącach 2008 roku</text:p>
        </chart:title>
        <chart:plot-area chart:style-name="ch3" table:cell-range-address="Sheet1.E2:Sheet1.E13 Sheet1.G2:Sheet1.G13" chart:data-source-has-labels="column" svg:x="0.32cm" svg:y="1.275cm" svg:width="15.36cm" svg:height="7.545cm">
          <chartooo:coordinate-region svg:x="1.682cm" svg:y="1.474cm" svg:width="13.914cm" svg:height="6.301cm"/>
          <chart:axis chart:dimension="x" chart:name="primary-x" chart:style-name="ch4" chartooo:axis-type="auto">
            <chartooo:date-scale/>
            <chart:categories table:cell-range-address="Sheet1.E2:Sheet1.E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13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G</text:p>
              </table:table-cell>
            </table:table-row>
          </table:table-header-rows>
          <table:table-rows>
            <table:table-row>
              <table:table-cell office:value-type="string">
                <text:p>styczeń</text:p>
                <draw:g>
                  <svg:desc>Sheet1.E2:Sheet1.E13</svg:desc>
                </draw:g>
              </table:table-cell>
              <table:table-cell office:value-type="float" office:value="95433">
                <text:p>95433</text:p>
                <draw:g>
                  <svg:desc>Sheet1.G2:Sheet1.G13</svg:desc>
                </draw:g>
              </table:table-cell>
            </table:table-row>
            <table:table-row>
              <table:table-cell office:value-type="string">
                <text:p>luty</text:p>
              </table:table-cell>
              <table:table-cell office:value-type="float" office:value="94730">
                <text:p>94730</text:p>
              </table:table-cell>
            </table:table-row>
            <table:table-row>
              <table:table-cell office:value-type="string">
                <text:p>marzec</text:p>
              </table:table-cell>
              <table:table-cell office:value-type="float" office:value="109439">
                <text:p>109439</text:p>
              </table:table-cell>
            </table:table-row>
            <table:table-row>
              <table:table-cell office:value-type="string">
                <text:p>kwiecień</text:p>
              </table:table-cell>
              <table:table-cell office:value-type="float" office:value="632931">
                <text:p>632931</text:p>
              </table:table-cell>
            </table:table-row>
            <table:table-row>
              <table:table-cell office:value-type="string">
                <text:p>maj</text:p>
              </table:table-cell>
              <table:table-cell office:value-type="float" office:value="329203">
                <text:p>329203</text:p>
              </table:table-cell>
            </table:table-row>
            <table:table-row>
              <table:table-cell office:value-type="string">
                <text:p>czerwiec</text:p>
              </table:table-cell>
              <table:table-cell office:value-type="float" office:value="85628">
                <text:p>85628</text:p>
              </table:table-cell>
            </table:table-row>
            <table:table-row>
              <table:table-cell office:value-type="string">
                <text:p>lipiec</text:p>
              </table:table-cell>
              <table:table-cell office:value-type="float" office:value="166597">
                <text:p>166597</text:p>
              </table:table-cell>
            </table:table-row>
            <table:table-row>
              <table:table-cell office:value-type="string">
                <text:p>sierpień</text:p>
              </table:table-cell>
              <table:table-cell office:value-type="float" office:value="139747">
                <text:p>139747</text:p>
              </table:table-cell>
            </table:table-row>
            <table:table-row>
              <table:table-cell office:value-type="string">
                <text:p>wrzesień</text:p>
              </table:table-cell>
              <table:table-cell office:value-type="float" office:value="282342">
                <text:p>282342</text:p>
              </table:table-cell>
            </table:table-row>
            <table:table-row>
              <table:table-cell office:value-type="string">
                <text:p>październik</text:p>
              </table:table-cell>
              <table:table-cell office:value-type="float" office:value="170729">
                <text:p>170729</text:p>
              </table:table-cell>
            </table:table-row>
            <table:table-row>
              <table:table-cell office:value-type="string">
                <text:p>listopad</text:p>
              </table:table-cell>
              <table:table-cell office:value-type="float" office:value="222440">
                <text:p>222440</text:p>
              </table:table-cell>
            </table:table-row>
            <table:table-row>
              <table:table-cell office:value-type="string">
                <text:p>grudzień</text:p>
              </table:table-cell>
              <table:table-cell office:value-type="float" office:value="172072">
                <text:p>1720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